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4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 style:data-style-name="N0"/>
    <style:style style:name="ce3" style:family="table-cell" style:parent-style-name="Default">
      <style:table-cell-properties fo:padding="2.0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LD_TOWN_CROSS" table:style-name="ta1">
        <table:shapes>
          <draw:frame draw:z-index="0" draw:style-name="gr1" draw:text-style-name="P1" svg:width="1245.06pt" svg:height="677.93pt" svg:x="19.25pt" svg:y="600.21pt">
            <loext:p draw:notify-on-update-of-ranges="OLD_TOWN_CROSS.B25:OLD_TOWN_CROSS.U25 OLD_TOWN_CROSS.A4:OLD_TOWN_CROSS.A4 OLD_TOWN_CROSS.B4:OLD_TOWN_CROSS.U4 OLD_TOWN_CROSS.B26:OLD_TOWN_CROSS.U26 OLD_TOWN_CROSS.A5:OLD_TOWN_CROSS.A5 OLD_TOWN_CROSS.B5:OLD_TOWN_CROSS.U5 OLD_TOWN_CROSS.B27:OLD_TOWN_CROSS.U27 OLD_TOWN_CROSS.A6:OLD_TOWN_CROSS.A6 OLD_TOWN_CROSS.B6:OLD_TOWN_CROSS.U6 OLD_TOWN_CROSS.B28:OLD_TOWN_CROSS.U28 OLD_TOWN_CROSS.A7:OLD_TOWN_CROSS.A7 OLD_TOWN_CROSS.B7:OLD_TOWN_CROSS.U7 OLD_TOWN_CROSS.B29:OLD_TOWN_CROSS.U29 OLD_TOWN_CROSS.A8:OLD_TOWN_CROSS.A8 OLD_TOWN_CROSS.B8:OLD_TOWN_CROSS.U8 OLD_TOWN_CROSS.B30:OLD_TOWN_CROSS.U30 OLD_TOWN_CROSS.A9:OLD_TOWN_CROSS.A9 OLD_TOWN_CROSS.B9:OLD_TOWN_CROSS.U9 OLD_TOWN_CROSS.B31:OLD_TOWN_CROSS.U31 OLD_TOWN_CROSS.A10:OLD_TOWN_CROSS.A10 OLD_TOWN_CROSS.B10:OLD_TOWN_CROSS.U10 OLD_TOWN_CROSS.B32:OLD_TOWN_CROSS.U32 OLD_TOWN_CROSS.A11:OLD_TOWN_CROSS.A11 OLD_TOWN_CROSS.B11:OLD_TOWN_CROSS.U11 OLD_TOWN_CROSS.B33:OLD_TOWN_CROSS.U33 OLD_TOWN_CROSS.A12:OLD_TOWN_CROSS.A12 OLD_TOWN_CROSS.B12:OLD_TOWN_CROSS.U12 OLD_TOWN_CROSS.B34:OLD_TOWN_CROSS.U34 OLD_TOWN_CROSS.A13:OLD_TOWN_CROSS.A13 OLD_TOWN_CROSS.B13:OLD_TOWN_CROSS.U13 OLD_TOWN_CROSS.B35:OLD_TOWN_CROSS.U35 OLD_TOWN_CROSS.A14:OLD_TOWN_CROSS.A14 OLD_TOWN_CROSS.B14:OLD_TOWN_CROSS.U14 OLD_TOWN_CROSS.B36:OLD_TOWN_CROSS.U36 OLD_TOWN_CROSS.A15:OLD_TOWN_CROSS.A15 OLD_TOWN_CROSS.B15:OLD_TOWN_CROSS.U15 OLD_TOWN_CROSS.B37:OLD_TOWN_CROSS.U37 OLD_TOWN_CROSS.A16:OLD_TOWN_CROSS.A16 OLD_TOWN_CROSS.B16:OLD_TOWN_CROSS.U16 OLD_TOWN_CROSS.B38:OLD_TOWN_CROSS.U38 OLD_TOWN_CROSS.A17:OLD_TOWN_CROSS.A17 OLD_TOWN_CROSS.B17:OLD_TOWN_CROSS.U17 OLD_TOWN_CROSS.B38:OLD_TOWN_CROSS.U39 OLD_TOWN_CROSS.A18:OLD_TOWN_CROSS.A18 OLD_TOWN_CROSS.B18:OLD_TOWN_CROSS.U18 OLD_TOWN_CROSS.B40:OLD_TOWN_CROSS.U40 OLD_TOWN_CROSS.A19:OLD_TOWN_CROSS.A19 OLD_TOWN_CROSS.B19:OLD_TOWN_CROSS.U19 OLD_TOWN_CROSS.B41:OLD_TOWN_CROSS.U41 OLD_TOWN_CROSS.A20:OLD_TOWN_CROSS.A20 OLD_TOWN_CROSS.B20:OLD_TOWN_CROSS.U20 OLD_TOWN_CROSS.B42:OLD_TOWN_CROSS.U42 OLD_TOWN_CROSS.A21:OLD_TOWN_CROSS.A21 OLD_TOWN_CROSS.B21:OLD_TOWN_CROSS.U21 OLD_TOWN_CROSS.B43:OLD_TOWN_CROSS.U43 OLD_TOWN_CROSS.A22:OLD_TOWN_CROSS.A22 OLD_TOWN_CROSS.B22:OLD_TOWN_CROSS.U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8" table:default-cell-style-name="Default"/>
        <table:table-row table:style-name="ro1" table:number-rows-repeated="2">
          <table:table-cell table:style-name="ce2" table:number-columns-repeated="17"/>
          <table:table-cell table:number-columns-repeated="22"/>
        </table:table-row>
        <table:table-row table:style-name="ro1">
          <table:table-cell office:value-type="string" calcext:value-type="string">
            <text:p>QPCR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theora</text:p>
          </table:table-cell>
          <table:table-cell office:value-type="float" office:value="0.00847173448811147" calcext:value-type="float">
            <text:p>0.0084717345</text:p>
          </table:table-cell>
          <table:table-cell office:value-type="float" office:value="0.00902599504081185" calcext:value-type="float">
            <text:p>0.009025995</text:p>
          </table:table-cell>
          <table:table-cell office:value-type="float" office:value="0.0093383010366627" calcext:value-type="float">
            <text:p>0.009338301</text:p>
          </table:table-cell>
          <table:table-cell office:value-type="float" office:value="0.0100012421170483" calcext:value-type="float">
            <text:p>0.0100012421</text:p>
          </table:table-cell>
          <table:table-cell office:value-type="float" office:value="0.0102506761074098" calcext:value-type="float">
            <text:p>0.0102506761</text:p>
          </table:table-cell>
          <table:table-cell office:value-type="float" office:value="0.0115079671954704" calcext:value-type="float">
            <text:p>0.0115079672</text:p>
          </table:table-cell>
          <table:table-cell office:value-type="float" office:value="0.0127464423533044" calcext:value-type="float">
            <text:p>0.0127464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1522907233951" calcext:value-type="float">
            <text:p>0.0321522907</text:p>
          </table:table-cell>
          <table:table-cell office:value-type="float" office:value="0.0503349595719064" calcext:value-type="float">
            <text:p>0.0503349596</text:p>
          </table:table-cell>
          <table:table-cell office:value-type="float" office:value="0.0587588232474499" calcext:value-type="float">
            <text:p>0.0587588232</text:p>
          </table:table-cell>
          <table:table-cell office:value-type="float" office:value="0.066250349229477" calcext:value-type="float">
            <text:p>0.0662503492</text:p>
          </table:table-cell>
          <table:table-cell office:value-type="float" office:value="0.073372600005421" calcext:value-type="float">
            <text:p>0.0733726</text:p>
          </table:table-cell>
          <table:table-cell office:value-type="float" office:value="0.0787372835729286" calcext:value-type="float">
            <text:p>0.0787372836</text:p>
          </table:table-cell>
          <table:table-cell office:value-type="float" office:value="0.0830791205545802" calcext:value-type="float">
            <text:p>0.0830791206</text:p>
          </table:table-cell>
          <table:table-cell office:value-type="float" office:value="0.0866034882661573" calcext:value-type="float">
            <text:p>0.0866034883</text:p>
          </table:table-cell>
          <table:table-cell office:value-type="float" office:value="0.0897742509218339" calcext:value-type="float">
            <text:p>0.0897742509</text:p>
          </table:table-cell>
          <table:table-cell office:value-type="float" office:value="0.091987859898658" calcext:value-type="float">
            <text:p>0.09198785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ultrafast</text:p>
          </table:table-cell>
          <table:table-cell office:value-type="float" office:value="0.0000366012770035447" calcext:value-type="float">
            <text:p>3.66012770035447E-05</text:p>
          </table:table-cell>
          <table:table-cell table:style-name="ce2" office:value-type="float" office:value="0.0000487881686619185" calcext:value-type="float">
            <text:p>4.87881686619185E-05</text:p>
          </table:table-cell>
          <table:table-cell table:style-name="ce2" office:value-type="float" office:value="0.000344270944067783" calcext:value-type="float">
            <text:p>0.0003442709</text:p>
          </table:table-cell>
          <table:table-cell table:style-name="ce2" office:value-type="float" office:value="0.0209809600347743" calcext:value-type="float">
            <text:p>0.02098096</text:p>
          </table:table-cell>
          <table:table-cell table:style-name="ce2" office:value-type="float" office:value="0.120616951890094" calcext:value-type="float">
            <text:p>0.1206169519</text:p>
          </table:table-cell>
          <table:table-cell table:style-name="ce2" office:value-type="float" office:value="0.300900490861814" calcext:value-type="float">
            <text:p>0.3009004909</text:p>
          </table:table-cell>
          <table:table-cell table:style-name="ce2" office:value-type="float" office:value="0.510837026630138" calcext:value-type="float">
            <text:p>0.5108370266</text:p>
          </table:table-cell>
          <table:table-cell table:style-name="ce2" office:value-type="float" office:value="0.672330779037991" calcext:value-type="float">
            <text:p>0.672330779</text:p>
          </table:table-cell>
          <table:table-cell table:style-name="ce2" office:value-type="float" office:value="0.758946644715423" calcext:value-type="float">
            <text:p>0.7589466447</text:p>
          </table:table-cell>
          <table:table-cell table:style-name="ce2" office:value-type="float" office:value="0.826330630855204" calcext:value-type="float">
            <text:p>0.8263306309</text:p>
          </table:table-cell>
          <table:table-cell table:style-name="ce2" office:value-type="float" office:value="0.906516384567835" calcext:value-type="float">
            <text:p>0.9065163846</text:p>
          </table:table-cell>
          <table:table-cell table:style-name="ce2" office:value-type="float" office:value="0.955130808165111" calcext:value-type="float">
            <text:p>0.9551308082</text:p>
          </table:table-cell>
          <table:table-cell table:style-name="ce2" office:value-type="float" office:value="0.985263168217151" calcext:value-type="float">
            <text:p>0.9852631682</text:p>
          </table:table-cell>
          <table:table-cell table:style-name="ce2" office:value-type="float" office:value="1.00682162569317" calcext:value-type="float">
            <text:p>1.0068216257</text:p>
          </table:table-cell>
          <table:table-cell table:style-name="ce2" office:value-type="float" office:value="1.0314402254293" calcext:value-type="float">
            <text:p>1.0314402254</text:p>
          </table:table-cell>
          <table:table-cell table:style-name="ce2" office:value-type="float" office:value="1.04434904966405" calcext:value-type="float">
            <text:p>1.0443490497</text:p>
          </table:table-cell>
          <table:table-cell table:style-name="ce2" office:value-type="float" office:value="1.06027976067885" calcext:value-type="float">
            <text:p>1.0602797607</text:p>
          </table:table-cell>
          <table:table-cell table:style-name="ce2" office:value-type="float" office:value="1.06768891613056" calcext:value-type="float">
            <text:p>1.0676889161</text:p>
          </table:table-cell>
          <table:table-cell table:style-name="ce2" office:value-type="float" office:value="1.08727795560278" calcext:value-type="float">
            <text:p>1.0872779556</text:p>
          </table:table-cell>
          <table:table-cell table:style-name="ce2" office:value-type="float" office:value="1.08853097923101" calcext:value-type="float">
            <text:p>1.08853097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superfast</text:p>
          </table:table-cell>
          <table:table-cell table:style-name="ce2" office:value-type="float" office:value="0.0000802993751651593" calcext:value-type="float">
            <text:p>8.02993751651593E-05</text:p>
          </table:table-cell>
          <table:table-cell table:style-name="ce2" office:value-type="float" office:value="0.000153617914773659" calcext:value-type="float">
            <text:p>0.0001536179</text:p>
          </table:table-cell>
          <table:table-cell table:style-name="ce2" office:value-type="float" office:value="0.0281162561667035" calcext:value-type="float">
            <text:p>0.0281162562</text:p>
          </table:table-cell>
          <table:table-cell table:style-name="ce2" office:value-type="float" office:value="0.1476634271729" calcext:value-type="float">
            <text:p>0.1476634272</text:p>
          </table:table-cell>
          <table:table-cell table:style-name="ce2" office:value-type="float" office:value="0.236994802185748" calcext:value-type="float">
            <text:p>0.2369948022</text:p>
          </table:table-cell>
          <table:table-cell table:style-name="ce2" office:value-type="float" office:value="0.294691240537383" calcext:value-type="float">
            <text:p>0.2946912405</text:p>
          </table:table-cell>
          <table:table-cell table:style-name="ce2" office:value-type="float" office:value="0.335478166316973" calcext:value-type="float">
            <text:p>0.3354781663</text:p>
          </table:table-cell>
          <table:table-cell table:style-name="ce2" office:value-type="float" office:value="0.36073169370788" calcext:value-type="float">
            <text:p>0.3607316937</text:p>
          </table:table-cell>
          <table:table-cell table:style-name="ce2" office:value-type="float" office:value="0.378282813186164" calcext:value-type="float">
            <text:p>0.3782828132</text:p>
          </table:table-cell>
          <table:table-cell table:style-name="ce2" office:value-type="float" office:value="0.392212550048746" calcext:value-type="float">
            <text:p>0.39221255</text:p>
          </table:table-cell>
          <table:table-cell table:style-name="ce2" office:value-type="float" office:value="0.407731992072027" calcext:value-type="float">
            <text:p>0.4077319921</text:p>
          </table:table-cell>
          <table:table-cell table:style-name="ce2" office:value-type="float" office:value="0.417747604642891" calcext:value-type="float">
            <text:p>0.4177476046</text:p>
          </table:table-cell>
          <table:table-cell table:style-name="ce2" office:value-type="float" office:value="0.424502553254995" calcext:value-type="float">
            <text:p>0.4245025533</text:p>
          </table:table-cell>
          <table:table-cell table:style-name="ce2" office:value-type="float" office:value="0.42857589483617" calcext:value-type="float">
            <text:p>0.4285758948</text:p>
          </table:table-cell>
          <table:table-cell table:style-name="ce2" office:value-type="float" office:value="0.432207139280465" calcext:value-type="float">
            <text:p>0.4322071393</text:p>
          </table:table-cell>
          <table:table-cell table:style-name="ce2" office:value-type="float" office:value="0.434078205609445" calcext:value-type="float">
            <text:p>0.4340782056</text:p>
          </table:table-cell>
          <table:table-cell table:style-name="ce2" office:value-type="float" office:value="0.433279569434869" calcext:value-type="float">
            <text:p>0.4332795694</text:p>
          </table:table-cell>
          <table:table-cell table:style-name="ce2" office:value-type="float" office:value="0.43119557664091" calcext:value-type="float">
            <text:p>0.4311955766</text:p>
          </table:table-cell>
          <table:table-cell table:style-name="ce2" office:value-type="float" office:value="0.431052743569223" calcext:value-type="float">
            <text:p>0.4310527436</text:p>
          </table:table-cell>
          <table:table-cell table:style-name="ce2" office:value-type="float" office:value="0.430368566628581" calcext:value-type="float">
            <text:p>0.43036856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veryfast</text:p>
          </table:table-cell>
          <table:table-cell table:style-name="ce2" office:value-type="float" office:value="0.000145874713806639" calcext:value-type="float">
            <text:p>0.0001458747</text:p>
          </table:table-cell>
          <table:table-cell table:style-name="ce2" office:value-type="float" office:value="0.000431886100025431" calcext:value-type="float">
            <text:p>0.0004318861</text:p>
          </table:table-cell>
          <table:table-cell table:style-name="ce2" office:value-type="float" office:value="0.0264282577055901" calcext:value-type="float">
            <text:p>0.0264282577</text:p>
          </table:table-cell>
          <table:table-cell table:style-name="ce2" office:value-type="float" office:value="0.110978218073182" calcext:value-type="float">
            <text:p>0.1109782181</text:p>
          </table:table-cell>
          <table:table-cell table:style-name="ce2" office:value-type="float" office:value="0.166980469351869" calcext:value-type="float">
            <text:p>0.1669804694</text:p>
          </table:table-cell>
          <table:table-cell table:style-name="ce2" office:value-type="float" office:value="0.204155558978385" calcext:value-type="float">
            <text:p>0.204155559</text:p>
          </table:table-cell>
          <table:table-cell table:style-name="ce2" office:value-type="float" office:value="0.230792245996415" calcext:value-type="float">
            <text:p>0.230792246</text:p>
          </table:table-cell>
          <table:table-cell table:style-name="ce2" office:value-type="float" office:value="0.248394885945787" calcext:value-type="float">
            <text:p>0.2483948859</text:p>
          </table:table-cell>
          <table:table-cell table:style-name="ce2" office:value-type="float" office:value="0.259290134354573" calcext:value-type="float">
            <text:p>0.2592901344</text:p>
          </table:table-cell>
          <table:table-cell table:style-name="ce2" office:value-type="float" office:value="0.268283603129566" calcext:value-type="float">
            <text:p>0.2682836031</text:p>
          </table:table-cell>
          <table:table-cell table:style-name="ce2" office:value-type="float" office:value="0.278068656990569" calcext:value-type="float">
            <text:p>0.278068657</text:p>
          </table:table-cell>
          <table:table-cell table:style-name="ce2" office:value-type="float" office:value="0.28127780771498" calcext:value-type="float">
            <text:p>0.2812778077</text:p>
          </table:table-cell>
          <table:table-cell table:style-name="ce2" office:value-type="float" office:value="0.284537229275846" calcext:value-type="float">
            <text:p>0.2845372293</text:p>
          </table:table-cell>
          <table:table-cell table:style-name="ce2" office:value-type="float" office:value="0.272387220775738" calcext:value-type="float">
            <text:p>0.2723872208</text:p>
          </table:table-cell>
          <table:table-cell table:style-name="ce2" office:value-type="float" office:value="0.271033720102767" calcext:value-type="float">
            <text:p>0.2710337201</text:p>
          </table:table-cell>
          <table:table-cell table:style-name="ce2" office:value-type="float" office:value="0.269639261500954" calcext:value-type="float">
            <text:p>0.2696392615</text:p>
          </table:table-cell>
          <table:table-cell table:style-name="ce2" office:value-type="float" office:value="0.270056713513278" calcext:value-type="float">
            <text:p>0.2700567135</text:p>
          </table:table-cell>
          <table:table-cell table:style-name="ce2" office:value-type="float" office:value="0.268290864608084" calcext:value-type="float">
            <text:p>0.2682908646</text:p>
          </table:table-cell>
          <table:table-cell table:style-name="ce2" office:value-type="float" office:value="0.26645471969741" calcext:value-type="float">
            <text:p>0.2664547197</text:p>
          </table:table-cell>
          <table:table-cell table:style-name="ce2" office:value-type="float" office:value="0.263152454906956" calcext:value-type="float">
            <text:p>0.263152454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x264 fast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64699334078985" calcext:value-type="float">
            <text:p>0.0006469933</text:p>
          </table:table-cell>
          <table:table-cell table:style-name="ce3" office:value-type="float" office:value="0.0278407937162834" calcext:value-type="float">
            <text:p>0.0278407937</text:p>
          </table:table-cell>
          <table:table-cell table:style-name="ce3" office:value-type="float" office:value="0.0819565242804849" calcext:value-type="float">
            <text:p>0.0819565243</text:p>
          </table:table-cell>
          <table:table-cell table:style-name="ce3" office:value-type="float" office:value="0.112686246156802" calcext:value-type="float">
            <text:p>0.1126862462</text:p>
          </table:table-cell>
          <table:table-cell table:style-name="ce3" office:value-type="float" office:value="0.133381098125533" calcext:value-type="float">
            <text:p>0.1333810981</text:p>
          </table:table-cell>
          <table:table-cell table:style-name="ce3" office:value-type="float" office:value="0.147827550343877" calcext:value-type="float">
            <text:p>0.1478275503</text:p>
          </table:table-cell>
          <table:table-cell table:style-name="ce3" office:value-type="float" office:value="0.158469882956823" calcext:value-type="float">
            <text:p>0.158469883</text:p>
          </table:table-cell>
          <table:table-cell table:style-name="ce3" office:value-type="float" office:value="0.165771006844964" calcext:value-type="float">
            <text:p>0.1657710068</text:p>
          </table:table-cell>
          <table:table-cell table:style-name="ce3" office:value-type="float" office:value="0.170564933156304" calcext:value-type="float">
            <text:p>0.1705649332</text:p>
          </table:table-cell>
          <table:table-cell table:style-name="ce3" office:value-type="float" office:value="0.176191189539328" calcext:value-type="float">
            <text:p>0.1761911895</text:p>
          </table:table-cell>
          <table:table-cell table:style-name="ce3" office:value-type="float" office:value="0.177885685605367" calcext:value-type="float">
            <text:p>0.1778856856</text:p>
          </table:table-cell>
          <table:table-cell table:style-name="ce3" office:value-type="float" office:value="0.178975747497053" calcext:value-type="float">
            <text:p>0.1789757475</text:p>
          </table:table-cell>
          <table:table-cell table:style-name="ce3" office:value-type="float" office:value="0.17911705587077" calcext:value-type="float">
            <text:p>0.1791170559</text:p>
          </table:table-cell>
          <table:table-cell table:style-name="ce3" office:value-type="float" office:value="0.177858409290653" calcext:value-type="float">
            <text:p>0.1778584093</text:p>
          </table:table-cell>
          <table:table-cell table:style-name="ce3" office:value-type="float" office:value="0.176832204901281" calcext:value-type="float">
            <text:p>0.1768322049</text:p>
          </table:table-cell>
          <table:table-cell table:style-name="ce3" office:value-type="float" office:value="0.171204189606553" calcext:value-type="float">
            <text:p>0.1712041896</text:p>
          </table:table-cell>
          <table:table-cell table:style-name="ce3" office:value-type="float" office:value="0.171019981349516" calcext:value-type="float">
            <text:p>0.1710199813</text:p>
          </table:table-cell>
          <table:table-cell table:style-name="ce3" office:value-type="float" office:value="0.170407713711916" calcext:value-type="float">
            <text:p>0.1704077137</text:p>
          </table:table-cell>
          <table:table-cell table:style-name="ce3" office:value-type="float" office:value="0.16461799635642" calcext:value-type="float">
            <text:p>0.164617996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x264 fa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304034670497362" calcext:value-type="float">
            <text:p>0.0030403467</text:p>
          </table:table-cell>
          <table:table-cell table:style-name="ce3" office:value-type="float" office:value="0.0492014305952617" calcext:value-type="float">
            <text:p>0.0492014306</text:p>
          </table:table-cell>
          <table:table-cell table:style-name="ce3" office:value-type="float" office:value="0.087623989208877" calcext:value-type="float">
            <text:p>0.0876239892</text:p>
          </table:table-cell>
          <table:table-cell table:style-name="ce3" office:value-type="float" office:value="0.112746086677618" calcext:value-type="float">
            <text:p>0.1127460867</text:p>
          </table:table-cell>
          <table:table-cell table:style-name="ce3" office:value-type="float" office:value="0.130789359505645" calcext:value-type="float">
            <text:p>0.1307893595</text:p>
          </table:table-cell>
          <table:table-cell table:style-name="ce3" office:value-type="float" office:value="0.142305588373335" calcext:value-type="float">
            <text:p>0.1423055884</text:p>
          </table:table-cell>
          <table:table-cell table:style-name="ce3" office:value-type="float" office:value="0.145922958180967" calcext:value-type="float">
            <text:p>0.1459229582</text:p>
          </table:table-cell>
          <table:table-cell table:style-name="ce3" office:value-type="float" office:value="0.151136656663376" calcext:value-type="float">
            <text:p>0.1511366567</text:p>
          </table:table-cell>
          <table:table-cell table:style-name="ce3" office:value-type="float" office:value="0.154168091194741" calcext:value-type="float">
            <text:p>0.1541680912</text:p>
          </table:table-cell>
          <table:table-cell table:style-name="ce3" office:value-type="float" office:value="0.157514903075989" calcext:value-type="float">
            <text:p>0.1575149031</text:p>
          </table:table-cell>
          <table:table-cell table:style-name="ce3" office:value-type="float" office:value="0.155344085914149" calcext:value-type="float">
            <text:p>0.1553440859</text:p>
          </table:table-cell>
          <table:table-cell table:style-name="ce3" office:value-type="float" office:value="0.15198332770838" calcext:value-type="float">
            <text:p>0.1519833277</text:p>
          </table:table-cell>
          <table:table-cell table:style-name="ce3" office:value-type="float" office:value="0.147987513200228" calcext:value-type="float">
            <text:p>0.1479875132</text:p>
          </table:table-cell>
          <table:table-cell table:style-name="ce3" office:value-type="float" office:value="0.143884083555604" calcext:value-type="float">
            <text:p>0.1438840836</text:p>
          </table:table-cell>
          <table:table-cell table:style-name="ce3" office:value-type="float" office:value="0.140319774886514" calcext:value-type="float">
            <text:p>0.1403197749</text:p>
          </table:table-cell>
          <table:table-cell table:style-name="ce3" office:value-type="float" office:value="0.136508977664193" calcext:value-type="float">
            <text:p>0.1365089777</text:p>
          </table:table-cell>
          <table:table-cell table:style-name="ce3" office:value-type="float" office:value="0.136078744281363" calcext:value-type="float">
            <text:p>0.1360787443</text:p>
          </table:table-cell>
          <table:table-cell table:style-name="ce3" office:value-type="float" office:value="0.132484595244904" calcext:value-type="float">
            <text:p>0.1324845952</text:p>
          </table:table-cell>
          <table:table-cell table:style-name="ce3" office:value-type="float" office:value="0.128358253952257" calcext:value-type="float">
            <text:p>0.1283582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medium</text:p>
          </table:table-cell>
          <table:table-cell office:value-type="float" office:value="0" calcext:value-type="float">
            <text:p>0</text:p>
          </table:table-cell>
          <table:table-cell office:value-type="float" office:value="0.00106693315632094" calcext:value-type="float">
            <text:p>0.0010669332</text:p>
          </table:table-cell>
          <table:table-cell office:value-type="float" office:value="0.0247377081273636" calcext:value-type="float">
            <text:p>0.0247377081</text:p>
          </table:table-cell>
          <table:table-cell office:value-type="float" office:value="0.0602933420822224" calcext:value-type="float">
            <text:p>0.0602933421</text:p>
          </table:table-cell>
          <table:table-cell office:value-type="float" office:value="0.0860564488151842" calcext:value-type="float">
            <text:p>0.0860564488</text:p>
          </table:table-cell>
          <table:table-cell office:value-type="float" office:value="0.103295220586957" calcext:value-type="float">
            <text:p>0.1032952206</text:p>
          </table:table-cell>
          <table:table-cell office:value-type="float" office:value="0.114786606315101" calcext:value-type="float">
            <text:p>0.1147866063</text:p>
          </table:table-cell>
          <table:table-cell office:value-type="float" office:value="0.12184118233101" calcext:value-type="float">
            <text:p>0.1218411823</text:p>
          </table:table-cell>
          <table:table-cell office:value-type="float" office:value="0.125456492978032" calcext:value-type="float">
            <text:p>0.125456493</text:p>
          </table:table-cell>
          <table:table-cell office:value-type="float" office:value="0.127282866904875" calcext:value-type="float">
            <text:p>0.1272828669</text:p>
          </table:table-cell>
          <table:table-cell office:value-type="float" office:value="0.129539810310077" calcext:value-type="float">
            <text:p>0.1295398103</text:p>
          </table:table-cell>
          <table:table-cell office:value-type="float" office:value="0.126507959902643" calcext:value-type="float">
            <text:p>0.1265079599</text:p>
          </table:table-cell>
          <table:table-cell office:value-type="float" office:value="0.121525616856511" calcext:value-type="float">
            <text:p>0.1215256169</text:p>
          </table:table-cell>
          <table:table-cell office:value-type="float" office:value="0.116597739493187" calcext:value-type="float">
            <text:p>0.1165977395</text:p>
          </table:table-cell>
          <table:table-cell office:value-type="float" office:value="0.114760264098333" calcext:value-type="float">
            <text:p>0.1147602641</text:p>
          </table:table-cell>
          <table:table-cell office:value-type="float" office:value="0.110015828942632" calcext:value-type="float">
            <text:p>0.1100158289</text:p>
          </table:table-cell>
          <table:table-cell office:value-type="float" office:value="0.107352467345157" calcext:value-type="float">
            <text:p>0.1073524673</text:p>
          </table:table-cell>
          <table:table-cell office:value-type="float" office:value="0.105080793616425" calcext:value-type="float">
            <text:p>0.1050807936</text:p>
          </table:table-cell>
          <table:table-cell office:value-type="float" office:value="0.102680439911059" calcext:value-type="float">
            <text:p>0.1026804399</text:p>
          </table:table-cell>
          <table:table-cell office:value-type="float" office:value="0.102135620219355" calcext:value-type="float">
            <text:p>0.10213562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sl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696295114756096" calcext:value-type="float">
            <text:p>0.0006962951</text:p>
          </table:table-cell>
          <table:table-cell table:style-name="ce2" office:value-type="float" office:value="0.016619781158538" calcext:value-type="float">
            <text:p>0.0166197812</text:p>
          </table:table-cell>
          <table:table-cell table:style-name="ce2" office:value-type="float" office:value="0.0474110357004892" calcext:value-type="float">
            <text:p>0.0474110357</text:p>
          </table:table-cell>
          <table:table-cell table:style-name="ce2" office:value-type="float" office:value="0.0674592294186" calcext:value-type="float">
            <text:p>0.0674592294</text:p>
          </table:table-cell>
          <table:table-cell table:style-name="ce2" office:value-type="float" office:value="0.083512937597326" calcext:value-type="float">
            <text:p>0.0835129376</text:p>
          </table:table-cell>
          <table:table-cell table:style-name="ce2" office:value-type="float" office:value="0.0917847967185591" calcext:value-type="float">
            <text:p>0.0917847967</text:p>
          </table:table-cell>
          <table:table-cell table:style-name="ce2" office:value-type="float" office:value="0.0938886725595293" calcext:value-type="float">
            <text:p>0.0938886726</text:p>
          </table:table-cell>
          <table:table-cell table:style-name="ce2" office:value-type="float" office:value="0.0942026850060429" calcext:value-type="float">
            <text:p>0.094202685</text:p>
          </table:table-cell>
          <table:table-cell table:style-name="ce2" office:value-type="float" office:value="0.0936853803573727" calcext:value-type="float">
            <text:p>0.0936853804</text:p>
          </table:table-cell>
          <table:table-cell table:style-name="ce2" office:value-type="float" office:value="0.0879377787336767" calcext:value-type="float">
            <text:p>0.0879377787</text:p>
          </table:table-cell>
          <table:table-cell table:style-name="ce2" office:value-type="float" office:value="0.082267242731368" calcext:value-type="float">
            <text:p>0.0822672427</text:p>
          </table:table-cell>
          <table:table-cell table:style-name="ce2" office:value-type="float" office:value="0.0762460859905597" calcext:value-type="float">
            <text:p>0.076246086</text:p>
          </table:table-cell>
          <table:table-cell table:style-name="ce2" office:value-type="float" office:value="0.0714603396762138" calcext:value-type="float">
            <text:p>0.0714603397</text:p>
          </table:table-cell>
          <table:table-cell table:style-name="ce2" office:value-type="float" office:value="0.0676873784733645" calcext:value-type="float">
            <text:p>0.0676873785</text:p>
          </table:table-cell>
          <table:table-cell table:style-name="ce2" office:value-type="float" office:value="0.0644764697086678" calcext:value-type="float">
            <text:p>0.0644764697</text:p>
          </table:table-cell>
          <table:table-cell table:style-name="ce2" office:value-type="float" office:value="0.0619907694191117" calcext:value-type="float">
            <text:p>0.0619907694</text:p>
          </table:table-cell>
          <table:table-cell table:style-name="ce2" office:value-type="float" office:value="0.0598617747336343" calcext:value-type="float">
            <text:p>0.0598617747</text:p>
          </table:table-cell>
          <table:table-cell table:style-name="ce2" office:value-type="float" office:value="0.0579163451894709" calcext:value-type="float">
            <text:p>0.0579163452</text:p>
          </table:table-cell>
          <table:table-cell table:style-name="ce2" office:value-type="float" office:value="0.0566521905477364" calcext:value-type="float">
            <text:p>0.05665219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slow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99673007975595" calcext:value-type="float">
            <text:p>0.000199673</text:p>
          </table:table-cell>
          <table:table-cell table:style-name="ce2" office:value-type="float" office:value="0.00814449225427873" calcext:value-type="float">
            <text:p>0.0081444923</text:p>
          </table:table-cell>
          <table:table-cell table:style-name="ce2" office:value-type="float" office:value="0.021941317468992" calcext:value-type="float">
            <text:p>0.0219413175</text:p>
          </table:table-cell>
          <table:table-cell table:style-name="ce2" office:value-type="float" office:value="0.0312841599891555" calcext:value-type="float">
            <text:p>0.03128416</text:p>
          </table:table-cell>
          <table:table-cell table:style-name="ce2" office:value-type="float" office:value="0.038310295364747" calcext:value-type="float">
            <text:p>0.0383102954</text:p>
          </table:table-cell>
          <table:table-cell table:style-name="ce2" office:value-type="float" office:value="0.0433523330043245" calcext:value-type="float">
            <text:p>0.043352333</text:p>
          </table:table-cell>
          <table:table-cell table:style-name="ce2" office:value-type="float" office:value="0.0452514688632883" calcext:value-type="float">
            <text:p>0.0452514689</text:p>
          </table:table-cell>
          <table:table-cell table:style-name="ce2" office:value-type="float" office:value="0.0461201068958307" calcext:value-type="float">
            <text:p>0.0461201069</text:p>
          </table:table-cell>
          <table:table-cell table:style-name="ce2" office:value-type="float" office:value="0.0459988761035007" calcext:value-type="float">
            <text:p>0.0459988761</text:p>
          </table:table-cell>
          <table:table-cell table:style-name="ce2" office:value-type="float" office:value="0.04397667578021" calcext:value-type="float">
            <text:p>0.0439766758</text:p>
          </table:table-cell>
          <table:table-cell table:style-name="ce2" office:value-type="float" office:value="0.0419055794032889" calcext:value-type="float">
            <text:p>0.0419055794</text:p>
          </table:table-cell>
          <table:table-cell table:style-name="ce2" office:value-type="float" office:value="0.0398921898048666" calcext:value-type="float">
            <text:p>0.0398921898</text:p>
          </table:table-cell>
          <table:table-cell table:style-name="ce2" office:value-type="float" office:value="0.0383353362017783" calcext:value-type="float">
            <text:p>0.0383353362</text:p>
          </table:table-cell>
          <table:table-cell table:style-name="ce2" office:value-type="float" office:value="0.0364479132943966" calcext:value-type="float">
            <text:p>0.0364479133</text:p>
          </table:table-cell>
          <table:table-cell table:style-name="ce2" office:value-type="float" office:value="0.0352433141522658" calcext:value-type="float">
            <text:p>0.0352433142</text:p>
          </table:table-cell>
          <table:table-cell table:style-name="ce2" office:value-type="float" office:value="0.034123206414714" calcext:value-type="float">
            <text:p>0.0341232064</text:p>
          </table:table-cell>
          <table:table-cell table:style-name="ce2" office:value-type="float" office:value="0.0330274873435818" calcext:value-type="float">
            <text:p>0.0330274873</text:p>
          </table:table-cell>
          <table:table-cell table:style-name="ce2" office:value-type="float" office:value="0.0323208060363016" calcext:value-type="float">
            <text:p>0.032320806</text:p>
          </table:table-cell>
          <table:table-cell table:style-name="ce2" office:value-type="float" office:value="0.0313812126050508" calcext:value-type="float">
            <text:p>0.031381212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x264 veryslow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277886006374412" calcext:value-type="float">
            <text:p>0.000277886</text:p>
          </table:table-cell>
          <table:table-cell table:style-name="ce3" office:value-type="float" office:value="0.00423694316923104" calcext:value-type="float">
            <text:p>0.0042369432</text:p>
          </table:table-cell>
          <table:table-cell table:style-name="ce3" office:value-type="float" office:value="0.0105469034880076" calcext:value-type="float">
            <text:p>0.0105469035</text:p>
          </table:table-cell>
          <table:table-cell table:style-name="ce3" office:value-type="float" office:value="0.0151653740831683" calcext:value-type="float">
            <text:p>0.0151653741</text:p>
          </table:table-cell>
          <table:table-cell table:style-name="ce3" office:value-type="float" office:value="0.018320316691282" calcext:value-type="float">
            <text:p>0.0183203167</text:p>
          </table:table-cell>
          <table:table-cell table:style-name="ce3" office:value-type="float" office:value="0.0204092645921916" calcext:value-type="float">
            <text:p>0.0204092646</text:p>
          </table:table-cell>
          <table:table-cell table:style-name="ce3" office:value-type="float" office:value="0.021639873816373" calcext:value-type="float">
            <text:p>0.0216398738</text:p>
          </table:table-cell>
          <table:table-cell table:style-name="ce3" office:value-type="float" office:value="0.0220126818688818" calcext:value-type="float">
            <text:p>0.0220126819</text:p>
          </table:table-cell>
          <table:table-cell table:style-name="ce3" office:value-type="float" office:value="0.0221453569981734" calcext:value-type="float">
            <text:p>0.022145357</text:p>
          </table:table-cell>
          <table:table-cell table:style-name="ce3" office:value-type="float" office:value="0.0217853483213818" calcext:value-type="float">
            <text:p>0.0217853483</text:p>
          </table:table-cell>
          <table:table-cell table:style-name="ce3" office:value-type="float" office:value="0.0212150384482688" calcext:value-type="float">
            <text:p>0.0212150384</text:p>
          </table:table-cell>
          <table:table-cell table:style-name="ce3" office:value-type="float" office:value="0.0204057645565612" calcext:value-type="float">
            <text:p>0.0204057646</text:p>
          </table:table-cell>
          <table:table-cell table:style-name="ce3" office:value-type="float" office:value="0.0196766681377217" calcext:value-type="float">
            <text:p>0.0196766681</text:p>
          </table:table-cell>
          <table:table-cell table:style-name="ce3" office:value-type="float" office:value="0.0188837176759514" calcext:value-type="float">
            <text:p>0.0188837177</text:p>
          </table:table-cell>
          <table:table-cell table:style-name="ce3" office:value-type="float" office:value="0.0182494261024382" calcext:value-type="float">
            <text:p>0.0182494261</text:p>
          </table:table-cell>
          <table:table-cell table:style-name="ce3" office:value-type="float" office:value="0.0177546219472904" calcext:value-type="float">
            <text:p>0.0177546219</text:p>
          </table:table-cell>
          <table:table-cell table:style-name="ce3" office:value-type="float" office:value="0.0172582581704307" calcext:value-type="float">
            <text:p>0.0172582582</text:p>
          </table:table-cell>
          <table:table-cell table:style-name="ce3" office:value-type="float" office:value="0.0168842020849034" calcext:value-type="float">
            <text:p>0.0168842021</text:p>
          </table:table-cell>
          <table:table-cell table:style-name="ce3" office:value-type="float" office:value="0.0165060315400547" calcext:value-type="float">
            <text:p>0.01650603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x264 placeb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051314012290441" calcext:value-type="float">
            <text:p>0.000051314</text:p>
          </table:table-cell>
          <table:table-cell table:style-name="ce3" office:value-type="float" office:value="0.000310817881278687" calcext:value-type="float">
            <text:p>0.0003108179</text:p>
          </table:table-cell>
          <table:table-cell table:style-name="ce3" office:value-type="float" office:value="0.00191789659904101" calcext:value-type="float">
            <text:p>0.0019178966</text:p>
          </table:table-cell>
          <table:table-cell table:style-name="ce3" office:value-type="float" office:value="0.00329476831117733" calcext:value-type="float">
            <text:p>0.0032947683</text:p>
          </table:table-cell>
          <table:table-cell table:style-name="ce3" office:value-type="float" office:value="0.00357322328250981" calcext:value-type="float">
            <text:p>0.0035732233</text:p>
          </table:table-cell>
          <table:table-cell table:style-name="ce3" office:value-type="float" office:value="0.00368539466006725" calcext:value-type="float">
            <text:p>0.0036853947</text:p>
          </table:table-cell>
          <table:table-cell table:style-name="ce3" office:value-type="float" office:value="0.00370500544464943" calcext:value-type="float">
            <text:p>0.0037050054</text:p>
          </table:table-cell>
          <table:table-cell table:style-name="ce3" office:value-type="float" office:value="0.00367161796889055" calcext:value-type="float">
            <text:p>0.003671618</text:p>
          </table:table-cell>
          <table:table-cell table:style-name="ce3" office:value-type="float" office:value="0.00360481241270799" calcext:value-type="float">
            <text:p>0.0036048124</text:p>
          </table:table-cell>
          <table:table-cell table:style-name="ce3" office:value-type="float" office:value="0.00345097593317232" calcext:value-type="float">
            <text:p>0.0034509759</text:p>
          </table:table-cell>
          <table:table-cell table:style-name="ce3" office:value-type="float" office:value="0.0033130342075759" calcext:value-type="float">
            <text:p>0.0033130342</text:p>
          </table:table-cell>
          <table:table-cell table:style-name="ce3" office:value-type="float" office:value="0.00320268533922699" calcext:value-type="float">
            <text:p>0.0032026853</text:p>
          </table:table-cell>
          <table:table-cell table:style-name="ce3" office:value-type="float" office:value="0.00306499022437794" calcext:value-type="float">
            <text:p>0.0030649902</text:p>
          </table:table-cell>
          <table:table-cell table:style-name="ce3" office:value-type="float" office:value="0.00296178454512354" calcext:value-type="float">
            <text:p>0.0029617845</text:p>
          </table:table-cell>
          <table:table-cell table:style-name="ce3" office:value-type="float" office:value="0.00290440449281374" calcext:value-type="float">
            <text:p>0.0029044045</text:p>
          </table:table-cell>
          <table:table-cell table:style-name="ce3" office:value-type="float" office:value="0.0028486105098306" calcext:value-type="float">
            <text:p>0.0028486105</text:p>
          </table:table-cell>
          <table:table-cell table:style-name="ce3" office:value-type="float" office:value="0.00280742821213358" calcext:value-type="float">
            <text:p>0.0028074282</text:p>
          </table:table-cell>
          <table:table-cell table:style-name="ce3" office:value-type="float" office:value="0.00277057928929963" calcext:value-type="float">
            <text:p>0.0027705793</text:p>
          </table:table-cell>
          <table:table-cell table:style-name="ce3" office:value-type="float" office:value="0.00274349831982736" calcext:value-type="float">
            <text:p>0.00274349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264_nvenc medium</text:p>
          </table:table-cell>
          <table:table-cell office:value-type="float" office:value="0.0412924843250427" calcext:value-type="float">
            <text:p>0.0412924843</text:p>
          </table:table-cell>
          <table:table-cell office:value-type="float" office:value="0.292766860401627" calcext:value-type="float">
            <text:p>0.2927668604</text:p>
          </table:table-cell>
          <table:table-cell office:value-type="float" office:value="0.546015210486109" calcext:value-type="float">
            <text:p>0.5460152105</text:p>
          </table:table-cell>
          <table:table-cell office:value-type="float" office:value="0.0495084509976108" calcext:value-type="float">
            <text:p>0.049508451</text:p>
          </table:table-cell>
          <table:table-cell office:value-type="float" office:value="0.049437778004364" calcext:value-type="float">
            <text:p>0.049437778</text:p>
          </table:table-cell>
          <table:table-cell office:value-type="float" office:value="0.0495337403457153" calcext:value-type="float">
            <text:p>0.0495337403</text:p>
          </table:table-cell>
          <table:table-cell office:value-type="float" office:value="0.461592002939194" calcext:value-type="float">
            <text:p>0.4615920029</text:p>
          </table:table-cell>
          <table:table-cell office:value-type="float" office:value="0.462878714652956" calcext:value-type="float">
            <text:p>0.4628787147</text:p>
          </table:table-cell>
          <table:table-cell office:value-type="float" office:value="0.459525195122945" calcext:value-type="float">
            <text:p>0.4595251951</text:p>
          </table:table-cell>
          <table:table-cell office:value-type="float" office:value="0.579258253148538" calcext:value-type="float">
            <text:p>0.5792582531</text:p>
          </table:table-cell>
          <table:table-cell office:value-type="float" office:value="0.581880728276533" calcext:value-type="float">
            <text:p>0.5818807283</text:p>
          </table:table-cell>
          <table:table-cell office:value-type="float" office:value="0.616239720572542" calcext:value-type="float">
            <text:p>0.6162397206</text:p>
          </table:table-cell>
          <table:table-cell office:value-type="float" office:value="0.620072834122453" calcext:value-type="float">
            <text:p>0.6200728341</text:p>
          </table:table-cell>
          <table:table-cell office:value-type="float" office:value="0.639987934162728" calcext:value-type="float">
            <text:p>0.6399879342</text:p>
          </table:table-cell>
          <table:table-cell office:value-type="float" office:value="0.645297870271788" calcext:value-type="float">
            <text:p>0.6452978703</text:p>
          </table:table-cell>
          <table:table-cell office:value-type="float" office:value="0.651881568897998" calcext:value-type="float">
            <text:p>0.6518815689</text:p>
          </table:table-cell>
          <table:table-cell office:value-type="float" office:value="0.652371446139006" calcext:value-type="float">
            <text:p>0.6523714461</text:p>
          </table:table-cell>
          <table:table-cell office:value-type="float" office:value="0.658112477285518" calcext:value-type="float">
            <text:p>0.6581124773</text:p>
          </table:table-cell>
          <table:table-cell office:value-type="float" office:value="0.663944749041796" calcext:value-type="float">
            <text:p>0.663944749</text:p>
          </table:table-cell>
          <table:table-cell office:value-type="float" office:value="0.667888275302656" calcext:value-type="float">
            <text:p>0.667888275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264_nvenc fast</text:p>
          </table:table-cell>
          <table:table-cell office:value-type="float" office:value="0.0331141633755976" calcext:value-type="float">
            <text:p>0.0331141634</text:p>
          </table:table-cell>
          <table:table-cell table:style-name="ce3" office:value-type="float" office:value="0.101371994765377" calcext:value-type="float">
            <text:p>0.1013719948</text:p>
          </table:table-cell>
          <table:table-cell table:style-name="ce3" office:value-type="float" office:value="0.511907863825904" calcext:value-type="float">
            <text:p>0.5119078638</text:p>
          </table:table-cell>
          <table:table-cell table:style-name="ce3" office:value-type="float" office:value="0.0360175084175084" calcext:value-type="float">
            <text:p>0.0360175084</text:p>
          </table:table-cell>
          <table:table-cell table:style-name="ce3" office:value-type="float" office:value="0.0360707366317673" calcext:value-type="float">
            <text:p>0.0360707366</text:p>
          </table:table-cell>
          <table:table-cell table:style-name="ce3" office:value-type="float" office:value="0.0360160113060104" calcext:value-type="float">
            <text:p>0.0360160113</text:p>
          </table:table-cell>
          <table:table-cell table:style-name="ce3" office:value-type="float" office:value="0.359211739076311" calcext:value-type="float">
            <text:p>0.3592117391</text:p>
          </table:table-cell>
          <table:table-cell table:style-name="ce3" office:value-type="float" office:value="0.349993521389875" calcext:value-type="float">
            <text:p>0.3499935214</text:p>
          </table:table-cell>
          <table:table-cell table:style-name="ce3" office:value-type="float" office:value="0.350708653558985" calcext:value-type="float">
            <text:p>0.3507086536</text:p>
          </table:table-cell>
          <table:table-cell table:style-name="ce3" office:value-type="float" office:value="0.548664151568485" calcext:value-type="float">
            <text:p>0.5486641516</text:p>
          </table:table-cell>
          <table:table-cell table:style-name="ce3" office:value-type="float" office:value="0.547348737864078" calcext:value-type="float">
            <text:p>0.5473487379</text:p>
          </table:table-cell>
          <table:table-cell table:style-name="ce3" office:value-type="float" office:value="0.0705953024095597" calcext:value-type="float">
            <text:p>0.0705953024</text:p>
          </table:table-cell>
          <table:table-cell table:style-name="ce3" office:value-type="float" office:value="0.610907324993788" calcext:value-type="float">
            <text:p>0.610907325</text:p>
          </table:table-cell>
          <table:table-cell table:style-name="ce3" office:value-type="float" office:value="0.633874017724033" calcext:value-type="float">
            <text:p>0.6338740177</text:p>
          </table:table-cell>
          <table:table-cell table:style-name="ce3" office:value-type="float" office:value="0.650231134418074" calcext:value-type="float">
            <text:p>0.6502311344</text:p>
          </table:table-cell>
          <table:table-cell table:style-name="ce3" office:value-type="float" office:value="0.650093141791045" calcext:value-type="float">
            <text:p>0.6500931418</text:p>
          </table:table-cell>
          <table:table-cell table:style-name="ce3" office:value-type="float" office:value="0.450114869957688" calcext:value-type="float">
            <text:p>0.45011487</text:p>
          </table:table-cell>
          <table:table-cell table:style-name="ce3" office:value-type="float" office:value="0.477226260638298" calcext:value-type="float">
            <text:p>0.4772262606</text:p>
          </table:table-cell>
          <table:table-cell table:style-name="ce3" office:value-type="float" office:value="0.435714171220401" calcext:value-type="float">
            <text:p>0.4357141712</text:p>
          </table:table-cell>
          <table:table-cell table:style-name="ce3" office:value-type="float" office:value="0.218725997109146" calcext:value-type="float">
            <text:p>0.21872599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264_nvenc hp</text:p>
          </table:table-cell>
          <table:table-cell table:style-name="ce2" office:value-type="float" office:value="0.0094761591491741" calcext:value-type="float">
            <text:p>0.0094761591</text:p>
          </table:table-cell>
          <table:table-cell table:style-name="ce2" office:value-type="float" office:value="0.0444271907943848" calcext:value-type="float">
            <text:p>0.0444271908</text:p>
          </table:table-cell>
          <table:table-cell table:style-name="ce2" office:value-type="float" office:value="0.25510979333161" calcext:value-type="float">
            <text:p>0.2551097933</text:p>
          </table:table-cell>
          <table:table-cell table:style-name="ce2" office:value-type="float" office:value="0.0157874989751018" calcext:value-type="float">
            <text:p>0.015787499</text:p>
          </table:table-cell>
          <table:table-cell table:style-name="ce2" office:value-type="float" office:value="0.013764904365508" calcext:value-type="float">
            <text:p>0.0137649044</text:p>
          </table:table-cell>
          <table:table-cell table:style-name="ce2" office:value-type="float" office:value="0.019250895921972" calcext:value-type="float">
            <text:p>0.0192508959</text:p>
          </table:table-cell>
          <table:table-cell table:style-name="ce2" office:value-type="float" office:value="0.223801543433299" calcext:value-type="float">
            <text:p>0.2238015434</text:p>
          </table:table-cell>
          <table:table-cell table:style-name="ce2" office:value-type="float" office:value="0.158331185021034" calcext:value-type="float">
            <text:p>0.158331185</text:p>
          </table:table-cell>
          <table:table-cell table:style-name="ce2" office:value-type="float" office:value="0.169041900572811" calcext:value-type="float">
            <text:p>0.1690419006</text:p>
          </table:table-cell>
          <table:table-cell table:style-name="ce2" office:value-type="float" office:value="0.283504362060664" calcext:value-type="float">
            <text:p>0.2835043621</text:p>
          </table:table-cell>
          <table:table-cell table:style-name="ce2" office:value-type="float" office:value="0.341532349034988" calcext:value-type="float">
            <text:p>0.341532349</text:p>
          </table:table-cell>
          <table:table-cell table:style-name="ce2" office:value-type="float" office:value="0.362835666919264" calcext:value-type="float">
            <text:p>0.3628356669</text:p>
          </table:table-cell>
          <table:table-cell table:style-name="ce2" office:value-type="float" office:value="0.457559787795117" calcext:value-type="float">
            <text:p>0.4575597878</text:p>
          </table:table-cell>
          <table:table-cell table:style-name="ce2" office:value-type="float" office:value="0.529426873962369" calcext:value-type="float">
            <text:p>0.529426874</text:p>
          </table:table-cell>
          <table:table-cell table:style-name="ce2" office:value-type="float" office:value="0.572640668102662" calcext:value-type="float">
            <text:p>0.5726406681</text:p>
          </table:table-cell>
          <table:table-cell table:style-name="ce2" office:value-type="float" office:value="0.608303781665824" calcext:value-type="float">
            <text:p>0.6083037817</text:p>
          </table:table-cell>
          <table:table-cell table:style-name="ce2" office:value-type="float" office:value="0.583197388205624" calcext:value-type="float">
            <text:p>0.5831973882</text:p>
          </table:table-cell>
          <table:table-cell table:style-name="ce2" office:value-type="float" office:value="0.628232189372132" calcext:value-type="float">
            <text:p>0.6282321894</text:p>
          </table:table-cell>
          <table:table-cell table:style-name="ce2" office:value-type="float" office:value="0.626415188547486" calcext:value-type="float">
            <text:p>0.6264151885</text:p>
          </table:table-cell>
          <table:table-cell table:style-name="ce2" office:value-type="float" office:value="0.675463987875267" calcext:value-type="float">
            <text:p>0.67546398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264_nvenc hq</text:p>
          </table:table-cell>
          <table:table-cell table:style-name="ce2" office:value-type="float" office:value="0.0380474767570875" calcext:value-type="float">
            <text:p>0.0380474768</text:p>
          </table:table-cell>
          <table:table-cell table:style-name="ce2" office:value-type="float" office:value="0.295112289628179" calcext:value-type="float">
            <text:p>0.2951122896</text:p>
          </table:table-cell>
          <table:table-cell table:style-name="ce2" office:value-type="float" office:value="0.515495067094349" calcext:value-type="float">
            <text:p>0.5154950671</text:p>
          </table:table-cell>
          <table:table-cell table:style-name="ce2" office:value-type="float" office:value="0.0495094620757259" calcext:value-type="float">
            <text:p>0.0495094621</text:p>
          </table:table-cell>
          <table:table-cell table:style-name="ce2" office:value-type="float" office:value="0.050036745510836" calcext:value-type="float">
            <text:p>0.0500367455</text:p>
          </table:table-cell>
          <table:table-cell table:style-name="ce2" office:value-type="float" office:value="0.0497860171684397" calcext:value-type="float">
            <text:p>0.0497860172</text:p>
          </table:table-cell>
          <table:table-cell table:style-name="ce2" office:value-type="float" office:value="0.438406812189826" calcext:value-type="float">
            <text:p>0.4384068122</text:p>
          </table:table-cell>
          <table:table-cell table:style-name="ce2" office:value-type="float" office:value="0.459755148641255" calcext:value-type="float">
            <text:p>0.4597551486</text:p>
          </table:table-cell>
          <table:table-cell table:style-name="ce2" office:value-type="float" office:value="0.459356610141855" calcext:value-type="float">
            <text:p>0.4593566101</text:p>
          </table:table-cell>
          <table:table-cell table:style-name="ce2" office:value-type="float" office:value="0.578561489908257" calcext:value-type="float">
            <text:p>0.5785614899</text:p>
          </table:table-cell>
          <table:table-cell table:style-name="ce2" office:value-type="float" office:value="0.58478882624128" calcext:value-type="float">
            <text:p>0.5847888262</text:p>
          </table:table-cell>
          <table:table-cell table:style-name="ce2" office:value-type="float" office:value="0.587657195185162" calcext:value-type="float">
            <text:p>0.5876571952</text:p>
          </table:table-cell>
          <table:table-cell table:style-name="ce2" office:value-type="float" office:value="0.578636659524036" calcext:value-type="float">
            <text:p>0.5786366595</text:p>
          </table:table-cell>
          <table:table-cell table:style-name="ce2" office:value-type="float" office:value="0.638639963545782" calcext:value-type="float">
            <text:p>0.6386399635</text:p>
          </table:table-cell>
          <table:table-cell table:style-name="ce2" office:value-type="float" office:value="0.651752420061679" calcext:value-type="float">
            <text:p>0.6517524201</text:p>
          </table:table-cell>
          <table:table-cell table:style-name="ce2" office:value-type="float" office:value="0.605855118335943" calcext:value-type="float">
            <text:p>0.6058551183</text:p>
          </table:table-cell>
          <table:table-cell table:style-name="ce2" office:value-type="float" office:value="0.652292804532579" calcext:value-type="float">
            <text:p>0.6522928045</text:p>
          </table:table-cell>
          <table:table-cell table:style-name="ce2" office:value-type="float" office:value="0.614831540281689" calcext:value-type="float">
            <text:p>0.6148315403</text:p>
          </table:table-cell>
          <table:table-cell table:style-name="ce2" office:value-type="float" office:value="0.616394229878564" calcext:value-type="float">
            <text:p>0.6163942299</text:p>
          </table:table-cell>
          <table:table-cell table:style-name="ce2" office:value-type="float" office:value="0.648542346408316" calcext:value-type="float">
            <text:p>0.648542346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264_nvenc bd</text:p>
          </table:table-cell>
          <table:table-cell table:style-name="ce3" office:value-type="float" office:value="0.0380496604235619" calcext:value-type="float">
            <text:p>0.0380496604</text:p>
          </table:table-cell>
          <table:table-cell table:style-name="ce3" office:value-type="float" office:value="0.296150652156124" calcext:value-type="float">
            <text:p>0.2961506522</text:p>
          </table:table-cell>
          <table:table-cell table:style-name="ce3" office:value-type="float" office:value="0.548086705412278" calcext:value-type="float">
            <text:p>0.5480867054</text:p>
          </table:table-cell>
          <table:table-cell table:style-name="ce3" office:value-type="float" office:value="0.0497563844590849" calcext:value-type="float">
            <text:p>0.0497563845</text:p>
          </table:table-cell>
          <table:table-cell table:style-name="ce3" office:value-type="float" office:value="0.04645906211073" calcext:value-type="float">
            <text:p>0.0464590621</text:p>
          </table:table-cell>
          <table:table-cell table:style-name="ce3" office:value-type="float" office:value="0.0465473737567682" calcext:value-type="float">
            <text:p>0.0465473738</text:p>
          </table:table-cell>
          <table:table-cell table:style-name="ce3" office:value-type="float" office:value="0.437414692172298" calcext:value-type="float">
            <text:p>0.4374146922</text:p>
          </table:table-cell>
          <table:table-cell table:style-name="ce3" office:value-type="float" office:value="0.431699534193402" calcext:value-type="float">
            <text:p>0.4316995342</text:p>
          </table:table-cell>
          <table:table-cell table:style-name="ce3" office:value-type="float" office:value="0.427420305708326" calcext:value-type="float">
            <text:p>0.4274203057</text:p>
          </table:table-cell>
          <table:table-cell table:style-name="ce3" office:value-type="float" office:value="0.549203457965631" calcext:value-type="float">
            <text:p>0.549203458</text:p>
          </table:table-cell>
          <table:table-cell table:style-name="ce3" office:value-type="float" office:value="0.545881594942493" calcext:value-type="float">
            <text:p>0.5458815949</text:p>
          </table:table-cell>
          <table:table-cell table:style-name="ce3" office:value-type="float" office:value="0.587465467316623" calcext:value-type="float">
            <text:p>0.5874654673</text:p>
          </table:table-cell>
          <table:table-cell table:style-name="ce3" office:value-type="float" office:value="0.557259290697248" calcext:value-type="float">
            <text:p>0.5572592907</text:p>
          </table:table-cell>
          <table:table-cell table:style-name="ce3" office:value-type="float" office:value="0.598325088797814" calcext:value-type="float">
            <text:p>0.5983250888</text:p>
          </table:table-cell>
          <table:table-cell table:style-name="ce3" office:value-type="float" office:value="0.608735352371568" calcext:value-type="float">
            <text:p>0.6087353524</text:p>
          </table:table-cell>
          <table:table-cell table:style-name="ce3" office:value-type="float" office:value="0.517029778714775" calcext:value-type="float">
            <text:p>0.5170297787</text:p>
          </table:table-cell>
          <table:table-cell table:style-name="ce3" office:value-type="float" office:value="0.521132740930978" calcext:value-type="float">
            <text:p>0.5211327409</text:p>
          </table:table-cell>
          <table:table-cell table:style-name="ce3" office:value-type="float" office:value="0.505103204665371" calcext:value-type="float">
            <text:p>0.5051032047</text:p>
          </table:table-cell>
          <table:table-cell table:style-name="ce3" office:value-type="float" office:value="0.28991472093085" calcext:value-type="float">
            <text:p>0.2899147209</text:p>
          </table:table-cell>
          <table:table-cell table:style-name="ce3" office:value-type="float" office:value="0.188772837589986" calcext:value-type="float">
            <text:p>0.188772837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264_nvenc ll</text:p>
          </table:table-cell>
          <table:table-cell table:style-name="ce3" office:value-type="float" office:value="0.00994680493162007" calcext:value-type="float">
            <text:p>0.0099468049</text:p>
          </table:table-cell>
          <table:table-cell table:style-name="ce3" office:value-type="float" office:value="0.0122901378483668" calcext:value-type="float">
            <text:p>0.0122901378</text:p>
          </table:table-cell>
          <table:table-cell table:style-name="ce3" office:value-type="float" office:value="0.0157774852819601" calcext:value-type="float">
            <text:p>0.0157774853</text:p>
          </table:table-cell>
          <table:table-cell table:style-name="ce3" office:value-type="float" office:value="0.0213233420472954" calcext:value-type="float">
            <text:p>0.021323342</text:p>
          </table:table-cell>
          <table:table-cell table:style-name="ce3" office:value-type="float" office:value="0.121076680899879" calcext:value-type="float">
            <text:p>0.1210766809</text:p>
          </table:table-cell>
          <table:table-cell table:style-name="ce3" office:value-type="float" office:value="0.182499009507239" calcext:value-type="float">
            <text:p>0.1824990095</text:p>
          </table:table-cell>
          <table:table-cell table:style-name="ce3" office:value-type="float" office:value="0.234322177739949" calcext:value-type="float">
            <text:p>0.2343221777</text:p>
          </table:table-cell>
          <table:table-cell table:style-name="ce3" office:value-type="float" office:value="0.272706255624701" calcext:value-type="float">
            <text:p>0.2727062556</text:p>
          </table:table-cell>
          <table:table-cell table:style-name="ce3" office:value-type="float" office:value="0.287131043361301" calcext:value-type="float">
            <text:p>0.2871310434</text:p>
          </table:table-cell>
          <table:table-cell table:style-name="ce3" office:value-type="float" office:value="0.323120857871871" calcext:value-type="float">
            <text:p>0.3231208579</text:p>
          </table:table-cell>
          <table:table-cell table:style-name="ce3" office:value-type="float" office:value="0.358107761819051" calcext:value-type="float">
            <text:p>0.3581077618</text:p>
          </table:table-cell>
          <table:table-cell table:style-name="ce3" office:value-type="float" office:value="0.438400134479972" calcext:value-type="float">
            <text:p>0.4384001345</text:p>
          </table:table-cell>
          <table:table-cell table:style-name="ce3" office:value-type="float" office:value="0.410482926268513" calcext:value-type="float">
            <text:p>0.4104829263</text:p>
          </table:table-cell>
          <table:table-cell table:style-name="ce3" office:value-type="float" office:value="0.436549502012072" calcext:value-type="float">
            <text:p>0.436549502</text:p>
          </table:table-cell>
          <table:table-cell table:style-name="ce3" office:value-type="float" office:value="0.470908463102891" calcext:value-type="float">
            <text:p>0.4709084631</text:p>
          </table:table-cell>
          <table:table-cell table:style-name="ce3" office:value-type="float" office:value="0.490329595639187" calcext:value-type="float">
            <text:p>0.4903295956</text:p>
          </table:table-cell>
          <table:table-cell table:style-name="ce3" office:value-type="float" office:value="0.484539750337584" calcext:value-type="float">
            <text:p>0.4845397503</text:p>
          </table:table-cell>
          <table:table-cell table:style-name="ce3" office:value-type="float" office:value="0.477100681911704" calcext:value-type="float">
            <text:p>0.4771006819</text:p>
          </table:table-cell>
          <table:table-cell table:style-name="ce3" office:value-type="float" office:value="0.477620653866417" calcext:value-type="float">
            <text:p>0.4776206539</text:p>
          </table:table-cell>
          <table:table-cell table:style-name="ce3" office:value-type="float" office:value="0.500146777101543" calcext:value-type="float">
            <text:p>0.50014677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264_nvenc llhq</text:p>
          </table:table-cell>
          <table:table-cell office:value-type="float" office:value="0.0203540546150153" calcext:value-type="float">
            <text:p>0.0203540546</text:p>
          </table:table-cell>
          <table:table-cell office:value-type="float" office:value="0.0218565057571691" calcext:value-type="float">
            <text:p>0.0218565058</text:p>
          </table:table-cell>
          <table:table-cell office:value-type="float" office:value="0.0257033904465213" calcext:value-type="float">
            <text:p>0.0257033904</text:p>
          </table:table-cell>
          <table:table-cell office:value-type="float" office:value="0.0390775460890175" calcext:value-type="float">
            <text:p>0.0390775461</text:p>
          </table:table-cell>
          <table:table-cell office:value-type="float" office:value="0.169485314872711" calcext:value-type="float">
            <text:p>0.1694853149</text:p>
          </table:table-cell>
          <table:table-cell office:value-type="float" office:value="0.243269904395509" calcext:value-type="float">
            <text:p>0.2432699044</text:p>
          </table:table-cell>
          <table:table-cell office:value-type="float" office:value="0.384919180634369" calcext:value-type="float">
            <text:p>0.3849191806</text:p>
          </table:table-cell>
          <table:table-cell office:value-type="float" office:value="0.42306132314432" calcext:value-type="float">
            <text:p>0.4230613231</text:p>
          </table:table-cell>
          <table:table-cell office:value-type="float" office:value="0.417530962109955" calcext:value-type="float">
            <text:p>0.4175309621</text:p>
          </table:table-cell>
          <table:table-cell office:value-type="float" office:value="0.413382824702949" calcext:value-type="float">
            <text:p>0.4133828247</text:p>
          </table:table-cell>
          <table:table-cell office:value-type="float" office:value="0.480430175323611" calcext:value-type="float">
            <text:p>0.4804301753</text:p>
          </table:table-cell>
          <table:table-cell office:value-type="float" office:value="0.467000056075919" calcext:value-type="float">
            <text:p>0.4670000561</text:p>
          </table:table-cell>
          <table:table-cell office:value-type="float" office:value="0.503881147280212" calcext:value-type="float">
            <text:p>0.5038811473</text:p>
          </table:table-cell>
          <table:table-cell office:value-type="float" office:value="0.514965534133387" calcext:value-type="float">
            <text:p>0.5149655341</text:p>
          </table:table-cell>
          <table:table-cell office:value-type="float" office:value="0.522155492454328" calcext:value-type="float">
            <text:p>0.5221554925</text:p>
          </table:table-cell>
          <table:table-cell office:value-type="float" office:value="0.498872092499296" calcext:value-type="float">
            <text:p>0.4988720925</text:p>
          </table:table-cell>
          <table:table-cell office:value-type="float" office:value="0.534297763901279" calcext:value-type="float">
            <text:p>0.5342977639</text:p>
          </table:table-cell>
          <table:table-cell office:value-type="float" office:value="0.532023196721313" calcext:value-type="float">
            <text:p>0.5320231967</text:p>
          </table:table-cell>
          <table:table-cell office:value-type="float" office:value="0.535141838544402" calcext:value-type="float">
            <text:p>0.5351418385</text:p>
          </table:table-cell>
          <table:table-cell office:value-type="float" office:value="0.504230033945166" calcext:value-type="float">
            <text:p>0.50423003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264_nvenc llhp</text:p>
          </table:table-cell>
          <table:table-cell office:value-type="float" office:value="0.0215805823068309" calcext:value-type="float">
            <text:p>0.0215805823</text:p>
          </table:table-cell>
          <table:table-cell table:style-name="ce2" office:value-type="float" office:value="0.0240718196960941" calcext:value-type="float">
            <text:p>0.0240718197</text:p>
          </table:table-cell>
          <table:table-cell table:style-name="ce2" office:value-type="float" office:value="0.0304970061089514" calcext:value-type="float">
            <text:p>0.0304970061</text:p>
          </table:table-cell>
          <table:table-cell table:style-name="ce2" office:value-type="float" office:value="0.0391922121811317" calcext:value-type="float">
            <text:p>0.0391922122</text:p>
          </table:table-cell>
          <table:table-cell table:style-name="ce2" office:value-type="float" office:value="0.180248981211051" calcext:value-type="float">
            <text:p>0.1802489812</text:p>
          </table:table-cell>
          <table:table-cell table:style-name="ce2" office:value-type="float" office:value="0.276614313269252" calcext:value-type="float">
            <text:p>0.2766143133</text:p>
          </table:table-cell>
          <table:table-cell table:style-name="ce2" office:value-type="float" office:value="0.378257336391239" calcext:value-type="float">
            <text:p>0.3782573364</text:p>
          </table:table-cell>
          <table:table-cell table:style-name="ce2" office:value-type="float" office:value="0.436201611519608" calcext:value-type="float">
            <text:p>0.4362016115</text:p>
          </table:table-cell>
          <table:table-cell table:style-name="ce2" office:value-type="float" office:value="0.432722130965593" calcext:value-type="float">
            <text:p>0.432722131</text:p>
          </table:table-cell>
          <table:table-cell table:style-name="ce2" office:value-type="float" office:value="0.444977877744432" calcext:value-type="float">
            <text:p>0.4449778777</text:p>
          </table:table-cell>
          <table:table-cell table:style-name="ce2" office:value-type="float" office:value="0.477752658946337" calcext:value-type="float">
            <text:p>0.4777526589</text:p>
          </table:table-cell>
          <table:table-cell table:style-name="ce2" office:value-type="float" office:value="0.514298141579506" calcext:value-type="float">
            <text:p>0.5142981416</text:p>
          </table:table-cell>
          <table:table-cell table:style-name="ce2" office:value-type="float" office:value="0.522800610203005" calcext:value-type="float">
            <text:p>0.5228006102</text:p>
          </table:table-cell>
          <table:table-cell table:style-name="ce2" office:value-type="float" office:value="0.511751559308721" calcext:value-type="float">
            <text:p>0.5117515593</text:p>
          </table:table-cell>
          <table:table-cell table:style-name="ce2" office:value-type="float" office:value="0.550792329660797" calcext:value-type="float">
            <text:p>0.5507923297</text:p>
          </table:table-cell>
          <table:table-cell table:style-name="ce2" office:value-type="float" office:value="0.50455000555388" calcext:value-type="float">
            <text:p>0.5045500056</text:p>
          </table:table-cell>
          <table:table-cell table:style-name="ce2" office:value-type="float" office:value="0.464467556603366" calcext:value-type="float">
            <text:p>0.4644675566</text:p>
          </table:table-cell>
          <table:table-cell table:style-name="ce2" office:value-type="float" office:value="0.302698814361881" calcext:value-type="float">
            <text:p>0.3026988144</text:p>
          </table:table-cell>
          <table:table-cell table:style-name="ce2" office:value-type="float" office:value="0.239997741351125" calcext:value-type="float">
            <text:p>0.2399977414</text:p>
          </table:table-cell>
          <table:table-cell table:style-name="ce2" office:value-type="float" office:value="0.27257512126819" calcext:value-type="float">
            <text:p>0.2725751213</text:p>
          </table:table-cell>
          <table:table-cell table:number-columns-repeated="18"/>
        </table:table-row>
        <table:table-row table:style-name="ro1">
          <table:table-cell/>
          <table:table-cell table:style-name="ce2" table:number-columns-repeated="20"/>
          <table:table-cell table:number-columns-repeated="18"/>
        </table:table-row>
        <table:table-row table:style-name="ro1">
          <table:table-cell office:value-type="string" calcext:value-type="string">
            <text:p>QBR</text:p>
          </table:table-cell>
          <table:table-cell table:style-name="ce2" table:number-columns-repeated="20"/>
          <table:table-cell table:number-columns-repeated="18"/>
        </table:table-row>
        <table:table-row table:style-name="ro1">
          <table:table-cell office:value-type="string" calcext:value-type="string">
            <text:p>theora</text:p>
          </table:table-cell>
          <table:table-cell office:value-type="float" office:value="0.013074948" calcext:value-type="float">
            <text:p>0.013074948</text:p>
          </table:table-cell>
          <table:table-cell office:value-type="float" office:value="0.006952974" calcext:value-type="float">
            <text:p>0.006952974</text:p>
          </table:table-cell>
          <table:table-cell office:value-type="float" office:value="0.00481137533333333" calcext:value-type="float">
            <text:p>0.0048113753</text:p>
          </table:table-cell>
          <table:table-cell office:value-type="float" office:value="0.003868876" calcext:value-type="float">
            <text:p>0.003868876</text:p>
          </table:table-cell>
          <table:table-cell office:value-type="float" office:value="0.003182208" calcext:value-type="float">
            <text:p>0.003182208</text:p>
          </table:table-cell>
          <table:table-cell office:value-type="float" office:value="0.002947457" calcext:value-type="float">
            <text:p>0.002947457</text:p>
          </table:table-cell>
          <table:table-cell office:value-type="float" office:value="0.00281679514285714" calcext:value-type="float">
            <text:p>0.0028167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13197233333333" calcext:value-type="float">
            <text:p>0.0041319723</text:p>
          </table:table-cell>
          <table:table-cell office:value-type="float" office:value="0.005564391" calcext:value-type="float">
            <text:p>0.005564391</text:p>
          </table:table-cell>
          <table:table-cell office:value-type="float" office:value="0.00570015525" calcext:value-type="float">
            <text:p>0.0057001553</text:p>
          </table:table-cell>
          <table:table-cell office:value-type="float" office:value="0.00574119122222222" calcext:value-type="float">
            <text:p>0.0057411912</text:p>
          </table:table-cell>
          <table:table-cell office:value-type="float" office:value="0.0057388203" calcext:value-type="float">
            <text:p>0.0057388203</text:p>
          </table:table-cell>
          <table:table-cell office:value-type="float" office:value="0.005639724" calcext:value-type="float">
            <text:p>0.005639724</text:p>
          </table:table-cell>
          <table:table-cell office:value-type="float" office:value="0.00550425066666667" calcext:value-type="float">
            <text:p>0.0055042507</text:p>
          </table:table-cell>
          <table:table-cell office:value-type="float" office:value="0.00535256723076923" calcext:value-type="float">
            <text:p>0.0053525672</text:p>
          </table:table-cell>
          <table:table-cell office:value-type="float" office:value="0.00520653014285714" calcext:value-type="float">
            <text:p>0.0052065301</text:p>
          </table:table-cell>
          <table:table-cell office:value-type="float" office:value="0.00504812633333333" calcext:value-type="float">
            <text:p>0.0050481263</text:p>
          </table:table-cell>
          <table:table-cell table:style-name="ce2" table:number-columns-repeated="18"/>
        </table:table-row>
        <table:table-row table:style-name="ro2">
          <table:table-cell office:value-type="string" calcext:value-type="string">
            <text:p>x264 ultrafast</text:p>
          </table:table-cell>
          <table:table-cell office:value-type="float" office:value="0.000008242" calcext:value-type="float">
            <text:p>0.000008242</text:p>
          </table:table-cell>
          <table:table-cell office:value-type="float" office:value="0.000004121" calcext:value-type="float">
            <text:p>0.000004121</text:p>
          </table:table-cell>
          <table:table-cell office:value-type="float" office:value="0.000017488" calcext:value-type="float">
            <text:p>0.000017488</text:p>
          </table:table-cell>
          <table:table-cell office:value-type="float" office:value="0.000622653" calcext:value-type="float">
            <text:p>0.000622653</text:p>
          </table:table-cell>
          <table:table-cell office:value-type="float" office:value="0.0035965032" calcext:value-type="float">
            <text:p>0.0035965032</text:p>
          </table:table-cell>
          <table:table-cell office:value-type="float" office:value="0.00752565166666667" calcext:value-type="float">
            <text:p>0.0075256517</text:p>
          </table:table-cell>
          <table:table-cell office:value-type="float" office:value="0.0110223597142857" calcext:value-type="float">
            <text:p>0.0110223597</text:p>
          </table:table-cell>
          <table:table-cell office:value-type="float" office:value="0.0126826125" calcext:value-type="float">
            <text:p>0.0126826125</text:p>
          </table:table-cell>
          <table:table-cell office:value-type="float" office:value="0.0127437935555556" calcext:value-type="float">
            <text:p>0.0127437936</text:p>
          </table:table-cell>
          <table:table-cell office:value-type="float" office:value="0.012530362" calcext:value-type="float">
            <text:p>0.012530362</text:p>
          </table:table-cell>
          <table:table-cell office:value-type="float" office:value="0.0115122595" calcext:value-type="float">
            <text:p>0.0115122595</text:p>
          </table:table-cell>
          <table:table-cell office:value-type="float" office:value="0.0103815487142857" calcext:value-type="float">
            <text:p>0.0103815487</text:p>
          </table:table-cell>
          <table:table-cell office:value-type="float" office:value="0.009419300625" calcext:value-type="float">
            <text:p>0.0094193006</text:p>
          </table:table-cell>
          <table:table-cell office:value-type="float" office:value="0.00861403022222222" calcext:value-type="float">
            <text:p>0.0086140302</text:p>
          </table:table-cell>
          <table:table-cell office:value-type="float" office:value="0.0079503" calcext:value-type="float">
            <text:p>0.0079503</text:p>
          </table:table-cell>
          <table:table-cell office:value-type="float" office:value="0.00733083663636364" calcext:value-type="float">
            <text:p>0.0073308366</text:p>
          </table:table-cell>
          <table:table-cell office:value-type="float" office:value="0.00682128333333333" calcext:value-type="float">
            <text:p>0.0068212833</text:p>
          </table:table-cell>
          <table:table-cell office:value-type="float" office:value="0.00637811076923077" calcext:value-type="float">
            <text:p>0.0063781108</text:p>
          </table:table-cell>
          <table:table-cell office:value-type="float" office:value="0.00599299842857143" calcext:value-type="float">
            <text:p>0.0059929984</text:p>
          </table:table-cell>
          <table:table-cell office:value-type="float" office:value="0.00562234233333333" calcext:value-type="float">
            <text:p>0.0056223423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superfast</text:p>
          </table:table-cell>
          <table:table-cell office:value-type="float" office:value="0.000024492" calcext:value-type="float">
            <text:p>0.000024492</text:p>
          </table:table-cell>
          <table:table-cell office:value-type="float" office:value="0.000023236" calcext:value-type="float">
            <text:p>0.000023236</text:p>
          </table:table-cell>
          <table:table-cell office:value-type="float" office:value="0.00285112333333333" calcext:value-type="float">
            <text:p>0.0028511233</text:p>
          </table:table-cell>
          <table:table-cell office:value-type="float" office:value="0.0114031605" calcext:value-type="float">
            <text:p>0.0114031605</text:p>
          </table:table-cell>
          <table:table-cell office:value-type="float" office:value="0.0147946944" calcext:value-type="float">
            <text:p>0.0147946944</text:p>
          </table:table-cell>
          <table:table-cell office:value-type="float" office:value="0.0155038633333333" calcext:value-type="float">
            <text:p>0.0155038633</text:p>
          </table:table-cell>
          <table:table-cell office:value-type="float" office:value="0.0152764871428571" calcext:value-type="float">
            <text:p>0.0152764871</text:p>
          </table:table-cell>
          <table:table-cell office:value-type="float" office:value="0.014546235" calcext:value-type="float">
            <text:p>0.014546235</text:p>
          </table:table-cell>
          <table:table-cell office:value-type="float" office:value="0.0136676606666667" calcext:value-type="float">
            <text:p>0.0136676607</text:p>
          </table:table-cell>
          <table:table-cell office:value-type="float" office:value="0.0127932674" calcext:value-type="float">
            <text:p>0.0127932674</text:p>
          </table:table-cell>
          <table:table-cell office:value-type="float" office:value="0.0112733546666667" calcext:value-type="float">
            <text:p>0.0112733547</text:p>
          </table:table-cell>
          <table:table-cell office:value-type="float" office:value="0.0100161015714286" calcext:value-type="float">
            <text:p>0.0100161016</text:p>
          </table:table-cell>
          <table:table-cell office:value-type="float" office:value="0.00899567075" calcext:value-type="float">
            <text:p>0.0089956708</text:p>
          </table:table-cell>
          <table:table-cell office:value-type="float" office:value="0.00818540911111111" calcext:value-type="float">
            <text:p>0.0081854091</text:p>
          </table:table-cell>
          <table:table-cell office:value-type="float" office:value="0.0074921033" calcext:value-type="float">
            <text:p>0.0074921033</text:p>
          </table:table-cell>
          <table:table-cell office:value-type="float" office:value="0.00689641354545455" calcext:value-type="float">
            <text:p>0.0068964135</text:p>
          </table:table-cell>
          <table:table-cell office:value-type="float" office:value="0.00636319791666667" calcext:value-type="float">
            <text:p>0.0063631979</text:p>
          </table:table-cell>
          <table:table-cell office:value-type="float" office:value="0.00590917715384615" calcext:value-type="float">
            <text:p>0.0059091772</text:p>
          </table:table-cell>
          <table:table-cell office:value-type="float" office:value="0.00551306914285714" calcext:value-type="float">
            <text:p>0.0055130691</text:p>
          </table:table-cell>
          <table:table-cell office:value-type="float" office:value="0.00516784853333333" calcext:value-type="float">
            <text:p>0.0051678485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veryfast</text:p>
          </table:table-cell>
          <table:table-cell office:value-type="float" office:value="0.000070416" calcext:value-type="float">
            <text:p>0.000070416</text:p>
          </table:table-cell>
          <table:table-cell office:value-type="float" office:value="0.000104951" calcext:value-type="float">
            <text:p>0.000104951</text:p>
          </table:table-cell>
          <table:table-cell office:value-type="float" office:value="0.004296278" calcext:value-type="float">
            <text:p>0.004296278</text:p>
          </table:table-cell>
          <table:table-cell office:value-type="float" office:value="0.013811439" calcext:value-type="float">
            <text:p>0.013811439</text:p>
          </table:table-cell>
          <table:table-cell office:value-type="float" office:value="0.016819582" calcext:value-type="float">
            <text:p>0.016819582</text:p>
          </table:table-cell>
          <table:table-cell office:value-type="float" office:value="0.0174075823333333" calcext:value-type="float">
            <text:p>0.0174075823</text:p>
          </table:table-cell>
          <table:table-cell office:value-type="float" office:value="0.0171098622857143" calcext:value-type="float">
            <text:p>0.0171098623</text:p>
          </table:table-cell>
          <table:table-cell office:value-type="float" office:value="0.01625478125" calcext:value-type="float">
            <text:p>0.0162547813</text:p>
          </table:table-cell>
          <table:table-cell office:value-type="float" office:value="0.0152744706666667" calcext:value-type="float">
            <text:p>0.0152744707</text:p>
          </table:table-cell>
          <table:table-cell office:value-type="float" office:value="0.0143497602" calcext:value-type="float">
            <text:p>0.0143497602</text:p>
          </table:table-cell>
          <table:table-cell office:value-type="float" office:value="0.0125650745" calcext:value-type="float">
            <text:p>0.0125650745</text:p>
          </table:table-cell>
          <table:table-cell office:value-type="float" office:value="0.0111181201428571" calcext:value-type="float">
            <text:p>0.0111181201</text:p>
          </table:table-cell>
          <table:table-cell office:value-type="float" office:value="0.009922311125" calcext:value-type="float">
            <text:p>0.0099223111</text:p>
          </table:table-cell>
          <table:table-cell office:value-type="float" office:value="0.008937742" calcext:value-type="float">
            <text:p>0.008937742</text:p>
          </table:table-cell>
          <table:table-cell office:value-type="float" office:value="0.0081125" calcext:value-type="float">
            <text:p>0.0081125</text:p>
          </table:table-cell>
          <table:table-cell office:value-type="float" office:value="0.00741627590909091" calcext:value-type="float">
            <text:p>0.0074162759</text:p>
          </table:table-cell>
          <table:table-cell office:value-type="float" office:value="0.00682044208333333" calcext:value-type="float">
            <text:p>0.0068204421</text:p>
          </table:table-cell>
          <table:table-cell office:value-type="float" office:value="0.00629283446153846" calcext:value-type="float">
            <text:p>0.0062928345</text:p>
          </table:table-cell>
          <table:table-cell office:value-type="float" office:value="0.00582491714285714" calcext:value-type="float">
            <text:p>0.0058249171</text:p>
          </table:table-cell>
          <table:table-cell office:value-type="float" office:value="0.00537133633333333" calcext:value-type="float">
            <text:p>0.0053713363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faster</text:p>
          </table:table-cell>
          <table:table-cell office:value-type="float" office:value="0" calcext:value-type="float">
            <text:p>0</text:p>
          </table:table-cell>
          <table:table-cell office:value-type="float" office:value="0.000245498" calcext:value-type="float">
            <text:p>0.000245498</text:p>
          </table:table-cell>
          <table:table-cell office:value-type="float" office:value="0.00717525" calcext:value-type="float">
            <text:p>0.00717525</text:p>
          </table:table-cell>
          <table:table-cell office:value-type="float" office:value="0.0164751095" calcext:value-type="float">
            <text:p>0.0164751095</text:p>
          </table:table-cell>
          <table:table-cell office:value-type="float" office:value="0.0187654152" calcext:value-type="float">
            <text:p>0.0187654152</text:p>
          </table:table-cell>
          <table:table-cell office:value-type="float" office:value="0.0190398983333333" calcext:value-type="float">
            <text:p>0.0190398983</text:p>
          </table:table-cell>
          <table:table-cell office:value-type="float" office:value="0.0184617097142857" calcext:value-type="float">
            <text:p>0.0184617097</text:p>
          </table:table-cell>
          <table:table-cell office:value-type="float" office:value="0.01761447025" calcext:value-type="float">
            <text:p>0.0176144703</text:p>
          </table:table-cell>
          <table:table-cell office:value-type="float" office:value="0.0165866048888889" calcext:value-type="float">
            <text:p>0.0165866049</text:p>
          </table:table-cell>
          <table:table-cell office:value-type="float" office:value="0.015575055" calcext:value-type="float">
            <text:p>0.015575055</text:p>
          </table:table-cell>
          <table:table-cell office:value-type="float" office:value="0.0137197965" calcext:value-type="float">
            <text:p>0.0137197965</text:p>
          </table:table-cell>
          <table:table-cell office:value-type="float" office:value="0.0121363627142857" calcext:value-type="float">
            <text:p>0.0121363627</text:p>
          </table:table-cell>
          <table:table-cell office:value-type="float" office:value="0.0108322655" calcext:value-type="float">
            <text:p>0.0108322655</text:p>
          </table:table-cell>
          <table:table-cell office:value-type="float" office:value="0.00975371777777778" calcext:value-type="float">
            <text:p>0.0097537178</text:p>
          </table:table-cell>
          <table:table-cell office:value-type="float" office:value="0.0088557694" calcext:value-type="float">
            <text:p>0.0088557694</text:p>
          </table:table-cell>
          <table:table-cell office:value-type="float" office:value="0.00809410836363636" calcext:value-type="float">
            <text:p>0.0080941084</text:p>
          </table:table-cell>
          <table:table-cell office:value-type="float" office:value="0.00743725266666667" calcext:value-type="float">
            <text:p>0.0074372527</text:p>
          </table:table-cell>
          <table:table-cell office:value-type="float" office:value="0.00687588992307692" calcext:value-type="float">
            <text:p>0.0068758899</text:p>
          </table:table-cell>
          <table:table-cell office:value-type="float" office:value="0.00638268542857143" calcext:value-type="float">
            <text:p>0.0063826854</text:p>
          </table:table-cell>
          <table:table-cell office:value-type="float" office:value="0.00593548513333333" calcext:value-type="float">
            <text:p>0.0059354851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fast</text:p>
          </table:table-cell>
          <table:table-cell office:value-type="float" office:value="0" calcext:value-type="float">
            <text:p>0</text:p>
          </table:table-cell>
          <table:table-cell office:value-type="float" office:value="0.001214648" calcext:value-type="float">
            <text:p>0.001214648</text:p>
          </table:table-cell>
          <table:table-cell office:value-type="float" office:value="0.0133918946666667" calcext:value-type="float">
            <text:p>0.0133918947</text:p>
          </table:table-cell>
          <table:table-cell office:value-type="float" office:value="0.018740975" calcext:value-type="float">
            <text:p>0.018740975</text:p>
          </table:table-cell>
          <table:table-cell office:value-type="float" office:value="0.0199944316" calcext:value-type="float">
            <text:p>0.0199944316</text:p>
          </table:table-cell>
          <table:table-cell office:value-type="float" office:value="0.019945434" calcext:value-type="float">
            <text:p>0.019945434</text:p>
          </table:table-cell>
          <table:table-cell office:value-type="float" office:value="0.0190931977142857" calcext:value-type="float">
            <text:p>0.0190931977</text:p>
          </table:table-cell>
          <table:table-cell office:value-type="float" office:value="0.01801293425" calcext:value-type="float">
            <text:p>0.0180129343</text:p>
          </table:table-cell>
          <table:table-cell office:value-type="float" office:value="0.0168904013333333" calcext:value-type="float">
            <text:p>0.0168904013</text:p>
          </table:table-cell>
          <table:table-cell office:value-type="float" office:value="0.0158223452" calcext:value-type="float">
            <text:p>0.0158223452</text:p>
          </table:table-cell>
          <table:table-cell office:value-type="float" office:value="0.013851052" calcext:value-type="float">
            <text:p>0.013851052</text:p>
          </table:table-cell>
          <table:table-cell office:value-type="float" office:value="0.0122250358571429" calcext:value-type="float">
            <text:p>0.0122250359</text:p>
          </table:table-cell>
          <table:table-cell office:value-type="float" office:value="0.010897858125" calcext:value-type="float">
            <text:p>0.0108978581</text:p>
          </table:table-cell>
          <table:table-cell office:value-type="float" office:value="0.00980805166666667" calcext:value-type="float">
            <text:p>0.0098080517</text:p>
          </table:table-cell>
          <table:table-cell office:value-type="float" office:value="0.0088971054" calcext:value-type="float">
            <text:p>0.0088971054</text:p>
          </table:table-cell>
          <table:table-cell office:value-type="float" office:value="0.00812911745454545" calcext:value-type="float">
            <text:p>0.0081291175</text:p>
          </table:table-cell>
          <table:table-cell office:value-type="float" office:value="0.00746198683333333" calcext:value-type="float">
            <text:p>0.0074619868</text:p>
          </table:table-cell>
          <table:table-cell office:value-type="float" office:value="0.00688335276923077" calcext:value-type="float">
            <text:p>0.0068833528</text:p>
          </table:table-cell>
          <table:table-cell office:value-type="float" office:value="0.0063736995" calcext:value-type="float">
            <text:p>0.0063736995</text:p>
          </table:table-cell>
          <table:table-cell office:value-type="float" office:value="0.0059095524" calcext:value-type="float">
            <text:p>0.0059095524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medium</text:p>
          </table:table-cell>
          <table:table-cell office:value-type="float" office:value="0" calcext:value-type="float">
            <text:p>0</text:p>
          </table:table-cell>
          <table:table-cell office:value-type="float" office:value="0.000512735" calcext:value-type="float">
            <text:p>0.000512735</text:p>
          </table:table-cell>
          <table:table-cell office:value-type="float" office:value="0.00807029466666667" calcext:value-type="float">
            <text:p>0.0080702947</text:p>
          </table:table-cell>
          <table:table-cell office:value-type="float" office:value="0.015253281" calcext:value-type="float">
            <text:p>0.015253281</text:p>
          </table:table-cell>
          <table:table-cell office:value-type="float" office:value="0.0179992708" calcext:value-type="float">
            <text:p>0.0179992708</text:p>
          </table:table-cell>
          <table:table-cell office:value-type="float" office:value="0.018819401" calcext:value-type="float">
            <text:p>0.018819401</text:p>
          </table:table-cell>
          <table:table-cell office:value-type="float" office:value="0.0186428862857143" calcext:value-type="float">
            <text:p>0.0186428863</text:p>
          </table:table-cell>
          <table:table-cell office:value-type="float" office:value="0.017876785" calcext:value-type="float">
            <text:p>0.017876785</text:p>
          </table:table-cell>
          <table:table-cell office:value-type="float" office:value="0.0169296957777778" calcext:value-type="float">
            <text:p>0.0169296958</text:p>
          </table:table-cell>
          <table:table-cell office:value-type="float" office:value="0.0159167556" calcext:value-type="float">
            <text:p>0.0159167556</text:p>
          </table:table-cell>
          <table:table-cell office:value-type="float" office:value="0.0140045186666667" calcext:value-type="float">
            <text:p>0.0140045187</text:p>
          </table:table-cell>
          <table:table-cell office:value-type="float" office:value="0.012360106" calcext:value-type="float">
            <text:p>0.012360106</text:p>
          </table:table-cell>
          <table:table-cell office:value-type="float" office:value="0.01100387725" calcext:value-type="float">
            <text:p>0.0110038773</text:p>
          </table:table-cell>
          <table:table-cell office:value-type="float" office:value="0.009905491" calcext:value-type="float">
            <text:p>0.009905491</text:p>
          </table:table-cell>
          <table:table-cell office:value-type="float" office:value="0.0089912475" calcext:value-type="float">
            <text:p>0.0089912475</text:p>
          </table:table-cell>
          <table:table-cell office:value-type="float" office:value="0.008208299" calcext:value-type="float">
            <text:p>0.008208299</text:p>
          </table:table-cell>
          <table:table-cell office:value-type="float" office:value="0.00753376266666667" calcext:value-type="float">
            <text:p>0.0075337627</text:p>
          </table:table-cell>
          <table:table-cell office:value-type="float" office:value="0.00695489923076923" calcext:value-type="float">
            <text:p>0.0069548992</text:p>
          </table:table-cell>
          <table:table-cell office:value-type="float" office:value="0.00644923521428571" calcext:value-type="float">
            <text:p>0.0064492352</text:p>
          </table:table-cell>
          <table:table-cell office:value-type="float" office:value="0.00598772933333333" calcext:value-type="float">
            <text:p>0.0059877293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slow</text:p>
          </table:table-cell>
          <table:table-cell office:value-type="float" office:value="0" calcext:value-type="float">
            <text:p>0</text:p>
          </table:table-cell>
          <table:table-cell office:value-type="float" office:value="0.000388509" calcext:value-type="float">
            <text:p>0.000388509</text:p>
          </table:table-cell>
          <table:table-cell office:value-type="float" office:value="0.00621002333333333" calcext:value-type="float">
            <text:p>0.0062100233</text:p>
          </table:table-cell>
          <table:table-cell office:value-type="float" office:value="0.0141692645" calcext:value-type="float">
            <text:p>0.0141692645</text:p>
          </table:table-cell>
          <table:table-cell office:value-type="float" office:value="0.017667216" calcext:value-type="float">
            <text:p>0.017667216</text:p>
          </table:table-cell>
          <table:table-cell office:value-type="float" office:value="0.0192887883333333" calcext:value-type="float">
            <text:p>0.0192887883</text:p>
          </table:table-cell>
          <table:table-cell office:value-type="float" office:value="0.0192120002857143" calcext:value-type="float">
            <text:p>0.0192120003</text:p>
          </table:table-cell>
          <table:table-cell office:value-type="float" office:value="0.01845739575" calcext:value-type="float">
            <text:p>0.0184573958</text:p>
          </table:table-cell>
          <table:table-cell office:value-type="float" office:value="0.0173315397777778" calcext:value-type="float">
            <text:p>0.0173315398</text:p>
          </table:table-cell>
          <table:table-cell office:value-type="float" office:value="0.0162436734" calcext:value-type="float">
            <text:p>0.0162436734</text:p>
          </table:table-cell>
          <table:table-cell office:value-type="float" office:value="0.0141195066666667" calcext:value-type="float">
            <text:p>0.0141195067</text:p>
          </table:table-cell>
          <table:table-cell office:value-type="float" office:value="0.0124314582857143" calcext:value-type="float">
            <text:p>0.0124314583</text:p>
          </table:table-cell>
          <table:table-cell office:value-type="float" office:value="0.01103772175" calcext:value-type="float">
            <text:p>0.0110377218</text:p>
          </table:table-cell>
          <table:table-cell office:value-type="float" office:value="0.00989383488888889" calcext:value-type="float">
            <text:p>0.0098938349</text:p>
          </table:table-cell>
          <table:table-cell office:value-type="float" office:value="0.0089499027" calcext:value-type="float">
            <text:p>0.0089499027</text:p>
          </table:table-cell>
          <table:table-cell office:value-type="float" office:value="0.00815368263636364" calcext:value-type="float">
            <text:p>0.0081536826</text:p>
          </table:table-cell>
          <table:table-cell office:value-type="float" office:value="0.00746047441666667" calcext:value-type="float">
            <text:p>0.0074604744</text:p>
          </table:table-cell>
          <table:table-cell office:value-type="float" office:value="0.00688031392307692" calcext:value-type="float">
            <text:p>0.0068803139</text:p>
          </table:table-cell>
          <table:table-cell office:value-type="float" office:value="0.00636071928571429" calcext:value-type="float">
            <text:p>0.0063607193</text:p>
          </table:table-cell>
          <table:table-cell office:value-type="float" office:value="0.00589624253333333" calcext:value-type="float">
            <text:p>0.0058962425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slower</text:p>
          </table:table-cell>
          <table:table-cell office:value-type="float" office:value="0" calcext:value-type="float">
            <text:p>0</text:p>
          </table:table-cell>
          <table:table-cell office:value-type="float" office:value="0.000276447" calcext:value-type="float">
            <text:p>0.000276447</text:p>
          </table:table-cell>
          <table:table-cell office:value-type="float" office:value="0.00699123866666667" calcext:value-type="float">
            <text:p>0.0069912387</text:p>
          </table:table-cell>
          <table:table-cell office:value-type="float" office:value="0.014465689" calcext:value-type="float">
            <text:p>0.014465689</text:p>
          </table:table-cell>
          <table:table-cell office:value-type="float" office:value="0.017428836" calcext:value-type="float">
            <text:p>0.017428836</text:p>
          </table:table-cell>
          <table:table-cell office:value-type="float" office:value="0.018894003" calcext:value-type="float">
            <text:p>0.018894003</text:p>
          </table:table-cell>
          <table:table-cell office:value-type="float" office:value="0.0191877054285714" calcext:value-type="float">
            <text:p>0.0191877054</text:p>
          </table:table-cell>
          <table:table-cell office:value-type="float" office:value="0.01829886025" calcext:value-type="float">
            <text:p>0.0182988603</text:p>
          </table:table-cell>
          <table:table-cell office:value-type="float" office:value="0.017263332" calcext:value-type="float">
            <text:p>0.017263332</text:p>
          </table:table-cell>
          <table:table-cell office:value-type="float" office:value="0.016164937" calcext:value-type="float">
            <text:p>0.016164937</text:p>
          </table:table-cell>
          <table:table-cell office:value-type="float" office:value="0.0140730698333333" calcext:value-type="float">
            <text:p>0.0140730698</text:p>
          </table:table-cell>
          <table:table-cell office:value-type="float" office:value="0.0123904531428571" calcext:value-type="float">
            <text:p>0.0123904531</text:p>
          </table:table-cell>
          <table:table-cell office:value-type="float" office:value="0.011028657125" calcext:value-type="float">
            <text:p>0.0110286571</text:p>
          </table:table-cell>
          <table:table-cell office:value-type="float" office:value="0.00989903655555556" calcext:value-type="float">
            <text:p>0.0098990366</text:p>
          </table:table-cell>
          <table:table-cell office:value-type="float" office:value="0.008956107" calcext:value-type="float">
            <text:p>0.008956107</text:p>
          </table:table-cell>
          <table:table-cell office:value-type="float" office:value="0.008157504" calcext:value-type="float">
            <text:p>0.008157504</text:p>
          </table:table-cell>
          <table:table-cell office:value-type="float" office:value="0.00748421158333333" calcext:value-type="float">
            <text:p>0.0074842116</text:p>
          </table:table-cell>
          <table:table-cell office:value-type="float" office:value="0.00689767869230769" calcext:value-type="float">
            <text:p>0.0068976787</text:p>
          </table:table-cell>
          <table:table-cell office:value-type="float" office:value="0.006372079" calcext:value-type="float">
            <text:p>0.006372079</text:p>
          </table:table-cell>
          <table:table-cell office:value-type="float" office:value="0.00591931846666667" calcext:value-type="float">
            <text:p>0.0059193185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veryslow</text:p>
          </table:table-cell>
          <table:table-cell office:value-type="float" office:value="0" calcext:value-type="float">
            <text:p>0</text:p>
          </table:table-cell>
          <table:table-cell office:value-type="float" office:value="0.000923617" calcext:value-type="float">
            <text:p>0.000923617</text:p>
          </table:table-cell>
          <table:table-cell office:value-type="float" office:value="0.008867604" calcext:value-type="float">
            <text:p>0.008867604</text:p>
          </table:table-cell>
          <table:table-cell office:value-type="float" office:value="0.0163953645" calcext:value-type="float">
            <text:p>0.0163953645</text:p>
          </table:table-cell>
          <table:table-cell office:value-type="float" office:value="0.0192399892" calcext:value-type="float">
            <text:p>0.0192399892</text:p>
          </table:table-cell>
          <table:table-cell office:value-type="float" office:value="0.019868941" calcext:value-type="float">
            <text:p>0.019868941</text:p>
          </table:table-cell>
          <table:table-cell office:value-type="float" office:value="0.0195174217142857" calcext:value-type="float">
            <text:p>0.0195174217</text:p>
          </table:table-cell>
          <table:table-cell office:value-type="float" office:value="0.0185694895" calcext:value-type="float">
            <text:p>0.0185694895</text:p>
          </table:table-cell>
          <table:table-cell office:value-type="float" office:value="0.017356058" calcext:value-type="float">
            <text:p>0.017356058</text:p>
          </table:table-cell>
          <table:table-cell office:value-type="float" office:value="0.01615553" calcext:value-type="float">
            <text:p>0.01615553</text:p>
          </table:table-cell>
          <table:table-cell office:value-type="float" office:value="0.014066469" calcext:value-type="float">
            <text:p>0.014066469</text:p>
          </table:table-cell>
          <table:table-cell office:value-type="float" office:value="0.0123789785714286" calcext:value-type="float">
            <text:p>0.0123789786</text:p>
          </table:table-cell>
          <table:table-cell office:value-type="float" office:value="0.010974154625" calcext:value-type="float">
            <text:p>0.0109741546</text:p>
          </table:table-cell>
          <table:table-cell office:value-type="float" office:value="0.00984267255555555" calcext:value-type="float">
            <text:p>0.0098426726</text:p>
          </table:table-cell>
          <table:table-cell office:value-type="float" office:value="0.0089038181" calcext:value-type="float">
            <text:p>0.0089038181</text:p>
          </table:table-cell>
          <table:table-cell office:value-type="float" office:value="0.00812228518181818" calcext:value-type="float">
            <text:p>0.0081222852</text:p>
          </table:table-cell>
          <table:table-cell office:value-type="float" office:value="0.00745355141666667" calcext:value-type="float">
            <text:p>0.0074535514</text:p>
          </table:table-cell>
          <table:table-cell office:value-type="float" office:value="0.00686326092307692" calcext:value-type="float">
            <text:p>0.0068632609</text:p>
          </table:table-cell>
          <table:table-cell office:value-type="float" office:value="0.00634397614285714" calcext:value-type="float">
            <text:p>0.0063439761</text:p>
          </table:table-cell>
          <table:table-cell office:value-type="float" office:value="0.00589185106666667" calcext:value-type="float">
            <text:p>0.0058918511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placebo</text:p>
          </table:table-cell>
          <table:table-cell office:value-type="float" office:value="0" calcext:value-type="float">
            <text:p>0</text:p>
          </table:table-cell>
          <table:table-cell office:value-type="float" office:value="0.000485262" calcext:value-type="float">
            <text:p>0.000485262</text:p>
          </table:table-cell>
          <table:table-cell office:value-type="float" office:value="0.001974676" calcext:value-type="float">
            <text:p>0.001974676</text:p>
          </table:table-cell>
          <table:table-cell office:value-type="float" office:value="0.009436791" calcext:value-type="float">
            <text:p>0.009436791</text:p>
          </table:table-cell>
          <table:table-cell office:value-type="float" office:value="0.0160254568" calcext:value-type="float">
            <text:p>0.0160254568</text:p>
          </table:table-cell>
          <table:table-cell office:value-type="float" office:value="0.018688231" calcext:value-type="float">
            <text:p>0.018688231</text:p>
          </table:table-cell>
          <table:table-cell office:value-type="float" office:value="0.0190545151428571" calcext:value-type="float">
            <text:p>0.0190545151</text:p>
          </table:table-cell>
          <table:table-cell office:value-type="float" office:value="0.01825819375" calcext:value-type="float">
            <text:p>0.0182581938</text:p>
          </table:table-cell>
          <table:table-cell office:value-type="float" office:value="0.0171223722222222" calcext:value-type="float">
            <text:p>0.0171223722</text:p>
          </table:table-cell>
          <table:table-cell office:value-type="float" office:value="0.0159991106" calcext:value-type="float">
            <text:p>0.0159991106</text:p>
          </table:table-cell>
          <table:table-cell office:value-type="float" office:value="0.0138469076666667" calcext:value-type="float">
            <text:p>0.0138469077</text:p>
          </table:table-cell>
          <table:table-cell office:value-type="float" office:value="0.0121925531428571" calcext:value-type="float">
            <text:p>0.0121925531</text:p>
          </table:table-cell>
          <table:table-cell office:value-type="float" office:value="0.010800643" calcext:value-type="float">
            <text:p>0.010800643</text:p>
          </table:table-cell>
          <table:table-cell office:value-type="float" office:value="0.00967639188888889" calcext:value-type="float">
            <text:p>0.0096763919</text:p>
          </table:table-cell>
          <table:table-cell office:value-type="float" office:value="0.0087462398" calcext:value-type="float">
            <text:p>0.0087462398</text:p>
          </table:table-cell>
          <table:table-cell office:value-type="float" office:value="0.00797841836363636" calcext:value-type="float">
            <text:p>0.0079784184</text:p>
          </table:table-cell>
          <table:table-cell office:value-type="float" office:value="0.00731615108333333" calcext:value-type="float">
            <text:p>0.0073161511</text:p>
          </table:table-cell>
          <table:table-cell office:value-type="float" office:value="0.00673239876923077" calcext:value-type="float">
            <text:p>0.0067323988</text:p>
          </table:table-cell>
          <table:table-cell office:value-type="float" office:value="0.00621100521428571" calcext:value-type="float">
            <text:p>0.0062110052</text:p>
          </table:table-cell>
          <table:table-cell office:value-type="float" office:value="0.00575491426666667" calcext:value-type="float">
            <text:p>0.0057549143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h264_nvenc medium</text:p>
          </table:table-cell>
          <table:table-cell office:value-type="float" office:value="0.01104941" calcext:value-type="float">
            <text:p>0.01104941</text:p>
          </table:table-cell>
          <table:table-cell office:value-type="float" office:value="0.040213968" calcext:value-type="float">
            <text:p>0.040213968</text:p>
          </table:table-cell>
          <table:table-cell office:value-type="float" office:value="0.05029609" calcext:value-type="float">
            <text:p>0.05029609</text:p>
          </table:table-cell>
          <table:table-cell office:value-type="float" office:value="0.003367056" calcext:value-type="float">
            <text:p>0.003367056</text:p>
          </table:table-cell>
          <table:table-cell office:value-type="float" office:value="0.0026936448" calcext:value-type="float">
            <text:p>0.0026936448</text:p>
          </table:table-cell>
          <table:table-cell office:value-type="float" office:value="0.002244704" calcext:value-type="float">
            <text:p>0.002244704</text:p>
          </table:table-cell>
          <table:table-cell office:value-type="float" office:value="0.0179482357142857" calcext:value-type="float">
            <text:p>0.0179482357</text:p>
          </table:table-cell>
          <table:table-cell office:value-type="float" office:value="0.01575523425" calcext:value-type="float">
            <text:p>0.0157552343</text:p>
          </table:table-cell>
          <table:table-cell office:value-type="float" office:value="0.0139122671111111" calcext:value-type="float">
            <text:p>0.0139122671</text:p>
          </table:table-cell>
          <table:table-cell office:value-type="float" office:value="0.0157658006" calcext:value-type="float">
            <text:p>0.0157658006</text:p>
          </table:table-cell>
          <table:table-cell office:value-type="float" office:value="0.013271999" calcext:value-type="float">
            <text:p>0.013271999</text:p>
          </table:table-cell>
          <table:table-cell office:value-type="float" office:value="0.0121470141428571" calcext:value-type="float">
            <text:p>0.0121470141</text:p>
          </table:table-cell>
          <table:table-cell office:value-type="float" office:value="0.01059527925" calcext:value-type="float">
            <text:p>0.0105952793</text:p>
          </table:table-cell>
          <table:table-cell office:value-type="float" office:value="0.00973275477777778" calcext:value-type="float">
            <text:p>0.0097327548</text:p>
          </table:table-cell>
          <table:table-cell office:value-type="float" office:value="0.0089232148" calcext:value-type="float">
            <text:p>0.0089232148</text:p>
          </table:table-cell>
          <table:table-cell office:value-type="float" office:value="0.00811279781818182" calcext:value-type="float">
            <text:p>0.0081127978</text:p>
          </table:table-cell>
          <table:table-cell office:value-type="float" office:value="0.00751540966666667" calcext:value-type="float">
            <text:p>0.0075154097</text:p>
          </table:table-cell>
          <table:table-cell office:value-type="float" office:value="0.00699567938461539" calcext:value-type="float">
            <text:p>0.0069956794</text:p>
          </table:table-cell>
          <table:table-cell office:value-type="float" office:value="0.006495988" calcext:value-type="float">
            <text:p>0.006495988</text:p>
          </table:table-cell>
          <table:table-cell office:value-type="float" office:value="0.00609918046666667" calcext:value-type="float">
            <text:p>0.0060991805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h264_nvenc fast</text:p>
          </table:table-cell>
          <table:table-cell office:value-type="float" office:value="0.00885068" calcext:value-type="float">
            <text:p>0.00885068</text:p>
          </table:table-cell>
          <table:table-cell office:value-type="float" office:value="0.01355597" calcext:value-type="float">
            <text:p>0.01355597</text:p>
          </table:table-cell>
          <table:table-cell office:value-type="float" office:value="0.0456953606666667" calcext:value-type="float">
            <text:p>0.0456953607</text:p>
          </table:table-cell>
          <table:table-cell office:value-type="float" office:value="0.00240687" calcext:value-type="float">
            <text:p>0.00240687</text:p>
          </table:table-cell>
          <table:table-cell office:value-type="float" office:value="0.001925496" calcext:value-type="float">
            <text:p>0.001925496</text:p>
          </table:table-cell>
          <table:table-cell office:value-type="float" office:value="0.00160458" calcext:value-type="float">
            <text:p>0.00160458</text:p>
          </table:table-cell>
          <table:table-cell office:value-type="float" office:value="0.0137407042857143" calcext:value-type="float">
            <text:p>0.0137407043</text:p>
          </table:table-cell>
          <table:table-cell office:value-type="float" office:value="0.01170947075" calcext:value-type="float">
            <text:p>0.0117094708</text:p>
          </table:table-cell>
          <table:table-cell office:value-type="float" office:value="0.0104381286666667" calcext:value-type="float">
            <text:p>0.0104381287</text:p>
          </table:table-cell>
          <table:table-cell office:value-type="float" office:value="0.014720964" calcext:value-type="float">
            <text:p>0.014720964</text:p>
          </table:table-cell>
          <table:table-cell office:value-type="float" office:value="0.0122149993333333" calcext:value-type="float">
            <text:p>0.0122149993</text:p>
          </table:table-cell>
          <table:table-cell office:value-type="float" office:value="0.0115901518571429" calcext:value-type="float">
            <text:p>0.0115901519</text:p>
          </table:table-cell>
          <table:table-cell office:value-type="float" office:value="0.010242031" calcext:value-type="float">
            <text:p>0.010242031</text:p>
          </table:table-cell>
          <table:table-cell office:value-type="float" office:value="0.00944863566666667" calcext:value-type="float">
            <text:p>0.0094486357</text:p>
          </table:table-cell>
          <table:table-cell office:value-type="float" office:value="0.0087140003" calcext:value-type="float">
            <text:p>0.0087140003</text:p>
          </table:table-cell>
          <table:table-cell office:value-type="float" office:value="0.00791931645454545" calcext:value-type="float">
            <text:p>0.0079193165</text:p>
          </table:table-cell>
          <table:table-cell office:value-type="float" office:value="0.00738730191666667" calcext:value-type="float">
            <text:p>0.0073873019</text:p>
          </table:table-cell>
          <table:table-cell office:value-type="float" office:value="0.00690142592307692" calcext:value-type="float">
            <text:p>0.0069014259</text:p>
          </table:table-cell>
          <table:table-cell office:value-type="float" office:value="0.0064073325" calcext:value-type="float">
            <text:p>0.0064073325</text:p>
          </table:table-cell>
          <table:table-cell office:value-type="float" office:value="0.0060248886" calcext:value-type="float">
            <text:p>0.0060248886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h264_nvenc hp</text:p>
          </table:table-cell>
          <table:table-cell office:value-type="float" office:value="0.00885068" calcext:value-type="float">
            <text:p>0.00885068</text:p>
          </table:table-cell>
          <table:table-cell office:value-type="float" office:value="0.01355597" calcext:value-type="float">
            <text:p>0.01355597</text:p>
          </table:table-cell>
          <table:table-cell office:value-type="float" office:value="0.0456953606666667" calcext:value-type="float">
            <text:p>0.0456953607</text:p>
          </table:table-cell>
          <table:table-cell office:value-type="float" office:value="0.00240687" calcext:value-type="float">
            <text:p>0.00240687</text:p>
          </table:table-cell>
          <table:table-cell office:value-type="float" office:value="0.001925496" calcext:value-type="float">
            <text:p>0.001925496</text:p>
          </table:table-cell>
          <table:table-cell office:value-type="float" office:value="0.00160458" calcext:value-type="float">
            <text:p>0.00160458</text:p>
          </table:table-cell>
          <table:table-cell office:value-type="float" office:value="0.0137407042857143" calcext:value-type="float">
            <text:p>0.0137407043</text:p>
          </table:table-cell>
          <table:table-cell office:value-type="float" office:value="0.01170947075" calcext:value-type="float">
            <text:p>0.0117094708</text:p>
          </table:table-cell>
          <table:table-cell office:value-type="float" office:value="0.0104381286666667" calcext:value-type="float">
            <text:p>0.0104381287</text:p>
          </table:table-cell>
          <table:table-cell office:value-type="float" office:value="0.014720964" calcext:value-type="float">
            <text:p>0.014720964</text:p>
          </table:table-cell>
          <table:table-cell office:value-type="float" office:value="0.0122149993333333" calcext:value-type="float">
            <text:p>0.0122149993</text:p>
          </table:table-cell>
          <table:table-cell office:value-type="float" office:value="0.0115901518571429" calcext:value-type="float">
            <text:p>0.0115901519</text:p>
          </table:table-cell>
          <table:table-cell office:value-type="float" office:value="0.010242031" calcext:value-type="float">
            <text:p>0.010242031</text:p>
          </table:table-cell>
          <table:table-cell office:value-type="float" office:value="0.00944863566666667" calcext:value-type="float">
            <text:p>0.0094486357</text:p>
          </table:table-cell>
          <table:table-cell office:value-type="float" office:value="0.0087140003" calcext:value-type="float">
            <text:p>0.0087140003</text:p>
          </table:table-cell>
          <table:table-cell office:value-type="float" office:value="0.00791931645454545" calcext:value-type="float">
            <text:p>0.0079193165</text:p>
          </table:table-cell>
          <table:table-cell office:value-type="float" office:value="0.00738730191666667" calcext:value-type="float">
            <text:p>0.0073873019</text:p>
          </table:table-cell>
          <table:table-cell office:value-type="float" office:value="0.00690142592307692" calcext:value-type="float">
            <text:p>0.0069014259</text:p>
          </table:table-cell>
          <table:table-cell office:value-type="float" office:value="0.0064073325" calcext:value-type="float">
            <text:p>0.0064073325</text:p>
          </table:table-cell>
          <table:table-cell office:value-type="float" office:value="0.0060248886" calcext:value-type="float">
            <text:p>0.0060248886</text:p>
          </table:table-cell>
          <table:table-cell table:style-name="ce3" table:number-columns-repeated="18"/>
        </table:table-row>
        <table:table-row table:style-name="ro1">
          <table:table-cell office:value-type="string" calcext:value-type="string">
            <text:p>h264_nvenc hq</text:p>
          </table:table-cell>
          <table:table-cell office:value-type="float" office:value="0.01104941" calcext:value-type="float">
            <text:p>0.01104941</text:p>
          </table:table-cell>
          <table:table-cell office:value-type="float" office:value="0.040213968" calcext:value-type="float">
            <text:p>0.040213968</text:p>
          </table:table-cell>
          <table:table-cell office:value-type="float" office:value="0.05029609" calcext:value-type="float">
            <text:p>0.05029609</text:p>
          </table:table-cell>
          <table:table-cell office:value-type="float" office:value="0.003367056" calcext:value-type="float">
            <text:p>0.003367056</text:p>
          </table:table-cell>
          <table:table-cell office:value-type="float" office:value="0.0026936448" calcext:value-type="float">
            <text:p>0.0026936448</text:p>
          </table:table-cell>
          <table:table-cell office:value-type="float" office:value="0.002244704" calcext:value-type="float">
            <text:p>0.002244704</text:p>
          </table:table-cell>
          <table:table-cell office:value-type="float" office:value="0.0179482357142857" calcext:value-type="float">
            <text:p>0.0179482357</text:p>
          </table:table-cell>
          <table:table-cell office:value-type="float" office:value="0.01575523425" calcext:value-type="float">
            <text:p>0.0157552343</text:p>
          </table:table-cell>
          <table:table-cell office:value-type="float" office:value="0.0139122671111111" calcext:value-type="float">
            <text:p>0.0139122671</text:p>
          </table:table-cell>
          <table:table-cell office:value-type="float" office:value="0.0157658006" calcext:value-type="float">
            <text:p>0.0157658006</text:p>
          </table:table-cell>
          <table:table-cell office:value-type="float" office:value="0.013271999" calcext:value-type="float">
            <text:p>0.013271999</text:p>
          </table:table-cell>
          <table:table-cell office:value-type="float" office:value="0.0121470141428571" calcext:value-type="float">
            <text:p>0.0121470141</text:p>
          </table:table-cell>
          <table:table-cell office:value-type="float" office:value="0.01059527925" calcext:value-type="float">
            <text:p>0.0105952793</text:p>
          </table:table-cell>
          <table:table-cell office:value-type="float" office:value="0.00973275477777778" calcext:value-type="float">
            <text:p>0.0097327548</text:p>
          </table:table-cell>
          <table:table-cell office:value-type="float" office:value="0.0089232148" calcext:value-type="float">
            <text:p>0.0089232148</text:p>
          </table:table-cell>
          <table:table-cell office:value-type="float" office:value="0.00811279781818182" calcext:value-type="float">
            <text:p>0.0081127978</text:p>
          </table:table-cell>
          <table:table-cell office:value-type="float" office:value="0.00751540966666667" calcext:value-type="float">
            <text:p>0.0075154097</text:p>
          </table:table-cell>
          <table:table-cell office:value-type="float" office:value="0.00699567938461539" calcext:value-type="float">
            <text:p>0.0069956794</text:p>
          </table:table-cell>
          <table:table-cell office:value-type="float" office:value="0.006495988" calcext:value-type="float">
            <text:p>0.006495988</text:p>
          </table:table-cell>
          <table:table-cell office:value-type="float" office:value="0.00609918046666667" calcext:value-type="float">
            <text:p>0.0060991805</text:p>
          </table:table-cell>
          <table:table-cell table:style-name="ce2" table:number-columns-repeated="18"/>
        </table:table-row>
        <table:table-row table:style-name="ro1">
          <table:table-cell office:value-type="string" calcext:value-type="string">
            <text:p>h264_nvenc bd</text:p>
          </table:table-cell>
          <table:table-cell office:value-type="float" office:value="0.01104941" calcext:value-type="float">
            <text:p>0.01104941</text:p>
          </table:table-cell>
          <table:table-cell office:value-type="float" office:value="0.040213968" calcext:value-type="float">
            <text:p>0.040213968</text:p>
          </table:table-cell>
          <table:table-cell office:value-type="float" office:value="0.05029609" calcext:value-type="float">
            <text:p>0.05029609</text:p>
          </table:table-cell>
          <table:table-cell office:value-type="float" office:value="0.003367056" calcext:value-type="float">
            <text:p>0.003367056</text:p>
          </table:table-cell>
          <table:table-cell office:value-type="float" office:value="0.0026936448" calcext:value-type="float">
            <text:p>0.0026936448</text:p>
          </table:table-cell>
          <table:table-cell office:value-type="float" office:value="0.002244704" calcext:value-type="float">
            <text:p>0.002244704</text:p>
          </table:table-cell>
          <table:table-cell office:value-type="float" office:value="0.0179482357142857" calcext:value-type="float">
            <text:p>0.0179482357</text:p>
          </table:table-cell>
          <table:table-cell office:value-type="float" office:value="0.01575523425" calcext:value-type="float">
            <text:p>0.0157552343</text:p>
          </table:table-cell>
          <table:table-cell office:value-type="float" office:value="0.0139122671111111" calcext:value-type="float">
            <text:p>0.0139122671</text:p>
          </table:table-cell>
          <table:table-cell office:value-type="float" office:value="0.0157658006" calcext:value-type="float">
            <text:p>0.0157658006</text:p>
          </table:table-cell>
          <table:table-cell office:value-type="float" office:value="0.013271999" calcext:value-type="float">
            <text:p>0.013271999</text:p>
          </table:table-cell>
          <table:table-cell office:value-type="float" office:value="0.0121470141428571" calcext:value-type="float">
            <text:p>0.0121470141</text:p>
          </table:table-cell>
          <table:table-cell office:value-type="float" office:value="0.01059527925" calcext:value-type="float">
            <text:p>0.0105952793</text:p>
          </table:table-cell>
          <table:table-cell office:value-type="float" office:value="0.00973275477777778" calcext:value-type="float">
            <text:p>0.0097327548</text:p>
          </table:table-cell>
          <table:table-cell office:value-type="float" office:value="0.0089232148" calcext:value-type="float">
            <text:p>0.0089232148</text:p>
          </table:table-cell>
          <table:table-cell office:value-type="float" office:value="0.00811279781818182" calcext:value-type="float">
            <text:p>0.0081127978</text:p>
          </table:table-cell>
          <table:table-cell office:value-type="float" office:value="0.00751540966666667" calcext:value-type="float">
            <text:p>0.0075154097</text:p>
          </table:table-cell>
          <table:table-cell office:value-type="float" office:value="0.00699567938461539" calcext:value-type="float">
            <text:p>0.0069956794</text:p>
          </table:table-cell>
          <table:table-cell office:value-type="float" office:value="0.006495988" calcext:value-type="float">
            <text:p>0.006495988</text:p>
          </table:table-cell>
          <table:table-cell office:value-type="float" office:value="0.00609918046666667" calcext:value-type="float">
            <text:p>0.0060991805</text:p>
          </table:table-cell>
          <table:table-cell table:style-name="ce2" table:number-columns-repeated="18"/>
        </table:table-row>
        <table:table-row table:style-name="ro1">
          <table:table-cell office:value-type="string" calcext:value-type="string">
            <text:p>h264_nvenc ll</text:p>
          </table:table-cell>
          <table:table-cell office:value-type="float" office:value="0.007220662" calcext:value-type="float">
            <text:p>0.007220662</text:p>
          </table:table-cell>
          <table:table-cell office:value-type="float" office:value="0.004101219" calcext:value-type="float">
            <text:p>0.004101219</text:p>
          </table:table-cell>
          <table:table-cell office:value-type="float" office:value="0.00349883266666667" calcext:value-type="float">
            <text:p>0.0034988327</text:p>
          </table:table-cell>
          <table:table-cell office:value-type="float" office:value="0.0034552995" calcext:value-type="float">
            <text:p>0.0034552995</text:p>
          </table:table-cell>
          <table:table-cell office:value-type="float" office:value="0.012665428" calcext:value-type="float">
            <text:p>0.012665428</text:p>
          </table:table-cell>
          <table:table-cell office:value-type="float" office:value="0.0163164253333333" calcext:value-type="float">
            <text:p>0.0163164253</text:p>
          </table:table-cell>
          <table:table-cell office:value-type="float" office:value="0.0185718922857143" calcext:value-type="float">
            <text:p>0.0185718923</text:p>
          </table:table-cell>
          <table:table-cell office:value-type="float" office:value="0.01780260525" calcext:value-type="float">
            <text:p>0.0178026053</text:p>
          </table:table-cell>
          <table:table-cell office:value-type="float" office:value="0.0166036184444444" calcext:value-type="float">
            <text:p>0.0166036184</text:p>
          </table:table-cell>
          <table:table-cell office:value-type="float" office:value="0.0156185852" calcext:value-type="float">
            <text:p>0.0156185852</text:p>
          </table:table-cell>
          <table:table-cell office:value-type="float" office:value="0.013539955" calcext:value-type="float">
            <text:p>0.013539955</text:p>
          </table:table-cell>
          <table:table-cell office:value-type="float" office:value="0.0120566995714286" calcext:value-type="float">
            <text:p>0.0120566996</text:p>
          </table:table-cell>
          <table:table-cell office:value-type="float" office:value="0.010662864125" calcext:value-type="float">
            <text:p>0.0106628641</text:p>
          </table:table-cell>
          <table:table-cell office:value-type="float" office:value="0.00964289344444445" calcext:value-type="float">
            <text:p>0.0096428934</text:p>
          </table:table-cell>
          <table:table-cell office:value-type="float" office:value="0.008811613" calcext:value-type="float">
            <text:p>0.008811613</text:p>
          </table:table-cell>
          <table:table-cell office:value-type="float" office:value="0.00804115772727273" calcext:value-type="float">
            <text:p>0.0080411577</text:p>
          </table:table-cell>
          <table:table-cell office:value-type="float" office:value="0.00747559591666667" calcext:value-type="float">
            <text:p>0.0074755959</text:p>
          </table:table-cell>
          <table:table-cell office:value-type="float" office:value="0.00693671769230769" calcext:value-type="float">
            <text:p>0.0069367177</text:p>
          </table:table-cell>
          <table:table-cell office:value-type="float" office:value="0.0064755505" calcext:value-type="float">
            <text:p>0.0064755505</text:p>
          </table:table-cell>
          <table:table-cell office:value-type="float" office:value="0.00607205973333333" calcext:value-type="float">
            <text:p>0.0060720597</text:p>
          </table:table-cell>
          <table:table-cell table:style-name="ce2" table:number-columns-repeated="18"/>
        </table:table-row>
        <table:table-row table:style-name="ro1">
          <table:table-cell office:value-type="string" calcext:value-type="string">
            <text:p>h264_nvenc llhq</text:p>
          </table:table-cell>
          <table:table-cell office:value-type="float" office:value="0.007300434" calcext:value-type="float">
            <text:p>0.007300434</text:p>
          </table:table-cell>
          <table:table-cell office:value-type="float" office:value="0.003891308" calcext:value-type="float">
            <text:p>0.003891308</text:p>
          </table:table-cell>
          <table:table-cell office:value-type="float" office:value="0.00330031533333333" calcext:value-type="float">
            <text:p>0.0033003153</text:p>
          </table:table-cell>
          <table:table-cell office:value-type="float" office:value="0.0032972765" calcext:value-type="float">
            <text:p>0.0032972765</text:p>
          </table:table-cell>
          <table:table-cell office:value-type="float" office:value="0.012649254" calcext:value-type="float">
            <text:p>0.012649254</text:p>
          </table:table-cell>
          <table:table-cell office:value-type="float" office:value="0.0156913593333333" calcext:value-type="float">
            <text:p>0.0156913593</text:p>
          </table:table-cell>
          <table:table-cell office:value-type="float" office:value="0.0186270334285714" calcext:value-type="float">
            <text:p>0.0186270334</text:p>
          </table:table-cell>
          <table:table-cell office:value-type="float" office:value="0.017838792" calcext:value-type="float">
            <text:p>0.017838792</text:p>
          </table:table-cell>
          <table:table-cell office:value-type="float" office:value="0.0166517533333333" calcext:value-type="float">
            <text:p>0.0166517533</text:p>
          </table:table-cell>
          <table:table-cell office:value-type="float" office:value="0.0156557262" calcext:value-type="float">
            <text:p>0.0156557262</text:p>
          </table:table-cell>
          <table:table-cell office:value-type="float" office:value="0.0135743766666667" calcext:value-type="float">
            <text:p>0.0135743767</text:p>
          </table:table-cell>
          <table:table-cell office:value-type="float" office:value="0.0120293284285714" calcext:value-type="float">
            <text:p>0.0120293284</text:p>
          </table:table-cell>
          <table:table-cell office:value-type="float" office:value="0.0106688085" calcext:value-type="float">
            <text:p>0.0106688085</text:p>
          </table:table-cell>
          <table:table-cell office:value-type="float" office:value="0.009694703" calcext:value-type="float">
            <text:p>0.009694703</text:p>
          </table:table-cell>
          <table:table-cell office:value-type="float" office:value="0.0087652502" calcext:value-type="float">
            <text:p>0.0087652502</text:p>
          </table:table-cell>
          <table:table-cell office:value-type="float" office:value="0.00805174518181818" calcext:value-type="float">
            <text:p>0.0080517452</text:p>
          </table:table-cell>
          <table:table-cell office:value-type="float" office:value="0.00748684741666667" calcext:value-type="float">
            <text:p>0.0074868474</text:p>
          </table:table-cell>
          <table:table-cell office:value-type="float" office:value="0.00693449038461538" calcext:value-type="float">
            <text:p>0.0069344904</text:p>
          </table:table-cell>
          <table:table-cell office:value-type="float" office:value="0.0064658725" calcext:value-type="float">
            <text:p>0.0064658725</text:p>
          </table:table-cell>
          <table:table-cell office:value-type="float" office:value="0.00607924006666667" calcext:value-type="float">
            <text:p>0.0060792401</text:p>
          </table:table-cell>
          <table:table-cell table:style-name="ce2" table:number-columns-repeated="18"/>
        </table:table-row>
        <table:table-row table:style-name="ro1">
          <table:table-cell office:value-type="string" calcext:value-type="string">
            <text:p>h264_nvenc llhp</text:p>
          </table:table-cell>
          <table:table-cell office:value-type="float" office:value="0.007066202" calcext:value-type="float">
            <text:p>0.007066202</text:p>
          </table:table-cell>
          <table:table-cell office:value-type="float" office:value="0.003934004" calcext:value-type="float">
            <text:p>0.003934004</text:p>
          </table:table-cell>
          <table:table-cell office:value-type="float" office:value="0.00335585666666667" calcext:value-type="float">
            <text:p>0.0033558567</text:p>
          </table:table-cell>
          <table:table-cell office:value-type="float" office:value="0.003330957" calcext:value-type="float">
            <text:p>0.003330957</text:p>
          </table:table-cell>
          <table:table-cell office:value-type="float" office:value="0.0128231128" calcext:value-type="float">
            <text:p>0.0128231128</text:p>
          </table:table-cell>
          <table:table-cell office:value-type="float" office:value="0.015960902" calcext:value-type="float">
            <text:p>0.015960902</text:p>
          </table:table-cell>
          <table:table-cell office:value-type="float" office:value="0.0185874454285714" calcext:value-type="float">
            <text:p>0.0185874454</text:p>
          </table:table-cell>
          <table:table-cell office:value-type="float" office:value="0.01779702575" calcext:value-type="float">
            <text:p>0.0177970258</text:p>
          </table:table-cell>
          <table:table-cell office:value-type="float" office:value="0.0166061124444444" calcext:value-type="float">
            <text:p>0.0166061124</text:p>
          </table:table-cell>
          <table:table-cell office:value-type="float" office:value="0.0156508608" calcext:value-type="float">
            <text:p>0.0156508608</text:p>
          </table:table-cell>
          <table:table-cell office:value-type="float" office:value="0.0135606553333333" calcext:value-type="float">
            <text:p>0.0135606553</text:p>
          </table:table-cell>
          <table:table-cell office:value-type="float" office:value="0.0121172315714286" calcext:value-type="float">
            <text:p>0.0121172316</text:p>
          </table:table-cell>
          <table:table-cell office:value-type="float" office:value="0.010650065625" calcext:value-type="float">
            <text:p>0.0106500656</text:p>
          </table:table-cell>
          <table:table-cell office:value-type="float" office:value="0.00965125533333333" calcext:value-type="float">
            <text:p>0.0096512553</text:p>
          </table:table-cell>
          <table:table-cell office:value-type="float" office:value="0.0088180322" calcext:value-type="float">
            <text:p>0.0088180322</text:p>
          </table:table-cell>
          <table:table-cell office:value-type="float" office:value="0.00802935272727273" calcext:value-type="float">
            <text:p>0.0080293527</text:p>
          </table:table-cell>
          <table:table-cell office:value-type="float" office:value="0.00747911033333333" calcext:value-type="float">
            <text:p>0.0074791103</text:p>
          </table:table-cell>
          <table:table-cell office:value-type="float" office:value="0.00693904692307692" calcext:value-type="float">
            <text:p>0.0069390469</text:p>
          </table:table-cell>
          <table:table-cell office:value-type="float" office:value="0.00646651057142857" calcext:value-type="float">
            <text:p>0.0064665106</text:p>
          </table:table-cell>
          <table:table-cell office:value-type="float" office:value="0.00605631633333333" calcext:value-type="float">
            <text:p>0.0060563163</text:p>
          </table:table-cell>
          <table:table-cell table:style-name="ce2" table:number-columns-repeated="18"/>
        </table:table-row>
        <table:table-row table:style-name="ro1" table:number-rows-repeated="2">
          <table:table-cell table:number-columns-repeated="21"/>
          <table:table-cell table:style-name="ce2" table:number-columns-repeated="18"/>
        </table:table-row>
        <table:table-row table:style-name="ro1">
          <table:table-cell table:number-columns-repeated="21"/>
          <table:table-cell table:style-name="ce2" table:number-columns-repeated="18"/>
        </table:table-row>
      </table:table>
      <table:table table:name="OLD_TOWN_CROSS-edit" table:style-name="ta1">
        <table:shapes>
          <draw:frame draw:z-index="0" draw:style-name="gr1" draw:text-style-name="P1" svg:width="453.51pt" svg:height="255.09pt" svg:x="201.74pt" svg:y="799.46pt">
            <loext:p draw:notify-on-update-of-ranges="'OLD_TOWN_CROSS-edit'.A4:'OLD_TOWN_CROSS-edit'.A4 'OLD_TOWN_CROSS-edit'.B4:'OLD_TOWN_CROSS-edit'.U4 'OLD_TOWN_CROSS-edit'.B25:'OLD_TOWN_CROSS-edit'.U25 'OLD_TOWN_CROSS-edit'.A5:'OLD_TOWN_CROSS-edit'.A5 'OLD_TOWN_CROSS-edit'.B5:'OLD_TOWN_CROSS-edit'.U5 'OLD_TOWN_CROSS-edit'.B26:'OLD_TOWN_CROSS-edit'.U26 'OLD_TOWN_CROSS-edit'.A6:'OLD_TOWN_CROSS-edit'.A6 'OLD_TOWN_CROSS-edit'.B6:'OLD_TOWN_CROSS-edit'.U6 'OLD_TOWN_CROSS-edit'.B27:'OLD_TOWN_CROSS-edit'.U27 'OLD_TOWN_CROSS-edit'.A15:'OLD_TOWN_CROSS-edit'.A15 'OLD_TOWN_CROSS-edit'.B15:'OLD_TOWN_CROSS-edit'.U15 'OLD_TOWN_CROSS-edit'.B36:'OLD_TOWN_CROSS-edit'.U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ce2"/>
        <table:table-column table:style-name="co2" table:number-columns-repeated="18" table:default-cell-style-name="Default"/>
        <table:table-row table:style-name="ro1" table:number-rows-repeated="2">
          <table:table-cell table:style-name="ce2"/>
          <table:table-cell table:number-columns-repeated="16"/>
          <table:table-cell table:style-name="Default" table:number-columns-repeated="4"/>
          <table:table-cell table:number-columns-repeated="18"/>
        </table:table-row>
        <table:table-row table:style-name="ro1">
          <table:table-cell office:value-type="string" calcext:value-type="string">
            <text:p>QPCR</text:p>
          </table:table-cell>
          <table:table-cell table:style-name="Default" table:number-columns-repeated="20"/>
          <table:table-cell table:number-columns-repeated="18"/>
        </table:table-row>
        <table:table-row table:style-name="ro1">
          <table:table-cell office:value-type="string" calcext:value-type="string">
            <text:p>theora</text:p>
          </table:table-cell>
          <table:table-cell table:style-name="Default" office:value-type="float" office:value="0.00847173448811147" calcext:value-type="float">
            <text:p>0.0084717345</text:p>
          </table:table-cell>
          <table:table-cell table:style-name="Default" office:value-type="float" office:value="0.00902599504081185" calcext:value-type="float">
            <text:p>0.009025995</text:p>
          </table:table-cell>
          <table:table-cell table:style-name="Default" office:value-type="float" office:value="0.0093383010366627" calcext:value-type="float">
            <text:p>0.009338301</text:p>
          </table:table-cell>
          <table:table-cell table:style-name="Default" office:value-type="float" office:value="0.0100012421170483" calcext:value-type="float">
            <text:p>0.0100012421</text:p>
          </table:table-cell>
          <table:table-cell table:style-name="Default" office:value-type="float" office:value="0.0102506761074098" calcext:value-type="float">
            <text:p>0.0102506761</text:p>
          </table:table-cell>
          <table:table-cell table:style-name="Default" office:value-type="float" office:value="0.0115079671954704" calcext:value-type="float">
            <text:p>0.0115079672</text:p>
          </table:table-cell>
          <table:table-cell table:style-name="Default" office:value-type="float" office:value="0.0127464423533044" calcext:value-type="float">
            <text:p>0.012746442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321522907233951" calcext:value-type="float">
            <text:p>0.0321522907</text:p>
          </table:table-cell>
          <table:table-cell table:style-name="Default" office:value-type="float" office:value="0.0503349595719064" calcext:value-type="float">
            <text:p>0.0503349596</text:p>
          </table:table-cell>
          <table:table-cell table:style-name="Default" office:value-type="float" office:value="0.0587588232474499" calcext:value-type="float">
            <text:p>0.0587588232</text:p>
          </table:table-cell>
          <table:table-cell table:style-name="Default" office:value-type="float" office:value="0.066250349229477" calcext:value-type="float">
            <text:p>0.0662503492</text:p>
          </table:table-cell>
          <table:table-cell table:style-name="Default" office:value-type="float" office:value="0.073372600005421" calcext:value-type="float">
            <text:p>0.0733726</text:p>
          </table:table-cell>
          <table:table-cell table:style-name="Default" office:value-type="float" office:value="0.0787372835729286" calcext:value-type="float">
            <text:p>0.0787372836</text:p>
          </table:table-cell>
          <table:table-cell table:style-name="Default" office:value-type="float" office:value="0.0830791205545802" calcext:value-type="float">
            <text:p>0.0830791206</text:p>
          </table:table-cell>
          <table:table-cell table:style-name="Default" office:value-type="float" office:value="0.0866034882661573" calcext:value-type="float">
            <text:p>0.0866034883</text:p>
          </table:table-cell>
          <table:table-cell table:style-name="Default" office:value-type="float" office:value="0.0897742509218339" calcext:value-type="float">
            <text:p>0.0897742509</text:p>
          </table:table-cell>
          <table:table-cell table:style-name="Default" office:value-type="float" office:value="0.091987859898658" calcext:value-type="float">
            <text:p>0.09198785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ultrafast</text:p>
          </table:table-cell>
          <table:table-cell table:style-name="Default" office:value-type="float" office:value="0.0000366012770035447" calcext:value-type="float">
            <text:p>3.66012770035447E-05</text:p>
          </table:table-cell>
          <table:table-cell office:value-type="float" office:value="0.0000487881686619185" calcext:value-type="float">
            <text:p>4.87881686619185E-05</text:p>
          </table:table-cell>
          <table:table-cell office:value-type="float" office:value="0.000344270944067783" calcext:value-type="float">
            <text:p>0.0003442709</text:p>
          </table:table-cell>
          <table:table-cell office:value-type="float" office:value="0.0209809600347743" calcext:value-type="float">
            <text:p>0.02098096</text:p>
          </table:table-cell>
          <table:table-cell office:value-type="float" office:value="0.120616951890094" calcext:value-type="float">
            <text:p>0.1206169519</text:p>
          </table:table-cell>
          <table:table-cell office:value-type="float" office:value="0.300900490861814" calcext:value-type="float">
            <text:p>0.3009004909</text:p>
          </table:table-cell>
          <table:table-cell office:value-type="float" office:value="0.510837026630138" calcext:value-type="float">
            <text:p>0.5108370266</text:p>
          </table:table-cell>
          <table:table-cell office:value-type="float" office:value="0.672330779037991" calcext:value-type="float">
            <text:p>0.672330779</text:p>
          </table:table-cell>
          <table:table-cell office:value-type="float" office:value="0.758946644715423" calcext:value-type="float">
            <text:p>0.7589466447</text:p>
          </table:table-cell>
          <table:table-cell office:value-type="float" office:value="0.826330630855204" calcext:value-type="float">
            <text:p>0.8263306309</text:p>
          </table:table-cell>
          <table:table-cell office:value-type="float" office:value="0.906516384567835" calcext:value-type="float">
            <text:p>0.9065163846</text:p>
          </table:table-cell>
          <table:table-cell office:value-type="float" office:value="0.955130808165111" calcext:value-type="float">
            <text:p>0.9551308082</text:p>
          </table:table-cell>
          <table:table-cell office:value-type="float" office:value="0.985263168217151" calcext:value-type="float">
            <text:p>0.9852631682</text:p>
          </table:table-cell>
          <table:table-cell office:value-type="float" office:value="1.00682162569317" calcext:value-type="float">
            <text:p>1.0068216257</text:p>
          </table:table-cell>
          <table:table-cell office:value-type="float" office:value="1.0314402254293" calcext:value-type="float">
            <text:p>1.0314402254</text:p>
          </table:table-cell>
          <table:table-cell office:value-type="float" office:value="1.04434904966405" calcext:value-type="float">
            <text:p>1.0443490497</text:p>
          </table:table-cell>
          <table:table-cell office:value-type="float" office:value="1.06027976067885" calcext:value-type="float">
            <text:p>1.0602797607</text:p>
          </table:table-cell>
          <table:table-cell office:value-type="float" office:value="1.06768891613056" calcext:value-type="float">
            <text:p>1.0676889161</text:p>
          </table:table-cell>
          <table:table-cell office:value-type="float" office:value="1.08727795560278" calcext:value-type="float">
            <text:p>1.0872779556</text:p>
          </table:table-cell>
          <table:table-cell office:value-type="float" office:value="1.08853097923101" calcext:value-type="float">
            <text:p>1.08853097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superfast</text:p>
          </table:table-cell>
          <table:table-cell office:value-type="float" office:value="0.0000802993751651593" calcext:value-type="float">
            <text:p>8.02993751651593E-05</text:p>
          </table:table-cell>
          <table:table-cell office:value-type="float" office:value="0.000153617914773659" calcext:value-type="float">
            <text:p>0.0001536179</text:p>
          </table:table-cell>
          <table:table-cell office:value-type="float" office:value="0.0281162561667035" calcext:value-type="float">
            <text:p>0.0281162562</text:p>
          </table:table-cell>
          <table:table-cell office:value-type="float" office:value="0.1476634271729" calcext:value-type="float">
            <text:p>0.1476634272</text:p>
          </table:table-cell>
          <table:table-cell office:value-type="float" office:value="0.236994802185748" calcext:value-type="float">
            <text:p>0.2369948022</text:p>
          </table:table-cell>
          <table:table-cell office:value-type="float" office:value="0.294691240537383" calcext:value-type="float">
            <text:p>0.2946912405</text:p>
          </table:table-cell>
          <table:table-cell office:value-type="float" office:value="0.335478166316973" calcext:value-type="float">
            <text:p>0.3354781663</text:p>
          </table:table-cell>
          <table:table-cell office:value-type="float" office:value="0.36073169370788" calcext:value-type="float">
            <text:p>0.3607316937</text:p>
          </table:table-cell>
          <table:table-cell office:value-type="float" office:value="0.378282813186164" calcext:value-type="float">
            <text:p>0.3782828132</text:p>
          </table:table-cell>
          <table:table-cell office:value-type="float" office:value="0.392212550048746" calcext:value-type="float">
            <text:p>0.39221255</text:p>
          </table:table-cell>
          <table:table-cell office:value-type="float" office:value="0.407731992072027" calcext:value-type="float">
            <text:p>0.4077319921</text:p>
          </table:table-cell>
          <table:table-cell office:value-type="float" office:value="0.417747604642891" calcext:value-type="float">
            <text:p>0.4177476046</text:p>
          </table:table-cell>
          <table:table-cell office:value-type="float" office:value="0.424502553254995" calcext:value-type="float">
            <text:p>0.4245025533</text:p>
          </table:table-cell>
          <table:table-cell office:value-type="float" office:value="0.42857589483617" calcext:value-type="float">
            <text:p>0.4285758948</text:p>
          </table:table-cell>
          <table:table-cell office:value-type="float" office:value="0.432207139280465" calcext:value-type="float">
            <text:p>0.4322071393</text:p>
          </table:table-cell>
          <table:table-cell office:value-type="float" office:value="0.434078205609445" calcext:value-type="float">
            <text:p>0.4340782056</text:p>
          </table:table-cell>
          <table:table-cell office:value-type="float" office:value="0.433279569434869" calcext:value-type="float">
            <text:p>0.4332795694</text:p>
          </table:table-cell>
          <table:table-cell office:value-type="float" office:value="0.43119557664091" calcext:value-type="float">
            <text:p>0.4311955766</text:p>
          </table:table-cell>
          <table:table-cell office:value-type="float" office:value="0.431052743569223" calcext:value-type="float">
            <text:p>0.4310527436</text:p>
          </table:table-cell>
          <table:table-cell office:value-type="float" office:value="0.430368566628581" calcext:value-type="float">
            <text:p>0.43036856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veryfast</text:p>
          </table:table-cell>
          <table:table-cell office:value-type="float" office:value="0.000145874713806639" calcext:value-type="float">
            <text:p>0.0001458747</text:p>
          </table:table-cell>
          <table:table-cell office:value-type="float" office:value="0.000431886100025431" calcext:value-type="float">
            <text:p>0.0004318861</text:p>
          </table:table-cell>
          <table:table-cell office:value-type="float" office:value="0.0264282577055901" calcext:value-type="float">
            <text:p>0.0264282577</text:p>
          </table:table-cell>
          <table:table-cell office:value-type="float" office:value="0.110978218073182" calcext:value-type="float">
            <text:p>0.1109782181</text:p>
          </table:table-cell>
          <table:table-cell office:value-type="float" office:value="0.166980469351869" calcext:value-type="float">
            <text:p>0.1669804694</text:p>
          </table:table-cell>
          <table:table-cell office:value-type="float" office:value="0.204155558978385" calcext:value-type="float">
            <text:p>0.204155559</text:p>
          </table:table-cell>
          <table:table-cell office:value-type="float" office:value="0.230792245996415" calcext:value-type="float">
            <text:p>0.230792246</text:p>
          </table:table-cell>
          <table:table-cell office:value-type="float" office:value="0.248394885945787" calcext:value-type="float">
            <text:p>0.2483948859</text:p>
          </table:table-cell>
          <table:table-cell office:value-type="float" office:value="0.259290134354573" calcext:value-type="float">
            <text:p>0.2592901344</text:p>
          </table:table-cell>
          <table:table-cell office:value-type="float" office:value="0.268283603129566" calcext:value-type="float">
            <text:p>0.2682836031</text:p>
          </table:table-cell>
          <table:table-cell office:value-type="float" office:value="0.278068656990569" calcext:value-type="float">
            <text:p>0.278068657</text:p>
          </table:table-cell>
          <table:table-cell office:value-type="float" office:value="0.28127780771498" calcext:value-type="float">
            <text:p>0.2812778077</text:p>
          </table:table-cell>
          <table:table-cell office:value-type="float" office:value="0.284537229275846" calcext:value-type="float">
            <text:p>0.2845372293</text:p>
          </table:table-cell>
          <table:table-cell office:value-type="float" office:value="0.272387220775738" calcext:value-type="float">
            <text:p>0.2723872208</text:p>
          </table:table-cell>
          <table:table-cell office:value-type="float" office:value="0.271033720102767" calcext:value-type="float">
            <text:p>0.2710337201</text:p>
          </table:table-cell>
          <table:table-cell office:value-type="float" office:value="0.269639261500954" calcext:value-type="float">
            <text:p>0.2696392615</text:p>
          </table:table-cell>
          <table:table-cell office:value-type="float" office:value="0.270056713513278" calcext:value-type="float">
            <text:p>0.2700567135</text:p>
          </table:table-cell>
          <table:table-cell office:value-type="float" office:value="0.268290864608084" calcext:value-type="float">
            <text:p>0.2682908646</text:p>
          </table:table-cell>
          <table:table-cell office:value-type="float" office:value="0.26645471969741" calcext:value-type="float">
            <text:p>0.2664547197</text:p>
          </table:table-cell>
          <table:table-cell office:value-type="float" office:value="0.263152454906956" calcext:value-type="float">
            <text:p>0.263152454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x264 fast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64699334078985" calcext:value-type="float">
            <text:p>0.0006469933</text:p>
          </table:table-cell>
          <table:table-cell table:style-name="ce3" office:value-type="float" office:value="0.0278407937162834" calcext:value-type="float">
            <text:p>0.0278407937</text:p>
          </table:table-cell>
          <table:table-cell table:style-name="ce3" office:value-type="float" office:value="0.0819565242804849" calcext:value-type="float">
            <text:p>0.0819565243</text:p>
          </table:table-cell>
          <table:table-cell table:style-name="ce3" office:value-type="float" office:value="0.112686246156802" calcext:value-type="float">
            <text:p>0.1126862462</text:p>
          </table:table-cell>
          <table:table-cell table:style-name="ce3" office:value-type="float" office:value="0.133381098125533" calcext:value-type="float">
            <text:p>0.1333810981</text:p>
          </table:table-cell>
          <table:table-cell table:style-name="ce3" office:value-type="float" office:value="0.147827550343877" calcext:value-type="float">
            <text:p>0.1478275503</text:p>
          </table:table-cell>
          <table:table-cell table:style-name="ce3" office:value-type="float" office:value="0.158469882956823" calcext:value-type="float">
            <text:p>0.158469883</text:p>
          </table:table-cell>
          <table:table-cell table:style-name="ce3" office:value-type="float" office:value="0.165771006844964" calcext:value-type="float">
            <text:p>0.1657710068</text:p>
          </table:table-cell>
          <table:table-cell table:style-name="ce3" office:value-type="float" office:value="0.170564933156304" calcext:value-type="float">
            <text:p>0.1705649332</text:p>
          </table:table-cell>
          <table:table-cell table:style-name="ce3" office:value-type="float" office:value="0.176191189539328" calcext:value-type="float">
            <text:p>0.1761911895</text:p>
          </table:table-cell>
          <table:table-cell table:style-name="ce3" office:value-type="float" office:value="0.177885685605367" calcext:value-type="float">
            <text:p>0.1778856856</text:p>
          </table:table-cell>
          <table:table-cell table:style-name="ce3" office:value-type="float" office:value="0.178975747497053" calcext:value-type="float">
            <text:p>0.1789757475</text:p>
          </table:table-cell>
          <table:table-cell table:style-name="ce3" office:value-type="float" office:value="0.17911705587077" calcext:value-type="float">
            <text:p>0.1791170559</text:p>
          </table:table-cell>
          <table:table-cell table:style-name="ce3" office:value-type="float" office:value="0.177858409290653" calcext:value-type="float">
            <text:p>0.1778584093</text:p>
          </table:table-cell>
          <table:table-cell table:style-name="ce3" office:value-type="float" office:value="0.176832204901281" calcext:value-type="float">
            <text:p>0.1768322049</text:p>
          </table:table-cell>
          <table:table-cell table:style-name="ce3" office:value-type="float" office:value="0.171204189606553" calcext:value-type="float">
            <text:p>0.1712041896</text:p>
          </table:table-cell>
          <table:table-cell table:style-name="ce3" office:value-type="float" office:value="0.171019981349516" calcext:value-type="float">
            <text:p>0.1710199813</text:p>
          </table:table-cell>
          <table:table-cell table:style-name="ce3" office:value-type="float" office:value="0.170407713711916" calcext:value-type="float">
            <text:p>0.1704077137</text:p>
          </table:table-cell>
          <table:table-cell table:style-name="ce3" office:value-type="float" office:value="0.16461799635642" calcext:value-type="float">
            <text:p>0.164617996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x264 fa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304034670497362" calcext:value-type="float">
            <text:p>0.0030403467</text:p>
          </table:table-cell>
          <table:table-cell table:style-name="ce3" office:value-type="float" office:value="0.0492014305952617" calcext:value-type="float">
            <text:p>0.0492014306</text:p>
          </table:table-cell>
          <table:table-cell table:style-name="ce3" office:value-type="float" office:value="0.087623989208877" calcext:value-type="float">
            <text:p>0.0876239892</text:p>
          </table:table-cell>
          <table:table-cell table:style-name="ce3" office:value-type="float" office:value="0.112746086677618" calcext:value-type="float">
            <text:p>0.1127460867</text:p>
          </table:table-cell>
          <table:table-cell table:style-name="ce3" office:value-type="float" office:value="0.130789359505645" calcext:value-type="float">
            <text:p>0.1307893595</text:p>
          </table:table-cell>
          <table:table-cell table:style-name="ce3" office:value-type="float" office:value="0.142305588373335" calcext:value-type="float">
            <text:p>0.1423055884</text:p>
          </table:table-cell>
          <table:table-cell table:style-name="ce3" office:value-type="float" office:value="0.145922958180967" calcext:value-type="float">
            <text:p>0.1459229582</text:p>
          </table:table-cell>
          <table:table-cell table:style-name="ce3" office:value-type="float" office:value="0.151136656663376" calcext:value-type="float">
            <text:p>0.1511366567</text:p>
          </table:table-cell>
          <table:table-cell table:style-name="ce3" office:value-type="float" office:value="0.154168091194741" calcext:value-type="float">
            <text:p>0.1541680912</text:p>
          </table:table-cell>
          <table:table-cell table:style-name="ce3" office:value-type="float" office:value="0.157514903075989" calcext:value-type="float">
            <text:p>0.1575149031</text:p>
          </table:table-cell>
          <table:table-cell table:style-name="ce3" office:value-type="float" office:value="0.155344085914149" calcext:value-type="float">
            <text:p>0.1553440859</text:p>
          </table:table-cell>
          <table:table-cell table:style-name="ce3" office:value-type="float" office:value="0.15198332770838" calcext:value-type="float">
            <text:p>0.1519833277</text:p>
          </table:table-cell>
          <table:table-cell table:style-name="ce3" office:value-type="float" office:value="0.147987513200228" calcext:value-type="float">
            <text:p>0.1479875132</text:p>
          </table:table-cell>
          <table:table-cell table:style-name="ce3" office:value-type="float" office:value="0.143884083555604" calcext:value-type="float">
            <text:p>0.1438840836</text:p>
          </table:table-cell>
          <table:table-cell table:style-name="ce3" office:value-type="float" office:value="0.140319774886514" calcext:value-type="float">
            <text:p>0.1403197749</text:p>
          </table:table-cell>
          <table:table-cell table:style-name="ce3" office:value-type="float" office:value="0.136508977664193" calcext:value-type="float">
            <text:p>0.1365089777</text:p>
          </table:table-cell>
          <table:table-cell table:style-name="ce3" office:value-type="float" office:value="0.136078744281363" calcext:value-type="float">
            <text:p>0.1360787443</text:p>
          </table:table-cell>
          <table:table-cell table:style-name="ce3" office:value-type="float" office:value="0.132484595244904" calcext:value-type="float">
            <text:p>0.1324845952</text:p>
          </table:table-cell>
          <table:table-cell table:style-name="ce3" office:value-type="float" office:value="0.128358253952257" calcext:value-type="float">
            <text:p>0.1283582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mediu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6693315632094" calcext:value-type="float">
            <text:p>0.0010669332</text:p>
          </table:table-cell>
          <table:table-cell table:style-name="Default" office:value-type="float" office:value="0.0247377081273636" calcext:value-type="float">
            <text:p>0.0247377081</text:p>
          </table:table-cell>
          <table:table-cell table:style-name="Default" office:value-type="float" office:value="0.0602933420822224" calcext:value-type="float">
            <text:p>0.0602933421</text:p>
          </table:table-cell>
          <table:table-cell table:style-name="Default" office:value-type="float" office:value="0.0860564488151842" calcext:value-type="float">
            <text:p>0.0860564488</text:p>
          </table:table-cell>
          <table:table-cell table:style-name="Default" office:value-type="float" office:value="0.103295220586957" calcext:value-type="float">
            <text:p>0.1032952206</text:p>
          </table:table-cell>
          <table:table-cell table:style-name="Default" office:value-type="float" office:value="0.114786606315101" calcext:value-type="float">
            <text:p>0.1147866063</text:p>
          </table:table-cell>
          <table:table-cell table:style-name="Default" office:value-type="float" office:value="0.12184118233101" calcext:value-type="float">
            <text:p>0.1218411823</text:p>
          </table:table-cell>
          <table:table-cell table:style-name="Default" office:value-type="float" office:value="0.125456492978032" calcext:value-type="float">
            <text:p>0.125456493</text:p>
          </table:table-cell>
          <table:table-cell table:style-name="Default" office:value-type="float" office:value="0.127282866904875" calcext:value-type="float">
            <text:p>0.1272828669</text:p>
          </table:table-cell>
          <table:table-cell table:style-name="Default" office:value-type="float" office:value="0.129539810310077" calcext:value-type="float">
            <text:p>0.1295398103</text:p>
          </table:table-cell>
          <table:table-cell table:style-name="Default" office:value-type="float" office:value="0.126507959902643" calcext:value-type="float">
            <text:p>0.1265079599</text:p>
          </table:table-cell>
          <table:table-cell table:style-name="Default" office:value-type="float" office:value="0.121525616856511" calcext:value-type="float">
            <text:p>0.1215256169</text:p>
          </table:table-cell>
          <table:table-cell table:style-name="Default" office:value-type="float" office:value="0.116597739493187" calcext:value-type="float">
            <text:p>0.1165977395</text:p>
          </table:table-cell>
          <table:table-cell table:style-name="Default" office:value-type="float" office:value="0.114760264098333" calcext:value-type="float">
            <text:p>0.1147602641</text:p>
          </table:table-cell>
          <table:table-cell table:style-name="Default" office:value-type="float" office:value="0.110015828942632" calcext:value-type="float">
            <text:p>0.1100158289</text:p>
          </table:table-cell>
          <table:table-cell table:style-name="Default" office:value-type="float" office:value="0.107352467345157" calcext:value-type="float">
            <text:p>0.1073524673</text:p>
          </table:table-cell>
          <table:table-cell table:style-name="Default" office:value-type="float" office:value="0.105080793616425" calcext:value-type="float">
            <text:p>0.1050807936</text:p>
          </table:table-cell>
          <table:table-cell table:style-name="Default" office:value-type="float" office:value="0.102680439911059" calcext:value-type="float">
            <text:p>0.1026804399</text:p>
          </table:table-cell>
          <table:table-cell table:style-name="Default" office:value-type="float" office:value="0.102135620219355" calcext:value-type="float">
            <text:p>0.10213562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slow</text:p>
          </table:table-cell>
          <table:table-cell office:value-type="float" office:value="0" calcext:value-type="float">
            <text:p>0</text:p>
          </table:table-cell>
          <table:table-cell office:value-type="float" office:value="0.000696295114756096" calcext:value-type="float">
            <text:p>0.0006962951</text:p>
          </table:table-cell>
          <table:table-cell office:value-type="float" office:value="0.016619781158538" calcext:value-type="float">
            <text:p>0.0166197812</text:p>
          </table:table-cell>
          <table:table-cell office:value-type="float" office:value="0.0474110357004892" calcext:value-type="float">
            <text:p>0.0474110357</text:p>
          </table:table-cell>
          <table:table-cell office:value-type="float" office:value="0.0674592294186" calcext:value-type="float">
            <text:p>0.0674592294</text:p>
          </table:table-cell>
          <table:table-cell office:value-type="float" office:value="0.083512937597326" calcext:value-type="float">
            <text:p>0.0835129376</text:p>
          </table:table-cell>
          <table:table-cell office:value-type="float" office:value="0.0917847967185591" calcext:value-type="float">
            <text:p>0.0917847967</text:p>
          </table:table-cell>
          <table:table-cell office:value-type="float" office:value="0.0938886725595293" calcext:value-type="float">
            <text:p>0.0938886726</text:p>
          </table:table-cell>
          <table:table-cell office:value-type="float" office:value="0.0942026850060429" calcext:value-type="float">
            <text:p>0.094202685</text:p>
          </table:table-cell>
          <table:table-cell office:value-type="float" office:value="0.0936853803573727" calcext:value-type="float">
            <text:p>0.0936853804</text:p>
          </table:table-cell>
          <table:table-cell office:value-type="float" office:value="0.0879377787336767" calcext:value-type="float">
            <text:p>0.0879377787</text:p>
          </table:table-cell>
          <table:table-cell office:value-type="float" office:value="0.082267242731368" calcext:value-type="float">
            <text:p>0.0822672427</text:p>
          </table:table-cell>
          <table:table-cell office:value-type="float" office:value="0.0762460859905597" calcext:value-type="float">
            <text:p>0.076246086</text:p>
          </table:table-cell>
          <table:table-cell office:value-type="float" office:value="0.0714603396762138" calcext:value-type="float">
            <text:p>0.0714603397</text:p>
          </table:table-cell>
          <table:table-cell office:value-type="float" office:value="0.0676873784733645" calcext:value-type="float">
            <text:p>0.0676873785</text:p>
          </table:table-cell>
          <table:table-cell office:value-type="float" office:value="0.0644764697086678" calcext:value-type="float">
            <text:p>0.0644764697</text:p>
          </table:table-cell>
          <table:table-cell office:value-type="float" office:value="0.0619907694191117" calcext:value-type="float">
            <text:p>0.0619907694</text:p>
          </table:table-cell>
          <table:table-cell office:value-type="float" office:value="0.0598617747336343" calcext:value-type="float">
            <text:p>0.0598617747</text:p>
          </table:table-cell>
          <table:table-cell office:value-type="float" office:value="0.0579163451894709" calcext:value-type="float">
            <text:p>0.0579163452</text:p>
          </table:table-cell>
          <table:table-cell office:value-type="float" office:value="0.0566521905477364" calcext:value-type="float">
            <text:p>0.05665219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264 slower</text:p>
          </table:table-cell>
          <table:table-cell office:value-type="float" office:value="0" calcext:value-type="float">
            <text:p>0</text:p>
          </table:table-cell>
          <table:table-cell office:value-type="float" office:value="0.000199673007975595" calcext:value-type="float">
            <text:p>0.000199673</text:p>
          </table:table-cell>
          <table:table-cell office:value-type="float" office:value="0.00814449225427873" calcext:value-type="float">
            <text:p>0.0081444923</text:p>
          </table:table-cell>
          <table:table-cell office:value-type="float" office:value="0.021941317468992" calcext:value-type="float">
            <text:p>0.0219413175</text:p>
          </table:table-cell>
          <table:table-cell office:value-type="float" office:value="0.0312841599891555" calcext:value-type="float">
            <text:p>0.03128416</text:p>
          </table:table-cell>
          <table:table-cell office:value-type="float" office:value="0.038310295364747" calcext:value-type="float">
            <text:p>0.0383102954</text:p>
          </table:table-cell>
          <table:table-cell office:value-type="float" office:value="0.0433523330043245" calcext:value-type="float">
            <text:p>0.043352333</text:p>
          </table:table-cell>
          <table:table-cell office:value-type="float" office:value="0.0452514688632883" calcext:value-type="float">
            <text:p>0.0452514689</text:p>
          </table:table-cell>
          <table:table-cell office:value-type="float" office:value="0.0461201068958307" calcext:value-type="float">
            <text:p>0.0461201069</text:p>
          </table:table-cell>
          <table:table-cell office:value-type="float" office:value="0.0459988761035007" calcext:value-type="float">
            <text:p>0.0459988761</text:p>
          </table:table-cell>
          <table:table-cell office:value-type="float" office:value="0.04397667578021" calcext:value-type="float">
            <text:p>0.0439766758</text:p>
          </table:table-cell>
          <table:table-cell office:value-type="float" office:value="0.0419055794032889" calcext:value-type="float">
            <text:p>0.0419055794</text:p>
          </table:table-cell>
          <table:table-cell office:value-type="float" office:value="0.0398921898048666" calcext:value-type="float">
            <text:p>0.0398921898</text:p>
          </table:table-cell>
          <table:table-cell office:value-type="float" office:value="0.0383353362017783" calcext:value-type="float">
            <text:p>0.0383353362</text:p>
          </table:table-cell>
          <table:table-cell office:value-type="float" office:value="0.0364479132943966" calcext:value-type="float">
            <text:p>0.0364479133</text:p>
          </table:table-cell>
          <table:table-cell office:value-type="float" office:value="0.0352433141522658" calcext:value-type="float">
            <text:p>0.0352433142</text:p>
          </table:table-cell>
          <table:table-cell office:value-type="float" office:value="0.034123206414714" calcext:value-type="float">
            <text:p>0.0341232064</text:p>
          </table:table-cell>
          <table:table-cell office:value-type="float" office:value="0.0330274873435818" calcext:value-type="float">
            <text:p>0.0330274873</text:p>
          </table:table-cell>
          <table:table-cell office:value-type="float" office:value="0.0323208060363016" calcext:value-type="float">
            <text:p>0.032320806</text:p>
          </table:table-cell>
          <table:table-cell office:value-type="float" office:value="0.0313812126050508" calcext:value-type="float">
            <text:p>0.031381212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x264 veryslow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277886006374412" calcext:value-type="float">
            <text:p>0.000277886</text:p>
          </table:table-cell>
          <table:table-cell table:style-name="ce3" office:value-type="float" office:value="0.00423694316923104" calcext:value-type="float">
            <text:p>0.0042369432</text:p>
          </table:table-cell>
          <table:table-cell table:style-name="ce3" office:value-type="float" office:value="0.0105469034880076" calcext:value-type="float">
            <text:p>0.0105469035</text:p>
          </table:table-cell>
          <table:table-cell table:style-name="ce3" office:value-type="float" office:value="0.0151653740831683" calcext:value-type="float">
            <text:p>0.0151653741</text:p>
          </table:table-cell>
          <table:table-cell table:style-name="ce3" office:value-type="float" office:value="0.018320316691282" calcext:value-type="float">
            <text:p>0.0183203167</text:p>
          </table:table-cell>
          <table:table-cell table:style-name="ce3" office:value-type="float" office:value="0.0204092645921916" calcext:value-type="float">
            <text:p>0.0204092646</text:p>
          </table:table-cell>
          <table:table-cell table:style-name="ce3" office:value-type="float" office:value="0.021639873816373" calcext:value-type="float">
            <text:p>0.0216398738</text:p>
          </table:table-cell>
          <table:table-cell table:style-name="ce3" office:value-type="float" office:value="0.0220126818688818" calcext:value-type="float">
            <text:p>0.0220126819</text:p>
          </table:table-cell>
          <table:table-cell table:style-name="ce3" office:value-type="float" office:value="0.0221453569981734" calcext:value-type="float">
            <text:p>0.022145357</text:p>
          </table:table-cell>
          <table:table-cell table:style-name="ce3" office:value-type="float" office:value="0.0217853483213818" calcext:value-type="float">
            <text:p>0.0217853483</text:p>
          </table:table-cell>
          <table:table-cell table:style-name="ce3" office:value-type="float" office:value="0.0212150384482688" calcext:value-type="float">
            <text:p>0.0212150384</text:p>
          </table:table-cell>
          <table:table-cell table:style-name="ce3" office:value-type="float" office:value="0.0204057645565612" calcext:value-type="float">
            <text:p>0.0204057646</text:p>
          </table:table-cell>
          <table:table-cell table:style-name="ce3" office:value-type="float" office:value="0.0196766681377217" calcext:value-type="float">
            <text:p>0.0196766681</text:p>
          </table:table-cell>
          <table:table-cell table:style-name="ce3" office:value-type="float" office:value="0.0188837176759514" calcext:value-type="float">
            <text:p>0.0188837177</text:p>
          </table:table-cell>
          <table:table-cell table:style-name="ce3" office:value-type="float" office:value="0.0182494261024382" calcext:value-type="float">
            <text:p>0.0182494261</text:p>
          </table:table-cell>
          <table:table-cell table:style-name="ce3" office:value-type="float" office:value="0.0177546219472904" calcext:value-type="float">
            <text:p>0.0177546219</text:p>
          </table:table-cell>
          <table:table-cell table:style-name="ce3" office:value-type="float" office:value="0.0172582581704307" calcext:value-type="float">
            <text:p>0.0172582582</text:p>
          </table:table-cell>
          <table:table-cell table:style-name="ce3" office:value-type="float" office:value="0.0168842020849034" calcext:value-type="float">
            <text:p>0.0168842021</text:p>
          </table:table-cell>
          <table:table-cell table:style-name="ce3" office:value-type="float" office:value="0.0165060315400547" calcext:value-type="float">
            <text:p>0.01650603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x264 placeb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051314012290441" calcext:value-type="float">
            <text:p>0.000051314</text:p>
          </table:table-cell>
          <table:table-cell table:style-name="ce3" office:value-type="float" office:value="0.000310817881278687" calcext:value-type="float">
            <text:p>0.0003108179</text:p>
          </table:table-cell>
          <table:table-cell table:style-name="ce3" office:value-type="float" office:value="0.00191789659904101" calcext:value-type="float">
            <text:p>0.0019178966</text:p>
          </table:table-cell>
          <table:table-cell table:style-name="ce3" office:value-type="float" office:value="0.00329476831117733" calcext:value-type="float">
            <text:p>0.0032947683</text:p>
          </table:table-cell>
          <table:table-cell table:style-name="ce3" office:value-type="float" office:value="0.00357322328250981" calcext:value-type="float">
            <text:p>0.0035732233</text:p>
          </table:table-cell>
          <table:table-cell table:style-name="ce3" office:value-type="float" office:value="0.00368539466006725" calcext:value-type="float">
            <text:p>0.0036853947</text:p>
          </table:table-cell>
          <table:table-cell table:style-name="ce3" office:value-type="float" office:value="0.00370500544464943" calcext:value-type="float">
            <text:p>0.0037050054</text:p>
          </table:table-cell>
          <table:table-cell table:style-name="ce3" office:value-type="float" office:value="0.00367161796889055" calcext:value-type="float">
            <text:p>0.003671618</text:p>
          </table:table-cell>
          <table:table-cell table:style-name="ce3" office:value-type="float" office:value="0.00360481241270799" calcext:value-type="float">
            <text:p>0.0036048124</text:p>
          </table:table-cell>
          <table:table-cell table:style-name="ce3" office:value-type="float" office:value="0.00345097593317232" calcext:value-type="float">
            <text:p>0.0034509759</text:p>
          </table:table-cell>
          <table:table-cell table:style-name="ce3" office:value-type="float" office:value="0.0033130342075759" calcext:value-type="float">
            <text:p>0.0033130342</text:p>
          </table:table-cell>
          <table:table-cell table:style-name="ce3" office:value-type="float" office:value="0.00320268533922699" calcext:value-type="float">
            <text:p>0.0032026853</text:p>
          </table:table-cell>
          <table:table-cell table:style-name="ce3" office:value-type="float" office:value="0.00306499022437794" calcext:value-type="float">
            <text:p>0.0030649902</text:p>
          </table:table-cell>
          <table:table-cell table:style-name="ce3" office:value-type="float" office:value="0.00296178454512354" calcext:value-type="float">
            <text:p>0.0029617845</text:p>
          </table:table-cell>
          <table:table-cell table:style-name="ce3" office:value-type="float" office:value="0.00290440449281374" calcext:value-type="float">
            <text:p>0.0029044045</text:p>
          </table:table-cell>
          <table:table-cell table:style-name="ce3" office:value-type="float" office:value="0.0028486105098306" calcext:value-type="float">
            <text:p>0.0028486105</text:p>
          </table:table-cell>
          <table:table-cell table:style-name="ce3" office:value-type="float" office:value="0.00280742821213358" calcext:value-type="float">
            <text:p>0.0028074282</text:p>
          </table:table-cell>
          <table:table-cell table:style-name="ce3" office:value-type="float" office:value="0.00277057928929963" calcext:value-type="float">
            <text:p>0.0027705793</text:p>
          </table:table-cell>
          <table:table-cell table:style-name="ce3" office:value-type="float" office:value="0.00274349831982736" calcext:value-type="float">
            <text:p>0.00274349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264_nvenc medium</text:p>
          </table:table-cell>
          <table:table-cell table:style-name="Default" office:value-type="float" office:value="0.0412924843250427" calcext:value-type="float">
            <text:p>0.0412924843</text:p>
          </table:table-cell>
          <table:table-cell table:style-name="Default" office:value-type="float" office:value="0.292766860401627" calcext:value-type="float">
            <text:p>0.2927668604</text:p>
          </table:table-cell>
          <table:table-cell table:style-name="Default" office:value-type="float" office:value="0.546015210486109" calcext:value-type="float">
            <text:p>0.5460152105</text:p>
          </table:table-cell>
          <table:table-cell table:style-name="Default" office:value-type="float" office:value="0.0495084509976108" calcext:value-type="float">
            <text:p>0.049508451</text:p>
          </table:table-cell>
          <table:table-cell table:style-name="Default" office:value-type="float" office:value="0.049437778004364" calcext:value-type="float">
            <text:p>0.049437778</text:p>
          </table:table-cell>
          <table:table-cell table:style-name="Default" office:value-type="float" office:value="0.0495337403457153" calcext:value-type="float">
            <text:p>0.0495337403</text:p>
          </table:table-cell>
          <table:table-cell table:style-name="Default" office:value-type="float" office:value="0.461592002939194" calcext:value-type="float">
            <text:p>0.4615920029</text:p>
          </table:table-cell>
          <table:table-cell table:style-name="Default" office:value-type="float" office:value="0.462878714652956" calcext:value-type="float">
            <text:p>0.4628787147</text:p>
          </table:table-cell>
          <table:table-cell table:style-name="Default" office:value-type="float" office:value="0.459525195122945" calcext:value-type="float">
            <text:p>0.4595251951</text:p>
          </table:table-cell>
          <table:table-cell table:style-name="Default" office:value-type="float" office:value="0.579258253148538" calcext:value-type="float">
            <text:p>0.5792582531</text:p>
          </table:table-cell>
          <table:table-cell table:style-name="Default" office:value-type="float" office:value="0.581880728276533" calcext:value-type="float">
            <text:p>0.5818807283</text:p>
          </table:table-cell>
          <table:table-cell table:style-name="Default" office:value-type="float" office:value="0.616239720572542" calcext:value-type="float">
            <text:p>0.6162397206</text:p>
          </table:table-cell>
          <table:table-cell table:style-name="Default" office:value-type="float" office:value="0.620072834122453" calcext:value-type="float">
            <text:p>0.6200728341</text:p>
          </table:table-cell>
          <table:table-cell table:style-name="Default" office:value-type="float" office:value="0.639987934162728" calcext:value-type="float">
            <text:p>0.6399879342</text:p>
          </table:table-cell>
          <table:table-cell table:style-name="Default" office:value-type="float" office:value="0.645297870271788" calcext:value-type="float">
            <text:p>0.6452978703</text:p>
          </table:table-cell>
          <table:table-cell table:style-name="Default" office:value-type="float" office:value="0.651881568897998" calcext:value-type="float">
            <text:p>0.6518815689</text:p>
          </table:table-cell>
          <table:table-cell table:style-name="Default" office:value-type="float" office:value="0.652371446139006" calcext:value-type="float">
            <text:p>0.6523714461</text:p>
          </table:table-cell>
          <table:table-cell table:style-name="Default" office:value-type="float" office:value="0.658112477285518" calcext:value-type="float">
            <text:p>0.6581124773</text:p>
          </table:table-cell>
          <table:table-cell table:style-name="Default" office:value-type="float" office:value="0.663944749041796" calcext:value-type="float">
            <text:p>0.663944749</text:p>
          </table:table-cell>
          <table:table-cell table:style-name="Default" office:value-type="float" office:value="0.667888275302656" calcext:value-type="float">
            <text:p>0.667888275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264_nvenc fast</text:p>
          </table:table-cell>
          <table:table-cell table:style-name="Default" office:value-type="float" office:value="0.0331141633755976" calcext:value-type="float">
            <text:p>0.0331141634</text:p>
          </table:table-cell>
          <table:table-cell table:style-name="ce3" office:value-type="float" office:value="0.101371994765377" calcext:value-type="float">
            <text:p>0.1013719948</text:p>
          </table:table-cell>
          <table:table-cell table:style-name="ce3" office:value-type="float" office:value="0.511907863825904" calcext:value-type="float">
            <text:p>0.5119078638</text:p>
          </table:table-cell>
          <table:table-cell table:style-name="ce3" office:value-type="float" office:value="0.0360175084175084" calcext:value-type="float">
            <text:p>0.0360175084</text:p>
          </table:table-cell>
          <table:table-cell table:style-name="ce3" office:value-type="float" office:value="0.0360707366317673" calcext:value-type="float">
            <text:p>0.0360707366</text:p>
          </table:table-cell>
          <table:table-cell table:style-name="ce3" office:value-type="float" office:value="0.0360160113060104" calcext:value-type="float">
            <text:p>0.0360160113</text:p>
          </table:table-cell>
          <table:table-cell table:style-name="ce3" office:value-type="float" office:value="0.359211739076311" calcext:value-type="float">
            <text:p>0.3592117391</text:p>
          </table:table-cell>
          <table:table-cell table:style-name="ce3" office:value-type="float" office:value="0.349993521389875" calcext:value-type="float">
            <text:p>0.3499935214</text:p>
          </table:table-cell>
          <table:table-cell table:style-name="ce3" office:value-type="float" office:value="0.350708653558985" calcext:value-type="float">
            <text:p>0.3507086536</text:p>
          </table:table-cell>
          <table:table-cell table:style-name="ce3" office:value-type="float" office:value="0.548664151568485" calcext:value-type="float">
            <text:p>0.5486641516</text:p>
          </table:table-cell>
          <table:table-cell table:style-name="ce3" office:value-type="float" office:value="0.547348737864078" calcext:value-type="float">
            <text:p>0.5473487379</text:p>
          </table:table-cell>
          <table:table-cell table:style-name="ce3" office:value-type="float" office:value="0.0705953024095597" calcext:value-type="float">
            <text:p>0.0705953024</text:p>
          </table:table-cell>
          <table:table-cell table:style-name="ce3" office:value-type="float" office:value="0.610907324993788" calcext:value-type="float">
            <text:p>0.610907325</text:p>
          </table:table-cell>
          <table:table-cell table:style-name="ce3" office:value-type="float" office:value="0.633874017724033" calcext:value-type="float">
            <text:p>0.6338740177</text:p>
          </table:table-cell>
          <table:table-cell table:style-name="ce3" office:value-type="float" office:value="0.650231134418074" calcext:value-type="float">
            <text:p>0.6502311344</text:p>
          </table:table-cell>
          <table:table-cell table:style-name="ce3" office:value-type="float" office:value="0.650093141791045" calcext:value-type="float">
            <text:p>0.6500931418</text:p>
          </table:table-cell>
          <table:table-cell table:style-name="ce3" office:value-type="float" office:value="0.450114869957688" calcext:value-type="float">
            <text:p>0.45011487</text:p>
          </table:table-cell>
          <table:table-cell table:style-name="ce3" office:value-type="float" office:value="0.477226260638298" calcext:value-type="float">
            <text:p>0.4772262606</text:p>
          </table:table-cell>
          <table:table-cell table:style-name="ce3" office:value-type="float" office:value="0.435714171220401" calcext:value-type="float">
            <text:p>0.4357141712</text:p>
          </table:table-cell>
          <table:table-cell table:style-name="ce3" office:value-type="float" office:value="0.218725997109146" calcext:value-type="float">
            <text:p>0.21872599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264_nvenc hp</text:p>
          </table:table-cell>
          <table:table-cell office:value-type="float" office:value="0.0094761591491741" calcext:value-type="float">
            <text:p>0.0094761591</text:p>
          </table:table-cell>
          <table:table-cell office:value-type="float" office:value="0.0444271907943848" calcext:value-type="float">
            <text:p>0.0444271908</text:p>
          </table:table-cell>
          <table:table-cell office:value-type="float" office:value="0.25510979333161" calcext:value-type="float">
            <text:p>0.2551097933</text:p>
          </table:table-cell>
          <table:table-cell office:value-type="float" office:value="0.0157874989751018" calcext:value-type="float">
            <text:p>0.015787499</text:p>
          </table:table-cell>
          <table:table-cell office:value-type="float" office:value="0.013764904365508" calcext:value-type="float">
            <text:p>0.0137649044</text:p>
          </table:table-cell>
          <table:table-cell office:value-type="float" office:value="0.019250895921972" calcext:value-type="float">
            <text:p>0.0192508959</text:p>
          </table:table-cell>
          <table:table-cell office:value-type="float" office:value="0.223801543433299" calcext:value-type="float">
            <text:p>0.2238015434</text:p>
          </table:table-cell>
          <table:table-cell office:value-type="float" office:value="0.158331185021034" calcext:value-type="float">
            <text:p>0.158331185</text:p>
          </table:table-cell>
          <table:table-cell office:value-type="float" office:value="0.169041900572811" calcext:value-type="float">
            <text:p>0.1690419006</text:p>
          </table:table-cell>
          <table:table-cell office:value-type="float" office:value="0.283504362060664" calcext:value-type="float">
            <text:p>0.2835043621</text:p>
          </table:table-cell>
          <table:table-cell office:value-type="float" office:value="0.341532349034988" calcext:value-type="float">
            <text:p>0.341532349</text:p>
          </table:table-cell>
          <table:table-cell office:value-type="float" office:value="0.362835666919264" calcext:value-type="float">
            <text:p>0.3628356669</text:p>
          </table:table-cell>
          <table:table-cell office:value-type="float" office:value="0.457559787795117" calcext:value-type="float">
            <text:p>0.4575597878</text:p>
          </table:table-cell>
          <table:table-cell office:value-type="float" office:value="0.529426873962369" calcext:value-type="float">
            <text:p>0.529426874</text:p>
          </table:table-cell>
          <table:table-cell office:value-type="float" office:value="0.572640668102662" calcext:value-type="float">
            <text:p>0.5726406681</text:p>
          </table:table-cell>
          <table:table-cell office:value-type="float" office:value="0.608303781665824" calcext:value-type="float">
            <text:p>0.6083037817</text:p>
          </table:table-cell>
          <table:table-cell office:value-type="float" office:value="0.583197388205624" calcext:value-type="float">
            <text:p>0.5831973882</text:p>
          </table:table-cell>
          <table:table-cell office:value-type="float" office:value="0.628232189372132" calcext:value-type="float">
            <text:p>0.6282321894</text:p>
          </table:table-cell>
          <table:table-cell office:value-type="float" office:value="0.626415188547486" calcext:value-type="float">
            <text:p>0.6264151885</text:p>
          </table:table-cell>
          <table:table-cell office:value-type="float" office:value="0.675463987875267" calcext:value-type="float">
            <text:p>0.67546398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264_nvenc hq</text:p>
          </table:table-cell>
          <table:table-cell office:value-type="float" office:value="0.0380474767570875" calcext:value-type="float">
            <text:p>0.0380474768</text:p>
          </table:table-cell>
          <table:table-cell office:value-type="float" office:value="0.295112289628179" calcext:value-type="float">
            <text:p>0.2951122896</text:p>
          </table:table-cell>
          <table:table-cell office:value-type="float" office:value="0.515495067094349" calcext:value-type="float">
            <text:p>0.5154950671</text:p>
          </table:table-cell>
          <table:table-cell office:value-type="float" office:value="0.0495094620757259" calcext:value-type="float">
            <text:p>0.0495094621</text:p>
          </table:table-cell>
          <table:table-cell office:value-type="float" office:value="0.050036745510836" calcext:value-type="float">
            <text:p>0.0500367455</text:p>
          </table:table-cell>
          <table:table-cell office:value-type="float" office:value="0.0497860171684397" calcext:value-type="float">
            <text:p>0.0497860172</text:p>
          </table:table-cell>
          <table:table-cell office:value-type="float" office:value="0.438406812189826" calcext:value-type="float">
            <text:p>0.4384068122</text:p>
          </table:table-cell>
          <table:table-cell office:value-type="float" office:value="0.459755148641255" calcext:value-type="float">
            <text:p>0.4597551486</text:p>
          </table:table-cell>
          <table:table-cell office:value-type="float" office:value="0.459356610141855" calcext:value-type="float">
            <text:p>0.4593566101</text:p>
          </table:table-cell>
          <table:table-cell office:value-type="float" office:value="0.578561489908257" calcext:value-type="float">
            <text:p>0.5785614899</text:p>
          </table:table-cell>
          <table:table-cell office:value-type="float" office:value="0.58478882624128" calcext:value-type="float">
            <text:p>0.5847888262</text:p>
          </table:table-cell>
          <table:table-cell office:value-type="float" office:value="0.587657195185162" calcext:value-type="float">
            <text:p>0.5876571952</text:p>
          </table:table-cell>
          <table:table-cell office:value-type="float" office:value="0.578636659524036" calcext:value-type="float">
            <text:p>0.5786366595</text:p>
          </table:table-cell>
          <table:table-cell office:value-type="float" office:value="0.638639963545782" calcext:value-type="float">
            <text:p>0.6386399635</text:p>
          </table:table-cell>
          <table:table-cell office:value-type="float" office:value="0.651752420061679" calcext:value-type="float">
            <text:p>0.6517524201</text:p>
          </table:table-cell>
          <table:table-cell office:value-type="float" office:value="0.605855118335943" calcext:value-type="float">
            <text:p>0.6058551183</text:p>
          </table:table-cell>
          <table:table-cell office:value-type="float" office:value="0.652292804532579" calcext:value-type="float">
            <text:p>0.6522928045</text:p>
          </table:table-cell>
          <table:table-cell office:value-type="float" office:value="0.614831540281689" calcext:value-type="float">
            <text:p>0.6148315403</text:p>
          </table:table-cell>
          <table:table-cell office:value-type="float" office:value="0.616394229878564" calcext:value-type="float">
            <text:p>0.6163942299</text:p>
          </table:table-cell>
          <table:table-cell office:value-type="float" office:value="0.648542346408316" calcext:value-type="float">
            <text:p>0.648542346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264_nvenc bd</text:p>
          </table:table-cell>
          <table:table-cell table:style-name="ce3" office:value-type="float" office:value="0.0380496604235619" calcext:value-type="float">
            <text:p>0.0380496604</text:p>
          </table:table-cell>
          <table:table-cell table:style-name="ce3" office:value-type="float" office:value="0.296150652156124" calcext:value-type="float">
            <text:p>0.2961506522</text:p>
          </table:table-cell>
          <table:table-cell table:style-name="ce3" office:value-type="float" office:value="0.548086705412278" calcext:value-type="float">
            <text:p>0.5480867054</text:p>
          </table:table-cell>
          <table:table-cell table:style-name="ce3" office:value-type="float" office:value="0.0497563844590849" calcext:value-type="float">
            <text:p>0.0497563845</text:p>
          </table:table-cell>
          <table:table-cell table:style-name="ce3" office:value-type="float" office:value="0.04645906211073" calcext:value-type="float">
            <text:p>0.0464590621</text:p>
          </table:table-cell>
          <table:table-cell table:style-name="ce3" office:value-type="float" office:value="0.0465473737567682" calcext:value-type="float">
            <text:p>0.0465473738</text:p>
          </table:table-cell>
          <table:table-cell table:style-name="ce3" office:value-type="float" office:value="0.437414692172298" calcext:value-type="float">
            <text:p>0.4374146922</text:p>
          </table:table-cell>
          <table:table-cell table:style-name="ce3" office:value-type="float" office:value="0.431699534193402" calcext:value-type="float">
            <text:p>0.4316995342</text:p>
          </table:table-cell>
          <table:table-cell table:style-name="ce3" office:value-type="float" office:value="0.427420305708326" calcext:value-type="float">
            <text:p>0.4274203057</text:p>
          </table:table-cell>
          <table:table-cell table:style-name="ce3" office:value-type="float" office:value="0.549203457965631" calcext:value-type="float">
            <text:p>0.549203458</text:p>
          </table:table-cell>
          <table:table-cell table:style-name="ce3" office:value-type="float" office:value="0.545881594942493" calcext:value-type="float">
            <text:p>0.5458815949</text:p>
          </table:table-cell>
          <table:table-cell table:style-name="ce3" office:value-type="float" office:value="0.587465467316623" calcext:value-type="float">
            <text:p>0.5874654673</text:p>
          </table:table-cell>
          <table:table-cell table:style-name="ce3" office:value-type="float" office:value="0.557259290697248" calcext:value-type="float">
            <text:p>0.5572592907</text:p>
          </table:table-cell>
          <table:table-cell table:style-name="ce3" office:value-type="float" office:value="0.598325088797814" calcext:value-type="float">
            <text:p>0.5983250888</text:p>
          </table:table-cell>
          <table:table-cell table:style-name="ce3" office:value-type="float" office:value="0.608735352371568" calcext:value-type="float">
            <text:p>0.6087353524</text:p>
          </table:table-cell>
          <table:table-cell table:style-name="ce3" office:value-type="float" office:value="0.517029778714775" calcext:value-type="float">
            <text:p>0.5170297787</text:p>
          </table:table-cell>
          <table:table-cell table:style-name="ce3" office:value-type="float" office:value="0.521132740930978" calcext:value-type="float">
            <text:p>0.5211327409</text:p>
          </table:table-cell>
          <table:table-cell table:style-name="ce3" office:value-type="float" office:value="0.505103204665371" calcext:value-type="float">
            <text:p>0.5051032047</text:p>
          </table:table-cell>
          <table:table-cell table:style-name="ce3" office:value-type="float" office:value="0.28991472093085" calcext:value-type="float">
            <text:p>0.2899147209</text:p>
          </table:table-cell>
          <table:table-cell table:style-name="ce3" office:value-type="float" office:value="0.188772837589986" calcext:value-type="float">
            <text:p>0.188772837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264_nvenc ll</text:p>
          </table:table-cell>
          <table:table-cell table:style-name="ce3" office:value-type="float" office:value="0.00994680493162007" calcext:value-type="float">
            <text:p>0.0099468049</text:p>
          </table:table-cell>
          <table:table-cell table:style-name="ce3" office:value-type="float" office:value="0.0122901378483668" calcext:value-type="float">
            <text:p>0.0122901378</text:p>
          </table:table-cell>
          <table:table-cell table:style-name="ce3" office:value-type="float" office:value="0.0157774852819601" calcext:value-type="float">
            <text:p>0.0157774853</text:p>
          </table:table-cell>
          <table:table-cell table:style-name="ce3" office:value-type="float" office:value="0.0213233420472954" calcext:value-type="float">
            <text:p>0.021323342</text:p>
          </table:table-cell>
          <table:table-cell table:style-name="ce3" office:value-type="float" office:value="0.121076680899879" calcext:value-type="float">
            <text:p>0.1210766809</text:p>
          </table:table-cell>
          <table:table-cell table:style-name="ce3" office:value-type="float" office:value="0.182499009507239" calcext:value-type="float">
            <text:p>0.1824990095</text:p>
          </table:table-cell>
          <table:table-cell table:style-name="ce3" office:value-type="float" office:value="0.234322177739949" calcext:value-type="float">
            <text:p>0.2343221777</text:p>
          </table:table-cell>
          <table:table-cell table:style-name="ce3" office:value-type="float" office:value="0.272706255624701" calcext:value-type="float">
            <text:p>0.2727062556</text:p>
          </table:table-cell>
          <table:table-cell table:style-name="ce3" office:value-type="float" office:value="0.287131043361301" calcext:value-type="float">
            <text:p>0.2871310434</text:p>
          </table:table-cell>
          <table:table-cell table:style-name="ce3" office:value-type="float" office:value="0.323120857871871" calcext:value-type="float">
            <text:p>0.3231208579</text:p>
          </table:table-cell>
          <table:table-cell table:style-name="ce3" office:value-type="float" office:value="0.358107761819051" calcext:value-type="float">
            <text:p>0.3581077618</text:p>
          </table:table-cell>
          <table:table-cell table:style-name="ce3" office:value-type="float" office:value="0.438400134479972" calcext:value-type="float">
            <text:p>0.4384001345</text:p>
          </table:table-cell>
          <table:table-cell table:style-name="ce3" office:value-type="float" office:value="0.410482926268513" calcext:value-type="float">
            <text:p>0.4104829263</text:p>
          </table:table-cell>
          <table:table-cell table:style-name="ce3" office:value-type="float" office:value="0.436549502012072" calcext:value-type="float">
            <text:p>0.436549502</text:p>
          </table:table-cell>
          <table:table-cell table:style-name="ce3" office:value-type="float" office:value="0.470908463102891" calcext:value-type="float">
            <text:p>0.4709084631</text:p>
          </table:table-cell>
          <table:table-cell table:style-name="ce3" office:value-type="float" office:value="0.490329595639187" calcext:value-type="float">
            <text:p>0.4903295956</text:p>
          </table:table-cell>
          <table:table-cell table:style-name="ce3" office:value-type="float" office:value="0.484539750337584" calcext:value-type="float">
            <text:p>0.4845397503</text:p>
          </table:table-cell>
          <table:table-cell table:style-name="ce3" office:value-type="float" office:value="0.477100681911704" calcext:value-type="float">
            <text:p>0.4771006819</text:p>
          </table:table-cell>
          <table:table-cell table:style-name="ce3" office:value-type="float" office:value="0.477620653866417" calcext:value-type="float">
            <text:p>0.4776206539</text:p>
          </table:table-cell>
          <table:table-cell table:style-name="ce3" office:value-type="float" office:value="0.500146777101543" calcext:value-type="float">
            <text:p>0.50014677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264_nvenc llhq</text:p>
          </table:table-cell>
          <table:table-cell table:style-name="Default" office:value-type="float" office:value="0.0203540546150153" calcext:value-type="float">
            <text:p>0.0203540546</text:p>
          </table:table-cell>
          <table:table-cell table:style-name="Default" office:value-type="float" office:value="0.0218565057571691" calcext:value-type="float">
            <text:p>0.0218565058</text:p>
          </table:table-cell>
          <table:table-cell table:style-name="Default" office:value-type="float" office:value="0.0257033904465213" calcext:value-type="float">
            <text:p>0.0257033904</text:p>
          </table:table-cell>
          <table:table-cell table:style-name="Default" office:value-type="float" office:value="0.0390775460890175" calcext:value-type="float">
            <text:p>0.0390775461</text:p>
          </table:table-cell>
          <table:table-cell table:style-name="Default" office:value-type="float" office:value="0.169485314872711" calcext:value-type="float">
            <text:p>0.1694853149</text:p>
          </table:table-cell>
          <table:table-cell table:style-name="Default" office:value-type="float" office:value="0.243269904395509" calcext:value-type="float">
            <text:p>0.2432699044</text:p>
          </table:table-cell>
          <table:table-cell table:style-name="Default" office:value-type="float" office:value="0.384919180634369" calcext:value-type="float">
            <text:p>0.3849191806</text:p>
          </table:table-cell>
          <table:table-cell table:style-name="Default" office:value-type="float" office:value="0.42306132314432" calcext:value-type="float">
            <text:p>0.4230613231</text:p>
          </table:table-cell>
          <table:table-cell table:style-name="Default" office:value-type="float" office:value="0.417530962109955" calcext:value-type="float">
            <text:p>0.4175309621</text:p>
          </table:table-cell>
          <table:table-cell table:style-name="Default" office:value-type="float" office:value="0.413382824702949" calcext:value-type="float">
            <text:p>0.4133828247</text:p>
          </table:table-cell>
          <table:table-cell table:style-name="Default" office:value-type="float" office:value="0.480430175323611" calcext:value-type="float">
            <text:p>0.4804301753</text:p>
          </table:table-cell>
          <table:table-cell table:style-name="Default" office:value-type="float" office:value="0.467000056075919" calcext:value-type="float">
            <text:p>0.4670000561</text:p>
          </table:table-cell>
          <table:table-cell table:style-name="Default" office:value-type="float" office:value="0.503881147280212" calcext:value-type="float">
            <text:p>0.5038811473</text:p>
          </table:table-cell>
          <table:table-cell table:style-name="Default" office:value-type="float" office:value="0.514965534133387" calcext:value-type="float">
            <text:p>0.5149655341</text:p>
          </table:table-cell>
          <table:table-cell table:style-name="Default" office:value-type="float" office:value="0.522155492454328" calcext:value-type="float">
            <text:p>0.5221554925</text:p>
          </table:table-cell>
          <table:table-cell table:style-name="Default" office:value-type="float" office:value="0.498872092499296" calcext:value-type="float">
            <text:p>0.4988720925</text:p>
          </table:table-cell>
          <table:table-cell table:style-name="Default" office:value-type="float" office:value="0.534297763901279" calcext:value-type="float">
            <text:p>0.5342977639</text:p>
          </table:table-cell>
          <table:table-cell table:style-name="Default" office:value-type="float" office:value="0.532023196721313" calcext:value-type="float">
            <text:p>0.5320231967</text:p>
          </table:table-cell>
          <table:table-cell table:style-name="Default" office:value-type="float" office:value="0.535141838544402" calcext:value-type="float">
            <text:p>0.5351418385</text:p>
          </table:table-cell>
          <table:table-cell table:style-name="Default" office:value-type="float" office:value="0.504230033945166" calcext:value-type="float">
            <text:p>0.50423003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264_nvenc llhp</text:p>
          </table:table-cell>
          <table:table-cell table:style-name="Default" office:value-type="float" office:value="0.0215805823068309" calcext:value-type="float">
            <text:p>0.0215805823</text:p>
          </table:table-cell>
          <table:table-cell office:value-type="float" office:value="0.0240718196960941" calcext:value-type="float">
            <text:p>0.0240718197</text:p>
          </table:table-cell>
          <table:table-cell office:value-type="float" office:value="0.0304970061089514" calcext:value-type="float">
            <text:p>0.0304970061</text:p>
          </table:table-cell>
          <table:table-cell office:value-type="float" office:value="0.0391922121811317" calcext:value-type="float">
            <text:p>0.0391922122</text:p>
          </table:table-cell>
          <table:table-cell office:value-type="float" office:value="0.180248981211051" calcext:value-type="float">
            <text:p>0.1802489812</text:p>
          </table:table-cell>
          <table:table-cell office:value-type="float" office:value="0.276614313269252" calcext:value-type="float">
            <text:p>0.2766143133</text:p>
          </table:table-cell>
          <table:table-cell office:value-type="float" office:value="0.378257336391239" calcext:value-type="float">
            <text:p>0.3782573364</text:p>
          </table:table-cell>
          <table:table-cell office:value-type="float" office:value="0.436201611519608" calcext:value-type="float">
            <text:p>0.4362016115</text:p>
          </table:table-cell>
          <table:table-cell office:value-type="float" office:value="0.432722130965593" calcext:value-type="float">
            <text:p>0.432722131</text:p>
          </table:table-cell>
          <table:table-cell office:value-type="float" office:value="0.444977877744432" calcext:value-type="float">
            <text:p>0.4449778777</text:p>
          </table:table-cell>
          <table:table-cell office:value-type="float" office:value="0.477752658946337" calcext:value-type="float">
            <text:p>0.4777526589</text:p>
          </table:table-cell>
          <table:table-cell office:value-type="float" office:value="0.514298141579506" calcext:value-type="float">
            <text:p>0.5142981416</text:p>
          </table:table-cell>
          <table:table-cell office:value-type="float" office:value="0.522800610203005" calcext:value-type="float">
            <text:p>0.5228006102</text:p>
          </table:table-cell>
          <table:table-cell office:value-type="float" office:value="0.511751559308721" calcext:value-type="float">
            <text:p>0.5117515593</text:p>
          </table:table-cell>
          <table:table-cell office:value-type="float" office:value="0.550792329660797" calcext:value-type="float">
            <text:p>0.5507923297</text:p>
          </table:table-cell>
          <table:table-cell office:value-type="float" office:value="0.50455000555388" calcext:value-type="float">
            <text:p>0.5045500056</text:p>
          </table:table-cell>
          <table:table-cell office:value-type="float" office:value="0.464467556603366" calcext:value-type="float">
            <text:p>0.4644675566</text:p>
          </table:table-cell>
          <table:table-cell office:value-type="float" office:value="0.302698814361881" calcext:value-type="float">
            <text:p>0.3026988144</text:p>
          </table:table-cell>
          <table:table-cell office:value-type="float" office:value="0.239997741351125" calcext:value-type="float">
            <text:p>0.2399977414</text:p>
          </table:table-cell>
          <table:table-cell office:value-type="float" office:value="0.27257512126819" calcext:value-type="float">
            <text:p>0.2725751213</text:p>
          </table:table-cell>
          <table:table-cell table:number-columns-repeated="18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VMAF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heora</text:p>
          </table:table-cell>
          <table:table-cell table:style-name="ce3" office:value-type="float" office:value="6.537474" calcext:value-type="float">
            <text:p>6.537474</text:p>
          </table:table-cell>
          <table:table-cell table:style-name="ce3" office:value-type="float" office:value="6.952974" calcext:value-type="float">
            <text:p>6.952974</text:p>
          </table:table-cell>
          <table:table-cell table:style-name="ce3" office:value-type="float" office:value="7.217063" calcext:value-type="float">
            <text:p>7.217063</text:p>
          </table:table-cell>
          <table:table-cell table:style-name="ce3" office:value-type="float" office:value="7.737752" calcext:value-type="float">
            <text:p>7.737752</text:p>
          </table:table-cell>
          <table:table-cell table:style-name="ce3" office:value-type="float" office:value="7.95552" calcext:value-type="float">
            <text:p>7.95552</text:p>
          </table:table-cell>
          <table:table-cell table:style-name="ce3" office:value-type="float" office:value="8.842371" calcext:value-type="float">
            <text:p>8.842371</text:p>
          </table:table-cell>
          <table:table-cell table:style-name="ce3" office:value-type="float" office:value="9.858783" calcext:value-type="float">
            <text:p>9.858783</text:p>
          </table:table-cell>
          <table:table-cell table:style-name="ce3" table:number-columns-repeated="3"/>
          <table:table-cell table:style-name="ce3" office:value-type="float" office:value="24.791834" calcext:value-type="float">
            <text:p>24.791834</text:p>
          </table:table-cell>
          <table:table-cell table:style-name="ce3" office:value-type="float" office:value="38.950737" calcext:value-type="float">
            <text:p>38.950737</text:p>
          </table:table-cell>
          <table:table-cell table:style-name="ce3" office:value-type="float" office:value="45.601242" calcext:value-type="float">
            <text:p>45.601242</text:p>
          </table:table-cell>
          <table:table-cell table:style-name="ce3" office:value-type="float" office:value="51.670721" calcext:value-type="float">
            <text:p>51.670721</text:p>
          </table:table-cell>
          <table:table-cell table:style-name="ce3" office:value-type="float" office:value="57.388203" calcext:value-type="float">
            <text:p>57.388203</text:p>
          </table:table-cell>
          <table:table-cell table:style-name="ce3" office:value-type="float" office:value="62.036964" calcext:value-type="float">
            <text:p>62.036964</text:p>
          </table:table-cell>
          <table:table-cell table:style-name="ce3" office:value-type="float" office:value="66.051008" calcext:value-type="float">
            <text:p>66.051008</text:p>
          </table:table-cell>
          <table:table-cell table:style-name="ce3" office:value-type="float" office:value="69.583374" calcext:value-type="float">
            <text:p>69.583374</text:p>
          </table:table-cell>
          <table:table-cell table:style-name="ce3" office:value-type="float" office:value="72.891422" calcext:value-type="float">
            <text:p>72.891422</text:p>
          </table:table-cell>
          <table:table-cell table:style-name="ce3" office:value-type="float" office:value="75.721895" calcext:value-type="float">
            <text:p>75.721895</text:p>
          </table:table-cell>
          <table:table-cell table:style-name="ce2" table:number-columns-repeated="18"/>
        </table:table-row>
        <table:table-row table:style-name="ro2">
          <table:table-cell office:value-type="string" calcext:value-type="string">
            <text:p>x264 ultrafast</text:p>
          </table:table-cell>
          <table:table-cell table:number-columns-repeated="2" table:style-name="ce3" office:value-type="float" office:value="0.004121" calcext:value-type="float">
            <text:p>0.004121</text:p>
          </table:table-cell>
          <table:table-cell table:style-name="ce3" office:value-type="float" office:value="0.026232" calcext:value-type="float">
            <text:p>0.026232</text:p>
          </table:table-cell>
          <table:table-cell table:style-name="ce3" office:value-type="float" office:value="1.245306" calcext:value-type="float">
            <text:p>1.245306</text:p>
          </table:table-cell>
          <table:table-cell table:style-name="ce3" office:value-type="float" office:value="8.991258" calcext:value-type="float">
            <text:p>8.991258</text:p>
          </table:table-cell>
          <table:table-cell table:style-name="ce3" office:value-type="float" office:value="22.576955" calcext:value-type="float">
            <text:p>22.576955</text:p>
          </table:table-cell>
          <table:table-cell table:style-name="ce3" office:value-type="float" office:value="38.578259" calcext:value-type="float">
            <text:p>38.578259</text:p>
          </table:table-cell>
          <table:table-cell table:style-name="ce3" office:value-type="float" office:value="50.73045" calcext:value-type="float">
            <text:p>50.73045</text:p>
          </table:table-cell>
          <table:table-cell table:style-name="ce3" office:value-type="float" office:value="57.347071" calcext:value-type="float">
            <text:p>57.347071</text:p>
          </table:table-cell>
          <table:table-cell table:style-name="ce3" office:value-type="float" office:value="62.65181" calcext:value-type="float">
            <text:p>62.65181</text:p>
          </table:table-cell>
          <table:table-cell table:style-name="ce3" office:value-type="float" office:value="69.073557" calcext:value-type="float">
            <text:p>69.073557</text:p>
          </table:table-cell>
          <table:table-cell table:style-name="ce3" office:value-type="float" office:value="72.670841" calcext:value-type="float">
            <text:p>72.670841</text:p>
          </table:table-cell>
          <table:table-cell table:style-name="ce3" office:value-type="float" office:value="75.354405" calcext:value-type="float">
            <text:p>75.354405</text:p>
          </table:table-cell>
          <table:table-cell table:style-name="ce3" office:value-type="float" office:value="77.526272" calcext:value-type="float">
            <text:p>77.526272</text:p>
          </table:table-cell>
          <table:table-cell table:style-name="ce3" office:value-type="float" office:value="79.503" calcext:value-type="float">
            <text:p>79.503</text:p>
          </table:table-cell>
          <table:table-cell table:style-name="ce3" office:value-type="float" office:value="80.639203" calcext:value-type="float">
            <text:p>80.639203</text:p>
          </table:table-cell>
          <table:table-cell table:style-name="ce3" office:value-type="float" office:value="81.8554" calcext:value-type="float">
            <text:p>81.8554</text:p>
          </table:table-cell>
          <table:table-cell table:style-name="ce3" office:value-type="float" office:value="82.91544" calcext:value-type="float">
            <text:p>82.91544</text:p>
          </table:table-cell>
          <table:table-cell table:style-name="ce3" office:value-type="float" office:value="83.901978" calcext:value-type="float">
            <text:p>83.901978</text:p>
          </table:table-cell>
          <table:table-cell table:style-name="ce3" office:value-type="float" office:value="84.335135" calcext:value-type="float">
            <text:p>84.335135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superfast</text:p>
          </table:table-cell>
          <table:table-cell table:style-name="ce3" office:value-type="float" office:value="0.012246" calcext:value-type="float">
            <text:p>0.012246</text:p>
          </table:table-cell>
          <table:table-cell table:style-name="ce3" office:value-type="float" office:value="0.023236" calcext:value-type="float">
            <text:p>0.023236</text:p>
          </table:table-cell>
          <table:table-cell table:style-name="ce3" office:value-type="float" office:value="4.276685" calcext:value-type="float">
            <text:p>4.276685</text:p>
          </table:table-cell>
          <table:table-cell table:style-name="ce3" office:value-type="float" office:value="22.806321" calcext:value-type="float">
            <text:p>22.806321</text:p>
          </table:table-cell>
          <table:table-cell table:style-name="ce3" office:value-type="float" office:value="36.986736" calcext:value-type="float">
            <text:p>36.986736</text:p>
          </table:table-cell>
          <table:table-cell table:style-name="ce3" office:value-type="float" office:value="46.51159" calcext:value-type="float">
            <text:p>46.51159</text:p>
          </table:table-cell>
          <table:table-cell table:style-name="ce3" office:value-type="float" office:value="53.467705" calcext:value-type="float">
            <text:p>53.467705</text:p>
          </table:table-cell>
          <table:table-cell table:style-name="ce3" office:value-type="float" office:value="58.18494" calcext:value-type="float">
            <text:p>58.18494</text:p>
          </table:table-cell>
          <table:table-cell table:style-name="ce3" office:value-type="float" office:value="61.504473" calcext:value-type="float">
            <text:p>61.504473</text:p>
          </table:table-cell>
          <table:table-cell table:style-name="ce3" office:value-type="float" office:value="63.966337" calcext:value-type="float">
            <text:p>63.966337</text:p>
          </table:table-cell>
          <table:table-cell table:style-name="ce3" office:value-type="float" office:value="67.640128" calcext:value-type="float">
            <text:p>67.640128</text:p>
          </table:table-cell>
          <table:table-cell table:style-name="ce3" office:value-type="float" office:value="70.112711" calcext:value-type="float">
            <text:p>70.112711</text:p>
          </table:table-cell>
          <table:table-cell table:style-name="ce3" office:value-type="float" office:value="71.965366" calcext:value-type="float">
            <text:p>71.965366</text:p>
          </table:table-cell>
          <table:table-cell table:style-name="ce3" office:value-type="float" office:value="73.668682" calcext:value-type="float">
            <text:p>73.668682</text:p>
          </table:table-cell>
          <table:table-cell table:style-name="ce3" office:value-type="float" office:value="74.921033" calcext:value-type="float">
            <text:p>74.921033</text:p>
          </table:table-cell>
          <table:table-cell table:style-name="ce3" office:value-type="float" office:value="75.860549" calcext:value-type="float">
            <text:p>75.860549</text:p>
          </table:table-cell>
          <table:table-cell table:style-name="ce3" office:value-type="float" office:value="76.358375" calcext:value-type="float">
            <text:p>76.358375</text:p>
          </table:table-cell>
          <table:table-cell table:style-name="ce3" office:value-type="float" office:value="76.819303" calcext:value-type="float">
            <text:p>76.819303</text:p>
          </table:table-cell>
          <table:table-cell table:style-name="ce3" office:value-type="float" office:value="77.182968" calcext:value-type="float">
            <text:p>77.182968</text:p>
          </table:table-cell>
          <table:table-cell table:style-name="ce3" office:value-type="float" office:value="77.517728" calcext:value-type="float">
            <text:p>77.517728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veryfast</text:p>
          </table:table-cell>
          <table:table-cell table:style-name="ce3" office:value-type="float" office:value="0.035208" calcext:value-type="float">
            <text:p>0.035208</text:p>
          </table:table-cell>
          <table:table-cell table:style-name="ce3" office:value-type="float" office:value="0.104951" calcext:value-type="float">
            <text:p>0.104951</text:p>
          </table:table-cell>
          <table:table-cell table:style-name="ce3" office:value-type="float" office:value="6.444417" calcext:value-type="float">
            <text:p>6.444417</text:p>
          </table:table-cell>
          <table:table-cell table:style-name="ce3" office:value-type="float" office:value="27.622878" calcext:value-type="float">
            <text:p>27.622878</text:p>
          </table:table-cell>
          <table:table-cell table:style-name="ce3" office:value-type="float" office:value="42.048955" calcext:value-type="float">
            <text:p>42.048955</text:p>
          </table:table-cell>
          <table:table-cell table:style-name="ce3" office:value-type="float" office:value="52.222747" calcext:value-type="float">
            <text:p>52.222747</text:p>
          </table:table-cell>
          <table:table-cell table:style-name="ce3" office:value-type="float" office:value="59.884518" calcext:value-type="float">
            <text:p>59.884518</text:p>
          </table:table-cell>
          <table:table-cell table:style-name="ce3" office:value-type="float" office:value="65.019125" calcext:value-type="float">
            <text:p>65.019125</text:p>
          </table:table-cell>
          <table:table-cell table:style-name="ce3" office:value-type="float" office:value="68.735118" calcext:value-type="float">
            <text:p>68.735118</text:p>
          </table:table-cell>
          <table:table-cell table:style-name="ce3" office:value-type="float" office:value="71.748801" calcext:value-type="float">
            <text:p>71.748801</text:p>
          </table:table-cell>
          <table:table-cell table:style-name="ce3" office:value-type="float" office:value="75.390447" calcext:value-type="float">
            <text:p>75.390447</text:p>
          </table:table-cell>
          <table:table-cell table:style-name="ce3" office:value-type="float" office:value="77.826841" calcext:value-type="float">
            <text:p>77.826841</text:p>
          </table:table-cell>
          <table:table-cell table:style-name="ce3" office:value-type="float" office:value="79.378489" calcext:value-type="float">
            <text:p>79.378489</text:p>
          </table:table-cell>
          <table:table-cell table:style-name="ce3" office:value-type="float" office:value="80.439678" calcext:value-type="float">
            <text:p>80.439678</text:p>
          </table:table-cell>
          <table:table-cell table:style-name="ce3" office:value-type="float" office:value="81.125" calcext:value-type="float">
            <text:p>81.125</text:p>
          </table:table-cell>
          <table:table-cell table:style-name="ce3" office:value-type="float" office:value="81.579035" calcext:value-type="float">
            <text:p>81.579035</text:p>
          </table:table-cell>
          <table:table-cell table:style-name="ce3" office:value-type="float" office:value="81.845305" calcext:value-type="float">
            <text:p>81.845305</text:p>
          </table:table-cell>
          <table:table-cell table:style-name="ce3" office:value-type="float" office:value="81.806848" calcext:value-type="float">
            <text:p>81.806848</text:p>
          </table:table-cell>
          <table:table-cell table:style-name="ce3" office:value-type="float" office:value="81.54884" calcext:value-type="float">
            <text:p>81.54884</text:p>
          </table:table-cell>
          <table:table-cell table:style-name="ce3" office:value-type="float" office:value="80.570045" calcext:value-type="float">
            <text:p>80.570045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fast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45498" calcext:value-type="float">
            <text:p>0.245498</text:p>
          </table:table-cell>
          <table:table-cell table:style-name="ce3" office:value-type="float" office:value="10.762875" calcext:value-type="float">
            <text:p>10.762875</text:p>
          </table:table-cell>
          <table:table-cell table:style-name="ce3" office:value-type="float" office:value="32.950219" calcext:value-type="float">
            <text:p>32.950219</text:p>
          </table:table-cell>
          <table:table-cell table:style-name="ce3" office:value-type="float" office:value="46.913538" calcext:value-type="float">
            <text:p>46.913538</text:p>
          </table:table-cell>
          <table:table-cell table:style-name="ce3" office:value-type="float" office:value="57.119695" calcext:value-type="float">
            <text:p>57.119695</text:p>
          </table:table-cell>
          <table:table-cell table:style-name="ce3" office:value-type="float" office:value="64.615984" calcext:value-type="float">
            <text:p>64.615984</text:p>
          </table:table-cell>
          <table:table-cell table:style-name="ce3" office:value-type="float" office:value="70.457881" calcext:value-type="float">
            <text:p>70.457881</text:p>
          </table:table-cell>
          <table:table-cell table:style-name="ce3" office:value-type="float" office:value="74.639722" calcext:value-type="float">
            <text:p>74.639722</text:p>
          </table:table-cell>
          <table:table-cell table:style-name="ce3" office:value-type="float" office:value="77.875275" calcext:value-type="float">
            <text:p>77.875275</text:p>
          </table:table-cell>
          <table:table-cell table:style-name="ce3" office:value-type="float" office:value="82.318779" calcext:value-type="float">
            <text:p>82.318779</text:p>
          </table:table-cell>
          <table:table-cell table:style-name="ce3" office:value-type="float" office:value="84.954539" calcext:value-type="float">
            <text:p>84.954539</text:p>
          </table:table-cell>
          <table:table-cell table:style-name="ce3" office:value-type="float" office:value="86.658124" calcext:value-type="float">
            <text:p>86.658124</text:p>
          </table:table-cell>
          <table:table-cell table:style-name="ce3" office:value-type="float" office:value="87.78346" calcext:value-type="float">
            <text:p>87.78346</text:p>
          </table:table-cell>
          <table:table-cell table:style-name="ce3" office:value-type="float" office:value="88.557694" calcext:value-type="float">
            <text:p>88.557694</text:p>
          </table:table-cell>
          <table:table-cell table:style-name="ce3" office:value-type="float" office:value="89.035192" calcext:value-type="float">
            <text:p>89.035192</text:p>
          </table:table-cell>
          <table:table-cell table:style-name="ce3" office:value-type="float" office:value="89.247032" calcext:value-type="float">
            <text:p>89.247032</text:p>
          </table:table-cell>
          <table:table-cell table:style-name="ce3" office:value-type="float" office:value="89.386569" calcext:value-type="float">
            <text:p>89.386569</text:p>
          </table:table-cell>
          <table:table-cell table:style-name="ce3" office:value-type="float" office:value="89.357596" calcext:value-type="float">
            <text:p>89.357596</text:p>
          </table:table-cell>
          <table:table-cell table:style-name="ce3" office:value-type="float" office:value="89.032277" calcext:value-type="float">
            <text:p>89.032277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fa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214648" calcext:value-type="float">
            <text:p>1.214648</text:p>
          </table:table-cell>
          <table:table-cell table:style-name="ce3" office:value-type="float" office:value="20.087842" calcext:value-type="float">
            <text:p>20.087842</text:p>
          </table:table-cell>
          <table:table-cell table:style-name="ce3" office:value-type="float" office:value="37.48195" calcext:value-type="float">
            <text:p>37.48195</text:p>
          </table:table-cell>
          <table:table-cell table:style-name="ce3" office:value-type="float" office:value="49.986079" calcext:value-type="float">
            <text:p>49.986079</text:p>
          </table:table-cell>
          <table:table-cell table:style-name="ce3" office:value-type="float" office:value="59.836302" calcext:value-type="float">
            <text:p>59.836302</text:p>
          </table:table-cell>
          <table:table-cell table:style-name="ce3" office:value-type="float" office:value="66.826192" calcext:value-type="float">
            <text:p>66.826192</text:p>
          </table:table-cell>
          <table:table-cell table:style-name="ce3" office:value-type="float" office:value="72.051737" calcext:value-type="float">
            <text:p>72.051737</text:p>
          </table:table-cell>
          <table:table-cell table:style-name="ce3" office:value-type="float" office:value="76.006806" calcext:value-type="float">
            <text:p>76.006806</text:p>
          </table:table-cell>
          <table:table-cell table:style-name="ce3" office:value-type="float" office:value="79.111726" calcext:value-type="float">
            <text:p>79.111726</text:p>
          </table:table-cell>
          <table:table-cell table:style-name="ce3" office:value-type="float" office:value="83.106312" calcext:value-type="float">
            <text:p>83.106312</text:p>
          </table:table-cell>
          <table:table-cell table:style-name="ce3" office:value-type="float" office:value="85.575251" calcext:value-type="float">
            <text:p>85.575251</text:p>
          </table:table-cell>
          <table:table-cell table:style-name="ce3" office:value-type="float" office:value="87.182865" calcext:value-type="float">
            <text:p>87.182865</text:p>
          </table:table-cell>
          <table:table-cell table:style-name="ce3" office:value-type="float" office:value="88.272465" calcext:value-type="float">
            <text:p>88.272465</text:p>
          </table:table-cell>
          <table:table-cell table:style-name="ce3" office:value-type="float" office:value="88.971054" calcext:value-type="float">
            <text:p>88.971054</text:p>
          </table:table-cell>
          <table:table-cell table:style-name="ce3" office:value-type="float" office:value="89.420292" calcext:value-type="float">
            <text:p>89.420292</text:p>
          </table:table-cell>
          <table:table-cell table:style-name="ce3" office:value-type="float" office:value="89.543842" calcext:value-type="float">
            <text:p>89.543842</text:p>
          </table:table-cell>
          <table:table-cell table:style-name="ce3" office:value-type="float" office:value="89.483586" calcext:value-type="float">
            <text:p>89.483586</text:p>
          </table:table-cell>
          <table:table-cell table:style-name="ce3" office:value-type="float" office:value="89.231793" calcext:value-type="float">
            <text:p>89.231793</text:p>
          </table:table-cell>
          <table:table-cell table:style-name="ce3" office:value-type="float" office:value="88.643286" calcext:value-type="float">
            <text:p>88.643286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mediu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12735" calcext:value-type="float">
            <text:p>0.512735</text:p>
          </table:table-cell>
          <table:table-cell table:style-name="ce3" office:value-type="float" office:value="12.105442" calcext:value-type="float">
            <text:p>12.105442</text:p>
          </table:table-cell>
          <table:table-cell table:style-name="ce3" office:value-type="float" office:value="30.506562" calcext:value-type="float">
            <text:p>30.506562</text:p>
          </table:table-cell>
          <table:table-cell table:style-name="ce3" office:value-type="float" office:value="44.998177" calcext:value-type="float">
            <text:p>44.998177</text:p>
          </table:table-cell>
          <table:table-cell table:style-name="ce3" office:value-type="float" office:value="56.458203" calcext:value-type="float">
            <text:p>56.458203</text:p>
          </table:table-cell>
          <table:table-cell table:style-name="ce3" office:value-type="float" office:value="65.250102" calcext:value-type="float">
            <text:p>65.250102</text:p>
          </table:table-cell>
          <table:table-cell table:style-name="ce3" office:value-type="float" office:value="71.50714" calcext:value-type="float">
            <text:p>71.50714</text:p>
          </table:table-cell>
          <table:table-cell table:style-name="ce3" office:value-type="float" office:value="76.183631" calcext:value-type="float">
            <text:p>76.183631</text:p>
          </table:table-cell>
          <table:table-cell table:style-name="ce3" office:value-type="float" office:value="79.583778" calcext:value-type="float">
            <text:p>79.583778</text:p>
          </table:table-cell>
          <table:table-cell table:style-name="ce3" office:value-type="float" office:value="84.027112" calcext:value-type="float">
            <text:p>84.027112</text:p>
          </table:table-cell>
          <table:table-cell table:style-name="ce3" office:value-type="float" office:value="86.520742" calcext:value-type="float">
            <text:p>86.520742</text:p>
          </table:table-cell>
          <table:table-cell table:style-name="ce3" office:value-type="float" office:value="88.031018" calcext:value-type="float">
            <text:p>88.031018</text:p>
          </table:table-cell>
          <table:table-cell table:style-name="ce3" office:value-type="float" office:value="89.149419" calcext:value-type="float">
            <text:p>89.149419</text:p>
          </table:table-cell>
          <table:table-cell table:style-name="ce3" office:value-type="float" office:value="89.912475" calcext:value-type="float">
            <text:p>89.912475</text:p>
          </table:table-cell>
          <table:table-cell table:style-name="ce3" office:value-type="float" office:value="90.291289" calcext:value-type="float">
            <text:p>90.291289</text:p>
          </table:table-cell>
          <table:table-cell table:style-name="ce3" office:value-type="float" office:value="90.405152" calcext:value-type="float">
            <text:p>90.405152</text:p>
          </table:table-cell>
          <table:table-cell table:style-name="ce3" office:value-type="float" office:value="90.41369" calcext:value-type="float">
            <text:p>90.41369</text:p>
          </table:table-cell>
          <table:table-cell table:style-name="ce3" office:value-type="float" office:value="90.289293" calcext:value-type="float">
            <text:p>90.289293</text:p>
          </table:table-cell>
          <table:table-cell table:style-name="ce3" office:value-type="float" office:value="89.81594" calcext:value-type="float">
            <text:p>89.81594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slow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88509" calcext:value-type="float">
            <text:p>0.388509</text:p>
          </table:table-cell>
          <table:table-cell table:style-name="ce3" office:value-type="float" office:value="9.315035" calcext:value-type="float">
            <text:p>9.315035</text:p>
          </table:table-cell>
          <table:table-cell table:style-name="ce3" office:value-type="float" office:value="28.338529" calcext:value-type="float">
            <text:p>28.338529</text:p>
          </table:table-cell>
          <table:table-cell table:style-name="ce3" office:value-type="float" office:value="44.16804" calcext:value-type="float">
            <text:p>44.16804</text:p>
          </table:table-cell>
          <table:table-cell table:style-name="ce3" office:value-type="float" office:value="57.866365" calcext:value-type="float">
            <text:p>57.866365</text:p>
          </table:table-cell>
          <table:table-cell table:style-name="ce3" office:value-type="float" office:value="67.242001" calcext:value-type="float">
            <text:p>67.242001</text:p>
          </table:table-cell>
          <table:table-cell table:style-name="ce3" office:value-type="float" office:value="73.829583" calcext:value-type="float">
            <text:p>73.829583</text:p>
          </table:table-cell>
          <table:table-cell table:style-name="ce3" office:value-type="float" office:value="77.991929" calcext:value-type="float">
            <text:p>77.991929</text:p>
          </table:table-cell>
          <table:table-cell table:style-name="ce3" office:value-type="float" office:value="81.218367" calcext:value-type="float">
            <text:p>81.218367</text:p>
          </table:table-cell>
          <table:table-cell table:style-name="ce3" office:value-type="float" office:value="84.71704" calcext:value-type="float">
            <text:p>84.71704</text:p>
          </table:table-cell>
          <table:table-cell table:style-name="ce3" office:value-type="float" office:value="87.020208" calcext:value-type="float">
            <text:p>87.020208</text:p>
          </table:table-cell>
          <table:table-cell table:style-name="ce3" office:value-type="float" office:value="88.301774" calcext:value-type="float">
            <text:p>88.301774</text:p>
          </table:table-cell>
          <table:table-cell table:style-name="ce3" office:value-type="float" office:value="89.044514" calcext:value-type="float">
            <text:p>89.044514</text:p>
          </table:table-cell>
          <table:table-cell table:style-name="ce3" office:value-type="float" office:value="89.499027" calcext:value-type="float">
            <text:p>89.499027</text:p>
          </table:table-cell>
          <table:table-cell table:style-name="ce3" office:value-type="float" office:value="89.690509" calcext:value-type="float">
            <text:p>89.690509</text:p>
          </table:table-cell>
          <table:table-cell table:style-name="ce3" office:value-type="float" office:value="89.525693" calcext:value-type="float">
            <text:p>89.525693</text:p>
          </table:table-cell>
          <table:table-cell table:style-name="ce3" office:value-type="float" office:value="89.444081" calcext:value-type="float">
            <text:p>89.444081</text:p>
          </table:table-cell>
          <table:table-cell table:style-name="ce3" office:value-type="float" office:value="89.05007" calcext:value-type="float">
            <text:p>89.05007</text:p>
          </table:table-cell>
          <table:table-cell table:style-name="ce3" office:value-type="float" office:value="88.443638" calcext:value-type="float">
            <text:p>88.443638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slow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76447" calcext:value-type="float">
            <text:p>0.276447</text:p>
          </table:table-cell>
          <table:table-cell table:style-name="ce3" office:value-type="float" office:value="10.486858" calcext:value-type="float">
            <text:p>10.486858</text:p>
          </table:table-cell>
          <table:table-cell table:style-name="ce3" office:value-type="float" office:value="28.931378" calcext:value-type="float">
            <text:p>28.931378</text:p>
          </table:table-cell>
          <table:table-cell table:style-name="ce3" office:value-type="float" office:value="43.57209" calcext:value-type="float">
            <text:p>43.57209</text:p>
          </table:table-cell>
          <table:table-cell table:style-name="ce3" office:value-type="float" office:value="56.682009" calcext:value-type="float">
            <text:p>56.682009</text:p>
          </table:table-cell>
          <table:table-cell table:style-name="ce3" office:value-type="float" office:value="67.156969" calcext:value-type="float">
            <text:p>67.156969</text:p>
          </table:table-cell>
          <table:table-cell table:style-name="ce3" office:value-type="float" office:value="73.195441" calcext:value-type="float">
            <text:p>73.195441</text:p>
          </table:table-cell>
          <table:table-cell table:style-name="ce3" office:value-type="float" office:value="77.684994" calcext:value-type="float">
            <text:p>77.684994</text:p>
          </table:table-cell>
          <table:table-cell table:style-name="ce3" office:value-type="float" office:value="80.824685" calcext:value-type="float">
            <text:p>80.824685</text:p>
          </table:table-cell>
          <table:table-cell table:style-name="ce3" office:value-type="float" office:value="84.438419" calcext:value-type="float">
            <text:p>84.438419</text:p>
          </table:table-cell>
          <table:table-cell table:style-name="ce3" office:value-type="float" office:value="86.733172" calcext:value-type="float">
            <text:p>86.733172</text:p>
          </table:table-cell>
          <table:table-cell table:style-name="ce3" office:value-type="float" office:value="88.229257" calcext:value-type="float">
            <text:p>88.229257</text:p>
          </table:table-cell>
          <table:table-cell table:style-name="ce3" office:value-type="float" office:value="89.091329" calcext:value-type="float">
            <text:p>89.091329</text:p>
          </table:table-cell>
          <table:table-cell table:style-name="ce3" office:value-type="float" office:value="89.56107" calcext:value-type="float">
            <text:p>89.56107</text:p>
          </table:table-cell>
          <table:table-cell table:style-name="ce3" office:value-type="float" office:value="89.732544" calcext:value-type="float">
            <text:p>89.732544</text:p>
          </table:table-cell>
          <table:table-cell table:style-name="ce3" office:value-type="float" office:value="89.810539" calcext:value-type="float">
            <text:p>89.810539</text:p>
          </table:table-cell>
          <table:table-cell table:style-name="ce3" office:value-type="float" office:value="89.669823" calcext:value-type="float">
            <text:p>89.669823</text:p>
          </table:table-cell>
          <table:table-cell table:style-name="ce3" office:value-type="float" office:value="89.209106" calcext:value-type="float">
            <text:p>89.209106</text:p>
          </table:table-cell>
          <table:table-cell table:style-name="ce3" office:value-type="float" office:value="88.789777" calcext:value-type="float">
            <text:p>88.789777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veryslow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23617" calcext:value-type="float">
            <text:p>0.923617</text:p>
          </table:table-cell>
          <table:table-cell table:style-name="ce3" office:value-type="float" office:value="13.301406" calcext:value-type="float">
            <text:p>13.301406</text:p>
          </table:table-cell>
          <table:table-cell table:style-name="ce3" office:value-type="float" office:value="32.790729" calcext:value-type="float">
            <text:p>32.790729</text:p>
          </table:table-cell>
          <table:table-cell table:style-name="ce3" office:value-type="float" office:value="48.099973" calcext:value-type="float">
            <text:p>48.099973</text:p>
          </table:table-cell>
          <table:table-cell table:style-name="ce3" office:value-type="float" office:value="59.606823" calcext:value-type="float">
            <text:p>59.606823</text:p>
          </table:table-cell>
          <table:table-cell table:style-name="ce3" office:value-type="float" office:value="68.310976" calcext:value-type="float">
            <text:p>68.310976</text:p>
          </table:table-cell>
          <table:table-cell table:style-name="ce3" office:value-type="float" office:value="74.277958" calcext:value-type="float">
            <text:p>74.277958</text:p>
          </table:table-cell>
          <table:table-cell table:style-name="ce3" office:value-type="float" office:value="78.102261" calcext:value-type="float">
            <text:p>78.102261</text:p>
          </table:table-cell>
          <table:table-cell table:style-name="ce3" office:value-type="float" office:value="80.77765" calcext:value-type="float">
            <text:p>80.77765</text:p>
          </table:table-cell>
          <table:table-cell table:style-name="ce3" office:value-type="float" office:value="84.398814" calcext:value-type="float">
            <text:p>84.398814</text:p>
          </table:table-cell>
          <table:table-cell table:style-name="ce3" office:value-type="float" office:value="86.65285" calcext:value-type="float">
            <text:p>86.65285</text:p>
          </table:table-cell>
          <table:table-cell table:style-name="ce3" office:value-type="float" office:value="87.793237" calcext:value-type="float">
            <text:p>87.793237</text:p>
          </table:table-cell>
          <table:table-cell table:style-name="ce3" office:value-type="float" office:value="88.584053" calcext:value-type="float">
            <text:p>88.584053</text:p>
          </table:table-cell>
          <table:table-cell table:style-name="ce3" office:value-type="float" office:value="89.038181" calcext:value-type="float">
            <text:p>89.038181</text:p>
          </table:table-cell>
          <table:table-cell table:style-name="ce3" office:value-type="float" office:value="89.345137" calcext:value-type="float">
            <text:p>89.345137</text:p>
          </table:table-cell>
          <table:table-cell table:style-name="ce3" office:value-type="float" office:value="89.442617" calcext:value-type="float">
            <text:p>89.442617</text:p>
          </table:table-cell>
          <table:table-cell table:style-name="ce3" office:value-type="float" office:value="89.222392" calcext:value-type="float">
            <text:p>89.222392</text:p>
          </table:table-cell>
          <table:table-cell table:style-name="ce3" office:value-type="float" office:value="88.815666" calcext:value-type="float">
            <text:p>88.815666</text:p>
          </table:table-cell>
          <table:table-cell table:style-name="ce3" office:value-type="float" office:value="88.377766" calcext:value-type="float">
            <text:p>88.377766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x264 placeb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485262" calcext:value-type="float">
            <text:p>0.485262</text:p>
          </table:table-cell>
          <table:table-cell table:style-name="ce3" office:value-type="float" office:value="2.962014" calcext:value-type="float">
            <text:p>2.962014</text:p>
          </table:table-cell>
          <table:table-cell table:style-name="ce3" office:value-type="float" office:value="18.873582" calcext:value-type="float">
            <text:p>18.873582</text:p>
          </table:table-cell>
          <table:table-cell table:style-name="ce3" office:value-type="float" office:value="40.063642" calcext:value-type="float">
            <text:p>40.063642</text:p>
          </table:table-cell>
          <table:table-cell table:style-name="ce3" office:value-type="float" office:value="56.064693" calcext:value-type="float">
            <text:p>56.064693</text:p>
          </table:table-cell>
          <table:table-cell table:style-name="ce3" office:value-type="float" office:value="66.690803" calcext:value-type="float">
            <text:p>66.690803</text:p>
          </table:table-cell>
          <table:table-cell table:style-name="ce3" office:value-type="float" office:value="73.032775" calcext:value-type="float">
            <text:p>73.032775</text:p>
          </table:table-cell>
          <table:table-cell table:style-name="ce3" office:value-type="float" office:value="77.050675" calcext:value-type="float">
            <text:p>77.050675</text:p>
          </table:table-cell>
          <table:table-cell table:style-name="ce3" office:value-type="float" office:value="79.995553" calcext:value-type="float">
            <text:p>79.995553</text:p>
          </table:table-cell>
          <table:table-cell table:style-name="ce3" office:value-type="float" office:value="83.081446" calcext:value-type="float">
            <text:p>83.081446</text:p>
          </table:table-cell>
          <table:table-cell table:style-name="ce3" office:value-type="float" office:value="85.347872" calcext:value-type="float">
            <text:p>85.347872</text:p>
          </table:table-cell>
          <table:table-cell table:style-name="ce3" office:value-type="float" office:value="86.405144" calcext:value-type="float">
            <text:p>86.405144</text:p>
          </table:table-cell>
          <table:table-cell table:style-name="ce3" office:value-type="float" office:value="87.087527" calcext:value-type="float">
            <text:p>87.087527</text:p>
          </table:table-cell>
          <table:table-cell table:style-name="ce3" office:value-type="float" office:value="87.462398" calcext:value-type="float">
            <text:p>87.462398</text:p>
          </table:table-cell>
          <table:table-cell table:style-name="ce3" office:value-type="float" office:value="87.762602" calcext:value-type="float">
            <text:p>87.762602</text:p>
          </table:table-cell>
          <table:table-cell table:style-name="ce3" office:value-type="float" office:value="87.793813" calcext:value-type="float">
            <text:p>87.793813</text:p>
          </table:table-cell>
          <table:table-cell table:style-name="ce3" office:value-type="float" office:value="87.521184" calcext:value-type="float">
            <text:p>87.521184</text:p>
          </table:table-cell>
          <table:table-cell table:style-name="ce3" office:value-type="float" office:value="86.954073" calcext:value-type="float">
            <text:p>86.954073</text:p>
          </table:table-cell>
          <table:table-cell table:style-name="ce3" office:value-type="float" office:value="86.323714" calcext:value-type="float">
            <text:p>86.323714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h264_nvenc medium</text:p>
          </table:table-cell>
          <table:table-cell office:value-type="float" office:value="5.524705" calcext:value-type="float">
            <text:p>5.524705</text:p>
          </table:table-cell>
          <table:table-cell office:value-type="float" office:value="40.213968" calcext:value-type="float">
            <text:p>40.213968</text:p>
          </table:table-cell>
          <table:table-cell office:value-type="float" office:value="75.444135" calcext:value-type="float">
            <text:p>75.444135</text:p>
          </table:table-cell>
          <table:table-cell table:number-columns-repeated="3" office:value-type="float" office:value="6.734112" calcext:value-type="float">
            <text:p>6.734112</text:p>
          </table:table-cell>
          <table:table-cell office:value-type="float" office:value="62.818825" calcext:value-type="float">
            <text:p>62.818825</text:p>
          </table:table-cell>
          <table:table-cell office:value-type="float" office:value="63.020937" calcext:value-type="float">
            <text:p>63.020937</text:p>
          </table:table-cell>
          <table:table-cell office:value-type="float" office:value="62.605202" calcext:value-type="float">
            <text:p>62.605202</text:p>
          </table:table-cell>
          <table:table-cell office:value-type="float" office:value="78.829003" calcext:value-type="float">
            <text:p>78.829003</text:p>
          </table:table-cell>
          <table:table-cell office:value-type="float" office:value="79.631994" calcext:value-type="float">
            <text:p>79.631994</text:p>
          </table:table-cell>
          <table:table-cell office:value-type="float" office:value="85.029099" calcext:value-type="float">
            <text:p>85.029099</text:p>
          </table:table-cell>
          <table:table-cell office:value-type="float" office:value="84.762234" calcext:value-type="float">
            <text:p>84.762234</text:p>
          </table:table-cell>
          <table:table-cell office:value-type="float" office:value="87.594793" calcext:value-type="float">
            <text:p>87.594793</text:p>
          </table:table-cell>
          <table:table-cell office:value-type="float" office:value="89.232148" calcext:value-type="float">
            <text:p>89.232148</text:p>
          </table:table-cell>
          <table:table-cell office:value-type="float" office:value="89.240776" calcext:value-type="float">
            <text:p>89.240776</text:p>
          </table:table-cell>
          <table:table-cell office:value-type="float" office:value="90.184916" calcext:value-type="float">
            <text:p>90.184916</text:p>
          </table:table-cell>
          <table:table-cell table:number-columns-repeated="2" office:value-type="float" office:value="90.943832" calcext:value-type="float">
            <text:p>90.943832</text:p>
          </table:table-cell>
          <table:table-cell office:value-type="float" office:value="91.487707" calcext:value-type="float">
            <text:p>91.487707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h264_nvenc fast</text:p>
          </table:table-cell>
          <table:table-cell office:value-type="float" office:value="4.42534" calcext:value-type="float">
            <text:p>4.42534</text:p>
          </table:table-cell>
          <table:table-cell office:value-type="float" office:value="13.55597" calcext:value-type="float">
            <text:p>13.55597</text:p>
          </table:table-cell>
          <table:table-cell office:value-type="float" office:value="68.543041" calcext:value-type="float">
            <text:p>68.543041</text:p>
          </table:table-cell>
          <table:table-cell table:number-columns-repeated="3" office:value-type="float" office:value="4.81374" calcext:value-type="float">
            <text:p>4.81374</text:p>
          </table:table-cell>
          <table:table-cell office:value-type="float" office:value="48.092465" calcext:value-type="float">
            <text:p>48.092465</text:p>
          </table:table-cell>
          <table:table-cell office:value-type="float" office:value="46.837883" calcext:value-type="float">
            <text:p>46.837883</text:p>
          </table:table-cell>
          <table:table-cell office:value-type="float" office:value="46.971579" calcext:value-type="float">
            <text:p>46.971579</text:p>
          </table:table-cell>
          <table:table-cell office:value-type="float" office:value="73.60482" calcext:value-type="float">
            <text:p>73.60482</text:p>
          </table:table-cell>
          <table:table-cell office:value-type="float" office:value="73.289996" calcext:value-type="float">
            <text:p>73.289996</text:p>
          </table:table-cell>
          <table:table-cell office:value-type="float" office:value="81.131063" calcext:value-type="float">
            <text:p>81.131063</text:p>
          </table:table-cell>
          <table:table-cell office:value-type="float" office:value="81.936248" calcext:value-type="float">
            <text:p>81.936248</text:p>
          </table:table-cell>
          <table:table-cell office:value-type="float" office:value="85.037721" calcext:value-type="float">
            <text:p>85.037721</text:p>
          </table:table-cell>
          <table:table-cell office:value-type="float" office:value="87.140003" calcext:value-type="float">
            <text:p>87.140003</text:p>
          </table:table-cell>
          <table:table-cell office:value-type="float" office:value="87.112481" calcext:value-type="float">
            <text:p>87.112481</text:p>
          </table:table-cell>
          <table:table-cell office:value-type="float" office:value="88.647623" calcext:value-type="float">
            <text:p>88.647623</text:p>
          </table:table-cell>
          <table:table-cell office:value-type="float" office:value="89.718537" calcext:value-type="float">
            <text:p>89.718537</text:p>
          </table:table-cell>
          <table:table-cell office:value-type="float" office:value="89.702655" calcext:value-type="float">
            <text:p>89.702655</text:p>
          </table:table-cell>
          <table:table-cell office:value-type="float" office:value="90.373329" calcext:value-type="float">
            <text:p>90.373329</text:p>
          </table:table-cell>
          <table:table-cell table:style-name="ce3" table:number-columns-repeated="18"/>
        </table:table-row>
        <table:table-row table:style-name="ro2">
          <table:table-cell office:value-type="string" calcext:value-type="string">
            <text:p>h264_nvenc hp</text:p>
          </table:table-cell>
          <table:table-cell office:value-type="float" office:value="4.42534" calcext:value-type="float">
            <text:p>4.42534</text:p>
          </table:table-cell>
          <table:table-cell office:value-type="float" office:value="13.55597" calcext:value-type="float">
            <text:p>13.55597</text:p>
          </table:table-cell>
          <table:table-cell office:value-type="float" office:value="68.543041" calcext:value-type="float">
            <text:p>68.543041</text:p>
          </table:table-cell>
          <table:table-cell table:number-columns-repeated="3" office:value-type="float" office:value="4.81374" calcext:value-type="float">
            <text:p>4.81374</text:p>
          </table:table-cell>
          <table:table-cell office:value-type="float" office:value="48.092465" calcext:value-type="float">
            <text:p>48.092465</text:p>
          </table:table-cell>
          <table:table-cell office:value-type="float" office:value="46.837883" calcext:value-type="float">
            <text:p>46.837883</text:p>
          </table:table-cell>
          <table:table-cell office:value-type="float" office:value="46.971579" calcext:value-type="float">
            <text:p>46.971579</text:p>
          </table:table-cell>
          <table:table-cell office:value-type="float" office:value="73.60482" calcext:value-type="float">
            <text:p>73.60482</text:p>
          </table:table-cell>
          <table:table-cell office:value-type="float" office:value="73.289996" calcext:value-type="float">
            <text:p>73.289996</text:p>
          </table:table-cell>
          <table:table-cell office:value-type="float" office:value="81.131063" calcext:value-type="float">
            <text:p>81.131063</text:p>
          </table:table-cell>
          <table:table-cell office:value-type="float" office:value="81.936248" calcext:value-type="float">
            <text:p>81.936248</text:p>
          </table:table-cell>
          <table:table-cell office:value-type="float" office:value="85.037721" calcext:value-type="float">
            <text:p>85.037721</text:p>
          </table:table-cell>
          <table:table-cell office:value-type="float" office:value="87.140003" calcext:value-type="float">
            <text:p>87.140003</text:p>
          </table:table-cell>
          <table:table-cell office:value-type="float" office:value="87.112481" calcext:value-type="float">
            <text:p>87.112481</text:p>
          </table:table-cell>
          <table:table-cell office:value-type="float" office:value="88.647623" calcext:value-type="float">
            <text:p>88.647623</text:p>
          </table:table-cell>
          <table:table-cell office:value-type="float" office:value="89.718537" calcext:value-type="float">
            <text:p>89.718537</text:p>
          </table:table-cell>
          <table:table-cell office:value-type="float" office:value="89.702655" calcext:value-type="float">
            <text:p>89.702655</text:p>
          </table:table-cell>
          <table:table-cell office:value-type="float" office:value="90.373329" calcext:value-type="float">
            <text:p>90.373329</text:p>
          </table:table-cell>
          <table:table-cell table:style-name="ce3" table:number-columns-repeated="18"/>
        </table:table-row>
        <table:table-row table:style-name="ro1">
          <table:table-cell office:value-type="string" calcext:value-type="string">
            <text:p>h264_nvenc hq</text:p>
          </table:table-cell>
          <table:table-cell office:value-type="float" office:value="5.524705" calcext:value-type="float">
            <text:p>5.524705</text:p>
          </table:table-cell>
          <table:table-cell office:value-type="float" office:value="40.213968" calcext:value-type="float">
            <text:p>40.213968</text:p>
          </table:table-cell>
          <table:table-cell office:value-type="float" office:value="75.444135" calcext:value-type="float">
            <text:p>75.444135</text:p>
          </table:table-cell>
          <table:table-cell table:number-columns-repeated="3" office:value-type="float" office:value="6.734112" calcext:value-type="float">
            <text:p>6.734112</text:p>
          </table:table-cell>
          <table:table-cell office:value-type="float" office:value="62.818825" calcext:value-type="float">
            <text:p>62.818825</text:p>
          </table:table-cell>
          <table:table-cell office:value-type="float" office:value="63.020937" calcext:value-type="float">
            <text:p>63.020937</text:p>
          </table:table-cell>
          <table:table-cell office:value-type="float" office:value="62.605202" calcext:value-type="float">
            <text:p>62.605202</text:p>
          </table:table-cell>
          <table:table-cell office:value-type="float" office:value="78.829003" calcext:value-type="float">
            <text:p>78.829003</text:p>
          </table:table-cell>
          <table:table-cell office:value-type="float" office:value="79.631994" calcext:value-type="float">
            <text:p>79.631994</text:p>
          </table:table-cell>
          <table:table-cell office:value-type="float" office:value="85.029099" calcext:value-type="float">
            <text:p>85.029099</text:p>
          </table:table-cell>
          <table:table-cell office:value-type="float" office:value="84.762234" calcext:value-type="float">
            <text:p>84.762234</text:p>
          </table:table-cell>
          <table:table-cell office:value-type="float" office:value="87.594793" calcext:value-type="float">
            <text:p>87.594793</text:p>
          </table:table-cell>
          <table:table-cell office:value-type="float" office:value="89.232148" calcext:value-type="float">
            <text:p>89.232148</text:p>
          </table:table-cell>
          <table:table-cell office:value-type="float" office:value="89.240776" calcext:value-type="float">
            <text:p>89.240776</text:p>
          </table:table-cell>
          <table:table-cell office:value-type="float" office:value="90.184916" calcext:value-type="float">
            <text:p>90.184916</text:p>
          </table:table-cell>
          <table:table-cell table:number-columns-repeated="2" office:value-type="float" office:value="90.943832" calcext:value-type="float">
            <text:p>90.943832</text:p>
          </table:table-cell>
          <table:table-cell office:value-type="float" office:value="91.487707" calcext:value-type="float">
            <text:p>91.487707</text:p>
          </table:table-cell>
          <table:table-cell table:style-name="ce2" table:number-columns-repeated="18"/>
        </table:table-row>
        <table:table-row table:style-name="ro1">
          <table:table-cell office:value-type="string" calcext:value-type="string">
            <text:p>h264_nvenc bd</text:p>
          </table:table-cell>
          <table:table-cell office:value-type="float" office:value="5.524705" calcext:value-type="float">
            <text:p>5.524705</text:p>
          </table:table-cell>
          <table:table-cell office:value-type="float" office:value="40.213968" calcext:value-type="float">
            <text:p>40.213968</text:p>
          </table:table-cell>
          <table:table-cell office:value-type="float" office:value="75.444135" calcext:value-type="float">
            <text:p>75.444135</text:p>
          </table:table-cell>
          <table:table-cell table:number-columns-repeated="3" office:value-type="float" office:value="6.734112" calcext:value-type="float">
            <text:p>6.734112</text:p>
          </table:table-cell>
          <table:table-cell office:value-type="float" office:value="62.818825" calcext:value-type="float">
            <text:p>62.818825</text:p>
          </table:table-cell>
          <table:table-cell office:value-type="float" office:value="63.020937" calcext:value-type="float">
            <text:p>63.020937</text:p>
          </table:table-cell>
          <table:table-cell office:value-type="float" office:value="62.605202" calcext:value-type="float">
            <text:p>62.605202</text:p>
          </table:table-cell>
          <table:table-cell office:value-type="float" office:value="78.829003" calcext:value-type="float">
            <text:p>78.829003</text:p>
          </table:table-cell>
          <table:table-cell office:value-type="float" office:value="79.631994" calcext:value-type="float">
            <text:p>79.631994</text:p>
          </table:table-cell>
          <table:table-cell office:value-type="float" office:value="85.029099" calcext:value-type="float">
            <text:p>85.029099</text:p>
          </table:table-cell>
          <table:table-cell office:value-type="float" office:value="84.762234" calcext:value-type="float">
            <text:p>84.762234</text:p>
          </table:table-cell>
          <table:table-cell office:value-type="float" office:value="87.594793" calcext:value-type="float">
            <text:p>87.594793</text:p>
          </table:table-cell>
          <table:table-cell office:value-type="float" office:value="89.232148" calcext:value-type="float">
            <text:p>89.232148</text:p>
          </table:table-cell>
          <table:table-cell office:value-type="float" office:value="89.240776" calcext:value-type="float">
            <text:p>89.240776</text:p>
          </table:table-cell>
          <table:table-cell office:value-type="float" office:value="90.184916" calcext:value-type="float">
            <text:p>90.184916</text:p>
          </table:table-cell>
          <table:table-cell table:number-columns-repeated="2" office:value-type="float" office:value="90.943832" calcext:value-type="float">
            <text:p>90.943832</text:p>
          </table:table-cell>
          <table:table-cell office:value-type="float" office:value="91.487707" calcext:value-type="float">
            <text:p>91.487707</text:p>
          </table:table-cell>
          <table:table-cell table:style-name="ce2" table:number-columns-repeated="18"/>
        </table:table-row>
        <table:table-row table:style-name="ro1">
          <table:table-cell office:value-type="string" calcext:value-type="string">
            <text:p>h264_nvenc ll</text:p>
          </table:table-cell>
          <table:table-cell office:value-type="float" office:value="3.610331" calcext:value-type="float">
            <text:p>3.610331</text:p>
          </table:table-cell>
          <table:table-cell office:value-type="float" office:value="4.101219" calcext:value-type="float">
            <text:p>4.101219</text:p>
          </table:table-cell>
          <table:table-cell office:value-type="float" office:value="5.248249" calcext:value-type="float">
            <text:p>5.248249</text:p>
          </table:table-cell>
          <table:table-cell office:value-type="float" office:value="6.910599" calcext:value-type="float">
            <text:p>6.910599</text:p>
          </table:table-cell>
          <table:table-cell office:value-type="float" office:value="31.66357" calcext:value-type="float">
            <text:p>31.66357</text:p>
          </table:table-cell>
          <table:table-cell office:value-type="float" office:value="48.949276" calcext:value-type="float">
            <text:p>48.949276</text:p>
          </table:table-cell>
          <table:table-cell office:value-type="float" office:value="65.001623" calcext:value-type="float">
            <text:p>65.001623</text:p>
          </table:table-cell>
          <table:table-cell office:value-type="float" office:value="71.210421" calcext:value-type="float">
            <text:p>71.210421</text:p>
          </table:table-cell>
          <table:table-cell office:value-type="float" office:value="74.716283" calcext:value-type="float">
            <text:p>74.716283</text:p>
          </table:table-cell>
          <table:table-cell office:value-type="float" office:value="78.092926" calcext:value-type="float">
            <text:p>78.092926</text:p>
          </table:table-cell>
          <table:table-cell office:value-type="float" office:value="81.23973" calcext:value-type="float">
            <text:p>81.23973</text:p>
          </table:table-cell>
          <table:table-cell office:value-type="float" office:value="84.396897" calcext:value-type="float">
            <text:p>84.396897</text:p>
          </table:table-cell>
          <table:table-cell office:value-type="float" office:value="85.302913" calcext:value-type="float">
            <text:p>85.302913</text:p>
          </table:table-cell>
          <table:table-cell office:value-type="float" office:value="86.786041" calcext:value-type="float">
            <text:p>86.786041</text:p>
          </table:table-cell>
          <table:table-cell office:value-type="float" office:value="88.11613" calcext:value-type="float">
            <text:p>88.11613</text:p>
          </table:table-cell>
          <table:table-cell office:value-type="float" office:value="88.452735" calcext:value-type="float">
            <text:p>88.452735</text:p>
          </table:table-cell>
          <table:table-cell office:value-type="float" office:value="89.707151" calcext:value-type="float">
            <text:p>89.707151</text:p>
          </table:table-cell>
          <table:table-cell office:value-type="float" office:value="90.17733" calcext:value-type="float">
            <text:p>90.17733</text:p>
          </table:table-cell>
          <table:table-cell office:value-type="float" office:value="90.657707" calcext:value-type="float">
            <text:p>90.657707</text:p>
          </table:table-cell>
          <table:table-cell office:value-type="float" office:value="91.080896" calcext:value-type="float">
            <text:p>91.080896</text:p>
          </table:table-cell>
          <table:table-cell table:style-name="ce2" table:number-columns-repeated="18"/>
        </table:table-row>
        <table:table-row table:style-name="ro1">
          <table:table-cell office:value-type="string" calcext:value-type="string">
            <text:p>h264_nvenc llhq</text:p>
          </table:table-cell>
          <table:table-cell office:value-type="float" office:value="3.650217" calcext:value-type="float">
            <text:p>3.650217</text:p>
          </table:table-cell>
          <table:table-cell office:value-type="float" office:value="3.891308" calcext:value-type="float">
            <text:p>3.891308</text:p>
          </table:table-cell>
          <table:table-cell office:value-type="float" office:value="4.950473" calcext:value-type="float">
            <text:p>4.950473</text:p>
          </table:table-cell>
          <table:table-cell office:value-type="float" office:value="6.594553" calcext:value-type="float">
            <text:p>6.594553</text:p>
          </table:table-cell>
          <table:table-cell office:value-type="float" office:value="31.623135" calcext:value-type="float">
            <text:p>31.623135</text:p>
          </table:table-cell>
          <table:table-cell office:value-type="float" office:value="47.074078" calcext:value-type="float">
            <text:p>47.074078</text:p>
          </table:table-cell>
          <table:table-cell office:value-type="float" office:value="65.194617" calcext:value-type="float">
            <text:p>65.194617</text:p>
          </table:table-cell>
          <table:table-cell office:value-type="float" office:value="71.355168" calcext:value-type="float">
            <text:p>71.355168</text:p>
          </table:table-cell>
          <table:table-cell office:value-type="float" office:value="74.93289" calcext:value-type="float">
            <text:p>74.93289</text:p>
          </table:table-cell>
          <table:table-cell office:value-type="float" office:value="78.278631" calcext:value-type="float">
            <text:p>78.278631</text:p>
          </table:table-cell>
          <table:table-cell office:value-type="float" office:value="81.44626" calcext:value-type="float">
            <text:p>81.44626</text:p>
          </table:table-cell>
          <table:table-cell office:value-type="float" office:value="84.205299" calcext:value-type="float">
            <text:p>84.205299</text:p>
          </table:table-cell>
          <table:table-cell office:value-type="float" office:value="85.350468" calcext:value-type="float">
            <text:p>85.350468</text:p>
          </table:table-cell>
          <table:table-cell office:value-type="float" office:value="87.252327" calcext:value-type="float">
            <text:p>87.252327</text:p>
          </table:table-cell>
          <table:table-cell office:value-type="float" office:value="87.652502" calcext:value-type="float">
            <text:p>87.652502</text:p>
          </table:table-cell>
          <table:table-cell office:value-type="float" office:value="88.569197" calcext:value-type="float">
            <text:p>88.569197</text:p>
          </table:table-cell>
          <table:table-cell office:value-type="float" office:value="89.842169" calcext:value-type="float">
            <text:p>89.842169</text:p>
          </table:table-cell>
          <table:table-cell office:value-type="float" office:value="90.148375" calcext:value-type="float">
            <text:p>90.148375</text:p>
          </table:table-cell>
          <table:table-cell office:value-type="float" office:value="90.522215" calcext:value-type="float">
            <text:p>90.522215</text:p>
          </table:table-cell>
          <table:table-cell office:value-type="float" office:value="91.188601" calcext:value-type="float">
            <text:p>91.188601</text:p>
          </table:table-cell>
          <table:table-cell table:style-name="ce2" table:number-columns-repeated="18"/>
        </table:table-row>
        <table:table-row table:style-name="ro1">
          <table:table-cell office:value-type="string" calcext:value-type="string">
            <text:p>h264_nvenc llhp</text:p>
          </table:table-cell>
          <table:table-cell office:value-type="float" office:value="3.533101" calcext:value-type="float">
            <text:p>3.533101</text:p>
          </table:table-cell>
          <table:table-cell office:value-type="float" office:value="3.934004" calcext:value-type="float">
            <text:p>3.934004</text:p>
          </table:table-cell>
          <table:table-cell office:value-type="float" office:value="5.033785" calcext:value-type="float">
            <text:p>5.033785</text:p>
          </table:table-cell>
          <table:table-cell office:value-type="float" office:value="6.661914" calcext:value-type="float">
            <text:p>6.661914</text:p>
          </table:table-cell>
          <table:table-cell office:value-type="float" office:value="32.057782" calcext:value-type="float">
            <text:p>32.057782</text:p>
          </table:table-cell>
          <table:table-cell office:value-type="float" office:value="47.882706" calcext:value-type="float">
            <text:p>47.882706</text:p>
          </table:table-cell>
          <table:table-cell office:value-type="float" office:value="65.056059" calcext:value-type="float">
            <text:p>65.056059</text:p>
          </table:table-cell>
          <table:table-cell office:value-type="float" office:value="71.188103" calcext:value-type="float">
            <text:p>71.188103</text:p>
          </table:table-cell>
          <table:table-cell office:value-type="float" office:value="74.727506" calcext:value-type="float">
            <text:p>74.727506</text:p>
          </table:table-cell>
          <table:table-cell office:value-type="float" office:value="78.254304" calcext:value-type="float">
            <text:p>78.254304</text:p>
          </table:table-cell>
          <table:table-cell office:value-type="float" office:value="81.363932" calcext:value-type="float">
            <text:p>81.363932</text:p>
          </table:table-cell>
          <table:table-cell office:value-type="float" office:value="84.820621" calcext:value-type="float">
            <text:p>84.820621</text:p>
          </table:table-cell>
          <table:table-cell office:value-type="float" office:value="85.200525" calcext:value-type="float">
            <text:p>85.200525</text:p>
          </table:table-cell>
          <table:table-cell office:value-type="float" office:value="86.861298" calcext:value-type="float">
            <text:p>86.861298</text:p>
          </table:table-cell>
          <table:table-cell office:value-type="float" office:value="88.180322" calcext:value-type="float">
            <text:p>88.180322</text:p>
          </table:table-cell>
          <table:table-cell office:value-type="float" office:value="88.32288" calcext:value-type="float">
            <text:p>88.32288</text:p>
          </table:table-cell>
          <table:table-cell office:value-type="float" office:value="89.749324" calcext:value-type="float">
            <text:p>89.749324</text:p>
          </table:table-cell>
          <table:table-cell office:value-type="float" office:value="90.20761" calcext:value-type="float">
            <text:p>90.20761</text:p>
          </table:table-cell>
          <table:table-cell office:value-type="float" office:value="90.531148" calcext:value-type="float">
            <text:p>90.531148</text:p>
          </table:table-cell>
          <table:table-cell office:value-type="float" office:value="90.844745" calcext:value-type="float">
            <text:p>90.844745</text:p>
          </table:table-cell>
          <table:table-cell table:style-name="ce2" table:number-columns-repeated="18"/>
        </table:table-row>
        <table:table-row table:style-name="ro1" table:number-rows-repeated="2">
          <table:table-cell/>
          <table:table-cell table:style-name="Default" table:number-columns-repeated="20"/>
          <table:table-cell table:style-name="ce2" table:number-columns-repeated="18"/>
        </table:table-row>
        <table:table-row table:style-name="ro1">
          <table:table-cell/>
          <table:table-cell table:style-name="Default" table:number-columns-repeated="20"/>
          <table:table-cell table:style-name="ce2" table:number-columns-repeated="18"/>
        </table:table-row>
      </table:table>
      <table:table table:name="OLD_TOWN_CROSS_VMAF - present" table:style-name="ta2">
        <table:shapes>
          <draw:frame draw:z-index="0" draw:style-name="gr1" draw:text-style-name="P1" svg:width="1327.75pt" svg:height="718.33pt" svg:x="18.43pt" svg:y="603.1pt">
            <loext:p draw:notify-on-update-of-ranges="'OLD_TOWN_CROSS_VMAF - present'.A3:'OLD_TOWN_CROSS_VMAF - present'.A3 'OLD_TOWN_CROSS_VMAF - present'.B25:'OLD_TOWN_CROSS_VMAF - present'.U25 'OLD_TOWN_CROSS_VMAF - present'.B3:'OLD_TOWN_CROSS_VMAF - present'.U3 'OLD_TOWN_CROSS_VMAF - present'.A4:'OLD_TOWN_CROSS_VMAF - present'.A4 'OLD_TOWN_CROSS_VMAF - present'.B26:'OLD_TOWN_CROSS_VMAF - present'.U26 'OLD_TOWN_CROSS_VMAF - present'.B4:'OLD_TOWN_CROSS_VMAF - present'.U4 'OLD_TOWN_CROSS_VMAF - present'.A5:'OLD_TOWN_CROSS_VMAF - present'.A5 'OLD_TOWN_CROSS_VMAF - present'.B27:'OLD_TOWN_CROSS_VMAF - present'.U27 'OLD_TOWN_CROSS_VMAF - present'.B5:'OLD_TOWN_CROSS_VMAF - present'.U5 'OLD_TOWN_CROSS_VMAF - present'.A6:'OLD_TOWN_CROSS_VMAF - present'.A6 'OLD_TOWN_CROSS_VMAF - present'.B28:'OLD_TOWN_CROSS_VMAF - present'.U28 'OLD_TOWN_CROSS_VMAF - present'.B6:'OLD_TOWN_CROSS_VMAF - present'.U6 'OLD_TOWN_CROSS_VMAF - present'.A7:'OLD_TOWN_CROSS_VMAF - present'.A7 'OLD_TOWN_CROSS_VMAF - present'.B29:'OLD_TOWN_CROSS_VMAF - present'.U29 'OLD_TOWN_CROSS_VMAF - present'.B7:'OLD_TOWN_CROSS_VMAF - present'.U7 'OLD_TOWN_CROSS_VMAF - present'.A8:'OLD_TOWN_CROSS_VMAF - present'.A8 'OLD_TOWN_CROSS_VMAF - present'.B30:'OLD_TOWN_CROSS_VMAF - present'.U30 'OLD_TOWN_CROSS_VMAF - present'.B8:'OLD_TOWN_CROSS_VMAF - present'.U8 'OLD_TOWN_CROSS_VMAF - present'.A9:'OLD_TOWN_CROSS_VMAF - present'.A9 'OLD_TOWN_CROSS_VMAF - present'.B31:'OLD_TOWN_CROSS_VMAF - present'.U31 'OLD_TOWN_CROSS_VMAF - present'.B9:'OLD_TOWN_CROSS_VMAF - present'.U9 'OLD_TOWN_CROSS_VMAF - present'.A10:'OLD_TOWN_CROSS_VMAF - present'.A10 'OLD_TOWN_CROSS_VMAF - present'.B32:'OLD_TOWN_CROSS_VMAF - present'.U32 'OLD_TOWN_CROSS_VMAF - present'.B10:'OLD_TOWN_CROSS_VMAF - present'.U10 'OLD_TOWN_CROSS_VMAF - present'.A11:'OLD_TOWN_CROSS_VMAF - present'.A11 'OLD_TOWN_CROSS_VMAF - present'.B33:'OLD_TOWN_CROSS_VMAF - present'.U33 'OLD_TOWN_CROSS_VMAF - present'.B11:'OLD_TOWN_CROSS_VMAF - present'.U11 'OLD_TOWN_CROSS_VMAF - present'.A12:'OLD_TOWN_CROSS_VMAF - present'.A12 'OLD_TOWN_CROSS_VMAF - present'.B34:'OLD_TOWN_CROSS_VMAF - present'.U34 'OLD_TOWN_CROSS_VMAF - present'.B12:'OLD_TOWN_CROSS_VMAF - present'.U12 'OLD_TOWN_CROSS_VMAF - present'.A13:'OLD_TOWN_CROSS_VMAF - present'.A13 'OLD_TOWN_CROSS_VMAF - present'.B35:'OLD_TOWN_CROSS_VMAF - present'.U35 'OLD_TOWN_CROSS_VMAF - present'.B13:'OLD_TOWN_CROSS_VMAF - present'.U13 'OLD_TOWN_CROSS_VMAF - present'.A14:'OLD_TOWN_CROSS_VMAF - present'.A14 'OLD_TOWN_CROSS_VMAF - present'.B36:'OLD_TOWN_CROSS_VMAF - present'.U36 'OLD_TOWN_CROSS_VMAF - present'.B14:'OLD_TOWN_CROSS_VMAF - present'.U14 'OLD_TOWN_CROSS_VMAF - present'.A15:'OLD_TOWN_CROSS_VMAF - present'.A15 'OLD_TOWN_CROSS_VMAF - present'.B37:'OLD_TOWN_CROSS_VMAF - present'.U37 'OLD_TOWN_CROSS_VMAF - present'.B15:'OLD_TOWN_CROSS_VMAF - present'.U15 'OLD_TOWN_CROSS_VMAF - present'.A16:'OLD_TOWN_CROSS_VMAF - present'.A16 'OLD_TOWN_CROSS_VMAF - present'.B38:'OLD_TOWN_CROSS_VMAF - present'.U38 'OLD_TOWN_CROSS_VMAF - present'.B16:'OLD_TOWN_CROSS_VMAF - present'.U16 'OLD_TOWN_CROSS_VMAF - present'.A17:'OLD_TOWN_CROSS_VMAF - present'.A17 'OLD_TOWN_CROSS_VMAF - present'.B39:'OLD_TOWN_CROSS_VMAF - present'.U39 'OLD_TOWN_CROSS_VMAF - present'.B17:'OLD_TOWN_CROSS_VMAF - present'.U17 'OLD_TOWN_CROSS_VMAF - present'.A18:'OLD_TOWN_CROSS_VMAF - present'.A18 'OLD_TOWN_CROSS_VMAF - present'.B40:'OLD_TOWN_CROSS_VMAF - present'.U40 'OLD_TOWN_CROSS_VMAF - present'.B18:'OLD_TOWN_CROSS_VMAF - present'.U18 'OLD_TOWN_CROSS_VMAF - present'.A19:'OLD_TOWN_CROSS_VMAF - present'.A19 'OLD_TOWN_CROSS_VMAF - present'.B41:'OLD_TOWN_CROSS_VMAF - present'.U41 'OLD_TOWN_CROSS_VMAF - present'.B19:'OLD_TOWN_CROSS_VMAF - present'.U19 'OLD_TOWN_CROSS_VMAF - present'.A20:'OLD_TOWN_CROSS_VMAF - present'.A20 'OLD_TOWN_CROSS_VMAF - present'.B42:'OLD_TOWN_CROSS_VMAF - present'.U42 'OLD_TOWN_CROSS_VMAF - present'.B20:'OLD_TOWN_CROSS_VMAF - present'.U20 'OLD_TOWN_CROSS_VMAF - present'.A21:'OLD_TOWN_CROSS_VMAF - present'.A21 'OLD_TOWN_CROSS_VMAF - present'.B43:'OLD_TOWN_CROSS_VMAF - present'.U43 'OLD_TOWN_CROSS_VMAF - present'.B21:'OLD_TOWN_CROSS_VMAF - present'.U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327.75pt" svg:height="718.33pt" svg:x="19.5pt" svg:y="1351.96pt">
            <loext:p draw:notify-on-update-of-ranges="'OLD_TOWN_CROSS_VMAF - present'.A3:'OLD_TOWN_CROSS_VMAF - present'.A3 'OLD_TOWN_CROSS_VMAF - present'.B3:'OLD_TOWN_CROSS_VMAF - present'.U3 'OLD_TOWN_CROSS_VMAF - present'.A3:'OLD_TOWN_CROSS_VMAF - present'.A3 'OLD_TOWN_CROSS_VMAF - present'.B25:'OLD_TOWN_CROSS_VMAF - present'.U25 'OLD_TOWN_CROSS_VMAF - present'.B4:'OLD_TOWN_CROSS_VMAF - present'.U4 'OLD_TOWN_CROSS_VMAF - present'.A4:'OLD_TOWN_CROSS_VMAF - present'.A4 'OLD_TOWN_CROSS_VMAF - present'.B26:'OLD_TOWN_CROSS_VMAF - present'.U26 'OLD_TOWN_CROSS_VMAF - present'.B7:'OLD_TOWN_CROSS_VMAF - present'.U7 'OLD_TOWN_CROSS_VMAF - present'.A7:'OLD_TOWN_CROSS_VMAF - present'.A7 'OLD_TOWN_CROSS_VMAF - present'.B29:'OLD_TOWN_CROSS_VMAF - present'.U29 'OLD_TOWN_CROSS_VMAF - present'.B9:'OLD_TOWN_CROSS_VMAF - present'.U9 'OLD_TOWN_CROSS_VMAF - present'.A9:'OLD_TOWN_CROSS_VMAF - present'.A9 'OLD_TOWN_CROSS_VMAF - present'.B31:'OLD_TOWN_CROSS_VMAF - present'.U31 'OLD_TOWN_CROSS_VMAF - present'.B14:'OLD_TOWN_CROSS_VMAF - present'.U14 'OLD_TOWN_CROSS_VMAF - present'.A14:'OLD_TOWN_CROSS_VMAF - present'.A14 'OLD_TOWN_CROSS_VMAF - present'.B36:'OLD_TOWN_CROSS_VMAF - present'.U36 'OLD_TOWN_CROSS_VMAF - present'.B17:'OLD_TOWN_CROSS_VMAF - present'.U17 'OLD_TOWN_CROSS_VMAF - present'.A17:'OLD_TOWN_CROSS_VMAF - present'.A17 'OLD_TOWN_CROSS_VMAF - present'.B39:'OLD_TOWN_CROSS_VMAF - present'.U3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0" table:default-cell-style-name="ce3"/>
        <table:table-row table:style-name="ro1">
          <table:table-cell/>
          <table:table-cell table:style-name="ce2" table:number-columns-repeated="20"/>
        </table:table-row>
        <table:table-row table:style-name="ro1">
          <table:table-cell office:value-type="string" calcext:value-type="string">
            <text:p>PWR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15000" calcext:value-type="float">
            <text:p>15000</text:p>
          </table:table-cell>
        </table:table-row>
        <table:table-row table:style-name="ro2">
          <table:table-cell office:value-type="string" calcext:value-type="string">
            <text:p>theora</text:p>
          </table:table-cell>
          <table:table-cell office:value-type="float" office:value="771.6807" calcext:value-type="float">
            <text:p>771.6807</text:p>
          </table:table-cell>
          <table:table-cell office:value-type="float" office:value="770.3277" calcext:value-type="float">
            <text:p>770.3277</text:p>
          </table:table-cell>
          <table:table-cell office:value-type="float" office:value="772.8454" calcext:value-type="float">
            <text:p>772.8454</text:p>
          </table:table-cell>
          <table:table-cell office:value-type="float" office:value="773.6791" calcext:value-type="float">
            <text:p>773.6791</text:p>
          </table:table-cell>
          <table:table-cell office:value-type="float" office:value="776.0971" calcext:value-type="float">
            <text:p>776.0971</text:p>
          </table:table-cell>
          <table:table-cell office:value-type="float" office:value="768.3695" calcext:value-type="float">
            <text:p>768.3695</text:p>
          </table:table-cell>
          <table:table-cell office:value-type="float" office:value="773.4537" calcext:value-type="float">
            <text:p>773.4537</text:p>
          </table:table-cell>
          <table:table-cell office:value-type="float" office:value="772.8456" calcext:value-type="float">
            <text:p>772.8456</text:p>
          </table:table-cell>
          <table:table-cell office:value-type="float" office:value="775.628" calcext:value-type="float">
            <text:p>775.628</text:p>
          </table:table-cell>
          <table:table-cell office:value-type="float" office:value="771.4148" calcext:value-type="float">
            <text:p>771.4148</text:p>
          </table:table-cell>
          <table:table-cell office:value-type="float" office:value="771.0752" calcext:value-type="float">
            <text:p>771.0752</text:p>
          </table:table-cell>
          <table:table-cell office:value-type="float" office:value="773.8307" calcext:value-type="float">
            <text:p>773.8307</text:p>
          </table:table-cell>
          <table:table-cell office:value-type="float" office:value="776.0748" calcext:value-type="float">
            <text:p>776.0748</text:p>
          </table:table-cell>
          <table:table-cell office:value-type="float" office:value="779.9313" calcext:value-type="float">
            <text:p>779.9313</text:p>
          </table:table-cell>
          <table:table-cell office:value-type="float" office:value="782.1476" calcext:value-type="float">
            <text:p>782.1476</text:p>
          </table:table-cell>
          <table:table-cell office:value-type="float" office:value="787.8982" calcext:value-type="float">
            <text:p>787.8982</text:p>
          </table:table-cell>
          <table:table-cell office:value-type="float" office:value="795.0374" calcext:value-type="float">
            <text:p>795.0374</text:p>
          </table:table-cell>
          <table:table-cell office:value-type="float" office:value="803.4708" calcext:value-type="float">
            <text:p>803.4708</text:p>
          </table:table-cell>
          <table:table-cell office:value-type="float" office:value="811.9413" calcext:value-type="float">
            <text:p>811.9413</text:p>
          </table:table-cell>
          <table:table-cell office:value-type="float" office:value="823.1727" calcext:value-type="float">
            <text:p>823.1727</text:p>
          </table:table-cell>
        </table:table-row>
        <table:table-row table:style-name="ro2">
          <table:table-cell office:value-type="string" calcext:value-type="string">
            <text:p>x264 ultrafast</text:p>
          </table:table-cell>
          <table:table-cell office:value-type="float" office:value="112.5917" calcext:value-type="float">
            <text:p>112.5917</text:p>
          </table:table-cell>
          <table:table-cell office:value-type="float" office:value="84.4672" calcext:value-type="float">
            <text:p>84.4672</text:p>
          </table:table-cell>
          <table:table-cell office:value-type="float" office:value="76.1958" calcext:value-type="float">
            <text:p>76.1958</text:p>
          </table:table-cell>
          <table:table-cell office:value-type="float" office:value="59.3541" calcext:value-type="float">
            <text:p>59.3541</text:p>
          </table:table-cell>
          <table:table-cell office:value-type="float" office:value="74.5439" calcext:value-type="float">
            <text:p>74.5439</text:p>
          </table:table-cell>
          <table:table-cell office:value-type="float" office:value="75.0313" calcext:value-type="float">
            <text:p>75.0313</text:p>
          </table:table-cell>
          <table:table-cell office:value-type="float" office:value="75.5197" calcext:value-type="float">
            <text:p>75.5197</text:p>
          </table:table-cell>
          <table:table-cell office:value-type="float" office:value="75.4546" calcext:value-type="float">
            <text:p>75.4546</text:p>
          </table:table-cell>
          <table:table-cell office:value-type="float" office:value="75.5614" calcext:value-type="float">
            <text:p>75.5614</text:p>
          </table:table-cell>
          <table:table-cell office:value-type="float" office:value="75.8193" calcext:value-type="float">
            <text:p>75.8193</text:p>
          </table:table-cell>
          <table:table-cell office:value-type="float" office:value="76.1967" calcext:value-type="float">
            <text:p>76.1967</text:p>
          </table:table-cell>
          <table:table-cell office:value-type="float" office:value="76.0847" calcext:value-type="float">
            <text:p>76.0847</text:p>
          </table:table-cell>
          <table:table-cell office:value-type="float" office:value="76.4815" calcext:value-type="float">
            <text:p>76.4815</text:p>
          </table:table-cell>
          <table:table-cell office:value-type="float" office:value="77.001" calcext:value-type="float">
            <text:p>77.001</text:p>
          </table:table-cell>
          <table:table-cell office:value-type="float" office:value="77.0796" calcext:value-type="float">
            <text:p>77.0796</text:p>
          </table:table-cell>
          <table:table-cell office:value-type="float" office:value="77.2148" calcext:value-type="float">
            <text:p>77.2148</text:p>
          </table:table-cell>
          <table:table-cell office:value-type="float" office:value="77.2017" calcext:value-type="float">
            <text:p>77.2017</text:p>
          </table:table-cell>
          <table:table-cell office:value-type="float" office:value="77.6588" calcext:value-type="float">
            <text:p>77.6588</text:p>
          </table:table-cell>
          <table:table-cell office:value-type="float" office:value="77.167" calcext:value-type="float">
            <text:p>77.167</text:p>
          </table:table-cell>
          <table:table-cell office:value-type="float" office:value="77.4761" calcext:value-type="float">
            <text:p>77.4761</text:p>
          </table:table-cell>
        </table:table-row>
        <table:table-row table:style-name="ro2">
          <table:table-cell office:value-type="string" calcext:value-type="string">
            <text:p>x264 superfast</text:p>
          </table:table-cell>
          <table:table-cell office:value-type="float" office:value="152.5043" calcext:value-type="float">
            <text:p>152.5043</text:p>
          </table:table-cell>
          <table:table-cell office:value-type="float" office:value="151.2584" calcext:value-type="float">
            <text:p>151.2584</text:p>
          </table:table-cell>
          <table:table-cell office:value-type="float" office:value="152.1072" calcext:value-type="float">
            <text:p>152.1072</text:p>
          </table:table-cell>
          <table:table-cell office:value-type="float" office:value="154.448" calcext:value-type="float">
            <text:p>154.448</text:p>
          </table:table-cell>
          <table:table-cell office:value-type="float" office:value="156.0656" calcext:value-type="float">
            <text:p>156.0656</text:p>
          </table:table-cell>
          <table:table-cell office:value-type="float" office:value="157.8316" calcext:value-type="float">
            <text:p>157.8316</text:p>
          </table:table-cell>
          <table:table-cell office:value-type="float" office:value="159.3776" calcext:value-type="float">
            <text:p>159.3776</text:p>
          </table:table-cell>
          <table:table-cell office:value-type="float" office:value="161.297" calcext:value-type="float">
            <text:p>161.297</text:p>
          </table:table-cell>
          <table:table-cell office:value-type="float" office:value="162.5886" calcext:value-type="float">
            <text:p>162.5886</text:p>
          </table:table-cell>
          <table:table-cell office:value-type="float" office:value="163.091" calcext:value-type="float">
            <text:p>163.091</text:p>
          </table:table-cell>
          <table:table-cell office:value-type="float" office:value="165.8936" calcext:value-type="float">
            <text:p>165.8936</text:p>
          </table:table-cell>
          <table:table-cell office:value-type="float" office:value="167.8351" calcext:value-type="float">
            <text:p>167.8351</text:p>
          </table:table-cell>
          <table:table-cell office:value-type="float" office:value="169.5287" calcext:value-type="float">
            <text:p>169.5287</text:p>
          </table:table-cell>
          <table:table-cell office:value-type="float" office:value="171.8918" calcext:value-type="float">
            <text:p>171.8918</text:p>
          </table:table-cell>
          <table:table-cell office:value-type="float" office:value="173.3452" calcext:value-type="float">
            <text:p>173.3452</text:p>
          </table:table-cell>
          <table:table-cell office:value-type="float" office:value="174.7624" calcext:value-type="float">
            <text:p>174.7624</text:p>
          </table:table-cell>
          <table:table-cell office:value-type="float" office:value="176.2335" calcext:value-type="float">
            <text:p>176.2335</text:p>
          </table:table-cell>
          <table:table-cell office:value-type="float" office:value="178.1542" calcext:value-type="float">
            <text:p>178.1542</text:p>
          </table:table-cell>
          <table:table-cell office:value-type="float" office:value="179.0569" calcext:value-type="float">
            <text:p>179.0569</text:p>
          </table:table-cell>
          <table:table-cell office:value-type="float" office:value="180.1194" calcext:value-type="float">
            <text:p>180.1194</text:p>
          </table:table-cell>
        </table:table-row>
        <table:table-row table:style-name="ro2">
          <table:table-cell office:value-type="string" calcext:value-type="string">
            <text:p>x264 veryfast</text:p>
          </table:table-cell>
          <table:table-cell office:value-type="float" office:value="241.3578" calcext:value-type="float">
            <text:p>241.3578</text:p>
          </table:table-cell>
          <table:table-cell office:value-type="float" office:value="243.0062" calcext:value-type="float">
            <text:p>243.0062</text:p>
          </table:table-cell>
          <table:table-cell office:value-type="float" office:value="243.8457" calcext:value-type="float">
            <text:p>243.8457</text:p>
          </table:table-cell>
          <table:table-cell office:value-type="float" office:value="248.9036" calcext:value-type="float">
            <text:p>248.9036</text:p>
          </table:table-cell>
          <table:table-cell office:value-type="float" office:value="251.8196" calcext:value-type="float">
            <text:p>251.8196</text:p>
          </table:table-cell>
          <table:table-cell office:value-type="float" office:value="255.7988" calcext:value-type="float">
            <text:p>255.7988</text:p>
          </table:table-cell>
          <table:table-cell office:value-type="float" office:value="259.4737" calcext:value-type="float">
            <text:p>259.4737</text:p>
          </table:table-cell>
          <table:table-cell office:value-type="float" office:value="261.7571" calcext:value-type="float">
            <text:p>261.7571</text:p>
          </table:table-cell>
          <table:table-cell office:value-type="float" office:value="265.0896" calcext:value-type="float">
            <text:p>265.0896</text:p>
          </table:table-cell>
          <table:table-cell office:value-type="float" office:value="267.4364" calcext:value-type="float">
            <text:p>267.4364</text:p>
          </table:table-cell>
          <table:table-cell office:value-type="float" office:value="271.1217" calcext:value-type="float">
            <text:p>271.1217</text:p>
          </table:table-cell>
          <table:table-cell office:value-type="float" office:value="276.6903" calcext:value-type="float">
            <text:p>276.6903</text:p>
          </table:table-cell>
          <table:table-cell office:value-type="float" office:value="278.974" calcext:value-type="float">
            <text:p>278.974</text:p>
          </table:table-cell>
          <table:table-cell office:value-type="float" office:value="295.3137" calcext:value-type="float">
            <text:p>295.3137</text:p>
          </table:table-cell>
          <table:table-cell office:value-type="float" office:value="299.317" calcext:value-type="float">
            <text:p>299.317</text:p>
          </table:table-cell>
          <table:table-cell office:value-type="float" office:value="302.5488" calcext:value-type="float">
            <text:p>302.5488</text:p>
          </table:table-cell>
          <table:table-cell office:value-type="float" office:value="303.0671" calcext:value-type="float">
            <text:p>303.0671</text:p>
          </table:table-cell>
          <table:table-cell office:value-type="float" office:value="304.9185" calcext:value-type="float">
            <text:p>304.9185</text:p>
          </table:table-cell>
          <table:table-cell office:value-type="float" office:value="306.0514" calcext:value-type="float">
            <text:p>306.0514</text:p>
          </table:table-cell>
          <table:table-cell office:value-type="float" office:value="306.1725" calcext:value-type="float">
            <text:p>306.1725</text:p>
          </table:table-cell>
        </table:table-row>
        <table:table-row table:style-name="ro2">
          <table:table-cell office:value-type="string" calcext:value-type="string">
            <text:p>x264 faster</text:p>
          </table:table-cell>
          <table:table-cell office:value-type="float" office:value="368.8872" calcext:value-type="float">
            <text:p>368.8872</text:p>
          </table:table-cell>
          <table:table-cell office:value-type="float" office:value="379.4444" calcext:value-type="float">
            <text:p>379.4444</text:p>
          </table:table-cell>
          <table:table-cell office:value-type="float" office:value="386.5865" calcext:value-type="float">
            <text:p>386.5865</text:p>
          </table:table-cell>
          <table:table-cell office:value-type="float" office:value="402.0451" calcext:value-type="float">
            <text:p>402.0451</text:p>
          </table:table-cell>
          <table:table-cell office:value-type="float" office:value="416.32" calcext:value-type="float">
            <text:p>416.32</text:p>
          </table:table-cell>
          <table:table-cell office:value-type="float" office:value="428.2443" calcext:value-type="float">
            <text:p>428.2443</text:p>
          </table:table-cell>
          <table:table-cell office:value-type="float" office:value="437.1038" calcext:value-type="float">
            <text:p>437.1038</text:p>
          </table:table-cell>
          <table:table-cell office:value-type="float" office:value="444.6137" calcext:value-type="float">
            <text:p>444.6137</text:p>
          </table:table-cell>
          <table:table-cell office:value-type="float" office:value="450.258" calcext:value-type="float">
            <text:p>450.258</text:p>
          </table:table-cell>
          <table:table-cell office:value-type="float" office:value="456.5726" calcext:value-type="float">
            <text:p>456.5726</text:p>
          </table:table-cell>
          <table:table-cell office:value-type="float" office:value="467.2128" calcext:value-type="float">
            <text:p>467.2128</text:p>
          </table:table-cell>
          <table:table-cell office:value-type="float" office:value="477.5794" calcext:value-type="float">
            <text:p>477.5794</text:p>
          </table:table-cell>
          <table:table-cell office:value-type="float" office:value="484.1892" calcext:value-type="float">
            <text:p>484.1892</text:p>
          </table:table-cell>
          <table:table-cell office:value-type="float" office:value="490.0899" calcext:value-type="float">
            <text:p>490.0899</text:p>
          </table:table-cell>
          <table:table-cell office:value-type="float" office:value="497.9112" calcext:value-type="float">
            <text:p>497.9112</text:p>
          </table:table-cell>
          <table:table-cell office:value-type="float" office:value="503.501" calcext:value-type="float">
            <text:p>503.501</text:p>
          </table:table-cell>
          <table:table-cell office:value-type="float" office:value="521.29" calcext:value-type="float">
            <text:p>521.29</text:p>
          </table:table-cell>
          <table:table-cell office:value-type="float" office:value="522.6674" calcext:value-type="float">
            <text:p>522.6674</text:p>
          </table:table-cell>
          <table:table-cell office:value-type="float" office:value="524.3753" calcext:value-type="float">
            <text:p>524.3753</text:p>
          </table:table-cell>
          <table:table-cell office:value-type="float" office:value="540.8417" calcext:value-type="float">
            <text:p>540.8417</text:p>
          </table:table-cell>
        </table:table-row>
        <table:table-row table:style-name="ro2">
          <table:table-cell office:value-type="string" calcext:value-type="string">
            <text:p>x264 fast</text:p>
          </table:table-cell>
          <table:table-cell office:value-type="float" office:value="390.6064" calcext:value-type="float">
            <text:p>390.6064</text:p>
          </table:table-cell>
          <table:table-cell office:value-type="float" office:value="399.5097" calcext:value-type="float">
            <text:p>399.5097</text:p>
          </table:table-cell>
          <table:table-cell office:value-type="float" office:value="408.2776" calcext:value-type="float">
            <text:p>408.2776</text:p>
          </table:table-cell>
          <table:table-cell office:value-type="float" office:value="427.759" calcext:value-type="float">
            <text:p>427.759</text:p>
          </table:table-cell>
          <table:table-cell office:value-type="float" office:value="443.3509" calcext:value-type="float">
            <text:p>443.3509</text:p>
          </table:table-cell>
          <table:table-cell office:value-type="float" office:value="457.5013" calcext:value-type="float">
            <text:p>457.5013</text:p>
          </table:table-cell>
          <table:table-cell office:value-type="float" office:value="469.5964" calcext:value-type="float">
            <text:p>469.5964</text:p>
          </table:table-cell>
          <table:table-cell office:value-type="float" office:value="493.7656" calcext:value-type="float">
            <text:p>493.7656</text:p>
          </table:table-cell>
          <table:table-cell office:value-type="float" office:value="502.9012" calcext:value-type="float">
            <text:p>502.9012</text:p>
          </table:table-cell>
          <table:table-cell office:value-type="float" office:value="513.1524" calcext:value-type="float">
            <text:p>513.1524</text:p>
          </table:table-cell>
          <table:table-cell office:value-type="float" office:value="527.6092" calcext:value-type="float">
            <text:p>527.6092</text:p>
          </table:table-cell>
          <table:table-cell office:value-type="float" office:value="550.8755" calcext:value-type="float">
            <text:p>550.8755</text:p>
          </table:table-cell>
          <table:table-cell office:value-type="float" office:value="573.6344" calcext:value-type="float">
            <text:p>573.6344</text:p>
          </table:table-cell>
          <table:table-cell office:value-type="float" office:value="596.4859" calcext:value-type="float">
            <text:p>596.4859</text:p>
          </table:table-cell>
          <table:table-cell office:value-type="float" office:value="618.3523" calcext:value-type="float">
            <text:p>618.3523</text:p>
          </table:table-cell>
          <table:table-cell office:value-type="float" office:value="637.2608" calcext:value-type="float">
            <text:p>637.2608</text:p>
          </table:table-cell>
          <table:table-cell office:value-type="float" office:value="655.9557" calcext:value-type="float">
            <text:p>655.9557</text:p>
          </table:table-cell>
          <table:table-cell office:value-type="float" office:value="657.5868" calcext:value-type="float">
            <text:p>657.5868</text:p>
          </table:table-cell>
          <table:table-cell office:value-type="float" office:value="673.5258" calcext:value-type="float">
            <text:p>673.5258</text:p>
          </table:table-cell>
          <table:table-cell office:value-type="float" office:value="690.5928" calcext:value-type="float">
            <text:p>690.5928</text:p>
          </table:table-cell>
        </table:table-row>
        <table:table-row table:style-name="ro2">
          <table:table-cell office:value-type="string" calcext:value-type="string">
            <text:p>x264 medium</text:p>
          </table:table-cell>
          <table:table-cell office:value-type="float" office:value="375.3631" calcext:value-type="float">
            <text:p>375.3631</text:p>
          </table:table-cell>
          <table:table-cell office:value-type="float" office:value="480.569" calcext:value-type="float">
            <text:p>480.569</text:p>
          </table:table-cell>
          <table:table-cell office:value-type="float" office:value="489.3518" calcext:value-type="float">
            <text:p>489.3518</text:p>
          </table:table-cell>
          <table:table-cell office:value-type="float" office:value="505.969" calcext:value-type="float">
            <text:p>505.969</text:p>
          </table:table-cell>
          <table:table-cell office:value-type="float" office:value="522.8914" calcext:value-type="float">
            <text:p>522.8914</text:p>
          </table:table-cell>
          <table:table-cell office:value-type="float" office:value="546.5713" calcext:value-type="float">
            <text:p>546.5713</text:p>
          </table:table-cell>
          <table:table-cell office:value-type="float" office:value="568.447" calcext:value-type="float">
            <text:p>568.447</text:p>
          </table:table-cell>
          <table:table-cell office:value-type="float" office:value="586.8881" calcext:value-type="float">
            <text:p>586.8881</text:p>
          </table:table-cell>
          <table:table-cell office:value-type="float" office:value="607.2514" calcext:value-type="float">
            <text:p>607.2514</text:p>
          </table:table-cell>
          <table:table-cell office:value-type="float" office:value="625.2513" calcext:value-type="float">
            <text:p>625.2513</text:p>
          </table:table-cell>
          <table:table-cell office:value-type="float" office:value="648.6586" calcext:value-type="float">
            <text:p>648.6586</text:p>
          </table:table-cell>
          <table:table-cell office:value-type="float" office:value="683.9154" calcext:value-type="float">
            <text:p>683.9154</text:p>
          </table:table-cell>
          <table:table-cell office:value-type="float" office:value="724.3824" calcext:value-type="float">
            <text:p>724.3824</text:p>
          </table:table-cell>
          <table:table-cell office:value-type="float" office:value="764.5896" calcext:value-type="float">
            <text:p>764.5896</text:p>
          </table:table-cell>
          <table:table-cell office:value-type="float" office:value="783.4809" calcext:value-type="float">
            <text:p>783.4809</text:p>
          </table:table-cell>
          <table:table-cell office:value-type="float" office:value="820.7118" calcext:value-type="float">
            <text:p>820.7118</text:p>
          </table:table-cell>
          <table:table-cell office:value-type="float" office:value="842.1339" calcext:value-type="float">
            <text:p>842.1339</text:p>
          </table:table-cell>
          <table:table-cell office:value-type="float" office:value="860.4207" calcext:value-type="float">
            <text:p>860.4207</text:p>
          </table:table-cell>
          <table:table-cell office:value-type="float" office:value="879.3232" calcext:value-type="float">
            <text:p>879.3232</text:p>
          </table:table-cell>
          <table:table-cell office:value-type="float" office:value="879.3792" calcext:value-type="float">
            <text:p>879.3792</text:p>
          </table:table-cell>
        </table:table-row>
        <table:table-row table:style-name="ro2">
          <table:table-cell office:value-type="string" calcext:value-type="string">
            <text:p>x264 slow</text:p>
          </table:table-cell>
          <table:table-cell office:value-type="float" office:value="533.5731" calcext:value-type="float">
            <text:p>533.5731</text:p>
          </table:table-cell>
          <table:table-cell office:value-type="float" office:value="557.966" calcext:value-type="float">
            <text:p>557.966</text:p>
          </table:table-cell>
          <table:table-cell office:value-type="float" office:value="560.4788" calcext:value-type="float">
            <text:p>560.4788</text:p>
          </table:table-cell>
          <table:table-cell office:value-type="float" office:value="597.7201" calcext:value-type="float">
            <text:p>597.7201</text:p>
          </table:table-cell>
          <table:table-cell office:value-type="float" office:value="654.7368" calcext:value-type="float">
            <text:p>654.7368</text:p>
          </table:table-cell>
          <table:table-cell office:value-type="float" office:value="692.903" calcext:value-type="float">
            <text:p>692.903</text:p>
          </table:table-cell>
          <table:table-cell office:value-type="float" office:value="732.605" calcext:value-type="float">
            <text:p>732.605</text:p>
          </table:table-cell>
          <table:table-cell office:value-type="float" office:value="786.3524" calcext:value-type="float">
            <text:p>786.3524</text:p>
          </table:table-cell>
          <table:table-cell office:value-type="float" office:value="827.9162" calcext:value-type="float">
            <text:p>827.9162</text:p>
          </table:table-cell>
          <table:table-cell office:value-type="float" office:value="866.9268" calcext:value-type="float">
            <text:p>866.9268</text:p>
          </table:table-cell>
          <table:table-cell office:value-type="float" office:value="963.3748" calcext:value-type="float">
            <text:p>963.3748</text:p>
          </table:table-cell>
          <table:table-cell office:value-type="float" office:value="1057.7747" calcext:value-type="float">
            <text:p>1057.7747</text:p>
          </table:table-cell>
          <table:table-cell office:value-type="float" office:value="1158.1155" calcext:value-type="float">
            <text:p>1158.1155</text:p>
          </table:table-cell>
          <table:table-cell office:value-type="float" office:value="1246.069" calcext:value-type="float">
            <text:p>1246.069</text:p>
          </table:table-cell>
          <table:table-cell office:value-type="float" office:value="1322.241" calcext:value-type="float">
            <text:p>1322.241</text:p>
          </table:table-cell>
          <table:table-cell office:value-type="float" office:value="1391.058" calcext:value-type="float">
            <text:p>1391.058</text:p>
          </table:table-cell>
          <table:table-cell office:value-type="float" office:value="1444.1778" calcext:value-type="float">
            <text:p>1444.1778</text:p>
          </table:table-cell>
          <table:table-cell office:value-type="float" office:value="1494.1769" calcext:value-type="float">
            <text:p>1494.1769</text:p>
          </table:table-cell>
          <table:table-cell office:value-type="float" office:value="1537.5637" calcext:value-type="float">
            <text:p>1537.5637</text:p>
          </table:table-cell>
          <table:table-cell office:value-type="float" office:value="1561.1689" calcext:value-type="float">
            <text:p>1561.1689</text:p>
          </table:table-cell>
        </table:table-row>
        <table:table-row table:style-name="ro2">
          <table:table-cell office:value-type="string" calcext:value-type="string">
            <text:p>x264 slower</text:p>
          </table:table-cell>
          <table:table-cell office:value-type="float" office:value="658.4743" calcext:value-type="float">
            <text:p>658.4743</text:p>
          </table:table-cell>
          <table:table-cell office:value-type="float" office:value="1384.4986" calcext:value-type="float">
            <text:p>1384.4986</text:p>
          </table:table-cell>
          <table:table-cell office:value-type="float" office:value="1287.6012" calcext:value-type="float">
            <text:p>1287.6012</text:p>
          </table:table-cell>
          <table:table-cell office:value-type="float" office:value="1318.5798" calcext:value-type="float">
            <text:p>1318.5798</text:p>
          </table:table-cell>
          <table:table-cell office:value-type="float" office:value="1392.7844" calcext:value-type="float">
            <text:p>1392.7844</text:p>
          </table:table-cell>
          <table:table-cell office:value-type="float" office:value="1479.5503" calcext:value-type="float">
            <text:p>1479.5503</text:p>
          </table:table-cell>
          <table:table-cell office:value-type="float" office:value="1549.097" calcext:value-type="float">
            <text:p>1549.097</text:p>
          </table:table-cell>
          <table:table-cell office:value-type="float" office:value="1617.5263" calcext:value-type="float">
            <text:p>1617.5263</text:p>
          </table:table-cell>
          <table:table-cell office:value-type="float" office:value="1684.4062" calcext:value-type="float">
            <text:p>1684.4062</text:p>
          </table:table-cell>
          <table:table-cell office:value-type="float" office:value="1757.1013" calcext:value-type="float">
            <text:p>1757.1013</text:p>
          </table:table-cell>
          <table:table-cell office:value-type="float" office:value="1920.0728" calcext:value-type="float">
            <text:p>1920.0728</text:p>
          </table:table-cell>
          <table:table-cell office:value-type="float" office:value="2069.7285" calcext:value-type="float">
            <text:p>2069.7285</text:p>
          </table:table-cell>
          <table:table-cell office:value-type="float" office:value="2211.6925" calcext:value-type="float">
            <text:p>2211.6925</text:p>
          </table:table-cell>
          <table:table-cell office:value-type="float" office:value="2324.0002" calcext:value-type="float">
            <text:p>2324.0002</text:p>
          </table:table-cell>
          <table:table-cell office:value-type="float" office:value="2457.2345" calcext:value-type="float">
            <text:p>2457.2345</text:p>
          </table:table-cell>
          <table:table-cell office:value-type="float" office:value="2546.087" calcext:value-type="float">
            <text:p>2546.087</text:p>
          </table:table-cell>
          <table:table-cell office:value-type="float" office:value="2631.949" calcext:value-type="float">
            <text:p>2631.949</text:p>
          </table:table-cell>
          <table:table-cell office:value-type="float" office:value="2715.0059" calcext:value-type="float">
            <text:p>2715.0059</text:p>
          </table:table-cell>
          <table:table-cell office:value-type="float" office:value="2760.1139" calcext:value-type="float">
            <text:p>2760.1139</text:p>
          </table:table-cell>
          <table:table-cell office:value-type="float" office:value="2829.3928" calcext:value-type="float">
            <text:p>2829.3928</text:p>
          </table:table-cell>
        </table:table-row>
        <table:table-row table:style-name="ro2">
          <table:table-cell office:value-type="string" calcext:value-type="string">
            <text:p>x264 veryslow</text:p>
          </table:table-cell>
          <table:table-cell office:value-type="float" office:value="3168.3382" calcext:value-type="float">
            <text:p>3168.3382</text:p>
          </table:table-cell>
          <table:table-cell office:value-type="float" office:value="3323.7262" calcext:value-type="float">
            <text:p>3323.7262</text:p>
          </table:table-cell>
          <table:table-cell office:value-type="float" office:value="3139.3874" calcext:value-type="float">
            <text:p>3139.3874</text:p>
          </table:table-cell>
          <table:table-cell office:value-type="float" office:value="3109.0385" calcext:value-type="float">
            <text:p>3109.0385</text:p>
          </table:table-cell>
          <table:table-cell office:value-type="float" office:value="3171.6971" calcext:value-type="float">
            <text:p>3171.6971</text:p>
          </table:table-cell>
          <table:table-cell office:value-type="float" office:value="3253.5913" calcext:value-type="float">
            <text:p>3253.5913</text:p>
          </table:table-cell>
          <table:table-cell office:value-type="float" office:value="3347.0572" calcext:value-type="float">
            <text:p>3347.0572</text:p>
          </table:table-cell>
          <table:table-cell office:value-type="float" office:value="3432.458" calcext:value-type="float">
            <text:p>3432.458</text:p>
          </table:table-cell>
          <table:table-cell office:value-type="float" office:value="3548.0575" calcext:value-type="float">
            <text:p>3548.0575</text:p>
          </table:table-cell>
          <table:table-cell office:value-type="float" office:value="3647.6111" calcext:value-type="float">
            <text:p>3647.6111</text:p>
          </table:table-cell>
          <table:table-cell office:value-type="float" office:value="3874.109" calcext:value-type="float">
            <text:p>3874.109</text:p>
          </table:table-cell>
          <table:table-cell office:value-type="float" office:value="4084.5012" calcext:value-type="float">
            <text:p>4084.5012</text:p>
          </table:table-cell>
          <table:table-cell office:value-type="float" office:value="4302.3743" calcext:value-type="float">
            <text:p>4302.3743</text:p>
          </table:table-cell>
          <table:table-cell office:value-type="float" office:value="4501.9844" calcext:value-type="float">
            <text:p>4501.9844</text:p>
          </table:table-cell>
          <table:table-cell office:value-type="float" office:value="4715.0769" calcext:value-type="float">
            <text:p>4715.0769</text:p>
          </table:table-cell>
          <table:table-cell office:value-type="float" office:value="4895.7779" calcext:value-type="float">
            <text:p>4895.7779</text:p>
          </table:table-cell>
          <table:table-cell office:value-type="float" office:value="5037.7089" calcext:value-type="float">
            <text:p>5037.7089</text:p>
          </table:table-cell>
          <table:table-cell office:value-type="float" office:value="5169.8376" calcext:value-type="float">
            <text:p>5169.8376</text:p>
          </table:table-cell>
          <table:table-cell office:value-type="float" office:value="5260.2821" calcext:value-type="float">
            <text:p>5260.2821</text:p>
          </table:table-cell>
          <table:table-cell office:value-type="float" office:value="5354.271" calcext:value-type="float">
            <text:p>5354.271</text:p>
          </table:table-cell>
        </table:table-row>
        <table:table-row table:style-name="ro2">
          <table:table-cell office:value-type="string" calcext:value-type="string">
            <text:p>x264 placebo</text:p>
          </table:table-cell>
          <table:table-cell office:value-type="float" office:value="9339.3235" calcext:value-type="float">
            <text:p>9339.3235</text:p>
          </table:table-cell>
          <table:table-cell office:value-type="float" office:value="9456.7152" calcext:value-type="float">
            <text:p>9456.7152</text:p>
          </table:table-cell>
          <table:table-cell office:value-type="float" office:value="9529.7413" calcext:value-type="float">
            <text:p>9529.7413</text:p>
          </table:table-cell>
          <table:table-cell office:value-type="float" office:value="9840.7714" calcext:value-type="float">
            <text:p>9840.7714</text:p>
          </table:table-cell>
          <table:table-cell office:value-type="float" office:value="12159.7752" calcext:value-type="float">
            <text:p>12159.7752</text:p>
          </table:table-cell>
          <table:table-cell office:value-type="float" office:value="15690.2294" calcext:value-type="float">
            <text:p>15690.2294</text:p>
          </table:table-cell>
          <table:table-cell office:value-type="float" office:value="18095.9732" calcext:value-type="float">
            <text:p>18095.9732</text:p>
          </table:table-cell>
          <table:table-cell office:value-type="float" office:value="19711.9211" calcext:value-type="float">
            <text:p>19711.9211</text:p>
          </table:table-cell>
          <table:table-cell office:value-type="float" office:value="20985.4826" calcext:value-type="float">
            <text:p>20985.4826</text:p>
          </table:table-cell>
          <table:table-cell office:value-type="float" office:value="22191.322" calcext:value-type="float">
            <text:p>22191.322</text:p>
          </table:table-cell>
          <table:table-cell office:value-type="float" office:value="24074.7683" calcext:value-type="float">
            <text:p>24074.7683</text:p>
          </table:table-cell>
          <table:table-cell office:value-type="float" office:value="25761.2408" calcext:value-type="float">
            <text:p>25761.2408</text:p>
          </table:table-cell>
          <table:table-cell office:value-type="float" office:value="26978.9676" calcext:value-type="float">
            <text:p>26978.9676</text:p>
          </table:table-cell>
          <table:table-cell office:value-type="float" office:value="28413.6394" calcext:value-type="float">
            <text:p>28413.6394</text:p>
          </table:table-cell>
          <table:table-cell office:value-type="float" office:value="29530.304" calcext:value-type="float">
            <text:p>29530.304</text:p>
          </table:table-cell>
          <table:table-cell office:value-type="float" office:value="30217.0728" calcext:value-type="float">
            <text:p>30217.0728</text:p>
          </table:table-cell>
          <table:table-cell office:value-type="float" office:value="30819.8726" calcext:value-type="float">
            <text:p>30819.8726</text:p>
          </table:table-cell>
          <table:table-cell office:value-type="float" office:value="31174.8609" calcext:value-type="float">
            <text:p>31174.8609</text:p>
          </table:table-cell>
          <table:table-cell office:value-type="float" office:value="31384.7986" calcext:value-type="float">
            <text:p>31384.7986</text:p>
          </table:table-cell>
          <table:table-cell office:value-type="float" office:value="31464.8321" calcext:value-type="float">
            <text:p>31464.8321</text:p>
          </table:table-cell>
        </table:table-row>
        <table:table-row table:style-name="ro1">
          <table:table-cell office:value-type="string" calcext:value-type="string">
            <text:p>h264_nvenc medium</text:p>
          </table:table-cell>
          <table:table-cell table:style-name="ce2" office:value-type="float" office:value="133.794444444444" calcext:value-type="float">
            <text:p>133.7944444444</text:p>
          </table:table-cell>
          <table:table-cell table:style-name="ce2" office:value-type="float" office:value="137.358333333333" calcext:value-type="float">
            <text:p>137.3583333333</text:p>
          </table:table-cell>
          <table:table-cell table:style-name="ce2" office:value-type="float" office:value="138.172222222222" calcext:value-type="float">
            <text:p>138.1722222222</text:p>
          </table:table-cell>
          <table:table-cell table:style-name="ce2" office:value-type="float" office:value="136.019444444444" calcext:value-type="float">
            <text:p>136.0194444444</text:p>
          </table:table-cell>
          <table:table-cell table:style-name="ce2" office:value-type="float" office:value="136.213888888889" calcext:value-type="float">
            <text:p>136.2138888889</text:p>
          </table:table-cell>
          <table:table-cell table:style-name="ce2" office:value-type="float" office:value="135.95" calcext:value-type="float">
            <text:p>135.95</text:p>
          </table:table-cell>
          <table:table-cell table:style-name="ce2" office:value-type="float" office:value="136.091666666667" calcext:value-type="float">
            <text:p>136.0916666667</text:p>
          </table:table-cell>
          <table:table-cell table:style-name="ce2" office:value-type="float" office:value="136.15" calcext:value-type="float">
            <text:p>136.15</text:p>
          </table:table-cell>
          <table:table-cell table:style-name="ce2" office:value-type="float" office:value="136.238888888889" calcext:value-type="float">
            <text:p>136.2388888889</text:p>
          </table:table-cell>
          <table:table-cell table:style-name="ce2" office:value-type="float" office:value="136.086111111111" calcext:value-type="float">
            <text:p>136.0861111111</text:p>
          </table:table-cell>
          <table:table-cell table:style-name="ce2" office:value-type="float" office:value="136.852777777778" calcext:value-type="float">
            <text:p>136.8527777778</text:p>
          </table:table-cell>
          <table:table-cell table:style-name="ce2" office:value-type="float" office:value="137.980555555556" calcext:value-type="float">
            <text:p>137.9805555556</text:p>
          </table:table-cell>
          <table:table-cell table:style-name="ce2" office:value-type="float" office:value="136.697222222222" calcext:value-type="float">
            <text:p>136.6972222222</text:p>
          </table:table-cell>
          <table:table-cell table:style-name="ce2" office:value-type="float" office:value="136.869444444444" calcext:value-type="float">
            <text:p>136.8694444444</text:p>
          </table:table-cell>
          <table:table-cell table:style-name="ce2" office:value-type="float" office:value="138.280555555556" calcext:value-type="float">
            <text:p>138.2805555556</text:p>
          </table:table-cell>
          <table:table-cell table:style-name="ce2" office:value-type="float" office:value="136.897222222222" calcext:value-type="float">
            <text:p>136.8972222222</text:p>
          </table:table-cell>
          <table:table-cell table:style-name="ce2" office:value-type="float" office:value="138.241666666667" calcext:value-type="float">
            <text:p>138.2416666667</text:p>
          </table:table-cell>
          <table:table-cell table:style-name="ce2" office:value-type="float" office:value="138.188888888889" calcext:value-type="float">
            <text:p>138.1888888889</text:p>
          </table:table-cell>
          <table:table-cell table:style-name="ce2" office:value-type="float" office:value="136.975" calcext:value-type="float">
            <text:p>136.975</text:p>
          </table:table-cell>
          <table:table-cell table:style-name="ce2" office:value-type="float" office:value="136.980555555556" calcext:value-type="float">
            <text:p>136.9805555556</text:p>
          </table:table-cell>
        </table:table-row>
        <table:table-row table:style-name="ro1">
          <table:table-cell office:value-type="string" calcext:value-type="string">
            <text:p>h264_nvenc fast</text:p>
          </table:table-cell>
          <table:table-cell table:style-name="ce2" office:value-type="float" office:value="133.638888888889" calcext:value-type="float">
            <text:p>133.6388888889</text:p>
          </table:table-cell>
          <table:table-cell table:style-name="ce2" office:value-type="float" office:value="133.725" calcext:value-type="float">
            <text:p>133.725</text:p>
          </table:table-cell>
          <table:table-cell table:style-name="ce2" office:value-type="float" office:value="133.897222222222" calcext:value-type="float">
            <text:p>133.8972222222</text:p>
          </table:table-cell>
          <table:table-cell table:style-name="ce2" office:value-type="float" office:value="133.65" calcext:value-type="float">
            <text:p>133.65</text:p>
          </table:table-cell>
          <table:table-cell table:style-name="ce2" office:value-type="float" office:value="133.452777777778" calcext:value-type="float">
            <text:p>133.4527777778</text:p>
          </table:table-cell>
          <table:table-cell table:style-name="ce2" office:value-type="float" office:value="133.655555555556" calcext:value-type="float">
            <text:p>133.6555555556</text:p>
          </table:table-cell>
          <table:table-cell table:style-name="ce2" office:value-type="float" office:value="133.883333333333" calcext:value-type="float">
            <text:p>133.8833333333</text:p>
          </table:table-cell>
          <table:table-cell table:style-name="ce2" office:value-type="float" office:value="133.825" calcext:value-type="float">
            <text:p>133.825</text:p>
          </table:table-cell>
          <table:table-cell table:style-name="ce2" office:value-type="float" office:value="133.933333333333" calcext:value-type="float">
            <text:p>133.9333333333</text:p>
          </table:table-cell>
          <table:table-cell table:style-name="ce2" office:value-type="float" office:value="134.152777777778" calcext:value-type="float">
            <text:p>134.1527777778</text:p>
          </table:table-cell>
          <table:table-cell table:style-name="ce2" office:value-type="float" office:value="133.9" calcext:value-type="float">
            <text:p>133.9</text:p>
          </table:table-cell>
          <table:table-cell table:style-name="ce2" office:value-type="float" office:value="1149.24166666667" calcext:value-type="float">
            <text:p>1149.2416666667</text:p>
          </table:table-cell>
          <table:table-cell table:style-name="ce2" office:value-type="float" office:value="134.122222222222" calcext:value-type="float">
            <text:p>134.1222222222</text:p>
          </table:table-cell>
          <table:table-cell table:style-name="ce2" office:value-type="float" office:value="134.155555555556" calcext:value-type="float">
            <text:p>134.1555555556</text:p>
          </table:table-cell>
          <table:table-cell table:style-name="ce2" office:value-type="float" office:value="134.013888888889" calcext:value-type="float">
            <text:p>134.0138888889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96.944444444444" calcext:value-type="float">
            <text:p>196.9444444444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05.875" calcext:value-type="float">
            <text:p>205.875</text:p>
          </table:table-cell>
          <table:table-cell table:style-name="ce2" office:value-type="float" office:value="413.180555555556" calcext:value-type="float">
            <text:p>413.1805555556</text:p>
          </table:table-cell>
        </table:table-row>
        <table:table-row table:style-name="ro1">
          <table:table-cell office:value-type="string" calcext:value-type="string">
            <text:p>h264_nvenc hp</text:p>
          </table:table-cell>
          <table:table-cell table:style-name="ce2" office:value-type="float" office:value="466.997222222222" calcext:value-type="float">
            <text:p>466.9972222222</text:p>
          </table:table-cell>
          <table:table-cell table:style-name="ce2" office:value-type="float" office:value="305.127777777778" calcext:value-type="float">
            <text:p>305.1277777778</text:p>
          </table:table-cell>
          <table:table-cell table:style-name="ce2" office:value-type="float" office:value="268.680555555556" calcext:value-type="float">
            <text:p>268.6805555556</text:p>
          </table:table-cell>
          <table:table-cell table:style-name="ce2" office:value-type="float" office:value="304.908333333333" calcext:value-type="float">
            <text:p>304.9083333333</text:p>
          </table:table-cell>
          <table:table-cell table:style-name="ce2" office:value-type="float" office:value="349.711111111111" calcext:value-type="float">
            <text:p>349.7111111111</text:p>
          </table:table-cell>
          <table:table-cell table:style-name="ce2" office:value-type="float" office:value="250.052777777778" calcext:value-type="float">
            <text:p>250.0527777778</text:p>
          </table:table-cell>
          <table:table-cell table:style-name="ce2" office:value-type="float" office:value="214.888888888889" calcext:value-type="float">
            <text:p>214.8888888889</text:p>
          </table:table-cell>
          <table:table-cell table:style-name="ce2" office:value-type="float" office:value="295.822222222222" calcext:value-type="float">
            <text:p>295.8222222222</text:p>
          </table:table-cell>
          <table:table-cell table:style-name="ce2" office:value-type="float" office:value="277.869444444445" calcext:value-type="float">
            <text:p>277.8694444444</text:p>
          </table:table-cell>
          <table:table-cell table:style-name="ce2" office:value-type="float" office:value="259.625" calcext:value-type="float">
            <text:p>259.625</text:p>
          </table:table-cell>
          <table:table-cell table:style-name="ce2" office:value-type="float" office:value="214.591666666667" calcext:value-type="float">
            <text:p>214.5916666667</text:p>
          </table:table-cell>
          <table:table-cell table:style-name="ce2" office:value-type="float" office:value="223.602777777778" calcext:value-type="float">
            <text:p>223.6027777778</text:p>
          </table:table-cell>
          <table:table-cell table:style-name="ce2" office:value-type="float" office:value="179.072222222222" calcext:value-type="float">
            <text:p>179.0722222222</text:p>
          </table:table-cell>
          <table:table-cell table:style-name="ce2" office:value-type="float" office:value="160.622222222222" calcext:value-type="float">
            <text:p>160.6222222222</text:p>
          </table:table-cell>
          <table:table-cell table:style-name="ce2" office:value-type="float" office:value="152.172222222222" calcext:value-type="float">
            <text:p>152.1722222222</text:p>
          </table:table-cell>
          <table:table-cell table:style-name="ce2" office:value-type="float" office:value="143.205555555556" calcext:value-type="float">
            <text:p>143.2055555556</text:p>
          </table:table-cell>
          <table:table-cell table:style-name="ce2" office:value-type="float" office:value="152.002777777778" calcext:value-type="float">
            <text:p>152.0027777778</text:p>
          </table:table-cell>
          <table:table-cell table:style-name="ce2" office:value-type="float" office:value="142.811111111111" calcext:value-type="float">
            <text:p>142.8111111111</text:p>
          </table:table-cell>
          <table:table-cell table:style-name="ce2" office:value-type="float" office:value="143.2" calcext:value-type="float">
            <text:p>143.2</text:p>
          </table:table-cell>
          <table:table-cell table:style-name="ce2" office:value-type="float" office:value="133.794444444444" calcext:value-type="float">
            <text:p>133.7944444444</text:p>
          </table:table-cell>
        </table:table-row>
        <table:table-row table:style-name="ro1">
          <table:table-cell office:value-type="string" calcext:value-type="string">
            <text:p>h264_nvenc hq</text:p>
          </table:table-cell>
          <table:table-cell table:style-name="ce2" office:value-type="float" office:value="145.205555555556" calcext:value-type="float">
            <text:p>145.2055555556</text:p>
          </table:table-cell>
          <table:table-cell table:style-name="ce2" office:value-type="float" office:value="136.266666666667" calcext:value-type="float">
            <text:p>136.2666666667</text:p>
          </table:table-cell>
          <table:table-cell table:style-name="ce2" office:value-type="float" office:value="146.352777777778" calcext:value-type="float">
            <text:p>146.3527777778</text:p>
          </table:table-cell>
          <table:table-cell table:style-name="ce2" office:value-type="float" office:value="136.016666666667" calcext:value-type="float">
            <text:p>136.0166666667</text:p>
          </table:table-cell>
          <table:table-cell table:style-name="ce2" office:value-type="float" office:value="134.583333333333" calcext:value-type="float">
            <text:p>134.5833333333</text:p>
          </table:table-cell>
          <table:table-cell table:style-name="ce2" office:value-type="float" office:value="135.261111111111" calcext:value-type="float">
            <text:p>135.2611111111</text:p>
          </table:table-cell>
          <table:table-cell table:style-name="ce2" office:value-type="float" office:value="143.288888888889" calcext:value-type="float">
            <text:p>143.2888888889</text:p>
          </table:table-cell>
          <table:table-cell table:style-name="ce2" office:value-type="float" office:value="137.075" calcext:value-type="float">
            <text:p>137.075</text:p>
          </table:table-cell>
          <table:table-cell table:style-name="ce2" office:value-type="float" office:value="136.288888888889" calcext:value-type="float">
            <text:p>136.2888888889</text:p>
          </table:table-cell>
          <table:table-cell table:style-name="ce2" office:value-type="float" office:value="136.25" calcext:value-type="float">
            <text:p>136.25</text:p>
          </table:table-cell>
          <table:table-cell table:style-name="ce2" office:value-type="float" office:value="136.172222222222" calcext:value-type="float">
            <text:p>136.1722222222</text:p>
          </table:table-cell>
          <table:table-cell table:style-name="ce2" office:value-type="float" office:value="144.691666666667" calcext:value-type="float">
            <text:p>144.6916666667</text:p>
          </table:table-cell>
          <table:table-cell table:style-name="ce2" office:value-type="float" office:value="146.486111111111" calcext:value-type="float">
            <text:p>146.4861111111</text:p>
          </table:table-cell>
          <table:table-cell table:style-name="ce2" office:value-type="float" office:value="137.158333333333" calcext:value-type="float">
            <text:p>137.1583333333</text:p>
          </table:table-cell>
          <table:table-cell table:style-name="ce2" office:value-type="float" office:value="136.911111111111" calcext:value-type="float">
            <text:p>136.9111111111</text:p>
          </table:table-cell>
          <table:table-cell table:style-name="ce2" office:value-type="float" office:value="147.297222222222" calcext:value-type="float">
            <text:p>147.2972222222</text:p>
          </table:table-cell>
          <table:table-cell table:style-name="ce2" office:value-type="float" office:value="138.258333333333" calcext:value-type="float">
            <text:p>138.2583333333</text:p>
          </table:table-cell>
          <table:table-cell table:style-name="ce2" office:value-type="float" office:value="147.916666666667" calcext:value-type="float">
            <text:p>147.9166666667</text:p>
          </table:table-cell>
          <table:table-cell table:style-name="ce2" office:value-type="float" office:value="147.541666666667" calcext:value-type="float">
            <text:p>147.5416666667</text:p>
          </table:table-cell>
          <table:table-cell table:style-name="ce2" office:value-type="float" office:value="141.066666666667" calcext:value-type="float">
            <text:p>141.0666666667</text:p>
          </table:table-cell>
        </table:table-row>
        <table:table-row table:style-name="ro1">
          <table:table-cell office:value-type="string" calcext:value-type="string">
            <text:p>h264_nvenc bd</text:p>
          </table:table-cell>
          <table:table-cell table:style-name="ce2" office:value-type="float" office:value="145.197222222222" calcext:value-type="float">
            <text:p>145.1972222222</text:p>
          </table:table-cell>
          <table:table-cell table:style-name="ce2" office:value-type="float" office:value="135.788888888889" calcext:value-type="float">
            <text:p>135.7888888889</text:p>
          </table:table-cell>
          <table:table-cell table:style-name="ce2" office:value-type="float" office:value="137.65" calcext:value-type="float">
            <text:p>137.65</text:p>
          </table:table-cell>
          <table:table-cell table:style-name="ce2" office:value-type="float" office:value="135.341666666667" calcext:value-type="float">
            <text:p>135.3416666667</text:p>
          </table:table-cell>
          <table:table-cell table:style-name="ce2" office:value-type="float" office:value="144.947222222222" calcext:value-type="float">
            <text:p>144.9472222222</text:p>
          </table:table-cell>
          <table:table-cell table:style-name="ce2" office:value-type="float" office:value="144.672222222222" calcext:value-type="float">
            <text:p>144.6722222222</text:p>
          </table:table-cell>
          <table:table-cell table:style-name="ce2" office:value-type="float" office:value="143.613888888889" calcext:value-type="float">
            <text:p>143.6138888889</text:p>
          </table:table-cell>
          <table:table-cell table:style-name="ce2" office:value-type="float" office:value="145.983333333333" calcext:value-type="float">
            <text:p>145.9833333333</text:p>
          </table:table-cell>
          <table:table-cell table:style-name="ce2" office:value-type="float" office:value="146.472222222222" calcext:value-type="float">
            <text:p>146.4722222222</text:p>
          </table:table-cell>
          <table:table-cell table:style-name="ce2" office:value-type="float" office:value="143.533333333333" calcext:value-type="float">
            <text:p>143.5333333333</text:p>
          </table:table-cell>
          <table:table-cell table:style-name="ce2" office:value-type="float" office:value="145.877777777778" calcext:value-type="float">
            <text:p>145.8777777778</text:p>
          </table:table-cell>
          <table:table-cell table:style-name="ce2" office:value-type="float" office:value="144.738888888889" calcext:value-type="float">
            <text:p>144.7388888889</text:p>
          </table:table-cell>
          <table:table-cell table:style-name="ce2" office:value-type="float" office:value="152.105555555556" calcext:value-type="float">
            <text:p>152.1055555556</text:p>
          </table:table-cell>
          <table:table-cell table:style-name="ce2" office:value-type="float" office:value="146.4" calcext:value-type="float">
            <text:p>146.4</text:p>
          </table:table-cell>
          <table:table-cell table:style-name="ce2" office:value-type="float" office:value="146.586111111111" calcext:value-type="float">
            <text:p>146.5861111111</text:p>
          </table:table-cell>
          <table:table-cell table:style-name="ce2" office:value-type="float" office:value="172.602777777778" calcext:value-type="float">
            <text:p>172.6027777778</text:p>
          </table:table-cell>
          <table:table-cell table:style-name="ce2" office:value-type="float" office:value="173.055555555556" calcext:value-type="float">
            <text:p>173.0555555556</text:p>
          </table:table-cell>
          <table:table-cell table:style-name="ce2" office:value-type="float" office:value="180.05" calcext:value-type="float">
            <text:p>180.05</text:p>
          </table:table-cell>
          <table:table-cell table:style-name="ce2" office:value-type="float" office:value="313.691666666667" calcext:value-type="float">
            <text:p>313.6916666667</text:p>
          </table:table-cell>
          <table:table-cell table:style-name="ce2" office:value-type="float" office:value="484.644444444445" calcext:value-type="float">
            <text:p>484.6444444444</text:p>
          </table:table-cell>
        </table:table-row>
        <table:table-row table:style-name="ro1">
          <table:table-cell office:value-type="string" calcext:value-type="string">
            <text:p>h264_nvenc ll</text:p>
          </table:table-cell>
          <table:table-cell table:style-name="ce2" office:value-type="float" office:value="362.963888888889" calcext:value-type="float">
            <text:p>362.9638888889</text:p>
          </table:table-cell>
          <table:table-cell table:style-name="ce2" office:value-type="float" office:value="333.7" calcext:value-type="float">
            <text:p>333.7</text:p>
          </table:table-cell>
          <table:table-cell table:style-name="ce2" office:value-type="float" office:value="332.641666666667" calcext:value-type="float">
            <text:p>332.6416666667</text:p>
          </table:table-cell>
          <table:table-cell table:style-name="ce2" office:value-type="float" office:value="324.086111111111" calcext:value-type="float">
            <text:p>324.0861111111</text:p>
          </table:table-cell>
          <table:table-cell table:style-name="ce2" office:value-type="float" office:value="261.516666666667" calcext:value-type="float">
            <text:p>261.5166666667</text:p>
          </table:table-cell>
          <table:table-cell table:style-name="ce2" office:value-type="float" office:value="268.216666666667" calcext:value-type="float">
            <text:p>268.2166666667</text:p>
          </table:table-cell>
          <table:table-cell table:style-name="ce2" office:value-type="float" office:value="277.402777777778" calcext:value-type="float">
            <text:p>277.4027777778</text:p>
          </table:table-cell>
          <table:table-cell table:style-name="ce2" office:value-type="float" office:value="261.125" calcext:value-type="float">
            <text:p>261.125</text:p>
          </table:table-cell>
          <table:table-cell table:style-name="ce2" office:value-type="float" office:value="260.216666666667" calcext:value-type="float">
            <text:p>260.2166666667</text:p>
          </table:table-cell>
          <table:table-cell table:style-name="ce2" office:value-type="float" office:value="241.683333333333" calcext:value-type="float">
            <text:p>241.6833333333</text:p>
          </table:table-cell>
          <table:table-cell table:style-name="ce2" office:value-type="float" office:value="226.858333333333" calcext:value-type="float">
            <text:p>226.8583333333</text:p>
          </table:table-cell>
          <table:table-cell table:style-name="ce2" office:value-type="float" office:value="192.511111111111" calcext:value-type="float">
            <text:p>192.5111111111</text:p>
          </table:table-cell>
          <table:table-cell table:style-name="ce2" office:value-type="float" office:value="207.811111111111" calcext:value-type="float">
            <text:p>207.8111111111</text:p>
          </table:table-cell>
          <table:table-cell table:style-name="ce2" office:value-type="float" office:value="198.8" calcext:value-type="float">
            <text:p>198.8</text:p>
          </table:table-cell>
          <table:table-cell table:style-name="ce2" office:value-type="float" office:value="187.119444444444" calcext:value-type="float">
            <text:p>187.1194444444</text:p>
          </table:table-cell>
          <table:table-cell table:style-name="ce2" office:value-type="float" office:value="180.394444444444" calcext:value-type="float">
            <text:p>180.3944444444</text:p>
          </table:table-cell>
          <table:table-cell table:style-name="ce2" office:value-type="float" office:value="185.138888888889" calcext:value-type="float">
            <text:p>185.1388888889</text:p>
          </table:table-cell>
          <table:table-cell table:style-name="ce2" office:value-type="float" office:value="189.011111111111" calcext:value-type="float">
            <text:p>189.0111111111</text:p>
          </table:table-cell>
          <table:table-cell table:style-name="ce2" office:value-type="float" office:value="189.811111111111" calcext:value-type="float">
            <text:p>189.8111111111</text:p>
          </table:table-cell>
          <table:table-cell table:style-name="ce2" office:value-type="float" office:value="182.108333333333" calcext:value-type="float">
            <text:p>182.1083333333</text:p>
          </table:table-cell>
        </table:table-row>
        <table:table-row table:style-name="ro1">
          <table:table-cell office:value-type="string" calcext:value-type="string">
            <text:p>h264_nvenc llhq</text:p>
          </table:table-cell>
          <table:table-cell table:style-name="ce2" office:value-type="float" office:value="179.336111111111" calcext:value-type="float">
            <text:p>179.3361111111</text:p>
          </table:table-cell>
          <table:table-cell table:style-name="ce2" office:value-type="float" office:value="178.038888888889" calcext:value-type="float">
            <text:p>178.0388888889</text:p>
          </table:table-cell>
          <table:table-cell table:style-name="ce2" office:value-type="float" office:value="192.6" calcext:value-type="float">
            <text:p>192.6</text:p>
          </table:table-cell>
          <table:table-cell table:style-name="ce2" office:value-type="float" office:value="168.755555555556" calcext:value-type="float">
            <text:p>168.7555555556</text:p>
          </table:table-cell>
          <table:table-cell table:style-name="ce2" office:value-type="float" office:value="186.583333333333" calcext:value-type="float">
            <text:p>186.5833333333</text:p>
          </table:table-cell>
          <table:table-cell table:style-name="ce2" office:value-type="float" office:value="193.505555555556" calcext:value-type="float">
            <text:p>193.5055555556</text:p>
          </table:table-cell>
          <table:table-cell table:style-name="ce2" office:value-type="float" office:value="169.372222222222" calcext:value-type="float">
            <text:p>169.3722222222</text:p>
          </table:table-cell>
          <table:table-cell table:style-name="ce2" office:value-type="float" office:value="168.663888888889" calcext:value-type="float">
            <text:p>168.6638888889</text:p>
          </table:table-cell>
          <table:table-cell table:style-name="ce2" office:value-type="float" office:value="179.466666666667" calcext:value-type="float">
            <text:p>179.4666666667</text:p>
          </table:table-cell>
          <table:table-cell table:style-name="ce2" office:value-type="float" office:value="189.361111111111" calcext:value-type="float">
            <text:p>189.3611111111</text:p>
          </table:table-cell>
          <table:table-cell table:style-name="ce2" office:value-type="float" office:value="169.527777777778" calcext:value-type="float">
            <text:p>169.5277777778</text:p>
          </table:table-cell>
          <table:table-cell table:style-name="ce2" office:value-type="float" office:value="180.311111111111" calcext:value-type="float">
            <text:p>180.3111111111</text:p>
          </table:table-cell>
          <table:table-cell table:style-name="ce2" office:value-type="float" office:value="169.386111111111" calcext:value-type="float">
            <text:p>169.3861111111</text:p>
          </table:table-cell>
          <table:table-cell table:style-name="ce2" office:value-type="float" office:value="169.433333333333" calcext:value-type="float">
            <text:p>169.4333333333</text:p>
          </table:table-cell>
          <table:table-cell table:style-name="ce2" office:value-type="float" office:value="167.866666666667" calcext:value-type="float">
            <text:p>167.8666666667</text:p>
          </table:table-cell>
          <table:table-cell table:style-name="ce2" office:value-type="float" office:value="177.538888888889" calcext:value-type="float">
            <text:p>177.5388888889</text:p>
          </table:table-cell>
          <table:table-cell table:style-name="ce2" office:value-type="float" office:value="168.15" calcext:value-type="float">
            <text:p>168.15</text:p>
          </table:table-cell>
          <table:table-cell table:style-name="ce2" office:value-type="float" office:value="169.444444444444" calcext:value-type="float">
            <text:p>169.4444444444</text:p>
          </table:table-cell>
          <table:table-cell table:style-name="ce2" office:value-type="float" office:value="169.155555555556" calcext:value-type="float">
            <text:p>169.1555555556</text:p>
          </table:table-cell>
          <table:table-cell table:style-name="ce2" office:value-type="float" office:value="180.847222222222" calcext:value-type="float">
            <text:p>180.8472222222</text:p>
          </table:table-cell>
        </table:table-row>
        <table:table-row table:style-name="ro1">
          <table:table-cell office:value-type="string" calcext:value-type="string">
            <text:p>h264_nvenc llhp</text:p>
          </table:table-cell>
          <table:table-cell table:style-name="ce2" office:value-type="float" office:value="163.716666666667" calcext:value-type="float">
            <text:p>163.7166666667</text:p>
          </table:table-cell>
          <table:table-cell table:style-name="ce2" office:value-type="float" office:value="163.427777777778" calcext:value-type="float">
            <text:p>163.4277777778</text:p>
          </table:table-cell>
          <table:table-cell table:style-name="ce2" office:value-type="float" office:value="165.058333333333" calcext:value-type="float">
            <text:p>165.0583333333</text:p>
          </table:table-cell>
          <table:table-cell table:style-name="ce2" office:value-type="float" office:value="169.980555555556" calcext:value-type="float">
            <text:p>169.9805555556</text:p>
          </table:table-cell>
          <table:table-cell table:style-name="ce2" office:value-type="float" office:value="177.852777777778" calcext:value-type="float">
            <text:p>177.8527777778</text:p>
          </table:table-cell>
          <table:table-cell table:style-name="ce2" office:value-type="float" office:value="173.102777777778" calcext:value-type="float">
            <text:p>173.1027777778</text:p>
          </table:table-cell>
          <table:table-cell table:style-name="ce2" office:value-type="float" office:value="171.988888888889" calcext:value-type="float">
            <text:p>171.9888888889</text:p>
          </table:table-cell>
          <table:table-cell table:style-name="ce2" office:value-type="float" office:value="163.2" calcext:value-type="float">
            <text:p>163.2</text:p>
          </table:table-cell>
          <table:table-cell table:style-name="ce2" office:value-type="float" office:value="172.691666666667" calcext:value-type="float">
            <text:p>172.6916666667</text:p>
          </table:table-cell>
          <table:table-cell table:style-name="ce2" office:value-type="float" office:value="175.861111111111" calcext:value-type="float">
            <text:p>175.8611111111</text:p>
          </table:table-cell>
          <table:table-cell table:style-name="ce2" office:value-type="float" office:value="170.305555555556" calcext:value-type="float">
            <text:p>170.3055555556</text:p>
          </table:table-cell>
          <table:table-cell table:style-name="ce2" office:value-type="float" office:value="164.925" calcext:value-type="float">
            <text:p>164.925</text:p>
          </table:table-cell>
          <table:table-cell table:style-name="ce2" office:value-type="float" office:value="162.969444444444" calcext:value-type="float">
            <text:p>162.9694444444</text:p>
          </table:table-cell>
          <table:table-cell table:style-name="ce2" office:value-type="float" office:value="169.733333333333" calcext:value-type="float">
            <text:p>169.7333333333</text:p>
          </table:table-cell>
          <table:table-cell table:style-name="ce2" office:value-type="float" office:value="160.097222222222" calcext:value-type="float">
            <text:p>160.0972222222</text:p>
          </table:table-cell>
          <table:table-cell table:style-name="ce2" office:value-type="float" office:value="175.052777777778" calcext:value-type="float">
            <text:p>175.0527777778</text:p>
          </table:table-cell>
          <table:table-cell table:style-name="ce2" office:value-type="float" office:value="193.230555555556" calcext:value-type="float">
            <text:p>193.2305555556</text:p>
          </table:table-cell>
          <table:table-cell table:style-name="ce2" office:value-type="float" office:value="298.011111111111" calcext:value-type="float">
            <text:p>298.0111111111</text:p>
          </table:table-cell>
          <table:table-cell table:style-name="ce2" office:value-type="float" office:value="377.216666666666" calcext:value-type="float">
            <text:p>377.2166666667</text:p>
          </table:table-cell>
          <table:table-cell table:style-name="ce2" office:value-type="float" office:value="333.283333333333" calcext:value-type="float">
            <text:p>333.2833333333</text:p>
          </table:table-cell>
        </table:table-row>
        <table:table-row table:style-name="ro1" table:number-rows-repeated="2">
          <table:table-cell/>
          <table:table-cell table:style-name="Default" table:number-columns-repeated="20"/>
        </table:table-row>
        <table:table-row table:style-name="ro1">
          <table:table-cell office:value-type="string" calcext:value-type="string">
            <text:p>VMAF</text:p>
          </table:table-cell>
          <table:table-cell table:style-name="ce2" table:number-columns-repeated="20"/>
        </table:table-row>
        <table:table-row table:style-name="ro2">
          <table:table-cell office:value-type="string" calcext:value-type="string">
            <text:p>theora</text:p>
          </table:table-cell>
          <table:table-cell office:value-type="float" office:value="6.537474" calcext:value-type="float">
            <text:p>6.537474</text:p>
          </table:table-cell>
          <table:table-cell office:value-type="float" office:value="6.952974" calcext:value-type="float">
            <text:p>6.952974</text:p>
          </table:table-cell>
          <table:table-cell office:value-type="float" office:value="7.217063" calcext:value-type="float">
            <text:p>7.217063</text:p>
          </table:table-cell>
          <table:table-cell office:value-type="float" office:value="7.737752" calcext:value-type="float">
            <text:p>7.737752</text:p>
          </table:table-cell>
          <table:table-cell office:value-type="float" office:value="7.95552" calcext:value-type="float">
            <text:p>7.95552</text:p>
          </table:table-cell>
          <table:table-cell office:value-type="float" office:value="8.842371" calcext:value-type="float">
            <text:p>8.842371</text:p>
          </table:table-cell>
          <table:table-cell office:value-type="float" office:value="9.858783" calcext:value-type="float">
            <text:p>9.858783</text:p>
          </table:table-cell>
          <table:table-cell table:number-columns-repeated="3"/>
          <table:table-cell office:value-type="float" office:value="24.791834" calcext:value-type="float">
            <text:p>24.791834</text:p>
          </table:table-cell>
          <table:table-cell office:value-type="float" office:value="38.950737" calcext:value-type="float">
            <text:p>38.950737</text:p>
          </table:table-cell>
          <table:table-cell office:value-type="float" office:value="45.601242" calcext:value-type="float">
            <text:p>45.601242</text:p>
          </table:table-cell>
          <table:table-cell office:value-type="float" office:value="51.670721" calcext:value-type="float">
            <text:p>51.670721</text:p>
          </table:table-cell>
          <table:table-cell office:value-type="float" office:value="57.388203" calcext:value-type="float">
            <text:p>57.388203</text:p>
          </table:table-cell>
          <table:table-cell office:value-type="float" office:value="62.036964" calcext:value-type="float">
            <text:p>62.036964</text:p>
          </table:table-cell>
          <table:table-cell office:value-type="float" office:value="66.051008" calcext:value-type="float">
            <text:p>66.051008</text:p>
          </table:table-cell>
          <table:table-cell office:value-type="float" office:value="69.583374" calcext:value-type="float">
            <text:p>69.583374</text:p>
          </table:table-cell>
          <table:table-cell office:value-type="float" office:value="72.891422" calcext:value-type="float">
            <text:p>72.891422</text:p>
          </table:table-cell>
          <table:table-cell office:value-type="float" office:value="75.721895" calcext:value-type="float">
            <text:p>75.721895</text:p>
          </table:table-cell>
        </table:table-row>
        <table:table-row table:style-name="ro2">
          <table:table-cell office:value-type="string" calcext:value-type="string">
            <text:p>x264 ultrafast</text:p>
          </table:table-cell>
          <table:table-cell table:number-columns-repeated="2" office:value-type="float" office:value="0.004121" calcext:value-type="float">
            <text:p>0.004121</text:p>
          </table:table-cell>
          <table:table-cell office:value-type="float" office:value="0.026232" calcext:value-type="float">
            <text:p>0.026232</text:p>
          </table:table-cell>
          <table:table-cell office:value-type="float" office:value="1.245306" calcext:value-type="float">
            <text:p>1.245306</text:p>
          </table:table-cell>
          <table:table-cell office:value-type="float" office:value="8.991258" calcext:value-type="float">
            <text:p>8.991258</text:p>
          </table:table-cell>
          <table:table-cell office:value-type="float" office:value="22.576955" calcext:value-type="float">
            <text:p>22.576955</text:p>
          </table:table-cell>
          <table:table-cell office:value-type="float" office:value="38.578259" calcext:value-type="float">
            <text:p>38.578259</text:p>
          </table:table-cell>
          <table:table-cell office:value-type="float" office:value="50.73045" calcext:value-type="float">
            <text:p>50.73045</text:p>
          </table:table-cell>
          <table:table-cell office:value-type="float" office:value="57.347071" calcext:value-type="float">
            <text:p>57.347071</text:p>
          </table:table-cell>
          <table:table-cell office:value-type="float" office:value="62.65181" calcext:value-type="float">
            <text:p>62.65181</text:p>
          </table:table-cell>
          <table:table-cell office:value-type="float" office:value="69.073557" calcext:value-type="float">
            <text:p>69.073557</text:p>
          </table:table-cell>
          <table:table-cell office:value-type="float" office:value="72.670841" calcext:value-type="float">
            <text:p>72.670841</text:p>
          </table:table-cell>
          <table:table-cell office:value-type="float" office:value="75.354405" calcext:value-type="float">
            <text:p>75.354405</text:p>
          </table:table-cell>
          <table:table-cell office:value-type="float" office:value="77.526272" calcext:value-type="float">
            <text:p>77.526272</text:p>
          </table:table-cell>
          <table:table-cell office:value-type="float" office:value="79.503" calcext:value-type="float">
            <text:p>79.503</text:p>
          </table:table-cell>
          <table:table-cell office:value-type="float" office:value="80.639203" calcext:value-type="float">
            <text:p>80.639203</text:p>
          </table:table-cell>
          <table:table-cell office:value-type="float" office:value="81.8554" calcext:value-type="float">
            <text:p>81.8554</text:p>
          </table:table-cell>
          <table:table-cell office:value-type="float" office:value="82.91544" calcext:value-type="float">
            <text:p>82.91544</text:p>
          </table:table-cell>
          <table:table-cell office:value-type="float" office:value="83.901978" calcext:value-type="float">
            <text:p>83.901978</text:p>
          </table:table-cell>
          <table:table-cell office:value-type="float" office:value="84.335135" calcext:value-type="float">
            <text:p>84.335135</text:p>
          </table:table-cell>
        </table:table-row>
        <table:table-row table:style-name="ro2">
          <table:table-cell office:value-type="string" calcext:value-type="string">
            <text:p>x264 superfast</text:p>
          </table:table-cell>
          <table:table-cell office:value-type="float" office:value="0.012246" calcext:value-type="float">
            <text:p>0.012246</text:p>
          </table:table-cell>
          <table:table-cell office:value-type="float" office:value="0.023236" calcext:value-type="float">
            <text:p>0.023236</text:p>
          </table:table-cell>
          <table:table-cell office:value-type="float" office:value="4.276685" calcext:value-type="float">
            <text:p>4.276685</text:p>
          </table:table-cell>
          <table:table-cell office:value-type="float" office:value="22.806321" calcext:value-type="float">
            <text:p>22.806321</text:p>
          </table:table-cell>
          <table:table-cell office:value-type="float" office:value="36.986736" calcext:value-type="float">
            <text:p>36.986736</text:p>
          </table:table-cell>
          <table:table-cell office:value-type="float" office:value="46.51159" calcext:value-type="float">
            <text:p>46.51159</text:p>
          </table:table-cell>
          <table:table-cell office:value-type="float" office:value="53.467705" calcext:value-type="float">
            <text:p>53.467705</text:p>
          </table:table-cell>
          <table:table-cell office:value-type="float" office:value="58.18494" calcext:value-type="float">
            <text:p>58.18494</text:p>
          </table:table-cell>
          <table:table-cell office:value-type="float" office:value="61.504473" calcext:value-type="float">
            <text:p>61.504473</text:p>
          </table:table-cell>
          <table:table-cell office:value-type="float" office:value="63.966337" calcext:value-type="float">
            <text:p>63.966337</text:p>
          </table:table-cell>
          <table:table-cell office:value-type="float" office:value="67.640128" calcext:value-type="float">
            <text:p>67.640128</text:p>
          </table:table-cell>
          <table:table-cell office:value-type="float" office:value="70.112711" calcext:value-type="float">
            <text:p>70.112711</text:p>
          </table:table-cell>
          <table:table-cell office:value-type="float" office:value="71.965366" calcext:value-type="float">
            <text:p>71.965366</text:p>
          </table:table-cell>
          <table:table-cell office:value-type="float" office:value="73.668682" calcext:value-type="float">
            <text:p>73.668682</text:p>
          </table:table-cell>
          <table:table-cell office:value-type="float" office:value="74.921033" calcext:value-type="float">
            <text:p>74.921033</text:p>
          </table:table-cell>
          <table:table-cell office:value-type="float" office:value="75.860549" calcext:value-type="float">
            <text:p>75.860549</text:p>
          </table:table-cell>
          <table:table-cell office:value-type="float" office:value="76.358375" calcext:value-type="float">
            <text:p>76.358375</text:p>
          </table:table-cell>
          <table:table-cell office:value-type="float" office:value="76.819303" calcext:value-type="float">
            <text:p>76.819303</text:p>
          </table:table-cell>
          <table:table-cell office:value-type="float" office:value="77.182968" calcext:value-type="float">
            <text:p>77.182968</text:p>
          </table:table-cell>
          <table:table-cell office:value-type="float" office:value="77.517728" calcext:value-type="float">
            <text:p>77.517728</text:p>
          </table:table-cell>
        </table:table-row>
        <table:table-row table:style-name="ro2">
          <table:table-cell office:value-type="string" calcext:value-type="string">
            <text:p>x264 veryfast</text:p>
          </table:table-cell>
          <table:table-cell office:value-type="float" office:value="0.035208" calcext:value-type="float">
            <text:p>0.035208</text:p>
          </table:table-cell>
          <table:table-cell office:value-type="float" office:value="0.104951" calcext:value-type="float">
            <text:p>0.104951</text:p>
          </table:table-cell>
          <table:table-cell office:value-type="float" office:value="6.444417" calcext:value-type="float">
            <text:p>6.444417</text:p>
          </table:table-cell>
          <table:table-cell office:value-type="float" office:value="27.622878" calcext:value-type="float">
            <text:p>27.622878</text:p>
          </table:table-cell>
          <table:table-cell office:value-type="float" office:value="42.048955" calcext:value-type="float">
            <text:p>42.048955</text:p>
          </table:table-cell>
          <table:table-cell office:value-type="float" office:value="52.222747" calcext:value-type="float">
            <text:p>52.222747</text:p>
          </table:table-cell>
          <table:table-cell office:value-type="float" office:value="59.884518" calcext:value-type="float">
            <text:p>59.884518</text:p>
          </table:table-cell>
          <table:table-cell office:value-type="float" office:value="65.019125" calcext:value-type="float">
            <text:p>65.019125</text:p>
          </table:table-cell>
          <table:table-cell office:value-type="float" office:value="68.735118" calcext:value-type="float">
            <text:p>68.735118</text:p>
          </table:table-cell>
          <table:table-cell office:value-type="float" office:value="71.748801" calcext:value-type="float">
            <text:p>71.748801</text:p>
          </table:table-cell>
          <table:table-cell office:value-type="float" office:value="75.390447" calcext:value-type="float">
            <text:p>75.390447</text:p>
          </table:table-cell>
          <table:table-cell office:value-type="float" office:value="77.826841" calcext:value-type="float">
            <text:p>77.826841</text:p>
          </table:table-cell>
          <table:table-cell office:value-type="float" office:value="79.378489" calcext:value-type="float">
            <text:p>79.378489</text:p>
          </table:table-cell>
          <table:table-cell office:value-type="float" office:value="80.439678" calcext:value-type="float">
            <text:p>80.439678</text:p>
          </table:table-cell>
          <table:table-cell office:value-type="float" office:value="81.125" calcext:value-type="float">
            <text:p>81.125</text:p>
          </table:table-cell>
          <table:table-cell office:value-type="float" office:value="81.579035" calcext:value-type="float">
            <text:p>81.579035</text:p>
          </table:table-cell>
          <table:table-cell office:value-type="float" office:value="81.845305" calcext:value-type="float">
            <text:p>81.845305</text:p>
          </table:table-cell>
          <table:table-cell office:value-type="float" office:value="81.806848" calcext:value-type="float">
            <text:p>81.806848</text:p>
          </table:table-cell>
          <table:table-cell office:value-type="float" office:value="81.54884" calcext:value-type="float">
            <text:p>81.54884</text:p>
          </table:table-cell>
          <table:table-cell office:value-type="float" office:value="80.570045" calcext:value-type="float">
            <text:p>80.570045</text:p>
          </table:table-cell>
        </table:table-row>
        <table:table-row table:style-name="ro2">
          <table:table-cell office:value-type="string" calcext:value-type="string">
            <text:p>x264 faster</text:p>
          </table:table-cell>
          <table:table-cell office:value-type="float" office:value="0" calcext:value-type="float">
            <text:p>0</text:p>
          </table:table-cell>
          <table:table-cell office:value-type="float" office:value="0.245498" calcext:value-type="float">
            <text:p>0.245498</text:p>
          </table:table-cell>
          <table:table-cell office:value-type="float" office:value="10.762875" calcext:value-type="float">
            <text:p>10.762875</text:p>
          </table:table-cell>
          <table:table-cell office:value-type="float" office:value="32.950219" calcext:value-type="float">
            <text:p>32.950219</text:p>
          </table:table-cell>
          <table:table-cell office:value-type="float" office:value="46.913538" calcext:value-type="float">
            <text:p>46.913538</text:p>
          </table:table-cell>
          <table:table-cell office:value-type="float" office:value="57.119695" calcext:value-type="float">
            <text:p>57.119695</text:p>
          </table:table-cell>
          <table:table-cell office:value-type="float" office:value="64.615984" calcext:value-type="float">
            <text:p>64.615984</text:p>
          </table:table-cell>
          <table:table-cell office:value-type="float" office:value="70.457881" calcext:value-type="float">
            <text:p>70.457881</text:p>
          </table:table-cell>
          <table:table-cell office:value-type="float" office:value="74.639722" calcext:value-type="float">
            <text:p>74.639722</text:p>
          </table:table-cell>
          <table:table-cell office:value-type="float" office:value="77.875275" calcext:value-type="float">
            <text:p>77.875275</text:p>
          </table:table-cell>
          <table:table-cell office:value-type="float" office:value="82.318779" calcext:value-type="float">
            <text:p>82.318779</text:p>
          </table:table-cell>
          <table:table-cell office:value-type="float" office:value="84.954539" calcext:value-type="float">
            <text:p>84.954539</text:p>
          </table:table-cell>
          <table:table-cell office:value-type="float" office:value="86.658124" calcext:value-type="float">
            <text:p>86.658124</text:p>
          </table:table-cell>
          <table:table-cell office:value-type="float" office:value="87.78346" calcext:value-type="float">
            <text:p>87.78346</text:p>
          </table:table-cell>
          <table:table-cell office:value-type="float" office:value="88.557694" calcext:value-type="float">
            <text:p>88.557694</text:p>
          </table:table-cell>
          <table:table-cell office:value-type="float" office:value="89.035192" calcext:value-type="float">
            <text:p>89.035192</text:p>
          </table:table-cell>
          <table:table-cell office:value-type="float" office:value="89.247032" calcext:value-type="float">
            <text:p>89.247032</text:p>
          </table:table-cell>
          <table:table-cell office:value-type="float" office:value="89.386569" calcext:value-type="float">
            <text:p>89.386569</text:p>
          </table:table-cell>
          <table:table-cell office:value-type="float" office:value="89.357596" calcext:value-type="float">
            <text:p>89.357596</text:p>
          </table:table-cell>
          <table:table-cell office:value-type="float" office:value="89.032277" calcext:value-type="float">
            <text:p>89.032277</text:p>
          </table:table-cell>
        </table:table-row>
        <table:table-row table:style-name="ro2">
          <table:table-cell office:value-type="string" calcext:value-type="string">
            <text:p>x264 fast</text:p>
          </table:table-cell>
          <table:table-cell office:value-type="float" office:value="0" calcext:value-type="float">
            <text:p>0</text:p>
          </table:table-cell>
          <table:table-cell office:value-type="float" office:value="1.214648" calcext:value-type="float">
            <text:p>1.214648</text:p>
          </table:table-cell>
          <table:table-cell office:value-type="float" office:value="20.087842" calcext:value-type="float">
            <text:p>20.087842</text:p>
          </table:table-cell>
          <table:table-cell office:value-type="float" office:value="37.48195" calcext:value-type="float">
            <text:p>37.48195</text:p>
          </table:table-cell>
          <table:table-cell office:value-type="float" office:value="49.986079" calcext:value-type="float">
            <text:p>49.986079</text:p>
          </table:table-cell>
          <table:table-cell office:value-type="float" office:value="59.836302" calcext:value-type="float">
            <text:p>59.836302</text:p>
          </table:table-cell>
          <table:table-cell office:value-type="float" office:value="66.826192" calcext:value-type="float">
            <text:p>66.826192</text:p>
          </table:table-cell>
          <table:table-cell office:value-type="float" office:value="72.051737" calcext:value-type="float">
            <text:p>72.051737</text:p>
          </table:table-cell>
          <table:table-cell office:value-type="float" office:value="76.006806" calcext:value-type="float">
            <text:p>76.006806</text:p>
          </table:table-cell>
          <table:table-cell office:value-type="float" office:value="79.111726" calcext:value-type="float">
            <text:p>79.111726</text:p>
          </table:table-cell>
          <table:table-cell office:value-type="float" office:value="83.106312" calcext:value-type="float">
            <text:p>83.106312</text:p>
          </table:table-cell>
          <table:table-cell office:value-type="float" office:value="85.575251" calcext:value-type="float">
            <text:p>85.575251</text:p>
          </table:table-cell>
          <table:table-cell office:value-type="float" office:value="87.182865" calcext:value-type="float">
            <text:p>87.182865</text:p>
          </table:table-cell>
          <table:table-cell office:value-type="float" office:value="88.272465" calcext:value-type="float">
            <text:p>88.272465</text:p>
          </table:table-cell>
          <table:table-cell office:value-type="float" office:value="88.971054" calcext:value-type="float">
            <text:p>88.971054</text:p>
          </table:table-cell>
          <table:table-cell office:value-type="float" office:value="89.420292" calcext:value-type="float">
            <text:p>89.420292</text:p>
          </table:table-cell>
          <table:table-cell office:value-type="float" office:value="89.543842" calcext:value-type="float">
            <text:p>89.543842</text:p>
          </table:table-cell>
          <table:table-cell office:value-type="float" office:value="89.483586" calcext:value-type="float">
            <text:p>89.483586</text:p>
          </table:table-cell>
          <table:table-cell office:value-type="float" office:value="89.231793" calcext:value-type="float">
            <text:p>89.231793</text:p>
          </table:table-cell>
          <table:table-cell office:value-type="float" office:value="88.643286" calcext:value-type="float">
            <text:p>88.643286</text:p>
          </table:table-cell>
        </table:table-row>
        <table:table-row table:style-name="ro2">
          <table:table-cell office:value-type="string" calcext:value-type="string">
            <text:p>x264 medium</text:p>
          </table:table-cell>
          <table:table-cell office:value-type="float" office:value="0" calcext:value-type="float">
            <text:p>0</text:p>
          </table:table-cell>
          <table:table-cell office:value-type="float" office:value="0.512735" calcext:value-type="float">
            <text:p>0.512735</text:p>
          </table:table-cell>
          <table:table-cell office:value-type="float" office:value="12.105442" calcext:value-type="float">
            <text:p>12.105442</text:p>
          </table:table-cell>
          <table:table-cell office:value-type="float" office:value="30.506562" calcext:value-type="float">
            <text:p>30.506562</text:p>
          </table:table-cell>
          <table:table-cell office:value-type="float" office:value="44.998177" calcext:value-type="float">
            <text:p>44.998177</text:p>
          </table:table-cell>
          <table:table-cell office:value-type="float" office:value="56.458203" calcext:value-type="float">
            <text:p>56.458203</text:p>
          </table:table-cell>
          <table:table-cell office:value-type="float" office:value="65.250102" calcext:value-type="float">
            <text:p>65.250102</text:p>
          </table:table-cell>
          <table:table-cell office:value-type="float" office:value="71.50714" calcext:value-type="float">
            <text:p>71.50714</text:p>
          </table:table-cell>
          <table:table-cell office:value-type="float" office:value="76.183631" calcext:value-type="float">
            <text:p>76.183631</text:p>
          </table:table-cell>
          <table:table-cell office:value-type="float" office:value="79.583778" calcext:value-type="float">
            <text:p>79.583778</text:p>
          </table:table-cell>
          <table:table-cell office:value-type="float" office:value="84.027112" calcext:value-type="float">
            <text:p>84.027112</text:p>
          </table:table-cell>
          <table:table-cell office:value-type="float" office:value="86.520742" calcext:value-type="float">
            <text:p>86.520742</text:p>
          </table:table-cell>
          <table:table-cell office:value-type="float" office:value="88.031018" calcext:value-type="float">
            <text:p>88.031018</text:p>
          </table:table-cell>
          <table:table-cell office:value-type="float" office:value="89.149419" calcext:value-type="float">
            <text:p>89.149419</text:p>
          </table:table-cell>
          <table:table-cell office:value-type="float" office:value="89.912475" calcext:value-type="float">
            <text:p>89.912475</text:p>
          </table:table-cell>
          <table:table-cell office:value-type="float" office:value="90.291289" calcext:value-type="float">
            <text:p>90.291289</text:p>
          </table:table-cell>
          <table:table-cell office:value-type="float" office:value="90.405152" calcext:value-type="float">
            <text:p>90.405152</text:p>
          </table:table-cell>
          <table:table-cell office:value-type="float" office:value="90.41369" calcext:value-type="float">
            <text:p>90.41369</text:p>
          </table:table-cell>
          <table:table-cell office:value-type="float" office:value="90.289293" calcext:value-type="float">
            <text:p>90.289293</text:p>
          </table:table-cell>
          <table:table-cell office:value-type="float" office:value="89.81594" calcext:value-type="float">
            <text:p>89.81594</text:p>
          </table:table-cell>
        </table:table-row>
        <table:table-row table:style-name="ro2">
          <table:table-cell office:value-type="string" calcext:value-type="string">
            <text:p>x264 slow</text:p>
          </table:table-cell>
          <table:table-cell office:value-type="float" office:value="0" calcext:value-type="float">
            <text:p>0</text:p>
          </table:table-cell>
          <table:table-cell office:value-type="float" office:value="0.388509" calcext:value-type="float">
            <text:p>0.388509</text:p>
          </table:table-cell>
          <table:table-cell office:value-type="float" office:value="9.315035" calcext:value-type="float">
            <text:p>9.315035</text:p>
          </table:table-cell>
          <table:table-cell office:value-type="float" office:value="28.338529" calcext:value-type="float">
            <text:p>28.338529</text:p>
          </table:table-cell>
          <table:table-cell office:value-type="float" office:value="44.16804" calcext:value-type="float">
            <text:p>44.16804</text:p>
          </table:table-cell>
          <table:table-cell office:value-type="float" office:value="57.866365" calcext:value-type="float">
            <text:p>57.866365</text:p>
          </table:table-cell>
          <table:table-cell office:value-type="float" office:value="67.242001" calcext:value-type="float">
            <text:p>67.242001</text:p>
          </table:table-cell>
          <table:table-cell office:value-type="float" office:value="73.829583" calcext:value-type="float">
            <text:p>73.829583</text:p>
          </table:table-cell>
          <table:table-cell office:value-type="float" office:value="77.991929" calcext:value-type="float">
            <text:p>77.991929</text:p>
          </table:table-cell>
          <table:table-cell office:value-type="float" office:value="81.218367" calcext:value-type="float">
            <text:p>81.218367</text:p>
          </table:table-cell>
          <table:table-cell office:value-type="float" office:value="84.71704" calcext:value-type="float">
            <text:p>84.71704</text:p>
          </table:table-cell>
          <table:table-cell office:value-type="float" office:value="87.020208" calcext:value-type="float">
            <text:p>87.020208</text:p>
          </table:table-cell>
          <table:table-cell office:value-type="float" office:value="88.301774" calcext:value-type="float">
            <text:p>88.301774</text:p>
          </table:table-cell>
          <table:table-cell office:value-type="float" office:value="89.044514" calcext:value-type="float">
            <text:p>89.044514</text:p>
          </table:table-cell>
          <table:table-cell office:value-type="float" office:value="89.499027" calcext:value-type="float">
            <text:p>89.499027</text:p>
          </table:table-cell>
          <table:table-cell office:value-type="float" office:value="89.690509" calcext:value-type="float">
            <text:p>89.690509</text:p>
          </table:table-cell>
          <table:table-cell office:value-type="float" office:value="89.525693" calcext:value-type="float">
            <text:p>89.525693</text:p>
          </table:table-cell>
          <table:table-cell office:value-type="float" office:value="89.444081" calcext:value-type="float">
            <text:p>89.444081</text:p>
          </table:table-cell>
          <table:table-cell office:value-type="float" office:value="89.05007" calcext:value-type="float">
            <text:p>89.05007</text:p>
          </table:table-cell>
          <table:table-cell office:value-type="float" office:value="88.443638" calcext:value-type="float">
            <text:p>88.443638</text:p>
          </table:table-cell>
        </table:table-row>
        <table:table-row table:style-name="ro2">
          <table:table-cell office:value-type="string" calcext:value-type="string">
            <text:p>x264 slower</text:p>
          </table:table-cell>
          <table:table-cell office:value-type="float" office:value="0" calcext:value-type="float">
            <text:p>0</text:p>
          </table:table-cell>
          <table:table-cell office:value-type="float" office:value="0.276447" calcext:value-type="float">
            <text:p>0.276447</text:p>
          </table:table-cell>
          <table:table-cell office:value-type="float" office:value="10.486858" calcext:value-type="float">
            <text:p>10.486858</text:p>
          </table:table-cell>
          <table:table-cell office:value-type="float" office:value="28.931378" calcext:value-type="float">
            <text:p>28.931378</text:p>
          </table:table-cell>
          <table:table-cell office:value-type="float" office:value="43.57209" calcext:value-type="float">
            <text:p>43.57209</text:p>
          </table:table-cell>
          <table:table-cell office:value-type="float" office:value="56.682009" calcext:value-type="float">
            <text:p>56.682009</text:p>
          </table:table-cell>
          <table:table-cell office:value-type="float" office:value="67.156969" calcext:value-type="float">
            <text:p>67.156969</text:p>
          </table:table-cell>
          <table:table-cell office:value-type="float" office:value="73.195441" calcext:value-type="float">
            <text:p>73.195441</text:p>
          </table:table-cell>
          <table:table-cell office:value-type="float" office:value="77.684994" calcext:value-type="float">
            <text:p>77.684994</text:p>
          </table:table-cell>
          <table:table-cell office:value-type="float" office:value="80.824685" calcext:value-type="float">
            <text:p>80.824685</text:p>
          </table:table-cell>
          <table:table-cell office:value-type="float" office:value="84.438419" calcext:value-type="float">
            <text:p>84.438419</text:p>
          </table:table-cell>
          <table:table-cell office:value-type="float" office:value="86.733172" calcext:value-type="float">
            <text:p>86.733172</text:p>
          </table:table-cell>
          <table:table-cell office:value-type="float" office:value="88.229257" calcext:value-type="float">
            <text:p>88.229257</text:p>
          </table:table-cell>
          <table:table-cell office:value-type="float" office:value="89.091329" calcext:value-type="float">
            <text:p>89.091329</text:p>
          </table:table-cell>
          <table:table-cell office:value-type="float" office:value="89.56107" calcext:value-type="float">
            <text:p>89.56107</text:p>
          </table:table-cell>
          <table:table-cell office:value-type="float" office:value="89.732544" calcext:value-type="float">
            <text:p>89.732544</text:p>
          </table:table-cell>
          <table:table-cell office:value-type="float" office:value="89.810539" calcext:value-type="float">
            <text:p>89.810539</text:p>
          </table:table-cell>
          <table:table-cell office:value-type="float" office:value="89.669823" calcext:value-type="float">
            <text:p>89.669823</text:p>
          </table:table-cell>
          <table:table-cell office:value-type="float" office:value="89.209106" calcext:value-type="float">
            <text:p>89.209106</text:p>
          </table:table-cell>
          <table:table-cell office:value-type="float" office:value="88.789777" calcext:value-type="float">
            <text:p>88.789777</text:p>
          </table:table-cell>
        </table:table-row>
        <table:table-row table:style-name="ro2">
          <table:table-cell office:value-type="string" calcext:value-type="string">
            <text:p>x264 veryslow</text:p>
          </table:table-cell>
          <table:table-cell office:value-type="float" office:value="0" calcext:value-type="float">
            <text:p>0</text:p>
          </table:table-cell>
          <table:table-cell office:value-type="float" office:value="0.923617" calcext:value-type="float">
            <text:p>0.923617</text:p>
          </table:table-cell>
          <table:table-cell office:value-type="float" office:value="13.301406" calcext:value-type="float">
            <text:p>13.301406</text:p>
          </table:table-cell>
          <table:table-cell office:value-type="float" office:value="32.790729" calcext:value-type="float">
            <text:p>32.790729</text:p>
          </table:table-cell>
          <table:table-cell office:value-type="float" office:value="48.099973" calcext:value-type="float">
            <text:p>48.099973</text:p>
          </table:table-cell>
          <table:table-cell office:value-type="float" office:value="59.606823" calcext:value-type="float">
            <text:p>59.606823</text:p>
          </table:table-cell>
          <table:table-cell office:value-type="float" office:value="68.310976" calcext:value-type="float">
            <text:p>68.310976</text:p>
          </table:table-cell>
          <table:table-cell office:value-type="float" office:value="74.277958" calcext:value-type="float">
            <text:p>74.277958</text:p>
          </table:table-cell>
          <table:table-cell office:value-type="float" office:value="78.102261" calcext:value-type="float">
            <text:p>78.102261</text:p>
          </table:table-cell>
          <table:table-cell office:value-type="float" office:value="80.77765" calcext:value-type="float">
            <text:p>80.77765</text:p>
          </table:table-cell>
          <table:table-cell office:value-type="float" office:value="84.398814" calcext:value-type="float">
            <text:p>84.398814</text:p>
          </table:table-cell>
          <table:table-cell office:value-type="float" office:value="86.65285" calcext:value-type="float">
            <text:p>86.65285</text:p>
          </table:table-cell>
          <table:table-cell office:value-type="float" office:value="87.793237" calcext:value-type="float">
            <text:p>87.793237</text:p>
          </table:table-cell>
          <table:table-cell office:value-type="float" office:value="88.584053" calcext:value-type="float">
            <text:p>88.584053</text:p>
          </table:table-cell>
          <table:table-cell office:value-type="float" office:value="89.038181" calcext:value-type="float">
            <text:p>89.038181</text:p>
          </table:table-cell>
          <table:table-cell office:value-type="float" office:value="89.345137" calcext:value-type="float">
            <text:p>89.345137</text:p>
          </table:table-cell>
          <table:table-cell office:value-type="float" office:value="89.442617" calcext:value-type="float">
            <text:p>89.442617</text:p>
          </table:table-cell>
          <table:table-cell office:value-type="float" office:value="89.222392" calcext:value-type="float">
            <text:p>89.222392</text:p>
          </table:table-cell>
          <table:table-cell office:value-type="float" office:value="88.815666" calcext:value-type="float">
            <text:p>88.815666</text:p>
          </table:table-cell>
          <table:table-cell office:value-type="float" office:value="88.377766" calcext:value-type="float">
            <text:p>88.377766</text:p>
          </table:table-cell>
        </table:table-row>
        <table:table-row table:style-name="ro2">
          <table:table-cell office:value-type="string" calcext:value-type="string">
            <text:p>x264 placebo</text:p>
          </table:table-cell>
          <table:table-cell office:value-type="float" office:value="0" calcext:value-type="float">
            <text:p>0</text:p>
          </table:table-cell>
          <table:table-cell office:value-type="float" office:value="0.485262" calcext:value-type="float">
            <text:p>0.485262</text:p>
          </table:table-cell>
          <table:table-cell office:value-type="float" office:value="2.962014" calcext:value-type="float">
            <text:p>2.962014</text:p>
          </table:table-cell>
          <table:table-cell office:value-type="float" office:value="18.873582" calcext:value-type="float">
            <text:p>18.873582</text:p>
          </table:table-cell>
          <table:table-cell office:value-type="float" office:value="40.063642" calcext:value-type="float">
            <text:p>40.063642</text:p>
          </table:table-cell>
          <table:table-cell office:value-type="float" office:value="56.064693" calcext:value-type="float">
            <text:p>56.064693</text:p>
          </table:table-cell>
          <table:table-cell office:value-type="float" office:value="66.690803" calcext:value-type="float">
            <text:p>66.690803</text:p>
          </table:table-cell>
          <table:table-cell office:value-type="float" office:value="73.032775" calcext:value-type="float">
            <text:p>73.032775</text:p>
          </table:table-cell>
          <table:table-cell office:value-type="float" office:value="77.050675" calcext:value-type="float">
            <text:p>77.050675</text:p>
          </table:table-cell>
          <table:table-cell office:value-type="float" office:value="79.995553" calcext:value-type="float">
            <text:p>79.995553</text:p>
          </table:table-cell>
          <table:table-cell office:value-type="float" office:value="83.081446" calcext:value-type="float">
            <text:p>83.081446</text:p>
          </table:table-cell>
          <table:table-cell office:value-type="float" office:value="85.347872" calcext:value-type="float">
            <text:p>85.347872</text:p>
          </table:table-cell>
          <table:table-cell office:value-type="float" office:value="86.405144" calcext:value-type="float">
            <text:p>86.405144</text:p>
          </table:table-cell>
          <table:table-cell office:value-type="float" office:value="87.087527" calcext:value-type="float">
            <text:p>87.087527</text:p>
          </table:table-cell>
          <table:table-cell office:value-type="float" office:value="87.462398" calcext:value-type="float">
            <text:p>87.462398</text:p>
          </table:table-cell>
          <table:table-cell office:value-type="float" office:value="87.762602" calcext:value-type="float">
            <text:p>87.762602</text:p>
          </table:table-cell>
          <table:table-cell office:value-type="float" office:value="87.793813" calcext:value-type="float">
            <text:p>87.793813</text:p>
          </table:table-cell>
          <table:table-cell office:value-type="float" office:value="87.521184" calcext:value-type="float">
            <text:p>87.521184</text:p>
          </table:table-cell>
          <table:table-cell office:value-type="float" office:value="86.954073" calcext:value-type="float">
            <text:p>86.954073</text:p>
          </table:table-cell>
          <table:table-cell office:value-type="float" office:value="86.323714" calcext:value-type="float">
            <text:p>86.323714</text:p>
          </table:table-cell>
        </table:table-row>
        <table:table-row table:style-name="ro1">
          <table:table-cell office:value-type="string" calcext:value-type="string">
            <text:p>h264_nvenc medium</text:p>
          </table:table-cell>
          <table:table-cell table:style-name="ce2" office:value-type="float" office:value="5.524705" calcext:value-type="float">
            <text:p>5.524705</text:p>
          </table:table-cell>
          <table:table-cell table:style-name="ce2" office:value-type="float" office:value="40.213968" calcext:value-type="float">
            <text:p>40.213968</text:p>
          </table:table-cell>
          <table:table-cell table:style-name="ce2" office:value-type="float" office:value="75.444135" calcext:value-type="float">
            <text:p>75.444135</text:p>
          </table:table-cell>
          <table:table-cell table:number-columns-repeated="3" table:style-name="ce2" office:value-type="float" office:value="6.734112" calcext:value-type="float">
            <text:p>6.734112</text:p>
          </table:table-cell>
          <table:table-cell table:style-name="ce2" office:value-type="float" office:value="62.818825" calcext:value-type="float">
            <text:p>62.818825</text:p>
          </table:table-cell>
          <table:table-cell table:style-name="ce2" office:value-type="float" office:value="63.020937" calcext:value-type="float">
            <text:p>63.020937</text:p>
          </table:table-cell>
          <table:table-cell table:style-name="ce2" office:value-type="float" office:value="62.605202" calcext:value-type="float">
            <text:p>62.605202</text:p>
          </table:table-cell>
          <table:table-cell table:style-name="ce2" office:value-type="float" office:value="78.829003" calcext:value-type="float">
            <text:p>78.829003</text:p>
          </table:table-cell>
          <table:table-cell table:style-name="ce2" office:value-type="float" office:value="79.631994" calcext:value-type="float">
            <text:p>79.631994</text:p>
          </table:table-cell>
          <table:table-cell table:style-name="ce2" office:value-type="float" office:value="85.029099" calcext:value-type="float">
            <text:p>85.029099</text:p>
          </table:table-cell>
          <table:table-cell table:style-name="ce2" office:value-type="float" office:value="84.762234" calcext:value-type="float">
            <text:p>84.762234</text:p>
          </table:table-cell>
          <table:table-cell table:style-name="ce2" office:value-type="float" office:value="87.594793" calcext:value-type="float">
            <text:p>87.594793</text:p>
          </table:table-cell>
          <table:table-cell table:style-name="ce2" office:value-type="float" office:value="89.232148" calcext:value-type="float">
            <text:p>89.232148</text:p>
          </table:table-cell>
          <table:table-cell table:style-name="ce2" office:value-type="float" office:value="89.240776" calcext:value-type="float">
            <text:p>89.240776</text:p>
          </table:table-cell>
          <table:table-cell table:style-name="ce2" office:value-type="float" office:value="90.184916" calcext:value-type="float">
            <text:p>90.184916</text:p>
          </table:table-cell>
          <table:table-cell table:number-columns-repeated="2" table:style-name="ce2" office:value-type="float" office:value="90.943832" calcext:value-type="float">
            <text:p>90.943832</text:p>
          </table:table-cell>
          <table:table-cell table:style-name="ce2" office:value-type="float" office:value="91.487707" calcext:value-type="float">
            <text:p>91.487707</text:p>
          </table:table-cell>
        </table:table-row>
        <table:table-row table:style-name="ro1">
          <table:table-cell office:value-type="string" calcext:value-type="string">
            <text:p>h264_nvenc fast</text:p>
          </table:table-cell>
          <table:table-cell table:style-name="ce2" office:value-type="float" office:value="4.42534" calcext:value-type="float">
            <text:p>4.42534</text:p>
          </table:table-cell>
          <table:table-cell table:style-name="ce2" office:value-type="float" office:value="13.55597" calcext:value-type="float">
            <text:p>13.55597</text:p>
          </table:table-cell>
          <table:table-cell table:style-name="ce2" office:value-type="float" office:value="68.543041" calcext:value-type="float">
            <text:p>68.543041</text:p>
          </table:table-cell>
          <table:table-cell table:number-columns-repeated="3" table:style-name="ce2" office:value-type="float" office:value="4.81374" calcext:value-type="float">
            <text:p>4.81374</text:p>
          </table:table-cell>
          <table:table-cell table:style-name="ce2" office:value-type="float" office:value="48.092465" calcext:value-type="float">
            <text:p>48.092465</text:p>
          </table:table-cell>
          <table:table-cell table:style-name="ce2" office:value-type="float" office:value="46.837883" calcext:value-type="float">
            <text:p>46.837883</text:p>
          </table:table-cell>
          <table:table-cell table:style-name="ce2" office:value-type="float" office:value="46.971579" calcext:value-type="float">
            <text:p>46.971579</text:p>
          </table:table-cell>
          <table:table-cell table:style-name="ce2" office:value-type="float" office:value="73.60482" calcext:value-type="float">
            <text:p>73.60482</text:p>
          </table:table-cell>
          <table:table-cell table:style-name="ce2" office:value-type="float" office:value="73.289996" calcext:value-type="float">
            <text:p>73.289996</text:p>
          </table:table-cell>
          <table:table-cell table:style-name="ce2" office:value-type="float" office:value="81.131063" calcext:value-type="float">
            <text:p>81.131063</text:p>
          </table:table-cell>
          <table:table-cell table:style-name="ce2" office:value-type="float" office:value="81.936248" calcext:value-type="float">
            <text:p>81.936248</text:p>
          </table:table-cell>
          <table:table-cell table:style-name="ce2" office:value-type="float" office:value="85.037721" calcext:value-type="float">
            <text:p>85.037721</text:p>
          </table:table-cell>
          <table:table-cell table:style-name="ce2" office:value-type="float" office:value="87.140003" calcext:value-type="float">
            <text:p>87.140003</text:p>
          </table:table-cell>
          <table:table-cell table:style-name="ce2" office:value-type="float" office:value="87.112481" calcext:value-type="float">
            <text:p>87.112481</text:p>
          </table:table-cell>
          <table:table-cell table:style-name="ce2" office:value-type="float" office:value="88.647623" calcext:value-type="float">
            <text:p>88.647623</text:p>
          </table:table-cell>
          <table:table-cell table:style-name="ce2" office:value-type="float" office:value="89.718537" calcext:value-type="float">
            <text:p>89.718537</text:p>
          </table:table-cell>
          <table:table-cell table:style-name="ce2" office:value-type="float" office:value="89.702655" calcext:value-type="float">
            <text:p>89.702655</text:p>
          </table:table-cell>
          <table:table-cell table:style-name="ce2" office:value-type="float" office:value="90.373329" calcext:value-type="float">
            <text:p>90.373329</text:p>
          </table:table-cell>
        </table:table-row>
        <table:table-row table:style-name="ro1">
          <table:table-cell office:value-type="string" calcext:value-type="string">
            <text:p>h264_nvenc hp</text:p>
          </table:table-cell>
          <table:table-cell table:style-name="ce2" office:value-type="float" office:value="4.42534" calcext:value-type="float">
            <text:p>4.42534</text:p>
          </table:table-cell>
          <table:table-cell table:style-name="ce2" office:value-type="float" office:value="13.55597" calcext:value-type="float">
            <text:p>13.55597</text:p>
          </table:table-cell>
          <table:table-cell table:style-name="ce2" office:value-type="float" office:value="68.543041" calcext:value-type="float">
            <text:p>68.543041</text:p>
          </table:table-cell>
          <table:table-cell table:number-columns-repeated="3" table:style-name="ce2" office:value-type="float" office:value="4.81374" calcext:value-type="float">
            <text:p>4.81374</text:p>
          </table:table-cell>
          <table:table-cell table:style-name="ce2" office:value-type="float" office:value="48.092465" calcext:value-type="float">
            <text:p>48.092465</text:p>
          </table:table-cell>
          <table:table-cell table:style-name="ce2" office:value-type="float" office:value="46.837883" calcext:value-type="float">
            <text:p>46.837883</text:p>
          </table:table-cell>
          <table:table-cell table:style-name="ce2" office:value-type="float" office:value="46.971579" calcext:value-type="float">
            <text:p>46.971579</text:p>
          </table:table-cell>
          <table:table-cell table:style-name="ce2" office:value-type="float" office:value="73.60482" calcext:value-type="float">
            <text:p>73.60482</text:p>
          </table:table-cell>
          <table:table-cell table:style-name="ce2" office:value-type="float" office:value="73.289996" calcext:value-type="float">
            <text:p>73.289996</text:p>
          </table:table-cell>
          <table:table-cell table:style-name="ce2" office:value-type="float" office:value="81.131063" calcext:value-type="float">
            <text:p>81.131063</text:p>
          </table:table-cell>
          <table:table-cell table:style-name="ce2" office:value-type="float" office:value="81.936248" calcext:value-type="float">
            <text:p>81.936248</text:p>
          </table:table-cell>
          <table:table-cell table:style-name="ce2" office:value-type="float" office:value="85.037721" calcext:value-type="float">
            <text:p>85.037721</text:p>
          </table:table-cell>
          <table:table-cell table:style-name="ce2" office:value-type="float" office:value="87.140003" calcext:value-type="float">
            <text:p>87.140003</text:p>
          </table:table-cell>
          <table:table-cell table:style-name="ce2" office:value-type="float" office:value="87.112481" calcext:value-type="float">
            <text:p>87.112481</text:p>
          </table:table-cell>
          <table:table-cell table:style-name="ce2" office:value-type="float" office:value="88.647623" calcext:value-type="float">
            <text:p>88.647623</text:p>
          </table:table-cell>
          <table:table-cell table:style-name="ce2" office:value-type="float" office:value="89.718537" calcext:value-type="float">
            <text:p>89.718537</text:p>
          </table:table-cell>
          <table:table-cell table:style-name="ce2" office:value-type="float" office:value="89.702655" calcext:value-type="float">
            <text:p>89.702655</text:p>
          </table:table-cell>
          <table:table-cell table:style-name="ce2" office:value-type="float" office:value="90.373329" calcext:value-type="float">
            <text:p>90.373329</text:p>
          </table:table-cell>
        </table:table-row>
        <table:table-row table:style-name="ro1">
          <table:table-cell office:value-type="string" calcext:value-type="string">
            <text:p>h264_nvenc hq</text:p>
          </table:table-cell>
          <table:table-cell table:style-name="ce2" office:value-type="float" office:value="5.524705" calcext:value-type="float">
            <text:p>5.524705</text:p>
          </table:table-cell>
          <table:table-cell table:style-name="ce2" office:value-type="float" office:value="40.213968" calcext:value-type="float">
            <text:p>40.213968</text:p>
          </table:table-cell>
          <table:table-cell table:style-name="ce2" office:value-type="float" office:value="75.444135" calcext:value-type="float">
            <text:p>75.444135</text:p>
          </table:table-cell>
          <table:table-cell table:number-columns-repeated="3" table:style-name="ce2" office:value-type="float" office:value="6.734112" calcext:value-type="float">
            <text:p>6.734112</text:p>
          </table:table-cell>
          <table:table-cell table:style-name="ce2" office:value-type="float" office:value="62.818825" calcext:value-type="float">
            <text:p>62.818825</text:p>
          </table:table-cell>
          <table:table-cell table:style-name="ce2" office:value-type="float" office:value="63.020937" calcext:value-type="float">
            <text:p>63.020937</text:p>
          </table:table-cell>
          <table:table-cell table:style-name="ce2" office:value-type="float" office:value="62.605202" calcext:value-type="float">
            <text:p>62.605202</text:p>
          </table:table-cell>
          <table:table-cell table:style-name="ce2" office:value-type="float" office:value="78.829003" calcext:value-type="float">
            <text:p>78.829003</text:p>
          </table:table-cell>
          <table:table-cell table:style-name="ce2" office:value-type="float" office:value="79.631994" calcext:value-type="float">
            <text:p>79.631994</text:p>
          </table:table-cell>
          <table:table-cell table:style-name="ce2" office:value-type="float" office:value="85.029099" calcext:value-type="float">
            <text:p>85.029099</text:p>
          </table:table-cell>
          <table:table-cell table:style-name="ce2" office:value-type="float" office:value="84.762234" calcext:value-type="float">
            <text:p>84.762234</text:p>
          </table:table-cell>
          <table:table-cell table:style-name="ce2" office:value-type="float" office:value="87.594793" calcext:value-type="float">
            <text:p>87.594793</text:p>
          </table:table-cell>
          <table:table-cell table:style-name="ce2" office:value-type="float" office:value="89.232148" calcext:value-type="float">
            <text:p>89.232148</text:p>
          </table:table-cell>
          <table:table-cell table:style-name="ce2" office:value-type="float" office:value="89.240776" calcext:value-type="float">
            <text:p>89.240776</text:p>
          </table:table-cell>
          <table:table-cell table:style-name="ce2" office:value-type="float" office:value="90.184916" calcext:value-type="float">
            <text:p>90.184916</text:p>
          </table:table-cell>
          <table:table-cell table:number-columns-repeated="2" table:style-name="ce2" office:value-type="float" office:value="90.943832" calcext:value-type="float">
            <text:p>90.943832</text:p>
          </table:table-cell>
          <table:table-cell table:style-name="ce2" office:value-type="float" office:value="91.487707" calcext:value-type="float">
            <text:p>91.487707</text:p>
          </table:table-cell>
        </table:table-row>
        <table:table-row table:style-name="ro1">
          <table:table-cell office:value-type="string" calcext:value-type="string">
            <text:p>h264_nvenc bd</text:p>
          </table:table-cell>
          <table:table-cell table:style-name="ce2" office:value-type="float" office:value="5.524705" calcext:value-type="float">
            <text:p>5.524705</text:p>
          </table:table-cell>
          <table:table-cell table:style-name="ce2" office:value-type="float" office:value="40.213968" calcext:value-type="float">
            <text:p>40.213968</text:p>
          </table:table-cell>
          <table:table-cell table:style-name="ce2" office:value-type="float" office:value="75.444135" calcext:value-type="float">
            <text:p>75.444135</text:p>
          </table:table-cell>
          <table:table-cell table:number-columns-repeated="3" table:style-name="ce2" office:value-type="float" office:value="6.734112" calcext:value-type="float">
            <text:p>6.734112</text:p>
          </table:table-cell>
          <table:table-cell table:style-name="ce2" office:value-type="float" office:value="62.818825" calcext:value-type="float">
            <text:p>62.818825</text:p>
          </table:table-cell>
          <table:table-cell table:style-name="ce2" office:value-type="float" office:value="63.020937" calcext:value-type="float">
            <text:p>63.020937</text:p>
          </table:table-cell>
          <table:table-cell table:style-name="ce2" office:value-type="float" office:value="62.605202" calcext:value-type="float">
            <text:p>62.605202</text:p>
          </table:table-cell>
          <table:table-cell table:style-name="ce2" office:value-type="float" office:value="78.829003" calcext:value-type="float">
            <text:p>78.829003</text:p>
          </table:table-cell>
          <table:table-cell table:style-name="ce2" office:value-type="float" office:value="79.631994" calcext:value-type="float">
            <text:p>79.631994</text:p>
          </table:table-cell>
          <table:table-cell table:style-name="ce2" office:value-type="float" office:value="85.029099" calcext:value-type="float">
            <text:p>85.029099</text:p>
          </table:table-cell>
          <table:table-cell table:style-name="ce2" office:value-type="float" office:value="84.762234" calcext:value-type="float">
            <text:p>84.762234</text:p>
          </table:table-cell>
          <table:table-cell table:style-name="ce2" office:value-type="float" office:value="87.594793" calcext:value-type="float">
            <text:p>87.594793</text:p>
          </table:table-cell>
          <table:table-cell table:style-name="ce2" office:value-type="float" office:value="89.232148" calcext:value-type="float">
            <text:p>89.232148</text:p>
          </table:table-cell>
          <table:table-cell table:style-name="ce2" office:value-type="float" office:value="89.240776" calcext:value-type="float">
            <text:p>89.240776</text:p>
          </table:table-cell>
          <table:table-cell table:style-name="ce2" office:value-type="float" office:value="90.184916" calcext:value-type="float">
            <text:p>90.184916</text:p>
          </table:table-cell>
          <table:table-cell table:number-columns-repeated="2" table:style-name="ce2" office:value-type="float" office:value="90.943832" calcext:value-type="float">
            <text:p>90.943832</text:p>
          </table:table-cell>
          <table:table-cell table:style-name="ce2" office:value-type="float" office:value="91.487707" calcext:value-type="float">
            <text:p>91.487707</text:p>
          </table:table-cell>
        </table:table-row>
        <table:table-row table:style-name="ro1">
          <table:table-cell office:value-type="string" calcext:value-type="string">
            <text:p>h264_nvenc ll</text:p>
          </table:table-cell>
          <table:table-cell table:style-name="ce2" office:value-type="float" office:value="3.610331" calcext:value-type="float">
            <text:p>3.610331</text:p>
          </table:table-cell>
          <table:table-cell table:style-name="ce2" office:value-type="float" office:value="4.101219" calcext:value-type="float">
            <text:p>4.101219</text:p>
          </table:table-cell>
          <table:table-cell table:style-name="ce2" office:value-type="float" office:value="5.248249" calcext:value-type="float">
            <text:p>5.248249</text:p>
          </table:table-cell>
          <table:table-cell table:style-name="ce2" office:value-type="float" office:value="6.910599" calcext:value-type="float">
            <text:p>6.910599</text:p>
          </table:table-cell>
          <table:table-cell table:style-name="ce2" office:value-type="float" office:value="31.66357" calcext:value-type="float">
            <text:p>31.66357</text:p>
          </table:table-cell>
          <table:table-cell table:style-name="ce2" office:value-type="float" office:value="48.949276" calcext:value-type="float">
            <text:p>48.949276</text:p>
          </table:table-cell>
          <table:table-cell table:style-name="ce2" office:value-type="float" office:value="65.001623" calcext:value-type="float">
            <text:p>65.001623</text:p>
          </table:table-cell>
          <table:table-cell table:style-name="ce2" office:value-type="float" office:value="71.210421" calcext:value-type="float">
            <text:p>71.210421</text:p>
          </table:table-cell>
          <table:table-cell table:style-name="ce2" office:value-type="float" office:value="74.716283" calcext:value-type="float">
            <text:p>74.716283</text:p>
          </table:table-cell>
          <table:table-cell table:style-name="ce2" office:value-type="float" office:value="78.092926" calcext:value-type="float">
            <text:p>78.092926</text:p>
          </table:table-cell>
          <table:table-cell table:style-name="ce2" office:value-type="float" office:value="81.23973" calcext:value-type="float">
            <text:p>81.23973</text:p>
          </table:table-cell>
          <table:table-cell table:style-name="ce2" office:value-type="float" office:value="84.396897" calcext:value-type="float">
            <text:p>84.396897</text:p>
          </table:table-cell>
          <table:table-cell table:style-name="ce2" office:value-type="float" office:value="85.302913" calcext:value-type="float">
            <text:p>85.302913</text:p>
          </table:table-cell>
          <table:table-cell table:style-name="ce2" office:value-type="float" office:value="86.786041" calcext:value-type="float">
            <text:p>86.786041</text:p>
          </table:table-cell>
          <table:table-cell table:style-name="ce2" office:value-type="float" office:value="88.11613" calcext:value-type="float">
            <text:p>88.11613</text:p>
          </table:table-cell>
          <table:table-cell table:style-name="ce2" office:value-type="float" office:value="88.452735" calcext:value-type="float">
            <text:p>88.452735</text:p>
          </table:table-cell>
          <table:table-cell table:style-name="ce2" office:value-type="float" office:value="89.707151" calcext:value-type="float">
            <text:p>89.707151</text:p>
          </table:table-cell>
          <table:table-cell table:style-name="ce2" office:value-type="float" office:value="90.17733" calcext:value-type="float">
            <text:p>90.17733</text:p>
          </table:table-cell>
          <table:table-cell table:style-name="ce2" office:value-type="float" office:value="90.657707" calcext:value-type="float">
            <text:p>90.657707</text:p>
          </table:table-cell>
          <table:table-cell table:style-name="ce2" office:value-type="float" office:value="91.080896" calcext:value-type="float">
            <text:p>91.080896</text:p>
          </table:table-cell>
        </table:table-row>
        <table:table-row table:style-name="ro1">
          <table:table-cell office:value-type="string" calcext:value-type="string">
            <text:p>h264_nvenc llhq</text:p>
          </table:table-cell>
          <table:table-cell table:style-name="ce2" office:value-type="float" office:value="3.650217" calcext:value-type="float">
            <text:p>3.650217</text:p>
          </table:table-cell>
          <table:table-cell table:style-name="ce2" office:value-type="float" office:value="3.891308" calcext:value-type="float">
            <text:p>3.891308</text:p>
          </table:table-cell>
          <table:table-cell table:style-name="ce2" office:value-type="float" office:value="4.950473" calcext:value-type="float">
            <text:p>4.950473</text:p>
          </table:table-cell>
          <table:table-cell table:style-name="ce2" office:value-type="float" office:value="6.594553" calcext:value-type="float">
            <text:p>6.594553</text:p>
          </table:table-cell>
          <table:table-cell table:style-name="ce2" office:value-type="float" office:value="31.623135" calcext:value-type="float">
            <text:p>31.623135</text:p>
          </table:table-cell>
          <table:table-cell table:style-name="ce2" office:value-type="float" office:value="47.074078" calcext:value-type="float">
            <text:p>47.074078</text:p>
          </table:table-cell>
          <table:table-cell table:style-name="ce2" office:value-type="float" office:value="65.194617" calcext:value-type="float">
            <text:p>65.194617</text:p>
          </table:table-cell>
          <table:table-cell table:style-name="ce2" office:value-type="float" office:value="71.355168" calcext:value-type="float">
            <text:p>71.355168</text:p>
          </table:table-cell>
          <table:table-cell table:style-name="ce2" office:value-type="float" office:value="74.93289" calcext:value-type="float">
            <text:p>74.93289</text:p>
          </table:table-cell>
          <table:table-cell table:style-name="ce2" office:value-type="float" office:value="78.278631" calcext:value-type="float">
            <text:p>78.278631</text:p>
          </table:table-cell>
          <table:table-cell table:style-name="ce2" office:value-type="float" office:value="81.44626" calcext:value-type="float">
            <text:p>81.44626</text:p>
          </table:table-cell>
          <table:table-cell table:style-name="ce2" office:value-type="float" office:value="84.205299" calcext:value-type="float">
            <text:p>84.205299</text:p>
          </table:table-cell>
          <table:table-cell table:style-name="ce2" office:value-type="float" office:value="85.350468" calcext:value-type="float">
            <text:p>85.350468</text:p>
          </table:table-cell>
          <table:table-cell table:style-name="ce2" office:value-type="float" office:value="87.252327" calcext:value-type="float">
            <text:p>87.252327</text:p>
          </table:table-cell>
          <table:table-cell table:style-name="ce2" office:value-type="float" office:value="87.652502" calcext:value-type="float">
            <text:p>87.652502</text:p>
          </table:table-cell>
          <table:table-cell table:style-name="ce2" office:value-type="float" office:value="88.569197" calcext:value-type="float">
            <text:p>88.569197</text:p>
          </table:table-cell>
          <table:table-cell table:style-name="ce2" office:value-type="float" office:value="89.842169" calcext:value-type="float">
            <text:p>89.842169</text:p>
          </table:table-cell>
          <table:table-cell table:style-name="ce2" office:value-type="float" office:value="90.148375" calcext:value-type="float">
            <text:p>90.148375</text:p>
          </table:table-cell>
          <table:table-cell table:style-name="ce2" office:value-type="float" office:value="90.522215" calcext:value-type="float">
            <text:p>90.522215</text:p>
          </table:table-cell>
          <table:table-cell table:style-name="ce2" office:value-type="float" office:value="91.188601" calcext:value-type="float">
            <text:p>91.188601</text:p>
          </table:table-cell>
        </table:table-row>
        <table:table-row table:style-name="ro1">
          <table:table-cell office:value-type="string" calcext:value-type="string">
            <text:p>h264_nvenc llhp</text:p>
          </table:table-cell>
          <table:table-cell table:style-name="ce2" office:value-type="float" office:value="3.533101" calcext:value-type="float">
            <text:p>3.533101</text:p>
          </table:table-cell>
          <table:table-cell table:style-name="ce2" office:value-type="float" office:value="3.934004" calcext:value-type="float">
            <text:p>3.934004</text:p>
          </table:table-cell>
          <table:table-cell table:style-name="ce2" office:value-type="float" office:value="5.033785" calcext:value-type="float">
            <text:p>5.033785</text:p>
          </table:table-cell>
          <table:table-cell table:style-name="ce2" office:value-type="float" office:value="6.661914" calcext:value-type="float">
            <text:p>6.661914</text:p>
          </table:table-cell>
          <table:table-cell table:style-name="ce2" office:value-type="float" office:value="32.057782" calcext:value-type="float">
            <text:p>32.057782</text:p>
          </table:table-cell>
          <table:table-cell table:style-name="ce2" office:value-type="float" office:value="47.882706" calcext:value-type="float">
            <text:p>47.882706</text:p>
          </table:table-cell>
          <table:table-cell table:style-name="ce2" office:value-type="float" office:value="65.056059" calcext:value-type="float">
            <text:p>65.056059</text:p>
          </table:table-cell>
          <table:table-cell table:style-name="ce2" office:value-type="float" office:value="71.188103" calcext:value-type="float">
            <text:p>71.188103</text:p>
          </table:table-cell>
          <table:table-cell table:style-name="ce2" office:value-type="float" office:value="74.727506" calcext:value-type="float">
            <text:p>74.727506</text:p>
          </table:table-cell>
          <table:table-cell table:style-name="ce2" office:value-type="float" office:value="78.254304" calcext:value-type="float">
            <text:p>78.254304</text:p>
          </table:table-cell>
          <table:table-cell table:style-name="ce2" office:value-type="float" office:value="81.363932" calcext:value-type="float">
            <text:p>81.363932</text:p>
          </table:table-cell>
          <table:table-cell table:style-name="ce2" office:value-type="float" office:value="84.820621" calcext:value-type="float">
            <text:p>84.820621</text:p>
          </table:table-cell>
          <table:table-cell table:style-name="ce2" office:value-type="float" office:value="85.200525" calcext:value-type="float">
            <text:p>85.200525</text:p>
          </table:table-cell>
          <table:table-cell table:style-name="ce2" office:value-type="float" office:value="86.861298" calcext:value-type="float">
            <text:p>86.861298</text:p>
          </table:table-cell>
          <table:table-cell table:style-name="ce2" office:value-type="float" office:value="88.180322" calcext:value-type="float">
            <text:p>88.180322</text:p>
          </table:table-cell>
          <table:table-cell table:style-name="ce2" office:value-type="float" office:value="88.32288" calcext:value-type="float">
            <text:p>88.32288</text:p>
          </table:table-cell>
          <table:table-cell table:style-name="ce2" office:value-type="float" office:value="89.749324" calcext:value-type="float">
            <text:p>89.749324</text:p>
          </table:table-cell>
          <table:table-cell table:style-name="ce2" office:value-type="float" office:value="90.20761" calcext:value-type="float">
            <text:p>90.20761</text:p>
          </table:table-cell>
          <table:table-cell table:style-name="ce2" office:value-type="float" office:value="90.531148" calcext:value-type="float">
            <text:p>90.531148</text:p>
          </table:table-cell>
          <table:table-cell table:style-name="ce2" office:value-type="float" office:value="90.844745" calcext:value-type="float">
            <text:p>90.844745</text:p>
          </table:table-cell>
        </table:table-row>
      </table:table>
      <table:table table:name="CROWD_RUN_VMAF - present" table:style-name="ta2">
        <table:shapes>
          <draw:frame draw:z-index="0" draw:style-name="gr1" draw:text-style-name="P1" svg:width="1373.07pt" svg:height="741.8pt" svg:x="8.25pt" svg:y="604.8pt">
            <loext:p draw:notify-on-update-of-ranges="'CROWD_RUN_VMAF - present'.A24:'CROWD_RUN_VMAF - present'.A24 'CROWD_RUN_VMAF - present'.B3:'CROWD_RUN_VMAF - present'.U3 'CROWD_RUN_VMAF - present'.A25:'CROWD_RUN_VMAF - present'.A25 'CROWD_RUN_VMAF - present'.B25:'CROWD_RUN_VMAF - present'.U25 'CROWD_RUN_VMAF - present'.A24:'CROWD_RUN_VMAF - present'.A24 'CROWD_RUN_VMAF - present'.B4:'CROWD_RUN_VMAF - present'.U4 'CROWD_RUN_VMAF - present'.A26:'CROWD_RUN_VMAF - present'.A26 'CROWD_RUN_VMAF - present'.B26:'CROWD_RUN_VMAF - present'.U26 'CROWD_RUN_VMAF - present'.A24:'CROWD_RUN_VMAF - present'.A24 'CROWD_RUN_VMAF - present'.B5:'CROWD_RUN_VMAF - present'.U5 'CROWD_RUN_VMAF - present'.A27:'CROWD_RUN_VMAF - present'.A27 'CROWD_RUN_VMAF - present'.B27:'CROWD_RUN_VMAF - present'.U27 'CROWD_RUN_VMAF - present'.A24:'CROWD_RUN_VMAF - present'.A24 'CROWD_RUN_VMAF - present'.B6:'CROWD_RUN_VMAF - present'.U6 'CROWD_RUN_VMAF - present'.A28:'CROWD_RUN_VMAF - present'.A28 'CROWD_RUN_VMAF - present'.B28:'CROWD_RUN_VMAF - present'.U28 'CROWD_RUN_VMAF - present'.A24:'CROWD_RUN_VMAF - present'.A24 'CROWD_RUN_VMAF - present'.B7:'CROWD_RUN_VMAF - present'.U7 'CROWD_RUN_VMAF - present'.A29:'CROWD_RUN_VMAF - present'.A29 'CROWD_RUN_VMAF - present'.B29:'CROWD_RUN_VMAF - present'.U29 'CROWD_RUN_VMAF - present'.A24:'CROWD_RUN_VMAF - present'.A24 'CROWD_RUN_VMAF - present'.B8:'CROWD_RUN_VMAF - present'.U8 'CROWD_RUN_VMAF - present'.A30:'CROWD_RUN_VMAF - present'.A30 'CROWD_RUN_VMAF - present'.B30:'CROWD_RUN_VMAF - present'.U30 'CROWD_RUN_VMAF - present'.A24:'CROWD_RUN_VMAF - present'.A24 'CROWD_RUN_VMAF - present'.B9:'CROWD_RUN_VMAF - present'.U9 'CROWD_RUN_VMAF - present'.A31:'CROWD_RUN_VMAF - present'.A31 'CROWD_RUN_VMAF - present'.B31:'CROWD_RUN_VMAF - present'.U31 'CROWD_RUN_VMAF - present'.A24:'CROWD_RUN_VMAF - present'.A24 'CROWD_RUN_VMAF - present'.B10:'CROWD_RUN_VMAF - present'.U10 'CROWD_RUN_VMAF - present'.A32:'CROWD_RUN_VMAF - present'.A32 'CROWD_RUN_VMAF - present'.B32:'CROWD_RUN_VMAF - present'.U32 'CROWD_RUN_VMAF - present'.A24:'CROWD_RUN_VMAF - present'.A24 'CROWD_RUN_VMAF - present'.B11:'CROWD_RUN_VMAF - present'.U11 'CROWD_RUN_VMAF - present'.A33:'CROWD_RUN_VMAF - present'.A33 'CROWD_RUN_VMAF - present'.B33:'CROWD_RUN_VMAF - present'.U33 'CROWD_RUN_VMAF - present'.A24:'CROWD_RUN_VMAF - present'.A24 'CROWD_RUN_VMAF - present'.B12:'CROWD_RUN_VMAF - present'.U12 'CROWD_RUN_VMAF - present'.A34:'CROWD_RUN_VMAF - present'.A34 'CROWD_RUN_VMAF - present'.B34:'CROWD_RUN_VMAF - present'.U34 'CROWD_RUN_VMAF - present'.A24:'CROWD_RUN_VMAF - present'.A24 'CROWD_RUN_VMAF - present'.B13:'CROWD_RUN_VMAF - present'.U13 'CROWD_RUN_VMAF - present'.A35:'CROWD_RUN_VMAF - present'.A35 'CROWD_RUN_VMAF - present'.B35:'CROWD_RUN_VMAF - present'.U35 'CROWD_RUN_VMAF - present'.A24:'CROWD_RUN_VMAF - present'.A24 'CROWD_RUN_VMAF - present'.B14:'CROWD_RUN_VMAF - present'.U14 'CROWD_RUN_VMAF - present'.A36:'CROWD_RUN_VMAF - present'.A36 'CROWD_RUN_VMAF - present'.B36:'CROWD_RUN_VMAF - present'.U36 'CROWD_RUN_VMAF - present'.A24:'CROWD_RUN_VMAF - present'.A24 'CROWD_RUN_VMAF - present'.B15:'CROWD_RUN_VMAF - present'.U15 'CROWD_RUN_VMAF - present'.A37:'CROWD_RUN_VMAF - present'.A37 'CROWD_RUN_VMAF - present'.B37:'CROWD_RUN_VMAF - present'.U37 'CROWD_RUN_VMAF - present'.A24:'CROWD_RUN_VMAF - present'.A24 'CROWD_RUN_VMAF - present'.B16:'CROWD_RUN_VMAF - present'.U16 'CROWD_RUN_VMAF - present'.A38:'CROWD_RUN_VMAF - present'.A38 'CROWD_RUN_VMAF - present'.B38:'CROWD_RUN_VMAF - present'.U38 'CROWD_RUN_VMAF - present'.A24:'CROWD_RUN_VMAF - present'.A24 'CROWD_RUN_VMAF - present'.B17:'CROWD_RUN_VMAF - present'.U17 'CROWD_RUN_VMAF - present'.A39:'CROWD_RUN_VMAF - present'.A39 'CROWD_RUN_VMAF - present'.B39:'CROWD_RUN_VMAF - present'.U39 'CROWD_RUN_VMAF - present'.A24:'CROWD_RUN_VMAF - present'.A24 'CROWD_RUN_VMAF - present'.B18:'CROWD_RUN_VMAF - present'.U18 'CROWD_RUN_VMAF - present'.A40:'CROWD_RUN_VMAF - present'.A40 'CROWD_RUN_VMAF - present'.B40:'CROWD_RUN_VMAF - present'.U40 'CROWD_RUN_VMAF - present'.A24:'CROWD_RUN_VMAF - present'.A24 'CROWD_RUN_VMAF - present'.B19:'CROWD_RUN_VMAF - present'.U19 'CROWD_RUN_VMAF - present'.A41:'CROWD_RUN_VMAF - present'.A41 'CROWD_RUN_VMAF - present'.B41:'CROWD_RUN_VMAF - present'.U41 'CROWD_RUN_VMAF - present'.A24:'CROWD_RUN_VMAF - present'.A24 'CROWD_RUN_VMAF - present'.B20:'CROWD_RUN_VMAF - present'.U20 'CROWD_RUN_VMAF - present'.A42:'CROWD_RUN_VMAF - present'.A42 'CROWD_RUN_VMAF - present'.B42:'CROWD_RUN_VMAF - present'.U42 'CROWD_RUN_VMAF - present'.A24:'CROWD_RUN_VMAF - present'.A24 'CROWD_RUN_VMAF - present'.B21:'CROWD_RUN_VMAF - present'.U21 'CROWD_RUN_VMAF - present'.A43:'CROWD_RUN_VMAF - present'.A43 'CROWD_RUN_VMAF - present'.B43:'CROWD_RUN_VMAF - present'.U4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373.07pt" svg:height="741.8pt" svg:x="16.41pt" svg:y="1362.61pt">
            <loext:p draw:notify-on-update-of-ranges="'CROWD_RUN_VMAF - present'.B3:'CROWD_RUN_VMAF - present'.U3 'CROWD_RUN_VMAF - present'.A25:'CROWD_RUN_VMAF - present'.A25 'CROWD_RUN_VMAF - present'.B25:'CROWD_RUN_VMAF - present'.U25 'CROWD_RUN_VMAF - present'.B4:'CROWD_RUN_VMAF - present'.U4 'CROWD_RUN_VMAF - present'.A26:'CROWD_RUN_VMAF - present'.A26 'CROWD_RUN_VMAF - present'.B26:'CROWD_RUN_VMAF - present'.U26 'CROWD_RUN_VMAF - present'.B5:'CROWD_RUN_VMAF - present'.U5 'CROWD_RUN_VMAF - present'.A27:'CROWD_RUN_VMAF - present'.A27 'CROWD_RUN_VMAF - present'.B27:'CROWD_RUN_VMAF - present'.U27 'CROWD_RUN_VMAF - present'.B7:'CROWD_RUN_VMAF - present'.U7 'CROWD_RUN_VMAF - present'.A29:'CROWD_RUN_VMAF - present'.A29 'CROWD_RUN_VMAF - present'.B29:'CROWD_RUN_VMAF - present'.U29 'CROWD_RUN_VMAF - present'.B9:'CROWD_RUN_VMAF - present'.U9 'CROWD_RUN_VMAF - present'.A31:'CROWD_RUN_VMAF - present'.A31 'CROWD_RUN_VMAF - present'.B31:'CROWD_RUN_VMAF - present'.U31 'CROWD_RUN_VMAF - present'.B14:'CROWD_RUN_VMAF - present'.U14 'CROWD_RUN_VMAF - present'.A36:'CROWD_RUN_VMAF - present'.A36 'CROWD_RUN_VMAF - present'.B36:'CROWD_RUN_VMAF - present'.U36 'CROWD_RUN_VMAF - present'.B17:'CROWD_RUN_VMAF - present'.U17 'CROWD_RUN_VMAF - present'.A39:'CROWD_RUN_VMAF - present'.A39 'CROWD_RUN_VMAF - present'.B39:'CROWD_RUN_VMAF - present'.U3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ce3"/>
        <table:table-row table:style-name="ro1">
          <table:table-cell/>
          <table:table-cell table:style-name="ce2" table:number-columns-repeated="20"/>
        </table:table-row>
        <table:table-row table:style-name="ro1">
          <table:table-cell office:value-type="string" calcext:value-type="string">
            <text:p>PWR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15000" calcext:value-type="float">
            <text:p>15000</text:p>
          </table:table-cell>
        </table:table-row>
        <table:table-row table:style-name="ro2">
          <table:table-cell office:value-type="string" calcext:value-type="string">
            <text:p>theora</text:p>
          </table:table-cell>
          <table:table-cell office:value-type="float" office:value="873.5694" calcext:value-type="float">
            <text:p>873.5694</text:p>
          </table:table-cell>
          <table:table-cell office:value-type="float" office:value="856.4759" calcext:value-type="float">
            <text:p>856.4759</text:p>
          </table:table-cell>
          <table:table-cell office:value-type="float" office:value="859.4194" calcext:value-type="float">
            <text:p>859.4194</text:p>
          </table:table-cell>
          <table:table-cell office:value-type="float" office:value="854.9783" calcext:value-type="float">
            <text:p>854.9783</text:p>
          </table:table-cell>
          <table:table-cell office:value-type="float" office:value="853.3251" calcext:value-type="float">
            <text:p>853.3251</text:p>
          </table:table-cell>
          <table:table-cell office:value-type="float" office:value="852.8672" calcext:value-type="float">
            <text:p>852.8672</text:p>
          </table:table-cell>
          <table:table-cell office:value-type="float" office:value="852.8938" calcext:value-type="float">
            <text:p>852.8938</text:p>
          </table:table-cell>
          <table:table-cell office:value-type="float" office:value="854.3594" calcext:value-type="float">
            <text:p>854.3594</text:p>
          </table:table-cell>
          <table:table-cell office:value-type="float" office:value="857.3473" calcext:value-type="float">
            <text:p>857.3473</text:p>
          </table:table-cell>
          <table:table-cell office:value-type="float" office:value="857.6995" calcext:value-type="float">
            <text:p>857.6995</text:p>
          </table:table-cell>
          <table:table-cell office:value-type="float" office:value="855.5494" calcext:value-type="float">
            <text:p>855.5494</text:p>
          </table:table-cell>
          <table:table-cell office:value-type="float" office:value="854.5791" calcext:value-type="float">
            <text:p>854.5791</text:p>
          </table:table-cell>
          <table:table-cell office:value-type="float" office:value="851.9871" calcext:value-type="float">
            <text:p>851.9871</text:p>
          </table:table-cell>
          <table:table-cell office:value-type="float" office:value="854.2345" calcext:value-type="float">
            <text:p>854.2345</text:p>
          </table:table-cell>
          <table:table-cell office:value-type="float" office:value="848.6597" calcext:value-type="float">
            <text:p>848.6597</text:p>
          </table:table-cell>
          <table:table-cell office:value-type="float" office:value="859.7531" calcext:value-type="float">
            <text:p>859.7531</text:p>
          </table:table-cell>
          <table:table-cell office:value-type="float" office:value="845.8576" calcext:value-type="float">
            <text:p>845.8576</text:p>
          </table:table-cell>
          <table:table-cell office:value-type="float" office:value="843.9975" calcext:value-type="float">
            <text:p>843.9975</text:p>
          </table:table-cell>
          <table:table-cell office:value-type="float" office:value="844.987" calcext:value-type="float">
            <text:p>844.987</text:p>
          </table:table-cell>
          <table:table-cell office:value-type="float" office:value="848.105" calcext:value-type="float">
            <text:p>848.105</text:p>
          </table:table-cell>
        </table:table-row>
        <table:table-row table:style-name="ro2">
          <table:table-cell office:value-type="string" calcext:value-type="string">
            <text:p>x264 ultrafast</text:p>
          </table:table-cell>
          <table:table-cell office:value-type="float" office:value="103.88" calcext:value-type="float">
            <text:p>103.88</text:p>
          </table:table-cell>
          <table:table-cell office:value-type="float" office:value="113.3858" calcext:value-type="float">
            <text:p>113.3858</text:p>
          </table:table-cell>
          <table:table-cell office:value-type="float" office:value="92.3814" calcext:value-type="float">
            <text:p>92.3814</text:p>
          </table:table-cell>
          <table:table-cell office:value-type="float" office:value="69.0365" calcext:value-type="float">
            <text:p>69.0365</text:p>
          </table:table-cell>
          <table:table-cell office:value-type="float" office:value="76.9069" calcext:value-type="float">
            <text:p>76.9069</text:p>
          </table:table-cell>
          <table:table-cell office:value-type="float" office:value="76.9544" calcext:value-type="float">
            <text:p>76.9544</text:p>
          </table:table-cell>
          <table:table-cell office:value-type="float" office:value="77.3293" calcext:value-type="float">
            <text:p>77.3293</text:p>
          </table:table-cell>
          <table:table-cell office:value-type="float" office:value="77.278" calcext:value-type="float">
            <text:p>77.278</text:p>
          </table:table-cell>
          <table:table-cell office:value-type="float" office:value="77.0845" calcext:value-type="float">
            <text:p>77.0845</text:p>
          </table:table-cell>
          <table:table-cell office:value-type="float" office:value="77.0844" calcext:value-type="float">
            <text:p>77.0844</text:p>
          </table:table-cell>
          <table:table-cell office:value-type="float" office:value="77.2116" calcext:value-type="float">
            <text:p>77.2116</text:p>
          </table:table-cell>
          <table:table-cell office:value-type="float" office:value="76.1522" calcext:value-type="float">
            <text:p>76.1522</text:p>
          </table:table-cell>
          <table:table-cell office:value-type="float" office:value="76.1387" calcext:value-type="float">
            <text:p>76.1387</text:p>
          </table:table-cell>
          <table:table-cell office:value-type="float" office:value="76.5967" calcext:value-type="float">
            <text:p>76.5967</text:p>
          </table:table-cell>
          <table:table-cell office:value-type="float" office:value="76.4523" calcext:value-type="float">
            <text:p>76.4523</text:p>
          </table:table-cell>
          <table:table-cell office:value-type="float" office:value="76.7172" calcext:value-type="float">
            <text:p>76.7172</text:p>
          </table:table-cell>
          <table:table-cell office:value-type="float" office:value="76.9716" calcext:value-type="float">
            <text:p>76.9716</text:p>
          </table:table-cell>
          <table:table-cell office:value-type="float" office:value="76.9661" calcext:value-type="float">
            <text:p>76.9661</text:p>
          </table:table-cell>
          <table:table-cell office:value-type="float" office:value="77.2648" calcext:value-type="float">
            <text:p>77.2648</text:p>
          </table:table-cell>
          <table:table-cell office:value-type="float" office:value="77.2558" calcext:value-type="float">
            <text:p>77.2558</text:p>
          </table:table-cell>
        </table:table-row>
        <table:table-row table:style-name="ro2">
          <table:table-cell office:value-type="string" calcext:value-type="string">
            <text:p>x264 superfast</text:p>
          </table:table-cell>
          <table:table-cell office:value-type="float" office:value="159.4239" calcext:value-type="float">
            <text:p>159.4239</text:p>
          </table:table-cell>
          <table:table-cell office:value-type="float" office:value="161.0268" calcext:value-type="float">
            <text:p>161.0268</text:p>
          </table:table-cell>
          <table:table-cell office:value-type="float" office:value="163.6887" calcext:value-type="float">
            <text:p>163.6887</text:p>
          </table:table-cell>
          <table:table-cell office:value-type="float" office:value="164.3956" calcext:value-type="float">
            <text:p>164.3956</text:p>
          </table:table-cell>
          <table:table-cell office:value-type="float" office:value="165.3986" calcext:value-type="float">
            <text:p>165.3986</text:p>
          </table:table-cell>
          <table:table-cell office:value-type="float" office:value="168.0143" calcext:value-type="float">
            <text:p>168.0143</text:p>
          </table:table-cell>
          <table:table-cell office:value-type="float" office:value="170.6543" calcext:value-type="float">
            <text:p>170.6543</text:p>
          </table:table-cell>
          <table:table-cell office:value-type="float" office:value="169.7443" calcext:value-type="float">
            <text:p>169.7443</text:p>
          </table:table-cell>
          <table:table-cell office:value-type="float" office:value="170.0965" calcext:value-type="float">
            <text:p>170.0965</text:p>
          </table:table-cell>
          <table:table-cell office:value-type="float" office:value="171.358" calcext:value-type="float">
            <text:p>171.358</text:p>
          </table:table-cell>
          <table:table-cell office:value-type="float" office:value="172.978" calcext:value-type="float">
            <text:p>172.978</text:p>
          </table:table-cell>
          <table:table-cell office:value-type="float" office:value="174.8658" calcext:value-type="float">
            <text:p>174.8658</text:p>
          </table:table-cell>
          <table:table-cell office:value-type="float" office:value="177.8133" calcext:value-type="float">
            <text:p>177.8133</text:p>
          </table:table-cell>
          <table:table-cell office:value-type="float" office:value="180.2147" calcext:value-type="float">
            <text:p>180.2147</text:p>
          </table:table-cell>
          <table:table-cell office:value-type="float" office:value="182.7972" calcext:value-type="float">
            <text:p>182.7972</text:p>
          </table:table-cell>
          <table:table-cell office:value-type="float" office:value="185.0725" calcext:value-type="float">
            <text:p>185.0725</text:p>
          </table:table-cell>
          <table:table-cell office:value-type="float" office:value="186.6894" calcext:value-type="float">
            <text:p>186.6894</text:p>
          </table:table-cell>
          <table:table-cell office:value-type="float" office:value="188.1431" calcext:value-type="float">
            <text:p>188.1431</text:p>
          </table:table-cell>
          <table:table-cell office:value-type="float" office:value="189.9575" calcext:value-type="float">
            <text:p>189.9575</text:p>
          </table:table-cell>
          <table:table-cell office:value-type="float" office:value="222.1857" calcext:value-type="float">
            <text:p>222.1857</text:p>
          </table:table-cell>
        </table:table-row>
        <table:table-row table:style-name="ro2">
          <table:table-cell office:value-type="string" calcext:value-type="string">
            <text:p>x264 veryfast</text:p>
          </table:table-cell>
          <table:table-cell office:value-type="float" office:value="241.6798" calcext:value-type="float">
            <text:p>241.6798</text:p>
          </table:table-cell>
          <table:table-cell office:value-type="float" office:value="242.6778" calcext:value-type="float">
            <text:p>242.6778</text:p>
          </table:table-cell>
          <table:table-cell office:value-type="float" office:value="245.2008" calcext:value-type="float">
            <text:p>245.2008</text:p>
          </table:table-cell>
          <table:table-cell office:value-type="float" office:value="258.4892" calcext:value-type="float">
            <text:p>258.4892</text:p>
          </table:table-cell>
          <table:table-cell office:value-type="float" office:value="263.2375" calcext:value-type="float">
            <text:p>263.2375</text:p>
          </table:table-cell>
          <table:table-cell office:value-type="float" office:value="267.0497" calcext:value-type="float">
            <text:p>267.0497</text:p>
          </table:table-cell>
          <table:table-cell office:value-type="float" office:value="270.6006" calcext:value-type="float">
            <text:p>270.6006</text:p>
          </table:table-cell>
          <table:table-cell office:value-type="float" office:value="274.0182" calcext:value-type="float">
            <text:p>274.0182</text:p>
          </table:table-cell>
          <table:table-cell office:value-type="float" office:value="277.1163" calcext:value-type="float">
            <text:p>277.1163</text:p>
          </table:table-cell>
          <table:table-cell office:value-type="float" office:value="273.9067" calcext:value-type="float">
            <text:p>273.9067</text:p>
          </table:table-cell>
          <table:table-cell office:value-type="float" office:value="281.1614" calcext:value-type="float">
            <text:p>281.1614</text:p>
          </table:table-cell>
          <table:table-cell office:value-type="float" office:value="285.254" calcext:value-type="float">
            <text:p>285.254</text:p>
          </table:table-cell>
          <table:table-cell office:value-type="float" office:value="302.385" calcext:value-type="float">
            <text:p>302.385</text:p>
          </table:table-cell>
          <table:table-cell office:value-type="float" office:value="303.1317" calcext:value-type="float">
            <text:p>303.1317</text:p>
          </table:table-cell>
          <table:table-cell office:value-type="float" office:value="309.5067" calcext:value-type="float">
            <text:p>309.5067</text:p>
          </table:table-cell>
          <table:table-cell office:value-type="float" office:value="320.7624" calcext:value-type="float">
            <text:p>320.7624</text:p>
          </table:table-cell>
          <table:table-cell office:value-type="float" office:value="320.8077" calcext:value-type="float">
            <text:p>320.8077</text:p>
          </table:table-cell>
          <table:table-cell office:value-type="float" office:value="323.7972" calcext:value-type="float">
            <text:p>323.7972</text:p>
          </table:table-cell>
          <table:table-cell office:value-type="float" office:value="331.9435" calcext:value-type="float">
            <text:p>331.9435</text:p>
          </table:table-cell>
          <table:table-cell office:value-type="float" office:value="329.8063" calcext:value-type="float">
            <text:p>329.8063</text:p>
          </table:table-cell>
        </table:table-row>
        <table:table-row table:style-name="ro2">
          <table:table-cell office:value-type="string" calcext:value-type="string">
            <text:p>x264 faster</text:p>
          </table:table-cell>
          <table:table-cell office:value-type="float" office:value="421.9366" calcext:value-type="float">
            <text:p>421.9366</text:p>
          </table:table-cell>
          <table:table-cell office:value-type="float" office:value="414.8503" calcext:value-type="float">
            <text:p>414.8503</text:p>
          </table:table-cell>
          <table:table-cell office:value-type="float" office:value="417.1957" calcext:value-type="float">
            <text:p>417.1957</text:p>
          </table:table-cell>
          <table:table-cell office:value-type="float" office:value="427.0076" calcext:value-type="float">
            <text:p>427.0076</text:p>
          </table:table-cell>
          <table:table-cell office:value-type="float" office:value="437.6672" calcext:value-type="float">
            <text:p>437.6672</text:p>
          </table:table-cell>
          <table:table-cell office:value-type="float" office:value="458.6441" calcext:value-type="float">
            <text:p>458.6441</text:p>
          </table:table-cell>
          <table:table-cell office:value-type="float" office:value="466.9038" calcext:value-type="float">
            <text:p>466.9038</text:p>
          </table:table-cell>
          <table:table-cell office:value-type="float" office:value="483.6844" calcext:value-type="float">
            <text:p>483.6844</text:p>
          </table:table-cell>
          <table:table-cell office:value-type="float" office:value="471.1391" calcext:value-type="float">
            <text:p>471.1391</text:p>
          </table:table-cell>
          <table:table-cell office:value-type="float" office:value="479.664" calcext:value-type="float">
            <text:p>479.664</text:p>
          </table:table-cell>
          <table:table-cell office:value-type="float" office:value="480.6261" calcext:value-type="float">
            <text:p>480.6261</text:p>
          </table:table-cell>
          <table:table-cell office:value-type="float" office:value="490.4342" calcext:value-type="float">
            <text:p>490.4342</text:p>
          </table:table-cell>
          <table:table-cell office:value-type="float" office:value="492.2622" calcext:value-type="float">
            <text:p>492.2622</text:p>
          </table:table-cell>
          <table:table-cell office:value-type="float" office:value="496.282" calcext:value-type="float">
            <text:p>496.282</text:p>
          </table:table-cell>
          <table:table-cell office:value-type="float" office:value="527.4339" calcext:value-type="float">
            <text:p>527.4339</text:p>
          </table:table-cell>
          <table:table-cell office:value-type="float" office:value="519.5698" calcext:value-type="float">
            <text:p>519.5698</text:p>
          </table:table-cell>
          <table:table-cell office:value-type="float" office:value="541.0387" calcext:value-type="float">
            <text:p>541.0387</text:p>
          </table:table-cell>
          <table:table-cell office:value-type="float" office:value="546.815" calcext:value-type="float">
            <text:p>546.815</text:p>
          </table:table-cell>
          <table:table-cell office:value-type="float" office:value="561.5839" calcext:value-type="float">
            <text:p>561.5839</text:p>
          </table:table-cell>
          <table:table-cell office:value-type="float" office:value="565.9961" calcext:value-type="float">
            <text:p>565.9961</text:p>
          </table:table-cell>
        </table:table-row>
        <table:table-row table:style-name="ro2">
          <table:table-cell office:value-type="string" calcext:value-type="string">
            <text:p>x264 fast</text:p>
          </table:table-cell>
          <table:table-cell office:value-type="float" office:value="432.3807" calcext:value-type="float">
            <text:p>432.3807</text:p>
          </table:table-cell>
          <table:table-cell office:value-type="float" office:value="454.5516" calcext:value-type="float">
            <text:p>454.5516</text:p>
          </table:table-cell>
          <table:table-cell office:value-type="float" office:value="451.6662" calcext:value-type="float">
            <text:p>451.6662</text:p>
          </table:table-cell>
          <table:table-cell office:value-type="float" office:value="498.8102" calcext:value-type="float">
            <text:p>498.8102</text:p>
          </table:table-cell>
          <table:table-cell office:value-type="float" office:value="504.4665" calcext:value-type="float">
            <text:p>504.4665</text:p>
          </table:table-cell>
          <table:table-cell office:value-type="float" office:value="519.8238" calcext:value-type="float">
            <text:p>519.8238</text:p>
          </table:table-cell>
          <table:table-cell office:value-type="float" office:value="529.1467" calcext:value-type="float">
            <text:p>529.1467</text:p>
          </table:table-cell>
          <table:table-cell office:value-type="float" office:value="535.4109" calcext:value-type="float">
            <text:p>535.4109</text:p>
          </table:table-cell>
          <table:table-cell office:value-type="float" office:value="518.2029" calcext:value-type="float">
            <text:p>518.2029</text:p>
          </table:table-cell>
          <table:table-cell office:value-type="float" office:value="549.4861" calcext:value-type="float">
            <text:p>549.4861</text:p>
          </table:table-cell>
          <table:table-cell office:value-type="float" office:value="550.0597" calcext:value-type="float">
            <text:p>550.0597</text:p>
          </table:table-cell>
          <table:table-cell office:value-type="float" office:value="577.2206" calcext:value-type="float">
            <text:p>577.2206</text:p>
          </table:table-cell>
          <table:table-cell office:value-type="float" office:value="577.6089" calcext:value-type="float">
            <text:p>577.6089</text:p>
          </table:table-cell>
          <table:table-cell office:value-type="float" office:value="594.7333" calcext:value-type="float">
            <text:p>594.7333</text:p>
          </table:table-cell>
          <table:table-cell office:value-type="float" office:value="625.5804" calcext:value-type="float">
            <text:p>625.5804</text:p>
          </table:table-cell>
          <table:table-cell office:value-type="float" office:value="648.3436" calcext:value-type="float">
            <text:p>648.3436</text:p>
          </table:table-cell>
          <table:table-cell office:value-type="float" office:value="671.234" calcext:value-type="float">
            <text:p>671.234</text:p>
          </table:table-cell>
          <table:table-cell office:value-type="float" office:value="701.876" calcext:value-type="float">
            <text:p>701.876</text:p>
          </table:table-cell>
          <table:table-cell office:value-type="float" office:value="691.6049" calcext:value-type="float">
            <text:p>691.6049</text:p>
          </table:table-cell>
          <table:table-cell office:value-type="float" office:value="752.8619" calcext:value-type="float">
            <text:p>752.8619</text:p>
          </table:table-cell>
        </table:table-row>
        <table:table-row table:style-name="ro2">
          <table:table-cell office:value-type="string" calcext:value-type="string">
            <text:p>x264 medium</text:p>
          </table:table-cell>
          <table:table-cell office:value-type="float" office:value="400.6316" calcext:value-type="float">
            <text:p>400.6316</text:p>
          </table:table-cell>
          <table:table-cell office:value-type="float" office:value="440.33" calcext:value-type="float">
            <text:p>440.33</text:p>
          </table:table-cell>
          <table:table-cell office:value-type="float" office:value="500.9144" calcext:value-type="float">
            <text:p>500.9144</text:p>
          </table:table-cell>
          <table:table-cell office:value-type="float" office:value="557.5493" calcext:value-type="float">
            <text:p>557.5493</text:p>
          </table:table-cell>
          <table:table-cell office:value-type="float" office:value="584.041" calcext:value-type="float">
            <text:p>584.041</text:p>
          </table:table-cell>
          <table:table-cell office:value-type="float" office:value="623.6754" calcext:value-type="float">
            <text:p>623.6754</text:p>
          </table:table-cell>
          <table:table-cell office:value-type="float" office:value="627.9691" calcext:value-type="float">
            <text:p>627.9691</text:p>
          </table:table-cell>
          <table:table-cell office:value-type="float" office:value="654.356" calcext:value-type="float">
            <text:p>654.356</text:p>
          </table:table-cell>
          <table:table-cell office:value-type="float" office:value="663.0074" calcext:value-type="float">
            <text:p>663.0074</text:p>
          </table:table-cell>
          <table:table-cell office:value-type="float" office:value="668.6576" calcext:value-type="float">
            <text:p>668.6576</text:p>
          </table:table-cell>
          <table:table-cell office:value-type="float" office:value="683.0673" calcext:value-type="float">
            <text:p>683.0673</text:p>
          </table:table-cell>
          <table:table-cell office:value-type="float" office:value="704.0948" calcext:value-type="float">
            <text:p>704.0948</text:p>
          </table:table-cell>
          <table:table-cell office:value-type="float" office:value="724.399" calcext:value-type="float">
            <text:p>724.399</text:p>
          </table:table-cell>
          <table:table-cell office:value-type="float" office:value="743.2067" calcext:value-type="float">
            <text:p>743.2067</text:p>
          </table:table-cell>
          <table:table-cell office:value-type="float" office:value="742.3436" calcext:value-type="float">
            <text:p>742.3436</text:p>
          </table:table-cell>
          <table:table-cell office:value-type="float" office:value="799.9345" calcext:value-type="float">
            <text:p>799.9345</text:p>
          </table:table-cell>
          <table:table-cell office:value-type="float" office:value="824.6531" calcext:value-type="float">
            <text:p>824.6531</text:p>
          </table:table-cell>
          <table:table-cell office:value-type="float" office:value="843.0933" calcext:value-type="float">
            <text:p>843.0933</text:p>
          </table:table-cell>
          <table:table-cell office:value-type="float" office:value="858.2376" calcext:value-type="float">
            <text:p>858.2376</text:p>
          </table:table-cell>
          <table:table-cell office:value-type="float" office:value="878.6491" calcext:value-type="float">
            <text:p>878.6491</text:p>
          </table:table-cell>
        </table:table-row>
        <table:table-row table:style-name="ro2">
          <table:table-cell office:value-type="string" calcext:value-type="string">
            <text:p>x264 slow</text:p>
          </table:table-cell>
          <table:table-cell office:value-type="float" office:value="460.2101" calcext:value-type="float">
            <text:p>460.2101</text:p>
          </table:table-cell>
          <table:table-cell office:value-type="float" office:value="508.9665" calcext:value-type="float">
            <text:p>508.9665</text:p>
          </table:table-cell>
          <table:table-cell office:value-type="float" office:value="613.1057" calcext:value-type="float">
            <text:p>613.1057</text:p>
          </table:table-cell>
          <table:table-cell office:value-type="float" office:value="711.1525" calcext:value-type="float">
            <text:p>711.1525</text:p>
          </table:table-cell>
          <table:table-cell office:value-type="float" office:value="760.7101" calcext:value-type="float">
            <text:p>760.7101</text:p>
          </table:table-cell>
          <table:table-cell office:value-type="float" office:value="785.9278" calcext:value-type="float">
            <text:p>785.9278</text:p>
          </table:table-cell>
          <table:table-cell office:value-type="float" office:value="809.9405" calcext:value-type="float">
            <text:p>809.9405</text:p>
          </table:table-cell>
          <table:table-cell office:value-type="float" office:value="826.9611" calcext:value-type="float">
            <text:p>826.9611</text:p>
          </table:table-cell>
          <table:table-cell office:value-type="float" office:value="836.3708" calcext:value-type="float">
            <text:p>836.3708</text:p>
          </table:table-cell>
          <table:table-cell office:value-type="float" office:value="855.7833" calcext:value-type="float">
            <text:p>855.7833</text:p>
          </table:table-cell>
          <table:table-cell office:value-type="float" office:value="879.8859" calcext:value-type="float">
            <text:p>879.8859</text:p>
          </table:table-cell>
          <table:table-cell office:value-type="float" office:value="928.7699" calcext:value-type="float">
            <text:p>928.7699</text:p>
          </table:table-cell>
          <table:table-cell office:value-type="float" office:value="965.2009" calcext:value-type="float">
            <text:p>965.2009</text:p>
          </table:table-cell>
          <table:table-cell office:value-type="float" office:value="1003.4782" calcext:value-type="float">
            <text:p>1003.4782</text:p>
          </table:table-cell>
          <table:table-cell office:value-type="float" office:value="1055.346" calcext:value-type="float">
            <text:p>1055.346</text:p>
          </table:table-cell>
          <table:table-cell office:value-type="float" office:value="1092.0103" calcext:value-type="float">
            <text:p>1092.0103</text:p>
          </table:table-cell>
          <table:table-cell office:value-type="float" office:value="1133.2525" calcext:value-type="float">
            <text:p>1133.2525</text:p>
          </table:table-cell>
          <table:table-cell office:value-type="float" office:value="1171.4535" calcext:value-type="float">
            <text:p>1171.4535</text:p>
          </table:table-cell>
          <table:table-cell office:value-type="float" office:value="1146.2237" calcext:value-type="float">
            <text:p>1146.2237</text:p>
          </table:table-cell>
          <table:table-cell office:value-type="float" office:value="1242.7956" calcext:value-type="float">
            <text:p>1242.7956</text:p>
          </table:table-cell>
        </table:table-row>
        <table:table-row table:style-name="ro2">
          <table:table-cell office:value-type="string" calcext:value-type="string">
            <text:p>x264 slower</text:p>
          </table:table-cell>
          <table:table-cell office:value-type="float" office:value="1054.2206" calcext:value-type="float">
            <text:p>1054.2206</text:p>
          </table:table-cell>
          <table:table-cell office:value-type="float" office:value="1056.9112" calcext:value-type="float">
            <text:p>1056.9112</text:p>
          </table:table-cell>
          <table:table-cell office:value-type="float" office:value="1461.416" calcext:value-type="float">
            <text:p>1461.416</text:p>
          </table:table-cell>
          <table:table-cell office:value-type="float" office:value="1829.0202" calcext:value-type="float">
            <text:p>1829.0202</text:p>
          </table:table-cell>
          <table:table-cell office:value-type="float" office:value="1989.3168" calcext:value-type="float">
            <text:p>1989.3168</text:p>
          </table:table-cell>
          <table:table-cell office:value-type="float" office:value="2073.7278" calcext:value-type="float">
            <text:p>2073.7278</text:p>
          </table:table-cell>
          <table:table-cell office:value-type="float" office:value="2116.743" calcext:value-type="float">
            <text:p>2116.743</text:p>
          </table:table-cell>
          <table:table-cell office:value-type="float" office:value="2150.2106" calcext:value-type="float">
            <text:p>2150.2106</text:p>
          </table:table-cell>
          <table:table-cell office:value-type="float" office:value="2151.2199" calcext:value-type="float">
            <text:p>2151.2199</text:p>
          </table:table-cell>
          <table:table-cell office:value-type="float" office:value="2171.8225" calcext:value-type="float">
            <text:p>2171.8225</text:p>
          </table:table-cell>
          <table:table-cell office:value-type="float" office:value="2231.9683" calcext:value-type="float">
            <text:p>2231.9683</text:p>
          </table:table-cell>
          <table:table-cell office:value-type="float" office:value="2312.2407" calcext:value-type="float">
            <text:p>2312.2407</text:p>
          </table:table-cell>
          <table:table-cell office:value-type="float" office:value="2380.0783" calcext:value-type="float">
            <text:p>2380.0783</text:p>
          </table:table-cell>
          <table:table-cell office:value-type="float" office:value="2474.152" calcext:value-type="float">
            <text:p>2474.152</text:p>
          </table:table-cell>
          <table:table-cell office:value-type="float" office:value="2571.0214" calcext:value-type="float">
            <text:p>2571.0214</text:p>
          </table:table-cell>
          <table:table-cell office:value-type="float" office:value="2655.6752" calcext:value-type="float">
            <text:p>2655.6752</text:p>
          </table:table-cell>
          <table:table-cell office:value-type="float" office:value="2724.7" calcext:value-type="float">
            <text:p>2724.7</text:p>
          </table:table-cell>
          <table:table-cell office:value-type="float" office:value="2806.9566" calcext:value-type="float">
            <text:p>2806.9566</text:p>
          </table:table-cell>
          <table:table-cell office:value-type="float" office:value="2863.8134" calcext:value-type="float">
            <text:p>2863.8134</text:p>
          </table:table-cell>
          <table:table-cell office:value-type="float" office:value="2934.7769" calcext:value-type="float">
            <text:p>2934.7769</text:p>
          </table:table-cell>
        </table:table-row>
        <table:table-row table:style-name="ro2">
          <table:table-cell office:value-type="string" calcext:value-type="string">
            <text:p>x264 veryslow</text:p>
          </table:table-cell>
          <table:table-cell office:value-type="float" office:value="2599.6067" calcext:value-type="float">
            <text:p>2599.6067</text:p>
          </table:table-cell>
          <table:table-cell office:value-type="float" office:value="2431.825" calcext:value-type="float">
            <text:p>2431.825</text:p>
          </table:table-cell>
          <table:table-cell office:value-type="float" office:value="3827.1735" calcext:value-type="float">
            <text:p>3827.1735</text:p>
          </table:table-cell>
          <table:table-cell office:value-type="float" office:value="4805.2469" calcext:value-type="float">
            <text:p>4805.2469</text:p>
          </table:table-cell>
          <table:table-cell office:value-type="float" office:value="5170.7732" calcext:value-type="float">
            <text:p>5170.7732</text:p>
          </table:table-cell>
          <table:table-cell office:value-type="float" office:value="5261.9946" calcext:value-type="float">
            <text:p>5261.9946</text:p>
          </table:table-cell>
          <table:table-cell office:value-type="float" office:value="5339.3211" calcext:value-type="float">
            <text:p>5339.3211</text:p>
          </table:table-cell>
          <table:table-cell office:value-type="float" office:value="4537.7274" calcext:value-type="float">
            <text:p>4537.7274</text:p>
          </table:table-cell>
          <table:table-cell office:value-type="float" office:value="5384.7564" calcext:value-type="float">
            <text:p>5384.7564</text:p>
          </table:table-cell>
          <table:table-cell office:value-type="float" office:value="5440.0837" calcext:value-type="float">
            <text:p>5440.0837</text:p>
          </table:table-cell>
          <table:table-cell office:value-type="float" office:value="4663.186" calcext:value-type="float">
            <text:p>4663.186</text:p>
          </table:table-cell>
          <table:table-cell office:value-type="float" office:value="5738.2213" calcext:value-type="float">
            <text:p>5738.2213</text:p>
          </table:table-cell>
          <table:table-cell office:value-type="float" office:value="5916.1586" calcext:value-type="float">
            <text:p>5916.1586</text:p>
          </table:table-cell>
          <table:table-cell office:value-type="float" office:value="6111.0613" calcext:value-type="float">
            <text:p>6111.0613</text:p>
          </table:table-cell>
          <table:table-cell office:value-type="float" office:value="6318.9649" calcext:value-type="float">
            <text:p>6318.9649</text:p>
          </table:table-cell>
          <table:table-cell office:value-type="float" office:value="6091.5275" calcext:value-type="float">
            <text:p>6091.5275</text:p>
          </table:table-cell>
          <table:table-cell office:value-type="float" office:value="6560.2817" calcext:value-type="float">
            <text:p>6560.2817</text:p>
          </table:table-cell>
          <table:table-cell office:value-type="float" office:value="6706.3006" calcext:value-type="float">
            <text:p>6706.3006</text:p>
          </table:table-cell>
          <table:table-cell office:value-type="float" office:value="6813.759" calcext:value-type="float">
            <text:p>6813.759</text:p>
          </table:table-cell>
          <table:table-cell office:value-type="float" office:value="6929.7594" calcext:value-type="float">
            <text:p>6929.7594</text:p>
          </table:table-cell>
        </table:table-row>
        <table:table-row table:style-name="ro2">
          <table:table-cell office:value-type="string" calcext:value-type="string">
            <text:p>x264 placebo</text:p>
          </table:table-cell>
          <table:table-cell office:value-type="float" office:value="10986.2869" calcext:value-type="float">
            <text:p>10986.2869</text:p>
          </table:table-cell>
          <table:table-cell office:value-type="float" office:value="12617.2835" calcext:value-type="float">
            <text:p>12617.2835</text:p>
          </table:table-cell>
          <table:table-cell office:value-type="float" office:value="13644.8933" calcext:value-type="float">
            <text:p>13644.8933</text:p>
          </table:table-cell>
          <table:table-cell office:value-type="float" office:value="12796.6997" calcext:value-type="float">
            <text:p>12796.6997</text:p>
          </table:table-cell>
          <table:table-cell office:value-type="float" office:value="13956.1006" calcext:value-type="float">
            <text:p>13956.1006</text:p>
          </table:table-cell>
          <table:table-cell office:value-type="float" office:value="14359.5111" calcext:value-type="float">
            <text:p>14359.5111</text:p>
          </table:table-cell>
          <table:table-cell office:value-type="float" office:value="13456.1507" calcext:value-type="float">
            <text:p>13456.1507</text:p>
          </table:table-cell>
          <table:table-cell office:value-type="float" office:value="14838.9425" calcext:value-type="float">
            <text:p>14838.9425</text:p>
          </table:table-cell>
          <table:table-cell office:value-type="float" office:value="15010.5672" calcext:value-type="float">
            <text:p>15010.5672</text:p>
          </table:table-cell>
          <table:table-cell office:value-type="float" office:value="15139.793" calcext:value-type="float">
            <text:p>15139.793</text:p>
          </table:table-cell>
          <table:table-cell office:value-type="float" office:value="14422.5675" calcext:value-type="float">
            <text:p>14422.5675</text:p>
          </table:table-cell>
          <table:table-cell office:value-type="float" office:value="16712.5848" calcext:value-type="float">
            <text:p>16712.5848</text:p>
          </table:table-cell>
          <table:table-cell office:value-type="float" office:value="17703.2593" calcext:value-type="float">
            <text:p>17703.2593</text:p>
          </table:table-cell>
          <table:table-cell office:value-type="float" office:value="18861.5219" calcext:value-type="float">
            <text:p>18861.5219</text:p>
          </table:table-cell>
          <table:table-cell office:value-type="float" office:value="19864.8551" calcext:value-type="float">
            <text:p>19864.8551</text:p>
          </table:table-cell>
          <table:table-cell office:value-type="float" office:value="19615.8484" calcext:value-type="float">
            <text:p>19615.8484</text:p>
          </table:table-cell>
          <table:table-cell office:value-type="float" office:value="21545.4096" calcext:value-type="float">
            <text:p>21545.4096</text:p>
          </table:table-cell>
          <table:table-cell office:value-type="float" office:value="22348.9326" calcext:value-type="float">
            <text:p>22348.9326</text:p>
          </table:table-cell>
          <table:table-cell office:value-type="float" office:value="21780.8617" calcext:value-type="float">
            <text:p>21780.8617</text:p>
          </table:table-cell>
          <table:table-cell office:value-type="float" office:value="23363.3733" calcext:value-type="float">
            <text:p>23363.3733</text:p>
          </table:table-cell>
        </table:table-row>
        <table:table-row table:style-name="ro1">
          <table:table-cell office:value-type="string" calcext:value-type="string">
            <text:p>h264_nvenc medium</text:p>
          </table:table-cell>
          <table:table-cell table:style-name="ce2" office:value-type="float" office:value="214.486111111111" calcext:value-type="float">
            <text:p>214.4861111111</text:p>
          </table:table-cell>
          <table:table-cell table:style-name="ce2" office:value-type="float" office:value="190.925" calcext:value-type="float">
            <text:p>190.925</text:p>
          </table:table-cell>
          <table:table-cell table:style-name="ce2" office:value-type="float" office:value="206.830555555556" calcext:value-type="float">
            <text:p>206.8305555556</text:p>
          </table:table-cell>
          <table:table-cell table:style-name="ce2" office:value-type="float" office:value="224.886111111111" calcext:value-type="float">
            <text:p>224.8861111111</text:p>
          </table:table-cell>
          <table:table-cell table:style-name="ce2" office:value-type="float" office:value="223.405555555556" calcext:value-type="float">
            <text:p>223.4055555556</text:p>
          </table:table-cell>
          <table:table-cell table:style-name="ce2" office:value-type="float" office:value="234.005555555556" calcext:value-type="float">
            <text:p>234.0055555556</text:p>
          </table:table-cell>
          <table:table-cell table:style-name="ce2" office:value-type="float" office:value="215.894444444444" calcext:value-type="float">
            <text:p>215.8944444444</text:p>
          </table:table-cell>
          <table:table-cell table:style-name="ce2" office:value-type="float" office:value="214.752777777778" calcext:value-type="float">
            <text:p>214.7527777778</text:p>
          </table:table-cell>
          <table:table-cell table:style-name="ce2" office:value-type="float" office:value="204.916666666667" calcext:value-type="float">
            <text:p>204.9166666667</text:p>
          </table:table-cell>
          <table:table-cell table:style-name="ce2" office:value-type="float" office:value="215.569444444444" calcext:value-type="float">
            <text:p>215.5694444444</text:p>
          </table:table-cell>
          <table:table-cell table:style-name="ce2" office:value-type="float" office:value="217.455555555556" calcext:value-type="float">
            <text:p>217.4555555556</text:p>
          </table:table-cell>
          <table:table-cell table:style-name="ce2" office:value-type="float" office:value="224.966666666667" calcext:value-type="float">
            <text:p>224.9666666667</text:p>
          </table:table-cell>
          <table:table-cell table:style-name="ce2" office:value-type="float" office:value="203.6" calcext:value-type="float">
            <text:p>203.6</text:p>
          </table:table-cell>
          <table:table-cell table:style-name="ce2" office:value-type="float" office:value="189.963888888889" calcext:value-type="float">
            <text:p>189.9638888889</text:p>
          </table:table-cell>
          <table:table-cell table:style-name="ce2" office:value-type="float" office:value="224.466666666667" calcext:value-type="float">
            <text:p>224.4666666667</text:p>
          </table:table-cell>
          <table:table-cell table:style-name="ce2" office:value-type="float" office:value="206.213888888889" calcext:value-type="float">
            <text:p>206.2138888889</text:p>
          </table:table-cell>
          <table:table-cell table:style-name="ce2" office:value-type="float" office:value="205.925" calcext:value-type="float">
            <text:p>205.925</text:p>
          </table:table-cell>
          <table:table-cell table:style-name="ce2" office:value-type="float" office:value="211.572222222222" calcext:value-type="float">
            <text:p>211.5722222222</text:p>
          </table:table-cell>
          <table:table-cell table:style-name="ce2" office:value-type="float" office:value="210.230555555556" calcext:value-type="float">
            <text:p>210.2305555556</text:p>
          </table:table-cell>
          <table:table-cell table:style-name="ce2" office:value-type="float" office:value="213.030555555556" calcext:value-type="float">
            <text:p>213.0305555556</text:p>
          </table:table-cell>
        </table:table-row>
        <table:table-row table:style-name="ro1">
          <table:table-cell office:value-type="string" calcext:value-type="string">
            <text:p>h264_nvenc fast</text:p>
          </table:table-cell>
          <table:table-cell table:style-name="ce2" office:value-type="float" office:value="211.319444444444" calcext:value-type="float">
            <text:p>211.3194444444</text:p>
          </table:table-cell>
          <table:table-cell table:style-name="ce2" office:value-type="float" office:value="251.097222222222" calcext:value-type="float">
            <text:p>251.0972222222</text:p>
          </table:table-cell>
          <table:table-cell table:style-name="ce2" office:value-type="float" office:value="210.633333333333" calcext:value-type="float">
            <text:p>210.6333333333</text:p>
          </table:table-cell>
          <table:table-cell table:style-name="ce2" office:value-type="float" office:value="222.55" calcext:value-type="float">
            <text:p>222.55</text:p>
          </table:table-cell>
          <table:table-cell table:style-name="ce2" office:value-type="float" office:value="198.797222222222" calcext:value-type="float">
            <text:p>198.7972222222</text:p>
          </table:table-cell>
          <table:table-cell table:style-name="ce2" office:value-type="float" office:value="198.805555555556" calcext:value-type="float">
            <text:p>198.8055555556</text:p>
          </table:table-cell>
          <table:table-cell table:style-name="ce2" office:value-type="float" office:value="211.777777777778" calcext:value-type="float">
            <text:p>211.7777777778</text:p>
          </table:table-cell>
          <table:table-cell table:style-name="ce2" office:value-type="float" office:value="205.391666666667" calcext:value-type="float">
            <text:p>205.3916666667</text:p>
          </table:table-cell>
          <table:table-cell table:style-name="ce2" office:value-type="float" office:value="192.838888888889" calcext:value-type="float">
            <text:p>192.8388888889</text:p>
          </table:table-cell>
          <table:table-cell table:style-name="ce2" office:value-type="float" office:value="215.502777777778" calcext:value-type="float">
            <text:p>215.5027777778</text:p>
          </table:table-cell>
          <table:table-cell table:style-name="ce2" office:value-type="float" office:value="233.680555555555" calcext:value-type="float">
            <text:p>233.6805555556</text:p>
          </table:table-cell>
          <table:table-cell table:style-name="ce2" office:value-type="float" office:value="190.316666666667" calcext:value-type="float">
            <text:p>190.3166666667</text:p>
          </table:table-cell>
          <table:table-cell table:style-name="ce2" office:value-type="float" office:value="206.311111111111" calcext:value-type="float">
            <text:p>206.3111111111</text:p>
          </table:table-cell>
          <table:table-cell table:style-name="ce2" office:value-type="float" office:value="196.686111111111" calcext:value-type="float">
            <text:p>196.6861111111</text:p>
          </table:table-cell>
          <table:table-cell table:style-name="ce2" office:value-type="float" office:value="212.975" calcext:value-type="float">
            <text:p>212.975</text:p>
          </table:table-cell>
          <table:table-cell table:style-name="ce2" office:value-type="float" office:value="215.280555555556" calcext:value-type="float">
            <text:p>215.2805555556</text:p>
          </table:table-cell>
          <table:table-cell table:style-name="ce2" office:value-type="float" office:value="210.402777777778" calcext:value-type="float">
            <text:p>210.4027777778</text:p>
          </table:table-cell>
          <table:table-cell table:style-name="ce2" office:value-type="float" office:value="215.613888888889" calcext:value-type="float">
            <text:p>215.6138888889</text:p>
          </table:table-cell>
          <table:table-cell table:style-name="ce2" office:value-type="float" office:value="205.447222222222" calcext:value-type="float">
            <text:p>205.4472222222</text:p>
          </table:table-cell>
          <table:table-cell table:style-name="ce2" office:value-type="float" office:value="198.994444444444" calcext:value-type="float">
            <text:p>198.9944444444</text:p>
          </table:table-cell>
        </table:table-row>
        <table:table-row table:style-name="ro1">
          <table:table-cell office:value-type="string" calcext:value-type="string">
            <text:p>h264_nvenc hp</text:p>
          </table:table-cell>
          <table:table-cell table:style-name="ce2" office:value-type="float" office:value="198.972222222222" calcext:value-type="float">
            <text:p>198.9722222222</text:p>
          </table:table-cell>
          <table:table-cell table:style-name="ce2" office:value-type="float" office:value="198.836111111111" calcext:value-type="float">
            <text:p>198.8361111111</text:p>
          </table:table-cell>
          <table:table-cell table:style-name="ce2" office:value-type="float" office:value="223.747222222222" calcext:value-type="float">
            <text:p>223.7472222222</text:p>
          </table:table-cell>
          <table:table-cell table:style-name="ce2" office:value-type="float" office:value="235.047222222222" calcext:value-type="float">
            <text:p>235.0472222222</text:p>
          </table:table-cell>
          <table:table-cell table:style-name="ce2" office:value-type="float" office:value="294.480555555555" calcext:value-type="float">
            <text:p>294.4805555556</text:p>
          </table:table-cell>
          <table:table-cell table:style-name="ce2" office:value-type="float" office:value="784.777777777778" calcext:value-type="float">
            <text:p>784.7777777778</text:p>
          </table:table-cell>
          <table:table-cell table:style-name="ce2" office:value-type="float" office:value="565.883333333333" calcext:value-type="float">
            <text:p>565.8833333333</text:p>
          </table:table-cell>
          <table:table-cell table:style-name="ce2" office:value-type="float" office:value="454.316666666667" calcext:value-type="float">
            <text:p>454.3166666667</text:p>
          </table:table-cell>
          <table:table-cell table:style-name="ce2" office:value-type="float" office:value="314.377777777778" calcext:value-type="float">
            <text:p>314.3777777778</text:p>
          </table:table-cell>
          <table:table-cell table:style-name="ce2" office:value-type="float" office:value="435.988888888889" calcext:value-type="float">
            <text:p>435.9888888889</text:p>
          </table:table-cell>
          <table:table-cell table:style-name="ce2" office:value-type="float" office:value="470.325" calcext:value-type="float">
            <text:p>470.325</text:p>
          </table:table-cell>
          <table:table-cell table:style-name="ce2" office:value-type="float" office:value="538.191666666667" calcext:value-type="float">
            <text:p>538.1916666667</text:p>
          </table:table-cell>
          <table:table-cell table:style-name="ce2" office:value-type="float" office:value="259.305555555555" calcext:value-type="float">
            <text:p>259.3055555556</text:p>
          </table:table-cell>
          <table:table-cell table:style-name="ce2" office:value-type="float" office:value="251.027777777778" calcext:value-type="float">
            <text:p>251.0277777778</text:p>
          </table:table-cell>
          <table:table-cell table:style-name="ce2" office:value-type="float" office:value="269.355555555555" calcext:value-type="float">
            <text:p>269.3555555556</text:p>
          </table:table-cell>
          <table:table-cell table:style-name="ce2" office:value-type="float" office:value="217.772222222222" calcext:value-type="float">
            <text:p>217.7722222222</text:p>
          </table:table-cell>
          <table:table-cell table:style-name="ce2" office:value-type="float" office:value="233.2" calcext:value-type="float">
            <text:p>233.2</text:p>
          </table:table-cell>
          <table:table-cell table:style-name="ce2" office:value-type="float" office:value="233.730555555555" calcext:value-type="float">
            <text:p>233.7305555556</text:p>
          </table:table-cell>
          <table:table-cell table:style-name="ce2" office:value-type="float" office:value="208.233333333333" calcext:value-type="float">
            <text:p>208.2333333333</text:p>
          </table:table-cell>
          <table:table-cell table:style-name="ce2" office:value-type="float" office:value="224.269444444444" calcext:value-type="float">
            <text:p>224.2694444444</text:p>
          </table:table-cell>
        </table:table-row>
        <table:table-row table:style-name="ro1">
          <table:table-cell office:value-type="string" calcext:value-type="string">
            <text:p>h264_nvenc hq</text:p>
          </table:table-cell>
          <table:table-cell table:style-name="ce2" office:value-type="float" office:value="216.05" calcext:value-type="float">
            <text:p>216.05</text:p>
          </table:table-cell>
          <table:table-cell table:style-name="ce2" office:value-type="float" office:value="195.405555555556" calcext:value-type="float">
            <text:p>195.4055555556</text:p>
          </table:table-cell>
          <table:table-cell table:style-name="ce2" office:value-type="float" office:value="209.880555555556" calcext:value-type="float">
            <text:p>209.8805555556</text:p>
          </table:table-cell>
          <table:table-cell table:style-name="ce2" office:value-type="float" office:value="197.163888888889" calcext:value-type="float">
            <text:p>197.1638888889</text:p>
          </table:table-cell>
          <table:table-cell table:style-name="ce2" office:value-type="float" office:value="224.947222222222" calcext:value-type="float">
            <text:p>224.9472222222</text:p>
          </table:table-cell>
          <table:table-cell table:style-name="ce2" office:value-type="float" office:value="213.202777777778" calcext:value-type="float">
            <text:p>213.2027777778</text:p>
          </table:table-cell>
          <table:table-cell table:style-name="ce2" office:value-type="float" office:value="215.197222222222" calcext:value-type="float">
            <text:p>215.1972222222</text:p>
          </table:table-cell>
          <table:table-cell table:style-name="ce2" office:value-type="float" office:value="199.766666666667" calcext:value-type="float">
            <text:p>199.7666666667</text:p>
          </table:table-cell>
          <table:table-cell table:style-name="ce2" office:value-type="float" office:value="199.938888888889" calcext:value-type="float">
            <text:p>199.9388888889</text:p>
          </table:table-cell>
          <table:table-cell table:style-name="ce2" office:value-type="float" office:value="211.980555555556" calcext:value-type="float">
            <text:p>211.9805555556</text:p>
          </table:table-cell>
          <table:table-cell table:style-name="ce2" office:value-type="float" office:value="198.988888888889" calcext:value-type="float">
            <text:p>198.9888888889</text:p>
          </table:table-cell>
          <table:table-cell table:style-name="ce2" office:value-type="float" office:value="212.230555555556" calcext:value-type="float">
            <text:p>212.2305555556</text:p>
          </table:table-cell>
          <table:table-cell table:style-name="ce2" office:value-type="float" office:value="211.991666666667" calcext:value-type="float">
            <text:p>211.9916666667</text:p>
          </table:table-cell>
          <table:table-cell table:style-name="ce2" office:value-type="float" office:value="224.605555555556" calcext:value-type="float">
            <text:p>224.6055555556</text:p>
          </table:table-cell>
          <table:table-cell table:style-name="ce2" office:value-type="float" office:value="206.527777777778" calcext:value-type="float">
            <text:p>206.5277777778</text:p>
          </table:table-cell>
          <table:table-cell table:style-name="ce2" office:value-type="float" office:value="225.122222222222" calcext:value-type="float">
            <text:p>225.1222222222</text:p>
          </table:table-cell>
          <table:table-cell table:style-name="ce2" office:value-type="float" office:value="211.191666666667" calcext:value-type="float">
            <text:p>211.1916666667</text:p>
          </table:table-cell>
          <table:table-cell table:style-name="ce2" office:value-type="float" office:value="205.988888888889" calcext:value-type="float">
            <text:p>205.9888888889</text:p>
          </table:table-cell>
          <table:table-cell table:style-name="ce2" office:value-type="float" office:value="216.025" calcext:value-type="float">
            <text:p>216.025</text:p>
          </table:table-cell>
          <table:table-cell table:style-name="ce2" office:value-type="float" office:value="199.663888888889" calcext:value-type="float">
            <text:p>199.6638888889</text:p>
          </table:table-cell>
        </table:table-row>
        <table:table-row table:style-name="ro1">
          <table:table-cell office:value-type="string" calcext:value-type="string">
            <text:p>h264_nvenc bd</text:p>
          </table:table-cell>
          <table:table-cell table:style-name="ce2" office:value-type="float" office:value="199.486111111111" calcext:value-type="float">
            <text:p>199.4861111111</text:p>
          </table:table-cell>
          <table:table-cell table:style-name="ce2" office:value-type="float" office:value="201.872222222222" calcext:value-type="float">
            <text:p>201.8722222222</text:p>
          </table:table-cell>
          <table:table-cell table:style-name="ce2" office:value-type="float" office:value="215.525" calcext:value-type="float">
            <text:p>215.525</text:p>
          </table:table-cell>
          <table:table-cell table:style-name="ce2" office:value-type="float" office:value="224.088888888889" calcext:value-type="float">
            <text:p>224.0888888889</text:p>
          </table:table-cell>
          <table:table-cell table:style-name="ce2" office:value-type="float" office:value="199.858333333333" calcext:value-type="float">
            <text:p>199.8583333333</text:p>
          </table:table-cell>
          <table:table-cell table:style-name="ce2" office:value-type="float" office:value="209.847222222222" calcext:value-type="float">
            <text:p>209.8472222222</text:p>
          </table:table-cell>
          <table:table-cell table:style-name="ce2" office:value-type="float" office:value="218.841666666667" calcext:value-type="float">
            <text:p>218.8416666667</text:p>
          </table:table-cell>
          <table:table-cell table:style-name="ce2" office:value-type="float" office:value="215.825" calcext:value-type="float">
            <text:p>215.825</text:p>
          </table:table-cell>
          <table:table-cell table:style-name="ce2" office:value-type="float" office:value="199.369444444444" calcext:value-type="float">
            <text:p>199.3694444444</text:p>
          </table:table-cell>
          <table:table-cell table:style-name="ce2" office:value-type="float" office:value="199.722222222222" calcext:value-type="float">
            <text:p>199.7222222222</text:p>
          </table:table-cell>
          <table:table-cell table:style-name="ce2" office:value-type="float" office:value="215.5" calcext:value-type="float">
            <text:p>215.5</text:p>
          </table:table-cell>
          <table:table-cell table:style-name="ce2" office:value-type="float" office:value="199.866666666667" calcext:value-type="float">
            <text:p>199.8666666667</text:p>
          </table:table-cell>
          <table:table-cell table:style-name="ce2" office:value-type="float" office:value="191.369444444444" calcext:value-type="float">
            <text:p>191.3694444444</text:p>
          </table:table-cell>
          <table:table-cell table:style-name="ce2" office:value-type="float" office:value="224.594444444444" calcext:value-type="float">
            <text:p>224.5944444444</text:p>
          </table:table-cell>
          <table:table-cell table:style-name="ce2" office:value-type="float" office:value="233.891666666667" calcext:value-type="float">
            <text:p>233.8916666667</text:p>
          </table:table-cell>
          <table:table-cell table:style-name="ce2" office:value-type="float" office:value="215.830555555556" calcext:value-type="float">
            <text:p>215.8305555556</text:p>
          </table:table-cell>
          <table:table-cell table:style-name="ce2" office:value-type="float" office:value="224.452777777778" calcext:value-type="float">
            <text:p>224.4527777778</text:p>
          </table:table-cell>
          <table:table-cell table:style-name="ce2" office:value-type="float" office:value="219.447222222222" calcext:value-type="float">
            <text:p>219.4472222222</text:p>
          </table:table-cell>
          <table:table-cell table:style-name="ce2" office:value-type="float" office:value="218.294444444444" calcext:value-type="float">
            <text:p>218.2944444444</text:p>
          </table:table-cell>
          <table:table-cell table:style-name="ce2" office:value-type="float" office:value="225.016666666667" calcext:value-type="float">
            <text:p>225.0166666667</text:p>
          </table:table-cell>
        </table:table-row>
        <table:table-row table:style-name="ro1">
          <table:table-cell office:value-type="string" calcext:value-type="string">
            <text:p>h264_nvenc ll</text:p>
          </table:table-cell>
          <table:table-cell table:style-name="ce2" office:value-type="float" office:value="240.819444444444" calcext:value-type="float">
            <text:p>240.8194444444</text:p>
          </table:table-cell>
          <table:table-cell table:style-name="ce2" office:value-type="float" office:value="191.725" calcext:value-type="float">
            <text:p>191.725</text:p>
          </table:table-cell>
          <table:table-cell table:style-name="ce2" office:value-type="float" office:value="257.858333333333" calcext:value-type="float">
            <text:p>257.8583333333</text:p>
          </table:table-cell>
          <table:table-cell table:style-name="ce2" office:value-type="float" office:value="393.427777777778" calcext:value-type="float">
            <text:p>393.4277777778</text:p>
          </table:table-cell>
          <table:table-cell table:style-name="ce2" office:value-type="float" office:value="663.983333333334" calcext:value-type="float">
            <text:p>663.9833333333</text:p>
          </table:table-cell>
          <table:table-cell table:style-name="ce2" office:value-type="float" office:value="529.261111111111" calcext:value-type="float">
            <text:p>529.2611111111</text:p>
          </table:table-cell>
          <table:table-cell table:style-name="ce2" office:value-type="float" office:value="440.336111111111" calcext:value-type="float">
            <text:p>440.3361111111</text:p>
          </table:table-cell>
          <table:table-cell table:style-name="ce2" office:value-type="float" office:value="307.269444444444" calcext:value-type="float">
            <text:p>307.2694444444</text:p>
          </table:table-cell>
          <table:table-cell table:style-name="ce2" office:value-type="float" office:value="425.663888888889" calcext:value-type="float">
            <text:p>425.6638888889</text:p>
          </table:table-cell>
          <table:table-cell table:style-name="ce2" office:value-type="float" office:value="461.102777777778" calcext:value-type="float">
            <text:p>461.1027777778</text:p>
          </table:table-cell>
          <table:table-cell table:style-name="ce2" office:value-type="float" office:value="479.372222222222" calcext:value-type="float">
            <text:p>479.3722222222</text:p>
          </table:table-cell>
          <table:table-cell table:style-name="ce2" office:value-type="float" office:value="297.344444444444" calcext:value-type="float">
            <text:p>297.3444444444</text:p>
          </table:table-cell>
          <table:table-cell table:style-name="ce2" office:value-type="float" office:value="306.141666666667" calcext:value-type="float">
            <text:p>306.1416666667</text:p>
          </table:table-cell>
          <table:table-cell table:style-name="ce2" office:value-type="float" office:value="297.088888888889" calcext:value-type="float">
            <text:p>297.0888888889</text:p>
          </table:table-cell>
          <table:table-cell table:style-name="ce2" office:value-type="float" office:value="240.327777777778" calcext:value-type="float">
            <text:p>240.3277777778</text:p>
          </table:table-cell>
          <table:table-cell table:style-name="ce2" office:value-type="float" office:value="243.291666666667" calcext:value-type="float">
            <text:p>243.2916666667</text:p>
          </table:table-cell>
          <table:table-cell table:style-name="ce2" office:value-type="float" office:value="227.75" calcext:value-type="float">
            <text:p>227.75</text:p>
          </table:table-cell>
          <table:table-cell table:style-name="ce2" office:value-type="float" office:value="226.641666666667" calcext:value-type="float">
            <text:p>226.6416666667</text:p>
          </table:table-cell>
          <table:table-cell table:style-name="ce2" office:value-type="float" office:value="235.344444444444" calcext:value-type="float">
            <text:p>235.3444444444</text:p>
          </table:table-cell>
          <table:table-cell table:style-name="ce2" office:value-type="float" office:value="219.136111111111" calcext:value-type="float">
            <text:p>219.1361111111</text:p>
          </table:table-cell>
        </table:table-row>
        <table:table-row table:style-name="ro1">
          <table:table-cell office:value-type="string" calcext:value-type="string">
            <text:p>h264_nvenc llhq</text:p>
          </table:table-cell>
          <table:table-cell table:style-name="ce2" office:value-type="float" office:value="212.613888888889" calcext:value-type="float">
            <text:p>212.6138888889</text:p>
          </table:table-cell>
          <table:table-cell table:style-name="ce2" office:value-type="float" office:value="242.019444444444" calcext:value-type="float">
            <text:p>242.0194444444</text:p>
          </table:table-cell>
          <table:table-cell table:style-name="ce2" office:value-type="float" office:value="240.555555555556" calcext:value-type="float">
            <text:p>240.5555555556</text:p>
          </table:table-cell>
          <table:table-cell table:style-name="ce2" office:value-type="float" office:value="238.383333333333" calcext:value-type="float">
            <text:p>238.3833333333</text:p>
          </table:table-cell>
          <table:table-cell table:style-name="ce2" office:value-type="float" office:value="204.808333333333" calcext:value-type="float">
            <text:p>204.8083333333</text:p>
          </table:table-cell>
          <table:table-cell table:style-name="ce2" office:value-type="float" office:value="252.761111111111" calcext:value-type="float">
            <text:p>252.7611111111</text:p>
          </table:table-cell>
          <table:table-cell table:style-name="ce2" office:value-type="float" office:value="229.719444444444" calcext:value-type="float">
            <text:p>229.7194444444</text:p>
          </table:table-cell>
          <table:table-cell table:style-name="ce2" office:value-type="float" office:value="218.002777777778" calcext:value-type="float">
            <text:p>218.0027777778</text:p>
          </table:table-cell>
          <table:table-cell table:style-name="ce2" office:value-type="float" office:value="237.247222222222" calcext:value-type="float">
            <text:p>237.2472222222</text:p>
          </table:table-cell>
          <table:table-cell table:style-name="ce2" office:value-type="float" office:value="236.811111111111" calcext:value-type="float">
            <text:p>236.8111111111</text:p>
          </table:table-cell>
          <table:table-cell table:style-name="ce2" office:value-type="float" office:value="231.213888888889" calcext:value-type="float">
            <text:p>231.2138888889</text:p>
          </table:table-cell>
          <table:table-cell table:style-name="ce2" office:value-type="float" office:value="218.947222222222" calcext:value-type="float">
            <text:p>218.9472222222</text:p>
          </table:table-cell>
          <table:table-cell table:style-name="ce2" office:value-type="float" office:value="227.836111111111" calcext:value-type="float">
            <text:p>227.8361111111</text:p>
          </table:table-cell>
          <table:table-cell table:style-name="ce2" office:value-type="float" office:value="208.436111111111" calcext:value-type="float">
            <text:p>208.4361111111</text:p>
          </table:table-cell>
          <table:table-cell table:style-name="ce2" office:value-type="float" office:value="228.372222222222" calcext:value-type="float">
            <text:p>228.3722222222</text:p>
          </table:table-cell>
          <table:table-cell table:style-name="ce2" office:value-type="float" office:value="217.361111111111" calcext:value-type="float">
            <text:p>217.3611111111</text:p>
          </table:table-cell>
          <table:table-cell table:style-name="ce2" office:value-type="float" office:value="260.930555555556" calcext:value-type="float">
            <text:p>260.9305555556</text:p>
          </table:table-cell>
          <table:table-cell table:style-name="ce2" office:value-type="float" office:value="233.866666666667" calcext:value-type="float">
            <text:p>233.8666666667</text:p>
          </table:table-cell>
          <table:table-cell table:style-name="ce2" office:value-type="float" office:value="229.091666666667" calcext:value-type="float">
            <text:p>229.0916666667</text:p>
          </table:table-cell>
          <table:table-cell table:style-name="ce2" office:value-type="float" office:value="244.6" calcext:value-type="float">
            <text:p>244.6</text:p>
          </table:table-cell>
        </table:table-row>
        <table:table-row table:style-name="ro1">
          <table:table-cell office:value-type="string" calcext:value-type="string">
            <text:p>h264_nvenc llhp</text:p>
          </table:table-cell>
          <table:table-cell table:style-name="ce2" office:value-type="float" office:value="220.397222222222" calcext:value-type="float">
            <text:p>220.3972222222</text:p>
          </table:table-cell>
          <table:table-cell table:style-name="ce2" office:value-type="float" office:value="220.202777777778" calcext:value-type="float">
            <text:p>220.2027777778</text:p>
          </table:table-cell>
          <table:table-cell table:style-name="ce2" office:value-type="float" office:value="209.227777777778" calcext:value-type="float">
            <text:p>209.2277777778</text:p>
          </table:table-cell>
          <table:table-cell table:style-name="ce2" office:value-type="float" office:value="234.297222222222" calcext:value-type="float">
            <text:p>234.2972222222</text:p>
          </table:table-cell>
          <table:table-cell table:style-name="ce2" office:value-type="float" office:value="224.494444444444" calcext:value-type="float">
            <text:p>224.4944444444</text:p>
          </table:table-cell>
          <table:table-cell table:style-name="ce2" office:value-type="float" office:value="218.830555555556" calcext:value-type="float">
            <text:p>218.8305555556</text:p>
          </table:table-cell>
          <table:table-cell table:style-name="ce2" office:value-type="float" office:value="243.488888888889" calcext:value-type="float">
            <text:p>243.4888888889</text:p>
          </table:table-cell>
          <table:table-cell table:style-name="ce2" office:value-type="float" office:value="231.4" calcext:value-type="float">
            <text:p>231.4</text:p>
          </table:table-cell>
          <table:table-cell table:style-name="ce2" office:value-type="float" office:value="222.436111111111" calcext:value-type="float">
            <text:p>222.4361111111</text:p>
          </table:table-cell>
          <table:table-cell table:style-name="ce2" office:value-type="float" office:value="226.941666666667" calcext:value-type="float">
            <text:p>226.9416666667</text:p>
          </table:table-cell>
          <table:table-cell table:style-name="ce2" office:value-type="float" office:value="224.938888888889" calcext:value-type="float">
            <text:p>224.9388888889</text:p>
          </table:table-cell>
          <table:table-cell table:style-name="ce2" office:value-type="float" office:value="223.572222222222" calcext:value-type="float">
            <text:p>223.5722222222</text:p>
          </table:table-cell>
          <table:table-cell table:style-name="ce2" office:value-type="float" office:value="205.227777777778" calcext:value-type="float">
            <text:p>205.2277777778</text:p>
          </table:table-cell>
          <table:table-cell table:style-name="ce2" office:value-type="float" office:value="237.427777777778" calcext:value-type="float">
            <text:p>237.4277777778</text:p>
          </table:table-cell>
          <table:table-cell table:style-name="ce2" office:value-type="float" office:value="206.755555555556" calcext:value-type="float">
            <text:p>206.7555555556</text:p>
          </table:table-cell>
          <table:table-cell table:style-name="ce2" office:value-type="float" office:value="212.352777777778" calcext:value-type="float">
            <text:p>212.3527777778</text:p>
          </table:table-cell>
          <table:table-cell table:style-name="ce2" office:value-type="float" office:value="241.65" calcext:value-type="float">
            <text:p>241.65</text:p>
          </table:table-cell>
          <table:table-cell table:style-name="ce2" office:value-type="float" office:value="240.944444444444" calcext:value-type="float">
            <text:p>240.9444444444</text:p>
          </table:table-cell>
          <table:table-cell table:style-name="ce2" office:value-type="float" office:value="215.033333333333" calcext:value-type="float">
            <text:p>215.0333333333</text:p>
          </table:table-cell>
          <table:table-cell table:style-name="ce2" office:value-type="float" office:value="208.563888888889" calcext:value-type="float">
            <text:p>208.5638888889</text:p>
          </table:table-cell>
        </table:table-row>
        <table:table-row table:style-name="ro1" table:number-rows-repeated="2">
          <table:table-cell/>
          <table:table-cell table:style-name="Default" table:number-columns-repeated="20"/>
        </table:table-row>
        <table:table-row table:style-name="ro1">
          <table:table-cell office:value-type="string" calcext:value-type="string">
            <text:p>VMAF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15000" calcext:value-type="float">
            <text:p>15000</text:p>
          </table:table-cell>
        </table:table-row>
        <table:table-row table:style-name="ro2">
          <table:table-cell office:value-type="string" calcext:value-type="string">
            <text:p>theora</text:p>
          </table:table-cell>
          <table:table-cell table:number-columns-repeated="2" office:value-type="float" office:value="6.581227" calcext:value-type="float">
            <text:p>6.581227</text:p>
          </table:table-cell>
          <table:table-cell office:value-type="float" office:value="6.780804" calcext:value-type="float">
            <text:p>6.780804</text:p>
          </table:table-cell>
          <table:table-cell office:value-type="float" office:value="6.939558" calcext:value-type="float">
            <text:p>6.939558</text:p>
          </table:table-cell>
          <table:table-cell office:value-type="float" office:value="7.111442" calcext:value-type="float">
            <text:p>7.111442</text:p>
          </table:table-cell>
          <table:table-cell office:value-type="float" office:value="7.372573" calcext:value-type="float">
            <text:p>7.372573</text:p>
          </table:table-cell>
          <table:table-cell office:value-type="float" office:value="7.503831" calcext:value-type="float">
            <text:p>7.503831</text:p>
          </table:table-cell>
          <table:table-cell office:value-type="float" office:value="7.525336" calcext:value-type="float">
            <text:p>7.525336</text:p>
          </table:table-cell>
          <table:table-cell office:value-type="float" office:value="7.927404" calcext:value-type="float">
            <text:p>7.927404</text:p>
          </table:table-cell>
          <table:table-cell office:value-type="float" office:value="8.507274" calcext:value-type="float">
            <text:p>8.507274</text:p>
          </table:table-cell>
          <table:table-cell table:number-columns-repeated="2"/>
          <table:table-cell office:value-type="float" office:value="12.748445" calcext:value-type="float">
            <text:p>12.748445</text:p>
          </table:table-cell>
          <table:table-cell office:value-type="float" office:value="14.537477" calcext:value-type="float">
            <text:p>14.537477</text:p>
          </table:table-cell>
          <table:table-cell office:value-type="float" office:value="16.704289" calcext:value-type="float">
            <text:p>16.704289</text:p>
          </table:table-cell>
          <table:table-cell office:value-type="float" office:value="18.795459" calcext:value-type="float">
            <text:p>18.795459</text:p>
          </table:table-cell>
          <table:table-cell office:value-type="float" office:value="21.261718" calcext:value-type="float">
            <text:p>21.261718</text:p>
          </table:table-cell>
          <table:table-cell/>
          <table:table-cell office:value-type="float" office:value="28.259162" calcext:value-type="float">
            <text:p>28.259162</text:p>
          </table:table-cell>
          <table:table-cell office:value-type="float" office:value="33.047884" calcext:value-type="float">
            <text:p>33.047884</text:p>
          </table:table-cell>
        </table:table-row>
        <table:table-row table:style-name="ro2">
          <table:table-cell office:value-type="string" calcext:value-type="string">
            <text:p>x264 ultrafast</text:p>
          </table:table-cell>
          <table:table-cell office:value-type="float" office:value="0" calcext:value-type="float">
            <text:p>0</text:p>
          </table:table-cell>
          <table:table-cell office:value-type="float" office:value="0.030749" calcext:value-type="float">
            <text:p>0.030749</text:p>
          </table:table-cell>
          <table:table-cell office:value-type="float" office:value="0.125905" calcext:value-type="float">
            <text:p>0.125905</text:p>
          </table:table-cell>
          <table:table-cell office:value-type="float" office:value="0.216115" calcext:value-type="float">
            <text:p>0.216115</text:p>
          </table:table-cell>
          <table:table-cell office:value-type="float" office:value="0.801735" calcext:value-type="float">
            <text:p>0.801735</text:p>
          </table:table-cell>
          <table:table-cell office:value-type="float" office:value="1.64969" calcext:value-type="float">
            <text:p>1.64969</text:p>
          </table:table-cell>
          <table:table-cell office:value-type="float" office:value="3.363273" calcext:value-type="float">
            <text:p>3.363273</text:p>
          </table:table-cell>
          <table:table-cell office:value-type="float" office:value="6.407651" calcext:value-type="float">
            <text:p>6.407651</text:p>
          </table:table-cell>
          <table:table-cell office:value-type="float" office:value="9.304426" calcext:value-type="float">
            <text:p>9.304426</text:p>
          </table:table-cell>
          <table:table-cell office:value-type="float" office:value="14.306496" calcext:value-type="float">
            <text:p>14.306496</text:p>
          </table:table-cell>
          <table:table-cell office:value-type="float" office:value="14.602325" calcext:value-type="float">
            <text:p>14.602325</text:p>
          </table:table-cell>
          <table:table-cell office:value-type="float" office:value="16.137115" calcext:value-type="float">
            <text:p>16.137115</text:p>
          </table:table-cell>
          <table:table-cell office:value-type="float" office:value="25.631963" calcext:value-type="float">
            <text:p>25.631963</text:p>
          </table:table-cell>
          <table:table-cell office:value-type="float" office:value="29.886827" calcext:value-type="float">
            <text:p>29.886827</text:p>
          </table:table-cell>
          <table:table-cell office:value-type="float" office:value="33.842297" calcext:value-type="float">
            <text:p>33.842297</text:p>
          </table:table-cell>
          <table:table-cell office:value-type="float" office:value="37.875212" calcext:value-type="float">
            <text:p>37.875212</text:p>
          </table:table-cell>
          <table:table-cell office:value-type="float" office:value="39.848761" calcext:value-type="float">
            <text:p>39.848761</text:p>
          </table:table-cell>
          <table:table-cell office:value-type="float" office:value="41.864114" calcext:value-type="float">
            <text:p>41.864114</text:p>
          </table:table-cell>
          <table:table-cell office:value-type="float" office:value="44.593274" calcext:value-type="float">
            <text:p>44.593274</text:p>
          </table:table-cell>
          <table:table-cell office:value-type="float" office:value="46.291618" calcext:value-type="float">
            <text:p>46.291618</text:p>
          </table:table-cell>
        </table:table-row>
        <table:table-row table:style-name="ro2">
          <table:table-cell office:value-type="string" calcext:value-type="string">
            <text:p>x264 superfast</text:p>
          </table:table-cell>
          <table:table-cell office:value-type="float" office:value="0" calcext:value-type="float">
            <text:p>0</text:p>
          </table:table-cell>
          <table:table-cell office:value-type="float" office:value="0.029394" calcext:value-type="float">
            <text:p>0.029394</text:p>
          </table:table-cell>
          <table:table-cell office:value-type="float" office:value="0.320557" calcext:value-type="float">
            <text:p>0.320557</text:p>
          </table:table-cell>
          <table:table-cell office:value-type="float" office:value="0.739018" calcext:value-type="float">
            <text:p>0.739018</text:p>
          </table:table-cell>
          <table:table-cell office:value-type="float" office:value="1.806556" calcext:value-type="float">
            <text:p>1.806556</text:p>
          </table:table-cell>
          <table:table-cell office:value-type="float" office:value="3.342649" calcext:value-type="float">
            <text:p>3.342649</text:p>
          </table:table-cell>
          <table:table-cell office:value-type="float" office:value="5.856049" calcext:value-type="float">
            <text:p>5.856049</text:p>
          </table:table-cell>
          <table:table-cell office:value-type="float" office:value="5.716255" calcext:value-type="float">
            <text:p>5.716255</text:p>
          </table:table-cell>
          <table:table-cell office:value-type="float" office:value="6.038164" calcext:value-type="float">
            <text:p>6.038164</text:p>
          </table:table-cell>
          <table:table-cell office:value-type="float" office:value="6.409228" calcext:value-type="float">
            <text:p>6.409228</text:p>
          </table:table-cell>
          <table:table-cell office:value-type="float" office:value="10.948153" calcext:value-type="float">
            <text:p>10.948153</text:p>
          </table:table-cell>
          <table:table-cell office:value-type="float" office:value="17.229559" calcext:value-type="float">
            <text:p>17.229559</text:p>
          </table:table-cell>
          <table:table-cell office:value-type="float" office:value="23.084702" calcext:value-type="float">
            <text:p>23.084702</text:p>
          </table:table-cell>
          <table:table-cell office:value-type="float" office:value="28.243674" calcext:value-type="float">
            <text:p>28.243674</text:p>
          </table:table-cell>
          <table:table-cell office:value-type="float" office:value="32.718335" calcext:value-type="float">
            <text:p>32.718335</text:p>
          </table:table-cell>
          <table:table-cell office:value-type="float" office:value="36.583414" calcext:value-type="float">
            <text:p>36.583414</text:p>
          </table:table-cell>
          <table:table-cell office:value-type="float" office:value="40.154033" calcext:value-type="float">
            <text:p>40.154033</text:p>
          </table:table-cell>
          <table:table-cell office:value-type="float" office:value="43.411418" calcext:value-type="float">
            <text:p>43.411418</text:p>
          </table:table-cell>
          <table:table-cell office:value-type="float" office:value="46.339494" calcext:value-type="float">
            <text:p>46.339494</text:p>
          </table:table-cell>
          <table:table-cell office:value-type="float" office:value="48.974831" calcext:value-type="float">
            <text:p>48.974831</text:p>
          </table:table-cell>
        </table:table-row>
        <table:table-row table:style-name="ro2">
          <table:table-cell office:value-type="string" calcext:value-type="string">
            <text:p>x264 veryfast</text:p>
          </table:table-cell>
          <table:table-cell office:value-type="float" office:value="0.124062" calcext:value-type="float">
            <text:p>0.124062</text:p>
          </table:table-cell>
          <table:table-cell office:value-type="float" office:value="0.207535" calcext:value-type="float">
            <text:p>0.207535</text:p>
          </table:table-cell>
          <table:table-cell office:value-type="float" office:value="0.457339" calcext:value-type="float">
            <text:p>0.457339</text:p>
          </table:table-cell>
          <table:table-cell office:value-type="float" office:value="0.971823" calcext:value-type="float">
            <text:p>0.971823</text:p>
          </table:table-cell>
          <table:table-cell office:value-type="float" office:value="1.932004" calcext:value-type="float">
            <text:p>1.932004</text:p>
          </table:table-cell>
          <table:table-cell office:value-type="float" office:value="3.294946" calcext:value-type="float">
            <text:p>3.294946</text:p>
          </table:table-cell>
          <table:table-cell office:value-type="float" office:value="6.473397" calcext:value-type="float">
            <text:p>6.473397</text:p>
          </table:table-cell>
          <table:table-cell office:value-type="float" office:value="7.148888" calcext:value-type="float">
            <text:p>7.148888</text:p>
          </table:table-cell>
          <table:table-cell office:value-type="float" office:value="7.558233" calcext:value-type="float">
            <text:p>7.558233</text:p>
          </table:table-cell>
          <table:table-cell office:value-type="float" office:value="8.382052" calcext:value-type="float">
            <text:p>8.382052</text:p>
          </table:table-cell>
          <table:table-cell office:value-type="float" office:value="11.762034" calcext:value-type="float">
            <text:p>11.762034</text:p>
          </table:table-cell>
          <table:table-cell office:value-type="float" office:value="17.138337" calcext:value-type="float">
            <text:p>17.138337</text:p>
          </table:table-cell>
          <table:table-cell office:value-type="float" office:value="22.730941" calcext:value-type="float">
            <text:p>22.730941</text:p>
          </table:table-cell>
          <table:table-cell office:value-type="float" office:value="27.848254" calcext:value-type="float">
            <text:p>27.848254</text:p>
          </table:table-cell>
          <table:table-cell office:value-type="float" office:value="32.202741" calcext:value-type="float">
            <text:p>32.202741</text:p>
          </table:table-cell>
          <table:table-cell office:value-type="float" office:value="36.088109" calcext:value-type="float">
            <text:p>36.088109</text:p>
          </table:table-cell>
          <table:table-cell office:value-type="float" office:value="39.468949" calcext:value-type="float">
            <text:p>39.468949</text:p>
          </table:table-cell>
          <table:table-cell office:value-type="float" office:value="42.590385" calcext:value-type="float">
            <text:p>42.590385</text:p>
          </table:table-cell>
          <table:table-cell office:value-type="float" office:value="45.385513" calcext:value-type="float">
            <text:p>45.385513</text:p>
          </table:table-cell>
          <table:table-cell office:value-type="float" office:value="47.772266" calcext:value-type="float">
            <text:p>47.772266</text:p>
          </table:table-cell>
        </table:table-row>
        <table:table-row table:style-name="ro2">
          <table:table-cell office:value-type="string" calcext:value-type="string">
            <text:p>x264 faster</text:p>
          </table:table-cell>
          <table:table-cell office:value-type="float" office:value="0" calcext:value-type="float">
            <text:p>0</text:p>
          </table:table-cell>
          <table:table-cell office:value-type="float" office:value="0.236359" calcext:value-type="float">
            <text:p>0.236359</text:p>
          </table:table-cell>
          <table:table-cell office:value-type="float" office:value="0.609184" calcext:value-type="float">
            <text:p>0.609184</text:p>
          </table:table-cell>
          <table:table-cell office:value-type="float" office:value="0.925751" calcext:value-type="float">
            <text:p>0.925751</text:p>
          </table:table-cell>
          <table:table-cell office:value-type="float" office:value="1.230946" calcext:value-type="float">
            <text:p>1.230946</text:p>
          </table:table-cell>
          <table:table-cell office:value-type="float" office:value="1.640176" calcext:value-type="float">
            <text:p>1.640176</text:p>
          </table:table-cell>
          <table:table-cell office:value-type="float" office:value="2.562919" calcext:value-type="float">
            <text:p>2.562919</text:p>
          </table:table-cell>
          <table:table-cell office:value-type="float" office:value="4.457747" calcext:value-type="float">
            <text:p>4.457747</text:p>
          </table:table-cell>
          <table:table-cell office:value-type="float" office:value="7.065087" calcext:value-type="float">
            <text:p>7.065087</text:p>
          </table:table-cell>
          <table:table-cell office:value-type="float" office:value="10.051473" calcext:value-type="float">
            <text:p>10.051473</text:p>
          </table:table-cell>
          <table:table-cell office:value-type="float" office:value="15.777923" calcext:value-type="float">
            <text:p>15.777923</text:p>
          </table:table-cell>
          <table:table-cell office:value-type="float" office:value="20.753822" calcext:value-type="float">
            <text:p>20.753822</text:p>
          </table:table-cell>
          <table:table-cell office:value-type="float" office:value="25.742965" calcext:value-type="float">
            <text:p>25.742965</text:p>
          </table:table-cell>
          <table:table-cell office:value-type="float" office:value="30.752131" calcext:value-type="float">
            <text:p>30.752131</text:p>
          </table:table-cell>
          <table:table-cell office:value-type="float" office:value="35.684279" calcext:value-type="float">
            <text:p>35.684279</text:p>
          </table:table-cell>
          <table:table-cell office:value-type="float" office:value="40.290683" calcext:value-type="float">
            <text:p>40.290683</text:p>
          </table:table-cell>
          <table:table-cell office:value-type="float" office:value="44.28191" calcext:value-type="float">
            <text:p>44.28191</text:p>
          </table:table-cell>
          <table:table-cell office:value-type="float" office:value="47.776104" calcext:value-type="float">
            <text:p>47.776104</text:p>
          </table:table-cell>
          <table:table-cell office:value-type="float" office:value="50.831887" calcext:value-type="float">
            <text:p>50.831887</text:p>
          </table:table-cell>
          <table:table-cell office:value-type="float" office:value="53.564796" calcext:value-type="float">
            <text:p>53.564796</text:p>
          </table:table-cell>
        </table:table-row>
        <table:table-row table:style-name="ro2">
          <table:table-cell office:value-type="string" calcext:value-type="string">
            <text:p>x264 fast</text:p>
          </table:table-cell>
          <table:table-cell office:value-type="float" office:value="0" calcext:value-type="float">
            <text:p>0</text:p>
          </table:table-cell>
          <table:table-cell office:value-type="float" office:value="0.278005" calcext:value-type="float">
            <text:p>0.278005</text:p>
          </table:table-cell>
          <table:table-cell office:value-type="float" office:value="0.640475" calcext:value-type="float">
            <text:p>0.640475</text:p>
          </table:table-cell>
          <table:table-cell office:value-type="float" office:value="0.957668" calcext:value-type="float">
            <text:p>0.957668</text:p>
          </table:table-cell>
          <table:table-cell office:value-type="float" office:value="1.256477" calcext:value-type="float">
            <text:p>1.256477</text:p>
          </table:table-cell>
          <table:table-cell office:value-type="float" office:value="1.569501" calcext:value-type="float">
            <text:p>1.569501</text:p>
          </table:table-cell>
          <table:table-cell office:value-type="float" office:value="2.267925" calcext:value-type="float">
            <text:p>2.267925</text:p>
          </table:table-cell>
          <table:table-cell office:value-type="float" office:value="4.425578" calcext:value-type="float">
            <text:p>4.425578</text:p>
          </table:table-cell>
          <table:table-cell office:value-type="float" office:value="8.567887" calcext:value-type="float">
            <text:p>8.567887</text:p>
          </table:table-cell>
          <table:table-cell office:value-type="float" office:value="12.954239" calcext:value-type="float">
            <text:p>12.954239</text:p>
          </table:table-cell>
          <table:table-cell office:value-type="float" office:value="19.688397" calcext:value-type="float">
            <text:p>19.688397</text:p>
          </table:table-cell>
          <table:table-cell office:value-type="float" office:value="24.839087" calcext:value-type="float">
            <text:p>24.839087</text:p>
          </table:table-cell>
          <table:table-cell office:value-type="float" office:value="29.638154" calcext:value-type="float">
            <text:p>29.638154</text:p>
          </table:table-cell>
          <table:table-cell office:value-type="float" office:value="34.311339" calcext:value-type="float">
            <text:p>34.311339</text:p>
          </table:table-cell>
          <table:table-cell office:value-type="float" office:value="38.690848" calcext:value-type="float">
            <text:p>38.690848</text:p>
          </table:table-cell>
          <table:table-cell office:value-type="float" office:value="42.728465" calcext:value-type="float">
            <text:p>42.728465</text:p>
          </table:table-cell>
          <table:table-cell office:value-type="float" office:value="46.388152" calcext:value-type="float">
            <text:p>46.388152</text:p>
          </table:table-cell>
          <table:table-cell office:value-type="float" office:value="49.470543" calcext:value-type="float">
            <text:p>49.470543</text:p>
          </table:table-cell>
          <table:table-cell office:value-type="float" office:value="52.312502" calcext:value-type="float">
            <text:p>52.312502</text:p>
          </table:table-cell>
          <table:table-cell office:value-type="float" office:value="54.793598" calcext:value-type="float">
            <text:p>54.793598</text:p>
          </table:table-cell>
        </table:table-row>
        <table:table-row table:style-name="ro2">
          <table:table-cell office:value-type="string" calcext:value-type="string">
            <text:p>x264 medium</text:p>
          </table:table-cell>
          <table:table-cell office:value-type="float" office:value="0" calcext:value-type="float">
            <text:p>0</text:p>
          </table:table-cell>
          <table:table-cell office:value-type="float" office:value="0.210823" calcext:value-type="float">
            <text:p>0.210823</text:p>
          </table:table-cell>
          <table:table-cell office:value-type="float" office:value="0.559341" calcext:value-type="float">
            <text:p>0.559341</text:p>
          </table:table-cell>
          <table:table-cell office:value-type="float" office:value="1.086059" calcext:value-type="float">
            <text:p>1.086059</text:p>
          </table:table-cell>
          <table:table-cell office:value-type="float" office:value="2.441615" calcext:value-type="float">
            <text:p>2.441615</text:p>
          </table:table-cell>
          <table:table-cell office:value-type="float" office:value="4.320909" calcext:value-type="float">
            <text:p>4.320909</text:p>
          </table:table-cell>
          <table:table-cell office:value-type="float" office:value="6.797152" calcext:value-type="float">
            <text:p>6.797152</text:p>
          </table:table-cell>
          <table:table-cell office:value-type="float" office:value="10.150398" calcext:value-type="float">
            <text:p>10.150398</text:p>
          </table:table-cell>
          <table:table-cell office:value-type="float" office:value="13.513846" calcext:value-type="float">
            <text:p>13.513846</text:p>
          </table:table-cell>
          <table:table-cell office:value-type="float" office:value="16.461084" calcext:value-type="float">
            <text:p>16.461084</text:p>
          </table:table-cell>
          <table:table-cell office:value-type="float" office:value="22.449411" calcext:value-type="float">
            <text:p>22.449411</text:p>
          </table:table-cell>
          <table:table-cell office:value-type="float" office:value="28.235604" calcext:value-type="float">
            <text:p>28.235604</text:p>
          </table:table-cell>
          <table:table-cell office:value-type="float" office:value="33.266778" calcext:value-type="float">
            <text:p>33.266778</text:p>
          </table:table-cell>
          <table:table-cell office:value-type="float" office:value="37.924835" calcext:value-type="float">
            <text:p>37.924835</text:p>
          </table:table-cell>
          <table:table-cell office:value-type="float" office:value="41.92558" calcext:value-type="float">
            <text:p>41.92558</text:p>
          </table:table-cell>
          <table:table-cell office:value-type="float" office:value="45.510224" calcext:value-type="float">
            <text:p>45.510224</text:p>
          </table:table-cell>
          <table:table-cell office:value-type="float" office:value="48.904351" calcext:value-type="float">
            <text:p>48.904351</text:p>
          </table:table-cell>
          <table:table-cell office:value-type="float" office:value="51.669948" calcext:value-type="float">
            <text:p>51.669948</text:p>
          </table:table-cell>
          <table:table-cell office:value-type="float" office:value="54.272629" calcext:value-type="float">
            <text:p>54.272629</text:p>
          </table:table-cell>
          <table:table-cell office:value-type="float" office:value="56.709188" calcext:value-type="float">
            <text:p>56.709188</text:p>
          </table:table-cell>
        </table:table-row>
        <table:table-row table:style-name="ro2">
          <table:table-cell office:value-type="string" calcext:value-type="string">
            <text:p>x264 slow</text:p>
          </table:table-cell>
          <table:table-cell office:value-type="float" office:value="0" calcext:value-type="float">
            <text:p>0</text:p>
          </table:table-cell>
          <table:table-cell office:value-type="float" office:value="0.256392" calcext:value-type="float">
            <text:p>0.256392</text:p>
          </table:table-cell>
          <table:table-cell office:value-type="float" office:value="0.5918" calcext:value-type="float">
            <text:p>0.5918</text:p>
          </table:table-cell>
          <table:table-cell office:value-type="float" office:value="0.895802" calcext:value-type="float">
            <text:p>0.895802</text:p>
          </table:table-cell>
          <table:table-cell office:value-type="float" office:value="1.631594" calcext:value-type="float">
            <text:p>1.631594</text:p>
          </table:table-cell>
          <table:table-cell office:value-type="float" office:value="2.949824" calcext:value-type="float">
            <text:p>2.949824</text:p>
          </table:table-cell>
          <table:table-cell office:value-type="float" office:value="5.294512" calcext:value-type="float">
            <text:p>5.294512</text:p>
          </table:table-cell>
          <table:table-cell office:value-type="float" office:value="8.435931" calcext:value-type="float">
            <text:p>8.435931</text:p>
          </table:table-cell>
          <table:table-cell office:value-type="float" office:value="12.064515" calcext:value-type="float">
            <text:p>12.064515</text:p>
          </table:table-cell>
          <table:table-cell office:value-type="float" office:value="15.731854" calcext:value-type="float">
            <text:p>15.731854</text:p>
          </table:table-cell>
          <table:table-cell office:value-type="float" office:value="22.615326" calcext:value-type="float">
            <text:p>22.615326</text:p>
          </table:table-cell>
          <table:table-cell office:value-type="float" office:value="28.724605" calcext:value-type="float">
            <text:p>28.724605</text:p>
          </table:table-cell>
          <table:table-cell office:value-type="float" office:value="34.246878" calcext:value-type="float">
            <text:p>34.246878</text:p>
          </table:table-cell>
          <table:table-cell office:value-type="float" office:value="38.954992" calcext:value-type="float">
            <text:p>38.954992</text:p>
          </table:table-cell>
          <table:table-cell office:value-type="float" office:value="43.179762" calcext:value-type="float">
            <text:p>43.179762</text:p>
          </table:table-cell>
          <table:table-cell office:value-type="float" office:value="46.749413" calcext:value-type="float">
            <text:p>46.749413</text:p>
          </table:table-cell>
          <table:table-cell office:value-type="float" office:value="49.952326" calcext:value-type="float">
            <text:p>49.952326</text:p>
          </table:table-cell>
          <table:table-cell office:value-type="float" office:value="52.828507" calcext:value-type="float">
            <text:p>52.828507</text:p>
          </table:table-cell>
          <table:table-cell office:value-type="float" office:value="55.398844" calcext:value-type="float">
            <text:p>55.398844</text:p>
          </table:table-cell>
          <table:table-cell office:value-type="float" office:value="57.703552" calcext:value-type="float">
            <text:p>57.703552</text:p>
          </table:table-cell>
        </table:table-row>
        <table:table-row table:style-name="ro2">
          <table:table-cell office:value-type="string" calcext:value-type="string">
            <text:p>x264 slower</text:p>
          </table:table-cell>
          <table:table-cell office:value-type="float" office:value="0" calcext:value-type="float">
            <text:p>0</text:p>
          </table:table-cell>
          <table:table-cell office:value-type="float" office:value="0.291366" calcext:value-type="float">
            <text:p>0.291366</text:p>
          </table:table-cell>
          <table:table-cell office:value-type="float" office:value="0.583238" calcext:value-type="float">
            <text:p>0.583238</text:p>
          </table:table-cell>
          <table:table-cell office:value-type="float" office:value="0.842033" calcext:value-type="float">
            <text:p>0.842033</text:p>
          </table:table-cell>
          <table:table-cell office:value-type="float" office:value="1.574451" calcext:value-type="float">
            <text:p>1.574451</text:p>
          </table:table-cell>
          <table:table-cell office:value-type="float" office:value="2.940178" calcext:value-type="float">
            <text:p>2.940178</text:p>
          </table:table-cell>
          <table:table-cell office:value-type="float" office:value="5.484201" calcext:value-type="float">
            <text:p>5.484201</text:p>
          </table:table-cell>
          <table:table-cell office:value-type="float" office:value="9.383352" calcext:value-type="float">
            <text:p>9.383352</text:p>
          </table:table-cell>
          <table:table-cell office:value-type="float" office:value="13.552596" calcext:value-type="float">
            <text:p>13.552596</text:p>
          </table:table-cell>
          <table:table-cell office:value-type="float" office:value="17.135382" calcext:value-type="float">
            <text:p>17.135382</text:p>
          </table:table-cell>
          <table:table-cell office:value-type="float" office:value="23.709292" calcext:value-type="float">
            <text:p>23.709292</text:p>
          </table:table-cell>
          <table:table-cell office:value-type="float" office:value="30.097695" calcext:value-type="float">
            <text:p>30.097695</text:p>
          </table:table-cell>
          <table:table-cell office:value-type="float" office:value="35.597015" calcext:value-type="float">
            <text:p>35.597015</text:p>
          </table:table-cell>
          <table:table-cell office:value-type="float" office:value="40.520826" calcext:value-type="float">
            <text:p>40.520826</text:p>
          </table:table-cell>
          <table:table-cell office:value-type="float" office:value="44.817531" calcext:value-type="float">
            <text:p>44.817531</text:p>
          </table:table-cell>
          <table:table-cell office:value-type="float" office:value="48.548798" calcext:value-type="float">
            <text:p>48.548798</text:p>
          </table:table-cell>
          <table:table-cell office:value-type="float" office:value="51.739839" calcext:value-type="float">
            <text:p>51.739839</text:p>
          </table:table-cell>
          <table:table-cell office:value-type="float" office:value="54.542652" calcext:value-type="float">
            <text:p>54.542652</text:p>
          </table:table-cell>
          <table:table-cell office:value-type="float" office:value="57.14874" calcext:value-type="float">
            <text:p>57.14874</text:p>
          </table:table-cell>
          <table:table-cell office:value-type="float" office:value="59.440913" calcext:value-type="float">
            <text:p>59.440913</text:p>
          </table:table-cell>
        </table:table-row>
        <table:table-row table:style-name="ro2">
          <table:table-cell office:value-type="string" calcext:value-type="string">
            <text:p>x264 veryslow</text:p>
          </table:table-cell>
          <table:table-cell office:value-type="float" office:value="0.025995" calcext:value-type="float">
            <text:p>0.025995</text:p>
          </table:table-cell>
          <table:table-cell office:value-type="float" office:value="0.31199" calcext:value-type="float">
            <text:p>0.31199</text:p>
          </table:table-cell>
          <table:table-cell office:value-type="float" office:value="0.707962" calcext:value-type="float">
            <text:p>0.707962</text:p>
          </table:table-cell>
          <table:table-cell office:value-type="float" office:value="0.985826" calcext:value-type="float">
            <text:p>0.985826</text:p>
          </table:table-cell>
          <table:table-cell office:value-type="float" office:value="1.786575" calcext:value-type="float">
            <text:p>1.786575</text:p>
          </table:table-cell>
          <table:table-cell office:value-type="float" office:value="3.270094" calcext:value-type="float">
            <text:p>3.270094</text:p>
          </table:table-cell>
          <table:table-cell office:value-type="float" office:value="5.611186" calcext:value-type="float">
            <text:p>5.611186</text:p>
          </table:table-cell>
          <table:table-cell office:value-type="float" office:value="9.357813" calcext:value-type="float">
            <text:p>9.357813</text:p>
          </table:table-cell>
          <table:table-cell office:value-type="float" office:value="13.544945" calcext:value-type="float">
            <text:p>13.544945</text:p>
          </table:table-cell>
          <table:table-cell office:value-type="float" office:value="17.41311" calcext:value-type="float">
            <text:p>17.41311</text:p>
          </table:table-cell>
          <table:table-cell office:value-type="float" office:value="24.82313" calcext:value-type="float">
            <text:p>24.82313</text:p>
          </table:table-cell>
          <table:table-cell office:value-type="float" office:value="31.350916" calcext:value-type="float">
            <text:p>31.350916</text:p>
          </table:table-cell>
          <table:table-cell office:value-type="float" office:value="37.05399" calcext:value-type="float">
            <text:p>37.05399</text:p>
          </table:table-cell>
          <table:table-cell office:value-type="float" office:value="41.982855" calcext:value-type="float">
            <text:p>41.982855</text:p>
          </table:table-cell>
          <table:table-cell office:value-type="float" office:value="46.230135" calcext:value-type="float">
            <text:p>46.230135</text:p>
          </table:table-cell>
          <table:table-cell office:value-type="float" office:value="49.995946" calcext:value-type="float">
            <text:p>49.995946</text:p>
          </table:table-cell>
          <table:table-cell office:value-type="float" office:value="53.209397" calcext:value-type="float">
            <text:p>53.209397</text:p>
          </table:table-cell>
          <table:table-cell office:value-type="float" office:value="56.027597" calcext:value-type="float">
            <text:p>56.027597</text:p>
          </table:table-cell>
          <table:table-cell office:value-type="float" office:value="58.634196" calcext:value-type="float">
            <text:p>58.634196</text:p>
          </table:table-cell>
          <table:table-cell office:value-type="float" office:value="60.933249" calcext:value-type="float">
            <text:p>60.933249</text:p>
          </table:table-cell>
        </table:table-row>
        <table:table-row table:style-name="ro2">
          <table:table-cell office:value-type="string" calcext:value-type="string">
            <text:p>x264 placebo</text:p>
          </table:table-cell>
          <table:table-cell office:value-type="float" office:value="0" calcext:value-type="float">
            <text:p>0</text:p>
          </table:table-cell>
          <table:table-cell office:value-type="float" office:value="0.190604" calcext:value-type="float">
            <text:p>0.190604</text:p>
          </table:table-cell>
          <table:table-cell office:value-type="float" office:value="0.494234" calcext:value-type="float">
            <text:p>0.494234</text:p>
          </table:table-cell>
          <table:table-cell office:value-type="float" office:value="0.732492" calcext:value-type="float">
            <text:p>0.732492</text:p>
          </table:table-cell>
          <table:table-cell office:value-type="float" office:value="1.012308" calcext:value-type="float">
            <text:p>1.012308</text:p>
          </table:table-cell>
          <table:table-cell office:value-type="float" office:value="1.840309" calcext:value-type="float">
            <text:p>1.840309</text:p>
          </table:table-cell>
          <table:table-cell office:value-type="float" office:value="3.684666" calcext:value-type="float">
            <text:p>3.684666</text:p>
          </table:table-cell>
          <table:table-cell office:value-type="float" office:value="6.486511" calcext:value-type="float">
            <text:p>6.486511</text:p>
          </table:table-cell>
          <table:table-cell office:value-type="float" office:value="10.356938" calcext:value-type="float">
            <text:p>10.356938</text:p>
          </table:table-cell>
          <table:table-cell office:value-type="float" office:value="14.303362" calcext:value-type="float">
            <text:p>14.303362</text:p>
          </table:table-cell>
          <table:table-cell office:value-type="float" office:value="21.701632" calcext:value-type="float">
            <text:p>21.701632</text:p>
          </table:table-cell>
          <table:table-cell office:value-type="float" office:value="28.474857" calcext:value-type="float">
            <text:p>28.474857</text:p>
          </table:table-cell>
          <table:table-cell office:value-type="float" office:value="34.671958" calcext:value-type="float">
            <text:p>34.671958</text:p>
          </table:table-cell>
          <table:table-cell office:value-type="float" office:value="39.832534" calcext:value-type="float">
            <text:p>39.832534</text:p>
          </table:table-cell>
          <table:table-cell office:value-type="float" office:value="44.405376" calcext:value-type="float">
            <text:p>44.405376</text:p>
          </table:table-cell>
          <table:table-cell office:value-type="float" office:value="48.420096" calcext:value-type="float">
            <text:p>48.420096</text:p>
          </table:table-cell>
          <table:table-cell office:value-type="float" office:value="51.794631" calcext:value-type="float">
            <text:p>51.794631</text:p>
          </table:table-cell>
          <table:table-cell office:value-type="float" office:value="54.855041" calcext:value-type="float">
            <text:p>54.855041</text:p>
          </table:table-cell>
          <table:table-cell office:value-type="float" office:value="57.421248" calcext:value-type="float">
            <text:p>57.421248</text:p>
          </table:table-cell>
          <table:table-cell office:value-type="float" office:value="59.88501" calcext:value-type="float">
            <text:p>59.88501</text:p>
          </table:table-cell>
        </table:table-row>
        <table:table-row table:style-name="ro1">
          <table:table-cell office:value-type="string" calcext:value-type="string">
            <text:p>h264_nvenc medium</text:p>
          </table:table-cell>
          <table:table-cell table:style-name="ce2" office:value-type="float" office:value="13.925986" calcext:value-type="float">
            <text:p>13.925986</text:p>
          </table:table-cell>
          <table:table-cell table:style-name="ce2" office:value-type="float" office:value="14.070416" calcext:value-type="float">
            <text:p>14.070416</text:p>
          </table:table-cell>
          <table:table-cell table:style-name="ce2" office:value-type="float" office:value="14.720415" calcext:value-type="float">
            <text:p>14.720415</text:p>
          </table:table-cell>
          <table:table-cell table:number-columns-repeated="3" table:style-name="ce2" office:value-type="float" office:value="15.774464" calcext:value-type="float">
            <text:p>15.774464</text:p>
          </table:table-cell>
          <table:table-cell table:number-columns-repeated="3" table:style-name="ce2" office:value-type="float" office:value="16.024321" calcext:value-type="float">
            <text:p>16.024321</text:p>
          </table:table-cell>
          <table:table-cell table:style-name="ce2" office:value-type="float" office:value="17.797389" calcext:value-type="float">
            <text:p>17.797389</text:p>
          </table:table-cell>
          <table:table-cell table:style-name="ce2" office:value-type="float" office:value="17.633001" calcext:value-type="float">
            <text:p>17.633001</text:p>
          </table:table-cell>
          <table:table-cell table:style-name="ce2" office:value-type="float" office:value="28.40107" calcext:value-type="float">
            <text:p>28.40107</text:p>
          </table:table-cell>
          <table:table-cell table:style-name="ce2" office:value-type="float" office:value="28.22709" calcext:value-type="float">
            <text:p>28.22709</text:p>
          </table:table-cell>
          <table:table-cell table:style-name="ce2" office:value-type="float" office:value="36.618441" calcext:value-type="float">
            <text:p>36.618441</text:p>
          </table:table-cell>
          <table:table-cell table:style-name="ce2" office:value-type="float" office:value="42.690667" calcext:value-type="float">
            <text:p>42.690667</text:p>
          </table:table-cell>
          <table:table-cell table:style-name="ce2" office:value-type="float" office:value="42.623385" calcext:value-type="float">
            <text:p>42.623385</text:p>
          </table:table-cell>
          <table:table-cell table:style-name="ce2" office:value-type="float" office:value="48.664817" calcext:value-type="float">
            <text:p>48.664817</text:p>
          </table:table-cell>
          <table:table-cell table:number-columns-repeated="2" table:style-name="ce2" office:value-type="float" office:value="54.502897" calcext:value-type="float">
            <text:p>54.502897</text:p>
          </table:table-cell>
          <table:table-cell table:style-name="ce2" office:value-type="float" office:value="57.639734" calcext:value-type="float">
            <text:p>57.639734</text:p>
          </table:table-cell>
        </table:table-row>
        <table:table-row table:style-name="ro1">
          <table:table-cell office:value-type="string" calcext:value-type="string">
            <text:p>h264_nvenc fast</text:p>
          </table:table-cell>
          <table:table-cell table:style-name="ce2" office:value-type="float" office:value="13.358234" calcext:value-type="float">
            <text:p>13.358234</text:p>
          </table:table-cell>
          <table:table-cell table:style-name="ce2" office:value-type="float" office:value="13.540569" calcext:value-type="float">
            <text:p>13.540569</text:p>
          </table:table-cell>
          <table:table-cell table:style-name="ce2" office:value-type="float" office:value="13.719252" calcext:value-type="float">
            <text:p>13.719252</text:p>
          </table:table-cell>
          <table:table-cell table:style-name="ce2" office:value-type="float" office:value="15.224768" calcext:value-type="float">
            <text:p>15.224768</text:p>
          </table:table-cell>
          <table:table-cell table:number-columns-repeated="2" table:style-name="ce2" office:value-type="float" office:value="15.43399" calcext:value-type="float">
            <text:p>15.43399</text:p>
          </table:table-cell>
          <table:table-cell table:number-columns-repeated="3" table:style-name="ce2" office:value-type="float" office:value="15.50366" calcext:value-type="float">
            <text:p>15.50366</text:p>
          </table:table-cell>
          <table:table-cell table:number-columns-repeated="2" table:style-name="ce2" office:value-type="float" office:value="15.888375" calcext:value-type="float">
            <text:p>15.888375</text:p>
          </table:table-cell>
          <table:table-cell table:style-name="ce2" office:value-type="float" office:value="21.205899" calcext:value-type="float">
            <text:p>21.205899</text:p>
          </table:table-cell>
          <table:table-cell table:style-name="ce2" office:value-type="float" office:value="21.478114" calcext:value-type="float">
            <text:p>21.478114</text:p>
          </table:table-cell>
          <table:table-cell table:style-name="ce2" office:value-type="float" office:value="29.318116" calcext:value-type="float">
            <text:p>29.318116</text:p>
          </table:table-cell>
          <table:table-cell table:style-name="ce2" office:value-type="float" office:value="36.358023" calcext:value-type="float">
            <text:p>36.358023</text:p>
          </table:table-cell>
          <table:table-cell table:style-name="ce2" office:value-type="float" office:value="36.404352" calcext:value-type="float">
            <text:p>36.404352</text:p>
          </table:table-cell>
          <table:table-cell table:style-name="ce2" office:value-type="float" office:value="41.455347" calcext:value-type="float">
            <text:p>41.455347</text:p>
          </table:table-cell>
          <table:table-cell table:style-name="ce2" office:value-type="float" office:value="46.440453" calcext:value-type="float">
            <text:p>46.440453</text:p>
          </table:table-cell>
          <table:table-cell table:style-name="ce2" office:value-type="float" office:value="46.507678" calcext:value-type="float">
            <text:p>46.507678</text:p>
          </table:table-cell>
          <table:table-cell table:style-name="ce2" office:value-type="float" office:value="50.948511" calcext:value-type="float">
            <text:p>50.948511</text:p>
          </table:table-cell>
        </table:table-row>
        <table:table-row table:style-name="ro1">
          <table:table-cell office:value-type="string" calcext:value-type="string">
            <text:p>h264_nvenc hp</text:p>
          </table:table-cell>
          <table:table-cell table:style-name="ce2" office:value-type="float" office:value="13.358234" calcext:value-type="float">
            <text:p>13.358234</text:p>
          </table:table-cell>
          <table:table-cell table:style-name="ce2" office:value-type="float" office:value="13.540569" calcext:value-type="float">
            <text:p>13.540569</text:p>
          </table:table-cell>
          <table:table-cell table:style-name="ce2" office:value-type="float" office:value="13.719252" calcext:value-type="float">
            <text:p>13.719252</text:p>
          </table:table-cell>
          <table:table-cell table:style-name="ce2" office:value-type="float" office:value="15.224768" calcext:value-type="float">
            <text:p>15.224768</text:p>
          </table:table-cell>
          <table:table-cell table:number-columns-repeated="2" table:style-name="ce2" office:value-type="float" office:value="15.43399" calcext:value-type="float">
            <text:p>15.43399</text:p>
          </table:table-cell>
          <table:table-cell table:number-columns-repeated="3" table:style-name="ce2" office:value-type="float" office:value="15.50366" calcext:value-type="float">
            <text:p>15.50366</text:p>
          </table:table-cell>
          <table:table-cell table:number-columns-repeated="2" table:style-name="ce2" office:value-type="float" office:value="15.888375" calcext:value-type="float">
            <text:p>15.888375</text:p>
          </table:table-cell>
          <table:table-cell table:style-name="ce2" office:value-type="float" office:value="21.205899" calcext:value-type="float">
            <text:p>21.205899</text:p>
          </table:table-cell>
          <table:table-cell table:style-name="ce2" office:value-type="float" office:value="21.478114" calcext:value-type="float">
            <text:p>21.478114</text:p>
          </table:table-cell>
          <table:table-cell table:style-name="ce2" office:value-type="float" office:value="29.318116" calcext:value-type="float">
            <text:p>29.318116</text:p>
          </table:table-cell>
          <table:table-cell table:style-name="ce2" office:value-type="float" office:value="36.358023" calcext:value-type="float">
            <text:p>36.358023</text:p>
          </table:table-cell>
          <table:table-cell table:style-name="ce2" office:value-type="float" office:value="36.404352" calcext:value-type="float">
            <text:p>36.404352</text:p>
          </table:table-cell>
          <table:table-cell table:style-name="ce2" office:value-type="float" office:value="41.455347" calcext:value-type="float">
            <text:p>41.455347</text:p>
          </table:table-cell>
          <table:table-cell table:style-name="ce2" office:value-type="float" office:value="46.440453" calcext:value-type="float">
            <text:p>46.440453</text:p>
          </table:table-cell>
          <table:table-cell table:style-name="ce2" office:value-type="float" office:value="46.507678" calcext:value-type="float">
            <text:p>46.507678</text:p>
          </table:table-cell>
          <table:table-cell table:style-name="ce2" office:value-type="float" office:value="50.948511" calcext:value-type="float">
            <text:p>50.948511</text:p>
          </table:table-cell>
        </table:table-row>
        <table:table-row table:style-name="ro1">
          <table:table-cell office:value-type="string" calcext:value-type="string">
            <text:p>h264_nvenc hq</text:p>
          </table:table-cell>
          <table:table-cell table:style-name="ce2" office:value-type="float" office:value="13.925986" calcext:value-type="float">
            <text:p>13.925986</text:p>
          </table:table-cell>
          <table:table-cell table:style-name="ce2" office:value-type="float" office:value="14.070416" calcext:value-type="float">
            <text:p>14.070416</text:p>
          </table:table-cell>
          <table:table-cell table:style-name="ce2" office:value-type="float" office:value="14.720415" calcext:value-type="float">
            <text:p>14.720415</text:p>
          </table:table-cell>
          <table:table-cell table:number-columns-repeated="3" table:style-name="ce2" office:value-type="float" office:value="15.774464" calcext:value-type="float">
            <text:p>15.774464</text:p>
          </table:table-cell>
          <table:table-cell table:number-columns-repeated="3" table:style-name="ce2" office:value-type="float" office:value="16.024321" calcext:value-type="float">
            <text:p>16.024321</text:p>
          </table:table-cell>
          <table:table-cell table:style-name="ce2" office:value-type="float" office:value="17.797389" calcext:value-type="float">
            <text:p>17.797389</text:p>
          </table:table-cell>
          <table:table-cell table:style-name="ce2" office:value-type="float" office:value="17.633001" calcext:value-type="float">
            <text:p>17.633001</text:p>
          </table:table-cell>
          <table:table-cell table:style-name="ce2" office:value-type="float" office:value="28.40107" calcext:value-type="float">
            <text:p>28.40107</text:p>
          </table:table-cell>
          <table:table-cell table:style-name="ce2" office:value-type="float" office:value="28.22709" calcext:value-type="float">
            <text:p>28.22709</text:p>
          </table:table-cell>
          <table:table-cell table:style-name="ce2" office:value-type="float" office:value="36.618441" calcext:value-type="float">
            <text:p>36.618441</text:p>
          </table:table-cell>
          <table:table-cell table:style-name="ce2" office:value-type="float" office:value="42.690667" calcext:value-type="float">
            <text:p>42.690667</text:p>
          </table:table-cell>
          <table:table-cell table:style-name="ce2" office:value-type="float" office:value="42.623385" calcext:value-type="float">
            <text:p>42.623385</text:p>
          </table:table-cell>
          <table:table-cell table:style-name="ce2" office:value-type="float" office:value="48.664817" calcext:value-type="float">
            <text:p>48.664817</text:p>
          </table:table-cell>
          <table:table-cell table:number-columns-repeated="2" table:style-name="ce2" office:value-type="float" office:value="54.502897" calcext:value-type="float">
            <text:p>54.502897</text:p>
          </table:table-cell>
          <table:table-cell table:style-name="ce2" office:value-type="float" office:value="57.639734" calcext:value-type="float">
            <text:p>57.639734</text:p>
          </table:table-cell>
        </table:table-row>
        <table:table-row table:style-name="ro1">
          <table:table-cell office:value-type="string" calcext:value-type="string">
            <text:p>h264_nvenc bd</text:p>
          </table:table-cell>
          <table:table-cell table:style-name="ce2" office:value-type="float" office:value="13.925986" calcext:value-type="float">
            <text:p>13.925986</text:p>
          </table:table-cell>
          <table:table-cell table:style-name="ce2" office:value-type="float" office:value="14.070416" calcext:value-type="float">
            <text:p>14.070416</text:p>
          </table:table-cell>
          <table:table-cell table:style-name="ce2" office:value-type="float" office:value="14.720415" calcext:value-type="float">
            <text:p>14.720415</text:p>
          </table:table-cell>
          <table:table-cell table:number-columns-repeated="3" table:style-name="ce2" office:value-type="float" office:value="15.774464" calcext:value-type="float">
            <text:p>15.774464</text:p>
          </table:table-cell>
          <table:table-cell table:number-columns-repeated="3" table:style-name="ce2" office:value-type="float" office:value="16.024321" calcext:value-type="float">
            <text:p>16.024321</text:p>
          </table:table-cell>
          <table:table-cell table:style-name="ce2" office:value-type="float" office:value="17.797389" calcext:value-type="float">
            <text:p>17.797389</text:p>
          </table:table-cell>
          <table:table-cell table:style-name="ce2" office:value-type="float" office:value="17.633001" calcext:value-type="float">
            <text:p>17.633001</text:p>
          </table:table-cell>
          <table:table-cell table:style-name="ce2" office:value-type="float" office:value="28.40107" calcext:value-type="float">
            <text:p>28.40107</text:p>
          </table:table-cell>
          <table:table-cell table:style-name="ce2" office:value-type="float" office:value="28.22709" calcext:value-type="float">
            <text:p>28.22709</text:p>
          </table:table-cell>
          <table:table-cell table:style-name="ce2" office:value-type="float" office:value="36.618441" calcext:value-type="float">
            <text:p>36.618441</text:p>
          </table:table-cell>
          <table:table-cell table:style-name="ce2" office:value-type="float" office:value="42.690667" calcext:value-type="float">
            <text:p>42.690667</text:p>
          </table:table-cell>
          <table:table-cell table:style-name="ce2" office:value-type="float" office:value="42.623385" calcext:value-type="float">
            <text:p>42.623385</text:p>
          </table:table-cell>
          <table:table-cell table:style-name="ce2" office:value-type="float" office:value="48.664817" calcext:value-type="float">
            <text:p>48.664817</text:p>
          </table:table-cell>
          <table:table-cell table:number-columns-repeated="2" table:style-name="ce2" office:value-type="float" office:value="54.502897" calcext:value-type="float">
            <text:p>54.502897</text:p>
          </table:table-cell>
          <table:table-cell table:style-name="ce2" office:value-type="float" office:value="57.639734" calcext:value-type="float">
            <text:p>57.639734</text:p>
          </table:table-cell>
        </table:table-row>
        <table:table-row table:style-name="ro1">
          <table:table-cell office:value-type="string" calcext:value-type="string">
            <text:p>h264_nvenc ll</text:p>
          </table:table-cell>
          <table:table-cell table:style-name="ce2" office:value-type="float" office:value="12.426991" calcext:value-type="float">
            <text:p>12.426991</text:p>
          </table:table-cell>
          <table:table-cell table:style-name="ce2" office:value-type="float" office:value="12.531745" calcext:value-type="float">
            <text:p>12.531745</text:p>
          </table:table-cell>
          <table:table-cell table:style-name="ce2" office:value-type="float" office:value="12.646797" calcext:value-type="float">
            <text:p>12.646797</text:p>
          </table:table-cell>
          <table:table-cell table:style-name="ce2" office:value-type="float" office:value="12.831896" calcext:value-type="float">
            <text:p>12.831896</text:p>
          </table:table-cell>
          <table:table-cell table:style-name="ce2" office:value-type="float" office:value="12.944226" calcext:value-type="float">
            <text:p>12.944226</text:p>
          </table:table-cell>
          <table:table-cell table:style-name="ce2" office:value-type="float" office:value="13.058052" calcext:value-type="float">
            <text:p>13.058052</text:p>
          </table:table-cell>
          <table:table-cell table:style-name="ce2" office:value-type="float" office:value="13.485822" calcext:value-type="float">
            <text:p>13.485822</text:p>
          </table:table-cell>
          <table:table-cell table:style-name="ce2" office:value-type="float" office:value="14.198573" calcext:value-type="float">
            <text:p>14.198573</text:p>
          </table:table-cell>
          <table:table-cell table:style-name="ce2" office:value-type="float" office:value="15.276762" calcext:value-type="float">
            <text:p>15.276762</text:p>
          </table:table-cell>
          <table:table-cell table:style-name="ce2" office:value-type="float" office:value="16.260948" calcext:value-type="float">
            <text:p>16.260948</text:p>
          </table:table-cell>
          <table:table-cell table:style-name="ce2" office:value-type="float" office:value="20.097572" calcext:value-type="float">
            <text:p>20.097572</text:p>
          </table:table-cell>
          <table:table-cell table:style-name="ce2" office:value-type="float" office:value="26.56997" calcext:value-type="float">
            <text:p>26.56997</text:p>
          </table:table-cell>
          <table:table-cell table:style-name="ce2" office:value-type="float" office:value="31.566322" calcext:value-type="float">
            <text:p>31.566322</text:p>
          </table:table-cell>
          <table:table-cell table:style-name="ce2" office:value-type="float" office:value="36.84781" calcext:value-type="float">
            <text:p>36.84781</text:p>
          </table:table-cell>
          <table:table-cell table:style-name="ce2" office:value-type="float" office:value="40.530536" calcext:value-type="float">
            <text:p>40.530536</text:p>
          </table:table-cell>
          <table:table-cell table:style-name="ce2" office:value-type="float" office:value="43.827061" calcext:value-type="float">
            <text:p>43.827061</text:p>
          </table:table-cell>
          <table:table-cell table:style-name="ce2" office:value-type="float" office:value="47.518831" calcext:value-type="float">
            <text:p>47.518831</text:p>
          </table:table-cell>
          <table:table-cell table:style-name="ce2" office:value-type="float" office:value="51.377261" calcext:value-type="float">
            <text:p>51.377261</text:p>
          </table:table-cell>
          <table:table-cell table:style-name="ce2" office:value-type="float" office:value="53.952593" calcext:value-type="float">
            <text:p>53.952593</text:p>
          </table:table-cell>
          <table:table-cell table:style-name="ce2" office:value-type="float" office:value="56.334243" calcext:value-type="float">
            <text:p>56.334243</text:p>
          </table:table-cell>
        </table:table-row>
        <table:table-row table:style-name="ro1">
          <table:table-cell office:value-type="string" calcext:value-type="string">
            <text:p>h264_nvenc llhq</text:p>
          </table:table-cell>
          <table:table-cell table:style-name="ce2" office:value-type="float" office:value="11.958087" calcext:value-type="float">
            <text:p>11.958087</text:p>
          </table:table-cell>
          <table:table-cell table:style-name="ce2" office:value-type="float" office:value="12.118731" calcext:value-type="float">
            <text:p>12.118731</text:p>
          </table:table-cell>
          <table:table-cell table:style-name="ce2" office:value-type="float" office:value="12.207005" calcext:value-type="float">
            <text:p>12.207005</text:p>
          </table:table-cell>
          <table:table-cell table:style-name="ce2" office:value-type="float" office:value="12.363889" calcext:value-type="float">
            <text:p>12.363889</text:p>
          </table:table-cell>
          <table:table-cell table:style-name="ce2" office:value-type="float" office:value="12.473796" calcext:value-type="float">
            <text:p>12.473796</text:p>
          </table:table-cell>
          <table:table-cell table:style-name="ce2" office:value-type="float" office:value="12.634227" calcext:value-type="float">
            <text:p>12.634227</text:p>
          </table:table-cell>
          <table:table-cell table:style-name="ce2" office:value-type="float" office:value="13.177939" calcext:value-type="float">
            <text:p>13.177939</text:p>
          </table:table-cell>
          <table:table-cell table:style-name="ce2" office:value-type="float" office:value="13.962835" calcext:value-type="float">
            <text:p>13.962835</text:p>
          </table:table-cell>
          <table:table-cell table:style-name="ce2" office:value-type="float" office:value="15.124716" calcext:value-type="float">
            <text:p>15.124716</text:p>
          </table:table-cell>
          <table:table-cell table:style-name="ce2" office:value-type="float" office:value="15.80374" calcext:value-type="float">
            <text:p>15.80374</text:p>
          </table:table-cell>
          <table:table-cell table:style-name="ce2" office:value-type="float" office:value="20.218478" calcext:value-type="float">
            <text:p>20.218478</text:p>
          </table:table-cell>
          <table:table-cell table:style-name="ce2" office:value-type="float" office:value="26.736247" calcext:value-type="float">
            <text:p>26.736247</text:p>
          </table:table-cell>
          <table:table-cell table:style-name="ce2" office:value-type="float" office:value="32.057522" calcext:value-type="float">
            <text:p>32.057522</text:p>
          </table:table-cell>
          <table:table-cell table:style-name="ce2" office:value-type="float" office:value="37.17335" calcext:value-type="float">
            <text:p>37.17335</text:p>
          </table:table-cell>
          <table:table-cell table:style-name="ce2" office:value-type="float" office:value="40.975254" calcext:value-type="float">
            <text:p>40.975254</text:p>
          </table:table-cell>
          <table:table-cell table:style-name="ce2" office:value-type="float" office:value="44.243583" calcext:value-type="float">
            <text:p>44.243583</text:p>
          </table:table-cell>
          <table:table-cell table:style-name="ce2" office:value-type="float" office:value="48.204498" calcext:value-type="float">
            <text:p>48.204498</text:p>
          </table:table-cell>
          <table:table-cell table:style-name="ce2" office:value-type="float" office:value="52.054075" calcext:value-type="float">
            <text:p>52.054075</text:p>
          </table:table-cell>
          <table:table-cell table:style-name="ce2" office:value-type="float" office:value="54.483312" calcext:value-type="float">
            <text:p>54.483312</text:p>
          </table:table-cell>
          <table:table-cell table:style-name="ce2" office:value-type="float" office:value="56.834237" calcext:value-type="float">
            <text:p>56.834237</text:p>
          </table:table-cell>
        </table:table-row>
        <table:table-row table:style-name="ro1">
          <table:table-cell office:value-type="string" calcext:value-type="string">
            <text:p>h264_nvenc llhp</text:p>
          </table:table-cell>
          <table:table-cell table:style-name="ce2" office:value-type="float" office:value="12.170942" calcext:value-type="float">
            <text:p>12.170942</text:p>
          </table:table-cell>
          <table:table-cell table:style-name="ce2" office:value-type="float" office:value="12.2778" calcext:value-type="float">
            <text:p>12.2778</text:p>
          </table:table-cell>
          <table:table-cell table:style-name="ce2" office:value-type="float" office:value="12.363141" calcext:value-type="float">
            <text:p>12.363141</text:p>
          </table:table-cell>
          <table:table-cell table:style-name="ce2" office:value-type="float" office:value="12.546074" calcext:value-type="float">
            <text:p>12.546074</text:p>
          </table:table-cell>
          <table:table-cell table:style-name="ce2" office:value-type="float" office:value="12.727783" calcext:value-type="float">
            <text:p>12.727783</text:p>
          </table:table-cell>
          <table:table-cell table:style-name="ce2" office:value-type="float" office:value="12.8595" calcext:value-type="float">
            <text:p>12.8595</text:p>
          </table:table-cell>
          <table:table-cell table:style-name="ce2" office:value-type="float" office:value="13.38367" calcext:value-type="float">
            <text:p>13.38367</text:p>
          </table:table-cell>
          <table:table-cell table:style-name="ce2" office:value-type="float" office:value="14.066557" calcext:value-type="float">
            <text:p>14.066557</text:p>
          </table:table-cell>
          <table:table-cell table:style-name="ce2" office:value-type="float" office:value="15.222929" calcext:value-type="float">
            <text:p>15.222929</text:p>
          </table:table-cell>
          <table:table-cell table:style-name="ce2" office:value-type="float" office:value="15.866334" calcext:value-type="float">
            <text:p>15.866334</text:p>
          </table:table-cell>
          <table:table-cell table:style-name="ce2" office:value-type="float" office:value="19.943402" calcext:value-type="float">
            <text:p>19.943402</text:p>
          </table:table-cell>
          <table:table-cell table:style-name="ce2" office:value-type="float" office:value="26.430936" calcext:value-type="float">
            <text:p>26.430936</text:p>
          </table:table-cell>
          <table:table-cell table:style-name="ce2" office:value-type="float" office:value="31.465325" calcext:value-type="float">
            <text:p>31.465325</text:p>
          </table:table-cell>
          <table:table-cell table:style-name="ce2" office:value-type="float" office:value="36.78573" calcext:value-type="float">
            <text:p>36.78573</text:p>
          </table:table-cell>
          <table:table-cell table:style-name="ce2" office:value-type="float" office:value="40.379178" calcext:value-type="float">
            <text:p>40.379178</text:p>
          </table:table-cell>
          <table:table-cell table:style-name="ce2" office:value-type="float" office:value="43.72115" calcext:value-type="float">
            <text:p>43.72115</text:p>
          </table:table-cell>
          <table:table-cell table:style-name="ce2" office:value-type="float" office:value="47.35067" calcext:value-type="float">
            <text:p>47.35067</text:p>
          </table:table-cell>
          <table:table-cell table:style-name="ce2" office:value-type="float" office:value="51.070936" calcext:value-type="float">
            <text:p>51.070936</text:p>
          </table:table-cell>
          <table:table-cell table:style-name="ce2" office:value-type="float" office:value="53.892291" calcext:value-type="float">
            <text:p>53.892291</text:p>
          </table:table-cell>
          <table:table-cell table:style-name="ce2" office:value-type="float" office:value="56.238338" calcext:value-type="float">
            <text:p>56.238338</text:p>
          </table:table-cell>
        </table:table-row>
      </table:table>
      <table:table table:name="SINTEL_VMAF - present" table:style-name="ta2">
        <table:shapes>
          <draw:frame draw:z-index="0" draw:style-name="gr1" draw:text-style-name="P1" svg:width="1332pt" svg:height="720pt" svg:x="2.83pt" svg:y="593.94pt">
            <loext:p draw:notify-on-update-of-ranges="'SINTEL_VMAF - present'.A24:'SINTEL_VMAF - present'.A24 'SINTEL_VMAF - present'.B3:'SINTEL_VMAF - present'.U3 'SINTEL_VMAF - present'.A25:'SINTEL_VMAF - present'.A25 'SINTEL_VMAF - present'.B25:'SINTEL_VMAF - present'.U25 'SINTEL_VMAF - present'.A24:'SINTEL_VMAF - present'.A24 'SINTEL_VMAF - present'.B4:'SINTEL_VMAF - present'.U4 'SINTEL_VMAF - present'.A26:'SINTEL_VMAF - present'.A26 'SINTEL_VMAF - present'.B26:'SINTEL_VMAF - present'.U26 'SINTEL_VMAF - present'.A24:'SINTEL_VMAF - present'.A24 'SINTEL_VMAF - present'.B5:'SINTEL_VMAF - present'.U5 'SINTEL_VMAF - present'.A27:'SINTEL_VMAF - present'.A27 'SINTEL_VMAF - present'.B27:'SINTEL_VMAF - present'.U27 'SINTEL_VMAF - present'.A24:'SINTEL_VMAF - present'.A24 'SINTEL_VMAF - present'.B6:'SINTEL_VMAF - present'.U6 'SINTEL_VMAF - present'.A28:'SINTEL_VMAF - present'.A28 'SINTEL_VMAF - present'.B28:'SINTEL_VMAF - present'.U28 'SINTEL_VMAF - present'.A24:'SINTEL_VMAF - present'.A24 'SINTEL_VMAF - present'.B7:'SINTEL_VMAF - present'.U7 'SINTEL_VMAF - present'.A29:'SINTEL_VMAF - present'.A29 'SINTEL_VMAF - present'.B29:'SINTEL_VMAF - present'.U29 'SINTEL_VMAF - present'.A24:'SINTEL_VMAF - present'.A24 'SINTEL_VMAF - present'.B8:'SINTEL_VMAF - present'.U8 'SINTEL_VMAF - present'.A30:'SINTEL_VMAF - present'.A30 'SINTEL_VMAF - present'.B30:'SINTEL_VMAF - present'.U30 'SINTEL_VMAF - present'.A24:'SINTEL_VMAF - present'.A24 'SINTEL_VMAF - present'.B9:'SINTEL_VMAF - present'.U9 'SINTEL_VMAF - present'.A31:'SINTEL_VMAF - present'.A31 'SINTEL_VMAF - present'.B31:'SINTEL_VMAF - present'.U31 'SINTEL_VMAF - present'.A24:'SINTEL_VMAF - present'.A24 'SINTEL_VMAF - present'.B10:'SINTEL_VMAF - present'.U10 'SINTEL_VMAF - present'.A32:'SINTEL_VMAF - present'.A32 'SINTEL_VMAF - present'.B32:'SINTEL_VMAF - present'.U32 'SINTEL_VMAF - present'.A24:'SINTEL_VMAF - present'.A24 'SINTEL_VMAF - present'.B11:'SINTEL_VMAF - present'.U11 'SINTEL_VMAF - present'.A33:'SINTEL_VMAF - present'.A33 'SINTEL_VMAF - present'.B33:'SINTEL_VMAF - present'.U33 'SINTEL_VMAF - present'.A24:'SINTEL_VMAF - present'.A24 'SINTEL_VMAF - present'.B12:'SINTEL_VMAF - present'.U12 'SINTEL_VMAF - present'.A34:'SINTEL_VMAF - present'.A34 'SINTEL_VMAF - present'.B34:'SINTEL_VMAF - present'.U34 'SINTEL_VMAF - present'.A24:'SINTEL_VMAF - present'.A24 'SINTEL_VMAF - present'.B13:'SINTEL_VMAF - present'.U13 'SINTEL_VMAF - present'.A35:'SINTEL_VMAF - present'.A35 'SINTEL_VMAF - present'.B35:'SINTEL_VMAF - present'.U35 'SINTEL_VMAF - present'.A24:'SINTEL_VMAF - present'.A24 'SINTEL_VMAF - present'.B14:'SINTEL_VMAF - present'.U14 'SINTEL_VMAF - present'.A36:'SINTEL_VMAF - present'.A36 'SINTEL_VMAF - present'.B36:'SINTEL_VMAF - present'.U36 'SINTEL_VMAF - present'.A24:'SINTEL_VMAF - present'.A24 'SINTEL_VMAF - present'.B15:'SINTEL_VMAF - present'.U15 'SINTEL_VMAF - present'.A37:'SINTEL_VMAF - present'.A37 'SINTEL_VMAF - present'.B37:'SINTEL_VMAF - present'.U37 'SINTEL_VMAF - present'.A24:'SINTEL_VMAF - present'.A24 'SINTEL_VMAF - present'.B16:'SINTEL_VMAF - present'.U16 'SINTEL_VMAF - present'.A38:'SINTEL_VMAF - present'.A38 'SINTEL_VMAF - present'.B38:'SINTEL_VMAF - present'.U38 'SINTEL_VMAF - present'.A24:'SINTEL_VMAF - present'.A24 'SINTEL_VMAF - present'.B17:'SINTEL_VMAF - present'.U17 'SINTEL_VMAF - present'.A39:'SINTEL_VMAF - present'.A39 'SINTEL_VMAF - present'.B39:'SINTEL_VMAF - present'.U39 'SINTEL_VMAF - present'.A24:'SINTEL_VMAF - present'.A24 'SINTEL_VMAF - present'.B18:'SINTEL_VMAF - present'.U18 'SINTEL_VMAF - present'.A40:'SINTEL_VMAF - present'.A40 'SINTEL_VMAF - present'.B40:'SINTEL_VMAF - present'.U40 'SINTEL_VMAF - present'.A24:'SINTEL_VMAF - present'.A24 'SINTEL_VMAF - present'.B19:'SINTEL_VMAF - present'.U19 'SINTEL_VMAF - present'.A41:'SINTEL_VMAF - present'.A41 'SINTEL_VMAF - present'.B41:'SINTEL_VMAF - present'.U41 'SINTEL_VMAF - present'.A24:'SINTEL_VMAF - present'.A24 'SINTEL_VMAF - present'.B20:'SINTEL_VMAF - present'.U20 'SINTEL_VMAF - present'.A42:'SINTEL_VMAF - present'.A42 'SINTEL_VMAF - present'.B42:'SINTEL_VMAF - present'.U42 'SINTEL_VMAF - present'.A24:'SINTEL_VMAF - present'.A24 'SINTEL_VMAF - present'.B21:'SINTEL_VMAF - present'.U21 'SINTEL_VMAF - present'.A43:'SINTEL_VMAF - present'.A43 'SINTEL_VMAF - present'.B43:'SINTEL_VMAF - present'.U4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332pt" svg:height="720pt" svg:x="4.71pt" svg:y="1331.35pt">
            <loext:p draw:notify-on-update-of-ranges="'SINTEL_VMAF - present'.B3:'SINTEL_VMAF - present'.U3 'SINTEL_VMAF - present'.A25:'SINTEL_VMAF - present'.A25 'SINTEL_VMAF - present'.B25:'SINTEL_VMAF - present'.U25 'SINTEL_VMAF - present'.B4:'SINTEL_VMAF - present'.U4 'SINTEL_VMAF - present'.A26:'SINTEL_VMAF - present'.A26 'SINTEL_VMAF - present'.B26:'SINTEL_VMAF - present'.U26 'SINTEL_VMAF - present'.B7:'SINTEL_VMAF - present'.U7 'SINTEL_VMAF - present'.A29:'SINTEL_VMAF - present'.A29 'SINTEL_VMAF - present'.B29:'SINTEL_VMAF - present'.U29 'SINTEL_VMAF - present'.B15:'SINTEL_VMAF - present'.U15 'SINTEL_VMAF - present'.A37:'SINTEL_VMAF - present'.A37 'SINTEL_VMAF - present'.B37:'SINTEL_VMAF - present'.U37 'SINTEL_VMAF - present'.B17:'SINTEL_VMAF - present'.U17 'SINTEL_VMAF - present'.A39:'SINTEL_VMAF - present'.A39 'SINTEL_VMAF - present'.B39:'SINTEL_VMAF - present'.U39 'SINTEL_VMAF - present'.B18:'SINTEL_VMAF - present'.U18 'SINTEL_VMAF - present'.A40:'SINTEL_VMAF - present'.A40 'SINTEL_VMAF - present'.B40:'SINTEL_VMAF - present'.U4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20" table:default-cell-style-name="ce3"/>
        <table:table-row table:style-name="ro1">
          <table:table-cell/>
          <table:table-cell table:style-name="Default" table:number-columns-repeated="20"/>
        </table:table-row>
        <table:table-row table:style-name="ro1">
          <table:table-cell office:value-type="string" calcext:value-type="string">
            <text:p>PWR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15000" calcext:value-type="float">
            <text:p>15000</text:p>
          </table:table-cell>
        </table:table-row>
        <table:table-row table:style-name="ro2">
          <table:table-cell office:value-type="string" calcext:value-type="string">
            <text:p>theora</text:p>
          </table:table-cell>
          <table:table-cell office:value-type="float" office:value="809.2992" calcext:value-type="float">
            <text:p>809.2992</text:p>
          </table:table-cell>
          <table:table-cell office:value-type="float" office:value="778.9208" calcext:value-type="float">
            <text:p>778.9208</text:p>
          </table:table-cell>
          <table:table-cell office:value-type="float" office:value="775.1119" calcext:value-type="float">
            <text:p>775.1119</text:p>
          </table:table-cell>
          <table:table-cell office:value-type="float" office:value="764.9163" calcext:value-type="float">
            <text:p>764.9163</text:p>
          </table:table-cell>
          <table:table-cell office:value-type="float" office:value="757.2832" calcext:value-type="float">
            <text:p>757.2832</text:p>
          </table:table-cell>
          <table:table-cell office:value-type="float" office:value="752.9045" calcext:value-type="float">
            <text:p>752.9045</text:p>
          </table:table-cell>
          <table:table-cell office:value-type="float" office:value="759.2693" calcext:value-type="float">
            <text:p>759.2693</text:p>
          </table:table-cell>
          <table:table-cell office:value-type="float" office:value="751.8223" calcext:value-type="float">
            <text:p>751.8223</text:p>
          </table:table-cell>
          <table:table-cell office:value-type="float" office:value="754.9905" calcext:value-type="float">
            <text:p>754.9905</text:p>
          </table:table-cell>
          <table:table-cell office:value-type="float" office:value="751.8505" calcext:value-type="float">
            <text:p>751.8505</text:p>
          </table:table-cell>
          <table:table-cell office:value-type="float" office:value="759.9376" calcext:value-type="float">
            <text:p>759.9376</text:p>
          </table:table-cell>
          <table:table-cell office:value-type="float" office:value="773.9037" calcext:value-type="float">
            <text:p>773.9037</text:p>
          </table:table-cell>
          <table:table-cell office:value-type="float" office:value="820.1537" calcext:value-type="float">
            <text:p>820.1537</text:p>
          </table:table-cell>
          <table:table-cell office:value-type="float" office:value="826.0838" calcext:value-type="float">
            <text:p>826.0838</text:p>
          </table:table-cell>
          <table:table-cell office:value-type="float" office:value="844.9515" calcext:value-type="float">
            <text:p>844.9515</text:p>
          </table:table-cell>
          <table:table-cell office:value-type="float" office:value="861.5506" calcext:value-type="float">
            <text:p>861.5506</text:p>
          </table:table-cell>
          <table:table-cell office:value-type="float" office:value="863.4627" calcext:value-type="float">
            <text:p>863.4627</text:p>
          </table:table-cell>
          <table:table-cell office:value-type="float" office:value="887.5275" calcext:value-type="float">
            <text:p>887.5275</text:p>
          </table:table-cell>
          <table:table-cell office:value-type="float" office:value="905.1091" calcext:value-type="float">
            <text:p>905.1091</text:p>
          </table:table-cell>
          <table:table-cell office:value-type="float" office:value="932.8363" calcext:value-type="float">
            <text:p>932.8363</text:p>
          </table:table-cell>
        </table:table-row>
        <table:table-row table:style-name="ro2">
          <table:table-cell office:value-type="string" calcext:value-type="string">
            <text:p>x264 ultrafast</text:p>
          </table:table-cell>
          <table:table-cell office:value-type="float" office:value="97.0014" calcext:value-type="float">
            <text:p>97.0014</text:p>
          </table:table-cell>
          <table:table-cell office:value-type="float" office:value="74.3195" calcext:value-type="float">
            <text:p>74.3195</text:p>
          </table:table-cell>
          <table:table-cell office:value-type="float" office:value="59.1833" calcext:value-type="float">
            <text:p>59.1833</text:p>
          </table:table-cell>
          <table:table-cell office:value-type="float" office:value="59.2154" calcext:value-type="float">
            <text:p>59.2154</text:p>
          </table:table-cell>
          <table:table-cell office:value-type="float" office:value="59.009" calcext:value-type="float">
            <text:p>59.009</text:p>
          </table:table-cell>
          <table:table-cell office:value-type="float" office:value="59.1468" calcext:value-type="float">
            <text:p>59.1468</text:p>
          </table:table-cell>
          <table:table-cell office:value-type="float" office:value="59.8001" calcext:value-type="float">
            <text:p>59.8001</text:p>
          </table:table-cell>
          <table:table-cell office:value-type="float" office:value="60.1283" calcext:value-type="float">
            <text:p>60.1283</text:p>
          </table:table-cell>
          <table:table-cell office:value-type="float" office:value="60.4694" calcext:value-type="float">
            <text:p>60.4694</text:p>
          </table:table-cell>
          <table:table-cell office:value-type="float" office:value="75.8689" calcext:value-type="float">
            <text:p>75.8689</text:p>
          </table:table-cell>
          <table:table-cell office:value-type="float" office:value="76.3921" calcext:value-type="float">
            <text:p>76.3921</text:p>
          </table:table-cell>
          <table:table-cell office:value-type="float" office:value="76.3804" calcext:value-type="float">
            <text:p>76.3804</text:p>
          </table:table-cell>
          <table:table-cell office:value-type="float" office:value="76.7948" calcext:value-type="float">
            <text:p>76.7948</text:p>
          </table:table-cell>
          <table:table-cell office:value-type="float" office:value="76.5755" calcext:value-type="float">
            <text:p>76.5755</text:p>
          </table:table-cell>
          <table:table-cell office:value-type="float" office:value="76.9967" calcext:value-type="float">
            <text:p>76.9967</text:p>
          </table:table-cell>
          <table:table-cell office:value-type="float" office:value="77.0845" calcext:value-type="float">
            <text:p>77.0845</text:p>
          </table:table-cell>
          <table:table-cell office:value-type="float" office:value="77.097" calcext:value-type="float">
            <text:p>77.097</text:p>
          </table:table-cell>
          <table:table-cell office:value-type="float" office:value="77.1483" calcext:value-type="float">
            <text:p>77.1483</text:p>
          </table:table-cell>
          <table:table-cell office:value-type="float" office:value="77.2006" calcext:value-type="float">
            <text:p>77.2006</text:p>
          </table:table-cell>
          <table:table-cell office:value-type="float" office:value="77.6958" calcext:value-type="float">
            <text:p>77.6958</text:p>
          </table:table-cell>
        </table:table-row>
        <table:table-row table:style-name="ro2">
          <table:table-cell office:value-type="string" calcext:value-type="string">
            <text:p>x264 superfast</text:p>
          </table:table-cell>
          <table:table-cell office:value-type="float" office:value="155.0763" calcext:value-type="float">
            <text:p>155.0763</text:p>
          </table:table-cell>
          <table:table-cell office:value-type="float" office:value="159.9346" calcext:value-type="float">
            <text:p>159.9346</text:p>
          </table:table-cell>
          <table:table-cell office:value-type="float" office:value="163.7141" calcext:value-type="float">
            <text:p>163.7141</text:p>
          </table:table-cell>
          <table:table-cell office:value-type="float" office:value="166.559" calcext:value-type="float">
            <text:p>166.559</text:p>
          </table:table-cell>
          <table:table-cell office:value-type="float" office:value="169.3168" calcext:value-type="float">
            <text:p>169.3168</text:p>
          </table:table-cell>
          <table:table-cell office:value-type="float" office:value="171.8611" calcext:value-type="float">
            <text:p>171.8611</text:p>
          </table:table-cell>
          <table:table-cell office:value-type="float" office:value="174.3066" calcext:value-type="float">
            <text:p>174.3066</text:p>
          </table:table-cell>
          <table:table-cell office:value-type="float" office:value="176.6638" calcext:value-type="float">
            <text:p>176.6638</text:p>
          </table:table-cell>
          <table:table-cell office:value-type="float" office:value="179.0775" calcext:value-type="float">
            <text:p>179.0775</text:p>
          </table:table-cell>
          <table:table-cell office:value-type="float" office:value="181.0088" calcext:value-type="float">
            <text:p>181.0088</text:p>
          </table:table-cell>
          <table:table-cell office:value-type="float" office:value="184.727" calcext:value-type="float">
            <text:p>184.727</text:p>
          </table:table-cell>
          <table:table-cell office:value-type="float" office:value="188.6204" calcext:value-type="float">
            <text:p>188.6204</text:p>
          </table:table-cell>
          <table:table-cell office:value-type="float" office:value="191.8035" calcext:value-type="float">
            <text:p>191.8035</text:p>
          </table:table-cell>
          <table:table-cell office:value-type="float" office:value="194.5537" calcext:value-type="float">
            <text:p>194.5537</text:p>
          </table:table-cell>
          <table:table-cell office:value-type="float" office:value="197.1712" calcext:value-type="float">
            <text:p>197.1712</text:p>
          </table:table-cell>
          <table:table-cell office:value-type="float" office:value="199.7882" calcext:value-type="float">
            <text:p>199.7882</text:p>
          </table:table-cell>
          <table:table-cell office:value-type="float" office:value="202.3594" calcext:value-type="float">
            <text:p>202.3594</text:p>
          </table:table-cell>
          <table:table-cell office:value-type="float" office:value="204.6245" calcext:value-type="float">
            <text:p>204.6245</text:p>
          </table:table-cell>
          <table:table-cell office:value-type="float" office:value="206.5529" calcext:value-type="float">
            <text:p>206.5529</text:p>
          </table:table-cell>
          <table:table-cell office:value-type="float" office:value="209.2232" calcext:value-type="float">
            <text:p>209.2232</text:p>
          </table:table-cell>
        </table:table-row>
        <table:table-row table:style-name="ro2">
          <table:table-cell office:value-type="string" calcext:value-type="string">
            <text:p>x264 veryfast</text:p>
          </table:table-cell>
          <table:table-cell office:value-type="float" office:value="238.6367" calcext:value-type="float">
            <text:p>238.6367</text:p>
          </table:table-cell>
          <table:table-cell office:value-type="float" office:value="255.8101" calcext:value-type="float">
            <text:p>255.8101</text:p>
          </table:table-cell>
          <table:table-cell office:value-type="float" office:value="268.5148" calcext:value-type="float">
            <text:p>268.5148</text:p>
          </table:table-cell>
          <table:table-cell office:value-type="float" office:value="285.9714" calcext:value-type="float">
            <text:p>285.9714</text:p>
          </table:table-cell>
          <table:table-cell office:value-type="float" office:value="277.7141" calcext:value-type="float">
            <text:p>277.7141</text:p>
          </table:table-cell>
          <table:table-cell office:value-type="float" office:value="283.8331" calcext:value-type="float">
            <text:p>283.8331</text:p>
          </table:table-cell>
          <table:table-cell office:value-type="float" office:value="287.4837" calcext:value-type="float">
            <text:p>287.4837</text:p>
          </table:table-cell>
          <table:table-cell office:value-type="float" office:value="291.7039" calcext:value-type="float">
            <text:p>291.7039</text:p>
          </table:table-cell>
          <table:table-cell office:value-type="float" office:value="299.7228" calcext:value-type="float">
            <text:p>299.7228</text:p>
          </table:table-cell>
          <table:table-cell office:value-type="float" office:value="306.18" calcext:value-type="float">
            <text:p>306.18</text:p>
          </table:table-cell>
          <table:table-cell office:value-type="float" office:value="305.6957" calcext:value-type="float">
            <text:p>305.6957</text:p>
          </table:table-cell>
          <table:table-cell office:value-type="float" office:value="321.3399" calcext:value-type="float">
            <text:p>321.3399</text:p>
          </table:table-cell>
          <table:table-cell office:value-type="float" office:value="327.4343" calcext:value-type="float">
            <text:p>327.4343</text:p>
          </table:table-cell>
          <table:table-cell office:value-type="float" office:value="348.5611" calcext:value-type="float">
            <text:p>348.5611</text:p>
          </table:table-cell>
          <table:table-cell office:value-type="float" office:value="348.581" calcext:value-type="float">
            <text:p>348.581</text:p>
          </table:table-cell>
          <table:table-cell office:value-type="float" office:value="364.8719" calcext:value-type="float">
            <text:p>364.8719</text:p>
          </table:table-cell>
          <table:table-cell office:value-type="float" office:value="372.1806" calcext:value-type="float">
            <text:p>372.1806</text:p>
          </table:table-cell>
          <table:table-cell office:value-type="float" office:value="366.812" calcext:value-type="float">
            <text:p>366.812</text:p>
          </table:table-cell>
          <table:table-cell office:value-type="float" office:value="388.0257" calcext:value-type="float">
            <text:p>388.0257</text:p>
          </table:table-cell>
          <table:table-cell office:value-type="float" office:value="384.7352" calcext:value-type="float">
            <text:p>384.7352</text:p>
          </table:table-cell>
        </table:table-row>
        <table:table-row table:style-name="ro2">
          <table:table-cell office:value-type="string" calcext:value-type="string">
            <text:p>x264 faster</text:p>
          </table:table-cell>
          <table:table-cell office:value-type="float" office:value="402.4933" calcext:value-type="float">
            <text:p>402.4933</text:p>
          </table:table-cell>
          <table:table-cell office:value-type="float" office:value="391.5707" calcext:value-type="float">
            <text:p>391.5707</text:p>
          </table:table-cell>
          <table:table-cell office:value-type="float" office:value="412.1679" calcext:value-type="float">
            <text:p>412.1679</text:p>
          </table:table-cell>
          <table:table-cell office:value-type="float" office:value="428.423" calcext:value-type="float">
            <text:p>428.423</text:p>
          </table:table-cell>
          <table:table-cell office:value-type="float" office:value="433.4328" calcext:value-type="float">
            <text:p>433.4328</text:p>
          </table:table-cell>
          <table:table-cell office:value-type="float" office:value="453.8971" calcext:value-type="float">
            <text:p>453.8971</text:p>
          </table:table-cell>
          <table:table-cell office:value-type="float" office:value="475.095" calcext:value-type="float">
            <text:p>475.095</text:p>
          </table:table-cell>
          <table:table-cell office:value-type="float" office:value="477.2504" calcext:value-type="float">
            <text:p>477.2504</text:p>
          </table:table-cell>
          <table:table-cell office:value-type="float" office:value="489.6038" calcext:value-type="float">
            <text:p>489.6038</text:p>
          </table:table-cell>
          <table:table-cell office:value-type="float" office:value="510.4046" calcext:value-type="float">
            <text:p>510.4046</text:p>
          </table:table-cell>
          <table:table-cell office:value-type="float" office:value="525.786" calcext:value-type="float">
            <text:p>525.786</text:p>
          </table:table-cell>
          <table:table-cell office:value-type="float" office:value="531.9787" calcext:value-type="float">
            <text:p>531.9787</text:p>
          </table:table-cell>
          <table:table-cell office:value-type="float" office:value="561.285" calcext:value-type="float">
            <text:p>561.285</text:p>
          </table:table-cell>
          <table:table-cell office:value-type="float" office:value="562.8406" calcext:value-type="float">
            <text:p>562.8406</text:p>
          </table:table-cell>
          <table:table-cell office:value-type="float" office:value="577.9605" calcext:value-type="float">
            <text:p>577.9605</text:p>
          </table:table-cell>
          <table:table-cell office:value-type="float" office:value="600.4718" calcext:value-type="float">
            <text:p>600.4718</text:p>
          </table:table-cell>
          <table:table-cell office:value-type="float" office:value="604.7589" calcext:value-type="float">
            <text:p>604.7589</text:p>
          </table:table-cell>
          <table:table-cell office:value-type="float" office:value="606.7552" calcext:value-type="float">
            <text:p>606.7552</text:p>
          </table:table-cell>
          <table:table-cell office:value-type="float" office:value="622.137" calcext:value-type="float">
            <text:p>622.137</text:p>
          </table:table-cell>
          <table:table-cell office:value-type="float" office:value="631.8614" calcext:value-type="float">
            <text:p>631.8614</text:p>
          </table:table-cell>
        </table:table-row>
        <table:table-row table:style-name="ro2">
          <table:table-cell office:value-type="string" calcext:value-type="string">
            <text:p>x264 fast</text:p>
          </table:table-cell>
          <table:table-cell office:value-type="float" office:value="443.1851" calcext:value-type="float">
            <text:p>443.1851</text:p>
          </table:table-cell>
          <table:table-cell office:value-type="float" office:value="446.0285" calcext:value-type="float">
            <text:p>446.0285</text:p>
          </table:table-cell>
          <table:table-cell office:value-type="float" office:value="483.2757" calcext:value-type="float">
            <text:p>483.2757</text:p>
          </table:table-cell>
          <table:table-cell office:value-type="float" office:value="500.6834" calcext:value-type="float">
            <text:p>500.6834</text:p>
          </table:table-cell>
          <table:table-cell office:value-type="float" office:value="519.7994" calcext:value-type="float">
            <text:p>519.7994</text:p>
          </table:table-cell>
          <table:table-cell office:value-type="float" office:value="541.1486" calcext:value-type="float">
            <text:p>541.1486</text:p>
          </table:table-cell>
          <table:table-cell office:value-type="float" office:value="563.405" calcext:value-type="float">
            <text:p>563.405</text:p>
          </table:table-cell>
          <table:table-cell office:value-type="float" office:value="586.866" calcext:value-type="float">
            <text:p>586.866</text:p>
          </table:table-cell>
          <table:table-cell office:value-type="float" office:value="593.7697" calcext:value-type="float">
            <text:p>593.7697</text:p>
          </table:table-cell>
          <table:table-cell office:value-type="float" office:value="610.7256" calcext:value-type="float">
            <text:p>610.7256</text:p>
          </table:table-cell>
          <table:table-cell office:value-type="float" office:value="639.7449" calcext:value-type="float">
            <text:p>639.7449</text:p>
          </table:table-cell>
          <table:table-cell office:value-type="float" office:value="657.2899" calcext:value-type="float">
            <text:p>657.2899</text:p>
          </table:table-cell>
          <table:table-cell office:value-type="float" office:value="694.6745" calcext:value-type="float">
            <text:p>694.6745</text:p>
          </table:table-cell>
          <table:table-cell office:value-type="float" office:value="705.7693" calcext:value-type="float">
            <text:p>705.7693</text:p>
          </table:table-cell>
          <table:table-cell office:value-type="float" office:value="737.7424" calcext:value-type="float">
            <text:p>737.7424</text:p>
          </table:table-cell>
          <table:table-cell office:value-type="float" office:value="752.0216" calcext:value-type="float">
            <text:p>752.0216</text:p>
          </table:table-cell>
          <table:table-cell office:value-type="float" office:value="789.7448" calcext:value-type="float">
            <text:p>789.7448</text:p>
          </table:table-cell>
          <table:table-cell office:value-type="float" office:value="814.6339" calcext:value-type="float">
            <text:p>814.6339</text:p>
          </table:table-cell>
          <table:table-cell office:value-type="float" office:value="816.8235" calcext:value-type="float">
            <text:p>816.8235</text:p>
          </table:table-cell>
          <table:table-cell office:value-type="float" office:value="871.2276" calcext:value-type="float">
            <text:p>871.2276</text:p>
          </table:table-cell>
        </table:table-row>
        <table:table-row table:style-name="ro2">
          <table:table-cell office:value-type="string" calcext:value-type="string">
            <text:p>x264 medium</text:p>
          </table:table-cell>
          <table:table-cell office:value-type="float" office:value="432.8088" calcext:value-type="float">
            <text:p>432.8088</text:p>
          </table:table-cell>
          <table:table-cell office:value-type="float" office:value="469.9875" calcext:value-type="float">
            <text:p>469.9875</text:p>
          </table:table-cell>
          <table:table-cell office:value-type="float" office:value="554.1546" calcext:value-type="float">
            <text:p>554.1546</text:p>
          </table:table-cell>
          <table:table-cell office:value-type="float" office:value="586.3686" calcext:value-type="float">
            <text:p>586.3686</text:p>
          </table:table-cell>
          <table:table-cell office:value-type="float" office:value="626.2968" calcext:value-type="float">
            <text:p>626.2968</text:p>
          </table:table-cell>
          <table:table-cell office:value-type="float" office:value="648.1357" calcext:value-type="float">
            <text:p>648.1357</text:p>
          </table:table-cell>
          <table:table-cell office:value-type="float" office:value="671.6605" calcext:value-type="float">
            <text:p>671.6605</text:p>
          </table:table-cell>
          <table:table-cell office:value-type="float" office:value="679.8076" calcext:value-type="float">
            <text:p>679.8076</text:p>
          </table:table-cell>
          <table:table-cell office:value-type="float" office:value="714.0094" calcext:value-type="float">
            <text:p>714.0094</text:p>
          </table:table-cell>
          <table:table-cell office:value-type="float" office:value="730.018" calcext:value-type="float">
            <text:p>730.018</text:p>
          </table:table-cell>
          <table:table-cell office:value-type="float" office:value="776.0633" calcext:value-type="float">
            <text:p>776.0633</text:p>
          </table:table-cell>
          <table:table-cell office:value-type="float" office:value="811.9906" calcext:value-type="float">
            <text:p>811.9906</text:p>
          </table:table-cell>
          <table:table-cell office:value-type="float" office:value="848.0526" calcext:value-type="float">
            <text:p>848.0526</text:p>
          </table:table-cell>
          <table:table-cell office:value-type="float" office:value="870.775" calcext:value-type="float">
            <text:p>870.775</text:p>
          </table:table-cell>
          <table:table-cell office:value-type="float" office:value="915.6785" calcext:value-type="float">
            <text:p>915.6785</text:p>
          </table:table-cell>
          <table:table-cell office:value-type="float" office:value="943.6264" calcext:value-type="float">
            <text:p>943.6264</text:p>
          </table:table-cell>
          <table:table-cell office:value-type="float" office:value="972.2362" calcext:value-type="float">
            <text:p>972.2362</text:p>
          </table:table-cell>
          <table:table-cell office:value-type="float" office:value="982.372" calcext:value-type="float">
            <text:p>982.372</text:p>
          </table:table-cell>
          <table:table-cell office:value-type="float" office:value="1024.8715" calcext:value-type="float">
            <text:p>1024.8715</text:p>
          </table:table-cell>
          <table:table-cell office:value-type="float" office:value="1043.3347" calcext:value-type="float">
            <text:p>1043.3347</text:p>
          </table:table-cell>
        </table:table-row>
        <table:table-row table:style-name="ro2">
          <table:table-cell office:value-type="string" calcext:value-type="string">
            <text:p>x264 slow</text:p>
          </table:table-cell>
          <table:table-cell office:value-type="float" office:value="518.3521" calcext:value-type="float">
            <text:p>518.3521</text:p>
          </table:table-cell>
          <table:table-cell office:value-type="float" office:value="558.2832" calcext:value-type="float">
            <text:p>558.2832</text:p>
          </table:table-cell>
          <table:table-cell office:value-type="float" office:value="677.2329" calcext:value-type="float">
            <text:p>677.2329</text:p>
          </table:table-cell>
          <table:table-cell office:value-type="float" office:value="727.6621" calcext:value-type="float">
            <text:p>727.6621</text:p>
          </table:table-cell>
          <table:table-cell office:value-type="float" office:value="790.8682" calcext:value-type="float">
            <text:p>790.8682</text:p>
          </table:table-cell>
          <table:table-cell office:value-type="float" office:value="841.3521" calcext:value-type="float">
            <text:p>841.3521</text:p>
          </table:table-cell>
          <table:table-cell office:value-type="float" office:value="879.8817" calcext:value-type="float">
            <text:p>879.8817</text:p>
          </table:table-cell>
          <table:table-cell office:value-type="float" office:value="929.9367" calcext:value-type="float">
            <text:p>929.9367</text:p>
          </table:table-cell>
          <table:table-cell office:value-type="float" office:value="962.9444" calcext:value-type="float">
            <text:p>962.9444</text:p>
          </table:table-cell>
          <table:table-cell office:value-type="float" office:value="1013.2521" calcext:value-type="float">
            <text:p>1013.2521</text:p>
          </table:table-cell>
          <table:table-cell office:value-type="float" office:value="1075.7339" calcext:value-type="float">
            <text:p>1075.7339</text:p>
          </table:table-cell>
          <table:table-cell office:value-type="float" office:value="1137.5989" calcext:value-type="float">
            <text:p>1137.5989</text:p>
          </table:table-cell>
          <table:table-cell office:value-type="float" office:value="1192.2009" calcext:value-type="float">
            <text:p>1192.2009</text:p>
          </table:table-cell>
          <table:table-cell office:value-type="float" office:value="1234.3574" calcext:value-type="float">
            <text:p>1234.3574</text:p>
          </table:table-cell>
          <table:table-cell office:value-type="float" office:value="1288.9015" calcext:value-type="float">
            <text:p>1288.9015</text:p>
          </table:table-cell>
          <table:table-cell office:value-type="float" office:value="1341.1932" calcext:value-type="float">
            <text:p>1341.1932</text:p>
          </table:table-cell>
          <table:table-cell office:value-type="float" office:value="1415.8255" calcext:value-type="float">
            <text:p>1415.8255</text:p>
          </table:table-cell>
          <table:table-cell office:value-type="float" office:value="1451.1293" calcext:value-type="float">
            <text:p>1451.1293</text:p>
          </table:table-cell>
          <table:table-cell office:value-type="float" office:value="1500.692" calcext:value-type="float">
            <text:p>1500.692</text:p>
          </table:table-cell>
          <table:table-cell office:value-type="float" office:value="1573.9296" calcext:value-type="float">
            <text:p>1573.9296</text:p>
          </table:table-cell>
        </table:table-row>
        <table:table-row table:style-name="ro2">
          <table:table-cell office:value-type="string" calcext:value-type="string">
            <text:p>x264 slower</text:p>
          </table:table-cell>
          <table:table-cell office:value-type="float" office:value="1165.5707" calcext:value-type="float">
            <text:p>1165.5707</text:p>
          </table:table-cell>
          <table:table-cell office:value-type="float" office:value="1217.3343" calcext:value-type="float">
            <text:p>1217.3343</text:p>
          </table:table-cell>
          <table:table-cell office:value-type="float" office:value="1643.4431" calcext:value-type="float">
            <text:p>1643.4431</text:p>
          </table:table-cell>
          <table:table-cell office:value-type="float" office:value="1888.6419" calcext:value-type="float">
            <text:p>1888.6419</text:p>
          </table:table-cell>
          <table:table-cell office:value-type="float" office:value="1932.9577" calcext:value-type="float">
            <text:p>1932.9577</text:p>
          </table:table-cell>
          <table:table-cell office:value-type="float" office:value="2045.8468" calcext:value-type="float">
            <text:p>2045.8468</text:p>
          </table:table-cell>
          <table:table-cell office:value-type="float" office:value="2124.9879" calcext:value-type="float">
            <text:p>2124.9879</text:p>
          </table:table-cell>
          <table:table-cell office:value-type="float" office:value="2205.8855" calcext:value-type="float">
            <text:p>2205.8855</text:p>
          </table:table-cell>
          <table:table-cell office:value-type="float" office:value="2281.5632" calcext:value-type="float">
            <text:p>2281.5632</text:p>
          </table:table-cell>
          <table:table-cell office:value-type="float" office:value="2375.0413" calcext:value-type="float">
            <text:p>2375.0413</text:p>
          </table:table-cell>
          <table:table-cell office:value-type="float" office:value="2437.8016" calcext:value-type="float">
            <text:p>2437.8016</text:p>
          </table:table-cell>
          <table:table-cell office:value-type="float" office:value="2540.5737" calcext:value-type="float">
            <text:p>2540.5737</text:p>
          </table:table-cell>
          <table:table-cell office:value-type="float" office:value="2625.0844" calcext:value-type="float">
            <text:p>2625.0844</text:p>
          </table:table-cell>
          <table:table-cell office:value-type="float" office:value="2683.6415" calcext:value-type="float">
            <text:p>2683.6415</text:p>
          </table:table-cell>
          <table:table-cell office:value-type="float" office:value="2763.2935" calcext:value-type="float">
            <text:p>2763.2935</text:p>
          </table:table-cell>
          <table:table-cell office:value-type="float" office:value="2852.0117" calcext:value-type="float">
            <text:p>2852.0117</text:p>
          </table:table-cell>
          <table:table-cell office:value-type="float" office:value="2924.3047" calcext:value-type="float">
            <text:p>2924.3047</text:p>
          </table:table-cell>
          <table:table-cell office:value-type="float" office:value="3007.2295" calcext:value-type="float">
            <text:p>3007.2295</text:p>
          </table:table-cell>
          <table:table-cell office:value-type="float" office:value="3102.0733" calcext:value-type="float">
            <text:p>3102.0733</text:p>
          </table:table-cell>
          <table:table-cell office:value-type="float" office:value="3362.2026" calcext:value-type="float">
            <text:p>3362.2026</text:p>
          </table:table-cell>
        </table:table-row>
        <table:table-row table:style-name="ro2">
          <table:table-cell office:value-type="string" calcext:value-type="string">
            <text:p>x264 veryslow</text:p>
          </table:table-cell>
          <table:table-cell office:value-type="float" office:value="2894.8755" calcext:value-type="float">
            <text:p>2894.8755</text:p>
          </table:table-cell>
          <table:table-cell office:value-type="float" office:value="2963.1222" calcext:value-type="float">
            <text:p>2963.1222</text:p>
          </table:table-cell>
          <table:table-cell office:value-type="float" office:value="4277.1539" calcext:value-type="float">
            <text:p>4277.1539</text:p>
          </table:table-cell>
          <table:table-cell office:value-type="float" office:value="4657.0209" calcext:value-type="float">
            <text:p>4657.0209</text:p>
          </table:table-cell>
          <table:table-cell office:value-type="float" office:value="4996.2657" calcext:value-type="float">
            <text:p>4996.2657</text:p>
          </table:table-cell>
          <table:table-cell office:value-type="float" office:value="5253.0638" calcext:value-type="float">
            <text:p>5253.0638</text:p>
          </table:table-cell>
          <table:table-cell office:value-type="float" office:value="5420.1932" calcext:value-type="float">
            <text:p>5420.1932</text:p>
          </table:table-cell>
          <table:table-cell office:value-type="float" office:value="5567.6378" calcext:value-type="float">
            <text:p>5567.6378</text:p>
          </table:table-cell>
          <table:table-cell office:value-type="float" office:value="5698.6445" calcext:value-type="float">
            <text:p>5698.6445</text:p>
          </table:table-cell>
          <table:table-cell office:value-type="float" office:value="5827.5498" calcext:value-type="float">
            <text:p>5827.5498</text:p>
          </table:table-cell>
          <table:table-cell office:value-type="float" office:value="6023.1499" calcext:value-type="float">
            <text:p>6023.1499</text:p>
          </table:table-cell>
          <table:table-cell office:value-type="float" office:value="6178.3567" calcext:value-type="float">
            <text:p>6178.3567</text:p>
          </table:table-cell>
          <table:table-cell office:value-type="float" office:value="6291.128" calcext:value-type="float">
            <text:p>6291.128</text:p>
          </table:table-cell>
          <table:table-cell office:value-type="float" office:value="6461.0825" calcext:value-type="float">
            <text:p>6461.0825</text:p>
          </table:table-cell>
          <table:table-cell office:value-type="float" office:value="6656.3667" calcext:value-type="float">
            <text:p>6656.3667</text:p>
          </table:table-cell>
          <table:table-cell office:value-type="float" office:value="6773.7131" calcext:value-type="float">
            <text:p>6773.7131</text:p>
          </table:table-cell>
          <table:table-cell office:value-type="float" office:value="6973.8545" calcext:value-type="float">
            <text:p>6973.8545</text:p>
          </table:table-cell>
          <table:table-cell office:value-type="float" office:value="7162.066" calcext:value-type="float">
            <text:p>7162.066</text:p>
          </table:table-cell>
          <table:table-cell office:value-type="float" office:value="7328.2405" calcext:value-type="float">
            <text:p>7328.2405</text:p>
          </table:table-cell>
          <table:table-cell office:value-type="float" office:value="7401.8064" calcext:value-type="float">
            <text:p>7401.8064</text:p>
          </table:table-cell>
        </table:table-row>
        <table:table-row table:style-name="ro2">
          <table:table-cell office:value-type="string" calcext:value-type="string">
            <text:p>x264 placebo</text:p>
          </table:table-cell>
          <table:table-cell office:value-type="float" office:value="9021.4905" calcext:value-type="float">
            <text:p>9021.4905</text:p>
          </table:table-cell>
          <table:table-cell office:value-type="float" office:value="9278.6702" calcext:value-type="float">
            <text:p>9278.6702</text:p>
          </table:table-cell>
          <table:table-cell office:value-type="float" office:value="9693.8038" calcext:value-type="float">
            <text:p>9693.8038</text:p>
          </table:table-cell>
          <table:table-cell office:value-type="float" office:value="10382.886" calcext:value-type="float">
            <text:p>10382.886</text:p>
          </table:table-cell>
          <table:table-cell office:value-type="float" office:value="12009.7804" calcext:value-type="float">
            <text:p>12009.7804</text:p>
          </table:table-cell>
          <table:table-cell office:value-type="float" office:value="13495.8548" calcext:value-type="float">
            <text:p>13495.8548</text:p>
          </table:table-cell>
          <table:table-cell office:value-type="float" office:value="14628.5616" calcext:value-type="float">
            <text:p>14628.5616</text:p>
          </table:table-cell>
          <table:table-cell office:value-type="float" office:value="15838.3809" calcext:value-type="float">
            <text:p>15838.3809</text:p>
          </table:table-cell>
          <table:table-cell office:value-type="float" office:value="16759.5721" calcext:value-type="float">
            <text:p>16759.5721</text:p>
          </table:table-cell>
          <table:table-cell office:value-type="float" office:value="17624.6792" calcext:value-type="float">
            <text:p>17624.6792</text:p>
          </table:table-cell>
          <table:table-cell office:value-type="float" office:value="18719.8258" calcext:value-type="float">
            <text:p>18719.8258</text:p>
          </table:table-cell>
          <table:table-cell office:value-type="float" office:value="20110.7548" calcext:value-type="float">
            <text:p>20110.7548</text:p>
          </table:table-cell>
          <table:table-cell office:value-type="float" office:value="20998.4201" calcext:value-type="float">
            <text:p>20998.4201</text:p>
          </table:table-cell>
          <table:table-cell office:value-type="float" office:value="21901.9034" calcext:value-type="float">
            <text:p>21901.9034</text:p>
          </table:table-cell>
          <table:table-cell office:value-type="float" office:value="22625.1492" calcext:value-type="float">
            <text:p>22625.1492</text:p>
          </table:table-cell>
          <table:table-cell office:value-type="float" office:value="23016.7119" calcext:value-type="float">
            <text:p>23016.7119</text:p>
          </table:table-cell>
          <table:table-cell office:value-type="float" office:value="23741.4969" calcext:value-type="float">
            <text:p>23741.4969</text:p>
          </table:table-cell>
          <table:table-cell office:value-type="float" office:value="24223.7105" calcext:value-type="float">
            <text:p>24223.7105</text:p>
          </table:table-cell>
          <table:table-cell office:value-type="float" office:value="24551.8056" calcext:value-type="float">
            <text:p>24551.8056</text:p>
          </table:table-cell>
          <table:table-cell office:value-type="float" office:value="25047.939" calcext:value-type="float">
            <text:p>25047.939</text:p>
          </table:table-cell>
        </table:table-row>
        <table:table-row table:style-name="ro1">
          <table:table-cell office:value-type="string" calcext:value-type="string">
            <text:p>h264_nvenc medium</text:p>
          </table:table-cell>
          <table:table-cell table:style-name="ce2" office:value-type="float" office:value="205.694444444445" calcext:value-type="float">
            <text:p>205.6944444444</text:p>
          </table:table-cell>
          <table:table-cell table:style-name="ce2" office:value-type="float" office:value="205.4" calcext:value-type="float">
            <text:p>205.4</text:p>
          </table:table-cell>
          <table:table-cell table:style-name="ce2" office:value-type="float" office:value="181.061111111111" calcext:value-type="float">
            <text:p>181.0611111111</text:p>
          </table:table-cell>
          <table:table-cell table:style-name="ce2" office:value-type="float" office:value="209.405555555556" calcext:value-type="float">
            <text:p>209.4055555556</text:p>
          </table:table-cell>
          <table:table-cell table:style-name="ce2" office:value-type="float" office:value="267.130555555556" calcext:value-type="float">
            <text:p>267.1305555556</text:p>
          </table:table-cell>
          <table:table-cell table:style-name="ce2" office:value-type="float" office:value="187.277777777778" calcext:value-type="float">
            <text:p>187.2777777778</text:p>
          </table:table-cell>
          <table:table-cell table:style-name="ce2" office:value-type="float" office:value="198.730555555556" calcext:value-type="float">
            <text:p>198.7305555556</text:p>
          </table:table-cell>
          <table:table-cell table:style-name="ce2" office:value-type="float" office:value="205.75" calcext:value-type="float">
            <text:p>205.75</text:p>
          </table:table-cell>
          <table:table-cell table:style-name="ce2" office:value-type="float" office:value="198.716666666667" calcext:value-type="float">
            <text:p>198.7166666667</text:p>
          </table:table-cell>
          <table:table-cell table:style-name="ce2" office:value-type="float" office:value="205.25" calcext:value-type="float">
            <text:p>205.25</text:p>
          </table:table-cell>
          <table:table-cell table:style-name="ce2" office:value-type="float" office:value="212.952777777778" calcext:value-type="float">
            <text:p>212.9527777778</text:p>
          </table:table-cell>
          <table:table-cell table:style-name="ce2" office:value-type="float" office:value="205.430555555556" calcext:value-type="float">
            <text:p>205.4305555556</text:p>
          </table:table-cell>
          <table:table-cell table:style-name="ce2" office:value-type="float" office:value="210.394444444444" calcext:value-type="float">
            <text:p>210.3944444444</text:p>
          </table:table-cell>
          <table:table-cell table:style-name="ce2" office:value-type="float" office:value="243.866666666667" calcext:value-type="float">
            <text:p>243.8666666667</text:p>
          </table:table-cell>
          <table:table-cell table:style-name="ce2" office:value-type="float" office:value="264.225" calcext:value-type="float">
            <text:p>264.225</text:p>
          </table:table-cell>
          <table:table-cell table:style-name="ce2" office:value-type="float" office:value="265.611111111111" calcext:value-type="float">
            <text:p>265.6111111111</text:p>
          </table:table-cell>
          <table:table-cell table:style-name="ce2" office:value-type="float" office:value="265.941666666667" calcext:value-type="float">
            <text:p>265.9416666667</text:p>
          </table:table-cell>
          <table:table-cell table:style-name="ce2" office:value-type="float" office:value="268.455555555556" calcext:value-type="float">
            <text:p>268.4555555556</text:p>
          </table:table-cell>
          <table:table-cell table:style-name="ce2" office:value-type="float" office:value="277.783333333333" calcext:value-type="float">
            <text:p>277.7833333333</text:p>
          </table:table-cell>
          <table:table-cell table:style-name="ce2" office:value-type="float" office:value="280.272222222222" calcext:value-type="float">
            <text:p>280.2722222222</text:p>
          </table:table-cell>
        </table:table-row>
        <table:table-row table:style-name="ro1">
          <table:table-cell office:value-type="string" calcext:value-type="string">
            <text:p>h264_nvenc fast</text:p>
          </table:table-cell>
          <table:table-cell table:style-name="ce2" office:value-type="float" office:value="205.1" calcext:value-type="float">
            <text:p>205.1</text:p>
          </table:table-cell>
          <table:table-cell table:style-name="ce2" office:value-type="float" office:value="257.741666666667" calcext:value-type="float">
            <text:p>257.7416666667</text:p>
          </table:table-cell>
          <table:table-cell table:style-name="ce2" office:value-type="float" office:value="204.475" calcext:value-type="float">
            <text:p>204.475</text:p>
          </table:table-cell>
          <table:table-cell table:style-name="ce2" office:value-type="float" office:value="201.377777777778" calcext:value-type="float">
            <text:p>201.3777777778</text:p>
          </table:table-cell>
          <table:table-cell table:style-name="ce2" office:value-type="float" office:value="195.488888888889" calcext:value-type="float">
            <text:p>195.4888888889</text:p>
          </table:table-cell>
          <table:table-cell table:style-name="ce2" office:value-type="float" office:value="201.738888888889" calcext:value-type="float">
            <text:p>201.7388888889</text:p>
          </table:table-cell>
          <table:table-cell table:style-name="ce2" office:value-type="float" office:value="204.691666666667" calcext:value-type="float">
            <text:p>204.6916666667</text:p>
          </table:table-cell>
          <table:table-cell table:style-name="ce2" office:value-type="float" office:value="205.905555555556" calcext:value-type="float">
            <text:p>205.9055555556</text:p>
          </table:table-cell>
          <table:table-cell table:style-name="ce2" office:value-type="float" office:value="207.022222222222" calcext:value-type="float">
            <text:p>207.0222222222</text:p>
          </table:table-cell>
          <table:table-cell table:style-name="ce2" office:value-type="float" office:value="181.15" calcext:value-type="float">
            <text:p>181.15</text:p>
          </table:table-cell>
          <table:table-cell table:style-name="ce2" office:value-type="float" office:value="189.469444444444" calcext:value-type="float">
            <text:p>189.4694444444</text:p>
          </table:table-cell>
          <table:table-cell table:style-name="ce2" office:value-type="float" office:value="187.916666666667" calcext:value-type="float">
            <text:p>187.9166666667</text:p>
          </table:table-cell>
          <table:table-cell table:style-name="ce2" office:value-type="float" office:value="197.011111111111" calcext:value-type="float">
            <text:p>197.0111111111</text:p>
          </table:table-cell>
          <table:table-cell table:style-name="ce2" office:value-type="float" office:value="199.958333333333" calcext:value-type="float">
            <text:p>199.9583333333</text:p>
          </table:table-cell>
          <table:table-cell table:style-name="ce2" office:value-type="float" office:value="201.863888888889" calcext:value-type="float">
            <text:p>201.8638888889</text:p>
          </table:table-cell>
          <table:table-cell table:style-name="ce2" office:value-type="float" office:value="202.622222222222" calcext:value-type="float">
            <text:p>202.6222222222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1.197222222222" calcext:value-type="float">
            <text:p>201.1972222222</text:p>
          </table:table-cell>
          <table:table-cell table:style-name="ce2" office:value-type="float" office:value="205.608333333333" calcext:value-type="float">
            <text:p>205.6083333333</text:p>
          </table:table-cell>
          <table:table-cell table:style-name="ce2" office:value-type="float" office:value="202.572222222222" calcext:value-type="float">
            <text:p>202.5722222222</text:p>
          </table:table-cell>
        </table:table-row>
        <table:table-row table:style-name="ro1">
          <table:table-cell office:value-type="string" calcext:value-type="string">
            <text:p>h264_nvenc hp</text:p>
          </table:table-cell>
          <table:table-cell table:style-name="ce2" office:value-type="float" office:value="200.833333333333" calcext:value-type="float">
            <text:p>200.8333333333</text:p>
          </table:table-cell>
          <table:table-cell table:style-name="ce2" office:value-type="float" office:value="191.45" calcext:value-type="float">
            <text:p>191.45</text:p>
          </table:table-cell>
          <table:table-cell table:style-name="ce2" office:value-type="float" office:value="217.447222222222" calcext:value-type="float">
            <text:p>217.4472222222</text:p>
          </table:table-cell>
          <table:table-cell table:style-name="ce2" office:value-type="float" office:value="204.575" calcext:value-type="float">
            <text:p>204.575</text:p>
          </table:table-cell>
          <table:table-cell table:style-name="ce2" office:value-type="float" office:value="929.73888888889" calcext:value-type="float">
            <text:p>929.7388888889</text:p>
          </table:table-cell>
          <table:table-cell table:style-name="ce2" office:value-type="float" office:value="633.030555555556" calcext:value-type="float">
            <text:p>633.0305555556</text:p>
          </table:table-cell>
          <table:table-cell table:style-name="ce2" office:value-type="float" office:value="694.788888888889" calcext:value-type="float">
            <text:p>694.7888888889</text:p>
          </table:table-cell>
          <table:table-cell table:style-name="ce2" office:value-type="float" office:value="283.222222222222" calcext:value-type="float">
            <text:p>283.2222222222</text:p>
          </table:table-cell>
          <table:table-cell table:style-name="ce2" office:value-type="float" office:value="279.708333333333" calcext:value-type="float">
            <text:p>279.7083333333</text:p>
          </table:table-cell>
          <table:table-cell table:style-name="ce2" office:value-type="float" office:value="240.202777777778" calcext:value-type="float">
            <text:p>240.2027777778</text:p>
          </table:table-cell>
          <table:table-cell table:style-name="ce2" office:value-type="float" office:value="198.744444444444" calcext:value-type="float">
            <text:p>198.7444444444</text:p>
          </table:table-cell>
          <table:table-cell table:style-name="ce2" office:value-type="float" office:value="199.166666666667" calcext:value-type="float">
            <text:p>199.1666666667</text:p>
          </table:table-cell>
          <table:table-cell table:style-name="ce2" office:value-type="float" office:value="229.058333333333" calcext:value-type="float">
            <text:p>229.0583333333</text:p>
          </table:table-cell>
          <table:table-cell table:style-name="ce2" office:value-type="float" office:value="198.652777777778" calcext:value-type="float">
            <text:p>198.6527777778</text:p>
          </table:table-cell>
          <table:table-cell table:style-name="ce2" office:value-type="float" office:value="181.1" calcext:value-type="float">
            <text:p>181.1</text:p>
          </table:table-cell>
          <table:table-cell table:style-name="ce2" office:value-type="float" office:value="189.716666666667" calcext:value-type="float">
            <text:p>189.7166666667</text:p>
          </table:table-cell>
          <table:table-cell table:style-name="ce2" office:value-type="float" office:value="189.533333333333" calcext:value-type="float">
            <text:p>189.5333333333</text:p>
          </table:table-cell>
          <table:table-cell table:style-name="ce2" office:value-type="float" office:value="195.147222222222" calcext:value-type="float">
            <text:p>195.1472222222</text:p>
          </table:table-cell>
          <table:table-cell table:style-name="ce2" office:value-type="float" office:value="196.744444444444" calcext:value-type="float">
            <text:p>196.7444444444</text:p>
          </table:table-cell>
          <table:table-cell table:style-name="ce2" office:value-type="float" office:value="183.538888888889" calcext:value-type="float">
            <text:p>183.5388888889</text:p>
          </table:table-cell>
        </table:table-row>
        <table:table-row table:style-name="ro1">
          <table:table-cell office:value-type="string" calcext:value-type="string">
            <text:p>h264_nvenc hq</text:p>
          </table:table-cell>
          <table:table-cell table:style-name="ce2" office:value-type="float" office:value="200.052777777778" calcext:value-type="float">
            <text:p>200.0527777778</text:p>
          </table:table-cell>
          <table:table-cell table:style-name="ce2" office:value-type="float" office:value="201.933333333333" calcext:value-type="float">
            <text:p>201.9333333333</text:p>
          </table:table-cell>
          <table:table-cell table:style-name="ce2" office:value-type="float" office:value="207.172222222222" calcext:value-type="float">
            <text:p>207.1722222222</text:p>
          </table:table-cell>
          <table:table-cell table:style-name="ce2" office:value-type="float" office:value="199.619444444444" calcext:value-type="float">
            <text:p>199.6194444444</text:p>
          </table:table-cell>
          <table:table-cell table:style-name="ce2" office:value-type="float" office:value="208.658333333333" calcext:value-type="float">
            <text:p>208.6583333333</text:p>
          </table:table-cell>
          <table:table-cell table:style-name="ce2" office:value-type="float" office:value="202.552777777778" calcext:value-type="float">
            <text:p>202.5527777778</text:p>
          </table:table-cell>
          <table:table-cell table:style-name="ce2" office:value-type="float" office:value="201.975" calcext:value-type="float">
            <text:p>201.975</text:p>
          </table:table-cell>
          <table:table-cell table:style-name="ce2" office:value-type="float" office:value="196.422222222222" calcext:value-type="float">
            <text:p>196.4222222222</text:p>
          </table:table-cell>
          <table:table-cell table:style-name="ce2" office:value-type="float" office:value="199.169444444444" calcext:value-type="float">
            <text:p>199.1694444444</text:p>
          </table:table-cell>
          <table:table-cell table:style-name="ce2" office:value-type="float" office:value="211.122222222222" calcext:value-type="float">
            <text:p>211.1222222222</text:p>
          </table:table-cell>
          <table:table-cell table:style-name="ce2" office:value-type="float" office:value="205.216666666667" calcext:value-type="float">
            <text:p>205.2166666667</text:p>
          </table:table-cell>
          <table:table-cell table:style-name="ce2" office:value-type="float" office:value="205.655555555556" calcext:value-type="float">
            <text:p>205.6555555556</text:p>
          </table:table-cell>
          <table:table-cell table:style-name="ce2" office:value-type="float" office:value="202.802777777778" calcext:value-type="float">
            <text:p>202.8027777778</text:p>
          </table:table-cell>
          <table:table-cell table:style-name="ce2" office:value-type="float" office:value="224.788888888889" calcext:value-type="float">
            <text:p>224.7888888889</text:p>
          </table:table-cell>
          <table:table-cell table:style-name="ce2" office:value-type="float" office:value="216.483333333333" calcext:value-type="float">
            <text:p>216.4833333333</text:p>
          </table:table-cell>
          <table:table-cell table:style-name="ce2" office:value-type="float" office:value="277.305555555556" calcext:value-type="float">
            <text:p>277.3055555556</text:p>
          </table:table-cell>
          <table:table-cell table:style-name="ce2" office:value-type="float" office:value="266.569444444444" calcext:value-type="float">
            <text:p>266.5694444444</text:p>
          </table:table-cell>
          <table:table-cell table:style-name="ce2" office:value-type="float" office:value="266.519444444444" calcext:value-type="float">
            <text:p>266.5194444444</text:p>
          </table:table-cell>
          <table:table-cell table:style-name="ce2" office:value-type="float" office:value="249.466666666667" calcext:value-type="float">
            <text:p>249.4666666667</text:p>
          </table:table-cell>
          <table:table-cell table:style-name="ce2" office:value-type="float" office:value="210.041666666667" calcext:value-type="float">
            <text:p>210.0416666667</text:p>
          </table:table-cell>
        </table:table-row>
        <table:table-row table:style-name="ro1">
          <table:table-cell office:value-type="string" calcext:value-type="string">
            <text:p>h264_nvenc bd</text:p>
          </table:table-cell>
          <table:table-cell table:style-name="ce2" office:value-type="float" office:value="210.977777777778" calcext:value-type="float">
            <text:p>210.9777777778</text:p>
          </table:table-cell>
          <table:table-cell table:style-name="ce2" office:value-type="float" office:value="199.513888888889" calcext:value-type="float">
            <text:p>199.5138888889</text:p>
          </table:table-cell>
          <table:table-cell table:style-name="ce2" office:value-type="float" office:value="202.280555555556" calcext:value-type="float">
            <text:p>202.2805555556</text:p>
          </table:table-cell>
          <table:table-cell table:style-name="ce2" office:value-type="float" office:value="208.058333333333" calcext:value-type="float">
            <text:p>208.0583333333</text:p>
          </table:table-cell>
          <table:table-cell table:style-name="ce2" office:value-type="float" office:value="204.763888888889" calcext:value-type="float">
            <text:p>204.7638888889</text:p>
          </table:table-cell>
          <table:table-cell table:style-name="ce2" office:value-type="float" office:value="208.694444444444" calcext:value-type="float">
            <text:p>208.6944444444</text:p>
          </table:table-cell>
          <table:table-cell table:style-name="ce2" office:value-type="float" office:value="200.530555555556" calcext:value-type="float">
            <text:p>200.5305555556</text:p>
          </table:table-cell>
          <table:table-cell table:style-name="ce2" office:value-type="float" office:value="202.591666666667" calcext:value-type="float">
            <text:p>202.5916666667</text:p>
          </table:table-cell>
          <table:table-cell table:style-name="ce2" office:value-type="float" office:value="203.691666666667" calcext:value-type="float">
            <text:p>203.6916666667</text:p>
          </table:table-cell>
          <table:table-cell table:style-name="ce2" office:value-type="float" office:value="202.161111111111" calcext:value-type="float">
            <text:p>202.1611111111</text:p>
          </table:table-cell>
          <table:table-cell table:style-name="ce2" office:value-type="float" office:value="218.15" calcext:value-type="float">
            <text:p>218.15</text:p>
          </table:table-cell>
          <table:table-cell table:style-name="ce2" office:value-type="float" office:value="205.888888888889" calcext:value-type="float">
            <text:p>205.8888888889</text:p>
          </table:table-cell>
          <table:table-cell table:style-name="ce2" office:value-type="float" office:value="202.827777777778" calcext:value-type="float">
            <text:p>202.8277777778</text:p>
          </table:table-cell>
          <table:table-cell table:style-name="ce2" office:value-type="float" office:value="206.45" calcext:value-type="float">
            <text:p>206.45</text:p>
          </table:table-cell>
          <table:table-cell table:style-name="ce2" office:value-type="float" office:value="239.783333333333" calcext:value-type="float">
            <text:p>239.7833333333</text:p>
          </table:table-cell>
          <table:table-cell table:style-name="ce2" office:value-type="float" office:value="233.5" calcext:value-type="float">
            <text:p>233.5</text:p>
          </table:table-cell>
          <table:table-cell table:style-name="ce2" office:value-type="float" office:value="230.211111111111" calcext:value-type="float">
            <text:p>230.2111111111</text:p>
          </table:table-cell>
          <table:table-cell table:style-name="ce2" office:value-type="float" office:value="227.880555555556" calcext:value-type="float">
            <text:p>227.8805555556</text:p>
          </table:table-cell>
          <table:table-cell table:style-name="ce2" office:value-type="float" office:value="231.330555555556" calcext:value-type="float">
            <text:p>231.3305555556</text:p>
          </table:table-cell>
          <table:table-cell table:style-name="ce2" office:value-type="float" office:value="268.577777777778" calcext:value-type="float">
            <text:p>268.5777777778</text:p>
          </table:table-cell>
        </table:table-row>
        <table:table-row table:style-name="ro1">
          <table:table-cell office:value-type="string" calcext:value-type="string">
            <text:p>h264_nvenc ll</text:p>
          </table:table-cell>
          <table:table-cell table:style-name="ce2" office:value-type="float" office:value="234.533333333333" calcext:value-type="float">
            <text:p>234.5333333333</text:p>
          </table:table-cell>
          <table:table-cell table:style-name="ce2" office:value-type="float" office:value="213.116666666667" calcext:value-type="float">
            <text:p>213.1166666667</text:p>
          </table:table-cell>
          <table:table-cell table:style-name="ce2" office:value-type="float" office:value="223.019444444444" calcext:value-type="float">
            <text:p>223.0194444444</text:p>
          </table:table-cell>
          <table:table-cell table:style-name="ce2" office:value-type="float" office:value="742.133333333334" calcext:value-type="float">
            <text:p>742.1333333333</text:p>
          </table:table-cell>
          <table:table-cell table:style-name="ce2" office:value-type="float" office:value="771.994444444444" calcext:value-type="float">
            <text:p>771.9944444444</text:p>
          </table:table-cell>
          <table:table-cell table:style-name="ce2" office:value-type="float" office:value="762.111111111112" calcext:value-type="float">
            <text:p>762.1111111111</text:p>
          </table:table-cell>
          <table:table-cell table:style-name="ce2" office:value-type="float" office:value="357.488888888889" calcext:value-type="float">
            <text:p>357.4888888889</text:p>
          </table:table-cell>
          <table:table-cell table:style-name="ce2" office:value-type="float" office:value="280.338888888889" calcext:value-type="float">
            <text:p>280.3388888889</text:p>
          </table:table-cell>
          <table:table-cell table:style-name="ce2" office:value-type="float" office:value="234.125" calcext:value-type="float">
            <text:p>234.125</text:p>
          </table:table-cell>
          <table:table-cell table:style-name="ce2" office:value-type="float" office:value="200.005555555555" calcext:value-type="float">
            <text:p>200.0055555556</text:p>
          </table:table-cell>
          <table:table-cell table:style-name="ce2" office:value-type="float" office:value="191.263888888889" calcext:value-type="float">
            <text:p>191.2638888889</text:p>
          </table:table-cell>
          <table:table-cell table:style-name="ce2" office:value-type="float" office:value="219.477777777778" calcext:value-type="float">
            <text:p>219.4777777778</text:p>
          </table:table-cell>
          <table:table-cell table:style-name="ce2" office:value-type="float" office:value="213.038888888889" calcext:value-type="float">
            <text:p>213.0388888889</text:p>
          </table:table-cell>
          <table:table-cell table:style-name="ce2" office:value-type="float" office:value="198.652777777778" calcext:value-type="float">
            <text:p>198.6527777778</text:p>
          </table:table-cell>
          <table:table-cell table:style-name="ce2" office:value-type="float" office:value="208.377777777778" calcext:value-type="float">
            <text:p>208.3777777778</text:p>
          </table:table-cell>
          <table:table-cell table:style-name="ce2" office:value-type="float" office:value="208.058333333333" calcext:value-type="float">
            <text:p>208.0583333333</text:p>
          </table:table-cell>
          <table:table-cell table:style-name="ce2" office:value-type="float" office:value="201.625" calcext:value-type="float">
            <text:p>201.625</text:p>
          </table:table-cell>
          <table:table-cell table:style-name="ce2" office:value-type="float" office:value="209.291666666667" calcext:value-type="float">
            <text:p>209.2916666667</text:p>
          </table:table-cell>
          <table:table-cell table:style-name="ce2" office:value-type="float" office:value="211.816666666667" calcext:value-type="float">
            <text:p>211.8166666667</text:p>
          </table:table-cell>
          <table:table-cell table:style-name="ce2" office:value-type="float" office:value="204.233333333333" calcext:value-type="float">
            <text:p>204.2333333333</text:p>
          </table:table-cell>
        </table:table-row>
        <table:table-row table:style-name="ro1">
          <table:table-cell office:value-type="string" calcext:value-type="string">
            <text:p>h264_nvenc llhq</text:p>
          </table:table-cell>
          <table:table-cell table:style-name="ce2" office:value-type="float" office:value="240.691666666667" calcext:value-type="float">
            <text:p>240.6916666667</text:p>
          </table:table-cell>
          <table:table-cell table:style-name="ce2" office:value-type="float" office:value="257.172222222222" calcext:value-type="float">
            <text:p>257.1722222222</text:p>
          </table:table-cell>
          <table:table-cell table:style-name="ce2" office:value-type="float" office:value="248.144444444444" calcext:value-type="float">
            <text:p>248.1444444444</text:p>
          </table:table-cell>
          <table:table-cell table:style-name="ce2" office:value-type="float" office:value="238.572222222222" calcext:value-type="float">
            <text:p>238.5722222222</text:p>
          </table:table-cell>
          <table:table-cell table:style-name="ce2" office:value-type="float" office:value="243.733333333333" calcext:value-type="float">
            <text:p>243.7333333333</text:p>
          </table:table-cell>
          <table:table-cell table:style-name="ce2" office:value-type="float" office:value="200.041666666667" calcext:value-type="float">
            <text:p>200.0416666667</text:p>
          </table:table-cell>
          <table:table-cell table:style-name="ce2" office:value-type="float" office:value="239.905555555556" calcext:value-type="float">
            <text:p>239.9055555556</text:p>
          </table:table-cell>
          <table:table-cell table:style-name="ce2" office:value-type="float" office:value="219.458333333333" calcext:value-type="float">
            <text:p>219.4583333333</text:p>
          </table:table-cell>
          <table:table-cell table:style-name="ce2" office:value-type="float" office:value="235.236111111111" calcext:value-type="float">
            <text:p>235.2361111111</text:p>
          </table:table-cell>
          <table:table-cell table:style-name="ce2" office:value-type="float" office:value="241.933333333333" calcext:value-type="float">
            <text:p>241.9333333333</text:p>
          </table:table-cell>
          <table:table-cell table:style-name="ce2" office:value-type="float" office:value="244.263888888889" calcext:value-type="float">
            <text:p>244.2638888889</text:p>
          </table:table-cell>
          <table:table-cell table:style-name="ce2" office:value-type="float" office:value="237.255555555556" calcext:value-type="float">
            <text:p>237.2555555556</text:p>
          </table:table-cell>
          <table:table-cell table:style-name="ce2" office:value-type="float" office:value="249.597222222222" calcext:value-type="float">
            <text:p>249.5972222222</text:p>
          </table:table-cell>
          <table:table-cell table:style-name="ce2" office:value-type="float" office:value="245.705555555556" calcext:value-type="float">
            <text:p>245.7055555556</text:p>
          </table:table-cell>
          <table:table-cell table:style-name="ce2" office:value-type="float" office:value="247.9" calcext:value-type="float">
            <text:p>247.9</text:p>
          </table:table-cell>
          <table:table-cell table:style-name="ce2" office:value-type="float" office:value="239.397222222222" calcext:value-type="float">
            <text:p>239.3972222222</text:p>
          </table:table-cell>
          <table:table-cell table:style-name="ce2" office:value-type="float" office:value="225.494444444444" calcext:value-type="float">
            <text:p>225.4944444444</text:p>
          </table:table-cell>
          <table:table-cell table:style-name="ce2" office:value-type="float" office:value="246.475" calcext:value-type="float">
            <text:p>246.475</text:p>
          </table:table-cell>
          <table:table-cell table:style-name="ce2" office:value-type="float" office:value="224.475" calcext:value-type="float">
            <text:p>224.475</text:p>
          </table:table-cell>
          <table:table-cell table:style-name="ce2" office:value-type="float" office:value="220.280555555556" calcext:value-type="float">
            <text:p>220.2805555556</text:p>
          </table:table-cell>
        </table:table-row>
        <table:table-row table:style-name="ro1">
          <table:table-cell office:value-type="string" calcext:value-type="string">
            <text:p>h264_nvenc llhp</text:p>
          </table:table-cell>
          <table:table-cell table:style-name="ce2" office:value-type="float" office:value="233.672222222222" calcext:value-type="float">
            <text:p>233.6722222222</text:p>
          </table:table-cell>
          <table:table-cell table:style-name="ce2" office:value-type="float" office:value="239.336111111111" calcext:value-type="float">
            <text:p>239.3361111111</text:p>
          </table:table-cell>
          <table:table-cell table:style-name="ce2" office:value-type="float" office:value="231.816666666667" calcext:value-type="float">
            <text:p>231.8166666667</text:p>
          </table:table-cell>
          <table:table-cell table:style-name="ce2" office:value-type="float" office:value="217.905555555556" calcext:value-type="float">
            <text:p>217.9055555556</text:p>
          </table:table-cell>
          <table:table-cell table:style-name="ce2" office:value-type="float" office:value="229.061111111111" calcext:value-type="float">
            <text:p>229.0611111111</text:p>
          </table:table-cell>
          <table:table-cell table:style-name="ce2" office:value-type="float" office:value="243.241666666667" calcext:value-type="float">
            <text:p>243.2416666667</text:p>
          </table:table-cell>
          <table:table-cell table:style-name="ce2" office:value-type="float" office:value="208.447222222222" calcext:value-type="float">
            <text:p>208.4472222222</text:p>
          </table:table-cell>
          <table:table-cell table:style-name="ce2" office:value-type="float" office:value="227.855555555556" calcext:value-type="float">
            <text:p>227.8555555556</text:p>
          </table:table-cell>
          <table:table-cell table:style-name="ce2" office:value-type="float" office:value="228.091666666667" calcext:value-type="float">
            <text:p>228.0916666667</text:p>
          </table:table-cell>
          <table:table-cell table:style-name="ce2" office:value-type="float" office:value="231.936111111111" calcext:value-type="float">
            <text:p>231.9361111111</text:p>
          </table:table-cell>
          <table:table-cell table:style-name="ce2" office:value-type="float" office:value="221.622222222222" calcext:value-type="float">
            <text:p>221.6222222222</text:p>
          </table:table-cell>
          <table:table-cell table:style-name="ce2" office:value-type="float" office:value="252.094444444444" calcext:value-type="float">
            <text:p>252.0944444444</text:p>
          </table:table-cell>
          <table:table-cell table:style-name="ce2" office:value-type="float" office:value="239.7" calcext:value-type="float">
            <text:p>239.7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39.408333333333" calcext:value-type="float">
            <text:p>239.4083333333</text:p>
          </table:table-cell>
          <table:table-cell table:style-name="ce2" office:value-type="float" office:value="231.988888888889" calcext:value-type="float">
            <text:p>231.9888888889</text:p>
          </table:table-cell>
          <table:table-cell table:style-name="ce2" office:value-type="float" office:value="226.897222222222" calcext:value-type="float">
            <text:p>226.8972222222</text:p>
          </table:table-cell>
          <table:table-cell table:style-name="ce2" office:value-type="float" office:value="221.230555555555" calcext:value-type="float">
            <text:p>221.2305555556</text:p>
          </table:table-cell>
          <table:table-cell table:style-name="ce2" office:value-type="float" office:value="202.725" calcext:value-type="float">
            <text:p>202.725</text:p>
          </table:table-cell>
          <table:table-cell table:style-name="ce2" office:value-type="float" office:value="227.105555555556" calcext:value-type="float">
            <text:p>227.1055555556</text:p>
          </table:table-cell>
        </table:table-row>
        <table:table-row table:style-name="ro1" table:number-rows-repeated="2">
          <table:table-cell/>
          <table:table-cell table:style-name="Default" table:number-columns-repeated="20"/>
        </table:table-row>
        <table:table-row table:style-name="ro1">
          <table:table-cell office:value-type="string" calcext:value-type="string">
            <text:p>VMAF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15000" calcext:value-type="float">
            <text:p>15000</text:p>
          </table:table-cell>
        </table:table-row>
        <table:table-row table:style-name="ro2">
          <table:table-cell office:value-type="string" calcext:value-type="string">
            <text:p>theora</text:p>
          </table:table-cell>
          <table:table-cell office:value-type="float" office:value="7.197393" calcext:value-type="float">
            <text:p>7.197393</text:p>
          </table:table-cell>
          <table:table-cell office:value-type="float" office:value="10.113565" calcext:value-type="float">
            <text:p>10.113565</text:p>
          </table:table-cell>
          <table:table-cell/>
          <table:table-cell office:value-type="float" office:value="18.537382" calcext:value-type="float">
            <text:p>18.537382</text:p>
          </table:table-cell>
          <table:table-cell office:value-type="float" office:value="22.396789" calcext:value-type="float">
            <text:p>22.396789</text:p>
          </table:table-cell>
          <table:table-cell office:value-type="float" office:value="26.941745" calcext:value-type="float">
            <text:p>26.941745</text:p>
          </table:table-cell>
          <table:table-cell office:value-type="float" office:value="35.937162" calcext:value-type="float">
            <text:p>35.937162</text:p>
          </table:table-cell>
          <table:table-cell office:value-type="float" office:value="41.520157" calcext:value-type="float">
            <text:p>41.520157</text:p>
          </table:table-cell>
          <table:table-cell office:value-type="float" office:value="45.553875" calcext:value-type="float">
            <text:p>45.553875</text:p>
          </table:table-cell>
          <table:table-cell office:value-type="float" office:value="50.531128" calcext:value-type="float">
            <text:p>50.531128</text:p>
          </table:table-cell>
          <table:table-cell office:value-type="float" office:value="62.125333" calcext:value-type="float">
            <text:p>62.125333</text:p>
          </table:table-cell>
          <table:table-cell office:value-type="float" office:value="69.54896" calcext:value-type="float">
            <text:p>69.54896</text:p>
          </table:table-cell>
          <table:table-cell office:value-type="float" office:value="74.242597" calcext:value-type="float">
            <text:p>74.242597</text:p>
          </table:table-cell>
          <table:table-cell office:value-type="float" office:value="77.927327" calcext:value-type="float">
            <text:p>77.927327</text:p>
          </table:table-cell>
          <table:table-cell office:value-type="float" office:value="80.763247" calcext:value-type="float">
            <text:p>80.763247</text:p>
          </table:table-cell>
          <table:table-cell office:value-type="float" office:value="83.071289" calcext:value-type="float">
            <text:p>83.071289</text:p>
          </table:table-cell>
          <table:table-cell office:value-type="float" office:value="85.175941" calcext:value-type="float">
            <text:p>85.175941</text:p>
          </table:table-cell>
          <table:table-cell office:value-type="float" office:value="87.106851" calcext:value-type="float">
            <text:p>87.106851</text:p>
          </table:table-cell>
          <table:table-cell office:value-type="float" office:value="88.703869" calcext:value-type="float">
            <text:p>88.703869</text:p>
          </table:table-cell>
          <table:table-cell office:value-type="float" office:value="90.125671" calcext:value-type="float">
            <text:p>90.125671</text:p>
          </table:table-cell>
        </table:table-row>
        <table:table-row table:style-name="ro2">
          <table:table-cell office:value-type="string" calcext:value-type="string">
            <text:p>x264 ultrafast</text:p>
          </table:table-cell>
          <table:table-cell office:value-type="float" office:value="3.916689" calcext:value-type="float">
            <text:p>3.916689</text:p>
          </table:table-cell>
          <table:table-cell office:value-type="float" office:value="9.821837" calcext:value-type="float">
            <text:p>9.821837</text:p>
          </table:table-cell>
          <table:table-cell office:value-type="float" office:value="16.791721" calcext:value-type="float">
            <text:p>16.791721</text:p>
          </table:table-cell>
          <table:table-cell office:value-type="float" office:value="25.631735" calcext:value-type="float">
            <text:p>25.631735</text:p>
          </table:table-cell>
          <table:table-cell office:value-type="float" office:value="32.947937" calcext:value-type="float">
            <text:p>32.947937</text:p>
          </table:table-cell>
          <table:table-cell office:value-type="float" office:value="42.079703" calcext:value-type="float">
            <text:p>42.079703</text:p>
          </table:table-cell>
          <table:table-cell office:value-type="float" office:value="50.760281" calcext:value-type="float">
            <text:p>50.760281</text:p>
          </table:table-cell>
          <table:table-cell office:value-type="float" office:value="56.559097" calcext:value-type="float">
            <text:p>56.559097</text:p>
          </table:table-cell>
          <table:table-cell office:value-type="float" office:value="61.734454" calcext:value-type="float">
            <text:p>61.734454</text:p>
          </table:table-cell>
          <table:table-cell office:value-type="float" office:value="65.730607" calcext:value-type="float">
            <text:p>65.730607</text:p>
          </table:table-cell>
          <table:table-cell office:value-type="float" office:value="71.906055" calcext:value-type="float">
            <text:p>71.906055</text:p>
          </table:table-cell>
          <table:table-cell office:value-type="float" office:value="76.573269" calcext:value-type="float">
            <text:p>76.573269</text:p>
          </table:table-cell>
          <table:table-cell office:value-type="float" office:value="80.068423" calcext:value-type="float">
            <text:p>80.068423</text:p>
          </table:table-cell>
          <table:table-cell office:value-type="float" office:value="82.927129" calcext:value-type="float">
            <text:p>82.927129</text:p>
          </table:table-cell>
          <table:table-cell office:value-type="float" office:value="85.200712" calcext:value-type="float">
            <text:p>85.200712</text:p>
          </table:table-cell>
          <table:table-cell office:value-type="float" office:value="87.029311" calcext:value-type="float">
            <text:p>87.029311</text:p>
          </table:table-cell>
          <table:table-cell office:value-type="float" office:value="88.560916" calcext:value-type="float">
            <text:p>88.560916</text:p>
          </table:table-cell>
          <table:table-cell office:value-type="float" office:value="89.976629" calcext:value-type="float">
            <text:p>89.976629</text:p>
          </table:table-cell>
          <table:table-cell office:value-type="float" office:value="91.12495" calcext:value-type="float">
            <text:p>91.12495</text:p>
          </table:table-cell>
          <table:table-cell office:value-type="float" office:value="92.030611" calcext:value-type="float">
            <text:p>92.030611</text:p>
          </table:table-cell>
        </table:table-row>
        <table:table-row table:style-name="ro2">
          <table:table-cell office:value-type="string" calcext:value-type="string">
            <text:p>x264 superfast</text:p>
          </table:table-cell>
          <table:table-cell office:value-type="float" office:value="5.743602" calcext:value-type="float">
            <text:p>5.743602</text:p>
          </table:table-cell>
          <table:table-cell office:value-type="float" office:value="11.23849" calcext:value-type="float">
            <text:p>11.23849</text:p>
          </table:table-cell>
          <table:table-cell office:value-type="float" office:value="16.068857" calcext:value-type="float">
            <text:p>16.068857</text:p>
          </table:table-cell>
          <table:table-cell office:value-type="float" office:value="20.599991" calcext:value-type="float">
            <text:p>20.599991</text:p>
          </table:table-cell>
          <table:table-cell office:value-type="float" office:value="28.85025" calcext:value-type="float">
            <text:p>28.85025</text:p>
          </table:table-cell>
          <table:table-cell office:value-type="float" office:value="37.647485" calcext:value-type="float">
            <text:p>37.647485</text:p>
          </table:table-cell>
          <table:table-cell office:value-type="float" office:value="45.219671" calcext:value-type="float">
            <text:p>45.219671</text:p>
          </table:table-cell>
          <table:table-cell office:value-type="float" office:value="51.58205" calcext:value-type="float">
            <text:p>51.58205</text:p>
          </table:table-cell>
          <table:table-cell office:value-type="float" office:value="56.65923" calcext:value-type="float">
            <text:p>56.65923</text:p>
          </table:table-cell>
          <table:table-cell office:value-type="float" office:value="61.008826" calcext:value-type="float">
            <text:p>61.008826</text:p>
          </table:table-cell>
          <table:table-cell office:value-type="float" office:value="67.504717" calcext:value-type="float">
            <text:p>67.504717</text:p>
          </table:table-cell>
          <table:table-cell office:value-type="float" office:value="72.421093" calcext:value-type="float">
            <text:p>72.421093</text:p>
          </table:table-cell>
          <table:table-cell office:value-type="float" office:value="76.337789" calcext:value-type="float">
            <text:p>76.337789</text:p>
          </table:table-cell>
          <table:table-cell office:value-type="float" office:value="79.450757" calcext:value-type="float">
            <text:p>79.450757</text:p>
          </table:table-cell>
          <table:table-cell office:value-type="float" office:value="81.998893" calcext:value-type="float">
            <text:p>81.998893</text:p>
          </table:table-cell>
          <table:table-cell office:value-type="float" office:value="84.094031" calcext:value-type="float">
            <text:p>84.094031</text:p>
          </table:table-cell>
          <table:table-cell office:value-type="float" office:value="85.873063" calcext:value-type="float">
            <text:p>85.873063</text:p>
          </table:table-cell>
          <table:table-cell office:value-type="float" office:value="87.388522" calcext:value-type="float">
            <text:p>87.388522</text:p>
          </table:table-cell>
          <table:table-cell office:value-type="float" office:value="88.690801" calcext:value-type="float">
            <text:p>88.690801</text:p>
          </table:table-cell>
          <table:table-cell office:value-type="float" office:value="89.823461" calcext:value-type="float">
            <text:p>89.823461</text:p>
          </table:table-cell>
        </table:table-row>
        <table:table-row table:style-name="ro2">
          <table:table-cell office:value-type="string" calcext:value-type="string">
            <text:p>x264 veryfast</text:p>
          </table:table-cell>
          <table:table-cell office:value-type="float" office:value="6.239455" calcext:value-type="float">
            <text:p>6.239455</text:p>
          </table:table-cell>
          <table:table-cell office:value-type="float" office:value="11.655542" calcext:value-type="float">
            <text:p>11.655542</text:p>
          </table:table-cell>
          <table:table-cell office:value-type="float" office:value="18.982242" calcext:value-type="float">
            <text:p>18.982242</text:p>
          </table:table-cell>
          <table:table-cell office:value-type="float" office:value="24.932308" calcext:value-type="float">
            <text:p>24.932308</text:p>
          </table:table-cell>
          <table:table-cell office:value-type="float" office:value="33.154852" calcext:value-type="float">
            <text:p>33.154852</text:p>
          </table:table-cell>
          <table:table-cell office:value-type="float" office:value="42.356473" calcext:value-type="float">
            <text:p>42.356473</text:p>
          </table:table-cell>
          <table:table-cell office:value-type="float" office:value="49.843226" calcext:value-type="float">
            <text:p>49.843226</text:p>
          </table:table-cell>
          <table:table-cell office:value-type="float" office:value="55.822527" calcext:value-type="float">
            <text:p>55.822527</text:p>
          </table:table-cell>
          <table:table-cell office:value-type="float" office:value="60.511415" calcext:value-type="float">
            <text:p>60.511415</text:p>
          </table:table-cell>
          <table:table-cell office:value-type="float" office:value="64.63162" calcext:value-type="float">
            <text:p>64.63162</text:p>
          </table:table-cell>
          <table:table-cell office:value-type="float" office:value="70.54196" calcext:value-type="float">
            <text:p>70.54196</text:p>
          </table:table-cell>
          <table:table-cell office:value-type="float" office:value="75.042143" calcext:value-type="float">
            <text:p>75.042143</text:p>
          </table:table-cell>
          <table:table-cell office:value-type="float" office:value="78.429057" calcext:value-type="float">
            <text:p>78.429057</text:p>
          </table:table-cell>
          <table:table-cell office:value-type="float" office:value="81.204835" calcext:value-type="float">
            <text:p>81.204835</text:p>
          </table:table-cell>
          <table:table-cell office:value-type="float" office:value="83.432427" calcext:value-type="float">
            <text:p>83.432427</text:p>
          </table:table-cell>
          <table:table-cell office:value-type="float" office:value="85.243488" calcext:value-type="float">
            <text:p>85.243488</text:p>
          </table:table-cell>
          <table:table-cell office:value-type="float" office:value="86.734593" calcext:value-type="float">
            <text:p>86.734593</text:p>
          </table:table-cell>
          <table:table-cell office:value-type="float" office:value="88.052894" calcext:value-type="float">
            <text:p>88.052894</text:p>
          </table:table-cell>
          <table:table-cell office:value-type="float" office:value="89.190807" calcext:value-type="float">
            <text:p>89.190807</text:p>
          </table:table-cell>
          <table:table-cell office:value-type="float" office:value="90.161113" calcext:value-type="float">
            <text:p>90.161113</text:p>
          </table:table-cell>
        </table:table-row>
        <table:table-row table:style-name="ro2">
          <table:table-cell office:value-type="string" calcext:value-type="string">
            <text:p>x264 faster</text:p>
          </table:table-cell>
          <table:table-cell office:value-type="float" office:value="4.252595" calcext:value-type="float">
            <text:p>4.252595</text:p>
          </table:table-cell>
          <table:table-cell office:value-type="float" office:value="4.774041" calcext:value-type="float">
            <text:p>4.774041</text:p>
          </table:table-cell>
          <table:table-cell office:value-type="float" office:value="12.626504" calcext:value-type="float">
            <text:p>12.626504</text:p>
          </table:table-cell>
          <table:table-cell office:value-type="float" office:value="23.65856" calcext:value-type="float">
            <text:p>23.65856</text:p>
          </table:table-cell>
          <table:table-cell office:value-type="float" office:value="32.198076" calcext:value-type="float">
            <text:p>32.198076</text:p>
          </table:table-cell>
          <table:table-cell office:value-type="float" office:value="38.51783" calcext:value-type="float">
            <text:p>38.51783</text:p>
          </table:table-cell>
          <table:table-cell office:value-type="float" office:value="44.966768" calcext:value-type="float">
            <text:p>44.966768</text:p>
          </table:table-cell>
          <table:table-cell office:value-type="float" office:value="51.506755" calcext:value-type="float">
            <text:p>51.506755</text:p>
          </table:table-cell>
          <table:table-cell office:value-type="float" office:value="58.231907" calcext:value-type="float">
            <text:p>58.231907</text:p>
          </table:table-cell>
          <table:table-cell office:value-type="float" office:value="63.691693" calcext:value-type="float">
            <text:p>63.691693</text:p>
          </table:table-cell>
          <table:table-cell office:value-type="float" office:value="71.666637" calcext:value-type="float">
            <text:p>71.666637</text:p>
          </table:table-cell>
          <table:table-cell office:value-type="float" office:value="77.287749" calcext:value-type="float">
            <text:p>77.287749</text:p>
          </table:table-cell>
          <table:table-cell office:value-type="float" office:value="81.311363" calcext:value-type="float">
            <text:p>81.311363</text:p>
          </table:table-cell>
          <table:table-cell office:value-type="float" office:value="84.364197" calcext:value-type="float">
            <text:p>84.364197</text:p>
          </table:table-cell>
          <table:table-cell office:value-type="float" office:value="86.791445" calcext:value-type="float">
            <text:p>86.791445</text:p>
          </table:table-cell>
          <table:table-cell office:value-type="float" office:value="88.652768" calcext:value-type="float">
            <text:p>88.652768</text:p>
          </table:table-cell>
          <table:table-cell office:value-type="float" office:value="90.217293" calcext:value-type="float">
            <text:p>90.217293</text:p>
          </table:table-cell>
          <table:table-cell office:value-type="float" office:value="91.439209" calcext:value-type="float">
            <text:p>91.439209</text:p>
          </table:table-cell>
          <table:table-cell office:value-type="float" office:value="92.464667" calcext:value-type="float">
            <text:p>92.464667</text:p>
          </table:table-cell>
          <table:table-cell office:value-type="float" office:value="93.386702" calcext:value-type="float">
            <text:p>93.386702</text:p>
          </table:table-cell>
        </table:table-row>
        <table:table-row table:style-name="ro2">
          <table:table-cell office:value-type="string" calcext:value-type="string">
            <text:p>x264 fast</text:p>
          </table:table-cell>
          <table:table-cell office:value-type="float" office:value="3.428616" calcext:value-type="float">
            <text:p>3.428616</text:p>
          </table:table-cell>
          <table:table-cell office:value-type="float" office:value="4.080859" calcext:value-type="float">
            <text:p>4.080859</text:p>
          </table:table-cell>
          <table:table-cell office:value-type="float" office:value="12.340449" calcext:value-type="float">
            <text:p>12.340449</text:p>
          </table:table-cell>
          <table:table-cell office:value-type="float" office:value="26.732646" calcext:value-type="float">
            <text:p>26.732646</text:p>
          </table:table-cell>
          <table:table-cell office:value-type="float" office:value="37.5913" calcext:value-type="float">
            <text:p>37.5913</text:p>
          </table:table-cell>
          <table:table-cell office:value-type="float" office:value="45.766821" calcext:value-type="float">
            <text:p>45.766821</text:p>
          </table:table-cell>
          <table:table-cell office:value-type="float" office:value="53.042869" calcext:value-type="float">
            <text:p>53.042869</text:p>
          </table:table-cell>
          <table:table-cell office:value-type="float" office:value="59.293359" calcext:value-type="float">
            <text:p>59.293359</text:p>
          </table:table-cell>
          <table:table-cell office:value-type="float" office:value="64.462497" calcext:value-type="float">
            <text:p>64.462497</text:p>
          </table:table-cell>
          <table:table-cell office:value-type="float" office:value="68.875404" calcext:value-type="float">
            <text:p>68.875404</text:p>
          </table:table-cell>
          <table:table-cell office:value-type="float" office:value="75.239222" calcext:value-type="float">
            <text:p>75.239222</text:p>
          </table:table-cell>
          <table:table-cell office:value-type="float" office:value="79.757863" calcext:value-type="float">
            <text:p>79.757863</text:p>
          </table:table-cell>
          <table:table-cell office:value-type="float" office:value="83.168342" calcext:value-type="float">
            <text:p>83.168342</text:p>
          </table:table-cell>
          <table:table-cell office:value-type="float" office:value="85.748294" calcext:value-type="float">
            <text:p>85.748294</text:p>
          </table:table-cell>
          <table:table-cell office:value-type="float" office:value="87.815709" calcext:value-type="float">
            <text:p>87.815709</text:p>
          </table:table-cell>
          <table:table-cell office:value-type="float" office:value="89.487168" calcext:value-type="float">
            <text:p>89.487168</text:p>
          </table:table-cell>
          <table:table-cell office:value-type="float" office:value="90.873627" calcext:value-type="float">
            <text:p>90.873627</text:p>
          </table:table-cell>
          <table:table-cell office:value-type="float" office:value="91.969589" calcext:value-type="float">
            <text:p>91.969589</text:p>
          </table:table-cell>
          <table:table-cell office:value-type="float" office:value="92.924112" calcext:value-type="float">
            <text:p>92.924112</text:p>
          </table:table-cell>
          <table:table-cell office:value-type="float" office:value="93.752367" calcext:value-type="float">
            <text:p>93.752367</text:p>
          </table:table-cell>
        </table:table-row>
        <table:table-row table:style-name="ro2">
          <table:table-cell office:value-type="string" calcext:value-type="string">
            <text:p>x264 medium</text:p>
          </table:table-cell>
          <table:table-cell office:value-type="float" office:value="3.749009" calcext:value-type="float">
            <text:p>3.749009</text:p>
          </table:table-cell>
          <table:table-cell office:value-type="float" office:value="5.78553" calcext:value-type="float">
            <text:p>5.78553</text:p>
          </table:table-cell>
          <table:table-cell office:value-type="float" office:value="18.035441" calcext:value-type="float">
            <text:p>18.035441</text:p>
          </table:table-cell>
          <table:table-cell office:value-type="float" office:value="31.80344" calcext:value-type="float">
            <text:p>31.80344</text:p>
          </table:table-cell>
          <table:table-cell office:value-type="float" office:value="41.21104" calcext:value-type="float">
            <text:p>41.21104</text:p>
          </table:table-cell>
          <table:table-cell office:value-type="float" office:value="49.229495" calcext:value-type="float">
            <text:p>49.229495</text:p>
          </table:table-cell>
          <table:table-cell office:value-type="float" office:value="56.325706" calcext:value-type="float">
            <text:p>56.325706</text:p>
          </table:table-cell>
          <table:table-cell office:value-type="float" office:value="62.244742" calcext:value-type="float">
            <text:p>62.244742</text:p>
          </table:table-cell>
          <table:table-cell office:value-type="float" office:value="66.90757" calcext:value-type="float">
            <text:p>66.90757</text:p>
          </table:table-cell>
          <table:table-cell office:value-type="float" office:value="70.872691" calcext:value-type="float">
            <text:p>70.872691</text:p>
          </table:table-cell>
          <table:table-cell office:value-type="float" office:value="76.686158" calcext:value-type="float">
            <text:p>76.686158</text:p>
          </table:table-cell>
          <table:table-cell office:value-type="float" office:value="80.913109" calcext:value-type="float">
            <text:p>80.913109</text:p>
          </table:table-cell>
          <table:table-cell office:value-type="float" office:value="84.125606" calcext:value-type="float">
            <text:p>84.125606</text:p>
          </table:table-cell>
          <table:table-cell office:value-type="float" office:value="86.594745" calcext:value-type="float">
            <text:p>86.594745</text:p>
          </table:table-cell>
          <table:table-cell office:value-type="float" office:value="88.519028" calcext:value-type="float">
            <text:p>88.519028</text:p>
          </table:table-cell>
          <table:table-cell office:value-type="float" office:value="90.106594" calcext:value-type="float">
            <text:p>90.106594</text:p>
          </table:table-cell>
          <table:table-cell office:value-type="float" office:value="91.390317" calcext:value-type="float">
            <text:p>91.390317</text:p>
          </table:table-cell>
          <table:table-cell office:value-type="float" office:value="92.482808" calcext:value-type="float">
            <text:p>92.482808</text:p>
          </table:table-cell>
          <table:table-cell office:value-type="float" office:value="93.379104" calcext:value-type="float">
            <text:p>93.379104</text:p>
          </table:table-cell>
          <table:table-cell office:value-type="float" office:value="94.156508" calcext:value-type="float">
            <text:p>94.156508</text:p>
          </table:table-cell>
        </table:table-row>
        <table:table-row table:style-name="ro2">
          <table:table-cell office:value-type="string" calcext:value-type="string">
            <text:p>x264 slow</text:p>
          </table:table-cell>
          <table:table-cell office:value-type="float" office:value="4.242371" calcext:value-type="float">
            <text:p>4.242371</text:p>
          </table:table-cell>
          <table:table-cell office:value-type="float" office:value="5.615535" calcext:value-type="float">
            <text:p>5.615535</text:p>
          </table:table-cell>
          <table:table-cell office:value-type="float" office:value="15.812101" calcext:value-type="float">
            <text:p>15.812101</text:p>
          </table:table-cell>
          <table:table-cell office:value-type="float" office:value="30.204071" calcext:value-type="float">
            <text:p>30.204071</text:p>
          </table:table-cell>
          <table:table-cell office:value-type="float" office:value="41.184824" calcext:value-type="float">
            <text:p>41.184824</text:p>
          </table:table-cell>
          <table:table-cell office:value-type="float" office:value="50.01947" calcext:value-type="float">
            <text:p>50.01947</text:p>
          </table:table-cell>
          <table:table-cell office:value-type="float" office:value="57.155366" calcext:value-type="float">
            <text:p>57.155366</text:p>
          </table:table-cell>
          <table:table-cell office:value-type="float" office:value="62.946891" calcext:value-type="float">
            <text:p>62.946891</text:p>
          </table:table-cell>
          <table:table-cell office:value-type="float" office:value="67.547551" calcext:value-type="float">
            <text:p>67.547551</text:p>
          </table:table-cell>
          <table:table-cell office:value-type="float" office:value="71.241498" calcext:value-type="float">
            <text:p>71.241498</text:p>
          </table:table-cell>
          <table:table-cell office:value-type="float" office:value="77.006832" calcext:value-type="float">
            <text:p>77.006832</text:p>
          </table:table-cell>
          <table:table-cell office:value-type="float" office:value="81.207718" calcext:value-type="float">
            <text:p>81.207718</text:p>
          </table:table-cell>
          <table:table-cell office:value-type="float" office:value="84.310953" calcext:value-type="float">
            <text:p>84.310953</text:p>
          </table:table-cell>
          <table:table-cell office:value-type="float" office:value="86.700808" calcext:value-type="float">
            <text:p>86.700808</text:p>
          </table:table-cell>
          <table:table-cell office:value-type="float" office:value="88.656875" calcext:value-type="float">
            <text:p>88.656875</text:p>
          </table:table-cell>
          <table:table-cell office:value-type="float" office:value="90.22494" calcext:value-type="float">
            <text:p>90.22494</text:p>
          </table:table-cell>
          <table:table-cell office:value-type="float" office:value="91.534464" calcext:value-type="float">
            <text:p>91.534464</text:p>
          </table:table-cell>
          <table:table-cell office:value-type="float" office:value="92.598538" calcext:value-type="float">
            <text:p>92.598538</text:p>
          </table:table-cell>
          <table:table-cell office:value-type="float" office:value="93.528228" calcext:value-type="float">
            <text:p>93.528228</text:p>
          </table:table-cell>
          <table:table-cell office:value-type="float" office:value="94.268088" calcext:value-type="float">
            <text:p>94.268088</text:p>
          </table:table-cell>
        </table:table-row>
        <table:table-row table:style-name="ro2">
          <table:table-cell office:value-type="string" calcext:value-type="string">
            <text:p>x264 slower</text:p>
          </table:table-cell>
          <table:table-cell office:value-type="float" office:value="6.702569" calcext:value-type="float">
            <text:p>6.702569</text:p>
          </table:table-cell>
          <table:table-cell office:value-type="float" office:value="7.511326" calcext:value-type="float">
            <text:p>7.511326</text:p>
          </table:table-cell>
          <table:table-cell office:value-type="float" office:value="12.769466" calcext:value-type="float">
            <text:p>12.769466</text:p>
          </table:table-cell>
          <table:table-cell office:value-type="float" office:value="26.024179" calcext:value-type="float">
            <text:p>26.024179</text:p>
          </table:table-cell>
          <table:table-cell office:value-type="float" office:value="38.148705" calcext:value-type="float">
            <text:p>38.148705</text:p>
          </table:table-cell>
          <table:table-cell office:value-type="float" office:value="46.71924" calcext:value-type="float">
            <text:p>46.71924</text:p>
          </table:table-cell>
          <table:table-cell office:value-type="float" office:value="54.585385" calcext:value-type="float">
            <text:p>54.585385</text:p>
          </table:table-cell>
          <table:table-cell office:value-type="float" office:value="60.828891" calcext:value-type="float">
            <text:p>60.828891</text:p>
          </table:table-cell>
          <table:table-cell office:value-type="float" office:value="65.874531" calcext:value-type="float">
            <text:p>65.874531</text:p>
          </table:table-cell>
          <table:table-cell office:value-type="float" office:value="69.940108" calcext:value-type="float">
            <text:p>69.940108</text:p>
          </table:table-cell>
          <table:table-cell office:value-type="float" office:value="76.189906" calcext:value-type="float">
            <text:p>76.189906</text:p>
          </table:table-cell>
          <table:table-cell office:value-type="float" office:value="80.526537" calcext:value-type="float">
            <text:p>80.526537</text:p>
          </table:table-cell>
          <table:table-cell office:value-type="float" office:value="83.904727" calcext:value-type="float">
            <text:p>83.904727</text:p>
          </table:table-cell>
          <table:table-cell office:value-type="float" office:value="86.424254" calcext:value-type="float">
            <text:p>86.424254</text:p>
          </table:table-cell>
          <table:table-cell office:value-type="float" office:value="88.498707" calcext:value-type="float">
            <text:p>88.498707</text:p>
          </table:table-cell>
          <table:table-cell office:value-type="float" office:value="90.147694" calcext:value-type="float">
            <text:p>90.147694</text:p>
          </table:table-cell>
          <table:table-cell office:value-type="float" office:value="91.478205" calcext:value-type="float">
            <text:p>91.478205</text:p>
          </table:table-cell>
          <table:table-cell office:value-type="float" office:value="92.620337" calcext:value-type="float">
            <text:p>92.620337</text:p>
          </table:table-cell>
          <table:table-cell office:value-type="float" office:value="93.570637" calcext:value-type="float">
            <text:p>93.570637</text:p>
          </table:table-cell>
          <table:table-cell office:value-type="float" office:value="94.356257" calcext:value-type="float">
            <text:p>94.356257</text:p>
          </table:table-cell>
        </table:table-row>
        <table:table-row table:style-name="ro2">
          <table:table-cell office:value-type="string" calcext:value-type="string">
            <text:p>x264 veryslow</text:p>
          </table:table-cell>
          <table:table-cell office:value-type="float" office:value="8.253123" calcext:value-type="float">
            <text:p>8.253123</text:p>
          </table:table-cell>
          <table:table-cell office:value-type="float" office:value="8.707857" calcext:value-type="float">
            <text:p>8.707857</text:p>
          </table:table-cell>
          <table:table-cell office:value-type="float" office:value="11.726353" calcext:value-type="float">
            <text:p>11.726353</text:p>
          </table:table-cell>
          <table:table-cell office:value-type="float" office:value="28.225524" calcext:value-type="float">
            <text:p>28.225524</text:p>
          </table:table-cell>
          <table:table-cell office:value-type="float" office:value="41.871679" calcext:value-type="float">
            <text:p>41.871679</text:p>
          </table:table-cell>
          <table:table-cell office:value-type="float" office:value="51.193894" calcext:value-type="float">
            <text:p>51.193894</text:p>
          </table:table-cell>
          <table:table-cell office:value-type="float" office:value="58.821801" calcext:value-type="float">
            <text:p>58.821801</text:p>
          </table:table-cell>
          <table:table-cell office:value-type="float" office:value="64.574943" calcext:value-type="float">
            <text:p>64.574943</text:p>
          </table:table-cell>
          <table:table-cell office:value-type="float" office:value="69.053981" calcext:value-type="float">
            <text:p>69.053981</text:p>
          </table:table-cell>
          <table:table-cell office:value-type="float" office:value="72.897287" calcext:value-type="float">
            <text:p>72.897287</text:p>
          </table:table-cell>
          <table:table-cell office:value-type="float" office:value="78.37477" calcext:value-type="float">
            <text:p>78.37477</text:p>
          </table:table-cell>
          <table:table-cell office:value-type="float" office:value="82.367682" calcext:value-type="float">
            <text:p>82.367682</text:p>
          </table:table-cell>
          <table:table-cell office:value-type="float" office:value="85.418085" calcext:value-type="float">
            <text:p>85.418085</text:p>
          </table:table-cell>
          <table:table-cell office:value-type="float" office:value="87.761357" calcext:value-type="float">
            <text:p>87.761357</text:p>
          </table:table-cell>
          <table:table-cell office:value-type="float" office:value="89.657943" calcext:value-type="float">
            <text:p>89.657943</text:p>
          </table:table-cell>
          <table:table-cell office:value-type="float" office:value="91.134573" calcext:value-type="float">
            <text:p>91.134573</text:p>
          </table:table-cell>
          <table:table-cell office:value-type="float" office:value="92.399409" calcext:value-type="float">
            <text:p>92.399409</text:p>
          </table:table-cell>
          <table:table-cell office:value-type="float" office:value="93.420207" calcext:value-type="float">
            <text:p>93.420207</text:p>
          </table:table-cell>
          <table:table-cell office:value-type="float" office:value="94.270767" calcext:value-type="float">
            <text:p>94.270767</text:p>
          </table:table-cell>
          <table:table-cell office:value-type="float" office:value="94.984919" calcext:value-type="float">
            <text:p>94.984919</text:p>
          </table:table-cell>
        </table:table-row>
        <table:table-row table:style-name="ro2">
          <table:table-cell office:value-type="string" calcext:value-type="string">
            <text:p>x264 placebo</text:p>
          </table:table-cell>
          <table:table-cell office:value-type="float" office:value="1.86648" calcext:value-type="float">
            <text:p>1.86648</text:p>
          </table:table-cell>
          <table:table-cell office:value-type="float" office:value="3.438194" calcext:value-type="float">
            <text:p>3.438194</text:p>
          </table:table-cell>
          <table:table-cell office:value-type="float" office:value="8.13148" calcext:value-type="float">
            <text:p>8.13148</text:p>
          </table:table-cell>
          <table:table-cell office:value-type="float" office:value="19.133845" calcext:value-type="float">
            <text:p>19.133845</text:p>
          </table:table-cell>
          <table:table-cell office:value-type="float" office:value="34.666714" calcext:value-type="float">
            <text:p>34.666714</text:p>
          </table:table-cell>
          <table:table-cell office:value-type="float" office:value="45.635413" calcext:value-type="float">
            <text:p>45.635413</text:p>
          </table:table-cell>
          <table:table-cell office:value-type="float" office:value="54.23196" calcext:value-type="float">
            <text:p>54.23196</text:p>
          </table:table-cell>
          <table:table-cell office:value-type="float" office:value="61.049713" calcext:value-type="float">
            <text:p>61.049713</text:p>
          </table:table-cell>
          <table:table-cell office:value-type="float" office:value="66.228469" calcext:value-type="float">
            <text:p>66.228469</text:p>
          </table:table-cell>
          <table:table-cell office:value-type="float" office:value="70.533323" calcext:value-type="float">
            <text:p>70.533323</text:p>
          </table:table-cell>
          <table:table-cell office:value-type="float" office:value="76.665547" calcext:value-type="float">
            <text:p>76.665547</text:p>
          </table:table-cell>
          <table:table-cell office:value-type="float" office:value="81.143494" calcext:value-type="float">
            <text:p>81.143494</text:p>
          </table:table-cell>
          <table:table-cell office:value-type="float" office:value="84.263016" calcext:value-type="float">
            <text:p>84.263016</text:p>
          </table:table-cell>
          <table:table-cell office:value-type="float" office:value="86.758994" calcext:value-type="float">
            <text:p>86.758994</text:p>
          </table:table-cell>
          <table:table-cell office:value-type="float" office:value="88.85233" calcext:value-type="float">
            <text:p>88.85233</text:p>
          </table:table-cell>
          <table:table-cell office:value-type="float" office:value="90.496355" calcext:value-type="float">
            <text:p>90.496355</text:p>
          </table:table-cell>
          <table:table-cell office:value-type="float" office:value="91.880704" calcext:value-type="float">
            <text:p>91.880704</text:p>
          </table:table-cell>
          <table:table-cell office:value-type="float" office:value="92.946544" calcext:value-type="float">
            <text:p>92.946544</text:p>
          </table:table-cell>
          <table:table-cell office:value-type="float" office:value="93.857656" calcext:value-type="float">
            <text:p>93.857656</text:p>
          </table:table-cell>
          <table:table-cell office:value-type="float" office:value="94.643475" calcext:value-type="float">
            <text:p>94.643475</text:p>
          </table:table-cell>
        </table:table-row>
        <table:table-row table:style-name="ro1">
          <table:table-cell office:value-type="string" calcext:value-type="string">
            <text:p>h264_nvenc medium</text:p>
          </table:table-cell>
          <table:table-cell table:style-name="ce2" office:value-type="float" office:value="29.474096" calcext:value-type="float">
            <text:p>29.474096</text:p>
          </table:table-cell>
          <table:table-cell table:style-name="ce2" office:value-type="float" office:value="29.678742" calcext:value-type="float">
            <text:p>29.678742</text:p>
          </table:table-cell>
          <table:table-cell table:style-name="ce2" office:value-type="float" office:value="29.991955" calcext:value-type="float">
            <text:p>29.991955</text:p>
          </table:table-cell>
          <table:table-cell table:style-name="ce2" office:value-type="float" office:value="29.712702" calcext:value-type="float">
            <text:p>29.712702</text:p>
          </table:table-cell>
          <table:table-cell table:style-name="ce2" office:value-type="float" office:value="37.338161" calcext:value-type="float">
            <text:p>37.338161</text:p>
          </table:table-cell>
          <table:table-cell table:style-name="ce2" office:value-type="float" office:value="51.72851" calcext:value-type="float">
            <text:p>51.72851</text:p>
          </table:table-cell>
          <table:table-cell table:style-name="ce2" office:value-type="float" office:value="63.209833" calcext:value-type="float">
            <text:p>63.209833</text:p>
          </table:table-cell>
          <table:table-cell table:style-name="ce2" office:value-type="float" office:value="63.241964" calcext:value-type="float">
            <text:p>63.241964</text:p>
          </table:table-cell>
          <table:table-cell table:style-name="ce2" office:value-type="float" office:value="71.157663" calcext:value-type="float">
            <text:p>71.157663</text:p>
          </table:table-cell>
          <table:table-cell table:style-name="ce2" office:value-type="float" office:value="76.322961" calcext:value-type="float">
            <text:p>76.322961</text:p>
          </table:table-cell>
          <table:table-cell table:style-name="ce2" office:value-type="float" office:value="80.538334" calcext:value-type="float">
            <text:p>80.538334</text:p>
          </table:table-cell>
          <table:table-cell table:style-name="ce2" office:value-type="float" office:value="85.783372" calcext:value-type="float">
            <text:p>85.783372</text:p>
          </table:table-cell>
          <table:table-cell table:style-name="ce2" office:value-type="float" office:value="87.720042" calcext:value-type="float">
            <text:p>87.720042</text:p>
          </table:table-cell>
          <table:table-cell table:style-name="ce2" office:value-type="float" office:value="90.779461" calcext:value-type="float">
            <text:p>90.779461</text:p>
          </table:table-cell>
          <table:table-cell table:style-name="ce2" office:value-type="float" office:value="91.679559" calcext:value-type="float">
            <text:p>91.679559</text:p>
          </table:table-cell>
          <table:table-cell table:style-name="ce2" office:value-type="float" office:value="93.629351" calcext:value-type="float">
            <text:p>93.629351</text:p>
          </table:table-cell>
          <table:table-cell table:style-name="ce2" office:value-type="float" office:value="94.314184" calcext:value-type="float">
            <text:p>94.314184</text:p>
          </table:table-cell>
          <table:table-cell table:style-name="ce2" office:value-type="float" office:value="95.425063" calcext:value-type="float">
            <text:p>95.425063</text:p>
          </table:table-cell>
          <table:table-cell table:style-name="ce2" office:value-type="float" office:value="96.00283" calcext:value-type="float">
            <text:p>96.00283</text:p>
          </table:table-cell>
          <table:table-cell table:style-name="ce2" office:value-type="float" office:value="96.846347" calcext:value-type="float">
            <text:p>96.846347</text:p>
          </table:table-cell>
        </table:table-row>
        <table:table-row table:style-name="ro1">
          <table:table-cell office:value-type="string" calcext:value-type="string">
            <text:p>h264_nvenc fast</text:p>
          </table:table-cell>
          <table:table-cell table:style-name="ce2" office:value-type="float" office:value="28.562381" calcext:value-type="float">
            <text:p>28.562381</text:p>
          </table:table-cell>
          <table:table-cell table:style-name="ce2" office:value-type="float" office:value="28.588171" calcext:value-type="float">
            <text:p>28.588171</text:p>
          </table:table-cell>
          <table:table-cell table:style-name="ce2" office:value-type="float" office:value="29.058464" calcext:value-type="float">
            <text:p>29.058464</text:p>
          </table:table-cell>
          <table:table-cell table:style-name="ce2" office:value-type="float" office:value="29.110684" calcext:value-type="float">
            <text:p>29.110684</text:p>
          </table:table-cell>
          <table:table-cell table:style-name="ce2" office:value-type="float" office:value="29.220794" calcext:value-type="float">
            <text:p>29.220794</text:p>
          </table:table-cell>
          <table:table-cell table:style-name="ce2" office:value-type="float" office:value="31.879987" calcext:value-type="float">
            <text:p>31.879987</text:p>
          </table:table-cell>
          <table:table-cell table:style-name="ce2" office:value-type="float" office:value="39.002437" calcext:value-type="float">
            <text:p>39.002437</text:p>
          </table:table-cell>
          <table:table-cell table:style-name="ce2" office:value-type="float" office:value="38.927942" calcext:value-type="float">
            <text:p>38.927942</text:p>
          </table:table-cell>
          <table:table-cell table:style-name="ce2" office:value-type="float" office:value="47.468768" calcext:value-type="float">
            <text:p>47.468768</text:p>
          </table:table-cell>
          <table:table-cell table:style-name="ce2" office:value-type="float" office:value="56.543284" calcext:value-type="float">
            <text:p>56.543284</text:p>
          </table:table-cell>
          <table:table-cell table:style-name="ce2" office:value-type="float" office:value="64.722432" calcext:value-type="float">
            <text:p>64.722432</text:p>
          </table:table-cell>
          <table:table-cell table:style-name="ce2" office:value-type="float" office:value="74.760018" calcext:value-type="float">
            <text:p>74.760018</text:p>
          </table:table-cell>
          <table:table-cell table:style-name="ce2" office:value-type="float" office:value="78.469384" calcext:value-type="float">
            <text:p>78.469384</text:p>
          </table:table-cell>
          <table:table-cell table:style-name="ce2" office:value-type="float" office:value="83.557496" calcext:value-type="float">
            <text:p>83.557496</text:p>
          </table:table-cell>
          <table:table-cell table:style-name="ce2" office:value-type="float" office:value="85.479596" calcext:value-type="float">
            <text:p>85.479596</text:p>
          </table:table-cell>
          <table:table-cell table:style-name="ce2" office:value-type="float" office:value="88.621765" calcext:value-type="float">
            <text:p>88.621765</text:p>
          </table:table-cell>
          <table:table-cell table:style-name="ce2" office:value-type="float" office:value="89.820718" calcext:value-type="float">
            <text:p>89.820718</text:p>
          </table:table-cell>
          <table:table-cell table:style-name="ce2" office:value-type="float" office:value="91.800279" calcext:value-type="float">
            <text:p>91.800279</text:p>
          </table:table-cell>
          <table:table-cell table:style-name="ce2" office:value-type="float" office:value="92.631892" calcext:value-type="float">
            <text:p>92.631892</text:p>
          </table:table-cell>
          <table:table-cell table:style-name="ce2" office:value-type="float" office:value="93.941262" calcext:value-type="float">
            <text:p>93.941262</text:p>
          </table:table-cell>
        </table:table-row>
        <table:table-row table:style-name="ro1">
          <table:table-cell office:value-type="string" calcext:value-type="string">
            <text:p>h264_nvenc hp</text:p>
          </table:table-cell>
          <table:table-cell table:style-name="ce2" office:value-type="float" office:value="28.562381" calcext:value-type="float">
            <text:p>28.562381</text:p>
          </table:table-cell>
          <table:table-cell table:style-name="ce2" office:value-type="float" office:value="28.588171" calcext:value-type="float">
            <text:p>28.588171</text:p>
          </table:table-cell>
          <table:table-cell table:style-name="ce2" office:value-type="float" office:value="29.058464" calcext:value-type="float">
            <text:p>29.058464</text:p>
          </table:table-cell>
          <table:table-cell table:style-name="ce2" office:value-type="float" office:value="29.110684" calcext:value-type="float">
            <text:p>29.110684</text:p>
          </table:table-cell>
          <table:table-cell table:style-name="ce2" office:value-type="float" office:value="29.220794" calcext:value-type="float">
            <text:p>29.220794</text:p>
          </table:table-cell>
          <table:table-cell table:style-name="ce2" office:value-type="float" office:value="31.879987" calcext:value-type="float">
            <text:p>31.879987</text:p>
          </table:table-cell>
          <table:table-cell table:style-name="ce2" office:value-type="float" office:value="39.002437" calcext:value-type="float">
            <text:p>39.002437</text:p>
          </table:table-cell>
          <table:table-cell table:style-name="ce2" office:value-type="float" office:value="38.927942" calcext:value-type="float">
            <text:p>38.927942</text:p>
          </table:table-cell>
          <table:table-cell table:style-name="ce2" office:value-type="float" office:value="47.468768" calcext:value-type="float">
            <text:p>47.468768</text:p>
          </table:table-cell>
          <table:table-cell table:style-name="ce2" office:value-type="float" office:value="56.543284" calcext:value-type="float">
            <text:p>56.543284</text:p>
          </table:table-cell>
          <table:table-cell table:style-name="ce2" office:value-type="float" office:value="64.722432" calcext:value-type="float">
            <text:p>64.722432</text:p>
          </table:table-cell>
          <table:table-cell table:style-name="ce2" office:value-type="float" office:value="74.760018" calcext:value-type="float">
            <text:p>74.760018</text:p>
          </table:table-cell>
          <table:table-cell table:style-name="ce2" office:value-type="float" office:value="78.469384" calcext:value-type="float">
            <text:p>78.469384</text:p>
          </table:table-cell>
          <table:table-cell table:style-name="ce2" office:value-type="float" office:value="83.557496" calcext:value-type="float">
            <text:p>83.557496</text:p>
          </table:table-cell>
          <table:table-cell table:style-name="ce2" office:value-type="float" office:value="85.479596" calcext:value-type="float">
            <text:p>85.479596</text:p>
          </table:table-cell>
          <table:table-cell table:style-name="ce2" office:value-type="float" office:value="88.621765" calcext:value-type="float">
            <text:p>88.621765</text:p>
          </table:table-cell>
          <table:table-cell table:style-name="ce2" office:value-type="float" office:value="89.820718" calcext:value-type="float">
            <text:p>89.820718</text:p>
          </table:table-cell>
          <table:table-cell table:style-name="ce2" office:value-type="float" office:value="91.800279" calcext:value-type="float">
            <text:p>91.800279</text:p>
          </table:table-cell>
          <table:table-cell table:style-name="ce2" office:value-type="float" office:value="92.631892" calcext:value-type="float">
            <text:p>92.631892</text:p>
          </table:table-cell>
          <table:table-cell table:style-name="ce2" office:value-type="float" office:value="93.941262" calcext:value-type="float">
            <text:p>93.941262</text:p>
          </table:table-cell>
        </table:table-row>
        <table:table-row table:style-name="ro1">
          <table:table-cell office:value-type="string" calcext:value-type="string">
            <text:p>h264_nvenc hq</text:p>
          </table:table-cell>
          <table:table-cell table:style-name="ce2" office:value-type="float" office:value="29.474096" calcext:value-type="float">
            <text:p>29.474096</text:p>
          </table:table-cell>
          <table:table-cell table:style-name="ce2" office:value-type="float" office:value="29.678742" calcext:value-type="float">
            <text:p>29.678742</text:p>
          </table:table-cell>
          <table:table-cell table:style-name="ce2" office:value-type="float" office:value="29.991955" calcext:value-type="float">
            <text:p>29.991955</text:p>
          </table:table-cell>
          <table:table-cell table:style-name="ce2" office:value-type="float" office:value="29.712702" calcext:value-type="float">
            <text:p>29.712702</text:p>
          </table:table-cell>
          <table:table-cell table:style-name="ce2" office:value-type="float" office:value="37.338161" calcext:value-type="float">
            <text:p>37.338161</text:p>
          </table:table-cell>
          <table:table-cell table:style-name="ce2" office:value-type="float" office:value="51.72851" calcext:value-type="float">
            <text:p>51.72851</text:p>
          </table:table-cell>
          <table:table-cell table:style-name="ce2" office:value-type="float" office:value="63.209833" calcext:value-type="float">
            <text:p>63.209833</text:p>
          </table:table-cell>
          <table:table-cell table:style-name="ce2" office:value-type="float" office:value="63.241964" calcext:value-type="float">
            <text:p>63.241964</text:p>
          </table:table-cell>
          <table:table-cell table:style-name="ce2" office:value-type="float" office:value="71.157663" calcext:value-type="float">
            <text:p>71.157663</text:p>
          </table:table-cell>
          <table:table-cell table:style-name="ce2" office:value-type="float" office:value="76.322961" calcext:value-type="float">
            <text:p>76.322961</text:p>
          </table:table-cell>
          <table:table-cell table:style-name="ce2" office:value-type="float" office:value="80.538334" calcext:value-type="float">
            <text:p>80.538334</text:p>
          </table:table-cell>
          <table:table-cell table:style-name="ce2" office:value-type="float" office:value="85.783372" calcext:value-type="float">
            <text:p>85.783372</text:p>
          </table:table-cell>
          <table:table-cell table:style-name="ce2" office:value-type="float" office:value="87.720042" calcext:value-type="float">
            <text:p>87.720042</text:p>
          </table:table-cell>
          <table:table-cell table:style-name="ce2" office:value-type="float" office:value="90.779461" calcext:value-type="float">
            <text:p>90.779461</text:p>
          </table:table-cell>
          <table:table-cell table:style-name="ce2" office:value-type="float" office:value="91.679559" calcext:value-type="float">
            <text:p>91.679559</text:p>
          </table:table-cell>
          <table:table-cell table:style-name="ce2" office:value-type="float" office:value="93.629351" calcext:value-type="float">
            <text:p>93.629351</text:p>
          </table:table-cell>
          <table:table-cell table:style-name="ce2" office:value-type="float" office:value="94.314184" calcext:value-type="float">
            <text:p>94.314184</text:p>
          </table:table-cell>
          <table:table-cell table:style-name="ce2" office:value-type="float" office:value="95.425063" calcext:value-type="float">
            <text:p>95.425063</text:p>
          </table:table-cell>
          <table:table-cell table:style-name="ce2" office:value-type="float" office:value="96.00283" calcext:value-type="float">
            <text:p>96.00283</text:p>
          </table:table-cell>
          <table:table-cell table:style-name="ce2" office:value-type="float" office:value="96.846347" calcext:value-type="float">
            <text:p>96.846347</text:p>
          </table:table-cell>
        </table:table-row>
        <table:table-row table:style-name="ro1">
          <table:table-cell office:value-type="string" calcext:value-type="string">
            <text:p>h264_nvenc bd</text:p>
          </table:table-cell>
          <table:table-cell table:style-name="ce2" office:value-type="float" office:value="29.474096" calcext:value-type="float">
            <text:p>29.474096</text:p>
          </table:table-cell>
          <table:table-cell table:style-name="ce2" office:value-type="float" office:value="29.678742" calcext:value-type="float">
            <text:p>29.678742</text:p>
          </table:table-cell>
          <table:table-cell table:style-name="ce2" office:value-type="float" office:value="29.991955" calcext:value-type="float">
            <text:p>29.991955</text:p>
          </table:table-cell>
          <table:table-cell table:style-name="ce2" office:value-type="float" office:value="29.712702" calcext:value-type="float">
            <text:p>29.712702</text:p>
          </table:table-cell>
          <table:table-cell table:style-name="ce2" office:value-type="float" office:value="37.338161" calcext:value-type="float">
            <text:p>37.338161</text:p>
          </table:table-cell>
          <table:table-cell table:style-name="ce2" office:value-type="float" office:value="51.72851" calcext:value-type="float">
            <text:p>51.72851</text:p>
          </table:table-cell>
          <table:table-cell table:style-name="ce2" office:value-type="float" office:value="63.209833" calcext:value-type="float">
            <text:p>63.209833</text:p>
          </table:table-cell>
          <table:table-cell table:style-name="ce2" office:value-type="float" office:value="63.241964" calcext:value-type="float">
            <text:p>63.241964</text:p>
          </table:table-cell>
          <table:table-cell table:style-name="ce2" office:value-type="float" office:value="71.157663" calcext:value-type="float">
            <text:p>71.157663</text:p>
          </table:table-cell>
          <table:table-cell table:style-name="ce2" office:value-type="float" office:value="76.322961" calcext:value-type="float">
            <text:p>76.322961</text:p>
          </table:table-cell>
          <table:table-cell table:style-name="ce2" office:value-type="float" office:value="80.538334" calcext:value-type="float">
            <text:p>80.538334</text:p>
          </table:table-cell>
          <table:table-cell table:style-name="ce2" office:value-type="float" office:value="85.783372" calcext:value-type="float">
            <text:p>85.783372</text:p>
          </table:table-cell>
          <table:table-cell table:style-name="ce2" office:value-type="float" office:value="87.720042" calcext:value-type="float">
            <text:p>87.720042</text:p>
          </table:table-cell>
          <table:table-cell table:style-name="ce2" office:value-type="float" office:value="90.779461" calcext:value-type="float">
            <text:p>90.779461</text:p>
          </table:table-cell>
          <table:table-cell table:style-name="ce2" office:value-type="float" office:value="91.679559" calcext:value-type="float">
            <text:p>91.679559</text:p>
          </table:table-cell>
          <table:table-cell table:style-name="ce2" office:value-type="float" office:value="93.629351" calcext:value-type="float">
            <text:p>93.629351</text:p>
          </table:table-cell>
          <table:table-cell table:style-name="ce2" office:value-type="float" office:value="94.314184" calcext:value-type="float">
            <text:p>94.314184</text:p>
          </table:table-cell>
          <table:table-cell table:style-name="ce2" office:value-type="float" office:value="95.425063" calcext:value-type="float">
            <text:p>95.425063</text:p>
          </table:table-cell>
          <table:table-cell table:style-name="ce2" office:value-type="float" office:value="96.00283" calcext:value-type="float">
            <text:p>96.00283</text:p>
          </table:table-cell>
          <table:table-cell table:style-name="ce2" office:value-type="float" office:value="96.846347" calcext:value-type="float">
            <text:p>96.846347</text:p>
          </table:table-cell>
        </table:table-row>
        <table:table-row table:style-name="ro1">
          <table:table-cell office:value-type="string" calcext:value-type="string">
            <text:p>h264_nvenc ll</text:p>
          </table:table-cell>
          <table:table-cell table:style-name="ce2" office:value-type="float" office:value="27.047508" calcext:value-type="float">
            <text:p>27.047508</text:p>
          </table:table-cell>
          <table:table-cell table:style-name="ce2" office:value-type="float" office:value="27.148846" calcext:value-type="float">
            <text:p>27.148846</text:p>
          </table:table-cell>
          <table:table-cell table:style-name="ce2" office:value-type="float" office:value="27.464677" calcext:value-type="float">
            <text:p>27.464677</text:p>
          </table:table-cell>
          <table:table-cell table:style-name="ce2" office:value-type="float" office:value="40.618184" calcext:value-type="float">
            <text:p>40.618184</text:p>
          </table:table-cell>
          <table:table-cell table:style-name="ce2" office:value-type="float" office:value="52.066246" calcext:value-type="float">
            <text:p>52.066246</text:p>
          </table:table-cell>
          <table:table-cell table:style-name="ce2" office:value-type="float" office:value="60.400031" calcext:value-type="float">
            <text:p>60.400031</text:p>
          </table:table-cell>
          <table:table-cell table:style-name="ce2" office:value-type="float" office:value="66.390255" calcext:value-type="float">
            <text:p>66.390255</text:p>
          </table:table-cell>
          <table:table-cell table:style-name="ce2" office:value-type="float" office:value="71.302854" calcext:value-type="float">
            <text:p>71.302854</text:p>
          </table:table-cell>
          <table:table-cell table:style-name="ce2" office:value-type="float" office:value="75.204961" calcext:value-type="float">
            <text:p>75.204961</text:p>
          </table:table-cell>
          <table:table-cell table:style-name="ce2" office:value-type="float" office:value="78.484253" calcext:value-type="float">
            <text:p>78.484253</text:p>
          </table:table-cell>
          <table:table-cell table:style-name="ce2" office:value-type="float" office:value="83.056998" calcext:value-type="float">
            <text:p>83.056998</text:p>
          </table:table-cell>
          <table:table-cell table:style-name="ce2" office:value-type="float" office:value="86.565958" calcext:value-type="float">
            <text:p>86.565958</text:p>
          </table:table-cell>
          <table:table-cell table:style-name="ce2" office:value-type="float" office:value="89.005776" calcext:value-type="float">
            <text:p>89.005776</text:p>
          </table:table-cell>
          <table:table-cell table:style-name="ce2" office:value-type="float" office:value="90.976889" calcext:value-type="float">
            <text:p>90.976889</text:p>
          </table:table-cell>
          <table:table-cell table:style-name="ce2" office:value-type="float" office:value="92.443154" calcext:value-type="float">
            <text:p>92.443154</text:p>
          </table:table-cell>
          <table:table-cell table:style-name="ce2" office:value-type="float" office:value="93.75739" calcext:value-type="float">
            <text:p>93.75739</text:p>
          </table:table-cell>
          <table:table-cell table:style-name="ce2" office:value-type="float" office:value="94.649164" calcext:value-type="float">
            <text:p>94.649164</text:p>
          </table:table-cell>
          <table:table-cell table:style-name="ce2" office:value-type="float" office:value="95.491292" calcext:value-type="float">
            <text:p>95.491292</text:p>
          </table:table-cell>
          <table:table-cell table:style-name="ce2" office:value-type="float" office:value="96.111038" calcext:value-type="float">
            <text:p>96.111038</text:p>
          </table:table-cell>
          <table:table-cell table:style-name="ce2" office:value-type="float" office:value="96.664289" calcext:value-type="float">
            <text:p>96.664289</text:p>
          </table:table-cell>
        </table:table-row>
        <table:table-row table:style-name="ro1">
          <table:table-cell office:value-type="string" calcext:value-type="string">
            <text:p>h264_nvenc llhq</text:p>
          </table:table-cell>
          <table:table-cell table:style-name="ce2" office:value-type="float" office:value="27.14629" calcext:value-type="float">
            <text:p>27.14629</text:p>
          </table:table-cell>
          <table:table-cell table:style-name="ce2" office:value-type="float" office:value="27.066776" calcext:value-type="float">
            <text:p>27.066776</text:p>
          </table:table-cell>
          <table:table-cell table:style-name="ce2" office:value-type="float" office:value="27.403369" calcext:value-type="float">
            <text:p>27.403369</text:p>
          </table:table-cell>
          <table:table-cell table:style-name="ce2" office:value-type="float" office:value="40.971648" calcext:value-type="float">
            <text:p>40.971648</text:p>
          </table:table-cell>
          <table:table-cell table:style-name="ce2" office:value-type="float" office:value="52.668393" calcext:value-type="float">
            <text:p>52.668393</text:p>
          </table:table-cell>
          <table:table-cell table:style-name="ce2" office:value-type="float" office:value="60.736233" calcext:value-type="float">
            <text:p>60.736233</text:p>
          </table:table-cell>
          <table:table-cell table:style-name="ce2" office:value-type="float" office:value="66.717681" calcext:value-type="float">
            <text:p>66.717681</text:p>
          </table:table-cell>
          <table:table-cell table:style-name="ce2" office:value-type="float" office:value="71.573298" calcext:value-type="float">
            <text:p>71.573298</text:p>
          </table:table-cell>
          <table:table-cell table:style-name="ce2" office:value-type="float" office:value="75.556539" calcext:value-type="float">
            <text:p>75.556539</text:p>
          </table:table-cell>
          <table:table-cell table:style-name="ce2" office:value-type="float" office:value="78.785656" calcext:value-type="float">
            <text:p>78.785656</text:p>
          </table:table-cell>
          <table:table-cell table:style-name="ce2" office:value-type="float" office:value="83.338124" calcext:value-type="float">
            <text:p>83.338124</text:p>
          </table:table-cell>
          <table:table-cell table:style-name="ce2" office:value-type="float" office:value="86.871931" calcext:value-type="float">
            <text:p>86.871931</text:p>
          </table:table-cell>
          <table:table-cell table:style-name="ce2" office:value-type="float" office:value="89.263033" calcext:value-type="float">
            <text:p>89.263033</text:p>
          </table:table-cell>
          <table:table-cell table:style-name="ce2" office:value-type="float" office:value="91.309743" calcext:value-type="float">
            <text:p>91.309743</text:p>
          </table:table-cell>
          <table:table-cell table:style-name="ce2" office:value-type="float" office:value="92.72464" calcext:value-type="float">
            <text:p>92.72464</text:p>
          </table:table-cell>
          <table:table-cell table:style-name="ce2" office:value-type="float" office:value="94.019233" calcext:value-type="float">
            <text:p>94.019233</text:p>
          </table:table-cell>
          <table:table-cell table:style-name="ce2" office:value-type="float" office:value="94.895539" calcext:value-type="float">
            <text:p>94.895539</text:p>
          </table:table-cell>
          <table:table-cell table:style-name="ce2" office:value-type="float" office:value="95.743559" calcext:value-type="float">
            <text:p>95.743559</text:p>
          </table:table-cell>
          <table:table-cell table:style-name="ce2" office:value-type="float" office:value="96.318125" calcext:value-type="float">
            <text:p>96.318125</text:p>
          </table:table-cell>
          <table:table-cell table:style-name="ce2" office:value-type="float" office:value="96.869646" calcext:value-type="float">
            <text:p>96.869646</text:p>
          </table:table-cell>
        </table:table-row>
        <table:table-row table:style-name="ro1">
          <table:table-cell office:value-type="string" calcext:value-type="string">
            <text:p>h264_nvenc llhp</text:p>
          </table:table-cell>
          <table:table-cell table:style-name="ce2" office:value-type="float" office:value="26.455536" calcext:value-type="float">
            <text:p>26.455536</text:p>
          </table:table-cell>
          <table:table-cell table:style-name="ce2" office:value-type="float" office:value="26.567093" calcext:value-type="float">
            <text:p>26.567093</text:p>
          </table:table-cell>
          <table:table-cell table:style-name="ce2" office:value-type="float" office:value="27.12816" calcext:value-type="float">
            <text:p>27.12816</text:p>
          </table:table-cell>
          <table:table-cell table:style-name="ce2" office:value-type="float" office:value="40.310649" calcext:value-type="float">
            <text:p>40.310649</text:p>
          </table:table-cell>
          <table:table-cell table:style-name="ce2" office:value-type="float" office:value="52.121884" calcext:value-type="float">
            <text:p>52.121884</text:p>
          </table:table-cell>
          <table:table-cell table:style-name="ce2" office:value-type="float" office:value="60.173834" calcext:value-type="float">
            <text:p>60.173834</text:p>
          </table:table-cell>
          <table:table-cell table:style-name="ce2" office:value-type="float" office:value="66.35635" calcext:value-type="float">
            <text:p>66.35635</text:p>
          </table:table-cell>
          <table:table-cell table:style-name="ce2" office:value-type="float" office:value="70.986281" calcext:value-type="float">
            <text:p>70.986281</text:p>
          </table:table-cell>
          <table:table-cell table:style-name="ce2" office:value-type="float" office:value="75.163355" calcext:value-type="float">
            <text:p>75.163355</text:p>
          </table:table-cell>
          <table:table-cell table:style-name="ce2" office:value-type="float" office:value="78.400199" calcext:value-type="float">
            <text:p>78.400199</text:p>
          </table:table-cell>
          <table:table-cell table:style-name="ce2" office:value-type="float" office:value="82.959322" calcext:value-type="float">
            <text:p>82.959322</text:p>
          </table:table-cell>
          <table:table-cell table:style-name="ce2" office:value-type="float" office:value="86.540695" calcext:value-type="float">
            <text:p>86.540695</text:p>
          </table:table-cell>
          <table:table-cell table:style-name="ce2" office:value-type="float" office:value="88.969609" calcext:value-type="float">
            <text:p>88.969609</text:p>
          </table:table-cell>
          <table:table-cell table:style-name="ce2" office:value-type="float" office:value="90.958363" calcext:value-type="float">
            <text:p>90.958363</text:p>
          </table:table-cell>
          <table:table-cell table:style-name="ce2" office:value-type="float" office:value="92.429158" calcext:value-type="float">
            <text:p>92.429158</text:p>
          </table:table-cell>
          <table:table-cell table:style-name="ce2" office:value-type="float" office:value="93.718236" calcext:value-type="float">
            <text:p>93.718236</text:p>
          </table:table-cell>
          <table:table-cell table:style-name="ce2" office:value-type="float" office:value="94.672394" calcext:value-type="float">
            <text:p>94.672394</text:p>
          </table:table-cell>
          <table:table-cell table:style-name="ce2" office:value-type="float" office:value="95.499319" calcext:value-type="float">
            <text:p>95.499319</text:p>
          </table:table-cell>
          <table:table-cell table:style-name="ce2" office:value-type="float" office:value="96.100089" calcext:value-type="float">
            <text:p>96.100089</text:p>
          </table:table-cell>
          <table:table-cell table:style-name="ce2" office:value-type="float" office:value="96.667902" calcext:value-type="float">
            <text:p>96.6679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1P0"/>
    </number:currency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3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3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4P0"/>
    </number:currency-style>
    <number:currency-style style:name="N125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2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25P0"/>
    </number:currency-style>
    <number:number-style style:name="N126P0" style:volatile="true">
      <number:number number:decimal-places="0" loext:min-decimal-places="0" number:min-integer-digits="1" number:grouping="true"/>
      <number:text> Kč</number:text>
    </number:number-style>
    <number:number-style style:name="N126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Kč</number:text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Kč</number:text>
    </number:number-style>
    <number:number-style style:name="N128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Kč</number:text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4P2" style:volatile="true">
      <loext:fill-character> </loext:fill-character>
      <number:text>- 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35P2" style:volatile="true">
      <loext:fill-character> </loext:fill-character>
      <number:text>- Kč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7P2" style:volatile="true"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P0" style:volatile="true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6:26:16.558454260</meta:creation-date>
    <meta:generator>LibreOffice/5.1.4.2$Linux_X86_64 LibreOffice_project/10m0$Build-2</meta:generator>
    <dc:date>2016-12-15T23:07:44.928797584</dc:date>
    <meta:editing-duration>PT2H12M41S</meta:editing-duration>
    <meta:editing-cycles>16</meta:editing-cycles>
    <meta:document-statistic meta:table-count="5" meta:cell-count="409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43.924cm" svg:height="23.917cm" xlink:href=".." xlink:type="simple" chart:class="chart:scatter" chart:style-name="ch1">
        <chart:legend chart:legend-position="end" svg:x="39.994cm" svg:y="7.177cm" style:legend-expansion="high" chart:style-name="ch2"/>
        <chart:plot-area chart:style-name="ch3" table:cell-range-address="OLD_TOWN_CROSS.B25:OLD_TOWN_CROSS.U25 OLD_TOWN_CROSS.A4:OLD_TOWN_CROSS.U22" chart:data-source-has-labels="column" svg:x="0.878cm" svg:y="0.478cm" svg:width="38.238cm" svg:height="22.961cm">
          <chartooo:coordinate-region svg:x="1.605cm" svg:y="0.678cm" svg:width="37.18cm" svg:height="22.1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.B4:OLD_TOWN_CROSS.U4" chart:label-cell-address="OLD_TOWN_CROSS.A4:OLD_TOWN_CROSS.A4" chart:class="chart:scatter">
            <chart:domain table:cell-range-address="OLD_TOWN_CROSS.B25:OLD_TOWN_CROSS.U25"/>
            <chart:data-point chart:repeated="20"/>
          </chart:series>
          <chart:series chart:style-name="ch7" chart:values-cell-range-address="OLD_TOWN_CROSS.B5:OLD_TOWN_CROSS.U5" chart:label-cell-address="OLD_TOWN_CROSS.A5:OLD_TOWN_CROSS.A5" chart:class="chart:scatter">
            <chart:domain table:cell-range-address="OLD_TOWN_CROSS.B26:OLD_TOWN_CROSS.U26"/>
            <chart:data-point chart:repeated="20"/>
          </chart:series>
          <chart:series chart:style-name="ch8" chart:values-cell-range-address="OLD_TOWN_CROSS.B6:OLD_TOWN_CROSS.U6" chart:label-cell-address="OLD_TOWN_CROSS.A6:OLD_TOWN_CROSS.A6" chart:class="chart:scatter">
            <chart:domain table:cell-range-address="OLD_TOWN_CROSS.B27:OLD_TOWN_CROSS.U27"/>
            <chart:data-point chart:repeated="20"/>
          </chart:series>
          <chart:series chart:style-name="ch9" chart:values-cell-range-address="OLD_TOWN_CROSS.B7:OLD_TOWN_CROSS.U7" chart:label-cell-address="OLD_TOWN_CROSS.A7:OLD_TOWN_CROSS.A7" chart:class="chart:scatter">
            <chart:domain table:cell-range-address="OLD_TOWN_CROSS.B28:OLD_TOWN_CROSS.U28"/>
            <chart:data-point chart:repeated="20"/>
          </chart:series>
          <chart:series chart:style-name="ch10" chart:values-cell-range-address="OLD_TOWN_CROSS.B8:OLD_TOWN_CROSS.U8" chart:label-cell-address="OLD_TOWN_CROSS.A8:OLD_TOWN_CROSS.A8" chart:class="chart:scatter">
            <chart:domain table:cell-range-address="OLD_TOWN_CROSS.B29:OLD_TOWN_CROSS.U29"/>
            <chart:data-point chart:repeated="20"/>
          </chart:series>
          <chart:series chart:style-name="ch11" chart:values-cell-range-address="OLD_TOWN_CROSS.B9:OLD_TOWN_CROSS.U9" chart:label-cell-address="OLD_TOWN_CROSS.A9:OLD_TOWN_CROSS.A9" chart:class="chart:scatter">
            <chart:domain table:cell-range-address="OLD_TOWN_CROSS.B30:OLD_TOWN_CROSS.U30"/>
            <chart:data-point chart:repeated="20"/>
          </chart:series>
          <chart:series chart:style-name="ch12" chart:values-cell-range-address="OLD_TOWN_CROSS.B10:OLD_TOWN_CROSS.U10" chart:label-cell-address="OLD_TOWN_CROSS.A10:OLD_TOWN_CROSS.A10" chart:class="chart:scatter">
            <chart:domain table:cell-range-address="OLD_TOWN_CROSS.B31:OLD_TOWN_CROSS.U31"/>
            <chart:data-point chart:repeated="20"/>
          </chart:series>
          <chart:series chart:style-name="ch13" chart:values-cell-range-address="OLD_TOWN_CROSS.B11:OLD_TOWN_CROSS.U11" chart:label-cell-address="OLD_TOWN_CROSS.A11:OLD_TOWN_CROSS.A11" chart:class="chart:scatter">
            <chart:domain table:cell-range-address="OLD_TOWN_CROSS.B32:OLD_TOWN_CROSS.U32"/>
            <chart:data-point chart:repeated="20"/>
          </chart:series>
          <chart:series chart:style-name="ch14" chart:values-cell-range-address="OLD_TOWN_CROSS.B12:OLD_TOWN_CROSS.U12" chart:label-cell-address="OLD_TOWN_CROSS.A12:OLD_TOWN_CROSS.A12" chart:class="chart:scatter">
            <chart:domain table:cell-range-address="OLD_TOWN_CROSS.B33:OLD_TOWN_CROSS.U33"/>
            <chart:data-point chart:repeated="20"/>
          </chart:series>
          <chart:series chart:style-name="ch15" chart:values-cell-range-address="OLD_TOWN_CROSS.B13:OLD_TOWN_CROSS.U13" chart:label-cell-address="OLD_TOWN_CROSS.A13:OLD_TOWN_CROSS.A13" chart:class="chart:scatter">
            <chart:domain table:cell-range-address="OLD_TOWN_CROSS.B34:OLD_TOWN_CROSS.U34"/>
            <chart:data-point chart:repeated="20"/>
          </chart:series>
          <chart:series chart:style-name="ch16" chart:values-cell-range-address="OLD_TOWN_CROSS.B14:OLD_TOWN_CROSS.U14" chart:label-cell-address="OLD_TOWN_CROSS.A14:OLD_TOWN_CROSS.A14" chart:class="chart:scatter">
            <chart:domain table:cell-range-address="OLD_TOWN_CROSS.B35:OLD_TOWN_CROSS.U35"/>
            <chart:data-point chart:repeated="20"/>
          </chart:series>
          <chart:series chart:style-name="ch17" chart:values-cell-range-address="OLD_TOWN_CROSS.B15:OLD_TOWN_CROSS.U15" chart:label-cell-address="OLD_TOWN_CROSS.A15:OLD_TOWN_CROSS.A15" chart:class="chart:scatter">
            <chart:domain table:cell-range-address="OLD_TOWN_CROSS.B36:OLD_TOWN_CROSS.U36"/>
            <chart:data-point chart:repeated="20"/>
          </chart:series>
          <chart:series chart:style-name="ch18" chart:values-cell-range-address="OLD_TOWN_CROSS.B16:OLD_TOWN_CROSS.U16" chart:label-cell-address="OLD_TOWN_CROSS.A16:OLD_TOWN_CROSS.A16" chart:class="chart:scatter">
            <chart:domain table:cell-range-address="OLD_TOWN_CROSS.B37:OLD_TOWN_CROSS.U37"/>
            <chart:data-point chart:repeated="20"/>
          </chart:series>
          <chart:series chart:style-name="ch19" chart:values-cell-range-address="OLD_TOWN_CROSS.B17:OLD_TOWN_CROSS.U17" chart:label-cell-address="OLD_TOWN_CROSS.A17:OLD_TOWN_CROSS.A17" chart:class="chart:scatter">
            <chart:domain table:cell-range-address="OLD_TOWN_CROSS.B38:OLD_TOWN_CROSS.U38"/>
            <chart:data-point chart:repeated="20"/>
          </chart:series>
          <chart:series chart:style-name="ch20" chart:values-cell-range-address="OLD_TOWN_CROSS.B18:OLD_TOWN_CROSS.U18" chart:label-cell-address="OLD_TOWN_CROSS.A18:OLD_TOWN_CROSS.A18" chart:class="chart:scatter">
            <chart:domain table:cell-range-address="OLD_TOWN_CROSS.B38:OLD_TOWN_CROSS.U39"/>
            <chart:data-point chart:repeated="40"/>
          </chart:series>
          <chart:series chart:style-name="ch21" chart:values-cell-range-address="OLD_TOWN_CROSS.B19:OLD_TOWN_CROSS.U19" chart:label-cell-address="OLD_TOWN_CROSS.A19:OLD_TOWN_CROSS.A19" chart:class="chart:scatter">
            <chart:domain table:cell-range-address="OLD_TOWN_CROSS.B40:OLD_TOWN_CROSS.U40"/>
            <chart:data-point chart:repeated="20"/>
          </chart:series>
          <chart:series chart:style-name="ch22" chart:values-cell-range-address="OLD_TOWN_CROSS.B20:OLD_TOWN_CROSS.U20" chart:label-cell-address="OLD_TOWN_CROSS.A20:OLD_TOWN_CROSS.A20" chart:class="chart:scatter">
            <chart:domain table:cell-range-address="OLD_TOWN_CROSS.B41:OLD_TOWN_CROSS.U41"/>
            <chart:data-point chart:repeated="20"/>
          </chart:series>
          <chart:series chart:style-name="ch23" chart:values-cell-range-address="OLD_TOWN_CROSS.B21:OLD_TOWN_CROSS.U21" chart:label-cell-address="OLD_TOWN_CROSS.A21:OLD_TOWN_CROSS.A21" chart:class="chart:scatter">
            <chart:domain table:cell-range-address="OLD_TOWN_CROSS.B42:OLD_TOWN_CROSS.U42"/>
            <chart:data-point chart:repeated="20"/>
          </chart:series>
          <chart:series chart:style-name="ch24" chart:values-cell-range-address="OLD_TOWN_CROSS.B22:OLD_TOWN_CROSS.U22" chart:label-cell-address="OLD_TOWN_CROSS.A22:OLD_TOWN_CROSS.A22" chart:class="chart:scatter">
            <chart:domain table:cell-range-address="OLD_TOWN_CROSS.B43:OLD_TOWN_CROSS.U43"/>
            <chart:data-point chart:repeated="20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013074948">
                <text:p>0.013074948</text:p>
                <draw:g>
                  <svg:desc>OLD_TOWN_CROSS.B25:OLD_TOWN_CROSS.U25</svg:desc>
                </draw:g>
              </table:table-cell>
              <table:table-cell office:value-type="float" office:value="0.006952974">
                <text:p>0.006952974</text:p>
              </table:table-cell>
              <table:table-cell office:value-type="float" office:value="0.00481137533333333">
                <text:p>0.00481137533333333</text:p>
              </table:table-cell>
              <table:table-cell office:value-type="float" office:value="0.003868876">
                <text:p>0.003868876</text:p>
              </table:table-cell>
              <table:table-cell office:value-type="float" office:value="0.003182208">
                <text:p>0.003182208</text:p>
              </table:table-cell>
              <table:table-cell office:value-type="float" office:value="0.002947457">
                <text:p>0.002947457</text:p>
              </table:table-cell>
              <table:table-cell office:value-type="float" office:value="0.00281679514285714">
                <text:p>0.00281679514285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13197233333333">
                <text:p>0.00413197233333333</text:p>
              </table:table-cell>
              <table:table-cell office:value-type="float" office:value="0.005564391">
                <text:p>0.005564391</text:p>
              </table:table-cell>
              <table:table-cell office:value-type="float" office:value="0.00570015525">
                <text:p>0.00570015525</text:p>
              </table:table-cell>
              <table:table-cell office:value-type="float" office:value="0.00574119122222222">
                <text:p>0.00574119122222222</text:p>
              </table:table-cell>
              <table:table-cell office:value-type="float" office:value="0.0057388203">
                <text:p>0.0057388203</text:p>
              </table:table-cell>
              <table:table-cell office:value-type="float" office:value="0.005639724">
                <text:p>0.005639724</text:p>
              </table:table-cell>
              <table:table-cell office:value-type="float" office:value="0.00550425066666667">
                <text:p>0.00550425066666667</text:p>
              </table:table-cell>
              <table:table-cell office:value-type="float" office:value="0.00535256723076923">
                <text:p>0.00535256723076923</text:p>
              </table:table-cell>
              <table:table-cell office:value-type="float" office:value="0.00520653014285714">
                <text:p>0.00520653014285714</text:p>
              </table:table-cell>
              <table:table-cell office:value-type="float" office:value="0.00504812633333333">
                <text:p>0.00504812633333333</text:p>
              </table:table-cell>
            </table:table-row>
            <table:table-row>
              <table:table-cell office:value-type="string">
                <text:p>theora</text:p>
                <draw:g>
                  <svg:desc>OLD_TOWN_CROSS.A4:OLD_TOWN_CROSS.A4</svg:desc>
                </draw:g>
              </table:table-cell>
              <table:table-cell office:value-type="float" office:value="0.00847173448811147">
                <text:p>0.00847173448811147</text:p>
                <draw:g>
                  <svg:desc>OLD_TOWN_CROSS.B4:OLD_TOWN_CROSS.U4</svg:desc>
                </draw:g>
              </table:table-cell>
              <table:table-cell office:value-type="float" office:value="0.00902599504081185">
                <text:p>0.00902599504081185</text:p>
              </table:table-cell>
              <table:table-cell office:value-type="float" office:value="0.0093383010366627">
                <text:p>0.0093383010366627</text:p>
              </table:table-cell>
              <table:table-cell office:value-type="float" office:value="0.0100012421170483">
                <text:p>0.0100012421170483</text:p>
              </table:table-cell>
              <table:table-cell office:value-type="float" office:value="0.0102506761074098">
                <text:p>0.0102506761074098</text:p>
              </table:table-cell>
              <table:table-cell office:value-type="float" office:value="0.0115079671954704">
                <text:p>0.0115079671954704</text:p>
              </table:table-cell>
              <table:table-cell office:value-type="float" office:value="0.0127464423533044">
                <text:p>0.0127464423533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1522907233951">
                <text:p>0.0321522907233951</text:p>
              </table:table-cell>
              <table:table-cell office:value-type="float" office:value="0.0503349595719064">
                <text:p>0.0503349595719064</text:p>
              </table:table-cell>
              <table:table-cell office:value-type="float" office:value="0.0587588232474499">
                <text:p>0.0587588232474499</text:p>
              </table:table-cell>
              <table:table-cell office:value-type="float" office:value="0.066250349229477">
                <text:p>0.066250349229477</text:p>
              </table:table-cell>
              <table:table-cell office:value-type="float" office:value="0.073372600005421">
                <text:p>0.073372600005421</text:p>
              </table:table-cell>
              <table:table-cell office:value-type="float" office:value="0.0787372835729286">
                <text:p>0.0787372835729286</text:p>
              </table:table-cell>
              <table:table-cell office:value-type="float" office:value="0.0830791205545802">
                <text:p>0.0830791205545802</text:p>
              </table:table-cell>
              <table:table-cell office:value-type="float" office:value="0.0866034882661573">
                <text:p>0.0866034882661573</text:p>
              </table:table-cell>
              <table:table-cell office:value-type="float" office:value="0.0897742509218339">
                <text:p>0.0897742509218339</text:p>
              </table:table-cell>
              <table:table-cell office:value-type="float" office:value="0.091987859898658">
                <text:p>0.091987859898658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000008242">
                <text:p>0.000008242</text:p>
                <draw:g>
                  <svg:desc>OLD_TOWN_CROSS.B26:OLD_TOWN_CROSS.U26</svg:desc>
                </draw:g>
              </table:table-cell>
              <table:table-cell office:value-type="float" office:value="0.000004121">
                <text:p>0.000004121</text:p>
              </table:table-cell>
              <table:table-cell office:value-type="float" office:value="0.000017488">
                <text:p>0.000017488</text:p>
              </table:table-cell>
              <table:table-cell office:value-type="float" office:value="0.000622653">
                <text:p>0.000622653</text:p>
              </table:table-cell>
              <table:table-cell office:value-type="float" office:value="0.0035965032">
                <text:p>0.0035965032</text:p>
              </table:table-cell>
              <table:table-cell office:value-type="float" office:value="0.00752565166666667">
                <text:p>0.00752565166666667</text:p>
              </table:table-cell>
              <table:table-cell office:value-type="float" office:value="0.0110223597142857">
                <text:p>0.0110223597142857</text:p>
              </table:table-cell>
              <table:table-cell office:value-type="float" office:value="0.0126826125">
                <text:p>0.0126826125</text:p>
              </table:table-cell>
              <table:table-cell office:value-type="float" office:value="0.0127437935555556">
                <text:p>0.0127437935555556</text:p>
              </table:table-cell>
              <table:table-cell office:value-type="float" office:value="0.012530362">
                <text:p>0.012530362</text:p>
              </table:table-cell>
              <table:table-cell office:value-type="float" office:value="0.0115122595">
                <text:p>0.0115122595</text:p>
              </table:table-cell>
              <table:table-cell office:value-type="float" office:value="0.0103815487142857">
                <text:p>0.0103815487142857</text:p>
              </table:table-cell>
              <table:table-cell office:value-type="float" office:value="0.009419300625">
                <text:p>0.009419300625</text:p>
              </table:table-cell>
              <table:table-cell office:value-type="float" office:value="0.00861403022222222">
                <text:p>0.00861403022222222</text:p>
              </table:table-cell>
              <table:table-cell office:value-type="float" office:value="0.0079503">
                <text:p>0.0079503</text:p>
              </table:table-cell>
              <table:table-cell office:value-type="float" office:value="0.00733083663636364">
                <text:p>0.00733083663636364</text:p>
              </table:table-cell>
              <table:table-cell office:value-type="float" office:value="0.00682128333333333">
                <text:p>0.00682128333333333</text:p>
              </table:table-cell>
              <table:table-cell office:value-type="float" office:value="0.00637811076923077">
                <text:p>0.00637811076923077</text:p>
              </table:table-cell>
              <table:table-cell office:value-type="float" office:value="0.00599299842857143">
                <text:p>0.00599299842857143</text:p>
              </table:table-cell>
              <table:table-cell office:value-type="float" office:value="0.00562234233333333">
                <text:p>0.00562234233333333</text:p>
              </table:table-cell>
            </table:table-row>
            <table:table-row>
              <table:table-cell office:value-type="string">
                <text:p>x264 ultrafast</text:p>
                <draw:g>
                  <svg:desc>OLD_TOWN_CROSS.A5:OLD_TOWN_CROSS.A5</svg:desc>
                </draw:g>
              </table:table-cell>
              <table:table-cell office:value-type="float" office:value="0.0000366012770035447">
                <text:p>0.0000366012770035447</text:p>
                <draw:g>
                  <svg:desc>OLD_TOWN_CROSS.B5:OLD_TOWN_CROSS.U5</svg:desc>
                </draw:g>
              </table:table-cell>
              <table:table-cell office:value-type="float" office:value="0.0000487881686619185">
                <text:p>0.0000487881686619185</text:p>
              </table:table-cell>
              <table:table-cell office:value-type="float" office:value="0.000344270944067783">
                <text:p>0.000344270944067783</text:p>
              </table:table-cell>
              <table:table-cell office:value-type="float" office:value="0.0209809600347743">
                <text:p>0.0209809600347743</text:p>
              </table:table-cell>
              <table:table-cell office:value-type="float" office:value="0.120616951890094">
                <text:p>0.120616951890094</text:p>
              </table:table-cell>
              <table:table-cell office:value-type="float" office:value="0.300900490861814">
                <text:p>0.300900490861814</text:p>
              </table:table-cell>
              <table:table-cell office:value-type="float" office:value="0.510837026630138">
                <text:p>0.510837026630138</text:p>
              </table:table-cell>
              <table:table-cell office:value-type="float" office:value="0.672330779037991">
                <text:p>0.672330779037991</text:p>
              </table:table-cell>
              <table:table-cell office:value-type="float" office:value="0.758946644715423">
                <text:p>0.758946644715423</text:p>
              </table:table-cell>
              <table:table-cell office:value-type="float" office:value="0.826330630855204">
                <text:p>0.826330630855204</text:p>
              </table:table-cell>
              <table:table-cell office:value-type="float" office:value="0.906516384567835">
                <text:p>0.906516384567835</text:p>
              </table:table-cell>
              <table:table-cell office:value-type="float" office:value="0.955130808165111">
                <text:p>0.955130808165111</text:p>
              </table:table-cell>
              <table:table-cell office:value-type="float" office:value="0.985263168217151">
                <text:p>0.985263168217151</text:p>
              </table:table-cell>
              <table:table-cell office:value-type="float" office:value="1.00682162569317">
                <text:p>1.00682162569317</text:p>
              </table:table-cell>
              <table:table-cell office:value-type="float" office:value="1.0314402254293">
                <text:p>1.0314402254293</text:p>
              </table:table-cell>
              <table:table-cell office:value-type="float" office:value="1.04434904966405">
                <text:p>1.04434904966405</text:p>
              </table:table-cell>
              <table:table-cell office:value-type="float" office:value="1.06027976067885">
                <text:p>1.06027976067885</text:p>
              </table:table-cell>
              <table:table-cell office:value-type="float" office:value="1.06768891613056">
                <text:p>1.06768891613056</text:p>
              </table:table-cell>
              <table:table-cell office:value-type="float" office:value="1.08727795560278">
                <text:p>1.08727795560278</text:p>
              </table:table-cell>
              <table:table-cell office:value-type="float" office:value="1.08853097923101">
                <text:p>1.08853097923101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00024492">
                <text:p>0.000024492</text:p>
                <draw:g>
                  <svg:desc>OLD_TOWN_CROSS.B27:OLD_TOWN_CROSS.U27</svg:desc>
                </draw:g>
              </table:table-cell>
              <table:table-cell office:value-type="float" office:value="0.000023236">
                <text:p>0.000023236</text:p>
              </table:table-cell>
              <table:table-cell office:value-type="float" office:value="0.00285112333333333">
                <text:p>0.00285112333333333</text:p>
              </table:table-cell>
              <table:table-cell office:value-type="float" office:value="0.0114031605">
                <text:p>0.0114031605</text:p>
              </table:table-cell>
              <table:table-cell office:value-type="float" office:value="0.0147946944">
                <text:p>0.0147946944</text:p>
              </table:table-cell>
              <table:table-cell office:value-type="float" office:value="0.0155038633333333">
                <text:p>0.0155038633333333</text:p>
              </table:table-cell>
              <table:table-cell office:value-type="float" office:value="0.0152764871428571">
                <text:p>0.0152764871428571</text:p>
              </table:table-cell>
              <table:table-cell office:value-type="float" office:value="0.014546235">
                <text:p>0.014546235</text:p>
              </table:table-cell>
              <table:table-cell office:value-type="float" office:value="0.0136676606666667">
                <text:p>0.0136676606666667</text:p>
              </table:table-cell>
              <table:table-cell office:value-type="float" office:value="0.0127932674">
                <text:p>0.0127932674</text:p>
              </table:table-cell>
              <table:table-cell office:value-type="float" office:value="0.0112733546666667">
                <text:p>0.0112733546666667</text:p>
              </table:table-cell>
              <table:table-cell office:value-type="float" office:value="0.0100161015714286">
                <text:p>0.0100161015714286</text:p>
              </table:table-cell>
              <table:table-cell office:value-type="float" office:value="0.00899567075">
                <text:p>0.00899567075</text:p>
              </table:table-cell>
              <table:table-cell office:value-type="float" office:value="0.00818540911111111">
                <text:p>0.00818540911111111</text:p>
              </table:table-cell>
              <table:table-cell office:value-type="float" office:value="0.0074921033">
                <text:p>0.0074921033</text:p>
              </table:table-cell>
              <table:table-cell office:value-type="float" office:value="0.00689641354545455">
                <text:p>0.00689641354545455</text:p>
              </table:table-cell>
              <table:table-cell office:value-type="float" office:value="0.00636319791666667">
                <text:p>0.00636319791666667</text:p>
              </table:table-cell>
              <table:table-cell office:value-type="float" office:value="0.00590917715384615">
                <text:p>0.00590917715384615</text:p>
              </table:table-cell>
              <table:table-cell office:value-type="float" office:value="0.00551306914285714">
                <text:p>0.00551306914285714</text:p>
              </table:table-cell>
              <table:table-cell office:value-type="float" office:value="0.00516784853333333">
                <text:p>0.00516784853333333</text:p>
              </table:table-cell>
            </table:table-row>
            <table:table-row>
              <table:table-cell office:value-type="string">
                <text:p>x264 superfast</text:p>
                <draw:g>
                  <svg:desc>OLD_TOWN_CROSS.A6:OLD_TOWN_CROSS.A6</svg:desc>
                </draw:g>
              </table:table-cell>
              <table:table-cell office:value-type="float" office:value="0.0000802993751651593">
                <text:p>0.0000802993751651593</text:p>
                <draw:g>
                  <svg:desc>OLD_TOWN_CROSS.B6:OLD_TOWN_CROSS.U6</svg:desc>
                </draw:g>
              </table:table-cell>
              <table:table-cell office:value-type="float" office:value="0.000153617914773659">
                <text:p>0.000153617914773659</text:p>
              </table:table-cell>
              <table:table-cell office:value-type="float" office:value="0.0281162561667035">
                <text:p>0.0281162561667035</text:p>
              </table:table-cell>
              <table:table-cell office:value-type="float" office:value="0.1476634271729">
                <text:p>0.1476634271729</text:p>
              </table:table-cell>
              <table:table-cell office:value-type="float" office:value="0.236994802185748">
                <text:p>0.236994802185748</text:p>
              </table:table-cell>
              <table:table-cell office:value-type="float" office:value="0.294691240537383">
                <text:p>0.294691240537383</text:p>
              </table:table-cell>
              <table:table-cell office:value-type="float" office:value="0.335478166316973">
                <text:p>0.335478166316973</text:p>
              </table:table-cell>
              <table:table-cell office:value-type="float" office:value="0.36073169370788">
                <text:p>0.36073169370788</text:p>
              </table:table-cell>
              <table:table-cell office:value-type="float" office:value="0.378282813186164">
                <text:p>0.378282813186164</text:p>
              </table:table-cell>
              <table:table-cell office:value-type="float" office:value="0.392212550048746">
                <text:p>0.392212550048746</text:p>
              </table:table-cell>
              <table:table-cell office:value-type="float" office:value="0.407731992072027">
                <text:p>0.407731992072027</text:p>
              </table:table-cell>
              <table:table-cell office:value-type="float" office:value="0.417747604642891">
                <text:p>0.417747604642891</text:p>
              </table:table-cell>
              <table:table-cell office:value-type="float" office:value="0.424502553254995">
                <text:p>0.424502553254995</text:p>
              </table:table-cell>
              <table:table-cell office:value-type="float" office:value="0.42857589483617">
                <text:p>0.42857589483617</text:p>
              </table:table-cell>
              <table:table-cell office:value-type="float" office:value="0.432207139280465">
                <text:p>0.432207139280465</text:p>
              </table:table-cell>
              <table:table-cell office:value-type="float" office:value="0.434078205609445">
                <text:p>0.434078205609445</text:p>
              </table:table-cell>
              <table:table-cell office:value-type="float" office:value="0.433279569434869">
                <text:p>0.433279569434869</text:p>
              </table:table-cell>
              <table:table-cell office:value-type="float" office:value="0.43119557664091">
                <text:p>0.43119557664091</text:p>
              </table:table-cell>
              <table:table-cell office:value-type="float" office:value="0.431052743569223">
                <text:p>0.431052743569223</text:p>
              </table:table-cell>
              <table:table-cell office:value-type="float" office:value="0.430368566628581">
                <text:p>0.430368566628581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000070416">
                <text:p>0.000070416</text:p>
                <draw:g>
                  <svg:desc>OLD_TOWN_CROSS.B28:OLD_TOWN_CROSS.U28</svg:desc>
                </draw:g>
              </table:table-cell>
              <table:table-cell office:value-type="float" office:value="0.000104951">
                <text:p>0.000104951</text:p>
              </table:table-cell>
              <table:table-cell office:value-type="float" office:value="0.004296278">
                <text:p>0.004296278</text:p>
              </table:table-cell>
              <table:table-cell office:value-type="float" office:value="0.013811439">
                <text:p>0.013811439</text:p>
              </table:table-cell>
              <table:table-cell office:value-type="float" office:value="0.016819582">
                <text:p>0.016819582</text:p>
              </table:table-cell>
              <table:table-cell office:value-type="float" office:value="0.0174075823333333">
                <text:p>0.0174075823333333</text:p>
              </table:table-cell>
              <table:table-cell office:value-type="float" office:value="0.0171098622857143">
                <text:p>0.0171098622857143</text:p>
              </table:table-cell>
              <table:table-cell office:value-type="float" office:value="0.01625478125">
                <text:p>0.01625478125</text:p>
              </table:table-cell>
              <table:table-cell office:value-type="float" office:value="0.0152744706666667">
                <text:p>0.0152744706666667</text:p>
              </table:table-cell>
              <table:table-cell office:value-type="float" office:value="0.0143497602">
                <text:p>0.0143497602</text:p>
              </table:table-cell>
              <table:table-cell office:value-type="float" office:value="0.0125650745">
                <text:p>0.0125650745</text:p>
              </table:table-cell>
              <table:table-cell office:value-type="float" office:value="0.0111181201428571">
                <text:p>0.0111181201428571</text:p>
              </table:table-cell>
              <table:table-cell office:value-type="float" office:value="0.009922311125">
                <text:p>0.009922311125</text:p>
              </table:table-cell>
              <table:table-cell office:value-type="float" office:value="0.008937742">
                <text:p>0.008937742</text:p>
              </table:table-cell>
              <table:table-cell office:value-type="float" office:value="0.0081125">
                <text:p>0.0081125</text:p>
              </table:table-cell>
              <table:table-cell office:value-type="float" office:value="0.00741627590909091">
                <text:p>0.00741627590909091</text:p>
              </table:table-cell>
              <table:table-cell office:value-type="float" office:value="0.00682044208333333">
                <text:p>0.00682044208333333</text:p>
              </table:table-cell>
              <table:table-cell office:value-type="float" office:value="0.00629283446153846">
                <text:p>0.00629283446153846</text:p>
              </table:table-cell>
              <table:table-cell office:value-type="float" office:value="0.00582491714285714">
                <text:p>0.00582491714285714</text:p>
              </table:table-cell>
              <table:table-cell office:value-type="float" office:value="0.00537133633333333">
                <text:p>0.00537133633333333</text:p>
              </table:table-cell>
            </table:table-row>
            <table:table-row>
              <table:table-cell office:value-type="string">
                <text:p>x264 veryfast</text:p>
                <draw:g>
                  <svg:desc>OLD_TOWN_CROSS.A7:OLD_TOWN_CROSS.A7</svg:desc>
                </draw:g>
              </table:table-cell>
              <table:table-cell office:value-type="float" office:value="0.000145874713806639">
                <text:p>0.000145874713806639</text:p>
                <draw:g>
                  <svg:desc>OLD_TOWN_CROSS.B7:OLD_TOWN_CROSS.U7</svg:desc>
                </draw:g>
              </table:table-cell>
              <table:table-cell office:value-type="float" office:value="0.000431886100025431">
                <text:p>0.000431886100025431</text:p>
              </table:table-cell>
              <table:table-cell office:value-type="float" office:value="0.0264282577055901">
                <text:p>0.0264282577055901</text:p>
              </table:table-cell>
              <table:table-cell office:value-type="float" office:value="0.110978218073182">
                <text:p>0.110978218073182</text:p>
              </table:table-cell>
              <table:table-cell office:value-type="float" office:value="0.166980469351869">
                <text:p>0.166980469351869</text:p>
              </table:table-cell>
              <table:table-cell office:value-type="float" office:value="0.204155558978385">
                <text:p>0.204155558978385</text:p>
              </table:table-cell>
              <table:table-cell office:value-type="float" office:value="0.230792245996415">
                <text:p>0.230792245996415</text:p>
              </table:table-cell>
              <table:table-cell office:value-type="float" office:value="0.248394885945787">
                <text:p>0.248394885945787</text:p>
              </table:table-cell>
              <table:table-cell office:value-type="float" office:value="0.259290134354573">
                <text:p>0.259290134354573</text:p>
              </table:table-cell>
              <table:table-cell office:value-type="float" office:value="0.268283603129566">
                <text:p>0.268283603129566</text:p>
              </table:table-cell>
              <table:table-cell office:value-type="float" office:value="0.278068656990569">
                <text:p>0.278068656990569</text:p>
              </table:table-cell>
              <table:table-cell office:value-type="float" office:value="0.28127780771498">
                <text:p>0.28127780771498</text:p>
              </table:table-cell>
              <table:table-cell office:value-type="float" office:value="0.284537229275846">
                <text:p>0.284537229275846</text:p>
              </table:table-cell>
              <table:table-cell office:value-type="float" office:value="0.272387220775738">
                <text:p>0.272387220775738</text:p>
              </table:table-cell>
              <table:table-cell office:value-type="float" office:value="0.271033720102767">
                <text:p>0.271033720102767</text:p>
              </table:table-cell>
              <table:table-cell office:value-type="float" office:value="0.269639261500954">
                <text:p>0.269639261500954</text:p>
              </table:table-cell>
              <table:table-cell office:value-type="float" office:value="0.270056713513278">
                <text:p>0.270056713513278</text:p>
              </table:table-cell>
              <table:table-cell office:value-type="float" office:value="0.268290864608084">
                <text:p>0.268290864608084</text:p>
              </table:table-cell>
              <table:table-cell office:value-type="float" office:value="0.26645471969741">
                <text:p>0.26645471969741</text:p>
              </table:table-cell>
              <table:table-cell office:value-type="float" office:value="0.263152454906956">
                <text:p>0.263152454906956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LD_TOWN_CROSS.B29:OLD_TOWN_CROSS.U29</svg:desc>
                </draw:g>
              </table:table-cell>
              <table:table-cell office:value-type="float" office:value="0.000245498">
                <text:p>0.000245498</text:p>
              </table:table-cell>
              <table:table-cell office:value-type="float" office:value="0.00717525">
                <text:p>0.00717525</text:p>
              </table:table-cell>
              <table:table-cell office:value-type="float" office:value="0.0164751095">
                <text:p>0.0164751095</text:p>
              </table:table-cell>
              <table:table-cell office:value-type="float" office:value="0.0187654152">
                <text:p>0.0187654152</text:p>
              </table:table-cell>
              <table:table-cell office:value-type="float" office:value="0.0190398983333333">
                <text:p>0.0190398983333333</text:p>
              </table:table-cell>
              <table:table-cell office:value-type="float" office:value="0.0184617097142857">
                <text:p>0.0184617097142857</text:p>
              </table:table-cell>
              <table:table-cell office:value-type="float" office:value="0.01761447025">
                <text:p>0.01761447025</text:p>
              </table:table-cell>
              <table:table-cell office:value-type="float" office:value="0.0165866048888889">
                <text:p>0.0165866048888889</text:p>
              </table:table-cell>
              <table:table-cell office:value-type="float" office:value="0.015575055">
                <text:p>0.015575055</text:p>
              </table:table-cell>
              <table:table-cell office:value-type="float" office:value="0.0137197965">
                <text:p>0.0137197965</text:p>
              </table:table-cell>
              <table:table-cell office:value-type="float" office:value="0.0121363627142857">
                <text:p>0.0121363627142857</text:p>
              </table:table-cell>
              <table:table-cell office:value-type="float" office:value="0.0108322655">
                <text:p>0.0108322655</text:p>
              </table:table-cell>
              <table:table-cell office:value-type="float" office:value="0.00975371777777778">
                <text:p>0.00975371777777778</text:p>
              </table:table-cell>
              <table:table-cell office:value-type="float" office:value="0.0088557694">
                <text:p>0.0088557694</text:p>
              </table:table-cell>
              <table:table-cell office:value-type="float" office:value="0.00809410836363636">
                <text:p>0.00809410836363636</text:p>
              </table:table-cell>
              <table:table-cell office:value-type="float" office:value="0.00743725266666667">
                <text:p>0.00743725266666667</text:p>
              </table:table-cell>
              <table:table-cell office:value-type="float" office:value="0.00687588992307692">
                <text:p>0.00687588992307692</text:p>
              </table:table-cell>
              <table:table-cell office:value-type="float" office:value="0.00638268542857143">
                <text:p>0.00638268542857143</text:p>
              </table:table-cell>
              <table:table-cell office:value-type="float" office:value="0.00593548513333333">
                <text:p>0.00593548513333333</text:p>
              </table:table-cell>
            </table:table-row>
            <table:table-row>
              <table:table-cell office:value-type="string">
                <text:p>x264 faster</text:p>
                <draw:g>
                  <svg:desc>OLD_TOWN_CROSS.A8:OLD_TOWN_CROSS.A8</svg:desc>
                </draw:g>
              </table:table-cell>
              <table:table-cell office:value-type="float" office:value="0">
                <text:p>0</text:p>
                <draw:g>
                  <svg:desc>OLD_TOWN_CROSS.B8:OLD_TOWN_CROSS.U8</svg:desc>
                </draw:g>
              </table:table-cell>
              <table:table-cell office:value-type="float" office:value="0.00064699334078985">
                <text:p>0.00064699334078985</text:p>
              </table:table-cell>
              <table:table-cell office:value-type="float" office:value="0.0278407937162834">
                <text:p>0.0278407937162834</text:p>
              </table:table-cell>
              <table:table-cell office:value-type="float" office:value="0.0819565242804849">
                <text:p>0.0819565242804849</text:p>
              </table:table-cell>
              <table:table-cell office:value-type="float" office:value="0.112686246156802">
                <text:p>0.112686246156802</text:p>
              </table:table-cell>
              <table:table-cell office:value-type="float" office:value="0.133381098125533">
                <text:p>0.133381098125533</text:p>
              </table:table-cell>
              <table:table-cell office:value-type="float" office:value="0.147827550343877">
                <text:p>0.147827550343877</text:p>
              </table:table-cell>
              <table:table-cell office:value-type="float" office:value="0.158469882956823">
                <text:p>0.158469882956823</text:p>
              </table:table-cell>
              <table:table-cell office:value-type="float" office:value="0.165771006844964">
                <text:p>0.165771006844964</text:p>
              </table:table-cell>
              <table:table-cell office:value-type="float" office:value="0.170564933156304">
                <text:p>0.170564933156304</text:p>
              </table:table-cell>
              <table:table-cell office:value-type="float" office:value="0.176191189539328">
                <text:p>0.176191189539328</text:p>
              </table:table-cell>
              <table:table-cell office:value-type="float" office:value="0.177885685605367">
                <text:p>0.177885685605367</text:p>
              </table:table-cell>
              <table:table-cell office:value-type="float" office:value="0.178975747497053">
                <text:p>0.178975747497053</text:p>
              </table:table-cell>
              <table:table-cell office:value-type="float" office:value="0.17911705587077">
                <text:p>0.17911705587077</text:p>
              </table:table-cell>
              <table:table-cell office:value-type="float" office:value="0.177858409290653">
                <text:p>0.177858409290653</text:p>
              </table:table-cell>
              <table:table-cell office:value-type="float" office:value="0.176832204901281">
                <text:p>0.176832204901281</text:p>
              </table:table-cell>
              <table:table-cell office:value-type="float" office:value="0.171204189606553">
                <text:p>0.171204189606553</text:p>
              </table:table-cell>
              <table:table-cell office:value-type="float" office:value="0.171019981349516">
                <text:p>0.171019981349516</text:p>
              </table:table-cell>
              <table:table-cell office:value-type="float" office:value="0.170407713711916">
                <text:p>0.170407713711916</text:p>
              </table:table-cell>
              <table:table-cell office:value-type="float" office:value="0.16461799635642">
                <text:p>0.16461799635642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LD_TOWN_CROSS.B30:OLD_TOWN_CROSS.U30</svg:desc>
                </draw:g>
              </table:table-cell>
              <table:table-cell office:value-type="float" office:value="0.001214648">
                <text:p>0.001214648</text:p>
              </table:table-cell>
              <table:table-cell office:value-type="float" office:value="0.0133918946666667">
                <text:p>0.0133918946666667</text:p>
              </table:table-cell>
              <table:table-cell office:value-type="float" office:value="0.018740975">
                <text:p>0.018740975</text:p>
              </table:table-cell>
              <table:table-cell office:value-type="float" office:value="0.0199944316">
                <text:p>0.0199944316</text:p>
              </table:table-cell>
              <table:table-cell office:value-type="float" office:value="0.019945434">
                <text:p>0.019945434</text:p>
              </table:table-cell>
              <table:table-cell office:value-type="float" office:value="0.0190931977142857">
                <text:p>0.0190931977142857</text:p>
              </table:table-cell>
              <table:table-cell office:value-type="float" office:value="0.01801293425">
                <text:p>0.01801293425</text:p>
              </table:table-cell>
              <table:table-cell office:value-type="float" office:value="0.0168904013333333">
                <text:p>0.0168904013333333</text:p>
              </table:table-cell>
              <table:table-cell office:value-type="float" office:value="0.0158223452">
                <text:p>0.0158223452</text:p>
              </table:table-cell>
              <table:table-cell office:value-type="float" office:value="0.013851052">
                <text:p>0.013851052</text:p>
              </table:table-cell>
              <table:table-cell office:value-type="float" office:value="0.0122250358571429">
                <text:p>0.0122250358571429</text:p>
              </table:table-cell>
              <table:table-cell office:value-type="float" office:value="0.010897858125">
                <text:p>0.010897858125</text:p>
              </table:table-cell>
              <table:table-cell office:value-type="float" office:value="0.00980805166666667">
                <text:p>0.00980805166666667</text:p>
              </table:table-cell>
              <table:table-cell office:value-type="float" office:value="0.0088971054">
                <text:p>0.0088971054</text:p>
              </table:table-cell>
              <table:table-cell office:value-type="float" office:value="0.00812911745454545">
                <text:p>0.00812911745454545</text:p>
              </table:table-cell>
              <table:table-cell office:value-type="float" office:value="0.00746198683333333">
                <text:p>0.00746198683333333</text:p>
              </table:table-cell>
              <table:table-cell office:value-type="float" office:value="0.00688335276923077">
                <text:p>0.00688335276923077</text:p>
              </table:table-cell>
              <table:table-cell office:value-type="float" office:value="0.0063736995">
                <text:p>0.0063736995</text:p>
              </table:table-cell>
              <table:table-cell office:value-type="float" office:value="0.0059095524">
                <text:p>0.0059095524</text:p>
              </table:table-cell>
            </table:table-row>
            <table:table-row>
              <table:table-cell office:value-type="string">
                <text:p>x264 fast</text:p>
                <draw:g>
                  <svg:desc>OLD_TOWN_CROSS.A9:OLD_TOWN_CROSS.A9</svg:desc>
                </draw:g>
              </table:table-cell>
              <table:table-cell office:value-type="float" office:value="0">
                <text:p>0</text:p>
                <draw:g>
                  <svg:desc>OLD_TOWN_CROSS.B9:OLD_TOWN_CROSS.U9</svg:desc>
                </draw:g>
              </table:table-cell>
              <table:table-cell office:value-type="float" office:value="0.00304034670497362">
                <text:p>0.00304034670497362</text:p>
              </table:table-cell>
              <table:table-cell office:value-type="float" office:value="0.0492014305952617">
                <text:p>0.0492014305952617</text:p>
              </table:table-cell>
              <table:table-cell office:value-type="float" office:value="0.087623989208877">
                <text:p>0.087623989208877</text:p>
              </table:table-cell>
              <table:table-cell office:value-type="float" office:value="0.112746086677618">
                <text:p>0.112746086677618</text:p>
              </table:table-cell>
              <table:table-cell office:value-type="float" office:value="0.130789359505645">
                <text:p>0.130789359505645</text:p>
              </table:table-cell>
              <table:table-cell office:value-type="float" office:value="0.142305588373335">
                <text:p>0.142305588373335</text:p>
              </table:table-cell>
              <table:table-cell office:value-type="float" office:value="0.145922958180967">
                <text:p>0.145922958180967</text:p>
              </table:table-cell>
              <table:table-cell office:value-type="float" office:value="0.151136656663376">
                <text:p>0.151136656663376</text:p>
              </table:table-cell>
              <table:table-cell office:value-type="float" office:value="0.154168091194741">
                <text:p>0.154168091194741</text:p>
              </table:table-cell>
              <table:table-cell office:value-type="float" office:value="0.157514903075989">
                <text:p>0.157514903075989</text:p>
              </table:table-cell>
              <table:table-cell office:value-type="float" office:value="0.155344085914149">
                <text:p>0.155344085914149</text:p>
              </table:table-cell>
              <table:table-cell office:value-type="float" office:value="0.15198332770838">
                <text:p>0.15198332770838</text:p>
              </table:table-cell>
              <table:table-cell office:value-type="float" office:value="0.147987513200228">
                <text:p>0.147987513200228</text:p>
              </table:table-cell>
              <table:table-cell office:value-type="float" office:value="0.143884083555604">
                <text:p>0.143884083555604</text:p>
              </table:table-cell>
              <table:table-cell office:value-type="float" office:value="0.140319774886514">
                <text:p>0.140319774886514</text:p>
              </table:table-cell>
              <table:table-cell office:value-type="float" office:value="0.136508977664193">
                <text:p>0.136508977664193</text:p>
              </table:table-cell>
              <table:table-cell office:value-type="float" office:value="0.136078744281363">
                <text:p>0.136078744281363</text:p>
              </table:table-cell>
              <table:table-cell office:value-type="float" office:value="0.132484595244904">
                <text:p>0.132484595244904</text:p>
              </table:table-cell>
              <table:table-cell office:value-type="float" office:value="0.128358253952257">
                <text:p>0.128358253952257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LD_TOWN_CROSS.B31:OLD_TOWN_CROSS.U31</svg:desc>
                </draw:g>
              </table:table-cell>
              <table:table-cell office:value-type="float" office:value="0.000512735">
                <text:p>0.000512735</text:p>
              </table:table-cell>
              <table:table-cell office:value-type="float" office:value="0.00807029466666667">
                <text:p>0.00807029466666667</text:p>
              </table:table-cell>
              <table:table-cell office:value-type="float" office:value="0.015253281">
                <text:p>0.015253281</text:p>
              </table:table-cell>
              <table:table-cell office:value-type="float" office:value="0.0179992708">
                <text:p>0.0179992708</text:p>
              </table:table-cell>
              <table:table-cell office:value-type="float" office:value="0.018819401">
                <text:p>0.018819401</text:p>
              </table:table-cell>
              <table:table-cell office:value-type="float" office:value="0.0186428862857143">
                <text:p>0.0186428862857143</text:p>
              </table:table-cell>
              <table:table-cell office:value-type="float" office:value="0.017876785">
                <text:p>0.017876785</text:p>
              </table:table-cell>
              <table:table-cell office:value-type="float" office:value="0.0169296957777778">
                <text:p>0.0169296957777778</text:p>
              </table:table-cell>
              <table:table-cell office:value-type="float" office:value="0.0159167556">
                <text:p>0.0159167556</text:p>
              </table:table-cell>
              <table:table-cell office:value-type="float" office:value="0.0140045186666667">
                <text:p>0.0140045186666667</text:p>
              </table:table-cell>
              <table:table-cell office:value-type="float" office:value="0.012360106">
                <text:p>0.012360106</text:p>
              </table:table-cell>
              <table:table-cell office:value-type="float" office:value="0.01100387725">
                <text:p>0.01100387725</text:p>
              </table:table-cell>
              <table:table-cell office:value-type="float" office:value="0.009905491">
                <text:p>0.009905491</text:p>
              </table:table-cell>
              <table:table-cell office:value-type="float" office:value="0.0089912475">
                <text:p>0.0089912475</text:p>
              </table:table-cell>
              <table:table-cell office:value-type="float" office:value="0.008208299">
                <text:p>0.008208299</text:p>
              </table:table-cell>
              <table:table-cell office:value-type="float" office:value="0.00753376266666667">
                <text:p>0.00753376266666667</text:p>
              </table:table-cell>
              <table:table-cell office:value-type="float" office:value="0.00695489923076923">
                <text:p>0.00695489923076923</text:p>
              </table:table-cell>
              <table:table-cell office:value-type="float" office:value="0.00644923521428571">
                <text:p>0.00644923521428571</text:p>
              </table:table-cell>
              <table:table-cell office:value-type="float" office:value="0.00598772933333333">
                <text:p>0.00598772933333333</text:p>
              </table:table-cell>
            </table:table-row>
            <table:table-row>
              <table:table-cell office:value-type="string">
                <text:p>x264 medium</text:p>
                <draw:g>
                  <svg:desc>OLD_TOWN_CROSS.A10:OLD_TOWN_CROSS.A10</svg:desc>
                </draw:g>
              </table:table-cell>
              <table:table-cell office:value-type="float" office:value="0">
                <text:p>0</text:p>
                <draw:g>
                  <svg:desc>OLD_TOWN_CROSS.B10:OLD_TOWN_CROSS.U10</svg:desc>
                </draw:g>
              </table:table-cell>
              <table:table-cell office:value-type="float" office:value="0.00106693315632094">
                <text:p>0.00106693315632094</text:p>
              </table:table-cell>
              <table:table-cell office:value-type="float" office:value="0.0247377081273636">
                <text:p>0.0247377081273636</text:p>
              </table:table-cell>
              <table:table-cell office:value-type="float" office:value="0.0602933420822224">
                <text:p>0.0602933420822224</text:p>
              </table:table-cell>
              <table:table-cell office:value-type="float" office:value="0.0860564488151842">
                <text:p>0.0860564488151842</text:p>
              </table:table-cell>
              <table:table-cell office:value-type="float" office:value="0.103295220586957">
                <text:p>0.103295220586957</text:p>
              </table:table-cell>
              <table:table-cell office:value-type="float" office:value="0.114786606315101">
                <text:p>0.114786606315101</text:p>
              </table:table-cell>
              <table:table-cell office:value-type="float" office:value="0.12184118233101">
                <text:p>0.12184118233101</text:p>
              </table:table-cell>
              <table:table-cell office:value-type="float" office:value="0.125456492978032">
                <text:p>0.125456492978032</text:p>
              </table:table-cell>
              <table:table-cell office:value-type="float" office:value="0.127282866904875">
                <text:p>0.127282866904875</text:p>
              </table:table-cell>
              <table:table-cell office:value-type="float" office:value="0.129539810310077">
                <text:p>0.129539810310077</text:p>
              </table:table-cell>
              <table:table-cell office:value-type="float" office:value="0.126507959902643">
                <text:p>0.126507959902643</text:p>
              </table:table-cell>
              <table:table-cell office:value-type="float" office:value="0.121525616856511">
                <text:p>0.121525616856511</text:p>
              </table:table-cell>
              <table:table-cell office:value-type="float" office:value="0.116597739493187">
                <text:p>0.116597739493187</text:p>
              </table:table-cell>
              <table:table-cell office:value-type="float" office:value="0.114760264098333">
                <text:p>0.114760264098333</text:p>
              </table:table-cell>
              <table:table-cell office:value-type="float" office:value="0.110015828942632">
                <text:p>0.110015828942632</text:p>
              </table:table-cell>
              <table:table-cell office:value-type="float" office:value="0.107352467345157">
                <text:p>0.107352467345157</text:p>
              </table:table-cell>
              <table:table-cell office:value-type="float" office:value="0.105080793616425">
                <text:p>0.105080793616425</text:p>
              </table:table-cell>
              <table:table-cell office:value-type="float" office:value="0.102680439911059">
                <text:p>0.102680439911059</text:p>
              </table:table-cell>
              <table:table-cell office:value-type="float" office:value="0.102135620219355">
                <text:p>0.102135620219355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LD_TOWN_CROSS.B32:OLD_TOWN_CROSS.U32</svg:desc>
                </draw:g>
              </table:table-cell>
              <table:table-cell office:value-type="float" office:value="0.000388509">
                <text:p>0.000388509</text:p>
              </table:table-cell>
              <table:table-cell office:value-type="float" office:value="0.00621002333333333">
                <text:p>0.00621002333333333</text:p>
              </table:table-cell>
              <table:table-cell office:value-type="float" office:value="0.0141692645">
                <text:p>0.0141692645</text:p>
              </table:table-cell>
              <table:table-cell office:value-type="float" office:value="0.017667216">
                <text:p>0.017667216</text:p>
              </table:table-cell>
              <table:table-cell office:value-type="float" office:value="0.0192887883333333">
                <text:p>0.0192887883333333</text:p>
              </table:table-cell>
              <table:table-cell office:value-type="float" office:value="0.0192120002857143">
                <text:p>0.0192120002857143</text:p>
              </table:table-cell>
              <table:table-cell office:value-type="float" office:value="0.01845739575">
                <text:p>0.01845739575</text:p>
              </table:table-cell>
              <table:table-cell office:value-type="float" office:value="0.0173315397777778">
                <text:p>0.0173315397777778</text:p>
              </table:table-cell>
              <table:table-cell office:value-type="float" office:value="0.0162436734">
                <text:p>0.0162436734</text:p>
              </table:table-cell>
              <table:table-cell office:value-type="float" office:value="0.0141195066666667">
                <text:p>0.0141195066666667</text:p>
              </table:table-cell>
              <table:table-cell office:value-type="float" office:value="0.0124314582857143">
                <text:p>0.0124314582857143</text:p>
              </table:table-cell>
              <table:table-cell office:value-type="float" office:value="0.01103772175">
                <text:p>0.01103772175</text:p>
              </table:table-cell>
              <table:table-cell office:value-type="float" office:value="0.00989383488888889">
                <text:p>0.00989383488888889</text:p>
              </table:table-cell>
              <table:table-cell office:value-type="float" office:value="0.0089499027">
                <text:p>0.0089499027</text:p>
              </table:table-cell>
              <table:table-cell office:value-type="float" office:value="0.00815368263636364">
                <text:p>0.00815368263636364</text:p>
              </table:table-cell>
              <table:table-cell office:value-type="float" office:value="0.00746047441666667">
                <text:p>0.00746047441666667</text:p>
              </table:table-cell>
              <table:table-cell office:value-type="float" office:value="0.00688031392307692">
                <text:p>0.00688031392307692</text:p>
              </table:table-cell>
              <table:table-cell office:value-type="float" office:value="0.00636071928571429">
                <text:p>0.00636071928571429</text:p>
              </table:table-cell>
              <table:table-cell office:value-type="float" office:value="0.00589624253333333">
                <text:p>0.00589624253333333</text:p>
              </table:table-cell>
            </table:table-row>
            <table:table-row>
              <table:table-cell office:value-type="string">
                <text:p>x264 slow</text:p>
                <draw:g>
                  <svg:desc>OLD_TOWN_CROSS.A11:OLD_TOWN_CROSS.A11</svg:desc>
                </draw:g>
              </table:table-cell>
              <table:table-cell office:value-type="float" office:value="0">
                <text:p>0</text:p>
                <draw:g>
                  <svg:desc>OLD_TOWN_CROSS.B11:OLD_TOWN_CROSS.U11</svg:desc>
                </draw:g>
              </table:table-cell>
              <table:table-cell office:value-type="float" office:value="0.000696295114756096">
                <text:p>0.000696295114756096</text:p>
              </table:table-cell>
              <table:table-cell office:value-type="float" office:value="0.016619781158538">
                <text:p>0.016619781158538</text:p>
              </table:table-cell>
              <table:table-cell office:value-type="float" office:value="0.0474110357004892">
                <text:p>0.0474110357004892</text:p>
              </table:table-cell>
              <table:table-cell office:value-type="float" office:value="0.0674592294186">
                <text:p>0.0674592294186</text:p>
              </table:table-cell>
              <table:table-cell office:value-type="float" office:value="0.083512937597326">
                <text:p>0.083512937597326</text:p>
              </table:table-cell>
              <table:table-cell office:value-type="float" office:value="0.0917847967185591">
                <text:p>0.0917847967185591</text:p>
              </table:table-cell>
              <table:table-cell office:value-type="float" office:value="0.0938886725595293">
                <text:p>0.0938886725595293</text:p>
              </table:table-cell>
              <table:table-cell office:value-type="float" office:value="0.0942026850060429">
                <text:p>0.0942026850060429</text:p>
              </table:table-cell>
              <table:table-cell office:value-type="float" office:value="0.0936853803573727">
                <text:p>0.0936853803573727</text:p>
              </table:table-cell>
              <table:table-cell office:value-type="float" office:value="0.0879377787336767">
                <text:p>0.0879377787336767</text:p>
              </table:table-cell>
              <table:table-cell office:value-type="float" office:value="0.082267242731368">
                <text:p>0.082267242731368</text:p>
              </table:table-cell>
              <table:table-cell office:value-type="float" office:value="0.0762460859905597">
                <text:p>0.0762460859905597</text:p>
              </table:table-cell>
              <table:table-cell office:value-type="float" office:value="0.0714603396762138">
                <text:p>0.0714603396762138</text:p>
              </table:table-cell>
              <table:table-cell office:value-type="float" office:value="0.0676873784733645">
                <text:p>0.0676873784733645</text:p>
              </table:table-cell>
              <table:table-cell office:value-type="float" office:value="0.0644764697086678">
                <text:p>0.0644764697086678</text:p>
              </table:table-cell>
              <table:table-cell office:value-type="float" office:value="0.0619907694191117">
                <text:p>0.0619907694191117</text:p>
              </table:table-cell>
              <table:table-cell office:value-type="float" office:value="0.0598617747336343">
                <text:p>0.0598617747336343</text:p>
              </table:table-cell>
              <table:table-cell office:value-type="float" office:value="0.0579163451894709">
                <text:p>0.0579163451894709</text:p>
              </table:table-cell>
              <table:table-cell office:value-type="float" office:value="0.0566521905477364">
                <text:p>0.0566521905477364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LD_TOWN_CROSS.B33:OLD_TOWN_CROSS.U33</svg:desc>
                </draw:g>
              </table:table-cell>
              <table:table-cell office:value-type="float" office:value="0.000276447">
                <text:p>0.000276447</text:p>
              </table:table-cell>
              <table:table-cell office:value-type="float" office:value="0.00699123866666667">
                <text:p>0.00699123866666667</text:p>
              </table:table-cell>
              <table:table-cell office:value-type="float" office:value="0.014465689">
                <text:p>0.014465689</text:p>
              </table:table-cell>
              <table:table-cell office:value-type="float" office:value="0.017428836">
                <text:p>0.017428836</text:p>
              </table:table-cell>
              <table:table-cell office:value-type="float" office:value="0.018894003">
                <text:p>0.018894003</text:p>
              </table:table-cell>
              <table:table-cell office:value-type="float" office:value="0.0191877054285714">
                <text:p>0.0191877054285714</text:p>
              </table:table-cell>
              <table:table-cell office:value-type="float" office:value="0.01829886025">
                <text:p>0.01829886025</text:p>
              </table:table-cell>
              <table:table-cell office:value-type="float" office:value="0.017263332">
                <text:p>0.017263332</text:p>
              </table:table-cell>
              <table:table-cell office:value-type="float" office:value="0.016164937">
                <text:p>0.016164937</text:p>
              </table:table-cell>
              <table:table-cell office:value-type="float" office:value="0.0140730698333333">
                <text:p>0.0140730698333333</text:p>
              </table:table-cell>
              <table:table-cell office:value-type="float" office:value="0.0123904531428571">
                <text:p>0.0123904531428571</text:p>
              </table:table-cell>
              <table:table-cell office:value-type="float" office:value="0.011028657125">
                <text:p>0.011028657125</text:p>
              </table:table-cell>
              <table:table-cell office:value-type="float" office:value="0.00989903655555556">
                <text:p>0.00989903655555556</text:p>
              </table:table-cell>
              <table:table-cell office:value-type="float" office:value="0.008956107">
                <text:p>0.008956107</text:p>
              </table:table-cell>
              <table:table-cell office:value-type="float" office:value="0.008157504">
                <text:p>0.008157504</text:p>
              </table:table-cell>
              <table:table-cell office:value-type="float" office:value="0.00748421158333333">
                <text:p>0.00748421158333333</text:p>
              </table:table-cell>
              <table:table-cell office:value-type="float" office:value="0.00689767869230769">
                <text:p>0.00689767869230769</text:p>
              </table:table-cell>
              <table:table-cell office:value-type="float" office:value="0.006372079">
                <text:p>0.006372079</text:p>
              </table:table-cell>
              <table:table-cell office:value-type="float" office:value="0.00591931846666667">
                <text:p>0.00591931846666667</text:p>
              </table:table-cell>
            </table:table-row>
            <table:table-row>
              <table:table-cell office:value-type="string">
                <text:p>x264 slower</text:p>
                <draw:g>
                  <svg:desc>OLD_TOWN_CROSS.A12:OLD_TOWN_CROSS.A12</svg:desc>
                </draw:g>
              </table:table-cell>
              <table:table-cell office:value-type="float" office:value="0">
                <text:p>0</text:p>
                <draw:g>
                  <svg:desc>OLD_TOWN_CROSS.B12:OLD_TOWN_CROSS.U12</svg:desc>
                </draw:g>
              </table:table-cell>
              <table:table-cell office:value-type="float" office:value="0.000199673007975595">
                <text:p>0.000199673007975595</text:p>
              </table:table-cell>
              <table:table-cell office:value-type="float" office:value="0.00814449225427873">
                <text:p>0.00814449225427873</text:p>
              </table:table-cell>
              <table:table-cell office:value-type="float" office:value="0.021941317468992">
                <text:p>0.021941317468992</text:p>
              </table:table-cell>
              <table:table-cell office:value-type="float" office:value="0.0312841599891555">
                <text:p>0.0312841599891555</text:p>
              </table:table-cell>
              <table:table-cell office:value-type="float" office:value="0.038310295364747">
                <text:p>0.038310295364747</text:p>
              </table:table-cell>
              <table:table-cell office:value-type="float" office:value="0.0433523330043245">
                <text:p>0.0433523330043245</text:p>
              </table:table-cell>
              <table:table-cell office:value-type="float" office:value="0.0452514688632883">
                <text:p>0.0452514688632883</text:p>
              </table:table-cell>
              <table:table-cell office:value-type="float" office:value="0.0461201068958307">
                <text:p>0.0461201068958307</text:p>
              </table:table-cell>
              <table:table-cell office:value-type="float" office:value="0.0459988761035007">
                <text:p>0.0459988761035007</text:p>
              </table:table-cell>
              <table:table-cell office:value-type="float" office:value="0.04397667578021">
                <text:p>0.04397667578021</text:p>
              </table:table-cell>
              <table:table-cell office:value-type="float" office:value="0.0419055794032889">
                <text:p>0.0419055794032889</text:p>
              </table:table-cell>
              <table:table-cell office:value-type="float" office:value="0.0398921898048666">
                <text:p>0.0398921898048666</text:p>
              </table:table-cell>
              <table:table-cell office:value-type="float" office:value="0.0383353362017783">
                <text:p>0.0383353362017783</text:p>
              </table:table-cell>
              <table:table-cell office:value-type="float" office:value="0.0364479132943966">
                <text:p>0.0364479132943966</text:p>
              </table:table-cell>
              <table:table-cell office:value-type="float" office:value="0.0352433141522658">
                <text:p>0.0352433141522658</text:p>
              </table:table-cell>
              <table:table-cell office:value-type="float" office:value="0.034123206414714">
                <text:p>0.034123206414714</text:p>
              </table:table-cell>
              <table:table-cell office:value-type="float" office:value="0.0330274873435818">
                <text:p>0.0330274873435818</text:p>
              </table:table-cell>
              <table:table-cell office:value-type="float" office:value="0.0323208060363016">
                <text:p>0.0323208060363016</text:p>
              </table:table-cell>
              <table:table-cell office:value-type="float" office:value="0.0313812126050508">
                <text:p>0.0313812126050508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LD_TOWN_CROSS.B34:OLD_TOWN_CROSS.U34</svg:desc>
                </draw:g>
              </table:table-cell>
              <table:table-cell office:value-type="float" office:value="0.000923617">
                <text:p>0.000923617</text:p>
              </table:table-cell>
              <table:table-cell office:value-type="float" office:value="0.008867604">
                <text:p>0.008867604</text:p>
              </table:table-cell>
              <table:table-cell office:value-type="float" office:value="0.0163953645">
                <text:p>0.0163953645</text:p>
              </table:table-cell>
              <table:table-cell office:value-type="float" office:value="0.0192399892">
                <text:p>0.0192399892</text:p>
              </table:table-cell>
              <table:table-cell office:value-type="float" office:value="0.019868941">
                <text:p>0.019868941</text:p>
              </table:table-cell>
              <table:table-cell office:value-type="float" office:value="0.0195174217142857">
                <text:p>0.0195174217142857</text:p>
              </table:table-cell>
              <table:table-cell office:value-type="float" office:value="0.0185694895">
                <text:p>0.0185694895</text:p>
              </table:table-cell>
              <table:table-cell office:value-type="float" office:value="0.017356058">
                <text:p>0.017356058</text:p>
              </table:table-cell>
              <table:table-cell office:value-type="float" office:value="0.01615553">
                <text:p>0.01615553</text:p>
              </table:table-cell>
              <table:table-cell office:value-type="float" office:value="0.014066469">
                <text:p>0.014066469</text:p>
              </table:table-cell>
              <table:table-cell office:value-type="float" office:value="0.0123789785714286">
                <text:p>0.0123789785714286</text:p>
              </table:table-cell>
              <table:table-cell office:value-type="float" office:value="0.010974154625">
                <text:p>0.010974154625</text:p>
              </table:table-cell>
              <table:table-cell office:value-type="float" office:value="0.00984267255555555">
                <text:p>0.00984267255555555</text:p>
              </table:table-cell>
              <table:table-cell office:value-type="float" office:value="0.0089038181">
                <text:p>0.0089038181</text:p>
              </table:table-cell>
              <table:table-cell office:value-type="float" office:value="0.00812228518181818">
                <text:p>0.00812228518181818</text:p>
              </table:table-cell>
              <table:table-cell office:value-type="float" office:value="0.00745355141666667">
                <text:p>0.00745355141666667</text:p>
              </table:table-cell>
              <table:table-cell office:value-type="float" office:value="0.00686326092307692">
                <text:p>0.00686326092307692</text:p>
              </table:table-cell>
              <table:table-cell office:value-type="float" office:value="0.00634397614285714">
                <text:p>0.00634397614285714</text:p>
              </table:table-cell>
              <table:table-cell office:value-type="float" office:value="0.00589185106666667">
                <text:p>0.00589185106666667</text:p>
              </table:table-cell>
            </table:table-row>
            <table:table-row>
              <table:table-cell office:value-type="string">
                <text:p>x264 veryslow</text:p>
                <draw:g>
                  <svg:desc>OLD_TOWN_CROSS.A13:OLD_TOWN_CROSS.A13</svg:desc>
                </draw:g>
              </table:table-cell>
              <table:table-cell office:value-type="float" office:value="0">
                <text:p>0</text:p>
                <draw:g>
                  <svg:desc>OLD_TOWN_CROSS.B13:OLD_TOWN_CROSS.U13</svg:desc>
                </draw:g>
              </table:table-cell>
              <table:table-cell office:value-type="float" office:value="0.000277886006374412">
                <text:p>0.000277886006374412</text:p>
              </table:table-cell>
              <table:table-cell office:value-type="float" office:value="0.00423694316923104">
                <text:p>0.00423694316923104</text:p>
              </table:table-cell>
              <table:table-cell office:value-type="float" office:value="0.0105469034880076">
                <text:p>0.0105469034880076</text:p>
              </table:table-cell>
              <table:table-cell office:value-type="float" office:value="0.0151653740831683">
                <text:p>0.0151653740831683</text:p>
              </table:table-cell>
              <table:table-cell office:value-type="float" office:value="0.018320316691282">
                <text:p>0.018320316691282</text:p>
              </table:table-cell>
              <table:table-cell office:value-type="float" office:value="0.0204092645921916">
                <text:p>0.0204092645921916</text:p>
              </table:table-cell>
              <table:table-cell office:value-type="float" office:value="0.021639873816373">
                <text:p>0.021639873816373</text:p>
              </table:table-cell>
              <table:table-cell office:value-type="float" office:value="0.0220126818688818">
                <text:p>0.0220126818688818</text:p>
              </table:table-cell>
              <table:table-cell office:value-type="float" office:value="0.0221453569981734">
                <text:p>0.0221453569981734</text:p>
              </table:table-cell>
              <table:table-cell office:value-type="float" office:value="0.0217853483213818">
                <text:p>0.0217853483213818</text:p>
              </table:table-cell>
              <table:table-cell office:value-type="float" office:value="0.0212150384482688">
                <text:p>0.0212150384482688</text:p>
              </table:table-cell>
              <table:table-cell office:value-type="float" office:value="0.0204057645565612">
                <text:p>0.0204057645565612</text:p>
              </table:table-cell>
              <table:table-cell office:value-type="float" office:value="0.0196766681377217">
                <text:p>0.0196766681377217</text:p>
              </table:table-cell>
              <table:table-cell office:value-type="float" office:value="0.0188837176759514">
                <text:p>0.0188837176759514</text:p>
              </table:table-cell>
              <table:table-cell office:value-type="float" office:value="0.0182494261024382">
                <text:p>0.0182494261024382</text:p>
              </table:table-cell>
              <table:table-cell office:value-type="float" office:value="0.0177546219472904">
                <text:p>0.0177546219472904</text:p>
              </table:table-cell>
              <table:table-cell office:value-type="float" office:value="0.0172582581704307">
                <text:p>0.0172582581704307</text:p>
              </table:table-cell>
              <table:table-cell office:value-type="float" office:value="0.0168842020849034">
                <text:p>0.0168842020849034</text:p>
              </table:table-cell>
              <table:table-cell office:value-type="float" office:value="0.0165060315400547">
                <text:p>0.0165060315400547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OLD_TOWN_CROSS.B35:OLD_TOWN_CROSS.U35</svg:desc>
                </draw:g>
              </table:table-cell>
              <table:table-cell office:value-type="float" office:value="0.000485262">
                <text:p>0.000485262</text:p>
              </table:table-cell>
              <table:table-cell office:value-type="float" office:value="0.001974676">
                <text:p>0.001974676</text:p>
              </table:table-cell>
              <table:table-cell office:value-type="float" office:value="0.009436791">
                <text:p>0.009436791</text:p>
              </table:table-cell>
              <table:table-cell office:value-type="float" office:value="0.0160254568">
                <text:p>0.0160254568</text:p>
              </table:table-cell>
              <table:table-cell office:value-type="float" office:value="0.018688231">
                <text:p>0.018688231</text:p>
              </table:table-cell>
              <table:table-cell office:value-type="float" office:value="0.0190545151428571">
                <text:p>0.0190545151428571</text:p>
              </table:table-cell>
              <table:table-cell office:value-type="float" office:value="0.01825819375">
                <text:p>0.01825819375</text:p>
              </table:table-cell>
              <table:table-cell office:value-type="float" office:value="0.0171223722222222">
                <text:p>0.0171223722222222</text:p>
              </table:table-cell>
              <table:table-cell office:value-type="float" office:value="0.0159991106">
                <text:p>0.0159991106</text:p>
              </table:table-cell>
              <table:table-cell office:value-type="float" office:value="0.0138469076666667">
                <text:p>0.0138469076666667</text:p>
              </table:table-cell>
              <table:table-cell office:value-type="float" office:value="0.0121925531428571">
                <text:p>0.0121925531428571</text:p>
              </table:table-cell>
              <table:table-cell office:value-type="float" office:value="0.010800643">
                <text:p>0.010800643</text:p>
              </table:table-cell>
              <table:table-cell office:value-type="float" office:value="0.00967639188888889">
                <text:p>0.00967639188888889</text:p>
              </table:table-cell>
              <table:table-cell office:value-type="float" office:value="0.0087462398">
                <text:p>0.0087462398</text:p>
              </table:table-cell>
              <table:table-cell office:value-type="float" office:value="0.00797841836363636">
                <text:p>0.00797841836363636</text:p>
              </table:table-cell>
              <table:table-cell office:value-type="float" office:value="0.00731615108333333">
                <text:p>0.00731615108333333</text:p>
              </table:table-cell>
              <table:table-cell office:value-type="float" office:value="0.00673239876923077">
                <text:p>0.00673239876923077</text:p>
              </table:table-cell>
              <table:table-cell office:value-type="float" office:value="0.00621100521428571">
                <text:p>0.00621100521428571</text:p>
              </table:table-cell>
              <table:table-cell office:value-type="float" office:value="0.00575491426666667">
                <text:p>0.00575491426666667</text:p>
              </table:table-cell>
            </table:table-row>
            <table:table-row>
              <table:table-cell office:value-type="string">
                <text:p>x264 placebo</text:p>
                <draw:g>
                  <svg:desc>OLD_TOWN_CROSS.A14:OLD_TOWN_CROSS.A14</svg:desc>
                </draw:g>
              </table:table-cell>
              <table:table-cell office:value-type="float" office:value="0">
                <text:p>0</text:p>
                <draw:g>
                  <svg:desc>OLD_TOWN_CROSS.B14:OLD_TOWN_CROSS.U14</svg:desc>
                </draw:g>
              </table:table-cell>
              <table:table-cell office:value-type="float" office:value="0.000051314012290441">
                <text:p>0.000051314012290441</text:p>
              </table:table-cell>
              <table:table-cell office:value-type="float" office:value="0.000310817881278687">
                <text:p>0.000310817881278687</text:p>
              </table:table-cell>
              <table:table-cell office:value-type="float" office:value="0.00191789659904101">
                <text:p>0.00191789659904101</text:p>
              </table:table-cell>
              <table:table-cell office:value-type="float" office:value="0.00329476831117733">
                <text:p>0.00329476831117733</text:p>
              </table:table-cell>
              <table:table-cell office:value-type="float" office:value="0.00357322328250981">
                <text:p>0.00357322328250981</text:p>
              </table:table-cell>
              <table:table-cell office:value-type="float" office:value="0.00368539466006725">
                <text:p>0.00368539466006725</text:p>
              </table:table-cell>
              <table:table-cell office:value-type="float" office:value="0.00370500544464943">
                <text:p>0.00370500544464943</text:p>
              </table:table-cell>
              <table:table-cell office:value-type="float" office:value="0.00367161796889055">
                <text:p>0.00367161796889055</text:p>
              </table:table-cell>
              <table:table-cell office:value-type="float" office:value="0.00360481241270799">
                <text:p>0.00360481241270799</text:p>
              </table:table-cell>
              <table:table-cell office:value-type="float" office:value="0.00345097593317232">
                <text:p>0.00345097593317232</text:p>
              </table:table-cell>
              <table:table-cell office:value-type="float" office:value="0.0033130342075759">
                <text:p>0.0033130342075759</text:p>
              </table:table-cell>
              <table:table-cell office:value-type="float" office:value="0.00320268533922699">
                <text:p>0.00320268533922699</text:p>
              </table:table-cell>
              <table:table-cell office:value-type="float" office:value="0.00306499022437794">
                <text:p>0.00306499022437794</text:p>
              </table:table-cell>
              <table:table-cell office:value-type="float" office:value="0.00296178454512354">
                <text:p>0.00296178454512354</text:p>
              </table:table-cell>
              <table:table-cell office:value-type="float" office:value="0.00290440449281374">
                <text:p>0.00290440449281374</text:p>
              </table:table-cell>
              <table:table-cell office:value-type="float" office:value="0.0028486105098306">
                <text:p>0.0028486105098306</text:p>
              </table:table-cell>
              <table:table-cell office:value-type="float" office:value="0.00280742821213358">
                <text:p>0.00280742821213358</text:p>
              </table:table-cell>
              <table:table-cell office:value-type="float" office:value="0.00277057928929963">
                <text:p>0.00277057928929963</text:p>
              </table:table-cell>
              <table:table-cell office:value-type="float" office:value="0.00274349831982736">
                <text:p>0.00274349831982736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.01104941">
                <text:p>0.01104941</text:p>
                <draw:g>
                  <svg:desc>OLD_TOWN_CROSS.B36:OLD_TOWN_CROSS.U36</svg:desc>
                </draw:g>
              </table:table-cell>
              <table:table-cell office:value-type="float" office:value="0.040213968">
                <text:p>0.040213968</text:p>
              </table:table-cell>
              <table:table-cell office:value-type="float" office:value="0.05029609">
                <text:p>0.05029609</text:p>
              </table:table-cell>
              <table:table-cell office:value-type="float" office:value="0.003367056">
                <text:p>0.003367056</text:p>
              </table:table-cell>
              <table:table-cell office:value-type="float" office:value="0.0026936448">
                <text:p>0.0026936448</text:p>
              </table:table-cell>
              <table:table-cell office:value-type="float" office:value="0.002244704">
                <text:p>0.002244704</text:p>
              </table:table-cell>
              <table:table-cell office:value-type="float" office:value="0.0179482357142857">
                <text:p>0.0179482357142857</text:p>
              </table:table-cell>
              <table:table-cell office:value-type="float" office:value="0.01575523425">
                <text:p>0.01575523425</text:p>
              </table:table-cell>
              <table:table-cell office:value-type="float" office:value="0.0139122671111111">
                <text:p>0.0139122671111111</text:p>
              </table:table-cell>
              <table:table-cell office:value-type="float" office:value="0.0157658006">
                <text:p>0.0157658006</text:p>
              </table:table-cell>
              <table:table-cell office:value-type="float" office:value="0.013271999">
                <text:p>0.013271999</text:p>
              </table:table-cell>
              <table:table-cell office:value-type="float" office:value="0.0121470141428571">
                <text:p>0.0121470141428571</text:p>
              </table:table-cell>
              <table:table-cell office:value-type="float" office:value="0.01059527925">
                <text:p>0.01059527925</text:p>
              </table:table-cell>
              <table:table-cell office:value-type="float" office:value="0.00973275477777778">
                <text:p>0.00973275477777778</text:p>
              </table:table-cell>
              <table:table-cell office:value-type="float" office:value="0.0089232148">
                <text:p>0.0089232148</text:p>
              </table:table-cell>
              <table:table-cell office:value-type="float" office:value="0.00811279781818182">
                <text:p>0.00811279781818182</text:p>
              </table:table-cell>
              <table:table-cell office:value-type="float" office:value="0.00751540966666667">
                <text:p>0.00751540966666667</text:p>
              </table:table-cell>
              <table:table-cell office:value-type="float" office:value="0.00699567938461539">
                <text:p>0.00699567938461539</text:p>
              </table:table-cell>
              <table:table-cell office:value-type="float" office:value="0.006495988">
                <text:p>0.006495988</text:p>
              </table:table-cell>
              <table:table-cell office:value-type="float" office:value="0.00609918046666667">
                <text:p>0.00609918046666667</text:p>
              </table:table-cell>
            </table:table-row>
            <table:table-row>
              <table:table-cell office:value-type="string">
                <text:p>h264_nvenc medium</text:p>
                <draw:g>
                  <svg:desc>OLD_TOWN_CROSS.A15:OLD_TOWN_CROSS.A15</svg:desc>
                </draw:g>
              </table:table-cell>
              <table:table-cell office:value-type="float" office:value="0.0412924843250427">
                <text:p>0.0412924843250427</text:p>
                <draw:g>
                  <svg:desc>OLD_TOWN_CROSS.B15:OLD_TOWN_CROSS.U15</svg:desc>
                </draw:g>
              </table:table-cell>
              <table:table-cell office:value-type="float" office:value="0.292766860401627">
                <text:p>0.292766860401627</text:p>
              </table:table-cell>
              <table:table-cell office:value-type="float" office:value="0.546015210486109">
                <text:p>0.546015210486109</text:p>
              </table:table-cell>
              <table:table-cell office:value-type="float" office:value="0.0495084509976108">
                <text:p>0.0495084509976108</text:p>
              </table:table-cell>
              <table:table-cell office:value-type="float" office:value="0.049437778004364">
                <text:p>0.049437778004364</text:p>
              </table:table-cell>
              <table:table-cell office:value-type="float" office:value="0.0495337403457153">
                <text:p>0.0495337403457153</text:p>
              </table:table-cell>
              <table:table-cell office:value-type="float" office:value="0.461592002939194">
                <text:p>0.461592002939194</text:p>
              </table:table-cell>
              <table:table-cell office:value-type="float" office:value="0.462878714652956">
                <text:p>0.462878714652956</text:p>
              </table:table-cell>
              <table:table-cell office:value-type="float" office:value="0.459525195122945">
                <text:p>0.459525195122945</text:p>
              </table:table-cell>
              <table:table-cell office:value-type="float" office:value="0.579258253148538">
                <text:p>0.579258253148538</text:p>
              </table:table-cell>
              <table:table-cell office:value-type="float" office:value="0.581880728276533">
                <text:p>0.581880728276533</text:p>
              </table:table-cell>
              <table:table-cell office:value-type="float" office:value="0.616239720572542">
                <text:p>0.616239720572542</text:p>
              </table:table-cell>
              <table:table-cell office:value-type="float" office:value="0.620072834122453">
                <text:p>0.620072834122453</text:p>
              </table:table-cell>
              <table:table-cell office:value-type="float" office:value="0.639987934162728">
                <text:p>0.639987934162728</text:p>
              </table:table-cell>
              <table:table-cell office:value-type="float" office:value="0.645297870271788">
                <text:p>0.645297870271788</text:p>
              </table:table-cell>
              <table:table-cell office:value-type="float" office:value="0.651881568897998">
                <text:p>0.651881568897998</text:p>
              </table:table-cell>
              <table:table-cell office:value-type="float" office:value="0.652371446139006">
                <text:p>0.652371446139006</text:p>
              </table:table-cell>
              <table:table-cell office:value-type="float" office:value="0.658112477285518">
                <text:p>0.658112477285518</text:p>
              </table:table-cell>
              <table:table-cell office:value-type="float" office:value="0.663944749041796">
                <text:p>0.663944749041796</text:p>
              </table:table-cell>
              <table:table-cell office:value-type="float" office:value="0.667888275302656">
                <text:p>0.667888275302656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.00885068">
                <text:p>0.00885068</text:p>
                <draw:g>
                  <svg:desc>OLD_TOWN_CROSS.B37:OLD_TOWN_CROSS.U37</svg:desc>
                </draw:g>
              </table:table-cell>
              <table:table-cell office:value-type="float" office:value="0.01355597">
                <text:p>0.01355597</text:p>
              </table:table-cell>
              <table:table-cell office:value-type="float" office:value="0.0456953606666667">
                <text:p>0.0456953606666667</text:p>
              </table:table-cell>
              <table:table-cell office:value-type="float" office:value="0.00240687">
                <text:p>0.00240687</text:p>
              </table:table-cell>
              <table:table-cell office:value-type="float" office:value="0.001925496">
                <text:p>0.001925496</text:p>
              </table:table-cell>
              <table:table-cell office:value-type="float" office:value="0.00160458">
                <text:p>0.00160458</text:p>
              </table:table-cell>
              <table:table-cell office:value-type="float" office:value="0.0137407042857143">
                <text:p>0.0137407042857143</text:p>
              </table:table-cell>
              <table:table-cell office:value-type="float" office:value="0.01170947075">
                <text:p>0.01170947075</text:p>
              </table:table-cell>
              <table:table-cell office:value-type="float" office:value="0.0104381286666667">
                <text:p>0.0104381286666667</text:p>
              </table:table-cell>
              <table:table-cell office:value-type="float" office:value="0.014720964">
                <text:p>0.014720964</text:p>
              </table:table-cell>
              <table:table-cell office:value-type="float" office:value="0.0122149993333333">
                <text:p>0.0122149993333333</text:p>
              </table:table-cell>
              <table:table-cell office:value-type="float" office:value="0.0115901518571429">
                <text:p>0.0115901518571429</text:p>
              </table:table-cell>
              <table:table-cell office:value-type="float" office:value="0.010242031">
                <text:p>0.010242031</text:p>
              </table:table-cell>
              <table:table-cell office:value-type="float" office:value="0.00944863566666667">
                <text:p>0.00944863566666667</text:p>
              </table:table-cell>
              <table:table-cell office:value-type="float" office:value="0.0087140003">
                <text:p>0.0087140003</text:p>
              </table:table-cell>
              <table:table-cell office:value-type="float" office:value="0.00791931645454545">
                <text:p>0.00791931645454545</text:p>
              </table:table-cell>
              <table:table-cell office:value-type="float" office:value="0.00738730191666667">
                <text:p>0.00738730191666667</text:p>
              </table:table-cell>
              <table:table-cell office:value-type="float" office:value="0.00690142592307692">
                <text:p>0.00690142592307692</text:p>
              </table:table-cell>
              <table:table-cell office:value-type="float" office:value="0.0064073325">
                <text:p>0.0064073325</text:p>
              </table:table-cell>
              <table:table-cell office:value-type="float" office:value="0.0060248886">
                <text:p>0.0060248886</text:p>
              </table:table-cell>
            </table:table-row>
            <table:table-row>
              <table:table-cell office:value-type="string">
                <text:p>h264_nvenc fast</text:p>
                <draw:g>
                  <svg:desc>OLD_TOWN_CROSS.A16:OLD_TOWN_CROSS.A16</svg:desc>
                </draw:g>
              </table:table-cell>
              <table:table-cell office:value-type="float" office:value="0.0331141633755976">
                <text:p>0.0331141633755976</text:p>
                <draw:g>
                  <svg:desc>OLD_TOWN_CROSS.B16:OLD_TOWN_CROSS.U16</svg:desc>
                </draw:g>
              </table:table-cell>
              <table:table-cell office:value-type="float" office:value="0.101371994765377">
                <text:p>0.101371994765377</text:p>
              </table:table-cell>
              <table:table-cell office:value-type="float" office:value="0.511907863825904">
                <text:p>0.511907863825904</text:p>
              </table:table-cell>
              <table:table-cell office:value-type="float" office:value="0.0360175084175084">
                <text:p>0.0360175084175084</text:p>
              </table:table-cell>
              <table:table-cell office:value-type="float" office:value="0.0360707366317673">
                <text:p>0.0360707366317673</text:p>
              </table:table-cell>
              <table:table-cell office:value-type="float" office:value="0.0360160113060104">
                <text:p>0.0360160113060104</text:p>
              </table:table-cell>
              <table:table-cell office:value-type="float" office:value="0.359211739076311">
                <text:p>0.359211739076311</text:p>
              </table:table-cell>
              <table:table-cell office:value-type="float" office:value="0.349993521389875">
                <text:p>0.349993521389875</text:p>
              </table:table-cell>
              <table:table-cell office:value-type="float" office:value="0.350708653558985">
                <text:p>0.350708653558985</text:p>
              </table:table-cell>
              <table:table-cell office:value-type="float" office:value="0.548664151568485">
                <text:p>0.548664151568485</text:p>
              </table:table-cell>
              <table:table-cell office:value-type="float" office:value="0.547348737864078">
                <text:p>0.547348737864078</text:p>
              </table:table-cell>
              <table:table-cell office:value-type="float" office:value="0.0705953024095597">
                <text:p>0.0705953024095597</text:p>
              </table:table-cell>
              <table:table-cell office:value-type="float" office:value="0.610907324993788">
                <text:p>0.610907324993788</text:p>
              </table:table-cell>
              <table:table-cell office:value-type="float" office:value="0.633874017724033">
                <text:p>0.633874017724033</text:p>
              </table:table-cell>
              <table:table-cell office:value-type="float" office:value="0.650231134418074">
                <text:p>0.650231134418074</text:p>
              </table:table-cell>
              <table:table-cell office:value-type="float" office:value="0.650093141791045">
                <text:p>0.650093141791045</text:p>
              </table:table-cell>
              <table:table-cell office:value-type="float" office:value="0.450114869957688">
                <text:p>0.450114869957688</text:p>
              </table:table-cell>
              <table:table-cell office:value-type="float" office:value="0.477226260638298">
                <text:p>0.477226260638298</text:p>
              </table:table-cell>
              <table:table-cell office:value-type="float" office:value="0.435714171220401">
                <text:p>0.435714171220401</text:p>
              </table:table-cell>
              <table:table-cell office:value-type="float" office:value="0.218725997109146">
                <text:p>0.218725997109146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.00885068">
                <text:p>0.00885068</text:p>
                <draw:g>
                  <svg:desc>OLD_TOWN_CROSS.B38:OLD_TOWN_CROSS.U38</svg:desc>
                </draw:g>
              </table:table-cell>
              <table:table-cell office:value-type="float" office:value="0.01355597">
                <text:p>0.01355597</text:p>
              </table:table-cell>
              <table:table-cell office:value-type="float" office:value="0.0456953606666667">
                <text:p>0.0456953606666667</text:p>
              </table:table-cell>
              <table:table-cell office:value-type="float" office:value="0.00240687">
                <text:p>0.00240687</text:p>
              </table:table-cell>
              <table:table-cell office:value-type="float" office:value="0.001925496">
                <text:p>0.001925496</text:p>
              </table:table-cell>
              <table:table-cell office:value-type="float" office:value="0.00160458">
                <text:p>0.00160458</text:p>
              </table:table-cell>
              <table:table-cell office:value-type="float" office:value="0.0137407042857143">
                <text:p>0.0137407042857143</text:p>
              </table:table-cell>
              <table:table-cell office:value-type="float" office:value="0.01170947075">
                <text:p>0.01170947075</text:p>
              </table:table-cell>
              <table:table-cell office:value-type="float" office:value="0.0104381286666667">
                <text:p>0.0104381286666667</text:p>
              </table:table-cell>
              <table:table-cell office:value-type="float" office:value="0.014720964">
                <text:p>0.014720964</text:p>
              </table:table-cell>
              <table:table-cell office:value-type="float" office:value="0.0122149993333333">
                <text:p>0.0122149993333333</text:p>
              </table:table-cell>
              <table:table-cell office:value-type="float" office:value="0.0115901518571429">
                <text:p>0.0115901518571429</text:p>
              </table:table-cell>
              <table:table-cell office:value-type="float" office:value="0.010242031">
                <text:p>0.010242031</text:p>
              </table:table-cell>
              <table:table-cell office:value-type="float" office:value="0.00944863566666667">
                <text:p>0.00944863566666667</text:p>
              </table:table-cell>
              <table:table-cell office:value-type="float" office:value="0.0087140003">
                <text:p>0.0087140003</text:p>
              </table:table-cell>
              <table:table-cell office:value-type="float" office:value="0.00791931645454545">
                <text:p>0.00791931645454545</text:p>
              </table:table-cell>
              <table:table-cell office:value-type="float" office:value="0.00738730191666667">
                <text:p>0.00738730191666667</text:p>
              </table:table-cell>
              <table:table-cell office:value-type="float" office:value="0.00690142592307692">
                <text:p>0.00690142592307692</text:p>
              </table:table-cell>
              <table:table-cell office:value-type="float" office:value="0.0064073325">
                <text:p>0.0064073325</text:p>
              </table:table-cell>
              <table:table-cell office:value-type="float" office:value="0.0060248886">
                <text:p>0.0060248886</text:p>
              </table:table-cell>
            </table:table-row>
            <table:table-row>
              <table:table-cell office:value-type="string">
                <text:p>h264_nvenc hp</text:p>
                <draw:g>
                  <svg:desc>OLD_TOWN_CROSS.A17:OLD_TOWN_CROSS.A17</svg:desc>
                </draw:g>
              </table:table-cell>
              <table:table-cell office:value-type="float" office:value="0.0094761591491741">
                <text:p>0.0094761591491741</text:p>
                <draw:g>
                  <svg:desc>OLD_TOWN_CROSS.B17:OLD_TOWN_CROSS.U17</svg:desc>
                </draw:g>
              </table:table-cell>
              <table:table-cell office:value-type="float" office:value="0.0444271907943848">
                <text:p>0.0444271907943848</text:p>
              </table:table-cell>
              <table:table-cell office:value-type="float" office:value="0.25510979333161">
                <text:p>0.25510979333161</text:p>
              </table:table-cell>
              <table:table-cell office:value-type="float" office:value="0.0157874989751018">
                <text:p>0.0157874989751018</text:p>
              </table:table-cell>
              <table:table-cell office:value-type="float" office:value="0.013764904365508">
                <text:p>0.013764904365508</text:p>
              </table:table-cell>
              <table:table-cell office:value-type="float" office:value="0.019250895921972">
                <text:p>0.019250895921972</text:p>
              </table:table-cell>
              <table:table-cell office:value-type="float" office:value="0.223801543433299">
                <text:p>0.223801543433299</text:p>
              </table:table-cell>
              <table:table-cell office:value-type="float" office:value="0.158331185021034">
                <text:p>0.158331185021034</text:p>
              </table:table-cell>
              <table:table-cell office:value-type="float" office:value="0.169041900572811">
                <text:p>0.169041900572811</text:p>
              </table:table-cell>
              <table:table-cell office:value-type="float" office:value="0.283504362060664">
                <text:p>0.283504362060664</text:p>
              </table:table-cell>
              <table:table-cell office:value-type="float" office:value="0.341532349034988">
                <text:p>0.341532349034988</text:p>
              </table:table-cell>
              <table:table-cell office:value-type="float" office:value="0.362835666919264">
                <text:p>0.362835666919264</text:p>
              </table:table-cell>
              <table:table-cell office:value-type="float" office:value="0.457559787795117">
                <text:p>0.457559787795117</text:p>
              </table:table-cell>
              <table:table-cell office:value-type="float" office:value="0.529426873962369">
                <text:p>0.529426873962369</text:p>
              </table:table-cell>
              <table:table-cell office:value-type="float" office:value="0.572640668102662">
                <text:p>0.572640668102662</text:p>
              </table:table-cell>
              <table:table-cell office:value-type="float" office:value="0.608303781665824">
                <text:p>0.608303781665824</text:p>
              </table:table-cell>
              <table:table-cell office:value-type="float" office:value="0.583197388205624">
                <text:p>0.583197388205624</text:p>
              </table:table-cell>
              <table:table-cell office:value-type="float" office:value="0.628232189372132">
                <text:p>0.628232189372132</text:p>
              </table:table-cell>
              <table:table-cell office:value-type="float" office:value="0.626415188547486">
                <text:p>0.626415188547486</text:p>
              </table:table-cell>
              <table:table-cell office:value-type="float" office:value="0.675463987875267">
                <text:p>0.675463987875267</text:p>
              </table:table-cell>
            </table:table-row>
            <table:table-row>
              <table:table-cell office:value-type="string">
                <text:p>Row 38 Row 39</text:p>
                <draw:g>
                  <svg:desc/>
                </draw:g>
              </table:table-cell>
              <table:table-cell office:value-type="float" office:value="0.00885068">
                <text:p>0.00885068</text:p>
                <draw:g>
                  <svg:desc>OLD_TOWN_CROSS.B38:OLD_TOWN_CROSS.U39</svg:desc>
                </draw:g>
              </table:table-cell>
              <table:table-cell office:value-type="float" office:value="0.01104941">
                <text:p>0.01104941</text:p>
              </table:table-cell>
              <table:table-cell office:value-type="float" office:value="0.01355597">
                <text:p>0.01355597</text:p>
              </table:table-cell>
              <table:table-cell office:value-type="float" office:value="0.040213968">
                <text:p>0.040213968</text:p>
              </table:table-cell>
              <table:table-cell office:value-type="float" office:value="0.0456953606666667">
                <text:p>0.0456953606666667</text:p>
              </table:table-cell>
              <table:table-cell office:value-type="float" office:value="0.05029609">
                <text:p>0.05029609</text:p>
              </table:table-cell>
              <table:table-cell office:value-type="float" office:value="0.00240687">
                <text:p>0.00240687</text:p>
              </table:table-cell>
              <table:table-cell office:value-type="float" office:value="0.003367056">
                <text:p>0.003367056</text:p>
              </table:table-cell>
              <table:table-cell office:value-type="float" office:value="0.001925496">
                <text:p>0.001925496</text:p>
              </table:table-cell>
              <table:table-cell office:value-type="float" office:value="0.0026936448">
                <text:p>0.0026936448</text:p>
              </table:table-cell>
              <table:table-cell office:value-type="float" office:value="0.00160458">
                <text:p>0.00160458</text:p>
              </table:table-cell>
              <table:table-cell office:value-type="float" office:value="0.002244704">
                <text:p>0.002244704</text:p>
              </table:table-cell>
              <table:table-cell office:value-type="float" office:value="0.0137407042857143">
                <text:p>0.0137407042857143</text:p>
              </table:table-cell>
              <table:table-cell office:value-type="float" office:value="0.0179482357142857">
                <text:p>0.0179482357142857</text:p>
              </table:table-cell>
              <table:table-cell office:value-type="float" office:value="0.01170947075">
                <text:p>0.01170947075</text:p>
              </table:table-cell>
              <table:table-cell office:value-type="float" office:value="0.01575523425">
                <text:p>0.01575523425</text:p>
              </table:table-cell>
              <table:table-cell office:value-type="float" office:value="0.0104381286666667">
                <text:p>0.0104381286666667</text:p>
              </table:table-cell>
              <table:table-cell office:value-type="float" office:value="0.0139122671111111">
                <text:p>0.0139122671111111</text:p>
              </table:table-cell>
              <table:table-cell office:value-type="float" office:value="0.014720964">
                <text:p>0.014720964</text:p>
              </table:table-cell>
              <table:table-cell office:value-type="float" office:value="0.0157658006">
                <text:p>0.0157658006</text:p>
              </table:table-cell>
              <table:table-cell office:value-type="float" office:value="0.0122149993333333">
                <text:p>0.0122149993333333</text:p>
              </table:table-cell>
              <table:table-cell office:value-type="float" office:value="0.013271999">
                <text:p>0.013271999</text:p>
              </table:table-cell>
              <table:table-cell office:value-type="float" office:value="0.0115901518571429">
                <text:p>0.0115901518571429</text:p>
              </table:table-cell>
              <table:table-cell office:value-type="float" office:value="0.0121470141428571">
                <text:p>0.0121470141428571</text:p>
              </table:table-cell>
              <table:table-cell office:value-type="float" office:value="0.010242031">
                <text:p>0.010242031</text:p>
              </table:table-cell>
              <table:table-cell office:value-type="float" office:value="0.01059527925">
                <text:p>0.01059527925</text:p>
              </table:table-cell>
              <table:table-cell office:value-type="float" office:value="0.00944863566666667">
                <text:p>0.00944863566666667</text:p>
              </table:table-cell>
              <table:table-cell office:value-type="float" office:value="0.00973275477777778">
                <text:p>0.00973275477777778</text:p>
              </table:table-cell>
              <table:table-cell office:value-type="float" office:value="0.0087140003">
                <text:p>0.0087140003</text:p>
              </table:table-cell>
              <table:table-cell office:value-type="float" office:value="0.0089232148">
                <text:p>0.0089232148</text:p>
              </table:table-cell>
              <table:table-cell office:value-type="float" office:value="0.00791931645454545">
                <text:p>0.00791931645454545</text:p>
              </table:table-cell>
              <table:table-cell office:value-type="float" office:value="0.00811279781818182">
                <text:p>0.00811279781818182</text:p>
              </table:table-cell>
              <table:table-cell office:value-type="float" office:value="0.00738730191666667">
                <text:p>0.00738730191666667</text:p>
              </table:table-cell>
              <table:table-cell office:value-type="float" office:value="0.00751540966666667">
                <text:p>0.00751540966666667</text:p>
              </table:table-cell>
              <table:table-cell office:value-type="float" office:value="0.00690142592307692">
                <text:p>0.00690142592307692</text:p>
              </table:table-cell>
              <table:table-cell office:value-type="float" office:value="0.00699567938461539">
                <text:p>0.00699567938461539</text:p>
              </table:table-cell>
              <table:table-cell office:value-type="float" office:value="0.0064073325">
                <text:p>0.0064073325</text:p>
              </table:table-cell>
              <table:table-cell office:value-type="float" office:value="0.006495988">
                <text:p>0.006495988</text:p>
              </table:table-cell>
              <table:table-cell office:value-type="float" office:value="0.0060248886">
                <text:p>0.0060248886</text:p>
              </table:table-cell>
              <table:table-cell office:value-type="float" office:value="0.00609918046666667">
                <text:p>0.00609918046666667</text:p>
              </table:table-cell>
            </table:table-row>
            <table:table-row>
              <table:table-cell office:value-type="string">
                <text:p>h264_nvenc hq</text:p>
                <draw:g>
                  <svg:desc>OLD_TOWN_CROSS.A18:OLD_TOWN_CROSS.A18</svg:desc>
                </draw:g>
              </table:table-cell>
              <table:table-cell office:value-type="float" office:value="0.0380474767570875">
                <text:p>0.0380474767570875</text:p>
                <draw:g>
                  <svg:desc>OLD_TOWN_CROSS.B18:OLD_TOWN_CROSS.U18</svg:desc>
                </draw:g>
              </table:table-cell>
              <table:table-cell office:value-type="float" office:value="0.295112289628179">
                <text:p>0.295112289628179</text:p>
              </table:table-cell>
              <table:table-cell office:value-type="float" office:value="0.515495067094349">
                <text:p>0.515495067094349</text:p>
              </table:table-cell>
              <table:table-cell office:value-type="float" office:value="0.0495094620757259">
                <text:p>0.0495094620757259</text:p>
              </table:table-cell>
              <table:table-cell office:value-type="float" office:value="0.050036745510836">
                <text:p>0.050036745510836</text:p>
              </table:table-cell>
              <table:table-cell office:value-type="float" office:value="0.0497860171684397">
                <text:p>0.0497860171684397</text:p>
              </table:table-cell>
              <table:table-cell office:value-type="float" office:value="0.438406812189826">
                <text:p>0.438406812189826</text:p>
              </table:table-cell>
              <table:table-cell office:value-type="float" office:value="0.459755148641255">
                <text:p>0.459755148641255</text:p>
              </table:table-cell>
              <table:table-cell office:value-type="float" office:value="0.459356610141855">
                <text:p>0.459356610141855</text:p>
              </table:table-cell>
              <table:table-cell office:value-type="float" office:value="0.578561489908257">
                <text:p>0.578561489908257</text:p>
              </table:table-cell>
              <table:table-cell office:value-type="float" office:value="0.58478882624128">
                <text:p>0.58478882624128</text:p>
              </table:table-cell>
              <table:table-cell office:value-type="float" office:value="0.587657195185162">
                <text:p>0.587657195185162</text:p>
              </table:table-cell>
              <table:table-cell office:value-type="float" office:value="0.578636659524036">
                <text:p>0.578636659524036</text:p>
              </table:table-cell>
              <table:table-cell office:value-type="float" office:value="0.638639963545782">
                <text:p>0.638639963545782</text:p>
              </table:table-cell>
              <table:table-cell office:value-type="float" office:value="0.651752420061679">
                <text:p>0.651752420061679</text:p>
              </table:table-cell>
              <table:table-cell office:value-type="float" office:value="0.605855118335943">
                <text:p>0.605855118335943</text:p>
              </table:table-cell>
              <table:table-cell office:value-type="float" office:value="0.652292804532579">
                <text:p>0.652292804532579</text:p>
              </table:table-cell>
              <table:table-cell office:value-type="float" office:value="0.614831540281689">
                <text:p>0.614831540281689</text:p>
              </table:table-cell>
              <table:table-cell office:value-type="float" office:value="0.616394229878564">
                <text:p>0.616394229878564</text:p>
              </table:table-cell>
              <table:table-cell office:value-type="float" office:value="0.648542346408316">
                <text:p>0.648542346408316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.01104941">
                <text:p>0.01104941</text:p>
                <draw:g>
                  <svg:desc>OLD_TOWN_CROSS.B40:OLD_TOWN_CROSS.U40</svg:desc>
                </draw:g>
              </table:table-cell>
              <table:table-cell office:value-type="float" office:value="0.040213968">
                <text:p>0.040213968</text:p>
              </table:table-cell>
              <table:table-cell office:value-type="float" office:value="0.05029609">
                <text:p>0.05029609</text:p>
              </table:table-cell>
              <table:table-cell office:value-type="float" office:value="0.003367056">
                <text:p>0.003367056</text:p>
              </table:table-cell>
              <table:table-cell office:value-type="float" office:value="0.0026936448">
                <text:p>0.0026936448</text:p>
              </table:table-cell>
              <table:table-cell office:value-type="float" office:value="0.002244704">
                <text:p>0.002244704</text:p>
              </table:table-cell>
              <table:table-cell office:value-type="float" office:value="0.0179482357142857">
                <text:p>0.0179482357142857</text:p>
              </table:table-cell>
              <table:table-cell office:value-type="float" office:value="0.01575523425">
                <text:p>0.01575523425</text:p>
              </table:table-cell>
              <table:table-cell office:value-type="float" office:value="0.0139122671111111">
                <text:p>0.0139122671111111</text:p>
              </table:table-cell>
              <table:table-cell office:value-type="float" office:value="0.0157658006">
                <text:p>0.0157658006</text:p>
              </table:table-cell>
              <table:table-cell office:value-type="float" office:value="0.013271999">
                <text:p>0.013271999</text:p>
              </table:table-cell>
              <table:table-cell office:value-type="float" office:value="0.0121470141428571">
                <text:p>0.0121470141428571</text:p>
              </table:table-cell>
              <table:table-cell office:value-type="float" office:value="0.01059527925">
                <text:p>0.01059527925</text:p>
              </table:table-cell>
              <table:table-cell office:value-type="float" office:value="0.00973275477777778">
                <text:p>0.00973275477777778</text:p>
              </table:table-cell>
              <table:table-cell office:value-type="float" office:value="0.0089232148">
                <text:p>0.0089232148</text:p>
              </table:table-cell>
              <table:table-cell office:value-type="float" office:value="0.00811279781818182">
                <text:p>0.00811279781818182</text:p>
              </table:table-cell>
              <table:table-cell office:value-type="float" office:value="0.00751540966666667">
                <text:p>0.00751540966666667</text:p>
              </table:table-cell>
              <table:table-cell office:value-type="float" office:value="0.00699567938461539">
                <text:p>0.00699567938461539</text:p>
              </table:table-cell>
              <table:table-cell office:value-type="float" office:value="0.006495988">
                <text:p>0.006495988</text:p>
              </table:table-cell>
              <table:table-cell office:value-type="float" office:value="0.00609918046666667">
                <text:p>0.00609918046666667</text:p>
              </table:table-cell>
            </table:table-row>
            <table:table-row>
              <table:table-cell office:value-type="string">
                <text:p>h264_nvenc bd</text:p>
                <draw:g>
                  <svg:desc>OLD_TOWN_CROSS.A19:OLD_TOWN_CROSS.A19</svg:desc>
                </draw:g>
              </table:table-cell>
              <table:table-cell office:value-type="float" office:value="0.0380496604235619">
                <text:p>0.0380496604235619</text:p>
                <draw:g>
                  <svg:desc>OLD_TOWN_CROSS.B19:OLD_TOWN_CROSS.U19</svg:desc>
                </draw:g>
              </table:table-cell>
              <table:table-cell office:value-type="float" office:value="0.296150652156124">
                <text:p>0.296150652156124</text:p>
              </table:table-cell>
              <table:table-cell office:value-type="float" office:value="0.548086705412278">
                <text:p>0.548086705412278</text:p>
              </table:table-cell>
              <table:table-cell office:value-type="float" office:value="0.0497563844590849">
                <text:p>0.0497563844590849</text:p>
              </table:table-cell>
              <table:table-cell office:value-type="float" office:value="0.04645906211073">
                <text:p>0.04645906211073</text:p>
              </table:table-cell>
              <table:table-cell office:value-type="float" office:value="0.0465473737567682">
                <text:p>0.0465473737567682</text:p>
              </table:table-cell>
              <table:table-cell office:value-type="float" office:value="0.437414692172298">
                <text:p>0.437414692172298</text:p>
              </table:table-cell>
              <table:table-cell office:value-type="float" office:value="0.431699534193402">
                <text:p>0.431699534193402</text:p>
              </table:table-cell>
              <table:table-cell office:value-type="float" office:value="0.427420305708326">
                <text:p>0.427420305708326</text:p>
              </table:table-cell>
              <table:table-cell office:value-type="float" office:value="0.549203457965631">
                <text:p>0.549203457965631</text:p>
              </table:table-cell>
              <table:table-cell office:value-type="float" office:value="0.545881594942493">
                <text:p>0.545881594942493</text:p>
              </table:table-cell>
              <table:table-cell office:value-type="float" office:value="0.587465467316623">
                <text:p>0.587465467316623</text:p>
              </table:table-cell>
              <table:table-cell office:value-type="float" office:value="0.557259290697248">
                <text:p>0.557259290697248</text:p>
              </table:table-cell>
              <table:table-cell office:value-type="float" office:value="0.598325088797814">
                <text:p>0.598325088797814</text:p>
              </table:table-cell>
              <table:table-cell office:value-type="float" office:value="0.608735352371568">
                <text:p>0.608735352371568</text:p>
              </table:table-cell>
              <table:table-cell office:value-type="float" office:value="0.517029778714775">
                <text:p>0.517029778714775</text:p>
              </table:table-cell>
              <table:table-cell office:value-type="float" office:value="0.521132740930978">
                <text:p>0.521132740930978</text:p>
              </table:table-cell>
              <table:table-cell office:value-type="float" office:value="0.505103204665371">
                <text:p>0.505103204665371</text:p>
              </table:table-cell>
              <table:table-cell office:value-type="float" office:value="0.28991472093085">
                <text:p>0.28991472093085</text:p>
              </table:table-cell>
              <table:table-cell office:value-type="float" office:value="0.188772837589986">
                <text:p>0.188772837589986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.007220662">
                <text:p>0.007220662</text:p>
                <draw:g>
                  <svg:desc>OLD_TOWN_CROSS.B41:OLD_TOWN_CROSS.U41</svg:desc>
                </draw:g>
              </table:table-cell>
              <table:table-cell office:value-type="float" office:value="0.004101219">
                <text:p>0.004101219</text:p>
              </table:table-cell>
              <table:table-cell office:value-type="float" office:value="0.00349883266666667">
                <text:p>0.00349883266666667</text:p>
              </table:table-cell>
              <table:table-cell office:value-type="float" office:value="0.0034552995">
                <text:p>0.0034552995</text:p>
              </table:table-cell>
              <table:table-cell office:value-type="float" office:value="0.012665428">
                <text:p>0.012665428</text:p>
              </table:table-cell>
              <table:table-cell office:value-type="float" office:value="0.0163164253333333">
                <text:p>0.0163164253333333</text:p>
              </table:table-cell>
              <table:table-cell office:value-type="float" office:value="0.0185718922857143">
                <text:p>0.0185718922857143</text:p>
              </table:table-cell>
              <table:table-cell office:value-type="float" office:value="0.01780260525">
                <text:p>0.01780260525</text:p>
              </table:table-cell>
              <table:table-cell office:value-type="float" office:value="0.0166036184444444">
                <text:p>0.0166036184444444</text:p>
              </table:table-cell>
              <table:table-cell office:value-type="float" office:value="0.0156185852">
                <text:p>0.0156185852</text:p>
              </table:table-cell>
              <table:table-cell office:value-type="float" office:value="0.013539955">
                <text:p>0.013539955</text:p>
              </table:table-cell>
              <table:table-cell office:value-type="float" office:value="0.0120566995714286">
                <text:p>0.0120566995714286</text:p>
              </table:table-cell>
              <table:table-cell office:value-type="float" office:value="0.010662864125">
                <text:p>0.010662864125</text:p>
              </table:table-cell>
              <table:table-cell office:value-type="float" office:value="0.00964289344444445">
                <text:p>0.00964289344444445</text:p>
              </table:table-cell>
              <table:table-cell office:value-type="float" office:value="0.008811613">
                <text:p>0.008811613</text:p>
              </table:table-cell>
              <table:table-cell office:value-type="float" office:value="0.00804115772727273">
                <text:p>0.00804115772727273</text:p>
              </table:table-cell>
              <table:table-cell office:value-type="float" office:value="0.00747559591666667">
                <text:p>0.00747559591666667</text:p>
              </table:table-cell>
              <table:table-cell office:value-type="float" office:value="0.00693671769230769">
                <text:p>0.00693671769230769</text:p>
              </table:table-cell>
              <table:table-cell office:value-type="float" office:value="0.0064755505">
                <text:p>0.0064755505</text:p>
              </table:table-cell>
              <table:table-cell office:value-type="float" office:value="0.00607205973333333">
                <text:p>0.00607205973333333</text:p>
              </table:table-cell>
            </table:table-row>
            <table:table-row>
              <table:table-cell office:value-type="string">
                <text:p>h264_nvenc ll</text:p>
                <draw:g>
                  <svg:desc>OLD_TOWN_CROSS.A20:OLD_TOWN_CROSS.A20</svg:desc>
                </draw:g>
              </table:table-cell>
              <table:table-cell office:value-type="float" office:value="0.00994680493162007">
                <text:p>0.00994680493162007</text:p>
                <draw:g>
                  <svg:desc>OLD_TOWN_CROSS.B20:OLD_TOWN_CROSS.U20</svg:desc>
                </draw:g>
              </table:table-cell>
              <table:table-cell office:value-type="float" office:value="0.0122901378483668">
                <text:p>0.0122901378483668</text:p>
              </table:table-cell>
              <table:table-cell office:value-type="float" office:value="0.0157774852819601">
                <text:p>0.0157774852819601</text:p>
              </table:table-cell>
              <table:table-cell office:value-type="float" office:value="0.0213233420472954">
                <text:p>0.0213233420472954</text:p>
              </table:table-cell>
              <table:table-cell office:value-type="float" office:value="0.121076680899879">
                <text:p>0.121076680899879</text:p>
              </table:table-cell>
              <table:table-cell office:value-type="float" office:value="0.182499009507239">
                <text:p>0.182499009507239</text:p>
              </table:table-cell>
              <table:table-cell office:value-type="float" office:value="0.234322177739949">
                <text:p>0.234322177739949</text:p>
              </table:table-cell>
              <table:table-cell office:value-type="float" office:value="0.272706255624701">
                <text:p>0.272706255624701</text:p>
              </table:table-cell>
              <table:table-cell office:value-type="float" office:value="0.287131043361301">
                <text:p>0.287131043361301</text:p>
              </table:table-cell>
              <table:table-cell office:value-type="float" office:value="0.323120857871871">
                <text:p>0.323120857871871</text:p>
              </table:table-cell>
              <table:table-cell office:value-type="float" office:value="0.358107761819051">
                <text:p>0.358107761819051</text:p>
              </table:table-cell>
              <table:table-cell office:value-type="float" office:value="0.438400134479972">
                <text:p>0.438400134479972</text:p>
              </table:table-cell>
              <table:table-cell office:value-type="float" office:value="0.410482926268513">
                <text:p>0.410482926268513</text:p>
              </table:table-cell>
              <table:table-cell office:value-type="float" office:value="0.436549502012072">
                <text:p>0.436549502012072</text:p>
              </table:table-cell>
              <table:table-cell office:value-type="float" office:value="0.470908463102891">
                <text:p>0.470908463102891</text:p>
              </table:table-cell>
              <table:table-cell office:value-type="float" office:value="0.490329595639187">
                <text:p>0.490329595639187</text:p>
              </table:table-cell>
              <table:table-cell office:value-type="float" office:value="0.484539750337584">
                <text:p>0.484539750337584</text:p>
              </table:table-cell>
              <table:table-cell office:value-type="float" office:value="0.477100681911704">
                <text:p>0.477100681911704</text:p>
              </table:table-cell>
              <table:table-cell office:value-type="float" office:value="0.477620653866417">
                <text:p>0.477620653866417</text:p>
              </table:table-cell>
              <table:table-cell office:value-type="float" office:value="0.500146777101543">
                <text:p>0.500146777101543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0.007300434">
                <text:p>0.007300434</text:p>
                <draw:g>
                  <svg:desc>OLD_TOWN_CROSS.B42:OLD_TOWN_CROSS.U42</svg:desc>
                </draw:g>
              </table:table-cell>
              <table:table-cell office:value-type="float" office:value="0.003891308">
                <text:p>0.003891308</text:p>
              </table:table-cell>
              <table:table-cell office:value-type="float" office:value="0.00330031533333333">
                <text:p>0.00330031533333333</text:p>
              </table:table-cell>
              <table:table-cell office:value-type="float" office:value="0.0032972765">
                <text:p>0.0032972765</text:p>
              </table:table-cell>
              <table:table-cell office:value-type="float" office:value="0.012649254">
                <text:p>0.012649254</text:p>
              </table:table-cell>
              <table:table-cell office:value-type="float" office:value="0.0156913593333333">
                <text:p>0.0156913593333333</text:p>
              </table:table-cell>
              <table:table-cell office:value-type="float" office:value="0.0186270334285714">
                <text:p>0.0186270334285714</text:p>
              </table:table-cell>
              <table:table-cell office:value-type="float" office:value="0.017838792">
                <text:p>0.017838792</text:p>
              </table:table-cell>
              <table:table-cell office:value-type="float" office:value="0.0166517533333333">
                <text:p>0.0166517533333333</text:p>
              </table:table-cell>
              <table:table-cell office:value-type="float" office:value="0.0156557262">
                <text:p>0.0156557262</text:p>
              </table:table-cell>
              <table:table-cell office:value-type="float" office:value="0.0135743766666667">
                <text:p>0.0135743766666667</text:p>
              </table:table-cell>
              <table:table-cell office:value-type="float" office:value="0.0120293284285714">
                <text:p>0.0120293284285714</text:p>
              </table:table-cell>
              <table:table-cell office:value-type="float" office:value="0.0106688085">
                <text:p>0.0106688085</text:p>
              </table:table-cell>
              <table:table-cell office:value-type="float" office:value="0.009694703">
                <text:p>0.009694703</text:p>
              </table:table-cell>
              <table:table-cell office:value-type="float" office:value="0.0087652502">
                <text:p>0.0087652502</text:p>
              </table:table-cell>
              <table:table-cell office:value-type="float" office:value="0.00805174518181818">
                <text:p>0.00805174518181818</text:p>
              </table:table-cell>
              <table:table-cell office:value-type="float" office:value="0.00748684741666667">
                <text:p>0.00748684741666667</text:p>
              </table:table-cell>
              <table:table-cell office:value-type="float" office:value="0.00693449038461538">
                <text:p>0.00693449038461538</text:p>
              </table:table-cell>
              <table:table-cell office:value-type="float" office:value="0.0064658725">
                <text:p>0.0064658725</text:p>
              </table:table-cell>
              <table:table-cell office:value-type="float" office:value="0.00607924006666667">
                <text:p>0.00607924006666667</text:p>
              </table:table-cell>
            </table:table-row>
            <table:table-row>
              <table:table-cell office:value-type="string">
                <text:p>h264_nvenc llhq</text:p>
                <draw:g>
                  <svg:desc>OLD_TOWN_CROSS.A21:OLD_TOWN_CROSS.A21</svg:desc>
                </draw:g>
              </table:table-cell>
              <table:table-cell office:value-type="float" office:value="0.0203540546150153">
                <text:p>0.0203540546150153</text:p>
                <draw:g>
                  <svg:desc>OLD_TOWN_CROSS.B21:OLD_TOWN_CROSS.U21</svg:desc>
                </draw:g>
              </table:table-cell>
              <table:table-cell office:value-type="float" office:value="0.0218565057571691">
                <text:p>0.0218565057571691</text:p>
              </table:table-cell>
              <table:table-cell office:value-type="float" office:value="0.0257033904465213">
                <text:p>0.0257033904465213</text:p>
              </table:table-cell>
              <table:table-cell office:value-type="float" office:value="0.0390775460890175">
                <text:p>0.0390775460890175</text:p>
              </table:table-cell>
              <table:table-cell office:value-type="float" office:value="0.169485314872711">
                <text:p>0.169485314872711</text:p>
              </table:table-cell>
              <table:table-cell office:value-type="float" office:value="0.243269904395509">
                <text:p>0.243269904395509</text:p>
              </table:table-cell>
              <table:table-cell office:value-type="float" office:value="0.384919180634369">
                <text:p>0.384919180634369</text:p>
              </table:table-cell>
              <table:table-cell office:value-type="float" office:value="0.42306132314432">
                <text:p>0.42306132314432</text:p>
              </table:table-cell>
              <table:table-cell office:value-type="float" office:value="0.417530962109955">
                <text:p>0.417530962109955</text:p>
              </table:table-cell>
              <table:table-cell office:value-type="float" office:value="0.413382824702949">
                <text:p>0.413382824702949</text:p>
              </table:table-cell>
              <table:table-cell office:value-type="float" office:value="0.480430175323611">
                <text:p>0.480430175323611</text:p>
              </table:table-cell>
              <table:table-cell office:value-type="float" office:value="0.467000056075919">
                <text:p>0.467000056075919</text:p>
              </table:table-cell>
              <table:table-cell office:value-type="float" office:value="0.503881147280212">
                <text:p>0.503881147280212</text:p>
              </table:table-cell>
              <table:table-cell office:value-type="float" office:value="0.514965534133387">
                <text:p>0.514965534133387</text:p>
              </table:table-cell>
              <table:table-cell office:value-type="float" office:value="0.522155492454328">
                <text:p>0.522155492454328</text:p>
              </table:table-cell>
              <table:table-cell office:value-type="float" office:value="0.498872092499296">
                <text:p>0.498872092499296</text:p>
              </table:table-cell>
              <table:table-cell office:value-type="float" office:value="0.534297763901279">
                <text:p>0.534297763901279</text:p>
              </table:table-cell>
              <table:table-cell office:value-type="float" office:value="0.532023196721313">
                <text:p>0.532023196721313</text:p>
              </table:table-cell>
              <table:table-cell office:value-type="float" office:value="0.535141838544402">
                <text:p>0.535141838544402</text:p>
              </table:table-cell>
              <table:table-cell office:value-type="float" office:value="0.504230033945166">
                <text:p>0.504230033945166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.007066202">
                <text:p>0.007066202</text:p>
                <draw:g>
                  <svg:desc>OLD_TOWN_CROSS.B43:OLD_TOWN_CROSS.U43</svg:desc>
                </draw:g>
              </table:table-cell>
              <table:table-cell office:value-type="float" office:value="0.003934004">
                <text:p>0.003934004</text:p>
              </table:table-cell>
              <table:table-cell office:value-type="float" office:value="0.00335585666666667">
                <text:p>0.00335585666666667</text:p>
              </table:table-cell>
              <table:table-cell office:value-type="float" office:value="0.003330957">
                <text:p>0.003330957</text:p>
              </table:table-cell>
              <table:table-cell office:value-type="float" office:value="0.0128231128">
                <text:p>0.0128231128</text:p>
              </table:table-cell>
              <table:table-cell office:value-type="float" office:value="0.015960902">
                <text:p>0.015960902</text:p>
              </table:table-cell>
              <table:table-cell office:value-type="float" office:value="0.0185874454285714">
                <text:p>0.0185874454285714</text:p>
              </table:table-cell>
              <table:table-cell office:value-type="float" office:value="0.01779702575">
                <text:p>0.01779702575</text:p>
              </table:table-cell>
              <table:table-cell office:value-type="float" office:value="0.0166061124444444">
                <text:p>0.0166061124444444</text:p>
              </table:table-cell>
              <table:table-cell office:value-type="float" office:value="0.0156508608">
                <text:p>0.0156508608</text:p>
              </table:table-cell>
              <table:table-cell office:value-type="float" office:value="0.0135606553333333">
                <text:p>0.0135606553333333</text:p>
              </table:table-cell>
              <table:table-cell office:value-type="float" office:value="0.0121172315714286">
                <text:p>0.0121172315714286</text:p>
              </table:table-cell>
              <table:table-cell office:value-type="float" office:value="0.010650065625">
                <text:p>0.010650065625</text:p>
              </table:table-cell>
              <table:table-cell office:value-type="float" office:value="0.00965125533333333">
                <text:p>0.00965125533333333</text:p>
              </table:table-cell>
              <table:table-cell office:value-type="float" office:value="0.0088180322">
                <text:p>0.0088180322</text:p>
              </table:table-cell>
              <table:table-cell office:value-type="float" office:value="0.00802935272727273">
                <text:p>0.00802935272727273</text:p>
              </table:table-cell>
              <table:table-cell office:value-type="float" office:value="0.00747911033333333">
                <text:p>0.00747911033333333</text:p>
              </table:table-cell>
              <table:table-cell office:value-type="float" office:value="0.00693904692307692">
                <text:p>0.00693904692307692</text:p>
              </table:table-cell>
              <table:table-cell office:value-type="float" office:value="0.00646651057142857">
                <text:p>0.00646651057142857</text:p>
              </table:table-cell>
              <table:table-cell office:value-type="float" office:value="0.00605631633333333">
                <text:p>0.00605631633333333</text:p>
              </table:table-cell>
            </table:table-row>
            <table:table-row>
              <table:table-cell office:value-type="string">
                <text:p>h264_nvenc llhp</text:p>
                <draw:g>
                  <svg:desc>OLD_TOWN_CROSS.A22:OLD_TOWN_CROSS.A22</svg:desc>
                </draw:g>
              </table:table-cell>
              <table:table-cell office:value-type="float" office:value="0.0215805823068309">
                <text:p>0.0215805823068309</text:p>
                <draw:g>
                  <svg:desc>OLD_TOWN_CROSS.B22:OLD_TOWN_CROSS.U22</svg:desc>
                </draw:g>
              </table:table-cell>
              <table:table-cell office:value-type="float" office:value="0.0240718196960941">
                <text:p>0.0240718196960941</text:p>
              </table:table-cell>
              <table:table-cell office:value-type="float" office:value="0.0304970061089514">
                <text:p>0.0304970061089514</text:p>
              </table:table-cell>
              <table:table-cell office:value-type="float" office:value="0.0391922121811317">
                <text:p>0.0391922121811317</text:p>
              </table:table-cell>
              <table:table-cell office:value-type="float" office:value="0.180248981211051">
                <text:p>0.180248981211051</text:p>
              </table:table-cell>
              <table:table-cell office:value-type="float" office:value="0.276614313269252">
                <text:p>0.276614313269252</text:p>
              </table:table-cell>
              <table:table-cell office:value-type="float" office:value="0.378257336391239">
                <text:p>0.378257336391239</text:p>
              </table:table-cell>
              <table:table-cell office:value-type="float" office:value="0.436201611519608">
                <text:p>0.436201611519608</text:p>
              </table:table-cell>
              <table:table-cell office:value-type="float" office:value="0.432722130965593">
                <text:p>0.432722130965593</text:p>
              </table:table-cell>
              <table:table-cell office:value-type="float" office:value="0.444977877744432">
                <text:p>0.444977877744432</text:p>
              </table:table-cell>
              <table:table-cell office:value-type="float" office:value="0.477752658946337">
                <text:p>0.477752658946337</text:p>
              </table:table-cell>
              <table:table-cell office:value-type="float" office:value="0.514298141579506">
                <text:p>0.514298141579506</text:p>
              </table:table-cell>
              <table:table-cell office:value-type="float" office:value="0.522800610203005">
                <text:p>0.522800610203005</text:p>
              </table:table-cell>
              <table:table-cell office:value-type="float" office:value="0.511751559308721">
                <text:p>0.511751559308721</text:p>
              </table:table-cell>
              <table:table-cell office:value-type="float" office:value="0.550792329660797">
                <text:p>0.550792329660797</text:p>
              </table:table-cell>
              <table:table-cell office:value-type="float" office:value="0.50455000555388">
                <text:p>0.50455000555388</text:p>
              </table:table-cell>
              <table:table-cell office:value-type="float" office:value="0.464467556603366">
                <text:p>0.464467556603366</text:p>
              </table:table-cell>
              <table:table-cell office:value-type="float" office:value="0.302698814361881">
                <text:p>0.302698814361881</text:p>
              </table:table-cell>
              <table:table-cell office:value-type="float" office:value="0.239997741351125">
                <text:p>0.239997741351125</text:p>
              </table:table-cell>
              <table:table-cell office:value-type="float" office:value="0.27257512126819">
                <text:p>0.27257512126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7cm" svg:y="3.454cm" style:legend-expansion="high" chart:style-name="ch2"/>
        <chart:plot-area chart:style-name="ch3" table:cell-range-address="'OLD_TOWN_CROSS-edit'.B25:'OLD_TOWN_CROSS-edit'.U25 'OLD_TOWN_CROSS-edit'.A4:'OLD_TOWN_CROSS-edit'.U6 'OLD_TOWN_CROSS-edit'.A15:'OLD_TOWN_CROSS-edit'.U15" chart:data-source-has-labels="column" svg:x="0.32cm" svg:y="0.18cm" svg:width="11.43cm" svg:height="8.64cm">
          <chartooo:coordinate-region svg:x="1.047cm" svg:y="0.38cm" svg:width="10.4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LD_TOWN_CROSS-edit'.B4:'OLD_TOWN_CROSS-edit'.U4" chart:label-cell-address="'OLD_TOWN_CROSS-edit'.A4:'OLD_TOWN_CROSS-edit'.A4" chart:class="chart:scatter">
            <chart:domain table:cell-range-address="'OLD_TOWN_CROSS-edit'.B25:'OLD_TOWN_CROSS-edit'.U25"/>
            <chart:data-point chart:repeated="20"/>
          </chart:series>
          <chart:series chart:style-name="ch7" chart:values-cell-range-address="'OLD_TOWN_CROSS-edit'.B5:'OLD_TOWN_CROSS-edit'.U5" chart:label-cell-address="'OLD_TOWN_CROSS-edit'.A5:'OLD_TOWN_CROSS-edit'.A5" chart:class="chart:scatter">
            <chart:domain table:cell-range-address="'OLD_TOWN_CROSS-edit'.B26:'OLD_TOWN_CROSS-edit'.U26"/>
            <chart:data-point chart:repeated="20"/>
          </chart:series>
          <chart:series chart:style-name="ch8" chart:values-cell-range-address="'OLD_TOWN_CROSS-edit'.B6:'OLD_TOWN_CROSS-edit'.U6" chart:label-cell-address="'OLD_TOWN_CROSS-edit'.A6:'OLD_TOWN_CROSS-edit'.A6" chart:class="chart:scatter">
            <chart:domain table:cell-range-address="'OLD_TOWN_CROSS-edit'.B27:'OLD_TOWN_CROSS-edit'.U27"/>
            <chart:data-point chart:repeated="20"/>
          </chart:series>
          <chart:series chart:style-name="ch9" chart:values-cell-range-address="'OLD_TOWN_CROSS-edit'.B15:'OLD_TOWN_CROSS-edit'.U15" chart:label-cell-address="'OLD_TOWN_CROSS-edit'.A15:'OLD_TOWN_CROSS-edit'.A15" chart:class="chart:scatter">
            <chart:domain table:cell-range-address="'OLD_TOWN_CROSS-edit'.B36:'OLD_TOWN_CROSS-edit'.U36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6.537474">
                <text:p>6.537474</text:p>
                <draw:g>
                  <svg:desc>'OLD_TOWN_CROSS-edit'.B25:'OLD_TOWN_CROSS-edit'.U25</svg:desc>
                </draw:g>
              </table:table-cell>
              <table:table-cell office:value-type="float" office:value="6.952974">
                <text:p>6.952974</text:p>
              </table:table-cell>
              <table:table-cell office:value-type="float" office:value="7.217063">
                <text:p>7.217063</text:p>
              </table:table-cell>
              <table:table-cell office:value-type="float" office:value="7.737752">
                <text:p>7.737752</text:p>
              </table:table-cell>
              <table:table-cell office:value-type="float" office:value="7.95552">
                <text:p>7.95552</text:p>
              </table:table-cell>
              <table:table-cell office:value-type="float" office:value="8.842371">
                <text:p>8.842371</text:p>
              </table:table-cell>
              <table:table-cell office:value-type="float" office:value="9.858783">
                <text:p>9.858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791834">
                <text:p>24.791834</text:p>
              </table:table-cell>
              <table:table-cell office:value-type="float" office:value="38.950737">
                <text:p>38.950737</text:p>
              </table:table-cell>
              <table:table-cell office:value-type="float" office:value="45.601242">
                <text:p>45.601242</text:p>
              </table:table-cell>
              <table:table-cell office:value-type="float" office:value="51.670721">
                <text:p>51.670721</text:p>
              </table:table-cell>
              <table:table-cell office:value-type="float" office:value="57.388203">
                <text:p>57.388203</text:p>
              </table:table-cell>
              <table:table-cell office:value-type="float" office:value="62.036964">
                <text:p>62.036964</text:p>
              </table:table-cell>
              <table:table-cell office:value-type="float" office:value="66.051008">
                <text:p>66.051008</text:p>
              </table:table-cell>
              <table:table-cell office:value-type="float" office:value="69.583374">
                <text:p>69.583374</text:p>
              </table:table-cell>
              <table:table-cell office:value-type="float" office:value="72.891422">
                <text:p>72.891422</text:p>
              </table:table-cell>
              <table:table-cell office:value-type="float" office:value="75.721895">
                <text:p>75.721895</text:p>
              </table:table-cell>
            </table:table-row>
            <table:table-row>
              <table:table-cell office:value-type="string">
                <text:p>theora</text:p>
                <draw:g>
                  <svg:desc>'OLD_TOWN_CROSS-edit'.A4:'OLD_TOWN_CROSS-edit'.A4</svg:desc>
                </draw:g>
              </table:table-cell>
              <table:table-cell office:value-type="float" office:value="0.00847173448811147">
                <text:p>0.00847173448811147</text:p>
                <draw:g>
                  <svg:desc>'OLD_TOWN_CROSS-edit'.B4:'OLD_TOWN_CROSS-edit'.U4</svg:desc>
                </draw:g>
              </table:table-cell>
              <table:table-cell office:value-type="float" office:value="0.00902599504081185">
                <text:p>0.00902599504081185</text:p>
              </table:table-cell>
              <table:table-cell office:value-type="float" office:value="0.0093383010366627">
                <text:p>0.0093383010366627</text:p>
              </table:table-cell>
              <table:table-cell office:value-type="float" office:value="0.0100012421170483">
                <text:p>0.0100012421170483</text:p>
              </table:table-cell>
              <table:table-cell office:value-type="float" office:value="0.0102506761074098">
                <text:p>0.0102506761074098</text:p>
              </table:table-cell>
              <table:table-cell office:value-type="float" office:value="0.0115079671954704">
                <text:p>0.0115079671954704</text:p>
              </table:table-cell>
              <table:table-cell office:value-type="float" office:value="0.0127464423533044">
                <text:p>0.0127464423533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1522907233951">
                <text:p>0.0321522907233951</text:p>
              </table:table-cell>
              <table:table-cell office:value-type="float" office:value="0.0503349595719064">
                <text:p>0.0503349595719064</text:p>
              </table:table-cell>
              <table:table-cell office:value-type="float" office:value="0.0587588232474499">
                <text:p>0.0587588232474499</text:p>
              </table:table-cell>
              <table:table-cell office:value-type="float" office:value="0.066250349229477">
                <text:p>0.066250349229477</text:p>
              </table:table-cell>
              <table:table-cell office:value-type="float" office:value="0.073372600005421">
                <text:p>0.073372600005421</text:p>
              </table:table-cell>
              <table:table-cell office:value-type="float" office:value="0.0787372835729286">
                <text:p>0.0787372835729286</text:p>
              </table:table-cell>
              <table:table-cell office:value-type="float" office:value="0.0830791205545802">
                <text:p>0.0830791205545802</text:p>
              </table:table-cell>
              <table:table-cell office:value-type="float" office:value="0.0866034882661573">
                <text:p>0.0866034882661573</text:p>
              </table:table-cell>
              <table:table-cell office:value-type="float" office:value="0.0897742509218339">
                <text:p>0.0897742509218339</text:p>
              </table:table-cell>
              <table:table-cell office:value-type="float" office:value="0.091987859898658">
                <text:p>0.091987859898658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004121">
                <text:p>0.004121</text:p>
                <draw:g>
                  <svg:desc>'OLD_TOWN_CROSS-edit'.B26:'OLD_TOWN_CROSS-edit'.U26</svg:desc>
                </draw:g>
              </table:table-cell>
              <table:table-cell office:value-type="float" office:value="0.004121">
                <text:p>0.004121</text:p>
              </table:table-cell>
              <table:table-cell office:value-type="float" office:value="0.026232">
                <text:p>0.026232</text:p>
              </table:table-cell>
              <table:table-cell office:value-type="float" office:value="1.245306">
                <text:p>1.245306</text:p>
              </table:table-cell>
              <table:table-cell office:value-type="float" office:value="8.991258">
                <text:p>8.991258</text:p>
              </table:table-cell>
              <table:table-cell office:value-type="float" office:value="22.576955">
                <text:p>22.576955</text:p>
              </table:table-cell>
              <table:table-cell office:value-type="float" office:value="38.578259">
                <text:p>38.578259</text:p>
              </table:table-cell>
              <table:table-cell office:value-type="float" office:value="50.73045">
                <text:p>50.73045</text:p>
              </table:table-cell>
              <table:table-cell office:value-type="float" office:value="57.347071">
                <text:p>57.347071</text:p>
              </table:table-cell>
              <table:table-cell office:value-type="float" office:value="62.65181">
                <text:p>62.65181</text:p>
              </table:table-cell>
              <table:table-cell office:value-type="float" office:value="69.073557">
                <text:p>69.073557</text:p>
              </table:table-cell>
              <table:table-cell office:value-type="float" office:value="72.670841">
                <text:p>72.670841</text:p>
              </table:table-cell>
              <table:table-cell office:value-type="float" office:value="75.354405">
                <text:p>75.354405</text:p>
              </table:table-cell>
              <table:table-cell office:value-type="float" office:value="77.526272">
                <text:p>77.526272</text:p>
              </table:table-cell>
              <table:table-cell office:value-type="float" office:value="79.503">
                <text:p>79.503</text:p>
              </table:table-cell>
              <table:table-cell office:value-type="float" office:value="80.639203">
                <text:p>80.639203</text:p>
              </table:table-cell>
              <table:table-cell office:value-type="float" office:value="81.8554">
                <text:p>81.8554</text:p>
              </table:table-cell>
              <table:table-cell office:value-type="float" office:value="82.91544">
                <text:p>82.91544</text:p>
              </table:table-cell>
              <table:table-cell office:value-type="float" office:value="83.901978">
                <text:p>83.901978</text:p>
              </table:table-cell>
              <table:table-cell office:value-type="float" office:value="84.335135">
                <text:p>84.335135</text:p>
              </table:table-cell>
            </table:table-row>
            <table:table-row>
              <table:table-cell office:value-type="string">
                <text:p>x264 ultrafast</text:p>
                <draw:g>
                  <svg:desc>'OLD_TOWN_CROSS-edit'.A5:'OLD_TOWN_CROSS-edit'.A5</svg:desc>
                </draw:g>
              </table:table-cell>
              <table:table-cell office:value-type="float" office:value="0.0000366012770035447">
                <text:p>0.0000366012770035447</text:p>
                <draw:g>
                  <svg:desc>'OLD_TOWN_CROSS-edit'.B5:'OLD_TOWN_CROSS-edit'.U5</svg:desc>
                </draw:g>
              </table:table-cell>
              <table:table-cell office:value-type="float" office:value="0.0000487881686619185">
                <text:p>0.0000487881686619185</text:p>
              </table:table-cell>
              <table:table-cell office:value-type="float" office:value="0.000344270944067783">
                <text:p>0.000344270944067783</text:p>
              </table:table-cell>
              <table:table-cell office:value-type="float" office:value="0.0209809600347743">
                <text:p>0.0209809600347743</text:p>
              </table:table-cell>
              <table:table-cell office:value-type="float" office:value="0.120616951890094">
                <text:p>0.120616951890094</text:p>
              </table:table-cell>
              <table:table-cell office:value-type="float" office:value="0.300900490861814">
                <text:p>0.300900490861814</text:p>
              </table:table-cell>
              <table:table-cell office:value-type="float" office:value="0.510837026630138">
                <text:p>0.510837026630138</text:p>
              </table:table-cell>
              <table:table-cell office:value-type="float" office:value="0.672330779037991">
                <text:p>0.672330779037991</text:p>
              </table:table-cell>
              <table:table-cell office:value-type="float" office:value="0.758946644715423">
                <text:p>0.758946644715423</text:p>
              </table:table-cell>
              <table:table-cell office:value-type="float" office:value="0.826330630855204">
                <text:p>0.826330630855204</text:p>
              </table:table-cell>
              <table:table-cell office:value-type="float" office:value="0.906516384567835">
                <text:p>0.906516384567835</text:p>
              </table:table-cell>
              <table:table-cell office:value-type="float" office:value="0.955130808165111">
                <text:p>0.955130808165111</text:p>
              </table:table-cell>
              <table:table-cell office:value-type="float" office:value="0.985263168217151">
                <text:p>0.985263168217151</text:p>
              </table:table-cell>
              <table:table-cell office:value-type="float" office:value="1.00682162569317">
                <text:p>1.00682162569317</text:p>
              </table:table-cell>
              <table:table-cell office:value-type="float" office:value="1.0314402254293">
                <text:p>1.0314402254293</text:p>
              </table:table-cell>
              <table:table-cell office:value-type="float" office:value="1.04434904966405">
                <text:p>1.04434904966405</text:p>
              </table:table-cell>
              <table:table-cell office:value-type="float" office:value="1.06027976067885">
                <text:p>1.06027976067885</text:p>
              </table:table-cell>
              <table:table-cell office:value-type="float" office:value="1.06768891613056">
                <text:p>1.06768891613056</text:p>
              </table:table-cell>
              <table:table-cell office:value-type="float" office:value="1.08727795560278">
                <text:p>1.08727795560278</text:p>
              </table:table-cell>
              <table:table-cell office:value-type="float" office:value="1.08853097923101">
                <text:p>1.08853097923101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12246">
                <text:p>0.012246</text:p>
                <draw:g>
                  <svg:desc>'OLD_TOWN_CROSS-edit'.B27:'OLD_TOWN_CROSS-edit'.U27</svg:desc>
                </draw:g>
              </table:table-cell>
              <table:table-cell office:value-type="float" office:value="0.023236">
                <text:p>0.023236</text:p>
              </table:table-cell>
              <table:table-cell office:value-type="float" office:value="4.276685">
                <text:p>4.276685</text:p>
              </table:table-cell>
              <table:table-cell office:value-type="float" office:value="22.806321">
                <text:p>22.806321</text:p>
              </table:table-cell>
              <table:table-cell office:value-type="float" office:value="36.986736">
                <text:p>36.986736</text:p>
              </table:table-cell>
              <table:table-cell office:value-type="float" office:value="46.51159">
                <text:p>46.51159</text:p>
              </table:table-cell>
              <table:table-cell office:value-type="float" office:value="53.467705">
                <text:p>53.467705</text:p>
              </table:table-cell>
              <table:table-cell office:value-type="float" office:value="58.18494">
                <text:p>58.18494</text:p>
              </table:table-cell>
              <table:table-cell office:value-type="float" office:value="61.504473">
                <text:p>61.504473</text:p>
              </table:table-cell>
              <table:table-cell office:value-type="float" office:value="63.966337">
                <text:p>63.966337</text:p>
              </table:table-cell>
              <table:table-cell office:value-type="float" office:value="67.640128">
                <text:p>67.640128</text:p>
              </table:table-cell>
              <table:table-cell office:value-type="float" office:value="70.112711">
                <text:p>70.112711</text:p>
              </table:table-cell>
              <table:table-cell office:value-type="float" office:value="71.965366">
                <text:p>71.965366</text:p>
              </table:table-cell>
              <table:table-cell office:value-type="float" office:value="73.668682">
                <text:p>73.668682</text:p>
              </table:table-cell>
              <table:table-cell office:value-type="float" office:value="74.921033">
                <text:p>74.921033</text:p>
              </table:table-cell>
              <table:table-cell office:value-type="float" office:value="75.860549">
                <text:p>75.860549</text:p>
              </table:table-cell>
              <table:table-cell office:value-type="float" office:value="76.358375">
                <text:p>76.358375</text:p>
              </table:table-cell>
              <table:table-cell office:value-type="float" office:value="76.819303">
                <text:p>76.819303</text:p>
              </table:table-cell>
              <table:table-cell office:value-type="float" office:value="77.182968">
                <text:p>77.182968</text:p>
              </table:table-cell>
              <table:table-cell office:value-type="float" office:value="77.517728">
                <text:p>77.517728</text:p>
              </table:table-cell>
            </table:table-row>
            <table:table-row>
              <table:table-cell office:value-type="string">
                <text:p>x264 superfast</text:p>
                <draw:g>
                  <svg:desc>'OLD_TOWN_CROSS-edit'.A6:'OLD_TOWN_CROSS-edit'.A6</svg:desc>
                </draw:g>
              </table:table-cell>
              <table:table-cell office:value-type="float" office:value="0.0000802993751651593">
                <text:p>0.0000802993751651593</text:p>
                <draw:g>
                  <svg:desc>'OLD_TOWN_CROSS-edit'.B6:'OLD_TOWN_CROSS-edit'.U6</svg:desc>
                </draw:g>
              </table:table-cell>
              <table:table-cell office:value-type="float" office:value="0.000153617914773659">
                <text:p>0.000153617914773659</text:p>
              </table:table-cell>
              <table:table-cell office:value-type="float" office:value="0.0281162561667035">
                <text:p>0.0281162561667035</text:p>
              </table:table-cell>
              <table:table-cell office:value-type="float" office:value="0.1476634271729">
                <text:p>0.1476634271729</text:p>
              </table:table-cell>
              <table:table-cell office:value-type="float" office:value="0.236994802185748">
                <text:p>0.236994802185748</text:p>
              </table:table-cell>
              <table:table-cell office:value-type="float" office:value="0.294691240537383">
                <text:p>0.294691240537383</text:p>
              </table:table-cell>
              <table:table-cell office:value-type="float" office:value="0.335478166316973">
                <text:p>0.335478166316973</text:p>
              </table:table-cell>
              <table:table-cell office:value-type="float" office:value="0.36073169370788">
                <text:p>0.36073169370788</text:p>
              </table:table-cell>
              <table:table-cell office:value-type="float" office:value="0.378282813186164">
                <text:p>0.378282813186164</text:p>
              </table:table-cell>
              <table:table-cell office:value-type="float" office:value="0.392212550048746">
                <text:p>0.392212550048746</text:p>
              </table:table-cell>
              <table:table-cell office:value-type="float" office:value="0.407731992072027">
                <text:p>0.407731992072027</text:p>
              </table:table-cell>
              <table:table-cell office:value-type="float" office:value="0.417747604642891">
                <text:p>0.417747604642891</text:p>
              </table:table-cell>
              <table:table-cell office:value-type="float" office:value="0.424502553254995">
                <text:p>0.424502553254995</text:p>
              </table:table-cell>
              <table:table-cell office:value-type="float" office:value="0.42857589483617">
                <text:p>0.42857589483617</text:p>
              </table:table-cell>
              <table:table-cell office:value-type="float" office:value="0.432207139280465">
                <text:p>0.432207139280465</text:p>
              </table:table-cell>
              <table:table-cell office:value-type="float" office:value="0.434078205609445">
                <text:p>0.434078205609445</text:p>
              </table:table-cell>
              <table:table-cell office:value-type="float" office:value="0.433279569434869">
                <text:p>0.433279569434869</text:p>
              </table:table-cell>
              <table:table-cell office:value-type="float" office:value="0.43119557664091">
                <text:p>0.43119557664091</text:p>
              </table:table-cell>
              <table:table-cell office:value-type="float" office:value="0.431052743569223">
                <text:p>0.431052743569223</text:p>
              </table:table-cell>
              <table:table-cell office:value-type="float" office:value="0.430368566628581">
                <text:p>0.430368566628581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5.524705">
                <text:p>5.524705</text:p>
                <draw:g>
                  <svg:desc>'OLD_TOWN_CROSS-edit'.B36:'OLD_TOWN_CROSS-edit'.U36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h264_nvenc medium</text:p>
                <draw:g>
                  <svg:desc>'OLD_TOWN_CROSS-edit'.A15:'OLD_TOWN_CROSS-edit'.A15</svg:desc>
                </draw:g>
              </table:table-cell>
              <table:table-cell office:value-type="float" office:value="0.0412924843250427">
                <text:p>0.0412924843250427</text:p>
                <draw:g>
                  <svg:desc>'OLD_TOWN_CROSS-edit'.B15:'OLD_TOWN_CROSS-edit'.U15</svg:desc>
                </draw:g>
              </table:table-cell>
              <table:table-cell office:value-type="float" office:value="0.292766860401627">
                <text:p>0.292766860401627</text:p>
              </table:table-cell>
              <table:table-cell office:value-type="float" office:value="0.546015210486109">
                <text:p>0.546015210486109</text:p>
              </table:table-cell>
              <table:table-cell office:value-type="float" office:value="0.0495084509976108">
                <text:p>0.0495084509976108</text:p>
              </table:table-cell>
              <table:table-cell office:value-type="float" office:value="0.049437778004364">
                <text:p>0.049437778004364</text:p>
              </table:table-cell>
              <table:table-cell office:value-type="float" office:value="0.0495337403457153">
                <text:p>0.0495337403457153</text:p>
              </table:table-cell>
              <table:table-cell office:value-type="float" office:value="0.461592002939194">
                <text:p>0.461592002939194</text:p>
              </table:table-cell>
              <table:table-cell office:value-type="float" office:value="0.462878714652956">
                <text:p>0.462878714652956</text:p>
              </table:table-cell>
              <table:table-cell office:value-type="float" office:value="0.459525195122945">
                <text:p>0.459525195122945</text:p>
              </table:table-cell>
              <table:table-cell office:value-type="float" office:value="0.579258253148538">
                <text:p>0.579258253148538</text:p>
              </table:table-cell>
              <table:table-cell office:value-type="float" office:value="0.581880728276533">
                <text:p>0.581880728276533</text:p>
              </table:table-cell>
              <table:table-cell office:value-type="float" office:value="0.616239720572542">
                <text:p>0.616239720572542</text:p>
              </table:table-cell>
              <table:table-cell office:value-type="float" office:value="0.620072834122453">
                <text:p>0.620072834122453</text:p>
              </table:table-cell>
              <table:table-cell office:value-type="float" office:value="0.639987934162728">
                <text:p>0.639987934162728</text:p>
              </table:table-cell>
              <table:table-cell office:value-type="float" office:value="0.645297870271788">
                <text:p>0.645297870271788</text:p>
              </table:table-cell>
              <table:table-cell office:value-type="float" office:value="0.651881568897998">
                <text:p>0.651881568897998</text:p>
              </table:table-cell>
              <table:table-cell office:value-type="float" office:value="0.652371446139006">
                <text:p>0.652371446139006</text:p>
              </table:table-cell>
              <table:table-cell office:value-type="float" office:value="0.658112477285518">
                <text:p>0.658112477285518</text:p>
              </table:table-cell>
              <table:table-cell office:value-type="float" office:value="0.663944749041796">
                <text:p>0.663944749041796</text:p>
              </table:table-cell>
              <table:table-cell office:value-type="float" office:value="0.667888275302656">
                <text:p>0.6678882753026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46.841cm" svg:height="25.342cm" xlink:href=".." xlink:type="simple" chart:class="chart:scatter" chart:style-name="ch1">
        <chart:legend chart:legend-position="end" svg:x="42.911cm" svg:y="7.89cm" style:legend-expansion="high" chart:style-name="ch2"/>
        <chart:plot-area chart:style-name="ch3" table:cell-range-address="'OLD_TOWN_CROSS_VMAF - present'.A3:'OLD_TOWN_CROSS_VMAF - present'.U3 'OLD_TOWN_CROSS_VMAF - present'.B25:'OLD_TOWN_CROSS_VMAF - present'.U43 'OLD_TOWN_CROSS_VMAF - present'.A4:'OLD_TOWN_CROSS_VMAF - present'.A21" chart:data-source-has-labels="column" svg:x="0.936cm" svg:y="0.506cm" svg:width="41.039cm" svg:height="24.33cm">
          <chartooo:coordinate-region svg:x="1.557cm" svg:y="0.705cm" svg:width="39.767cm" svg:height="23.4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LD_TOWN_CROSS_VMAF - present'.B25:'OLD_TOWN_CROSS_VMAF - present'.U25" chart:label-cell-address="'OLD_TOWN_CROSS_VMAF - present'.A3:'OLD_TOWN_CROSS_VMAF - present'.A3" chart:class="chart:scatter">
            <chart:domain table:cell-range-address="'OLD_TOWN_CROSS_VMAF - present'.B3:'OLD_TOWN_CROSS_VMAF - present'.U3"/>
            <chart:data-point chart:repeated="20"/>
          </chart:series>
          <chart:series chart:style-name="ch7" chart:values-cell-range-address="'OLD_TOWN_CROSS_VMAF - present'.B26:'OLD_TOWN_CROSS_VMAF - present'.U26" chart:label-cell-address="'OLD_TOWN_CROSS_VMAF - present'.A4:'OLD_TOWN_CROSS_VMAF - present'.A4" chart:class="chart:scatter">
            <chart:domain table:cell-range-address="'OLD_TOWN_CROSS_VMAF - present'.B4:'OLD_TOWN_CROSS_VMAF - present'.U4"/>
            <chart:data-point chart:repeated="20"/>
          </chart:series>
          <chart:series chart:style-name="ch8" chart:values-cell-range-address="'OLD_TOWN_CROSS_VMAF - present'.B27:'OLD_TOWN_CROSS_VMAF - present'.U27" chart:label-cell-address="'OLD_TOWN_CROSS_VMAF - present'.A5:'OLD_TOWN_CROSS_VMAF - present'.A5" chart:class="chart:scatter">
            <chart:domain table:cell-range-address="'OLD_TOWN_CROSS_VMAF - present'.B5:'OLD_TOWN_CROSS_VMAF - present'.U5"/>
            <chart:data-point chart:repeated="20"/>
          </chart:series>
          <chart:series chart:style-name="ch9" chart:values-cell-range-address="'OLD_TOWN_CROSS_VMAF - present'.B28:'OLD_TOWN_CROSS_VMAF - present'.U28" chart:label-cell-address="'OLD_TOWN_CROSS_VMAF - present'.A6:'OLD_TOWN_CROSS_VMAF - present'.A6" chart:class="chart:scatter">
            <chart:domain table:cell-range-address="'OLD_TOWN_CROSS_VMAF - present'.B6:'OLD_TOWN_CROSS_VMAF - present'.U6"/>
            <chart:data-point chart:repeated="20"/>
          </chart:series>
          <chart:series chart:style-name="ch10" chart:values-cell-range-address="'OLD_TOWN_CROSS_VMAF - present'.B29:'OLD_TOWN_CROSS_VMAF - present'.U29" chart:label-cell-address="'OLD_TOWN_CROSS_VMAF - present'.A7:'OLD_TOWN_CROSS_VMAF - present'.A7" chart:class="chart:scatter">
            <chart:domain table:cell-range-address="'OLD_TOWN_CROSS_VMAF - present'.B7:'OLD_TOWN_CROSS_VMAF - present'.U7"/>
            <chart:data-point chart:repeated="20"/>
          </chart:series>
          <chart:series chart:style-name="ch11" chart:values-cell-range-address="'OLD_TOWN_CROSS_VMAF - present'.B30:'OLD_TOWN_CROSS_VMAF - present'.U30" chart:label-cell-address="'OLD_TOWN_CROSS_VMAF - present'.A8:'OLD_TOWN_CROSS_VMAF - present'.A8" chart:class="chart:scatter">
            <chart:domain table:cell-range-address="'OLD_TOWN_CROSS_VMAF - present'.B8:'OLD_TOWN_CROSS_VMAF - present'.U8"/>
            <chart:data-point chart:repeated="20"/>
          </chart:series>
          <chart:series chart:style-name="ch12" chart:values-cell-range-address="'OLD_TOWN_CROSS_VMAF - present'.B31:'OLD_TOWN_CROSS_VMAF - present'.U31" chart:label-cell-address="'OLD_TOWN_CROSS_VMAF - present'.A9:'OLD_TOWN_CROSS_VMAF - present'.A9" chart:class="chart:scatter">
            <chart:domain table:cell-range-address="'OLD_TOWN_CROSS_VMAF - present'.B9:'OLD_TOWN_CROSS_VMAF - present'.U9"/>
            <chart:data-point chart:repeated="20"/>
          </chart:series>
          <chart:series chart:style-name="ch13" chart:values-cell-range-address="'OLD_TOWN_CROSS_VMAF - present'.B32:'OLD_TOWN_CROSS_VMAF - present'.U32" chart:label-cell-address="'OLD_TOWN_CROSS_VMAF - present'.A10:'OLD_TOWN_CROSS_VMAF - present'.A10" chart:class="chart:scatter">
            <chart:domain table:cell-range-address="'OLD_TOWN_CROSS_VMAF - present'.B10:'OLD_TOWN_CROSS_VMAF - present'.U10"/>
            <chart:data-point chart:repeated="20"/>
          </chart:series>
          <chart:series chart:style-name="ch14" chart:values-cell-range-address="'OLD_TOWN_CROSS_VMAF - present'.B33:'OLD_TOWN_CROSS_VMAF - present'.U33" chart:label-cell-address="'OLD_TOWN_CROSS_VMAF - present'.A11:'OLD_TOWN_CROSS_VMAF - present'.A11" chart:class="chart:scatter">
            <chart:domain table:cell-range-address="'OLD_TOWN_CROSS_VMAF - present'.B11:'OLD_TOWN_CROSS_VMAF - present'.U11"/>
            <chart:data-point chart:repeated="20"/>
          </chart:series>
          <chart:series chart:style-name="ch15" chart:values-cell-range-address="'OLD_TOWN_CROSS_VMAF - present'.B34:'OLD_TOWN_CROSS_VMAF - present'.U34" chart:label-cell-address="'OLD_TOWN_CROSS_VMAF - present'.A12:'OLD_TOWN_CROSS_VMAF - present'.A12" chart:class="chart:scatter">
            <chart:domain table:cell-range-address="'OLD_TOWN_CROSS_VMAF - present'.B12:'OLD_TOWN_CROSS_VMAF - present'.U12"/>
            <chart:data-point chart:repeated="20"/>
          </chart:series>
          <chart:series chart:style-name="ch16" chart:values-cell-range-address="'OLD_TOWN_CROSS_VMAF - present'.B35:'OLD_TOWN_CROSS_VMAF - present'.U35" chart:label-cell-address="'OLD_TOWN_CROSS_VMAF - present'.A13:'OLD_TOWN_CROSS_VMAF - present'.A13" chart:class="chart:scatter">
            <chart:domain table:cell-range-address="'OLD_TOWN_CROSS_VMAF - present'.B13:'OLD_TOWN_CROSS_VMAF - present'.U13"/>
            <chart:data-point chart:repeated="20"/>
          </chart:series>
          <chart:series chart:style-name="ch17" chart:values-cell-range-address="'OLD_TOWN_CROSS_VMAF - present'.B36:'OLD_TOWN_CROSS_VMAF - present'.U36" chart:label-cell-address="'OLD_TOWN_CROSS_VMAF - present'.A14:'OLD_TOWN_CROSS_VMAF - present'.A14" chart:class="chart:scatter">
            <chart:domain table:cell-range-address="'OLD_TOWN_CROSS_VMAF - present'.B14:'OLD_TOWN_CROSS_VMAF - present'.U14"/>
            <chart:data-point chart:repeated="20"/>
          </chart:series>
          <chart:series chart:style-name="ch18" chart:values-cell-range-address="'OLD_TOWN_CROSS_VMAF - present'.B37:'OLD_TOWN_CROSS_VMAF - present'.U37" chart:label-cell-address="'OLD_TOWN_CROSS_VMAF - present'.A15:'OLD_TOWN_CROSS_VMAF - present'.A15" chart:class="chart:scatter">
            <chart:domain table:cell-range-address="'OLD_TOWN_CROSS_VMAF - present'.B15:'OLD_TOWN_CROSS_VMAF - present'.U15"/>
            <chart:data-point chart:repeated="20"/>
          </chart:series>
          <chart:series chart:style-name="ch19" chart:values-cell-range-address="'OLD_TOWN_CROSS_VMAF - present'.B38:'OLD_TOWN_CROSS_VMAF - present'.U38" chart:label-cell-address="'OLD_TOWN_CROSS_VMAF - present'.A16:'OLD_TOWN_CROSS_VMAF - present'.A16" chart:class="chart:scatter">
            <chart:domain table:cell-range-address="'OLD_TOWN_CROSS_VMAF - present'.B16:'OLD_TOWN_CROSS_VMAF - present'.U16"/>
            <chart:data-point chart:repeated="20"/>
          </chart:series>
          <chart:series chart:style-name="ch20" chart:values-cell-range-address="'OLD_TOWN_CROSS_VMAF - present'.B39:'OLD_TOWN_CROSS_VMAF - present'.U39" chart:label-cell-address="'OLD_TOWN_CROSS_VMAF - present'.A17:'OLD_TOWN_CROSS_VMAF - present'.A17" chart:class="chart:scatter">
            <chart:domain table:cell-range-address="'OLD_TOWN_CROSS_VMAF - present'.B17:'OLD_TOWN_CROSS_VMAF - present'.U17"/>
            <chart:data-point chart:repeated="20"/>
          </chart:series>
          <chart:series chart:style-name="ch21" chart:values-cell-range-address="'OLD_TOWN_CROSS_VMAF - present'.B40:'OLD_TOWN_CROSS_VMAF - present'.U40" chart:label-cell-address="'OLD_TOWN_CROSS_VMAF - present'.A18:'OLD_TOWN_CROSS_VMAF - present'.A18" chart:class="chart:scatter">
            <chart:domain table:cell-range-address="'OLD_TOWN_CROSS_VMAF - present'.B18:'OLD_TOWN_CROSS_VMAF - present'.U18"/>
            <chart:data-point chart:repeated="20"/>
          </chart:series>
          <chart:series chart:style-name="ch22" chart:values-cell-range-address="'OLD_TOWN_CROSS_VMAF - present'.B41:'OLD_TOWN_CROSS_VMAF - present'.U41" chart:label-cell-address="'OLD_TOWN_CROSS_VMAF - present'.A19:'OLD_TOWN_CROSS_VMAF - present'.A19" chart:class="chart:scatter">
            <chart:domain table:cell-range-address="'OLD_TOWN_CROSS_VMAF - present'.B19:'OLD_TOWN_CROSS_VMAF - present'.U19"/>
            <chart:data-point chart:repeated="20"/>
          </chart:series>
          <chart:series chart:style-name="ch23" chart:values-cell-range-address="'OLD_TOWN_CROSS_VMAF - present'.B42:'OLD_TOWN_CROSS_VMAF - present'.U42" chart:label-cell-address="'OLD_TOWN_CROSS_VMAF - present'.A20:'OLD_TOWN_CROSS_VMAF - present'.A20" chart:class="chart:scatter">
            <chart:domain table:cell-range-address="'OLD_TOWN_CROSS_VMAF - present'.B20:'OLD_TOWN_CROSS_VMAF - present'.U20"/>
            <chart:data-point chart:repeated="20"/>
          </chart:series>
          <chart:series chart:style-name="ch24" chart:values-cell-range-address="'OLD_TOWN_CROSS_VMAF - present'.B43:'OLD_TOWN_CROSS_VMAF - present'.U43" chart:label-cell-address="'OLD_TOWN_CROSS_VMAF - present'.A21:'OLD_TOWN_CROSS_VMAF - present'.A21" chart:class="chart:scatter">
            <chart:domain table:cell-range-address="'OLD_TOWN_CROSS_VMAF - present'.B21:'OLD_TOWN_CROSS_VMAF - present'.U21"/>
            <chart:data-point chart:repeated="20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771.6807">
                <text:p>771.6807</text:p>
                <draw:g>
                  <svg:desc>'OLD_TOWN_CROSS_VMAF - present'.B3:'OLD_TOWN_CROSS_VMAF - present'.U3</svg:desc>
                </draw:g>
              </table:table-cell>
              <table:table-cell office:value-type="float" office:value="770.3277">
                <text:p>770.3277</text:p>
              </table:table-cell>
              <table:table-cell office:value-type="float" office:value="772.8454">
                <text:p>772.8454</text:p>
              </table:table-cell>
              <table:table-cell office:value-type="float" office:value="773.6791">
                <text:p>773.6791</text:p>
              </table:table-cell>
              <table:table-cell office:value-type="float" office:value="776.0971">
                <text:p>776.0971</text:p>
              </table:table-cell>
              <table:table-cell office:value-type="float" office:value="768.3695">
                <text:p>768.3695</text:p>
              </table:table-cell>
              <table:table-cell office:value-type="float" office:value="773.4537">
                <text:p>773.4537</text:p>
              </table:table-cell>
              <table:table-cell office:value-type="float" office:value="772.8456">
                <text:p>772.8456</text:p>
              </table:table-cell>
              <table:table-cell office:value-type="float" office:value="775.628">
                <text:p>775.628</text:p>
              </table:table-cell>
              <table:table-cell office:value-type="float" office:value="771.4148">
                <text:p>771.4148</text:p>
              </table:table-cell>
              <table:table-cell office:value-type="float" office:value="771.0752">
                <text:p>771.0752</text:p>
              </table:table-cell>
              <table:table-cell office:value-type="float" office:value="773.8307">
                <text:p>773.8307</text:p>
              </table:table-cell>
              <table:table-cell office:value-type="float" office:value="776.0748">
                <text:p>776.0748</text:p>
              </table:table-cell>
              <table:table-cell office:value-type="float" office:value="779.9313">
                <text:p>779.9313</text:p>
              </table:table-cell>
              <table:table-cell office:value-type="float" office:value="782.1476">
                <text:p>782.1476</text:p>
              </table:table-cell>
              <table:table-cell office:value-type="float" office:value="787.8982">
                <text:p>787.8982</text:p>
              </table:table-cell>
              <table:table-cell office:value-type="float" office:value="795.0374">
                <text:p>795.0374</text:p>
              </table:table-cell>
              <table:table-cell office:value-type="float" office:value="803.4708">
                <text:p>803.4708</text:p>
              </table:table-cell>
              <table:table-cell office:value-type="float" office:value="811.9413">
                <text:p>811.9413</text:p>
              </table:table-cell>
              <table:table-cell office:value-type="float" office:value="823.1727">
                <text:p>823.1727</text:p>
              </table:table-cell>
            </table:table-row>
            <table:table-row>
              <table:table-cell office:value-type="string">
                <text:p>theora</text:p>
                <draw:g>
                  <svg:desc>'OLD_TOWN_CROSS_VMAF - present'.A3:'OLD_TOWN_CROSS_VMAF - present'.A3</svg:desc>
                </draw:g>
              </table:table-cell>
              <table:table-cell office:value-type="float" office:value="6.537474">
                <text:p>6.537474</text:p>
                <draw:g>
                  <svg:desc>'OLD_TOWN_CROSS_VMAF - present'.B25:'OLD_TOWN_CROSS_VMAF - present'.U25</svg:desc>
                </draw:g>
              </table:table-cell>
              <table:table-cell office:value-type="float" office:value="6.952974">
                <text:p>6.952974</text:p>
              </table:table-cell>
              <table:table-cell office:value-type="float" office:value="7.217063">
                <text:p>7.217063</text:p>
              </table:table-cell>
              <table:table-cell office:value-type="float" office:value="7.737752">
                <text:p>7.737752</text:p>
              </table:table-cell>
              <table:table-cell office:value-type="float" office:value="7.95552">
                <text:p>7.95552</text:p>
              </table:table-cell>
              <table:table-cell office:value-type="float" office:value="8.842371">
                <text:p>8.842371</text:p>
              </table:table-cell>
              <table:table-cell office:value-type="float" office:value="9.858783">
                <text:p>9.858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791834">
                <text:p>24.791834</text:p>
              </table:table-cell>
              <table:table-cell office:value-type="float" office:value="38.950737">
                <text:p>38.950737</text:p>
              </table:table-cell>
              <table:table-cell office:value-type="float" office:value="45.601242">
                <text:p>45.601242</text:p>
              </table:table-cell>
              <table:table-cell office:value-type="float" office:value="51.670721">
                <text:p>51.670721</text:p>
              </table:table-cell>
              <table:table-cell office:value-type="float" office:value="57.388203">
                <text:p>57.388203</text:p>
              </table:table-cell>
              <table:table-cell office:value-type="float" office:value="62.036964">
                <text:p>62.036964</text:p>
              </table:table-cell>
              <table:table-cell office:value-type="float" office:value="66.051008">
                <text:p>66.051008</text:p>
              </table:table-cell>
              <table:table-cell office:value-type="float" office:value="69.583374">
                <text:p>69.583374</text:p>
              </table:table-cell>
              <table:table-cell office:value-type="float" office:value="72.891422">
                <text:p>72.891422</text:p>
              </table:table-cell>
              <table:table-cell office:value-type="float" office:value="75.721895">
                <text:p>75.721895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12.5917">
                <text:p>112.5917</text:p>
                <draw:g>
                  <svg:desc>'OLD_TOWN_CROSS_VMAF - present'.B4:'OLD_TOWN_CROSS_VMAF - present'.U4</svg:desc>
                </draw:g>
              </table:table-cell>
              <table:table-cell office:value-type="float" office:value="84.4672">
                <text:p>84.4672</text:p>
              </table:table-cell>
              <table:table-cell office:value-type="float" office:value="76.1958">
                <text:p>76.1958</text:p>
              </table:table-cell>
              <table:table-cell office:value-type="float" office:value="59.3541">
                <text:p>59.3541</text:p>
              </table:table-cell>
              <table:table-cell office:value-type="float" office:value="74.5439">
                <text:p>74.5439</text:p>
              </table:table-cell>
              <table:table-cell office:value-type="float" office:value="75.0313">
                <text:p>75.0313</text:p>
              </table:table-cell>
              <table:table-cell office:value-type="float" office:value="75.5197">
                <text:p>75.5197</text:p>
              </table:table-cell>
              <table:table-cell office:value-type="float" office:value="75.4546">
                <text:p>75.4546</text:p>
              </table:table-cell>
              <table:table-cell office:value-type="float" office:value="75.5614">
                <text:p>75.5614</text:p>
              </table:table-cell>
              <table:table-cell office:value-type="float" office:value="75.8193">
                <text:p>75.8193</text:p>
              </table:table-cell>
              <table:table-cell office:value-type="float" office:value="76.1967">
                <text:p>76.1967</text:p>
              </table:table-cell>
              <table:table-cell office:value-type="float" office:value="76.0847">
                <text:p>76.0847</text:p>
              </table:table-cell>
              <table:table-cell office:value-type="float" office:value="76.4815">
                <text:p>76.4815</text:p>
              </table:table-cell>
              <table:table-cell office:value-type="float" office:value="77.001">
                <text:p>77.001</text:p>
              </table:table-cell>
              <table:table-cell office:value-type="float" office:value="77.0796">
                <text:p>77.0796</text:p>
              </table:table-cell>
              <table:table-cell office:value-type="float" office:value="77.2148">
                <text:p>77.2148</text:p>
              </table:table-cell>
              <table:table-cell office:value-type="float" office:value="77.2017">
                <text:p>77.2017</text:p>
              </table:table-cell>
              <table:table-cell office:value-type="float" office:value="77.6588">
                <text:p>77.6588</text:p>
              </table:table-cell>
              <table:table-cell office:value-type="float" office:value="77.167">
                <text:p>77.167</text:p>
              </table:table-cell>
              <table:table-cell office:value-type="float" office:value="77.4761">
                <text:p>77.4761</text:p>
              </table:table-cell>
            </table:table-row>
            <table:table-row>
              <table:table-cell office:value-type="string">
                <text:p>x264 ultrafast</text:p>
                <draw:g>
                  <svg:desc>'OLD_TOWN_CROSS_VMAF - present'.A4:'OLD_TOWN_CROSS_VMAF - present'.A4</svg:desc>
                </draw:g>
              </table:table-cell>
              <table:table-cell office:value-type="float" office:value="0.004121">
                <text:p>0.004121</text:p>
                <draw:g>
                  <svg:desc>'OLD_TOWN_CROSS_VMAF - present'.B26:'OLD_TOWN_CROSS_VMAF - present'.U26</svg:desc>
                </draw:g>
              </table:table-cell>
              <table:table-cell office:value-type="float" office:value="0.004121">
                <text:p>0.004121</text:p>
              </table:table-cell>
              <table:table-cell office:value-type="float" office:value="0.026232">
                <text:p>0.026232</text:p>
              </table:table-cell>
              <table:table-cell office:value-type="float" office:value="1.245306">
                <text:p>1.245306</text:p>
              </table:table-cell>
              <table:table-cell office:value-type="float" office:value="8.991258">
                <text:p>8.991258</text:p>
              </table:table-cell>
              <table:table-cell office:value-type="float" office:value="22.576955">
                <text:p>22.576955</text:p>
              </table:table-cell>
              <table:table-cell office:value-type="float" office:value="38.578259">
                <text:p>38.578259</text:p>
              </table:table-cell>
              <table:table-cell office:value-type="float" office:value="50.73045">
                <text:p>50.73045</text:p>
              </table:table-cell>
              <table:table-cell office:value-type="float" office:value="57.347071">
                <text:p>57.347071</text:p>
              </table:table-cell>
              <table:table-cell office:value-type="float" office:value="62.65181">
                <text:p>62.65181</text:p>
              </table:table-cell>
              <table:table-cell office:value-type="float" office:value="69.073557">
                <text:p>69.073557</text:p>
              </table:table-cell>
              <table:table-cell office:value-type="float" office:value="72.670841">
                <text:p>72.670841</text:p>
              </table:table-cell>
              <table:table-cell office:value-type="float" office:value="75.354405">
                <text:p>75.354405</text:p>
              </table:table-cell>
              <table:table-cell office:value-type="float" office:value="77.526272">
                <text:p>77.526272</text:p>
              </table:table-cell>
              <table:table-cell office:value-type="float" office:value="79.503">
                <text:p>79.503</text:p>
              </table:table-cell>
              <table:table-cell office:value-type="float" office:value="80.639203">
                <text:p>80.639203</text:p>
              </table:table-cell>
              <table:table-cell office:value-type="float" office:value="81.8554">
                <text:p>81.8554</text:p>
              </table:table-cell>
              <table:table-cell office:value-type="float" office:value="82.91544">
                <text:p>82.91544</text:p>
              </table:table-cell>
              <table:table-cell office:value-type="float" office:value="83.901978">
                <text:p>83.901978</text:p>
              </table:table-cell>
              <table:table-cell office:value-type="float" office:value="84.335135">
                <text:p>84.335135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52.5043">
                <text:p>152.5043</text:p>
                <draw:g>
                  <svg:desc>'OLD_TOWN_CROSS_VMAF - present'.B5:'OLD_TOWN_CROSS_VMAF - present'.U5</svg:desc>
                </draw:g>
              </table:table-cell>
              <table:table-cell office:value-type="float" office:value="151.2584">
                <text:p>151.2584</text:p>
              </table:table-cell>
              <table:table-cell office:value-type="float" office:value="152.1072">
                <text:p>152.1072</text:p>
              </table:table-cell>
              <table:table-cell office:value-type="float" office:value="154.448">
                <text:p>154.448</text:p>
              </table:table-cell>
              <table:table-cell office:value-type="float" office:value="156.0656">
                <text:p>156.0656</text:p>
              </table:table-cell>
              <table:table-cell office:value-type="float" office:value="157.8316">
                <text:p>157.8316</text:p>
              </table:table-cell>
              <table:table-cell office:value-type="float" office:value="159.3776">
                <text:p>159.3776</text:p>
              </table:table-cell>
              <table:table-cell office:value-type="float" office:value="161.297">
                <text:p>161.297</text:p>
              </table:table-cell>
              <table:table-cell office:value-type="float" office:value="162.5886">
                <text:p>162.5886</text:p>
              </table:table-cell>
              <table:table-cell office:value-type="float" office:value="163.091">
                <text:p>163.091</text:p>
              </table:table-cell>
              <table:table-cell office:value-type="float" office:value="165.8936">
                <text:p>165.8936</text:p>
              </table:table-cell>
              <table:table-cell office:value-type="float" office:value="167.8351">
                <text:p>167.8351</text:p>
              </table:table-cell>
              <table:table-cell office:value-type="float" office:value="169.5287">
                <text:p>169.5287</text:p>
              </table:table-cell>
              <table:table-cell office:value-type="float" office:value="171.8918">
                <text:p>171.8918</text:p>
              </table:table-cell>
              <table:table-cell office:value-type="float" office:value="173.3452">
                <text:p>173.3452</text:p>
              </table:table-cell>
              <table:table-cell office:value-type="float" office:value="174.7624">
                <text:p>174.7624</text:p>
              </table:table-cell>
              <table:table-cell office:value-type="float" office:value="176.2335">
                <text:p>176.2335</text:p>
              </table:table-cell>
              <table:table-cell office:value-type="float" office:value="178.1542">
                <text:p>178.1542</text:p>
              </table:table-cell>
              <table:table-cell office:value-type="float" office:value="179.0569">
                <text:p>179.0569</text:p>
              </table:table-cell>
              <table:table-cell office:value-type="float" office:value="180.1194">
                <text:p>180.1194</text:p>
              </table:table-cell>
            </table:table-row>
            <table:table-row>
              <table:table-cell office:value-type="string">
                <text:p>x264 superfast</text:p>
                <draw:g>
                  <svg:desc>'OLD_TOWN_CROSS_VMAF - present'.A5:'OLD_TOWN_CROSS_VMAF - present'.A5</svg:desc>
                </draw:g>
              </table:table-cell>
              <table:table-cell office:value-type="float" office:value="0.012246">
                <text:p>0.012246</text:p>
                <draw:g>
                  <svg:desc>'OLD_TOWN_CROSS_VMAF - present'.B27:'OLD_TOWN_CROSS_VMAF - present'.U27</svg:desc>
                </draw:g>
              </table:table-cell>
              <table:table-cell office:value-type="float" office:value="0.023236">
                <text:p>0.023236</text:p>
              </table:table-cell>
              <table:table-cell office:value-type="float" office:value="4.276685">
                <text:p>4.276685</text:p>
              </table:table-cell>
              <table:table-cell office:value-type="float" office:value="22.806321">
                <text:p>22.806321</text:p>
              </table:table-cell>
              <table:table-cell office:value-type="float" office:value="36.986736">
                <text:p>36.986736</text:p>
              </table:table-cell>
              <table:table-cell office:value-type="float" office:value="46.51159">
                <text:p>46.51159</text:p>
              </table:table-cell>
              <table:table-cell office:value-type="float" office:value="53.467705">
                <text:p>53.467705</text:p>
              </table:table-cell>
              <table:table-cell office:value-type="float" office:value="58.18494">
                <text:p>58.18494</text:p>
              </table:table-cell>
              <table:table-cell office:value-type="float" office:value="61.504473">
                <text:p>61.504473</text:p>
              </table:table-cell>
              <table:table-cell office:value-type="float" office:value="63.966337">
                <text:p>63.966337</text:p>
              </table:table-cell>
              <table:table-cell office:value-type="float" office:value="67.640128">
                <text:p>67.640128</text:p>
              </table:table-cell>
              <table:table-cell office:value-type="float" office:value="70.112711">
                <text:p>70.112711</text:p>
              </table:table-cell>
              <table:table-cell office:value-type="float" office:value="71.965366">
                <text:p>71.965366</text:p>
              </table:table-cell>
              <table:table-cell office:value-type="float" office:value="73.668682">
                <text:p>73.668682</text:p>
              </table:table-cell>
              <table:table-cell office:value-type="float" office:value="74.921033">
                <text:p>74.921033</text:p>
              </table:table-cell>
              <table:table-cell office:value-type="float" office:value="75.860549">
                <text:p>75.860549</text:p>
              </table:table-cell>
              <table:table-cell office:value-type="float" office:value="76.358375">
                <text:p>76.358375</text:p>
              </table:table-cell>
              <table:table-cell office:value-type="float" office:value="76.819303">
                <text:p>76.819303</text:p>
              </table:table-cell>
              <table:table-cell office:value-type="float" office:value="77.182968">
                <text:p>77.182968</text:p>
              </table:table-cell>
              <table:table-cell office:value-type="float" office:value="77.517728">
                <text:p>77.517728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41.3578">
                <text:p>241.3578</text:p>
                <draw:g>
                  <svg:desc>'OLD_TOWN_CROSS_VMAF - present'.B6:'OLD_TOWN_CROSS_VMAF - present'.U6</svg:desc>
                </draw:g>
              </table:table-cell>
              <table:table-cell office:value-type="float" office:value="243.0062">
                <text:p>243.0062</text:p>
              </table:table-cell>
              <table:table-cell office:value-type="float" office:value="243.8457">
                <text:p>243.8457</text:p>
              </table:table-cell>
              <table:table-cell office:value-type="float" office:value="248.9036">
                <text:p>248.9036</text:p>
              </table:table-cell>
              <table:table-cell office:value-type="float" office:value="251.8196">
                <text:p>251.8196</text:p>
              </table:table-cell>
              <table:table-cell office:value-type="float" office:value="255.7988">
                <text:p>255.7988</text:p>
              </table:table-cell>
              <table:table-cell office:value-type="float" office:value="259.4737">
                <text:p>259.4737</text:p>
              </table:table-cell>
              <table:table-cell office:value-type="float" office:value="261.7571">
                <text:p>261.7571</text:p>
              </table:table-cell>
              <table:table-cell office:value-type="float" office:value="265.0896">
                <text:p>265.0896</text:p>
              </table:table-cell>
              <table:table-cell office:value-type="float" office:value="267.4364">
                <text:p>267.4364</text:p>
              </table:table-cell>
              <table:table-cell office:value-type="float" office:value="271.1217">
                <text:p>271.1217</text:p>
              </table:table-cell>
              <table:table-cell office:value-type="float" office:value="276.6903">
                <text:p>276.6903</text:p>
              </table:table-cell>
              <table:table-cell office:value-type="float" office:value="278.974">
                <text:p>278.974</text:p>
              </table:table-cell>
              <table:table-cell office:value-type="float" office:value="295.3137">
                <text:p>295.3137</text:p>
              </table:table-cell>
              <table:table-cell office:value-type="float" office:value="299.317">
                <text:p>299.317</text:p>
              </table:table-cell>
              <table:table-cell office:value-type="float" office:value="302.5488">
                <text:p>302.5488</text:p>
              </table:table-cell>
              <table:table-cell office:value-type="float" office:value="303.0671">
                <text:p>303.0671</text:p>
              </table:table-cell>
              <table:table-cell office:value-type="float" office:value="304.9185">
                <text:p>304.9185</text:p>
              </table:table-cell>
              <table:table-cell office:value-type="float" office:value="306.0514">
                <text:p>306.0514</text:p>
              </table:table-cell>
              <table:table-cell office:value-type="float" office:value="306.1725">
                <text:p>306.1725</text:p>
              </table:table-cell>
            </table:table-row>
            <table:table-row>
              <table:table-cell office:value-type="string">
                <text:p>x264 veryfast</text:p>
                <draw:g>
                  <svg:desc>'OLD_TOWN_CROSS_VMAF - present'.A6:'OLD_TOWN_CROSS_VMAF - present'.A6</svg:desc>
                </draw:g>
              </table:table-cell>
              <table:table-cell office:value-type="float" office:value="0.035208">
                <text:p>0.035208</text:p>
                <draw:g>
                  <svg:desc>'OLD_TOWN_CROSS_VMAF - present'.B28:'OLD_TOWN_CROSS_VMAF - present'.U28</svg:desc>
                </draw:g>
              </table:table-cell>
              <table:table-cell office:value-type="float" office:value="0.104951">
                <text:p>0.104951</text:p>
              </table:table-cell>
              <table:table-cell office:value-type="float" office:value="6.444417">
                <text:p>6.444417</text:p>
              </table:table-cell>
              <table:table-cell office:value-type="float" office:value="27.622878">
                <text:p>27.622878</text:p>
              </table:table-cell>
              <table:table-cell office:value-type="float" office:value="42.048955">
                <text:p>42.048955</text:p>
              </table:table-cell>
              <table:table-cell office:value-type="float" office:value="52.222747">
                <text:p>52.222747</text:p>
              </table:table-cell>
              <table:table-cell office:value-type="float" office:value="59.884518">
                <text:p>59.884518</text:p>
              </table:table-cell>
              <table:table-cell office:value-type="float" office:value="65.019125">
                <text:p>65.019125</text:p>
              </table:table-cell>
              <table:table-cell office:value-type="float" office:value="68.735118">
                <text:p>68.735118</text:p>
              </table:table-cell>
              <table:table-cell office:value-type="float" office:value="71.748801">
                <text:p>71.748801</text:p>
              </table:table-cell>
              <table:table-cell office:value-type="float" office:value="75.390447">
                <text:p>75.390447</text:p>
              </table:table-cell>
              <table:table-cell office:value-type="float" office:value="77.826841">
                <text:p>77.826841</text:p>
              </table:table-cell>
              <table:table-cell office:value-type="float" office:value="79.378489">
                <text:p>79.378489</text:p>
              </table:table-cell>
              <table:table-cell office:value-type="float" office:value="80.439678">
                <text:p>80.439678</text:p>
              </table:table-cell>
              <table:table-cell office:value-type="float" office:value="81.125">
                <text:p>81.125</text:p>
              </table:table-cell>
              <table:table-cell office:value-type="float" office:value="81.579035">
                <text:p>81.579035</text:p>
              </table:table-cell>
              <table:table-cell office:value-type="float" office:value="81.845305">
                <text:p>81.845305</text:p>
              </table:table-cell>
              <table:table-cell office:value-type="float" office:value="81.806848">
                <text:p>81.806848</text:p>
              </table:table-cell>
              <table:table-cell office:value-type="float" office:value="81.54884">
                <text:p>81.54884</text:p>
              </table:table-cell>
              <table:table-cell office:value-type="float" office:value="80.570045">
                <text:p>80.57004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368.8872">
                <text:p>368.8872</text:p>
                <draw:g>
                  <svg:desc>'OLD_TOWN_CROSS_VMAF - present'.B7:'OLD_TOWN_CROSS_VMAF - present'.U7</svg:desc>
                </draw:g>
              </table:table-cell>
              <table:table-cell office:value-type="float" office:value="379.4444">
                <text:p>379.4444</text:p>
              </table:table-cell>
              <table:table-cell office:value-type="float" office:value="386.5865">
                <text:p>386.5865</text:p>
              </table:table-cell>
              <table:table-cell office:value-type="float" office:value="402.0451">
                <text:p>402.0451</text:p>
              </table:table-cell>
              <table:table-cell office:value-type="float" office:value="416.32">
                <text:p>416.32</text:p>
              </table:table-cell>
              <table:table-cell office:value-type="float" office:value="428.2443">
                <text:p>428.2443</text:p>
              </table:table-cell>
              <table:table-cell office:value-type="float" office:value="437.1038">
                <text:p>437.1038</text:p>
              </table:table-cell>
              <table:table-cell office:value-type="float" office:value="444.6137">
                <text:p>444.6137</text:p>
              </table:table-cell>
              <table:table-cell office:value-type="float" office:value="450.258">
                <text:p>450.258</text:p>
              </table:table-cell>
              <table:table-cell office:value-type="float" office:value="456.5726">
                <text:p>456.5726</text:p>
              </table:table-cell>
              <table:table-cell office:value-type="float" office:value="467.2128">
                <text:p>467.2128</text:p>
              </table:table-cell>
              <table:table-cell office:value-type="float" office:value="477.5794">
                <text:p>477.5794</text:p>
              </table:table-cell>
              <table:table-cell office:value-type="float" office:value="484.1892">
                <text:p>484.1892</text:p>
              </table:table-cell>
              <table:table-cell office:value-type="float" office:value="490.0899">
                <text:p>490.0899</text:p>
              </table:table-cell>
              <table:table-cell office:value-type="float" office:value="497.9112">
                <text:p>497.9112</text:p>
              </table:table-cell>
              <table:table-cell office:value-type="float" office:value="503.501">
                <text:p>503.501</text:p>
              </table:table-cell>
              <table:table-cell office:value-type="float" office:value="521.29">
                <text:p>521.29</text:p>
              </table:table-cell>
              <table:table-cell office:value-type="float" office:value="522.6674">
                <text:p>522.6674</text:p>
              </table:table-cell>
              <table:table-cell office:value-type="float" office:value="524.3753">
                <text:p>524.3753</text:p>
              </table:table-cell>
              <table:table-cell office:value-type="float" office:value="540.8417">
                <text:p>540.8417</text:p>
              </table:table-cell>
            </table:table-row>
            <table:table-row>
              <table:table-cell office:value-type="string">
                <text:p>x264 faster</text:p>
                <draw:g>
                  <svg:desc>'OLD_TOWN_CROSS_VMAF - present'.A7:'OLD_TOWN_CROSS_VMAF - present'.A7</svg:desc>
                </draw:g>
              </table:table-cell>
              <table:table-cell office:value-type="float" office:value="0">
                <text:p>0</text:p>
                <draw:g>
                  <svg:desc>'OLD_TOWN_CROSS_VMAF - present'.B29:'OLD_TOWN_CROSS_VMAF - present'.U29</svg:desc>
                </draw:g>
              </table:table-cell>
              <table:table-cell office:value-type="float" office:value="0.245498">
                <text:p>0.245498</text:p>
              </table:table-cell>
              <table:table-cell office:value-type="float" office:value="10.762875">
                <text:p>10.762875</text:p>
              </table:table-cell>
              <table:table-cell office:value-type="float" office:value="32.950219">
                <text:p>32.950219</text:p>
              </table:table-cell>
              <table:table-cell office:value-type="float" office:value="46.913538">
                <text:p>46.913538</text:p>
              </table:table-cell>
              <table:table-cell office:value-type="float" office:value="57.119695">
                <text:p>57.119695</text:p>
              </table:table-cell>
              <table:table-cell office:value-type="float" office:value="64.615984">
                <text:p>64.615984</text:p>
              </table:table-cell>
              <table:table-cell office:value-type="float" office:value="70.457881">
                <text:p>70.457881</text:p>
              </table:table-cell>
              <table:table-cell office:value-type="float" office:value="74.639722">
                <text:p>74.639722</text:p>
              </table:table-cell>
              <table:table-cell office:value-type="float" office:value="77.875275">
                <text:p>77.875275</text:p>
              </table:table-cell>
              <table:table-cell office:value-type="float" office:value="82.318779">
                <text:p>82.318779</text:p>
              </table:table-cell>
              <table:table-cell office:value-type="float" office:value="84.954539">
                <text:p>84.954539</text:p>
              </table:table-cell>
              <table:table-cell office:value-type="float" office:value="86.658124">
                <text:p>86.658124</text:p>
              </table:table-cell>
              <table:table-cell office:value-type="float" office:value="87.78346">
                <text:p>87.78346</text:p>
              </table:table-cell>
              <table:table-cell office:value-type="float" office:value="88.557694">
                <text:p>88.557694</text:p>
              </table:table-cell>
              <table:table-cell office:value-type="float" office:value="89.035192">
                <text:p>89.035192</text:p>
              </table:table-cell>
              <table:table-cell office:value-type="float" office:value="89.247032">
                <text:p>89.247032</text:p>
              </table:table-cell>
              <table:table-cell office:value-type="float" office:value="89.386569">
                <text:p>89.386569</text:p>
              </table:table-cell>
              <table:table-cell office:value-type="float" office:value="89.357596">
                <text:p>89.357596</text:p>
              </table:table-cell>
              <table:table-cell office:value-type="float" office:value="89.032277">
                <text:p>89.032277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390.6064">
                <text:p>390.6064</text:p>
                <draw:g>
                  <svg:desc>'OLD_TOWN_CROSS_VMAF - present'.B8:'OLD_TOWN_CROSS_VMAF - present'.U8</svg:desc>
                </draw:g>
              </table:table-cell>
              <table:table-cell office:value-type="float" office:value="399.5097">
                <text:p>399.5097</text:p>
              </table:table-cell>
              <table:table-cell office:value-type="float" office:value="408.2776">
                <text:p>408.2776</text:p>
              </table:table-cell>
              <table:table-cell office:value-type="float" office:value="427.759">
                <text:p>427.759</text:p>
              </table:table-cell>
              <table:table-cell office:value-type="float" office:value="443.3509">
                <text:p>443.3509</text:p>
              </table:table-cell>
              <table:table-cell office:value-type="float" office:value="457.5013">
                <text:p>457.5013</text:p>
              </table:table-cell>
              <table:table-cell office:value-type="float" office:value="469.5964">
                <text:p>469.5964</text:p>
              </table:table-cell>
              <table:table-cell office:value-type="float" office:value="493.7656">
                <text:p>493.7656</text:p>
              </table:table-cell>
              <table:table-cell office:value-type="float" office:value="502.9012">
                <text:p>502.9012</text:p>
              </table:table-cell>
              <table:table-cell office:value-type="float" office:value="513.1524">
                <text:p>513.1524</text:p>
              </table:table-cell>
              <table:table-cell office:value-type="float" office:value="527.6092">
                <text:p>527.6092</text:p>
              </table:table-cell>
              <table:table-cell office:value-type="float" office:value="550.8755">
                <text:p>550.8755</text:p>
              </table:table-cell>
              <table:table-cell office:value-type="float" office:value="573.6344">
                <text:p>573.6344</text:p>
              </table:table-cell>
              <table:table-cell office:value-type="float" office:value="596.4859">
                <text:p>596.4859</text:p>
              </table:table-cell>
              <table:table-cell office:value-type="float" office:value="618.3523">
                <text:p>618.3523</text:p>
              </table:table-cell>
              <table:table-cell office:value-type="float" office:value="637.2608">
                <text:p>637.2608</text:p>
              </table:table-cell>
              <table:table-cell office:value-type="float" office:value="655.9557">
                <text:p>655.9557</text:p>
              </table:table-cell>
              <table:table-cell office:value-type="float" office:value="657.5868">
                <text:p>657.5868</text:p>
              </table:table-cell>
              <table:table-cell office:value-type="float" office:value="673.5258">
                <text:p>673.5258</text:p>
              </table:table-cell>
              <table:table-cell office:value-type="float" office:value="690.5928">
                <text:p>690.5928</text:p>
              </table:table-cell>
            </table:table-row>
            <table:table-row>
              <table:table-cell office:value-type="string">
                <text:p>x264 fast</text:p>
                <draw:g>
                  <svg:desc>'OLD_TOWN_CROSS_VMAF - present'.A8:'OLD_TOWN_CROSS_VMAF - present'.A8</svg:desc>
                </draw:g>
              </table:table-cell>
              <table:table-cell office:value-type="float" office:value="0">
                <text:p>0</text:p>
                <draw:g>
                  <svg:desc>'OLD_TOWN_CROSS_VMAF - present'.B30:'OLD_TOWN_CROSS_VMAF - present'.U30</svg:desc>
                </draw:g>
              </table:table-cell>
              <table:table-cell office:value-type="float" office:value="1.214648">
                <text:p>1.214648</text:p>
              </table:table-cell>
              <table:table-cell office:value-type="float" office:value="20.087842">
                <text:p>20.087842</text:p>
              </table:table-cell>
              <table:table-cell office:value-type="float" office:value="37.48195">
                <text:p>37.48195</text:p>
              </table:table-cell>
              <table:table-cell office:value-type="float" office:value="49.986079">
                <text:p>49.986079</text:p>
              </table:table-cell>
              <table:table-cell office:value-type="float" office:value="59.836302">
                <text:p>59.836302</text:p>
              </table:table-cell>
              <table:table-cell office:value-type="float" office:value="66.826192">
                <text:p>66.826192</text:p>
              </table:table-cell>
              <table:table-cell office:value-type="float" office:value="72.051737">
                <text:p>72.051737</text:p>
              </table:table-cell>
              <table:table-cell office:value-type="float" office:value="76.006806">
                <text:p>76.006806</text:p>
              </table:table-cell>
              <table:table-cell office:value-type="float" office:value="79.111726">
                <text:p>79.111726</text:p>
              </table:table-cell>
              <table:table-cell office:value-type="float" office:value="83.106312">
                <text:p>83.106312</text:p>
              </table:table-cell>
              <table:table-cell office:value-type="float" office:value="85.575251">
                <text:p>85.575251</text:p>
              </table:table-cell>
              <table:table-cell office:value-type="float" office:value="87.182865">
                <text:p>87.182865</text:p>
              </table:table-cell>
              <table:table-cell office:value-type="float" office:value="88.272465">
                <text:p>88.272465</text:p>
              </table:table-cell>
              <table:table-cell office:value-type="float" office:value="88.971054">
                <text:p>88.971054</text:p>
              </table:table-cell>
              <table:table-cell office:value-type="float" office:value="89.420292">
                <text:p>89.420292</text:p>
              </table:table-cell>
              <table:table-cell office:value-type="float" office:value="89.543842">
                <text:p>89.543842</text:p>
              </table:table-cell>
              <table:table-cell office:value-type="float" office:value="89.483586">
                <text:p>89.483586</text:p>
              </table:table-cell>
              <table:table-cell office:value-type="float" office:value="89.231793">
                <text:p>89.231793</text:p>
              </table:table-cell>
              <table:table-cell office:value-type="float" office:value="88.643286">
                <text:p>88.643286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375.3631">
                <text:p>375.3631</text:p>
                <draw:g>
                  <svg:desc>'OLD_TOWN_CROSS_VMAF - present'.B9:'OLD_TOWN_CROSS_VMAF - present'.U9</svg:desc>
                </draw:g>
              </table:table-cell>
              <table:table-cell office:value-type="float" office:value="480.569">
                <text:p>480.569</text:p>
              </table:table-cell>
              <table:table-cell office:value-type="float" office:value="489.3518">
                <text:p>489.3518</text:p>
              </table:table-cell>
              <table:table-cell office:value-type="float" office:value="505.969">
                <text:p>505.969</text:p>
              </table:table-cell>
              <table:table-cell office:value-type="float" office:value="522.8914">
                <text:p>522.8914</text:p>
              </table:table-cell>
              <table:table-cell office:value-type="float" office:value="546.5713">
                <text:p>546.5713</text:p>
              </table:table-cell>
              <table:table-cell office:value-type="float" office:value="568.447">
                <text:p>568.447</text:p>
              </table:table-cell>
              <table:table-cell office:value-type="float" office:value="586.8881">
                <text:p>586.8881</text:p>
              </table:table-cell>
              <table:table-cell office:value-type="float" office:value="607.2514">
                <text:p>607.2514</text:p>
              </table:table-cell>
              <table:table-cell office:value-type="float" office:value="625.2513">
                <text:p>625.2513</text:p>
              </table:table-cell>
              <table:table-cell office:value-type="float" office:value="648.6586">
                <text:p>648.6586</text:p>
              </table:table-cell>
              <table:table-cell office:value-type="float" office:value="683.9154">
                <text:p>683.9154</text:p>
              </table:table-cell>
              <table:table-cell office:value-type="float" office:value="724.3824">
                <text:p>724.3824</text:p>
              </table:table-cell>
              <table:table-cell office:value-type="float" office:value="764.5896">
                <text:p>764.5896</text:p>
              </table:table-cell>
              <table:table-cell office:value-type="float" office:value="783.4809">
                <text:p>783.4809</text:p>
              </table:table-cell>
              <table:table-cell office:value-type="float" office:value="820.7118">
                <text:p>820.7118</text:p>
              </table:table-cell>
              <table:table-cell office:value-type="float" office:value="842.1339">
                <text:p>842.1339</text:p>
              </table:table-cell>
              <table:table-cell office:value-type="float" office:value="860.4207">
                <text:p>860.4207</text:p>
              </table:table-cell>
              <table:table-cell office:value-type="float" office:value="879.3232">
                <text:p>879.3232</text:p>
              </table:table-cell>
              <table:table-cell office:value-type="float" office:value="879.3792">
                <text:p>879.3792</text:p>
              </table:table-cell>
            </table:table-row>
            <table:table-row>
              <table:table-cell office:value-type="string">
                <text:p>x264 medium</text:p>
                <draw:g>
                  <svg:desc>'OLD_TOWN_CROSS_VMAF - present'.A9:'OLD_TOWN_CROSS_VMAF - present'.A9</svg:desc>
                </draw:g>
              </table:table-cell>
              <table:table-cell office:value-type="float" office:value="0">
                <text:p>0</text:p>
                <draw:g>
                  <svg:desc>'OLD_TOWN_CROSS_VMAF - present'.B31:'OLD_TOWN_CROSS_VMAF - present'.U31</svg:desc>
                </draw:g>
              </table:table-cell>
              <table:table-cell office:value-type="float" office:value="0.512735">
                <text:p>0.512735</text:p>
              </table:table-cell>
              <table:table-cell office:value-type="float" office:value="12.105442">
                <text:p>12.105442</text:p>
              </table:table-cell>
              <table:table-cell office:value-type="float" office:value="30.506562">
                <text:p>30.506562</text:p>
              </table:table-cell>
              <table:table-cell office:value-type="float" office:value="44.998177">
                <text:p>44.998177</text:p>
              </table:table-cell>
              <table:table-cell office:value-type="float" office:value="56.458203">
                <text:p>56.458203</text:p>
              </table:table-cell>
              <table:table-cell office:value-type="float" office:value="65.250102">
                <text:p>65.250102</text:p>
              </table:table-cell>
              <table:table-cell office:value-type="float" office:value="71.50714">
                <text:p>71.50714</text:p>
              </table:table-cell>
              <table:table-cell office:value-type="float" office:value="76.183631">
                <text:p>76.183631</text:p>
              </table:table-cell>
              <table:table-cell office:value-type="float" office:value="79.583778">
                <text:p>79.583778</text:p>
              </table:table-cell>
              <table:table-cell office:value-type="float" office:value="84.027112">
                <text:p>84.027112</text:p>
              </table:table-cell>
              <table:table-cell office:value-type="float" office:value="86.520742">
                <text:p>86.520742</text:p>
              </table:table-cell>
              <table:table-cell office:value-type="float" office:value="88.031018">
                <text:p>88.031018</text:p>
              </table:table-cell>
              <table:table-cell office:value-type="float" office:value="89.149419">
                <text:p>89.149419</text:p>
              </table:table-cell>
              <table:table-cell office:value-type="float" office:value="89.912475">
                <text:p>89.912475</text:p>
              </table:table-cell>
              <table:table-cell office:value-type="float" office:value="90.291289">
                <text:p>90.291289</text:p>
              </table:table-cell>
              <table:table-cell office:value-type="float" office:value="90.405152">
                <text:p>90.405152</text:p>
              </table:table-cell>
              <table:table-cell office:value-type="float" office:value="90.41369">
                <text:p>90.41369</text:p>
              </table:table-cell>
              <table:table-cell office:value-type="float" office:value="90.289293">
                <text:p>90.289293</text:p>
              </table:table-cell>
              <table:table-cell office:value-type="float" office:value="89.81594">
                <text:p>89.81594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533.5731">
                <text:p>533.5731</text:p>
                <draw:g>
                  <svg:desc>'OLD_TOWN_CROSS_VMAF - present'.B10:'OLD_TOWN_CROSS_VMAF - present'.U10</svg:desc>
                </draw:g>
              </table:table-cell>
              <table:table-cell office:value-type="float" office:value="557.966">
                <text:p>557.966</text:p>
              </table:table-cell>
              <table:table-cell office:value-type="float" office:value="560.4788">
                <text:p>560.4788</text:p>
              </table:table-cell>
              <table:table-cell office:value-type="float" office:value="597.7201">
                <text:p>597.7201</text:p>
              </table:table-cell>
              <table:table-cell office:value-type="float" office:value="654.7368">
                <text:p>654.7368</text:p>
              </table:table-cell>
              <table:table-cell office:value-type="float" office:value="692.903">
                <text:p>692.903</text:p>
              </table:table-cell>
              <table:table-cell office:value-type="float" office:value="732.605">
                <text:p>732.605</text:p>
              </table:table-cell>
              <table:table-cell office:value-type="float" office:value="786.3524">
                <text:p>786.3524</text:p>
              </table:table-cell>
              <table:table-cell office:value-type="float" office:value="827.9162">
                <text:p>827.9162</text:p>
              </table:table-cell>
              <table:table-cell office:value-type="float" office:value="866.9268">
                <text:p>866.9268</text:p>
              </table:table-cell>
              <table:table-cell office:value-type="float" office:value="963.3748">
                <text:p>963.3748</text:p>
              </table:table-cell>
              <table:table-cell office:value-type="float" office:value="1057.7747">
                <text:p>1057.7747</text:p>
              </table:table-cell>
              <table:table-cell office:value-type="float" office:value="1158.1155">
                <text:p>1158.1155</text:p>
              </table:table-cell>
              <table:table-cell office:value-type="float" office:value="1246.069">
                <text:p>1246.069</text:p>
              </table:table-cell>
              <table:table-cell office:value-type="float" office:value="1322.241">
                <text:p>1322.241</text:p>
              </table:table-cell>
              <table:table-cell office:value-type="float" office:value="1391.058">
                <text:p>1391.058</text:p>
              </table:table-cell>
              <table:table-cell office:value-type="float" office:value="1444.1778">
                <text:p>1444.1778</text:p>
              </table:table-cell>
              <table:table-cell office:value-type="float" office:value="1494.1769">
                <text:p>1494.1769</text:p>
              </table:table-cell>
              <table:table-cell office:value-type="float" office:value="1537.5637">
                <text:p>1537.5637</text:p>
              </table:table-cell>
              <table:table-cell office:value-type="float" office:value="1561.1689">
                <text:p>1561.1689</text:p>
              </table:table-cell>
            </table:table-row>
            <table:table-row>
              <table:table-cell office:value-type="string">
                <text:p>x264 slow</text:p>
                <draw:g>
                  <svg:desc>'OLD_TOWN_CROSS_VMAF - present'.A10:'OLD_TOWN_CROSS_VMAF - present'.A10</svg:desc>
                </draw:g>
              </table:table-cell>
              <table:table-cell office:value-type="float" office:value="0">
                <text:p>0</text:p>
                <draw:g>
                  <svg:desc>'OLD_TOWN_CROSS_VMAF - present'.B32:'OLD_TOWN_CROSS_VMAF - present'.U32</svg:desc>
                </draw:g>
              </table:table-cell>
              <table:table-cell office:value-type="float" office:value="0.388509">
                <text:p>0.388509</text:p>
              </table:table-cell>
              <table:table-cell office:value-type="float" office:value="9.315035">
                <text:p>9.315035</text:p>
              </table:table-cell>
              <table:table-cell office:value-type="float" office:value="28.338529">
                <text:p>28.338529</text:p>
              </table:table-cell>
              <table:table-cell office:value-type="float" office:value="44.16804">
                <text:p>44.16804</text:p>
              </table:table-cell>
              <table:table-cell office:value-type="float" office:value="57.866365">
                <text:p>57.866365</text:p>
              </table:table-cell>
              <table:table-cell office:value-type="float" office:value="67.242001">
                <text:p>67.242001</text:p>
              </table:table-cell>
              <table:table-cell office:value-type="float" office:value="73.829583">
                <text:p>73.829583</text:p>
              </table:table-cell>
              <table:table-cell office:value-type="float" office:value="77.991929">
                <text:p>77.991929</text:p>
              </table:table-cell>
              <table:table-cell office:value-type="float" office:value="81.218367">
                <text:p>81.218367</text:p>
              </table:table-cell>
              <table:table-cell office:value-type="float" office:value="84.71704">
                <text:p>84.71704</text:p>
              </table:table-cell>
              <table:table-cell office:value-type="float" office:value="87.020208">
                <text:p>87.020208</text:p>
              </table:table-cell>
              <table:table-cell office:value-type="float" office:value="88.301774">
                <text:p>88.301774</text:p>
              </table:table-cell>
              <table:table-cell office:value-type="float" office:value="89.044514">
                <text:p>89.044514</text:p>
              </table:table-cell>
              <table:table-cell office:value-type="float" office:value="89.499027">
                <text:p>89.499027</text:p>
              </table:table-cell>
              <table:table-cell office:value-type="float" office:value="89.690509">
                <text:p>89.690509</text:p>
              </table:table-cell>
              <table:table-cell office:value-type="float" office:value="89.525693">
                <text:p>89.525693</text:p>
              </table:table-cell>
              <table:table-cell office:value-type="float" office:value="89.444081">
                <text:p>89.444081</text:p>
              </table:table-cell>
              <table:table-cell office:value-type="float" office:value="89.05007">
                <text:p>89.05007</text:p>
              </table:table-cell>
              <table:table-cell office:value-type="float" office:value="88.443638">
                <text:p>88.443638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658.4743">
                <text:p>658.4743</text:p>
                <draw:g>
                  <svg:desc>'OLD_TOWN_CROSS_VMAF - present'.B11:'OLD_TOWN_CROSS_VMAF - present'.U11</svg:desc>
                </draw:g>
              </table:table-cell>
              <table:table-cell office:value-type="float" office:value="1384.4986">
                <text:p>1384.4986</text:p>
              </table:table-cell>
              <table:table-cell office:value-type="float" office:value="1287.6012">
                <text:p>1287.6012</text:p>
              </table:table-cell>
              <table:table-cell office:value-type="float" office:value="1318.5798">
                <text:p>1318.5798</text:p>
              </table:table-cell>
              <table:table-cell office:value-type="float" office:value="1392.7844">
                <text:p>1392.7844</text:p>
              </table:table-cell>
              <table:table-cell office:value-type="float" office:value="1479.5503">
                <text:p>1479.5503</text:p>
              </table:table-cell>
              <table:table-cell office:value-type="float" office:value="1549.097">
                <text:p>1549.097</text:p>
              </table:table-cell>
              <table:table-cell office:value-type="float" office:value="1617.5263">
                <text:p>1617.5263</text:p>
              </table:table-cell>
              <table:table-cell office:value-type="float" office:value="1684.4062">
                <text:p>1684.4062</text:p>
              </table:table-cell>
              <table:table-cell office:value-type="float" office:value="1757.1013">
                <text:p>1757.1013</text:p>
              </table:table-cell>
              <table:table-cell office:value-type="float" office:value="1920.0728">
                <text:p>1920.0728</text:p>
              </table:table-cell>
              <table:table-cell office:value-type="float" office:value="2069.7285">
                <text:p>2069.7285</text:p>
              </table:table-cell>
              <table:table-cell office:value-type="float" office:value="2211.6925">
                <text:p>2211.6925</text:p>
              </table:table-cell>
              <table:table-cell office:value-type="float" office:value="2324.0002">
                <text:p>2324.0002</text:p>
              </table:table-cell>
              <table:table-cell office:value-type="float" office:value="2457.2345">
                <text:p>2457.2345</text:p>
              </table:table-cell>
              <table:table-cell office:value-type="float" office:value="2546.087">
                <text:p>2546.087</text:p>
              </table:table-cell>
              <table:table-cell office:value-type="float" office:value="2631.949">
                <text:p>2631.949</text:p>
              </table:table-cell>
              <table:table-cell office:value-type="float" office:value="2715.0059">
                <text:p>2715.0059</text:p>
              </table:table-cell>
              <table:table-cell office:value-type="float" office:value="2760.1139">
                <text:p>2760.1139</text:p>
              </table:table-cell>
              <table:table-cell office:value-type="float" office:value="2829.3928">
                <text:p>2829.3928</text:p>
              </table:table-cell>
            </table:table-row>
            <table:table-row>
              <table:table-cell office:value-type="string">
                <text:p>x264 slower</text:p>
                <draw:g>
                  <svg:desc>'OLD_TOWN_CROSS_VMAF - present'.A11:'OLD_TOWN_CROSS_VMAF - present'.A11</svg:desc>
                </draw:g>
              </table:table-cell>
              <table:table-cell office:value-type="float" office:value="0">
                <text:p>0</text:p>
                <draw:g>
                  <svg:desc>'OLD_TOWN_CROSS_VMAF - present'.B33:'OLD_TOWN_CROSS_VMAF - present'.U33</svg:desc>
                </draw:g>
              </table:table-cell>
              <table:table-cell office:value-type="float" office:value="0.276447">
                <text:p>0.276447</text:p>
              </table:table-cell>
              <table:table-cell office:value-type="float" office:value="10.486858">
                <text:p>10.486858</text:p>
              </table:table-cell>
              <table:table-cell office:value-type="float" office:value="28.931378">
                <text:p>28.931378</text:p>
              </table:table-cell>
              <table:table-cell office:value-type="float" office:value="43.57209">
                <text:p>43.57209</text:p>
              </table:table-cell>
              <table:table-cell office:value-type="float" office:value="56.682009">
                <text:p>56.682009</text:p>
              </table:table-cell>
              <table:table-cell office:value-type="float" office:value="67.156969">
                <text:p>67.156969</text:p>
              </table:table-cell>
              <table:table-cell office:value-type="float" office:value="73.195441">
                <text:p>73.195441</text:p>
              </table:table-cell>
              <table:table-cell office:value-type="float" office:value="77.684994">
                <text:p>77.684994</text:p>
              </table:table-cell>
              <table:table-cell office:value-type="float" office:value="80.824685">
                <text:p>80.824685</text:p>
              </table:table-cell>
              <table:table-cell office:value-type="float" office:value="84.438419">
                <text:p>84.438419</text:p>
              </table:table-cell>
              <table:table-cell office:value-type="float" office:value="86.733172">
                <text:p>86.733172</text:p>
              </table:table-cell>
              <table:table-cell office:value-type="float" office:value="88.229257">
                <text:p>88.229257</text:p>
              </table:table-cell>
              <table:table-cell office:value-type="float" office:value="89.091329">
                <text:p>89.091329</text:p>
              </table:table-cell>
              <table:table-cell office:value-type="float" office:value="89.56107">
                <text:p>89.56107</text:p>
              </table:table-cell>
              <table:table-cell office:value-type="float" office:value="89.732544">
                <text:p>89.732544</text:p>
              </table:table-cell>
              <table:table-cell office:value-type="float" office:value="89.810539">
                <text:p>89.810539</text:p>
              </table:table-cell>
              <table:table-cell office:value-type="float" office:value="89.669823">
                <text:p>89.669823</text:p>
              </table:table-cell>
              <table:table-cell office:value-type="float" office:value="89.209106">
                <text:p>89.209106</text:p>
              </table:table-cell>
              <table:table-cell office:value-type="float" office:value="88.789777">
                <text:p>88.789777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3168.3382">
                <text:p>3168.3382</text:p>
                <draw:g>
                  <svg:desc>'OLD_TOWN_CROSS_VMAF - present'.B12:'OLD_TOWN_CROSS_VMAF - present'.U12</svg:desc>
                </draw:g>
              </table:table-cell>
              <table:table-cell office:value-type="float" office:value="3323.7262">
                <text:p>3323.7262</text:p>
              </table:table-cell>
              <table:table-cell office:value-type="float" office:value="3139.3874">
                <text:p>3139.3874</text:p>
              </table:table-cell>
              <table:table-cell office:value-type="float" office:value="3109.0385">
                <text:p>3109.0385</text:p>
              </table:table-cell>
              <table:table-cell office:value-type="float" office:value="3171.6971">
                <text:p>3171.6971</text:p>
              </table:table-cell>
              <table:table-cell office:value-type="float" office:value="3253.5913">
                <text:p>3253.5913</text:p>
              </table:table-cell>
              <table:table-cell office:value-type="float" office:value="3347.0572">
                <text:p>3347.0572</text:p>
              </table:table-cell>
              <table:table-cell office:value-type="float" office:value="3432.458">
                <text:p>3432.458</text:p>
              </table:table-cell>
              <table:table-cell office:value-type="float" office:value="3548.0575">
                <text:p>3548.0575</text:p>
              </table:table-cell>
              <table:table-cell office:value-type="float" office:value="3647.6111">
                <text:p>3647.6111</text:p>
              </table:table-cell>
              <table:table-cell office:value-type="float" office:value="3874.109">
                <text:p>3874.109</text:p>
              </table:table-cell>
              <table:table-cell office:value-type="float" office:value="4084.5012">
                <text:p>4084.5012</text:p>
              </table:table-cell>
              <table:table-cell office:value-type="float" office:value="4302.3743">
                <text:p>4302.3743</text:p>
              </table:table-cell>
              <table:table-cell office:value-type="float" office:value="4501.9844">
                <text:p>4501.9844</text:p>
              </table:table-cell>
              <table:table-cell office:value-type="float" office:value="4715.0769">
                <text:p>4715.0769</text:p>
              </table:table-cell>
              <table:table-cell office:value-type="float" office:value="4895.7779">
                <text:p>4895.7779</text:p>
              </table:table-cell>
              <table:table-cell office:value-type="float" office:value="5037.7089">
                <text:p>5037.7089</text:p>
              </table:table-cell>
              <table:table-cell office:value-type="float" office:value="5169.8376">
                <text:p>5169.8376</text:p>
              </table:table-cell>
              <table:table-cell office:value-type="float" office:value="5260.2821">
                <text:p>5260.2821</text:p>
              </table:table-cell>
              <table:table-cell office:value-type="float" office:value="5354.271">
                <text:p>5354.271</text:p>
              </table:table-cell>
            </table:table-row>
            <table:table-row>
              <table:table-cell office:value-type="string">
                <text:p>x264 veryslow</text:p>
                <draw:g>
                  <svg:desc>'OLD_TOWN_CROSS_VMAF - present'.A12:'OLD_TOWN_CROSS_VMAF - present'.A12</svg:desc>
                </draw:g>
              </table:table-cell>
              <table:table-cell office:value-type="float" office:value="0">
                <text:p>0</text:p>
                <draw:g>
                  <svg:desc>'OLD_TOWN_CROSS_VMAF - present'.B34:'OLD_TOWN_CROSS_VMAF - present'.U34</svg:desc>
                </draw:g>
              </table:table-cell>
              <table:table-cell office:value-type="float" office:value="0.923617">
                <text:p>0.923617</text:p>
              </table:table-cell>
              <table:table-cell office:value-type="float" office:value="13.301406">
                <text:p>13.301406</text:p>
              </table:table-cell>
              <table:table-cell office:value-type="float" office:value="32.790729">
                <text:p>32.790729</text:p>
              </table:table-cell>
              <table:table-cell office:value-type="float" office:value="48.099973">
                <text:p>48.099973</text:p>
              </table:table-cell>
              <table:table-cell office:value-type="float" office:value="59.606823">
                <text:p>59.606823</text:p>
              </table:table-cell>
              <table:table-cell office:value-type="float" office:value="68.310976">
                <text:p>68.310976</text:p>
              </table:table-cell>
              <table:table-cell office:value-type="float" office:value="74.277958">
                <text:p>74.277958</text:p>
              </table:table-cell>
              <table:table-cell office:value-type="float" office:value="78.102261">
                <text:p>78.102261</text:p>
              </table:table-cell>
              <table:table-cell office:value-type="float" office:value="80.77765">
                <text:p>80.77765</text:p>
              </table:table-cell>
              <table:table-cell office:value-type="float" office:value="84.398814">
                <text:p>84.398814</text:p>
              </table:table-cell>
              <table:table-cell office:value-type="float" office:value="86.65285">
                <text:p>86.65285</text:p>
              </table:table-cell>
              <table:table-cell office:value-type="float" office:value="87.793237">
                <text:p>87.793237</text:p>
              </table:table-cell>
              <table:table-cell office:value-type="float" office:value="88.584053">
                <text:p>88.584053</text:p>
              </table:table-cell>
              <table:table-cell office:value-type="float" office:value="89.038181">
                <text:p>89.038181</text:p>
              </table:table-cell>
              <table:table-cell office:value-type="float" office:value="89.345137">
                <text:p>89.345137</text:p>
              </table:table-cell>
              <table:table-cell office:value-type="float" office:value="89.442617">
                <text:p>89.442617</text:p>
              </table:table-cell>
              <table:table-cell office:value-type="float" office:value="89.222392">
                <text:p>89.222392</text:p>
              </table:table-cell>
              <table:table-cell office:value-type="float" office:value="88.815666">
                <text:p>88.815666</text:p>
              </table:table-cell>
              <table:table-cell office:value-type="float" office:value="88.377766">
                <text:p>88.377766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9339.3235">
                <text:p>9339.3235</text:p>
                <draw:g>
                  <svg:desc>'OLD_TOWN_CROSS_VMAF - present'.B13:'OLD_TOWN_CROSS_VMAF - present'.U13</svg:desc>
                </draw:g>
              </table:table-cell>
              <table:table-cell office:value-type="float" office:value="9456.7152">
                <text:p>9456.7152</text:p>
              </table:table-cell>
              <table:table-cell office:value-type="float" office:value="9529.7413">
                <text:p>9529.7413</text:p>
              </table:table-cell>
              <table:table-cell office:value-type="float" office:value="9840.7714">
                <text:p>9840.7714</text:p>
              </table:table-cell>
              <table:table-cell office:value-type="float" office:value="12159.7752">
                <text:p>12159.7752</text:p>
              </table:table-cell>
              <table:table-cell office:value-type="float" office:value="15690.2294">
                <text:p>15690.2294</text:p>
              </table:table-cell>
              <table:table-cell office:value-type="float" office:value="18095.9732">
                <text:p>18095.9732</text:p>
              </table:table-cell>
              <table:table-cell office:value-type="float" office:value="19711.9211">
                <text:p>19711.9211</text:p>
              </table:table-cell>
              <table:table-cell office:value-type="float" office:value="20985.4826">
                <text:p>20985.4826</text:p>
              </table:table-cell>
              <table:table-cell office:value-type="float" office:value="22191.322">
                <text:p>22191.322</text:p>
              </table:table-cell>
              <table:table-cell office:value-type="float" office:value="24074.7683">
                <text:p>24074.7683</text:p>
              </table:table-cell>
              <table:table-cell office:value-type="float" office:value="25761.2408">
                <text:p>25761.2408</text:p>
              </table:table-cell>
              <table:table-cell office:value-type="float" office:value="26978.9676">
                <text:p>26978.9676</text:p>
              </table:table-cell>
              <table:table-cell office:value-type="float" office:value="28413.6394">
                <text:p>28413.6394</text:p>
              </table:table-cell>
              <table:table-cell office:value-type="float" office:value="29530.304">
                <text:p>29530.304</text:p>
              </table:table-cell>
              <table:table-cell office:value-type="float" office:value="30217.0728">
                <text:p>30217.0728</text:p>
              </table:table-cell>
              <table:table-cell office:value-type="float" office:value="30819.8726">
                <text:p>30819.8726</text:p>
              </table:table-cell>
              <table:table-cell office:value-type="float" office:value="31174.8609">
                <text:p>31174.8609</text:p>
              </table:table-cell>
              <table:table-cell office:value-type="float" office:value="31384.7986">
                <text:p>31384.7986</text:p>
              </table:table-cell>
              <table:table-cell office:value-type="float" office:value="31464.8321">
                <text:p>31464.8321</text:p>
              </table:table-cell>
            </table:table-row>
            <table:table-row>
              <table:table-cell office:value-type="string">
                <text:p>x264 placebo</text:p>
                <draw:g>
                  <svg:desc>'OLD_TOWN_CROSS_VMAF - present'.A13:'OLD_TOWN_CROSS_VMAF - present'.A13</svg:desc>
                </draw:g>
              </table:table-cell>
              <table:table-cell office:value-type="float" office:value="0">
                <text:p>0</text:p>
                <draw:g>
                  <svg:desc>'OLD_TOWN_CROSS_VMAF - present'.B35:'OLD_TOWN_CROSS_VMAF - present'.U35</svg:desc>
                </draw:g>
              </table:table-cell>
              <table:table-cell office:value-type="float" office:value="0.485262">
                <text:p>0.485262</text:p>
              </table:table-cell>
              <table:table-cell office:value-type="float" office:value="2.962014">
                <text:p>2.962014</text:p>
              </table:table-cell>
              <table:table-cell office:value-type="float" office:value="18.873582">
                <text:p>18.873582</text:p>
              </table:table-cell>
              <table:table-cell office:value-type="float" office:value="40.063642">
                <text:p>40.063642</text:p>
              </table:table-cell>
              <table:table-cell office:value-type="float" office:value="56.064693">
                <text:p>56.064693</text:p>
              </table:table-cell>
              <table:table-cell office:value-type="float" office:value="66.690803">
                <text:p>66.690803</text:p>
              </table:table-cell>
              <table:table-cell office:value-type="float" office:value="73.032775">
                <text:p>73.032775</text:p>
              </table:table-cell>
              <table:table-cell office:value-type="float" office:value="77.050675">
                <text:p>77.050675</text:p>
              </table:table-cell>
              <table:table-cell office:value-type="float" office:value="79.995553">
                <text:p>79.995553</text:p>
              </table:table-cell>
              <table:table-cell office:value-type="float" office:value="83.081446">
                <text:p>83.081446</text:p>
              </table:table-cell>
              <table:table-cell office:value-type="float" office:value="85.347872">
                <text:p>85.347872</text:p>
              </table:table-cell>
              <table:table-cell office:value-type="float" office:value="86.405144">
                <text:p>86.405144</text:p>
              </table:table-cell>
              <table:table-cell office:value-type="float" office:value="87.087527">
                <text:p>87.087527</text:p>
              </table:table-cell>
              <table:table-cell office:value-type="float" office:value="87.462398">
                <text:p>87.462398</text:p>
              </table:table-cell>
              <table:table-cell office:value-type="float" office:value="87.762602">
                <text:p>87.762602</text:p>
              </table:table-cell>
              <table:table-cell office:value-type="float" office:value="87.793813">
                <text:p>87.793813</text:p>
              </table:table-cell>
              <table:table-cell office:value-type="float" office:value="87.521184">
                <text:p>87.521184</text:p>
              </table:table-cell>
              <table:table-cell office:value-type="float" office:value="86.954073">
                <text:p>86.954073</text:p>
              </table:table-cell>
              <table:table-cell office:value-type="float" office:value="86.323714">
                <text:p>86.323714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33.794444444444">
                <text:p>133.794444444444</text:p>
                <draw:g>
                  <svg:desc>'OLD_TOWN_CROSS_VMAF - present'.B14:'OLD_TOWN_CROSS_VMAF - present'.U14</svg:desc>
                </draw:g>
              </table:table-cell>
              <table:table-cell office:value-type="float" office:value="137.358333333333">
                <text:p>137.358333333333</text:p>
              </table:table-cell>
              <table:table-cell office:value-type="float" office:value="138.172222222222">
                <text:p>138.172222222222</text:p>
              </table:table-cell>
              <table:table-cell office:value-type="float" office:value="136.019444444444">
                <text:p>136.019444444444</text:p>
              </table:table-cell>
              <table:table-cell office:value-type="float" office:value="136.213888888889">
                <text:p>136.213888888889</text:p>
              </table:table-cell>
              <table:table-cell office:value-type="float" office:value="135.95">
                <text:p>135.95</text:p>
              </table:table-cell>
              <table:table-cell office:value-type="float" office:value="136.091666666667">
                <text:p>136.091666666667</text:p>
              </table:table-cell>
              <table:table-cell office:value-type="float" office:value="136.15">
                <text:p>136.15</text:p>
              </table:table-cell>
              <table:table-cell office:value-type="float" office:value="136.238888888889">
                <text:p>136.238888888889</text:p>
              </table:table-cell>
              <table:table-cell office:value-type="float" office:value="136.086111111111">
                <text:p>136.086111111111</text:p>
              </table:table-cell>
              <table:table-cell office:value-type="float" office:value="136.852777777778">
                <text:p>136.852777777778</text:p>
              </table:table-cell>
              <table:table-cell office:value-type="float" office:value="137.980555555556">
                <text:p>137.980555555556</text:p>
              </table:table-cell>
              <table:table-cell office:value-type="float" office:value="136.697222222222">
                <text:p>136.697222222222</text:p>
              </table:table-cell>
              <table:table-cell office:value-type="float" office:value="136.869444444444">
                <text:p>136.869444444444</text:p>
              </table:table-cell>
              <table:table-cell office:value-type="float" office:value="138.280555555556">
                <text:p>138.280555555556</text:p>
              </table:table-cell>
              <table:table-cell office:value-type="float" office:value="136.897222222222">
                <text:p>136.897222222222</text:p>
              </table:table-cell>
              <table:table-cell office:value-type="float" office:value="138.241666666667">
                <text:p>138.241666666667</text:p>
              </table:table-cell>
              <table:table-cell office:value-type="float" office:value="138.188888888889">
                <text:p>138.188888888889</text:p>
              </table:table-cell>
              <table:table-cell office:value-type="float" office:value="136.975">
                <text:p>136.975</text:p>
              </table:table-cell>
              <table:table-cell office:value-type="float" office:value="136.980555555556">
                <text:p>136.980555555556</text:p>
              </table:table-cell>
            </table:table-row>
            <table:table-row>
              <table:table-cell office:value-type="string">
                <text:p>h264_nvenc medium</text:p>
                <draw:g>
                  <svg:desc>'OLD_TOWN_CROSS_VMAF - present'.A14:'OLD_TOWN_CROSS_VMAF - present'.A14</svg:desc>
                </draw:g>
              </table:table-cell>
              <table:table-cell office:value-type="float" office:value="5.524705">
                <text:p>5.524705</text:p>
                <draw:g>
                  <svg:desc>'OLD_TOWN_CROSS_VMAF - present'.B36:'OLD_TOWN_CROSS_VMAF - present'.U36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133.638888888889">
                <text:p>133.638888888889</text:p>
                <draw:g>
                  <svg:desc>'OLD_TOWN_CROSS_VMAF - present'.B15:'OLD_TOWN_CROSS_VMAF - present'.U15</svg:desc>
                </draw:g>
              </table:table-cell>
              <table:table-cell office:value-type="float" office:value="133.725">
                <text:p>133.725</text:p>
              </table:table-cell>
              <table:table-cell office:value-type="float" office:value="133.897222222222">
                <text:p>133.897222222222</text:p>
              </table:table-cell>
              <table:table-cell office:value-type="float" office:value="133.65">
                <text:p>133.65</text:p>
              </table:table-cell>
              <table:table-cell office:value-type="float" office:value="133.452777777778">
                <text:p>133.452777777778</text:p>
              </table:table-cell>
              <table:table-cell office:value-type="float" office:value="133.655555555556">
                <text:p>133.655555555556</text:p>
              </table:table-cell>
              <table:table-cell office:value-type="float" office:value="133.883333333333">
                <text:p>133.883333333333</text:p>
              </table:table-cell>
              <table:table-cell office:value-type="float" office:value="133.825">
                <text:p>133.825</text:p>
              </table:table-cell>
              <table:table-cell office:value-type="float" office:value="133.933333333333">
                <text:p>133.933333333333</text:p>
              </table:table-cell>
              <table:table-cell office:value-type="float" office:value="134.152777777778">
                <text:p>134.152777777778</text:p>
              </table:table-cell>
              <table:table-cell office:value-type="float" office:value="133.9">
                <text:p>133.9</text:p>
              </table:table-cell>
              <table:table-cell office:value-type="float" office:value="1149.24166666667">
                <text:p>1149.24166666667</text:p>
              </table:table-cell>
              <table:table-cell office:value-type="float" office:value="134.122222222222">
                <text:p>134.122222222222</text:p>
              </table:table-cell>
              <table:table-cell office:value-type="float" office:value="134.155555555556">
                <text:p>134.155555555556</text:p>
              </table:table-cell>
              <table:table-cell office:value-type="float" office:value="134.013888888889">
                <text:p>134.013888888889</text:p>
              </table:table-cell>
              <table:table-cell office:value-type="float" office:value="134">
                <text:p>134</text:p>
              </table:table-cell>
              <table:table-cell office:value-type="float" office:value="196.944444444444">
                <text:p>196.944444444444</text:p>
              </table:table-cell>
              <table:table-cell office:value-type="float" office:value="188">
                <text:p>188</text:p>
              </table:table-cell>
              <table:table-cell office:value-type="float" office:value="205.875">
                <text:p>205.875</text:p>
              </table:table-cell>
              <table:table-cell office:value-type="float" office:value="413.180555555556">
                <text:p>413.180555555556</text:p>
              </table:table-cell>
            </table:table-row>
            <table:table-row>
              <table:table-cell office:value-type="string">
                <text:p>h264_nvenc fast</text:p>
                <draw:g>
                  <svg:desc>'OLD_TOWN_CROSS_VMAF - present'.A15:'OLD_TOWN_CROSS_VMAF - present'.A15</svg:desc>
                </draw:g>
              </table:table-cell>
              <table:table-cell office:value-type="float" office:value="4.42534">
                <text:p>4.42534</text:p>
                <draw:g>
                  <svg:desc>'OLD_TOWN_CROSS_VMAF - present'.B37:'OLD_TOWN_CROSS_VMAF - present'.U37</svg:desc>
                </draw:g>
              </table:table-cell>
              <table:table-cell office:value-type="float" office:value="13.55597">
                <text:p>13.55597</text:p>
              </table:table-cell>
              <table:table-cell office:value-type="float" office:value="68.543041">
                <text:p>68.543041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8.092465">
                <text:p>48.092465</text:p>
              </table:table-cell>
              <table:table-cell office:value-type="float" office:value="46.837883">
                <text:p>46.837883</text:p>
              </table:table-cell>
              <table:table-cell office:value-type="float" office:value="46.971579">
                <text:p>46.971579</text:p>
              </table:table-cell>
              <table:table-cell office:value-type="float" office:value="73.60482">
                <text:p>73.60482</text:p>
              </table:table-cell>
              <table:table-cell office:value-type="float" office:value="73.289996">
                <text:p>73.289996</text:p>
              </table:table-cell>
              <table:table-cell office:value-type="float" office:value="81.131063">
                <text:p>81.131063</text:p>
              </table:table-cell>
              <table:table-cell office:value-type="float" office:value="81.936248">
                <text:p>81.936248</text:p>
              </table:table-cell>
              <table:table-cell office:value-type="float" office:value="85.037721">
                <text:p>85.037721</text:p>
              </table:table-cell>
              <table:table-cell office:value-type="float" office:value="87.140003">
                <text:p>87.140003</text:p>
              </table:table-cell>
              <table:table-cell office:value-type="float" office:value="87.112481">
                <text:p>87.112481</text:p>
              </table:table-cell>
              <table:table-cell office:value-type="float" office:value="88.647623">
                <text:p>88.647623</text:p>
              </table:table-cell>
              <table:table-cell office:value-type="float" office:value="89.718537">
                <text:p>89.718537</text:p>
              </table:table-cell>
              <table:table-cell office:value-type="float" office:value="89.702655">
                <text:p>89.702655</text:p>
              </table:table-cell>
              <table:table-cell office:value-type="float" office:value="90.373329">
                <text:p>90.373329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466.997222222222">
                <text:p>466.997222222222</text:p>
                <draw:g>
                  <svg:desc>'OLD_TOWN_CROSS_VMAF - present'.B16:'OLD_TOWN_CROSS_VMAF - present'.U16</svg:desc>
                </draw:g>
              </table:table-cell>
              <table:table-cell office:value-type="float" office:value="305.127777777778">
                <text:p>305.127777777778</text:p>
              </table:table-cell>
              <table:table-cell office:value-type="float" office:value="268.680555555556">
                <text:p>268.680555555556</text:p>
              </table:table-cell>
              <table:table-cell office:value-type="float" office:value="304.908333333333">
                <text:p>304.908333333333</text:p>
              </table:table-cell>
              <table:table-cell office:value-type="float" office:value="349.711111111111">
                <text:p>349.711111111111</text:p>
              </table:table-cell>
              <table:table-cell office:value-type="float" office:value="250.052777777778">
                <text:p>250.052777777778</text:p>
              </table:table-cell>
              <table:table-cell office:value-type="float" office:value="214.888888888889">
                <text:p>214.888888888889</text:p>
              </table:table-cell>
              <table:table-cell office:value-type="float" office:value="295.822222222222">
                <text:p>295.822222222222</text:p>
              </table:table-cell>
              <table:table-cell office:value-type="float" office:value="277.869444444445">
                <text:p>277.869444444445</text:p>
              </table:table-cell>
              <table:table-cell office:value-type="float" office:value="259.625">
                <text:p>259.625</text:p>
              </table:table-cell>
              <table:table-cell office:value-type="float" office:value="214.591666666667">
                <text:p>214.591666666667</text:p>
              </table:table-cell>
              <table:table-cell office:value-type="float" office:value="223.602777777778">
                <text:p>223.602777777778</text:p>
              </table:table-cell>
              <table:table-cell office:value-type="float" office:value="179.072222222222">
                <text:p>179.072222222222</text:p>
              </table:table-cell>
              <table:table-cell office:value-type="float" office:value="160.622222222222">
                <text:p>160.622222222222</text:p>
              </table:table-cell>
              <table:table-cell office:value-type="float" office:value="152.172222222222">
                <text:p>152.172222222222</text:p>
              </table:table-cell>
              <table:table-cell office:value-type="float" office:value="143.205555555556">
                <text:p>143.205555555556</text:p>
              </table:table-cell>
              <table:table-cell office:value-type="float" office:value="152.002777777778">
                <text:p>152.002777777778</text:p>
              </table:table-cell>
              <table:table-cell office:value-type="float" office:value="142.811111111111">
                <text:p>142.811111111111</text:p>
              </table:table-cell>
              <table:table-cell office:value-type="float" office:value="143.2">
                <text:p>143.2</text:p>
              </table:table-cell>
              <table:table-cell office:value-type="float" office:value="133.794444444444">
                <text:p>133.794444444444</text:p>
              </table:table-cell>
            </table:table-row>
            <table:table-row>
              <table:table-cell office:value-type="string">
                <text:p>h264_nvenc hp</text:p>
                <draw:g>
                  <svg:desc>'OLD_TOWN_CROSS_VMAF - present'.A16:'OLD_TOWN_CROSS_VMAF - present'.A16</svg:desc>
                </draw:g>
              </table:table-cell>
              <table:table-cell office:value-type="float" office:value="4.42534">
                <text:p>4.42534</text:p>
                <draw:g>
                  <svg:desc>'OLD_TOWN_CROSS_VMAF - present'.B38:'OLD_TOWN_CROSS_VMAF - present'.U38</svg:desc>
                </draw:g>
              </table:table-cell>
              <table:table-cell office:value-type="float" office:value="13.55597">
                <text:p>13.55597</text:p>
              </table:table-cell>
              <table:table-cell office:value-type="float" office:value="68.543041">
                <text:p>68.543041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8.092465">
                <text:p>48.092465</text:p>
              </table:table-cell>
              <table:table-cell office:value-type="float" office:value="46.837883">
                <text:p>46.837883</text:p>
              </table:table-cell>
              <table:table-cell office:value-type="float" office:value="46.971579">
                <text:p>46.971579</text:p>
              </table:table-cell>
              <table:table-cell office:value-type="float" office:value="73.60482">
                <text:p>73.60482</text:p>
              </table:table-cell>
              <table:table-cell office:value-type="float" office:value="73.289996">
                <text:p>73.289996</text:p>
              </table:table-cell>
              <table:table-cell office:value-type="float" office:value="81.131063">
                <text:p>81.131063</text:p>
              </table:table-cell>
              <table:table-cell office:value-type="float" office:value="81.936248">
                <text:p>81.936248</text:p>
              </table:table-cell>
              <table:table-cell office:value-type="float" office:value="85.037721">
                <text:p>85.037721</text:p>
              </table:table-cell>
              <table:table-cell office:value-type="float" office:value="87.140003">
                <text:p>87.140003</text:p>
              </table:table-cell>
              <table:table-cell office:value-type="float" office:value="87.112481">
                <text:p>87.112481</text:p>
              </table:table-cell>
              <table:table-cell office:value-type="float" office:value="88.647623">
                <text:p>88.647623</text:p>
              </table:table-cell>
              <table:table-cell office:value-type="float" office:value="89.718537">
                <text:p>89.718537</text:p>
              </table:table-cell>
              <table:table-cell office:value-type="float" office:value="89.702655">
                <text:p>89.702655</text:p>
              </table:table-cell>
              <table:table-cell office:value-type="float" office:value="90.373329">
                <text:p>90.373329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45.205555555556">
                <text:p>145.205555555556</text:p>
                <draw:g>
                  <svg:desc>'OLD_TOWN_CROSS_VMAF - present'.B17:'OLD_TOWN_CROSS_VMAF - present'.U17</svg:desc>
                </draw:g>
              </table:table-cell>
              <table:table-cell office:value-type="float" office:value="136.266666666667">
                <text:p>136.266666666667</text:p>
              </table:table-cell>
              <table:table-cell office:value-type="float" office:value="146.352777777778">
                <text:p>146.352777777778</text:p>
              </table:table-cell>
              <table:table-cell office:value-type="float" office:value="136.016666666667">
                <text:p>136.016666666667</text:p>
              </table:table-cell>
              <table:table-cell office:value-type="float" office:value="134.583333333333">
                <text:p>134.583333333333</text:p>
              </table:table-cell>
              <table:table-cell office:value-type="float" office:value="135.261111111111">
                <text:p>135.261111111111</text:p>
              </table:table-cell>
              <table:table-cell office:value-type="float" office:value="143.288888888889">
                <text:p>143.288888888889</text:p>
              </table:table-cell>
              <table:table-cell office:value-type="float" office:value="137.075">
                <text:p>137.075</text:p>
              </table:table-cell>
              <table:table-cell office:value-type="float" office:value="136.288888888889">
                <text:p>136.288888888889</text:p>
              </table:table-cell>
              <table:table-cell office:value-type="float" office:value="136.25">
                <text:p>136.25</text:p>
              </table:table-cell>
              <table:table-cell office:value-type="float" office:value="136.172222222222">
                <text:p>136.172222222222</text:p>
              </table:table-cell>
              <table:table-cell office:value-type="float" office:value="144.691666666667">
                <text:p>144.691666666667</text:p>
              </table:table-cell>
              <table:table-cell office:value-type="float" office:value="146.486111111111">
                <text:p>146.486111111111</text:p>
              </table:table-cell>
              <table:table-cell office:value-type="float" office:value="137.158333333333">
                <text:p>137.158333333333</text:p>
              </table:table-cell>
              <table:table-cell office:value-type="float" office:value="136.911111111111">
                <text:p>136.911111111111</text:p>
              </table:table-cell>
              <table:table-cell office:value-type="float" office:value="147.297222222222">
                <text:p>147.297222222222</text:p>
              </table:table-cell>
              <table:table-cell office:value-type="float" office:value="138.258333333333">
                <text:p>138.258333333333</text:p>
              </table:table-cell>
              <table:table-cell office:value-type="float" office:value="147.916666666667">
                <text:p>147.916666666667</text:p>
              </table:table-cell>
              <table:table-cell office:value-type="float" office:value="147.541666666667">
                <text:p>147.541666666667</text:p>
              </table:table-cell>
              <table:table-cell office:value-type="float" office:value="141.066666666667">
                <text:p>141.066666666667</text:p>
              </table:table-cell>
            </table:table-row>
            <table:table-row>
              <table:table-cell office:value-type="string">
                <text:p>h264_nvenc hq</text:p>
                <draw:g>
                  <svg:desc>'OLD_TOWN_CROSS_VMAF - present'.A17:'OLD_TOWN_CROSS_VMAF - present'.A17</svg:desc>
                </draw:g>
              </table:table-cell>
              <table:table-cell office:value-type="float" office:value="5.524705">
                <text:p>5.524705</text:p>
                <draw:g>
                  <svg:desc>'OLD_TOWN_CROSS_VMAF - present'.B39:'OLD_TOWN_CROSS_VMAF - present'.U39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145.197222222222">
                <text:p>145.197222222222</text:p>
                <draw:g>
                  <svg:desc>'OLD_TOWN_CROSS_VMAF - present'.B18:'OLD_TOWN_CROSS_VMAF - present'.U18</svg:desc>
                </draw:g>
              </table:table-cell>
              <table:table-cell office:value-type="float" office:value="135.788888888889">
                <text:p>135.788888888889</text:p>
              </table:table-cell>
              <table:table-cell office:value-type="float" office:value="137.65">
                <text:p>137.65</text:p>
              </table:table-cell>
              <table:table-cell office:value-type="float" office:value="135.341666666667">
                <text:p>135.341666666667</text:p>
              </table:table-cell>
              <table:table-cell office:value-type="float" office:value="144.947222222222">
                <text:p>144.947222222222</text:p>
              </table:table-cell>
              <table:table-cell office:value-type="float" office:value="144.672222222222">
                <text:p>144.672222222222</text:p>
              </table:table-cell>
              <table:table-cell office:value-type="float" office:value="143.613888888889">
                <text:p>143.613888888889</text:p>
              </table:table-cell>
              <table:table-cell office:value-type="float" office:value="145.983333333333">
                <text:p>145.983333333333</text:p>
              </table:table-cell>
              <table:table-cell office:value-type="float" office:value="146.472222222222">
                <text:p>146.472222222222</text:p>
              </table:table-cell>
              <table:table-cell office:value-type="float" office:value="143.533333333333">
                <text:p>143.533333333333</text:p>
              </table:table-cell>
              <table:table-cell office:value-type="float" office:value="145.877777777778">
                <text:p>145.877777777778</text:p>
              </table:table-cell>
              <table:table-cell office:value-type="float" office:value="144.738888888889">
                <text:p>144.738888888889</text:p>
              </table:table-cell>
              <table:table-cell office:value-type="float" office:value="152.105555555556">
                <text:p>152.105555555556</text:p>
              </table:table-cell>
              <table:table-cell office:value-type="float" office:value="146.4">
                <text:p>146.4</text:p>
              </table:table-cell>
              <table:table-cell office:value-type="float" office:value="146.586111111111">
                <text:p>146.586111111111</text:p>
              </table:table-cell>
              <table:table-cell office:value-type="float" office:value="172.602777777778">
                <text:p>172.602777777778</text:p>
              </table:table-cell>
              <table:table-cell office:value-type="float" office:value="173.055555555556">
                <text:p>173.055555555556</text:p>
              </table:table-cell>
              <table:table-cell office:value-type="float" office:value="180.05">
                <text:p>180.05</text:p>
              </table:table-cell>
              <table:table-cell office:value-type="float" office:value="313.691666666667">
                <text:p>313.691666666667</text:p>
              </table:table-cell>
              <table:table-cell office:value-type="float" office:value="484.644444444445">
                <text:p>484.644444444445</text:p>
              </table:table-cell>
            </table:table-row>
            <table:table-row>
              <table:table-cell office:value-type="string">
                <text:p>h264_nvenc bd</text:p>
                <draw:g>
                  <svg:desc>'OLD_TOWN_CROSS_VMAF - present'.A18:'OLD_TOWN_CROSS_VMAF - present'.A18</svg:desc>
                </draw:g>
              </table:table-cell>
              <table:table-cell office:value-type="float" office:value="5.524705">
                <text:p>5.524705</text:p>
                <draw:g>
                  <svg:desc>'OLD_TOWN_CROSS_VMAF - present'.B40:'OLD_TOWN_CROSS_VMAF - present'.U40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362.963888888889">
                <text:p>362.963888888889</text:p>
                <draw:g>
                  <svg:desc>'OLD_TOWN_CROSS_VMAF - present'.B19:'OLD_TOWN_CROSS_VMAF - present'.U19</svg:desc>
                </draw:g>
              </table:table-cell>
              <table:table-cell office:value-type="float" office:value="333.7">
                <text:p>333.7</text:p>
              </table:table-cell>
              <table:table-cell office:value-type="float" office:value="332.641666666667">
                <text:p>332.641666666667</text:p>
              </table:table-cell>
              <table:table-cell office:value-type="float" office:value="324.086111111111">
                <text:p>324.086111111111</text:p>
              </table:table-cell>
              <table:table-cell office:value-type="float" office:value="261.516666666667">
                <text:p>261.516666666667</text:p>
              </table:table-cell>
              <table:table-cell office:value-type="float" office:value="268.216666666667">
                <text:p>268.216666666667</text:p>
              </table:table-cell>
              <table:table-cell office:value-type="float" office:value="277.402777777778">
                <text:p>277.402777777778</text:p>
              </table:table-cell>
              <table:table-cell office:value-type="float" office:value="261.125">
                <text:p>261.125</text:p>
              </table:table-cell>
              <table:table-cell office:value-type="float" office:value="260.216666666667">
                <text:p>260.216666666667</text:p>
              </table:table-cell>
              <table:table-cell office:value-type="float" office:value="241.683333333333">
                <text:p>241.683333333333</text:p>
              </table:table-cell>
              <table:table-cell office:value-type="float" office:value="226.858333333333">
                <text:p>226.858333333333</text:p>
              </table:table-cell>
              <table:table-cell office:value-type="float" office:value="192.511111111111">
                <text:p>192.511111111111</text:p>
              </table:table-cell>
              <table:table-cell office:value-type="float" office:value="207.811111111111">
                <text:p>207.811111111111</text:p>
              </table:table-cell>
              <table:table-cell office:value-type="float" office:value="198.8">
                <text:p>198.8</text:p>
              </table:table-cell>
              <table:table-cell office:value-type="float" office:value="187.119444444444">
                <text:p>187.119444444444</text:p>
              </table:table-cell>
              <table:table-cell office:value-type="float" office:value="180.394444444444">
                <text:p>180.394444444444</text:p>
              </table:table-cell>
              <table:table-cell office:value-type="float" office:value="185.138888888889">
                <text:p>185.138888888889</text:p>
              </table:table-cell>
              <table:table-cell office:value-type="float" office:value="189.011111111111">
                <text:p>189.011111111111</text:p>
              </table:table-cell>
              <table:table-cell office:value-type="float" office:value="189.811111111111">
                <text:p>189.811111111111</text:p>
              </table:table-cell>
              <table:table-cell office:value-type="float" office:value="182.108333333333">
                <text:p>182.108333333333</text:p>
              </table:table-cell>
            </table:table-row>
            <table:table-row>
              <table:table-cell office:value-type="string">
                <text:p>h264_nvenc ll</text:p>
                <draw:g>
                  <svg:desc>'OLD_TOWN_CROSS_VMAF - present'.A19:'OLD_TOWN_CROSS_VMAF - present'.A19</svg:desc>
                </draw:g>
              </table:table-cell>
              <table:table-cell office:value-type="float" office:value="3.610331">
                <text:p>3.610331</text:p>
                <draw:g>
                  <svg:desc>'OLD_TOWN_CROSS_VMAF - present'.B41:'OLD_TOWN_CROSS_VMAF - present'.U41</svg:desc>
                </draw:g>
              </table:table-cell>
              <table:table-cell office:value-type="float" office:value="4.101219">
                <text:p>4.101219</text:p>
              </table:table-cell>
              <table:table-cell office:value-type="float" office:value="5.248249">
                <text:p>5.248249</text:p>
              </table:table-cell>
              <table:table-cell office:value-type="float" office:value="6.910599">
                <text:p>6.910599</text:p>
              </table:table-cell>
              <table:table-cell office:value-type="float" office:value="31.66357">
                <text:p>31.66357</text:p>
              </table:table-cell>
              <table:table-cell office:value-type="float" office:value="48.949276">
                <text:p>48.949276</text:p>
              </table:table-cell>
              <table:table-cell office:value-type="float" office:value="65.001623">
                <text:p>65.001623</text:p>
              </table:table-cell>
              <table:table-cell office:value-type="float" office:value="71.210421">
                <text:p>71.210421</text:p>
              </table:table-cell>
              <table:table-cell office:value-type="float" office:value="74.716283">
                <text:p>74.716283</text:p>
              </table:table-cell>
              <table:table-cell office:value-type="float" office:value="78.092926">
                <text:p>78.092926</text:p>
              </table:table-cell>
              <table:table-cell office:value-type="float" office:value="81.23973">
                <text:p>81.23973</text:p>
              </table:table-cell>
              <table:table-cell office:value-type="float" office:value="84.396897">
                <text:p>84.396897</text:p>
              </table:table-cell>
              <table:table-cell office:value-type="float" office:value="85.302913">
                <text:p>85.302913</text:p>
              </table:table-cell>
              <table:table-cell office:value-type="float" office:value="86.786041">
                <text:p>86.786041</text:p>
              </table:table-cell>
              <table:table-cell office:value-type="float" office:value="88.11613">
                <text:p>88.11613</text:p>
              </table:table-cell>
              <table:table-cell office:value-type="float" office:value="88.452735">
                <text:p>88.452735</text:p>
              </table:table-cell>
              <table:table-cell office:value-type="float" office:value="89.707151">
                <text:p>89.707151</text:p>
              </table:table-cell>
              <table:table-cell office:value-type="float" office:value="90.17733">
                <text:p>90.17733</text:p>
              </table:table-cell>
              <table:table-cell office:value-type="float" office:value="90.657707">
                <text:p>90.657707</text:p>
              </table:table-cell>
              <table:table-cell office:value-type="float" office:value="91.080896">
                <text:p>91.080896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179.336111111111">
                <text:p>179.336111111111</text:p>
                <draw:g>
                  <svg:desc>'OLD_TOWN_CROSS_VMAF - present'.B20:'OLD_TOWN_CROSS_VMAF - present'.U20</svg:desc>
                </draw:g>
              </table:table-cell>
              <table:table-cell office:value-type="float" office:value="178.038888888889">
                <text:p>178.038888888889</text:p>
              </table:table-cell>
              <table:table-cell office:value-type="float" office:value="192.6">
                <text:p>192.6</text:p>
              </table:table-cell>
              <table:table-cell office:value-type="float" office:value="168.755555555556">
                <text:p>168.755555555556</text:p>
              </table:table-cell>
              <table:table-cell office:value-type="float" office:value="186.583333333333">
                <text:p>186.583333333333</text:p>
              </table:table-cell>
              <table:table-cell office:value-type="float" office:value="193.505555555556">
                <text:p>193.505555555556</text:p>
              </table:table-cell>
              <table:table-cell office:value-type="float" office:value="169.372222222222">
                <text:p>169.372222222222</text:p>
              </table:table-cell>
              <table:table-cell office:value-type="float" office:value="168.663888888889">
                <text:p>168.663888888889</text:p>
              </table:table-cell>
              <table:table-cell office:value-type="float" office:value="179.466666666667">
                <text:p>179.466666666667</text:p>
              </table:table-cell>
              <table:table-cell office:value-type="float" office:value="189.361111111111">
                <text:p>189.361111111111</text:p>
              </table:table-cell>
              <table:table-cell office:value-type="float" office:value="169.527777777778">
                <text:p>169.527777777778</text:p>
              </table:table-cell>
              <table:table-cell office:value-type="float" office:value="180.311111111111">
                <text:p>180.311111111111</text:p>
              </table:table-cell>
              <table:table-cell office:value-type="float" office:value="169.386111111111">
                <text:p>169.386111111111</text:p>
              </table:table-cell>
              <table:table-cell office:value-type="float" office:value="169.433333333333">
                <text:p>169.433333333333</text:p>
              </table:table-cell>
              <table:table-cell office:value-type="float" office:value="167.866666666667">
                <text:p>167.866666666667</text:p>
              </table:table-cell>
              <table:table-cell office:value-type="float" office:value="177.538888888889">
                <text:p>177.538888888889</text:p>
              </table:table-cell>
              <table:table-cell office:value-type="float" office:value="168.15">
                <text:p>168.15</text:p>
              </table:table-cell>
              <table:table-cell office:value-type="float" office:value="169.444444444444">
                <text:p>169.444444444444</text:p>
              </table:table-cell>
              <table:table-cell office:value-type="float" office:value="169.155555555556">
                <text:p>169.155555555556</text:p>
              </table:table-cell>
              <table:table-cell office:value-type="float" office:value="180.847222222222">
                <text:p>180.847222222222</text:p>
              </table:table-cell>
            </table:table-row>
            <table:table-row>
              <table:table-cell office:value-type="string">
                <text:p>h264_nvenc llhq</text:p>
                <draw:g>
                  <svg:desc>'OLD_TOWN_CROSS_VMAF - present'.A20:'OLD_TOWN_CROSS_VMAF - present'.A20</svg:desc>
                </draw:g>
              </table:table-cell>
              <table:table-cell office:value-type="float" office:value="3.650217">
                <text:p>3.650217</text:p>
                <draw:g>
                  <svg:desc>'OLD_TOWN_CROSS_VMAF - present'.B42:'OLD_TOWN_CROSS_VMAF - present'.U42</svg:desc>
                </draw:g>
              </table:table-cell>
              <table:table-cell office:value-type="float" office:value="3.891308">
                <text:p>3.891308</text:p>
              </table:table-cell>
              <table:table-cell office:value-type="float" office:value="4.950473">
                <text:p>4.950473</text:p>
              </table:table-cell>
              <table:table-cell office:value-type="float" office:value="6.594553">
                <text:p>6.594553</text:p>
              </table:table-cell>
              <table:table-cell office:value-type="float" office:value="31.623135">
                <text:p>31.623135</text:p>
              </table:table-cell>
              <table:table-cell office:value-type="float" office:value="47.074078">
                <text:p>47.074078</text:p>
              </table:table-cell>
              <table:table-cell office:value-type="float" office:value="65.194617">
                <text:p>65.194617</text:p>
              </table:table-cell>
              <table:table-cell office:value-type="float" office:value="71.355168">
                <text:p>71.355168</text:p>
              </table:table-cell>
              <table:table-cell office:value-type="float" office:value="74.93289">
                <text:p>74.93289</text:p>
              </table:table-cell>
              <table:table-cell office:value-type="float" office:value="78.278631">
                <text:p>78.278631</text:p>
              </table:table-cell>
              <table:table-cell office:value-type="float" office:value="81.44626">
                <text:p>81.44626</text:p>
              </table:table-cell>
              <table:table-cell office:value-type="float" office:value="84.205299">
                <text:p>84.205299</text:p>
              </table:table-cell>
              <table:table-cell office:value-type="float" office:value="85.350468">
                <text:p>85.350468</text:p>
              </table:table-cell>
              <table:table-cell office:value-type="float" office:value="87.252327">
                <text:p>87.252327</text:p>
              </table:table-cell>
              <table:table-cell office:value-type="float" office:value="87.652502">
                <text:p>87.652502</text:p>
              </table:table-cell>
              <table:table-cell office:value-type="float" office:value="88.569197">
                <text:p>88.569197</text:p>
              </table:table-cell>
              <table:table-cell office:value-type="float" office:value="89.842169">
                <text:p>89.842169</text:p>
              </table:table-cell>
              <table:table-cell office:value-type="float" office:value="90.148375">
                <text:p>90.148375</text:p>
              </table:table-cell>
              <table:table-cell office:value-type="float" office:value="90.522215">
                <text:p>90.522215</text:p>
              </table:table-cell>
              <table:table-cell office:value-type="float" office:value="91.188601">
                <text:p>91.188601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163.716666666667">
                <text:p>163.716666666667</text:p>
                <draw:g>
                  <svg:desc>'OLD_TOWN_CROSS_VMAF - present'.B21:'OLD_TOWN_CROSS_VMAF - present'.U21</svg:desc>
                </draw:g>
              </table:table-cell>
              <table:table-cell office:value-type="float" office:value="163.427777777778">
                <text:p>163.427777777778</text:p>
              </table:table-cell>
              <table:table-cell office:value-type="float" office:value="165.058333333333">
                <text:p>165.058333333333</text:p>
              </table:table-cell>
              <table:table-cell office:value-type="float" office:value="169.980555555556">
                <text:p>169.980555555556</text:p>
              </table:table-cell>
              <table:table-cell office:value-type="float" office:value="177.852777777778">
                <text:p>177.852777777778</text:p>
              </table:table-cell>
              <table:table-cell office:value-type="float" office:value="173.102777777778">
                <text:p>173.102777777778</text:p>
              </table:table-cell>
              <table:table-cell office:value-type="float" office:value="171.988888888889">
                <text:p>171.988888888889</text:p>
              </table:table-cell>
              <table:table-cell office:value-type="float" office:value="163.2">
                <text:p>163.2</text:p>
              </table:table-cell>
              <table:table-cell office:value-type="float" office:value="172.691666666667">
                <text:p>172.691666666667</text:p>
              </table:table-cell>
              <table:table-cell office:value-type="float" office:value="175.861111111111">
                <text:p>175.861111111111</text:p>
              </table:table-cell>
              <table:table-cell office:value-type="float" office:value="170.305555555556">
                <text:p>170.305555555556</text:p>
              </table:table-cell>
              <table:table-cell office:value-type="float" office:value="164.925">
                <text:p>164.925</text:p>
              </table:table-cell>
              <table:table-cell office:value-type="float" office:value="162.969444444444">
                <text:p>162.969444444444</text:p>
              </table:table-cell>
              <table:table-cell office:value-type="float" office:value="169.733333333333">
                <text:p>169.733333333333</text:p>
              </table:table-cell>
              <table:table-cell office:value-type="float" office:value="160.097222222222">
                <text:p>160.097222222222</text:p>
              </table:table-cell>
              <table:table-cell office:value-type="float" office:value="175.052777777778">
                <text:p>175.052777777778</text:p>
              </table:table-cell>
              <table:table-cell office:value-type="float" office:value="193.230555555556">
                <text:p>193.230555555556</text:p>
              </table:table-cell>
              <table:table-cell office:value-type="float" office:value="298.011111111111">
                <text:p>298.011111111111</text:p>
              </table:table-cell>
              <table:table-cell office:value-type="float" office:value="377.216666666666">
                <text:p>377.216666666666</text:p>
              </table:table-cell>
              <table:table-cell office:value-type="float" office:value="333.283333333333">
                <text:p>333.283333333333</text:p>
              </table:table-cell>
            </table:table-row>
            <table:table-row>
              <table:table-cell office:value-type="string">
                <text:p>h264_nvenc llhp</text:p>
                <draw:g>
                  <svg:desc>'OLD_TOWN_CROSS_VMAF - present'.A21:'OLD_TOWN_CROSS_VMAF - present'.A21</svg:desc>
                </draw:g>
              </table:table-cell>
              <table:table-cell office:value-type="float" office:value="3.533101">
                <text:p>3.533101</text:p>
                <draw:g>
                  <svg:desc>'OLD_TOWN_CROSS_VMAF - present'.B43:'OLD_TOWN_CROSS_VMAF - present'.U43</svg:desc>
                </draw:g>
              </table:table-cell>
              <table:table-cell office:value-type="float" office:value="3.934004">
                <text:p>3.934004</text:p>
              </table:table-cell>
              <table:table-cell office:value-type="float" office:value="5.033785">
                <text:p>5.033785</text:p>
              </table:table-cell>
              <table:table-cell office:value-type="float" office:value="6.661914">
                <text:p>6.661914</text:p>
              </table:table-cell>
              <table:table-cell office:value-type="float" office:value="32.057782">
                <text:p>32.057782</text:p>
              </table:table-cell>
              <table:table-cell office:value-type="float" office:value="47.882706">
                <text:p>47.882706</text:p>
              </table:table-cell>
              <table:table-cell office:value-type="float" office:value="65.056059">
                <text:p>65.056059</text:p>
              </table:table-cell>
              <table:table-cell office:value-type="float" office:value="71.188103">
                <text:p>71.188103</text:p>
              </table:table-cell>
              <table:table-cell office:value-type="float" office:value="74.727506">
                <text:p>74.727506</text:p>
              </table:table-cell>
              <table:table-cell office:value-type="float" office:value="78.254304">
                <text:p>78.254304</text:p>
              </table:table-cell>
              <table:table-cell office:value-type="float" office:value="81.363932">
                <text:p>81.363932</text:p>
              </table:table-cell>
              <table:table-cell office:value-type="float" office:value="84.820621">
                <text:p>84.820621</text:p>
              </table:table-cell>
              <table:table-cell office:value-type="float" office:value="85.200525">
                <text:p>85.200525</text:p>
              </table:table-cell>
              <table:table-cell office:value-type="float" office:value="86.861298">
                <text:p>86.861298</text:p>
              </table:table-cell>
              <table:table-cell office:value-type="float" office:value="88.180322">
                <text:p>88.180322</text:p>
              </table:table-cell>
              <table:table-cell office:value-type="float" office:value="88.32288">
                <text:p>88.32288</text:p>
              </table:table-cell>
              <table:table-cell office:value-type="float" office:value="89.749324">
                <text:p>89.749324</text:p>
              </table:table-cell>
              <table:table-cell office:value-type="float" office:value="90.20761">
                <text:p>90.20761</text:p>
              </table:table-cell>
              <table:table-cell office:value-type="float" office:value="90.531148">
                <text:p>90.531148</text:p>
              </table:table-cell>
              <table:table-cell office:value-type="float" office:value="90.844745">
                <text:p>90.8447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5cm" chart:symbol-height="0.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841cm" svg:height="25.342cm" xlink:href=".." xlink:type="simple" chart:class="chart:scatter" chart:style-name="ch1">
        <chart:legend svg:x="37.176cm" svg:y="14.861cm" style:legend-expansion="custom" chartooo:width="9.192cm" chartooo:height="6.907cm" style:legend-expansion-aspect-ratio="1.33082380194006" chart:style-name="ch2"/>
        <chart:plot-area chart:style-name="ch3" table:cell-range-address="'OLD_TOWN_CROSS_VMAF - present'.A3:'OLD_TOWN_CROSS_VMAF - present'.U3 'OLD_TOWN_CROSS_VMAF - present'.B25:'OLD_TOWN_CROSS_VMAF - present'.U26 'OLD_TOWN_CROSS_VMAF - present'.A4:'OLD_TOWN_CROSS_VMAF - present'.A4 'OLD_TOWN_CROSS_VMAF - present'.A7:'OLD_TOWN_CROSS_VMAF - present'.A7 'OLD_TOWN_CROSS_VMAF - present'.B29:'OLD_TOWN_CROSS_VMAF - present'.U29 'OLD_TOWN_CROSS_VMAF - present'.A9:'OLD_TOWN_CROSS_VMAF - present'.A9 'OLD_TOWN_CROSS_VMAF - present'.B31:'OLD_TOWN_CROSS_VMAF - present'.U31 'OLD_TOWN_CROSS_VMAF - present'.A14:'OLD_TOWN_CROSS_VMAF - present'.A14 'OLD_TOWN_CROSS_VMAF - present'.B36:'OLD_TOWN_CROSS_VMAF - present'.U36 'OLD_TOWN_CROSS_VMAF - present'.A17:'OLD_TOWN_CROSS_VMAF - present'.A17 'OLD_TOWN_CROSS_VMAF - present'.B39:'OLD_TOWN_CROSS_VMAF - present'.U39" chart:data-source-has-labels="both" svg:x="-0.011cm" svg:y="0.096cm" svg:width="46.947cm" svg:height="24.892cm">
          <chartooo:coordinate-region svg:x="0.796cm" svg:y="0.295cm" svg:width="45.768cm" svg:height="24.046cm"/>
          <chart:axis chart:dimension="x" chart:name="primary-x" chart:style-name="ch4" chartooo:axis-type="auto">
            <chart:categories table:cell-range-address="'OLD_TOWN_CROSS_VMAF - present'.A3:'OLD_TOWN_CROSS_VMAF - present'.A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OLD_TOWN_CROSS_VMAF - present'.B25:'OLD_TOWN_CROSS_VMAF - present'.U25" chart:label-cell-address="'OLD_TOWN_CROSS_VMAF - present'.A3:'OLD_TOWN_CROSS_VMAF - present'.A3" chart:class="chart:scatter">
            <chart:domain table:cell-range-address="'OLD_TOWN_CROSS_VMAF - present'.B3:'OLD_TOWN_CROSS_VMAF - present'.U3"/>
            <chart:data-point chart:repeated="20"/>
          </chart:series>
          <chart:series chart:style-name="ch7" chart:values-cell-range-address="'OLD_TOWN_CROSS_VMAF - present'.B26:'OLD_TOWN_CROSS_VMAF - present'.U26" chart:label-cell-address="'OLD_TOWN_CROSS_VMAF - present'.A4:'OLD_TOWN_CROSS_VMAF - present'.A4" chart:class="chart:scatter">
            <chart:domain table:cell-range-address="'OLD_TOWN_CROSS_VMAF - present'.B4:'OLD_TOWN_CROSS_VMAF - present'.U4"/>
            <chart:data-point chart:repeated="20"/>
          </chart:series>
          <chart:series chart:style-name="ch8" chart:values-cell-range-address="'OLD_TOWN_CROSS_VMAF - present'.B29:'OLD_TOWN_CROSS_VMAF - present'.U29" chart:label-cell-address="'OLD_TOWN_CROSS_VMAF - present'.A7:'OLD_TOWN_CROSS_VMAF - present'.A7" chart:class="chart:scatter">
            <chart:domain table:cell-range-address="'OLD_TOWN_CROSS_VMAF - present'.B7:'OLD_TOWN_CROSS_VMAF - present'.U7"/>
            <chart:data-point chart:repeated="20"/>
          </chart:series>
          <chart:series chart:style-name="ch9" chart:values-cell-range-address="'OLD_TOWN_CROSS_VMAF - present'.B31:'OLD_TOWN_CROSS_VMAF - present'.U31" chart:label-cell-address="'OLD_TOWN_CROSS_VMAF - present'.A9:'OLD_TOWN_CROSS_VMAF - present'.A9" chart:class="chart:scatter">
            <chart:domain table:cell-range-address="'OLD_TOWN_CROSS_VMAF - present'.B9:'OLD_TOWN_CROSS_VMAF - present'.U9"/>
            <chart:data-point chart:repeated="20"/>
          </chart:series>
          <chart:series chart:style-name="ch10" chart:values-cell-range-address="'OLD_TOWN_CROSS_VMAF - present'.B36:'OLD_TOWN_CROSS_VMAF - present'.U36" chart:label-cell-address="'OLD_TOWN_CROSS_VMAF - present'.A14:'OLD_TOWN_CROSS_VMAF - present'.A14" chart:class="chart:scatter">
            <chart:domain table:cell-range-address="'OLD_TOWN_CROSS_VMAF - present'.B14:'OLD_TOWN_CROSS_VMAF - present'.U14"/>
            <chart:data-point chart:repeated="20"/>
          </chart:series>
          <chart:series chart:style-name="ch11" chart:values-cell-range-address="'OLD_TOWN_CROSS_VMAF - present'.B39:'OLD_TOWN_CROSS_VMAF - present'.U39" chart:label-cell-address="'OLD_TOWN_CROSS_VMAF - present'.A17:'OLD_TOWN_CROSS_VMAF - present'.A17" chart:class="chart:scatter">
            <chart:domain table:cell-range-address="'OLD_TOWN_CROSS_VMAF - present'.B17:'OLD_TOWN_CROSS_VMAF - present'.U17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a</text:p>
                <draw:g>
                  <svg:desc>'OLD_TOWN_CROSS_VMAF - present'.A3:'OLD_TOWN_CROSS_VMAF - present'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771.6807">
                <text:p>771.6807</text:p>
                <draw:g>
                  <svg:desc>'OLD_TOWN_CROSS_VMAF - present'.B3:'OLD_TOWN_CROSS_VMAF - present'.U3</svg:desc>
                </draw:g>
              </table:table-cell>
              <table:table-cell office:value-type="float" office:value="770.3277">
                <text:p>770.3277</text:p>
              </table:table-cell>
              <table:table-cell office:value-type="float" office:value="772.8454">
                <text:p>772.8454</text:p>
              </table:table-cell>
              <table:table-cell office:value-type="float" office:value="773.6791">
                <text:p>773.6791</text:p>
              </table:table-cell>
              <table:table-cell office:value-type="float" office:value="776.0971">
                <text:p>776.0971</text:p>
              </table:table-cell>
              <table:table-cell office:value-type="float" office:value="768.3695">
                <text:p>768.3695</text:p>
              </table:table-cell>
              <table:table-cell office:value-type="float" office:value="773.4537">
                <text:p>773.4537</text:p>
              </table:table-cell>
              <table:table-cell office:value-type="float" office:value="772.8456">
                <text:p>772.8456</text:p>
              </table:table-cell>
              <table:table-cell office:value-type="float" office:value="775.628">
                <text:p>775.628</text:p>
              </table:table-cell>
              <table:table-cell office:value-type="float" office:value="771.4148">
                <text:p>771.4148</text:p>
              </table:table-cell>
              <table:table-cell office:value-type="float" office:value="771.0752">
                <text:p>771.0752</text:p>
              </table:table-cell>
              <table:table-cell office:value-type="float" office:value="773.8307">
                <text:p>773.8307</text:p>
              </table:table-cell>
              <table:table-cell office:value-type="float" office:value="776.0748">
                <text:p>776.0748</text:p>
              </table:table-cell>
              <table:table-cell office:value-type="float" office:value="779.9313">
                <text:p>779.9313</text:p>
              </table:table-cell>
              <table:table-cell office:value-type="float" office:value="782.1476">
                <text:p>782.1476</text:p>
              </table:table-cell>
              <table:table-cell office:value-type="float" office:value="787.8982">
                <text:p>787.8982</text:p>
              </table:table-cell>
              <table:table-cell office:value-type="float" office:value="795.0374">
                <text:p>795.0374</text:p>
              </table:table-cell>
              <table:table-cell office:value-type="float" office:value="803.4708">
                <text:p>803.4708</text:p>
              </table:table-cell>
              <table:table-cell office:value-type="float" office:value="811.9413">
                <text:p>811.9413</text:p>
              </table:table-cell>
              <table:table-cell office:value-type="float" office:value="823.1727">
                <text:p>823.1727</text:p>
              </table:table-cell>
            </table:table-row>
            <table:table-row>
              <table:table-cell office:value-type="string">
                <text:p>theora</text:p>
                <draw:g>
                  <svg:desc>'OLD_TOWN_CROSS_VMAF - present'.A3:'OLD_TOWN_CROSS_VMAF - present'.A3</svg:desc>
                </draw:g>
              </table:table-cell>
              <table:table-cell office:value-type="float" office:value="6.537474">
                <text:p>6.537474</text:p>
                <draw:g>
                  <svg:desc>'OLD_TOWN_CROSS_VMAF - present'.B25:'OLD_TOWN_CROSS_VMAF - present'.U25</svg:desc>
                </draw:g>
              </table:table-cell>
              <table:table-cell office:value-type="float" office:value="6.952974">
                <text:p>6.952974</text:p>
              </table:table-cell>
              <table:table-cell office:value-type="float" office:value="7.217063">
                <text:p>7.217063</text:p>
              </table:table-cell>
              <table:table-cell office:value-type="float" office:value="7.737752">
                <text:p>7.737752</text:p>
              </table:table-cell>
              <table:table-cell office:value-type="float" office:value="7.95552">
                <text:p>7.95552</text:p>
              </table:table-cell>
              <table:table-cell office:value-type="float" office:value="8.842371">
                <text:p>8.842371</text:p>
              </table:table-cell>
              <table:table-cell office:value-type="float" office:value="9.858783">
                <text:p>9.858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791834">
                <text:p>24.791834</text:p>
              </table:table-cell>
              <table:table-cell office:value-type="float" office:value="38.950737">
                <text:p>38.950737</text:p>
              </table:table-cell>
              <table:table-cell office:value-type="float" office:value="45.601242">
                <text:p>45.601242</text:p>
              </table:table-cell>
              <table:table-cell office:value-type="float" office:value="51.670721">
                <text:p>51.670721</text:p>
              </table:table-cell>
              <table:table-cell office:value-type="float" office:value="57.388203">
                <text:p>57.388203</text:p>
              </table:table-cell>
              <table:table-cell office:value-type="float" office:value="62.036964">
                <text:p>62.036964</text:p>
              </table:table-cell>
              <table:table-cell office:value-type="float" office:value="66.051008">
                <text:p>66.051008</text:p>
              </table:table-cell>
              <table:table-cell office:value-type="float" office:value="69.583374">
                <text:p>69.583374</text:p>
              </table:table-cell>
              <table:table-cell office:value-type="float" office:value="72.891422">
                <text:p>72.891422</text:p>
              </table:table-cell>
              <table:table-cell office:value-type="float" office:value="75.721895">
                <text:p>75.721895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12.5917">
                <text:p>112.5917</text:p>
                <draw:g>
                  <svg:desc>'OLD_TOWN_CROSS_VMAF - present'.B4:'OLD_TOWN_CROSS_VMAF - present'.U4</svg:desc>
                </draw:g>
              </table:table-cell>
              <table:table-cell office:value-type="float" office:value="84.4672">
                <text:p>84.4672</text:p>
              </table:table-cell>
              <table:table-cell office:value-type="float" office:value="76.1958">
                <text:p>76.1958</text:p>
              </table:table-cell>
              <table:table-cell office:value-type="float" office:value="59.3541">
                <text:p>59.3541</text:p>
              </table:table-cell>
              <table:table-cell office:value-type="float" office:value="74.5439">
                <text:p>74.5439</text:p>
              </table:table-cell>
              <table:table-cell office:value-type="float" office:value="75.0313">
                <text:p>75.0313</text:p>
              </table:table-cell>
              <table:table-cell office:value-type="float" office:value="75.5197">
                <text:p>75.5197</text:p>
              </table:table-cell>
              <table:table-cell office:value-type="float" office:value="75.4546">
                <text:p>75.4546</text:p>
              </table:table-cell>
              <table:table-cell office:value-type="float" office:value="75.5614">
                <text:p>75.5614</text:p>
              </table:table-cell>
              <table:table-cell office:value-type="float" office:value="75.8193">
                <text:p>75.8193</text:p>
              </table:table-cell>
              <table:table-cell office:value-type="float" office:value="76.1967">
                <text:p>76.1967</text:p>
              </table:table-cell>
              <table:table-cell office:value-type="float" office:value="76.0847">
                <text:p>76.0847</text:p>
              </table:table-cell>
              <table:table-cell office:value-type="float" office:value="76.4815">
                <text:p>76.4815</text:p>
              </table:table-cell>
              <table:table-cell office:value-type="float" office:value="77.001">
                <text:p>77.001</text:p>
              </table:table-cell>
              <table:table-cell office:value-type="float" office:value="77.0796">
                <text:p>77.0796</text:p>
              </table:table-cell>
              <table:table-cell office:value-type="float" office:value="77.2148">
                <text:p>77.2148</text:p>
              </table:table-cell>
              <table:table-cell office:value-type="float" office:value="77.2017">
                <text:p>77.2017</text:p>
              </table:table-cell>
              <table:table-cell office:value-type="float" office:value="77.6588">
                <text:p>77.6588</text:p>
              </table:table-cell>
              <table:table-cell office:value-type="float" office:value="77.167">
                <text:p>77.167</text:p>
              </table:table-cell>
              <table:table-cell office:value-type="float" office:value="77.4761">
                <text:p>77.4761</text:p>
              </table:table-cell>
            </table:table-row>
            <table:table-row>
              <table:table-cell office:value-type="string">
                <text:p>x264 ultrafast</text:p>
                <draw:g>
                  <svg:desc>'OLD_TOWN_CROSS_VMAF - present'.A4:'OLD_TOWN_CROSS_VMAF - present'.A4</svg:desc>
                </draw:g>
              </table:table-cell>
              <table:table-cell office:value-type="float" office:value="0.004121">
                <text:p>0.004121</text:p>
                <draw:g>
                  <svg:desc>'OLD_TOWN_CROSS_VMAF - present'.B26:'OLD_TOWN_CROSS_VMAF - present'.U26</svg:desc>
                </draw:g>
              </table:table-cell>
              <table:table-cell office:value-type="float" office:value="0.004121">
                <text:p>0.004121</text:p>
              </table:table-cell>
              <table:table-cell office:value-type="float" office:value="0.026232">
                <text:p>0.026232</text:p>
              </table:table-cell>
              <table:table-cell office:value-type="float" office:value="1.245306">
                <text:p>1.245306</text:p>
              </table:table-cell>
              <table:table-cell office:value-type="float" office:value="8.991258">
                <text:p>8.991258</text:p>
              </table:table-cell>
              <table:table-cell office:value-type="float" office:value="22.576955">
                <text:p>22.576955</text:p>
              </table:table-cell>
              <table:table-cell office:value-type="float" office:value="38.578259">
                <text:p>38.578259</text:p>
              </table:table-cell>
              <table:table-cell office:value-type="float" office:value="50.73045">
                <text:p>50.73045</text:p>
              </table:table-cell>
              <table:table-cell office:value-type="float" office:value="57.347071">
                <text:p>57.347071</text:p>
              </table:table-cell>
              <table:table-cell office:value-type="float" office:value="62.65181">
                <text:p>62.65181</text:p>
              </table:table-cell>
              <table:table-cell office:value-type="float" office:value="69.073557">
                <text:p>69.073557</text:p>
              </table:table-cell>
              <table:table-cell office:value-type="float" office:value="72.670841">
                <text:p>72.670841</text:p>
              </table:table-cell>
              <table:table-cell office:value-type="float" office:value="75.354405">
                <text:p>75.354405</text:p>
              </table:table-cell>
              <table:table-cell office:value-type="float" office:value="77.526272">
                <text:p>77.526272</text:p>
              </table:table-cell>
              <table:table-cell office:value-type="float" office:value="79.503">
                <text:p>79.503</text:p>
              </table:table-cell>
              <table:table-cell office:value-type="float" office:value="80.639203">
                <text:p>80.639203</text:p>
              </table:table-cell>
              <table:table-cell office:value-type="float" office:value="81.8554">
                <text:p>81.8554</text:p>
              </table:table-cell>
              <table:table-cell office:value-type="float" office:value="82.91544">
                <text:p>82.91544</text:p>
              </table:table-cell>
              <table:table-cell office:value-type="float" office:value="83.901978">
                <text:p>83.901978</text:p>
              </table:table-cell>
              <table:table-cell office:value-type="float" office:value="84.335135">
                <text:p>84.33513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368.8872">
                <text:p>368.8872</text:p>
                <draw:g>
                  <svg:desc>'OLD_TOWN_CROSS_VMAF - present'.B7:'OLD_TOWN_CROSS_VMAF - present'.U7</svg:desc>
                </draw:g>
              </table:table-cell>
              <table:table-cell office:value-type="float" office:value="379.4444">
                <text:p>379.4444</text:p>
              </table:table-cell>
              <table:table-cell office:value-type="float" office:value="386.5865">
                <text:p>386.5865</text:p>
              </table:table-cell>
              <table:table-cell office:value-type="float" office:value="402.0451">
                <text:p>402.0451</text:p>
              </table:table-cell>
              <table:table-cell office:value-type="float" office:value="416.32">
                <text:p>416.32</text:p>
              </table:table-cell>
              <table:table-cell office:value-type="float" office:value="428.2443">
                <text:p>428.2443</text:p>
              </table:table-cell>
              <table:table-cell office:value-type="float" office:value="437.1038">
                <text:p>437.1038</text:p>
              </table:table-cell>
              <table:table-cell office:value-type="float" office:value="444.6137">
                <text:p>444.6137</text:p>
              </table:table-cell>
              <table:table-cell office:value-type="float" office:value="450.258">
                <text:p>450.258</text:p>
              </table:table-cell>
              <table:table-cell office:value-type="float" office:value="456.5726">
                <text:p>456.5726</text:p>
              </table:table-cell>
              <table:table-cell office:value-type="float" office:value="467.2128">
                <text:p>467.2128</text:p>
              </table:table-cell>
              <table:table-cell office:value-type="float" office:value="477.5794">
                <text:p>477.5794</text:p>
              </table:table-cell>
              <table:table-cell office:value-type="float" office:value="484.1892">
                <text:p>484.1892</text:p>
              </table:table-cell>
              <table:table-cell office:value-type="float" office:value="490.0899">
                <text:p>490.0899</text:p>
              </table:table-cell>
              <table:table-cell office:value-type="float" office:value="497.9112">
                <text:p>497.9112</text:p>
              </table:table-cell>
              <table:table-cell office:value-type="float" office:value="503.501">
                <text:p>503.501</text:p>
              </table:table-cell>
              <table:table-cell office:value-type="float" office:value="521.29">
                <text:p>521.29</text:p>
              </table:table-cell>
              <table:table-cell office:value-type="float" office:value="522.6674">
                <text:p>522.6674</text:p>
              </table:table-cell>
              <table:table-cell office:value-type="float" office:value="524.3753">
                <text:p>524.3753</text:p>
              </table:table-cell>
              <table:table-cell office:value-type="float" office:value="540.8417">
                <text:p>540.8417</text:p>
              </table:table-cell>
            </table:table-row>
            <table:table-row>
              <table:table-cell office:value-type="string">
                <text:p>x264 faster</text:p>
                <draw:g>
                  <svg:desc>'OLD_TOWN_CROSS_VMAF - present'.A7:'OLD_TOWN_CROSS_VMAF - present'.A7</svg:desc>
                </draw:g>
              </table:table-cell>
              <table:table-cell office:value-type="float" office:value="0">
                <text:p>0</text:p>
                <draw:g>
                  <svg:desc>'OLD_TOWN_CROSS_VMAF - present'.B29:'OLD_TOWN_CROSS_VMAF - present'.U29</svg:desc>
                </draw:g>
              </table:table-cell>
              <table:table-cell office:value-type="float" office:value="0.245498">
                <text:p>0.245498</text:p>
              </table:table-cell>
              <table:table-cell office:value-type="float" office:value="10.762875">
                <text:p>10.762875</text:p>
              </table:table-cell>
              <table:table-cell office:value-type="float" office:value="32.950219">
                <text:p>32.950219</text:p>
              </table:table-cell>
              <table:table-cell office:value-type="float" office:value="46.913538">
                <text:p>46.913538</text:p>
              </table:table-cell>
              <table:table-cell office:value-type="float" office:value="57.119695">
                <text:p>57.119695</text:p>
              </table:table-cell>
              <table:table-cell office:value-type="float" office:value="64.615984">
                <text:p>64.615984</text:p>
              </table:table-cell>
              <table:table-cell office:value-type="float" office:value="70.457881">
                <text:p>70.457881</text:p>
              </table:table-cell>
              <table:table-cell office:value-type="float" office:value="74.639722">
                <text:p>74.639722</text:p>
              </table:table-cell>
              <table:table-cell office:value-type="float" office:value="77.875275">
                <text:p>77.875275</text:p>
              </table:table-cell>
              <table:table-cell office:value-type="float" office:value="82.318779">
                <text:p>82.318779</text:p>
              </table:table-cell>
              <table:table-cell office:value-type="float" office:value="84.954539">
                <text:p>84.954539</text:p>
              </table:table-cell>
              <table:table-cell office:value-type="float" office:value="86.658124">
                <text:p>86.658124</text:p>
              </table:table-cell>
              <table:table-cell office:value-type="float" office:value="87.78346">
                <text:p>87.78346</text:p>
              </table:table-cell>
              <table:table-cell office:value-type="float" office:value="88.557694">
                <text:p>88.557694</text:p>
              </table:table-cell>
              <table:table-cell office:value-type="float" office:value="89.035192">
                <text:p>89.035192</text:p>
              </table:table-cell>
              <table:table-cell office:value-type="float" office:value="89.247032">
                <text:p>89.247032</text:p>
              </table:table-cell>
              <table:table-cell office:value-type="float" office:value="89.386569">
                <text:p>89.386569</text:p>
              </table:table-cell>
              <table:table-cell office:value-type="float" office:value="89.357596">
                <text:p>89.357596</text:p>
              </table:table-cell>
              <table:table-cell office:value-type="float" office:value="89.032277">
                <text:p>89.032277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375.3631">
                <text:p>375.3631</text:p>
                <draw:g>
                  <svg:desc>'OLD_TOWN_CROSS_VMAF - present'.B9:'OLD_TOWN_CROSS_VMAF - present'.U9</svg:desc>
                </draw:g>
              </table:table-cell>
              <table:table-cell office:value-type="float" office:value="480.569">
                <text:p>480.569</text:p>
              </table:table-cell>
              <table:table-cell office:value-type="float" office:value="489.3518">
                <text:p>489.3518</text:p>
              </table:table-cell>
              <table:table-cell office:value-type="float" office:value="505.969">
                <text:p>505.969</text:p>
              </table:table-cell>
              <table:table-cell office:value-type="float" office:value="522.8914">
                <text:p>522.8914</text:p>
              </table:table-cell>
              <table:table-cell office:value-type="float" office:value="546.5713">
                <text:p>546.5713</text:p>
              </table:table-cell>
              <table:table-cell office:value-type="float" office:value="568.447">
                <text:p>568.447</text:p>
              </table:table-cell>
              <table:table-cell office:value-type="float" office:value="586.8881">
                <text:p>586.8881</text:p>
              </table:table-cell>
              <table:table-cell office:value-type="float" office:value="607.2514">
                <text:p>607.2514</text:p>
              </table:table-cell>
              <table:table-cell office:value-type="float" office:value="625.2513">
                <text:p>625.2513</text:p>
              </table:table-cell>
              <table:table-cell office:value-type="float" office:value="648.6586">
                <text:p>648.6586</text:p>
              </table:table-cell>
              <table:table-cell office:value-type="float" office:value="683.9154">
                <text:p>683.9154</text:p>
              </table:table-cell>
              <table:table-cell office:value-type="float" office:value="724.3824">
                <text:p>724.3824</text:p>
              </table:table-cell>
              <table:table-cell office:value-type="float" office:value="764.5896">
                <text:p>764.5896</text:p>
              </table:table-cell>
              <table:table-cell office:value-type="float" office:value="783.4809">
                <text:p>783.4809</text:p>
              </table:table-cell>
              <table:table-cell office:value-type="float" office:value="820.7118">
                <text:p>820.7118</text:p>
              </table:table-cell>
              <table:table-cell office:value-type="float" office:value="842.1339">
                <text:p>842.1339</text:p>
              </table:table-cell>
              <table:table-cell office:value-type="float" office:value="860.4207">
                <text:p>860.4207</text:p>
              </table:table-cell>
              <table:table-cell office:value-type="float" office:value="879.3232">
                <text:p>879.3232</text:p>
              </table:table-cell>
              <table:table-cell office:value-type="float" office:value="879.3792">
                <text:p>879.3792</text:p>
              </table:table-cell>
            </table:table-row>
            <table:table-row>
              <table:table-cell office:value-type="string">
                <text:p>x264 medium</text:p>
                <draw:g>
                  <svg:desc>'OLD_TOWN_CROSS_VMAF - present'.A9:'OLD_TOWN_CROSS_VMAF - present'.A9</svg:desc>
                </draw:g>
              </table:table-cell>
              <table:table-cell office:value-type="float" office:value="0">
                <text:p>0</text:p>
                <draw:g>
                  <svg:desc>'OLD_TOWN_CROSS_VMAF - present'.B31:'OLD_TOWN_CROSS_VMAF - present'.U31</svg:desc>
                </draw:g>
              </table:table-cell>
              <table:table-cell office:value-type="float" office:value="0.512735">
                <text:p>0.512735</text:p>
              </table:table-cell>
              <table:table-cell office:value-type="float" office:value="12.105442">
                <text:p>12.105442</text:p>
              </table:table-cell>
              <table:table-cell office:value-type="float" office:value="30.506562">
                <text:p>30.506562</text:p>
              </table:table-cell>
              <table:table-cell office:value-type="float" office:value="44.998177">
                <text:p>44.998177</text:p>
              </table:table-cell>
              <table:table-cell office:value-type="float" office:value="56.458203">
                <text:p>56.458203</text:p>
              </table:table-cell>
              <table:table-cell office:value-type="float" office:value="65.250102">
                <text:p>65.250102</text:p>
              </table:table-cell>
              <table:table-cell office:value-type="float" office:value="71.50714">
                <text:p>71.50714</text:p>
              </table:table-cell>
              <table:table-cell office:value-type="float" office:value="76.183631">
                <text:p>76.183631</text:p>
              </table:table-cell>
              <table:table-cell office:value-type="float" office:value="79.583778">
                <text:p>79.583778</text:p>
              </table:table-cell>
              <table:table-cell office:value-type="float" office:value="84.027112">
                <text:p>84.027112</text:p>
              </table:table-cell>
              <table:table-cell office:value-type="float" office:value="86.520742">
                <text:p>86.520742</text:p>
              </table:table-cell>
              <table:table-cell office:value-type="float" office:value="88.031018">
                <text:p>88.031018</text:p>
              </table:table-cell>
              <table:table-cell office:value-type="float" office:value="89.149419">
                <text:p>89.149419</text:p>
              </table:table-cell>
              <table:table-cell office:value-type="float" office:value="89.912475">
                <text:p>89.912475</text:p>
              </table:table-cell>
              <table:table-cell office:value-type="float" office:value="90.291289">
                <text:p>90.291289</text:p>
              </table:table-cell>
              <table:table-cell office:value-type="float" office:value="90.405152">
                <text:p>90.405152</text:p>
              </table:table-cell>
              <table:table-cell office:value-type="float" office:value="90.41369">
                <text:p>90.41369</text:p>
              </table:table-cell>
              <table:table-cell office:value-type="float" office:value="90.289293">
                <text:p>90.289293</text:p>
              </table:table-cell>
              <table:table-cell office:value-type="float" office:value="89.81594">
                <text:p>89.81594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33.794444444444">
                <text:p>133.794444444444</text:p>
                <draw:g>
                  <svg:desc>'OLD_TOWN_CROSS_VMAF - present'.B14:'OLD_TOWN_CROSS_VMAF - present'.U14</svg:desc>
                </draw:g>
              </table:table-cell>
              <table:table-cell office:value-type="float" office:value="137.358333333333">
                <text:p>137.358333333333</text:p>
              </table:table-cell>
              <table:table-cell office:value-type="float" office:value="138.172222222222">
                <text:p>138.172222222222</text:p>
              </table:table-cell>
              <table:table-cell office:value-type="float" office:value="136.019444444444">
                <text:p>136.019444444444</text:p>
              </table:table-cell>
              <table:table-cell office:value-type="float" office:value="136.213888888889">
                <text:p>136.213888888889</text:p>
              </table:table-cell>
              <table:table-cell office:value-type="float" office:value="135.95">
                <text:p>135.95</text:p>
              </table:table-cell>
              <table:table-cell office:value-type="float" office:value="136.091666666667">
                <text:p>136.091666666667</text:p>
              </table:table-cell>
              <table:table-cell office:value-type="float" office:value="136.15">
                <text:p>136.15</text:p>
              </table:table-cell>
              <table:table-cell office:value-type="float" office:value="136.238888888889">
                <text:p>136.238888888889</text:p>
              </table:table-cell>
              <table:table-cell office:value-type="float" office:value="136.086111111111">
                <text:p>136.086111111111</text:p>
              </table:table-cell>
              <table:table-cell office:value-type="float" office:value="136.852777777778">
                <text:p>136.852777777778</text:p>
              </table:table-cell>
              <table:table-cell office:value-type="float" office:value="137.980555555556">
                <text:p>137.980555555556</text:p>
              </table:table-cell>
              <table:table-cell office:value-type="float" office:value="136.697222222222">
                <text:p>136.697222222222</text:p>
              </table:table-cell>
              <table:table-cell office:value-type="float" office:value="136.869444444444">
                <text:p>136.869444444444</text:p>
              </table:table-cell>
              <table:table-cell office:value-type="float" office:value="138.280555555556">
                <text:p>138.280555555556</text:p>
              </table:table-cell>
              <table:table-cell office:value-type="float" office:value="136.897222222222">
                <text:p>136.897222222222</text:p>
              </table:table-cell>
              <table:table-cell office:value-type="float" office:value="138.241666666667">
                <text:p>138.241666666667</text:p>
              </table:table-cell>
              <table:table-cell office:value-type="float" office:value="138.188888888889">
                <text:p>138.188888888889</text:p>
              </table:table-cell>
              <table:table-cell office:value-type="float" office:value="136.975">
                <text:p>136.975</text:p>
              </table:table-cell>
              <table:table-cell office:value-type="float" office:value="136.980555555556">
                <text:p>136.980555555556</text:p>
              </table:table-cell>
            </table:table-row>
            <table:table-row>
              <table:table-cell office:value-type="string">
                <text:p>h264_nvenc medium</text:p>
                <draw:g>
                  <svg:desc>'OLD_TOWN_CROSS_VMAF - present'.A14:'OLD_TOWN_CROSS_VMAF - present'.A14</svg:desc>
                </draw:g>
              </table:table-cell>
              <table:table-cell office:value-type="float" office:value="5.524705">
                <text:p>5.524705</text:p>
                <draw:g>
                  <svg:desc>'OLD_TOWN_CROSS_VMAF - present'.B36:'OLD_TOWN_CROSS_VMAF - present'.U36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45.205555555556">
                <text:p>145.205555555556</text:p>
                <draw:g>
                  <svg:desc>'OLD_TOWN_CROSS_VMAF - present'.B17:'OLD_TOWN_CROSS_VMAF - present'.U17</svg:desc>
                </draw:g>
              </table:table-cell>
              <table:table-cell office:value-type="float" office:value="136.266666666667">
                <text:p>136.266666666667</text:p>
              </table:table-cell>
              <table:table-cell office:value-type="float" office:value="146.352777777778">
                <text:p>146.352777777778</text:p>
              </table:table-cell>
              <table:table-cell office:value-type="float" office:value="136.016666666667">
                <text:p>136.016666666667</text:p>
              </table:table-cell>
              <table:table-cell office:value-type="float" office:value="134.583333333333">
                <text:p>134.583333333333</text:p>
              </table:table-cell>
              <table:table-cell office:value-type="float" office:value="135.261111111111">
                <text:p>135.261111111111</text:p>
              </table:table-cell>
              <table:table-cell office:value-type="float" office:value="143.288888888889">
                <text:p>143.288888888889</text:p>
              </table:table-cell>
              <table:table-cell office:value-type="float" office:value="137.075">
                <text:p>137.075</text:p>
              </table:table-cell>
              <table:table-cell office:value-type="float" office:value="136.288888888889">
                <text:p>136.288888888889</text:p>
              </table:table-cell>
              <table:table-cell office:value-type="float" office:value="136.25">
                <text:p>136.25</text:p>
              </table:table-cell>
              <table:table-cell office:value-type="float" office:value="136.172222222222">
                <text:p>136.172222222222</text:p>
              </table:table-cell>
              <table:table-cell office:value-type="float" office:value="144.691666666667">
                <text:p>144.691666666667</text:p>
              </table:table-cell>
              <table:table-cell office:value-type="float" office:value="146.486111111111">
                <text:p>146.486111111111</text:p>
              </table:table-cell>
              <table:table-cell office:value-type="float" office:value="137.158333333333">
                <text:p>137.158333333333</text:p>
              </table:table-cell>
              <table:table-cell office:value-type="float" office:value="136.911111111111">
                <text:p>136.911111111111</text:p>
              </table:table-cell>
              <table:table-cell office:value-type="float" office:value="147.297222222222">
                <text:p>147.297222222222</text:p>
              </table:table-cell>
              <table:table-cell office:value-type="float" office:value="138.258333333333">
                <text:p>138.258333333333</text:p>
              </table:table-cell>
              <table:table-cell office:value-type="float" office:value="147.916666666667">
                <text:p>147.916666666667</text:p>
              </table:table-cell>
              <table:table-cell office:value-type="float" office:value="147.541666666667">
                <text:p>147.541666666667</text:p>
              </table:table-cell>
              <table:table-cell office:value-type="float" office:value="141.066666666667">
                <text:p>141.066666666667</text:p>
              </table:table-cell>
            </table:table-row>
            <table:table-row>
              <table:table-cell office:value-type="string">
                <text:p>h264_nvenc hq</text:p>
                <draw:g>
                  <svg:desc>'OLD_TOWN_CROSS_VMAF - present'.A17:'OLD_TOWN_CROSS_VMAF - present'.A17</svg:desc>
                </draw:g>
              </table:table-cell>
              <table:table-cell office:value-type="float" office:value="5.524705">
                <text:p>5.524705</text:p>
                <draw:g>
                  <svg:desc>'OLD_TOWN_CROSS_VMAF - present'.B39:'OLD_TOWN_CROSS_VMAF - present'.U39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48.44cm" svg:height="26.17cm" xlink:href=".." xlink:type="simple" chart:class="chart:scatter" chart:style-name="ch1">
        <chart:legend chart:legend-position="end" svg:x="44.51cm" svg:y="8.304cm" style:legend-expansion="high" chart:style-name="ch2"/>
        <chart:plot-area chart:style-name="ch3" table:cell-range-address="'CROWD_RUN_VMAF - present'.A24:'CROWD_RUN_VMAF - present'.A43 'CROWD_RUN_VMAF - present'.B3:'CROWD_RUN_VMAF - present'.U3 'CROWD_RUN_VMAF - present'.B25:'CROWD_RUN_VMAF - present'.U43" chart:data-source-has-labels="column" svg:x="0.968cm" svg:y="0.523cm" svg:width="42.574cm" svg:height="25.124cm">
          <chartooo:coordinate-region svg:x="1.589cm" svg:y="0.723cm" svg:width="41.489cm" svg:height="24.2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ROWD_RUN_VMAF - present'.B25:'CROWD_RUN_VMAF - present'.U25" chart:label-cell-address="'CROWD_RUN_VMAF - present'.A25:'CROWD_RUN_VMAF - present'.A25" chart:class="chart:scatter">
            <chart:domain table:cell-range-address="'CROWD_RUN_VMAF - present'.B3:'CROWD_RUN_VMAF - present'.U3"/>
            <chart:data-point chart:repeated="20"/>
          </chart:series>
          <chart:series chart:style-name="ch7" chart:values-cell-range-address="'CROWD_RUN_VMAF - present'.B26:'CROWD_RUN_VMAF - present'.U26" chart:label-cell-address="'CROWD_RUN_VMAF - present'.A26:'CROWD_RUN_VMAF - present'.A26" chart:class="chart:scatter">
            <chart:domain table:cell-range-address="'CROWD_RUN_VMAF - present'.B4:'CROWD_RUN_VMAF - present'.U4"/>
            <chart:data-point chart:repeated="20"/>
          </chart:series>
          <chart:series chart:style-name="ch8" chart:values-cell-range-address="'CROWD_RUN_VMAF - present'.B27:'CROWD_RUN_VMAF - present'.U27" chart:label-cell-address="'CROWD_RUN_VMAF - present'.A27:'CROWD_RUN_VMAF - present'.A27" chart:class="chart:scatter">
            <chart:domain table:cell-range-address="'CROWD_RUN_VMAF - present'.B5:'CROWD_RUN_VMAF - present'.U5"/>
            <chart:data-point chart:repeated="20"/>
          </chart:series>
          <chart:series chart:style-name="ch9" chart:values-cell-range-address="'CROWD_RUN_VMAF - present'.B28:'CROWD_RUN_VMAF - present'.U28" chart:label-cell-address="'CROWD_RUN_VMAF - present'.A28:'CROWD_RUN_VMAF - present'.A28" chart:class="chart:scatter">
            <chart:domain table:cell-range-address="'CROWD_RUN_VMAF - present'.B6:'CROWD_RUN_VMAF - present'.U6"/>
            <chart:data-point chart:repeated="20"/>
          </chart:series>
          <chart:series chart:style-name="ch10" chart:values-cell-range-address="'CROWD_RUN_VMAF - present'.B29:'CROWD_RUN_VMAF - present'.U29" chart:label-cell-address="'CROWD_RUN_VMAF - present'.A29:'CROWD_RUN_VMAF - present'.A29" chart:class="chart:scatter">
            <chart:domain table:cell-range-address="'CROWD_RUN_VMAF - present'.B7:'CROWD_RUN_VMAF - present'.U7"/>
            <chart:data-point chart:repeated="20"/>
          </chart:series>
          <chart:series chart:style-name="ch11" chart:values-cell-range-address="'CROWD_RUN_VMAF - present'.B30:'CROWD_RUN_VMAF - present'.U30" chart:label-cell-address="'CROWD_RUN_VMAF - present'.A30:'CROWD_RUN_VMAF - present'.A30" chart:class="chart:scatter">
            <chart:domain table:cell-range-address="'CROWD_RUN_VMAF - present'.B8:'CROWD_RUN_VMAF - present'.U8"/>
            <chart:data-point chart:repeated="20"/>
          </chart:series>
          <chart:series chart:style-name="ch12" chart:values-cell-range-address="'CROWD_RUN_VMAF - present'.B31:'CROWD_RUN_VMAF - present'.U31" chart:label-cell-address="'CROWD_RUN_VMAF - present'.A31:'CROWD_RUN_VMAF - present'.A31" chart:class="chart:scatter">
            <chart:domain table:cell-range-address="'CROWD_RUN_VMAF - present'.B9:'CROWD_RUN_VMAF - present'.U9"/>
            <chart:data-point chart:repeated="20"/>
          </chart:series>
          <chart:series chart:style-name="ch13" chart:values-cell-range-address="'CROWD_RUN_VMAF - present'.B32:'CROWD_RUN_VMAF - present'.U32" chart:label-cell-address="'CROWD_RUN_VMAF - present'.A32:'CROWD_RUN_VMAF - present'.A32" chart:class="chart:scatter">
            <chart:domain table:cell-range-address="'CROWD_RUN_VMAF - present'.B10:'CROWD_RUN_VMAF - present'.U10"/>
            <chart:data-point chart:repeated="20"/>
          </chart:series>
          <chart:series chart:style-name="ch14" chart:values-cell-range-address="'CROWD_RUN_VMAF - present'.B33:'CROWD_RUN_VMAF - present'.U33" chart:label-cell-address="'CROWD_RUN_VMAF - present'.A33:'CROWD_RUN_VMAF - present'.A33" chart:class="chart:scatter">
            <chart:domain table:cell-range-address="'CROWD_RUN_VMAF - present'.B11:'CROWD_RUN_VMAF - present'.U11"/>
            <chart:data-point chart:repeated="20"/>
          </chart:series>
          <chart:series chart:style-name="ch15" chart:values-cell-range-address="'CROWD_RUN_VMAF - present'.B34:'CROWD_RUN_VMAF - present'.U34" chart:label-cell-address="'CROWD_RUN_VMAF - present'.A34:'CROWD_RUN_VMAF - present'.A34" chart:class="chart:scatter">
            <chart:domain table:cell-range-address="'CROWD_RUN_VMAF - present'.B12:'CROWD_RUN_VMAF - present'.U12"/>
            <chart:data-point chart:repeated="20"/>
          </chart:series>
          <chart:series chart:style-name="ch16" chart:values-cell-range-address="'CROWD_RUN_VMAF - present'.B35:'CROWD_RUN_VMAF - present'.U35" chart:label-cell-address="'CROWD_RUN_VMAF - present'.A35:'CROWD_RUN_VMAF - present'.A35" chart:class="chart:scatter">
            <chart:domain table:cell-range-address="'CROWD_RUN_VMAF - present'.B13:'CROWD_RUN_VMAF - present'.U13"/>
            <chart:data-point chart:repeated="20"/>
          </chart:series>
          <chart:series chart:style-name="ch17" chart:values-cell-range-address="'CROWD_RUN_VMAF - present'.B36:'CROWD_RUN_VMAF - present'.U36" chart:label-cell-address="'CROWD_RUN_VMAF - present'.A36:'CROWD_RUN_VMAF - present'.A36" chart:class="chart:scatter">
            <chart:domain table:cell-range-address="'CROWD_RUN_VMAF - present'.B14:'CROWD_RUN_VMAF - present'.U14"/>
            <chart:data-point chart:repeated="20"/>
          </chart:series>
          <chart:series chart:style-name="ch18" chart:values-cell-range-address="'CROWD_RUN_VMAF - present'.B37:'CROWD_RUN_VMAF - present'.U37" chart:label-cell-address="'CROWD_RUN_VMAF - present'.A37:'CROWD_RUN_VMAF - present'.A37" chart:class="chart:scatter">
            <chart:domain table:cell-range-address="'CROWD_RUN_VMAF - present'.B15:'CROWD_RUN_VMAF - present'.U15"/>
            <chart:data-point chart:repeated="20"/>
          </chart:series>
          <chart:series chart:style-name="ch19" chart:values-cell-range-address="'CROWD_RUN_VMAF - present'.B38:'CROWD_RUN_VMAF - present'.U38" chart:label-cell-address="'CROWD_RUN_VMAF - present'.A38:'CROWD_RUN_VMAF - present'.A38" chart:class="chart:scatter">
            <chart:domain table:cell-range-address="'CROWD_RUN_VMAF - present'.B16:'CROWD_RUN_VMAF - present'.U16"/>
            <chart:data-point chart:repeated="20"/>
          </chart:series>
          <chart:series chart:style-name="ch20" chart:values-cell-range-address="'CROWD_RUN_VMAF - present'.B39:'CROWD_RUN_VMAF - present'.U39" chart:label-cell-address="'CROWD_RUN_VMAF - present'.A39:'CROWD_RUN_VMAF - present'.A39" chart:class="chart:scatter">
            <chart:domain table:cell-range-address="'CROWD_RUN_VMAF - present'.B17:'CROWD_RUN_VMAF - present'.U17"/>
            <chart:data-point chart:repeated="20"/>
          </chart:series>
          <chart:series chart:style-name="ch21" chart:values-cell-range-address="'CROWD_RUN_VMAF - present'.B40:'CROWD_RUN_VMAF - present'.U40" chart:label-cell-address="'CROWD_RUN_VMAF - present'.A40:'CROWD_RUN_VMAF - present'.A40" chart:class="chart:scatter">
            <chart:domain table:cell-range-address="'CROWD_RUN_VMAF - present'.B18:'CROWD_RUN_VMAF - present'.U18"/>
            <chart:data-point chart:repeated="20"/>
          </chart:series>
          <chart:series chart:style-name="ch22" chart:values-cell-range-address="'CROWD_RUN_VMAF - present'.B41:'CROWD_RUN_VMAF - present'.U41" chart:label-cell-address="'CROWD_RUN_VMAF - present'.A41:'CROWD_RUN_VMAF - present'.A41" chart:class="chart:scatter">
            <chart:domain table:cell-range-address="'CROWD_RUN_VMAF - present'.B19:'CROWD_RUN_VMAF - present'.U19"/>
            <chart:data-point chart:repeated="20"/>
          </chart:series>
          <chart:series chart:style-name="ch23" chart:values-cell-range-address="'CROWD_RUN_VMAF - present'.B42:'CROWD_RUN_VMAF - present'.U42" chart:label-cell-address="'CROWD_RUN_VMAF - present'.A42:'CROWD_RUN_VMAF - present'.A42" chart:class="chart:scatter">
            <chart:domain table:cell-range-address="'CROWD_RUN_VMAF - present'.B20:'CROWD_RUN_VMAF - present'.U20"/>
            <chart:data-point chart:repeated="20"/>
          </chart:series>
          <chart:series chart:style-name="ch24" chart:values-cell-range-address="'CROWD_RUN_VMAF - present'.B43:'CROWD_RUN_VMAF - present'.U43" chart:label-cell-address="'CROWD_RUN_VMAF - present'.A43:'CROWD_RUN_VMAF - present'.A43" chart:class="chart:scatter">
            <chart:domain table:cell-range-address="'CROWD_RUN_VMAF - present'.B21:'CROWD_RUN_VMAF - present'.U21"/>
            <chart:data-point chart:repeated="20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73.5694">
                <text:p>873.5694</text:p>
                <draw:g>
                  <svg:desc>'CROWD_RUN_VMAF - present'.B3:'CROWD_RUN_VMAF - present'.U3</svg:desc>
                </draw:g>
              </table:table-cell>
              <table:table-cell office:value-type="float" office:value="856.4759">
                <text:p>856.4759</text:p>
              </table:table-cell>
              <table:table-cell office:value-type="float" office:value="859.4194">
                <text:p>859.4194</text:p>
              </table:table-cell>
              <table:table-cell office:value-type="float" office:value="854.9783">
                <text:p>854.9783</text:p>
              </table:table-cell>
              <table:table-cell office:value-type="float" office:value="853.3251">
                <text:p>853.3251</text:p>
              </table:table-cell>
              <table:table-cell office:value-type="float" office:value="852.8672">
                <text:p>852.8672</text:p>
              </table:table-cell>
              <table:table-cell office:value-type="float" office:value="852.8938">
                <text:p>852.8938</text:p>
              </table:table-cell>
              <table:table-cell office:value-type="float" office:value="854.3594">
                <text:p>854.3594</text:p>
              </table:table-cell>
              <table:table-cell office:value-type="float" office:value="857.3473">
                <text:p>857.3473</text:p>
              </table:table-cell>
              <table:table-cell office:value-type="float" office:value="857.6995">
                <text:p>857.6995</text:p>
              </table:table-cell>
              <table:table-cell office:value-type="float" office:value="855.5494">
                <text:p>855.5494</text:p>
              </table:table-cell>
              <table:table-cell office:value-type="float" office:value="854.5791">
                <text:p>854.5791</text:p>
              </table:table-cell>
              <table:table-cell office:value-type="float" office:value="851.9871">
                <text:p>851.9871</text:p>
              </table:table-cell>
              <table:table-cell office:value-type="float" office:value="854.2345">
                <text:p>854.2345</text:p>
              </table:table-cell>
              <table:table-cell office:value-type="float" office:value="848.6597">
                <text:p>848.6597</text:p>
              </table:table-cell>
              <table:table-cell office:value-type="float" office:value="859.7531">
                <text:p>859.7531</text:p>
              </table:table-cell>
              <table:table-cell office:value-type="float" office:value="845.8576">
                <text:p>845.8576</text:p>
              </table:table-cell>
              <table:table-cell office:value-type="float" office:value="843.9975">
                <text:p>843.9975</text:p>
              </table:table-cell>
              <table:table-cell office:value-type="float" office:value="844.987">
                <text:p>844.987</text:p>
              </table:table-cell>
              <table:table-cell office:value-type="float" office:value="848.105">
                <text:p>848.105</text:p>
              </table:table-cell>
            </table:table-row>
            <table:table-row>
              <table:table-cell office:value-type="string">
                <text:p>theora</text:p>
                <draw:g>
                  <svg:desc>'CROWD_RUN_VMAF - present'.A25:'CROWD_RUN_VMAF - present'.A25</svg:desc>
                </draw:g>
              </table:table-cell>
              <table:table-cell office:value-type="float" office:value="6.581227">
                <text:p>6.581227</text:p>
                <draw:g>
                  <svg:desc>'CROWD_RUN_VMAF - present'.B25:'CROWD_RUN_VMAF - present'.U25</svg:desc>
                </draw:g>
              </table:table-cell>
              <table:table-cell office:value-type="float" office:value="6.581227">
                <text:p>6.581227</text:p>
              </table:table-cell>
              <table:table-cell office:value-type="float" office:value="6.780804">
                <text:p>6.780804</text:p>
              </table:table-cell>
              <table:table-cell office:value-type="float" office:value="6.939558">
                <text:p>6.939558</text:p>
              </table:table-cell>
              <table:table-cell office:value-type="float" office:value="7.111442">
                <text:p>7.111442</text:p>
              </table:table-cell>
              <table:table-cell office:value-type="float" office:value="7.372573">
                <text:p>7.372573</text:p>
              </table:table-cell>
              <table:table-cell office:value-type="float" office:value="7.503831">
                <text:p>7.503831</text:p>
              </table:table-cell>
              <table:table-cell office:value-type="float" office:value="7.525336">
                <text:p>7.525336</text:p>
              </table:table-cell>
              <table:table-cell office:value-type="float" office:value="7.927404">
                <text:p>7.927404</text:p>
              </table:table-cell>
              <table:table-cell office:value-type="float" office:value="8.507274">
                <text:p>8.507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48445">
                <text:p>12.748445</text:p>
              </table:table-cell>
              <table:table-cell office:value-type="float" office:value="14.537477">
                <text:p>14.537477</text:p>
              </table:table-cell>
              <table:table-cell office:value-type="float" office:value="16.704289">
                <text:p>16.704289</text:p>
              </table:table-cell>
              <table:table-cell office:value-type="float" office:value="18.795459">
                <text:p>18.795459</text:p>
              </table:table-cell>
              <table:table-cell office:value-type="float" office:value="21.261718">
                <text:p>21.261718</text:p>
              </table:table-cell>
              <table:table-cell office:value-type="float" office:value="NaN">
                <text:p>NaN</text:p>
              </table:table-cell>
              <table:table-cell office:value-type="float" office:value="28.259162">
                <text:p>28.259162</text:p>
              </table:table-cell>
              <table:table-cell office:value-type="float" office:value="33.047884">
                <text:p>33.047884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03.88">
                <text:p>103.88</text:p>
                <draw:g>
                  <svg:desc>'CROWD_RUN_VMAF - present'.B4:'CROWD_RUN_VMAF - present'.U4</svg:desc>
                </draw:g>
              </table:table-cell>
              <table:table-cell office:value-type="float" office:value="113.3858">
                <text:p>113.3858</text:p>
              </table:table-cell>
              <table:table-cell office:value-type="float" office:value="92.3814">
                <text:p>92.3814</text:p>
              </table:table-cell>
              <table:table-cell office:value-type="float" office:value="69.0365">
                <text:p>69.0365</text:p>
              </table:table-cell>
              <table:table-cell office:value-type="float" office:value="76.9069">
                <text:p>76.9069</text:p>
              </table:table-cell>
              <table:table-cell office:value-type="float" office:value="76.9544">
                <text:p>76.9544</text:p>
              </table:table-cell>
              <table:table-cell office:value-type="float" office:value="77.3293">
                <text:p>77.3293</text:p>
              </table:table-cell>
              <table:table-cell office:value-type="float" office:value="77.278">
                <text:p>77.278</text:p>
              </table:table-cell>
              <table:table-cell office:value-type="float" office:value="77.0845">
                <text:p>77.0845</text:p>
              </table:table-cell>
              <table:table-cell office:value-type="float" office:value="77.0844">
                <text:p>77.0844</text:p>
              </table:table-cell>
              <table:table-cell office:value-type="float" office:value="77.2116">
                <text:p>77.2116</text:p>
              </table:table-cell>
              <table:table-cell office:value-type="float" office:value="76.1522">
                <text:p>76.1522</text:p>
              </table:table-cell>
              <table:table-cell office:value-type="float" office:value="76.1387">
                <text:p>76.1387</text:p>
              </table:table-cell>
              <table:table-cell office:value-type="float" office:value="76.5967">
                <text:p>76.5967</text:p>
              </table:table-cell>
              <table:table-cell office:value-type="float" office:value="76.4523">
                <text:p>76.4523</text:p>
              </table:table-cell>
              <table:table-cell office:value-type="float" office:value="76.7172">
                <text:p>76.7172</text:p>
              </table:table-cell>
              <table:table-cell office:value-type="float" office:value="76.9716">
                <text:p>76.9716</text:p>
              </table:table-cell>
              <table:table-cell office:value-type="float" office:value="76.9661">
                <text:p>76.9661</text:p>
              </table:table-cell>
              <table:table-cell office:value-type="float" office:value="77.2648">
                <text:p>77.2648</text:p>
              </table:table-cell>
              <table:table-cell office:value-type="float" office:value="77.2558">
                <text:p>77.2558</text:p>
              </table:table-cell>
            </table:table-row>
            <table:table-row>
              <table:table-cell office:value-type="string">
                <text:p>x264 ultrafast</text:p>
                <draw:g>
                  <svg:desc>'CROWD_RUN_VMAF - present'.A26:'CROWD_RUN_VMAF - present'.A26</svg:desc>
                </draw:g>
              </table:table-cell>
              <table:table-cell office:value-type="float" office:value="0">
                <text:p>0</text:p>
                <draw:g>
                  <svg:desc>'CROWD_RUN_VMAF - present'.B26:'CROWD_RUN_VMAF - present'.U26</svg:desc>
                </draw:g>
              </table:table-cell>
              <table:table-cell office:value-type="float" office:value="0.030749">
                <text:p>0.030749</text:p>
              </table:table-cell>
              <table:table-cell office:value-type="float" office:value="0.125905">
                <text:p>0.125905</text:p>
              </table:table-cell>
              <table:table-cell office:value-type="float" office:value="0.216115">
                <text:p>0.216115</text:p>
              </table:table-cell>
              <table:table-cell office:value-type="float" office:value="0.801735">
                <text:p>0.801735</text:p>
              </table:table-cell>
              <table:table-cell office:value-type="float" office:value="1.64969">
                <text:p>1.64969</text:p>
              </table:table-cell>
              <table:table-cell office:value-type="float" office:value="3.363273">
                <text:p>3.363273</text:p>
              </table:table-cell>
              <table:table-cell office:value-type="float" office:value="6.407651">
                <text:p>6.407651</text:p>
              </table:table-cell>
              <table:table-cell office:value-type="float" office:value="9.304426">
                <text:p>9.304426</text:p>
              </table:table-cell>
              <table:table-cell office:value-type="float" office:value="14.306496">
                <text:p>14.306496</text:p>
              </table:table-cell>
              <table:table-cell office:value-type="float" office:value="14.602325">
                <text:p>14.602325</text:p>
              </table:table-cell>
              <table:table-cell office:value-type="float" office:value="16.137115">
                <text:p>16.137115</text:p>
              </table:table-cell>
              <table:table-cell office:value-type="float" office:value="25.631963">
                <text:p>25.631963</text:p>
              </table:table-cell>
              <table:table-cell office:value-type="float" office:value="29.886827">
                <text:p>29.886827</text:p>
              </table:table-cell>
              <table:table-cell office:value-type="float" office:value="33.842297">
                <text:p>33.842297</text:p>
              </table:table-cell>
              <table:table-cell office:value-type="float" office:value="37.875212">
                <text:p>37.875212</text:p>
              </table:table-cell>
              <table:table-cell office:value-type="float" office:value="39.848761">
                <text:p>39.848761</text:p>
              </table:table-cell>
              <table:table-cell office:value-type="float" office:value="41.864114">
                <text:p>41.864114</text:p>
              </table:table-cell>
              <table:table-cell office:value-type="float" office:value="44.593274">
                <text:p>44.593274</text:p>
              </table:table-cell>
              <table:table-cell office:value-type="float" office:value="46.291618">
                <text:p>46.291618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59.4239">
                <text:p>159.4239</text:p>
                <draw:g>
                  <svg:desc>'CROWD_RUN_VMAF - present'.B5:'CROWD_RUN_VMAF - present'.U5</svg:desc>
                </draw:g>
              </table:table-cell>
              <table:table-cell office:value-type="float" office:value="161.0268">
                <text:p>161.0268</text:p>
              </table:table-cell>
              <table:table-cell office:value-type="float" office:value="163.6887">
                <text:p>163.6887</text:p>
              </table:table-cell>
              <table:table-cell office:value-type="float" office:value="164.3956">
                <text:p>164.3956</text:p>
              </table:table-cell>
              <table:table-cell office:value-type="float" office:value="165.3986">
                <text:p>165.3986</text:p>
              </table:table-cell>
              <table:table-cell office:value-type="float" office:value="168.0143">
                <text:p>168.0143</text:p>
              </table:table-cell>
              <table:table-cell office:value-type="float" office:value="170.6543">
                <text:p>170.6543</text:p>
              </table:table-cell>
              <table:table-cell office:value-type="float" office:value="169.7443">
                <text:p>169.7443</text:p>
              </table:table-cell>
              <table:table-cell office:value-type="float" office:value="170.0965">
                <text:p>170.0965</text:p>
              </table:table-cell>
              <table:table-cell office:value-type="float" office:value="171.358">
                <text:p>171.358</text:p>
              </table:table-cell>
              <table:table-cell office:value-type="float" office:value="172.978">
                <text:p>172.978</text:p>
              </table:table-cell>
              <table:table-cell office:value-type="float" office:value="174.8658">
                <text:p>174.8658</text:p>
              </table:table-cell>
              <table:table-cell office:value-type="float" office:value="177.8133">
                <text:p>177.8133</text:p>
              </table:table-cell>
              <table:table-cell office:value-type="float" office:value="180.2147">
                <text:p>180.2147</text:p>
              </table:table-cell>
              <table:table-cell office:value-type="float" office:value="182.7972">
                <text:p>182.7972</text:p>
              </table:table-cell>
              <table:table-cell office:value-type="float" office:value="185.0725">
                <text:p>185.0725</text:p>
              </table:table-cell>
              <table:table-cell office:value-type="float" office:value="186.6894">
                <text:p>186.6894</text:p>
              </table:table-cell>
              <table:table-cell office:value-type="float" office:value="188.1431">
                <text:p>188.1431</text:p>
              </table:table-cell>
              <table:table-cell office:value-type="float" office:value="189.9575">
                <text:p>189.9575</text:p>
              </table:table-cell>
              <table:table-cell office:value-type="float" office:value="222.1857">
                <text:p>222.1857</text:p>
              </table:table-cell>
            </table:table-row>
            <table:table-row>
              <table:table-cell office:value-type="string">
                <text:p>x264 superfast</text:p>
                <draw:g>
                  <svg:desc>'CROWD_RUN_VMAF - present'.A27:'CROWD_RUN_VMAF - present'.A27</svg:desc>
                </draw:g>
              </table:table-cell>
              <table:table-cell office:value-type="float" office:value="0">
                <text:p>0</text:p>
                <draw:g>
                  <svg:desc>'CROWD_RUN_VMAF - present'.B27:'CROWD_RUN_VMAF - present'.U27</svg:desc>
                </draw:g>
              </table:table-cell>
              <table:table-cell office:value-type="float" office:value="0.029394">
                <text:p>0.029394</text:p>
              </table:table-cell>
              <table:table-cell office:value-type="float" office:value="0.320557">
                <text:p>0.320557</text:p>
              </table:table-cell>
              <table:table-cell office:value-type="float" office:value="0.739018">
                <text:p>0.739018</text:p>
              </table:table-cell>
              <table:table-cell office:value-type="float" office:value="1.806556">
                <text:p>1.806556</text:p>
              </table:table-cell>
              <table:table-cell office:value-type="float" office:value="3.342649">
                <text:p>3.342649</text:p>
              </table:table-cell>
              <table:table-cell office:value-type="float" office:value="5.856049">
                <text:p>5.856049</text:p>
              </table:table-cell>
              <table:table-cell office:value-type="float" office:value="5.716255">
                <text:p>5.716255</text:p>
              </table:table-cell>
              <table:table-cell office:value-type="float" office:value="6.038164">
                <text:p>6.038164</text:p>
              </table:table-cell>
              <table:table-cell office:value-type="float" office:value="6.409228">
                <text:p>6.409228</text:p>
              </table:table-cell>
              <table:table-cell office:value-type="float" office:value="10.948153">
                <text:p>10.948153</text:p>
              </table:table-cell>
              <table:table-cell office:value-type="float" office:value="17.229559">
                <text:p>17.229559</text:p>
              </table:table-cell>
              <table:table-cell office:value-type="float" office:value="23.084702">
                <text:p>23.084702</text:p>
              </table:table-cell>
              <table:table-cell office:value-type="float" office:value="28.243674">
                <text:p>28.243674</text:p>
              </table:table-cell>
              <table:table-cell office:value-type="float" office:value="32.718335">
                <text:p>32.718335</text:p>
              </table:table-cell>
              <table:table-cell office:value-type="float" office:value="36.583414">
                <text:p>36.583414</text:p>
              </table:table-cell>
              <table:table-cell office:value-type="float" office:value="40.154033">
                <text:p>40.154033</text:p>
              </table:table-cell>
              <table:table-cell office:value-type="float" office:value="43.411418">
                <text:p>43.411418</text:p>
              </table:table-cell>
              <table:table-cell office:value-type="float" office:value="46.339494">
                <text:p>46.339494</text:p>
              </table:table-cell>
              <table:table-cell office:value-type="float" office:value="48.974831">
                <text:p>48.974831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41.6798">
                <text:p>241.6798</text:p>
                <draw:g>
                  <svg:desc>'CROWD_RUN_VMAF - present'.B6:'CROWD_RUN_VMAF - present'.U6</svg:desc>
                </draw:g>
              </table:table-cell>
              <table:table-cell office:value-type="float" office:value="242.6778">
                <text:p>242.6778</text:p>
              </table:table-cell>
              <table:table-cell office:value-type="float" office:value="245.2008">
                <text:p>245.2008</text:p>
              </table:table-cell>
              <table:table-cell office:value-type="float" office:value="258.4892">
                <text:p>258.4892</text:p>
              </table:table-cell>
              <table:table-cell office:value-type="float" office:value="263.2375">
                <text:p>263.2375</text:p>
              </table:table-cell>
              <table:table-cell office:value-type="float" office:value="267.0497">
                <text:p>267.0497</text:p>
              </table:table-cell>
              <table:table-cell office:value-type="float" office:value="270.6006">
                <text:p>270.6006</text:p>
              </table:table-cell>
              <table:table-cell office:value-type="float" office:value="274.0182">
                <text:p>274.0182</text:p>
              </table:table-cell>
              <table:table-cell office:value-type="float" office:value="277.1163">
                <text:p>277.1163</text:p>
              </table:table-cell>
              <table:table-cell office:value-type="float" office:value="273.9067">
                <text:p>273.9067</text:p>
              </table:table-cell>
              <table:table-cell office:value-type="float" office:value="281.1614">
                <text:p>281.1614</text:p>
              </table:table-cell>
              <table:table-cell office:value-type="float" office:value="285.254">
                <text:p>285.254</text:p>
              </table:table-cell>
              <table:table-cell office:value-type="float" office:value="302.385">
                <text:p>302.385</text:p>
              </table:table-cell>
              <table:table-cell office:value-type="float" office:value="303.1317">
                <text:p>303.1317</text:p>
              </table:table-cell>
              <table:table-cell office:value-type="float" office:value="309.5067">
                <text:p>309.5067</text:p>
              </table:table-cell>
              <table:table-cell office:value-type="float" office:value="320.7624">
                <text:p>320.7624</text:p>
              </table:table-cell>
              <table:table-cell office:value-type="float" office:value="320.8077">
                <text:p>320.8077</text:p>
              </table:table-cell>
              <table:table-cell office:value-type="float" office:value="323.7972">
                <text:p>323.7972</text:p>
              </table:table-cell>
              <table:table-cell office:value-type="float" office:value="331.9435">
                <text:p>331.9435</text:p>
              </table:table-cell>
              <table:table-cell office:value-type="float" office:value="329.8063">
                <text:p>329.8063</text:p>
              </table:table-cell>
            </table:table-row>
            <table:table-row>
              <table:table-cell office:value-type="string">
                <text:p>x264 veryfast</text:p>
                <draw:g>
                  <svg:desc>'CROWD_RUN_VMAF - present'.A28:'CROWD_RUN_VMAF - present'.A28</svg:desc>
                </draw:g>
              </table:table-cell>
              <table:table-cell office:value-type="float" office:value="0.124062">
                <text:p>0.124062</text:p>
                <draw:g>
                  <svg:desc>'CROWD_RUN_VMAF - present'.B28:'CROWD_RUN_VMAF - present'.U28</svg:desc>
                </draw:g>
              </table:table-cell>
              <table:table-cell office:value-type="float" office:value="0.207535">
                <text:p>0.207535</text:p>
              </table:table-cell>
              <table:table-cell office:value-type="float" office:value="0.457339">
                <text:p>0.457339</text:p>
              </table:table-cell>
              <table:table-cell office:value-type="float" office:value="0.971823">
                <text:p>0.971823</text:p>
              </table:table-cell>
              <table:table-cell office:value-type="float" office:value="1.932004">
                <text:p>1.932004</text:p>
              </table:table-cell>
              <table:table-cell office:value-type="float" office:value="3.294946">
                <text:p>3.294946</text:p>
              </table:table-cell>
              <table:table-cell office:value-type="float" office:value="6.473397">
                <text:p>6.473397</text:p>
              </table:table-cell>
              <table:table-cell office:value-type="float" office:value="7.148888">
                <text:p>7.148888</text:p>
              </table:table-cell>
              <table:table-cell office:value-type="float" office:value="7.558233">
                <text:p>7.558233</text:p>
              </table:table-cell>
              <table:table-cell office:value-type="float" office:value="8.382052">
                <text:p>8.382052</text:p>
              </table:table-cell>
              <table:table-cell office:value-type="float" office:value="11.762034">
                <text:p>11.762034</text:p>
              </table:table-cell>
              <table:table-cell office:value-type="float" office:value="17.138337">
                <text:p>17.138337</text:p>
              </table:table-cell>
              <table:table-cell office:value-type="float" office:value="22.730941">
                <text:p>22.730941</text:p>
              </table:table-cell>
              <table:table-cell office:value-type="float" office:value="27.848254">
                <text:p>27.848254</text:p>
              </table:table-cell>
              <table:table-cell office:value-type="float" office:value="32.202741">
                <text:p>32.202741</text:p>
              </table:table-cell>
              <table:table-cell office:value-type="float" office:value="36.088109">
                <text:p>36.088109</text:p>
              </table:table-cell>
              <table:table-cell office:value-type="float" office:value="39.468949">
                <text:p>39.468949</text:p>
              </table:table-cell>
              <table:table-cell office:value-type="float" office:value="42.590385">
                <text:p>42.590385</text:p>
              </table:table-cell>
              <table:table-cell office:value-type="float" office:value="45.385513">
                <text:p>45.385513</text:p>
              </table:table-cell>
              <table:table-cell office:value-type="float" office:value="47.772266">
                <text:p>47.772266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421.9366">
                <text:p>421.9366</text:p>
                <draw:g>
                  <svg:desc>'CROWD_RUN_VMAF - present'.B7:'CROWD_RUN_VMAF - present'.U7</svg:desc>
                </draw:g>
              </table:table-cell>
              <table:table-cell office:value-type="float" office:value="414.8503">
                <text:p>414.8503</text:p>
              </table:table-cell>
              <table:table-cell office:value-type="float" office:value="417.1957">
                <text:p>417.1957</text:p>
              </table:table-cell>
              <table:table-cell office:value-type="float" office:value="427.0076">
                <text:p>427.0076</text:p>
              </table:table-cell>
              <table:table-cell office:value-type="float" office:value="437.6672">
                <text:p>437.6672</text:p>
              </table:table-cell>
              <table:table-cell office:value-type="float" office:value="458.6441">
                <text:p>458.6441</text:p>
              </table:table-cell>
              <table:table-cell office:value-type="float" office:value="466.9038">
                <text:p>466.9038</text:p>
              </table:table-cell>
              <table:table-cell office:value-type="float" office:value="483.6844">
                <text:p>483.6844</text:p>
              </table:table-cell>
              <table:table-cell office:value-type="float" office:value="471.1391">
                <text:p>471.1391</text:p>
              </table:table-cell>
              <table:table-cell office:value-type="float" office:value="479.664">
                <text:p>479.664</text:p>
              </table:table-cell>
              <table:table-cell office:value-type="float" office:value="480.6261">
                <text:p>480.6261</text:p>
              </table:table-cell>
              <table:table-cell office:value-type="float" office:value="490.4342">
                <text:p>490.4342</text:p>
              </table:table-cell>
              <table:table-cell office:value-type="float" office:value="492.2622">
                <text:p>492.2622</text:p>
              </table:table-cell>
              <table:table-cell office:value-type="float" office:value="496.282">
                <text:p>496.282</text:p>
              </table:table-cell>
              <table:table-cell office:value-type="float" office:value="527.4339">
                <text:p>527.4339</text:p>
              </table:table-cell>
              <table:table-cell office:value-type="float" office:value="519.5698">
                <text:p>519.5698</text:p>
              </table:table-cell>
              <table:table-cell office:value-type="float" office:value="541.0387">
                <text:p>541.0387</text:p>
              </table:table-cell>
              <table:table-cell office:value-type="float" office:value="546.815">
                <text:p>546.815</text:p>
              </table:table-cell>
              <table:table-cell office:value-type="float" office:value="561.5839">
                <text:p>561.5839</text:p>
              </table:table-cell>
              <table:table-cell office:value-type="float" office:value="565.9961">
                <text:p>565.9961</text:p>
              </table:table-cell>
            </table:table-row>
            <table:table-row>
              <table:table-cell office:value-type="string">
                <text:p>x264 faster</text:p>
                <draw:g>
                  <svg:desc>'CROWD_RUN_VMAF - present'.A29:'CROWD_RUN_VMAF - present'.A29</svg:desc>
                </draw:g>
              </table:table-cell>
              <table:table-cell office:value-type="float" office:value="0">
                <text:p>0</text:p>
                <draw:g>
                  <svg:desc>'CROWD_RUN_VMAF - present'.B29:'CROWD_RUN_VMAF - present'.U29</svg:desc>
                </draw:g>
              </table:table-cell>
              <table:table-cell office:value-type="float" office:value="0.236359">
                <text:p>0.236359</text:p>
              </table:table-cell>
              <table:table-cell office:value-type="float" office:value="0.609184">
                <text:p>0.609184</text:p>
              </table:table-cell>
              <table:table-cell office:value-type="float" office:value="0.925751">
                <text:p>0.925751</text:p>
              </table:table-cell>
              <table:table-cell office:value-type="float" office:value="1.230946">
                <text:p>1.230946</text:p>
              </table:table-cell>
              <table:table-cell office:value-type="float" office:value="1.640176">
                <text:p>1.640176</text:p>
              </table:table-cell>
              <table:table-cell office:value-type="float" office:value="2.562919">
                <text:p>2.562919</text:p>
              </table:table-cell>
              <table:table-cell office:value-type="float" office:value="4.457747">
                <text:p>4.457747</text:p>
              </table:table-cell>
              <table:table-cell office:value-type="float" office:value="7.065087">
                <text:p>7.065087</text:p>
              </table:table-cell>
              <table:table-cell office:value-type="float" office:value="10.051473">
                <text:p>10.051473</text:p>
              </table:table-cell>
              <table:table-cell office:value-type="float" office:value="15.777923">
                <text:p>15.777923</text:p>
              </table:table-cell>
              <table:table-cell office:value-type="float" office:value="20.753822">
                <text:p>20.753822</text:p>
              </table:table-cell>
              <table:table-cell office:value-type="float" office:value="25.742965">
                <text:p>25.742965</text:p>
              </table:table-cell>
              <table:table-cell office:value-type="float" office:value="30.752131">
                <text:p>30.752131</text:p>
              </table:table-cell>
              <table:table-cell office:value-type="float" office:value="35.684279">
                <text:p>35.684279</text:p>
              </table:table-cell>
              <table:table-cell office:value-type="float" office:value="40.290683">
                <text:p>40.290683</text:p>
              </table:table-cell>
              <table:table-cell office:value-type="float" office:value="44.28191">
                <text:p>44.28191</text:p>
              </table:table-cell>
              <table:table-cell office:value-type="float" office:value="47.776104">
                <text:p>47.776104</text:p>
              </table:table-cell>
              <table:table-cell office:value-type="float" office:value="50.831887">
                <text:p>50.831887</text:p>
              </table:table-cell>
              <table:table-cell office:value-type="float" office:value="53.564796">
                <text:p>53.564796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432.3807">
                <text:p>432.3807</text:p>
                <draw:g>
                  <svg:desc>'CROWD_RUN_VMAF - present'.B8:'CROWD_RUN_VMAF - present'.U8</svg:desc>
                </draw:g>
              </table:table-cell>
              <table:table-cell office:value-type="float" office:value="454.5516">
                <text:p>454.5516</text:p>
              </table:table-cell>
              <table:table-cell office:value-type="float" office:value="451.6662">
                <text:p>451.6662</text:p>
              </table:table-cell>
              <table:table-cell office:value-type="float" office:value="498.8102">
                <text:p>498.8102</text:p>
              </table:table-cell>
              <table:table-cell office:value-type="float" office:value="504.4665">
                <text:p>504.4665</text:p>
              </table:table-cell>
              <table:table-cell office:value-type="float" office:value="519.8238">
                <text:p>519.8238</text:p>
              </table:table-cell>
              <table:table-cell office:value-type="float" office:value="529.1467">
                <text:p>529.1467</text:p>
              </table:table-cell>
              <table:table-cell office:value-type="float" office:value="535.4109">
                <text:p>535.4109</text:p>
              </table:table-cell>
              <table:table-cell office:value-type="float" office:value="518.2029">
                <text:p>518.2029</text:p>
              </table:table-cell>
              <table:table-cell office:value-type="float" office:value="549.4861">
                <text:p>549.4861</text:p>
              </table:table-cell>
              <table:table-cell office:value-type="float" office:value="550.0597">
                <text:p>550.0597</text:p>
              </table:table-cell>
              <table:table-cell office:value-type="float" office:value="577.2206">
                <text:p>577.2206</text:p>
              </table:table-cell>
              <table:table-cell office:value-type="float" office:value="577.6089">
                <text:p>577.6089</text:p>
              </table:table-cell>
              <table:table-cell office:value-type="float" office:value="594.7333">
                <text:p>594.7333</text:p>
              </table:table-cell>
              <table:table-cell office:value-type="float" office:value="625.5804">
                <text:p>625.5804</text:p>
              </table:table-cell>
              <table:table-cell office:value-type="float" office:value="648.3436">
                <text:p>648.3436</text:p>
              </table:table-cell>
              <table:table-cell office:value-type="float" office:value="671.234">
                <text:p>671.234</text:p>
              </table:table-cell>
              <table:table-cell office:value-type="float" office:value="701.876">
                <text:p>701.876</text:p>
              </table:table-cell>
              <table:table-cell office:value-type="float" office:value="691.6049">
                <text:p>691.6049</text:p>
              </table:table-cell>
              <table:table-cell office:value-type="float" office:value="752.8619">
                <text:p>752.8619</text:p>
              </table:table-cell>
            </table:table-row>
            <table:table-row>
              <table:table-cell office:value-type="string">
                <text:p>x264 fast</text:p>
                <draw:g>
                  <svg:desc>'CROWD_RUN_VMAF - present'.A30:'CROWD_RUN_VMAF - present'.A30</svg:desc>
                </draw:g>
              </table:table-cell>
              <table:table-cell office:value-type="float" office:value="0">
                <text:p>0</text:p>
                <draw:g>
                  <svg:desc>'CROWD_RUN_VMAF - present'.B30:'CROWD_RUN_VMAF - present'.U30</svg:desc>
                </draw:g>
              </table:table-cell>
              <table:table-cell office:value-type="float" office:value="0.278005">
                <text:p>0.278005</text:p>
              </table:table-cell>
              <table:table-cell office:value-type="float" office:value="0.640475">
                <text:p>0.640475</text:p>
              </table:table-cell>
              <table:table-cell office:value-type="float" office:value="0.957668">
                <text:p>0.957668</text:p>
              </table:table-cell>
              <table:table-cell office:value-type="float" office:value="1.256477">
                <text:p>1.256477</text:p>
              </table:table-cell>
              <table:table-cell office:value-type="float" office:value="1.569501">
                <text:p>1.569501</text:p>
              </table:table-cell>
              <table:table-cell office:value-type="float" office:value="2.267925">
                <text:p>2.267925</text:p>
              </table:table-cell>
              <table:table-cell office:value-type="float" office:value="4.425578">
                <text:p>4.425578</text:p>
              </table:table-cell>
              <table:table-cell office:value-type="float" office:value="8.567887">
                <text:p>8.567887</text:p>
              </table:table-cell>
              <table:table-cell office:value-type="float" office:value="12.954239">
                <text:p>12.954239</text:p>
              </table:table-cell>
              <table:table-cell office:value-type="float" office:value="19.688397">
                <text:p>19.688397</text:p>
              </table:table-cell>
              <table:table-cell office:value-type="float" office:value="24.839087">
                <text:p>24.839087</text:p>
              </table:table-cell>
              <table:table-cell office:value-type="float" office:value="29.638154">
                <text:p>29.638154</text:p>
              </table:table-cell>
              <table:table-cell office:value-type="float" office:value="34.311339">
                <text:p>34.311339</text:p>
              </table:table-cell>
              <table:table-cell office:value-type="float" office:value="38.690848">
                <text:p>38.690848</text:p>
              </table:table-cell>
              <table:table-cell office:value-type="float" office:value="42.728465">
                <text:p>42.728465</text:p>
              </table:table-cell>
              <table:table-cell office:value-type="float" office:value="46.388152">
                <text:p>46.388152</text:p>
              </table:table-cell>
              <table:table-cell office:value-type="float" office:value="49.470543">
                <text:p>49.470543</text:p>
              </table:table-cell>
              <table:table-cell office:value-type="float" office:value="52.312502">
                <text:p>52.312502</text:p>
              </table:table-cell>
              <table:table-cell office:value-type="float" office:value="54.793598">
                <text:p>54.793598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400.6316">
                <text:p>400.6316</text:p>
                <draw:g>
                  <svg:desc>'CROWD_RUN_VMAF - present'.B9:'CROWD_RUN_VMAF - present'.U9</svg:desc>
                </draw:g>
              </table:table-cell>
              <table:table-cell office:value-type="float" office:value="440.33">
                <text:p>440.33</text:p>
              </table:table-cell>
              <table:table-cell office:value-type="float" office:value="500.9144">
                <text:p>500.9144</text:p>
              </table:table-cell>
              <table:table-cell office:value-type="float" office:value="557.5493">
                <text:p>557.5493</text:p>
              </table:table-cell>
              <table:table-cell office:value-type="float" office:value="584.041">
                <text:p>584.041</text:p>
              </table:table-cell>
              <table:table-cell office:value-type="float" office:value="623.6754">
                <text:p>623.6754</text:p>
              </table:table-cell>
              <table:table-cell office:value-type="float" office:value="627.9691">
                <text:p>627.9691</text:p>
              </table:table-cell>
              <table:table-cell office:value-type="float" office:value="654.356">
                <text:p>654.356</text:p>
              </table:table-cell>
              <table:table-cell office:value-type="float" office:value="663.0074">
                <text:p>663.0074</text:p>
              </table:table-cell>
              <table:table-cell office:value-type="float" office:value="668.6576">
                <text:p>668.6576</text:p>
              </table:table-cell>
              <table:table-cell office:value-type="float" office:value="683.0673">
                <text:p>683.0673</text:p>
              </table:table-cell>
              <table:table-cell office:value-type="float" office:value="704.0948">
                <text:p>704.0948</text:p>
              </table:table-cell>
              <table:table-cell office:value-type="float" office:value="724.399">
                <text:p>724.399</text:p>
              </table:table-cell>
              <table:table-cell office:value-type="float" office:value="743.2067">
                <text:p>743.2067</text:p>
              </table:table-cell>
              <table:table-cell office:value-type="float" office:value="742.3436">
                <text:p>742.3436</text:p>
              </table:table-cell>
              <table:table-cell office:value-type="float" office:value="799.9345">
                <text:p>799.9345</text:p>
              </table:table-cell>
              <table:table-cell office:value-type="float" office:value="824.6531">
                <text:p>824.6531</text:p>
              </table:table-cell>
              <table:table-cell office:value-type="float" office:value="843.0933">
                <text:p>843.0933</text:p>
              </table:table-cell>
              <table:table-cell office:value-type="float" office:value="858.2376">
                <text:p>858.2376</text:p>
              </table:table-cell>
              <table:table-cell office:value-type="float" office:value="878.6491">
                <text:p>878.6491</text:p>
              </table:table-cell>
            </table:table-row>
            <table:table-row>
              <table:table-cell office:value-type="string">
                <text:p>x264 medium</text:p>
                <draw:g>
                  <svg:desc>'CROWD_RUN_VMAF - present'.A31:'CROWD_RUN_VMAF - present'.A31</svg:desc>
                </draw:g>
              </table:table-cell>
              <table:table-cell office:value-type="float" office:value="0">
                <text:p>0</text:p>
                <draw:g>
                  <svg:desc>'CROWD_RUN_VMAF - present'.B31:'CROWD_RUN_VMAF - present'.U31</svg:desc>
                </draw:g>
              </table:table-cell>
              <table:table-cell office:value-type="float" office:value="0.210823">
                <text:p>0.210823</text:p>
              </table:table-cell>
              <table:table-cell office:value-type="float" office:value="0.559341">
                <text:p>0.559341</text:p>
              </table:table-cell>
              <table:table-cell office:value-type="float" office:value="1.086059">
                <text:p>1.086059</text:p>
              </table:table-cell>
              <table:table-cell office:value-type="float" office:value="2.441615">
                <text:p>2.441615</text:p>
              </table:table-cell>
              <table:table-cell office:value-type="float" office:value="4.320909">
                <text:p>4.320909</text:p>
              </table:table-cell>
              <table:table-cell office:value-type="float" office:value="6.797152">
                <text:p>6.797152</text:p>
              </table:table-cell>
              <table:table-cell office:value-type="float" office:value="10.150398">
                <text:p>10.150398</text:p>
              </table:table-cell>
              <table:table-cell office:value-type="float" office:value="13.513846">
                <text:p>13.513846</text:p>
              </table:table-cell>
              <table:table-cell office:value-type="float" office:value="16.461084">
                <text:p>16.461084</text:p>
              </table:table-cell>
              <table:table-cell office:value-type="float" office:value="22.449411">
                <text:p>22.449411</text:p>
              </table:table-cell>
              <table:table-cell office:value-type="float" office:value="28.235604">
                <text:p>28.235604</text:p>
              </table:table-cell>
              <table:table-cell office:value-type="float" office:value="33.266778">
                <text:p>33.266778</text:p>
              </table:table-cell>
              <table:table-cell office:value-type="float" office:value="37.924835">
                <text:p>37.924835</text:p>
              </table:table-cell>
              <table:table-cell office:value-type="float" office:value="41.92558">
                <text:p>41.92558</text:p>
              </table:table-cell>
              <table:table-cell office:value-type="float" office:value="45.510224">
                <text:p>45.510224</text:p>
              </table:table-cell>
              <table:table-cell office:value-type="float" office:value="48.904351">
                <text:p>48.904351</text:p>
              </table:table-cell>
              <table:table-cell office:value-type="float" office:value="51.669948">
                <text:p>51.669948</text:p>
              </table:table-cell>
              <table:table-cell office:value-type="float" office:value="54.272629">
                <text:p>54.272629</text:p>
              </table:table-cell>
              <table:table-cell office:value-type="float" office:value="56.709188">
                <text:p>56.709188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460.2101">
                <text:p>460.2101</text:p>
                <draw:g>
                  <svg:desc>'CROWD_RUN_VMAF - present'.B10:'CROWD_RUN_VMAF - present'.U10</svg:desc>
                </draw:g>
              </table:table-cell>
              <table:table-cell office:value-type="float" office:value="508.9665">
                <text:p>508.9665</text:p>
              </table:table-cell>
              <table:table-cell office:value-type="float" office:value="613.1057">
                <text:p>613.1057</text:p>
              </table:table-cell>
              <table:table-cell office:value-type="float" office:value="711.1525">
                <text:p>711.1525</text:p>
              </table:table-cell>
              <table:table-cell office:value-type="float" office:value="760.7101">
                <text:p>760.7101</text:p>
              </table:table-cell>
              <table:table-cell office:value-type="float" office:value="785.9278">
                <text:p>785.9278</text:p>
              </table:table-cell>
              <table:table-cell office:value-type="float" office:value="809.9405">
                <text:p>809.9405</text:p>
              </table:table-cell>
              <table:table-cell office:value-type="float" office:value="826.9611">
                <text:p>826.9611</text:p>
              </table:table-cell>
              <table:table-cell office:value-type="float" office:value="836.3708">
                <text:p>836.3708</text:p>
              </table:table-cell>
              <table:table-cell office:value-type="float" office:value="855.7833">
                <text:p>855.7833</text:p>
              </table:table-cell>
              <table:table-cell office:value-type="float" office:value="879.8859">
                <text:p>879.8859</text:p>
              </table:table-cell>
              <table:table-cell office:value-type="float" office:value="928.7699">
                <text:p>928.7699</text:p>
              </table:table-cell>
              <table:table-cell office:value-type="float" office:value="965.2009">
                <text:p>965.2009</text:p>
              </table:table-cell>
              <table:table-cell office:value-type="float" office:value="1003.4782">
                <text:p>1003.4782</text:p>
              </table:table-cell>
              <table:table-cell office:value-type="float" office:value="1055.346">
                <text:p>1055.346</text:p>
              </table:table-cell>
              <table:table-cell office:value-type="float" office:value="1092.0103">
                <text:p>1092.0103</text:p>
              </table:table-cell>
              <table:table-cell office:value-type="float" office:value="1133.2525">
                <text:p>1133.2525</text:p>
              </table:table-cell>
              <table:table-cell office:value-type="float" office:value="1171.4535">
                <text:p>1171.4535</text:p>
              </table:table-cell>
              <table:table-cell office:value-type="float" office:value="1146.2237">
                <text:p>1146.2237</text:p>
              </table:table-cell>
              <table:table-cell office:value-type="float" office:value="1242.7956">
                <text:p>1242.7956</text:p>
              </table:table-cell>
            </table:table-row>
            <table:table-row>
              <table:table-cell office:value-type="string">
                <text:p>x264 slow</text:p>
                <draw:g>
                  <svg:desc>'CROWD_RUN_VMAF - present'.A32:'CROWD_RUN_VMAF - present'.A32</svg:desc>
                </draw:g>
              </table:table-cell>
              <table:table-cell office:value-type="float" office:value="0">
                <text:p>0</text:p>
                <draw:g>
                  <svg:desc>'CROWD_RUN_VMAF - present'.B32:'CROWD_RUN_VMAF - present'.U32</svg:desc>
                </draw:g>
              </table:table-cell>
              <table:table-cell office:value-type="float" office:value="0.256392">
                <text:p>0.256392</text:p>
              </table:table-cell>
              <table:table-cell office:value-type="float" office:value="0.5918">
                <text:p>0.5918</text:p>
              </table:table-cell>
              <table:table-cell office:value-type="float" office:value="0.895802">
                <text:p>0.895802</text:p>
              </table:table-cell>
              <table:table-cell office:value-type="float" office:value="1.631594">
                <text:p>1.631594</text:p>
              </table:table-cell>
              <table:table-cell office:value-type="float" office:value="2.949824">
                <text:p>2.949824</text:p>
              </table:table-cell>
              <table:table-cell office:value-type="float" office:value="5.294512">
                <text:p>5.294512</text:p>
              </table:table-cell>
              <table:table-cell office:value-type="float" office:value="8.435931">
                <text:p>8.435931</text:p>
              </table:table-cell>
              <table:table-cell office:value-type="float" office:value="12.064515">
                <text:p>12.064515</text:p>
              </table:table-cell>
              <table:table-cell office:value-type="float" office:value="15.731854">
                <text:p>15.731854</text:p>
              </table:table-cell>
              <table:table-cell office:value-type="float" office:value="22.615326">
                <text:p>22.615326</text:p>
              </table:table-cell>
              <table:table-cell office:value-type="float" office:value="28.724605">
                <text:p>28.724605</text:p>
              </table:table-cell>
              <table:table-cell office:value-type="float" office:value="34.246878">
                <text:p>34.246878</text:p>
              </table:table-cell>
              <table:table-cell office:value-type="float" office:value="38.954992">
                <text:p>38.954992</text:p>
              </table:table-cell>
              <table:table-cell office:value-type="float" office:value="43.179762">
                <text:p>43.179762</text:p>
              </table:table-cell>
              <table:table-cell office:value-type="float" office:value="46.749413">
                <text:p>46.749413</text:p>
              </table:table-cell>
              <table:table-cell office:value-type="float" office:value="49.952326">
                <text:p>49.952326</text:p>
              </table:table-cell>
              <table:table-cell office:value-type="float" office:value="52.828507">
                <text:p>52.828507</text:p>
              </table:table-cell>
              <table:table-cell office:value-type="float" office:value="55.398844">
                <text:p>55.398844</text:p>
              </table:table-cell>
              <table:table-cell office:value-type="float" office:value="57.703552">
                <text:p>57.703552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054.2206">
                <text:p>1054.2206</text:p>
                <draw:g>
                  <svg:desc>'CROWD_RUN_VMAF - present'.B11:'CROWD_RUN_VMAF - present'.U11</svg:desc>
                </draw:g>
              </table:table-cell>
              <table:table-cell office:value-type="float" office:value="1056.9112">
                <text:p>1056.9112</text:p>
              </table:table-cell>
              <table:table-cell office:value-type="float" office:value="1461.416">
                <text:p>1461.416</text:p>
              </table:table-cell>
              <table:table-cell office:value-type="float" office:value="1829.0202">
                <text:p>1829.0202</text:p>
              </table:table-cell>
              <table:table-cell office:value-type="float" office:value="1989.3168">
                <text:p>1989.3168</text:p>
              </table:table-cell>
              <table:table-cell office:value-type="float" office:value="2073.7278">
                <text:p>2073.7278</text:p>
              </table:table-cell>
              <table:table-cell office:value-type="float" office:value="2116.743">
                <text:p>2116.743</text:p>
              </table:table-cell>
              <table:table-cell office:value-type="float" office:value="2150.2106">
                <text:p>2150.2106</text:p>
              </table:table-cell>
              <table:table-cell office:value-type="float" office:value="2151.2199">
                <text:p>2151.2199</text:p>
              </table:table-cell>
              <table:table-cell office:value-type="float" office:value="2171.8225">
                <text:p>2171.8225</text:p>
              </table:table-cell>
              <table:table-cell office:value-type="float" office:value="2231.9683">
                <text:p>2231.9683</text:p>
              </table:table-cell>
              <table:table-cell office:value-type="float" office:value="2312.2407">
                <text:p>2312.2407</text:p>
              </table:table-cell>
              <table:table-cell office:value-type="float" office:value="2380.0783">
                <text:p>2380.0783</text:p>
              </table:table-cell>
              <table:table-cell office:value-type="float" office:value="2474.152">
                <text:p>2474.152</text:p>
              </table:table-cell>
              <table:table-cell office:value-type="float" office:value="2571.0214">
                <text:p>2571.0214</text:p>
              </table:table-cell>
              <table:table-cell office:value-type="float" office:value="2655.6752">
                <text:p>2655.6752</text:p>
              </table:table-cell>
              <table:table-cell office:value-type="float" office:value="2724.7">
                <text:p>2724.7</text:p>
              </table:table-cell>
              <table:table-cell office:value-type="float" office:value="2806.9566">
                <text:p>2806.9566</text:p>
              </table:table-cell>
              <table:table-cell office:value-type="float" office:value="2863.8134">
                <text:p>2863.8134</text:p>
              </table:table-cell>
              <table:table-cell office:value-type="float" office:value="2934.7769">
                <text:p>2934.7769</text:p>
              </table:table-cell>
            </table:table-row>
            <table:table-row>
              <table:table-cell office:value-type="string">
                <text:p>x264 slower</text:p>
                <draw:g>
                  <svg:desc>'CROWD_RUN_VMAF - present'.A33:'CROWD_RUN_VMAF - present'.A33</svg:desc>
                </draw:g>
              </table:table-cell>
              <table:table-cell office:value-type="float" office:value="0">
                <text:p>0</text:p>
                <draw:g>
                  <svg:desc>'CROWD_RUN_VMAF - present'.B33:'CROWD_RUN_VMAF - present'.U33</svg:desc>
                </draw:g>
              </table:table-cell>
              <table:table-cell office:value-type="float" office:value="0.291366">
                <text:p>0.291366</text:p>
              </table:table-cell>
              <table:table-cell office:value-type="float" office:value="0.583238">
                <text:p>0.583238</text:p>
              </table:table-cell>
              <table:table-cell office:value-type="float" office:value="0.842033">
                <text:p>0.842033</text:p>
              </table:table-cell>
              <table:table-cell office:value-type="float" office:value="1.574451">
                <text:p>1.574451</text:p>
              </table:table-cell>
              <table:table-cell office:value-type="float" office:value="2.940178">
                <text:p>2.940178</text:p>
              </table:table-cell>
              <table:table-cell office:value-type="float" office:value="5.484201">
                <text:p>5.484201</text:p>
              </table:table-cell>
              <table:table-cell office:value-type="float" office:value="9.383352">
                <text:p>9.383352</text:p>
              </table:table-cell>
              <table:table-cell office:value-type="float" office:value="13.552596">
                <text:p>13.552596</text:p>
              </table:table-cell>
              <table:table-cell office:value-type="float" office:value="17.135382">
                <text:p>17.135382</text:p>
              </table:table-cell>
              <table:table-cell office:value-type="float" office:value="23.709292">
                <text:p>23.709292</text:p>
              </table:table-cell>
              <table:table-cell office:value-type="float" office:value="30.097695">
                <text:p>30.097695</text:p>
              </table:table-cell>
              <table:table-cell office:value-type="float" office:value="35.597015">
                <text:p>35.597015</text:p>
              </table:table-cell>
              <table:table-cell office:value-type="float" office:value="40.520826">
                <text:p>40.520826</text:p>
              </table:table-cell>
              <table:table-cell office:value-type="float" office:value="44.817531">
                <text:p>44.817531</text:p>
              </table:table-cell>
              <table:table-cell office:value-type="float" office:value="48.548798">
                <text:p>48.548798</text:p>
              </table:table-cell>
              <table:table-cell office:value-type="float" office:value="51.739839">
                <text:p>51.739839</text:p>
              </table:table-cell>
              <table:table-cell office:value-type="float" office:value="54.542652">
                <text:p>54.542652</text:p>
              </table:table-cell>
              <table:table-cell office:value-type="float" office:value="57.14874">
                <text:p>57.14874</text:p>
              </table:table-cell>
              <table:table-cell office:value-type="float" office:value="59.440913">
                <text:p>59.440913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2599.6067">
                <text:p>2599.6067</text:p>
                <draw:g>
                  <svg:desc>'CROWD_RUN_VMAF - present'.B12:'CROWD_RUN_VMAF - present'.U12</svg:desc>
                </draw:g>
              </table:table-cell>
              <table:table-cell office:value-type="float" office:value="2431.825">
                <text:p>2431.825</text:p>
              </table:table-cell>
              <table:table-cell office:value-type="float" office:value="3827.1735">
                <text:p>3827.1735</text:p>
              </table:table-cell>
              <table:table-cell office:value-type="float" office:value="4805.2469">
                <text:p>4805.2469</text:p>
              </table:table-cell>
              <table:table-cell office:value-type="float" office:value="5170.7732">
                <text:p>5170.7732</text:p>
              </table:table-cell>
              <table:table-cell office:value-type="float" office:value="5261.9946">
                <text:p>5261.9946</text:p>
              </table:table-cell>
              <table:table-cell office:value-type="float" office:value="5339.3211">
                <text:p>5339.3211</text:p>
              </table:table-cell>
              <table:table-cell office:value-type="float" office:value="4537.7274">
                <text:p>4537.7274</text:p>
              </table:table-cell>
              <table:table-cell office:value-type="float" office:value="5384.7564">
                <text:p>5384.7564</text:p>
              </table:table-cell>
              <table:table-cell office:value-type="float" office:value="5440.0837">
                <text:p>5440.0837</text:p>
              </table:table-cell>
              <table:table-cell office:value-type="float" office:value="4663.186">
                <text:p>4663.186</text:p>
              </table:table-cell>
              <table:table-cell office:value-type="float" office:value="5738.2213">
                <text:p>5738.2213</text:p>
              </table:table-cell>
              <table:table-cell office:value-type="float" office:value="5916.1586">
                <text:p>5916.1586</text:p>
              </table:table-cell>
              <table:table-cell office:value-type="float" office:value="6111.0613">
                <text:p>6111.0613</text:p>
              </table:table-cell>
              <table:table-cell office:value-type="float" office:value="6318.9649">
                <text:p>6318.9649</text:p>
              </table:table-cell>
              <table:table-cell office:value-type="float" office:value="6091.5275">
                <text:p>6091.5275</text:p>
              </table:table-cell>
              <table:table-cell office:value-type="float" office:value="6560.2817">
                <text:p>6560.2817</text:p>
              </table:table-cell>
              <table:table-cell office:value-type="float" office:value="6706.3006">
                <text:p>6706.3006</text:p>
              </table:table-cell>
              <table:table-cell office:value-type="float" office:value="6813.759">
                <text:p>6813.759</text:p>
              </table:table-cell>
              <table:table-cell office:value-type="float" office:value="6929.7594">
                <text:p>6929.7594</text:p>
              </table:table-cell>
            </table:table-row>
            <table:table-row>
              <table:table-cell office:value-type="string">
                <text:p>x264 veryslow</text:p>
                <draw:g>
                  <svg:desc>'CROWD_RUN_VMAF - present'.A34:'CROWD_RUN_VMAF - present'.A34</svg:desc>
                </draw:g>
              </table:table-cell>
              <table:table-cell office:value-type="float" office:value="0.025995">
                <text:p>0.025995</text:p>
                <draw:g>
                  <svg:desc>'CROWD_RUN_VMAF - present'.B34:'CROWD_RUN_VMAF - present'.U34</svg:desc>
                </draw:g>
              </table:table-cell>
              <table:table-cell office:value-type="float" office:value="0.31199">
                <text:p>0.31199</text:p>
              </table:table-cell>
              <table:table-cell office:value-type="float" office:value="0.707962">
                <text:p>0.707962</text:p>
              </table:table-cell>
              <table:table-cell office:value-type="float" office:value="0.985826">
                <text:p>0.985826</text:p>
              </table:table-cell>
              <table:table-cell office:value-type="float" office:value="1.786575">
                <text:p>1.786575</text:p>
              </table:table-cell>
              <table:table-cell office:value-type="float" office:value="3.270094">
                <text:p>3.270094</text:p>
              </table:table-cell>
              <table:table-cell office:value-type="float" office:value="5.611186">
                <text:p>5.611186</text:p>
              </table:table-cell>
              <table:table-cell office:value-type="float" office:value="9.357813">
                <text:p>9.357813</text:p>
              </table:table-cell>
              <table:table-cell office:value-type="float" office:value="13.544945">
                <text:p>13.544945</text:p>
              </table:table-cell>
              <table:table-cell office:value-type="float" office:value="17.41311">
                <text:p>17.41311</text:p>
              </table:table-cell>
              <table:table-cell office:value-type="float" office:value="24.82313">
                <text:p>24.82313</text:p>
              </table:table-cell>
              <table:table-cell office:value-type="float" office:value="31.350916">
                <text:p>31.350916</text:p>
              </table:table-cell>
              <table:table-cell office:value-type="float" office:value="37.05399">
                <text:p>37.05399</text:p>
              </table:table-cell>
              <table:table-cell office:value-type="float" office:value="41.982855">
                <text:p>41.982855</text:p>
              </table:table-cell>
              <table:table-cell office:value-type="float" office:value="46.230135">
                <text:p>46.230135</text:p>
              </table:table-cell>
              <table:table-cell office:value-type="float" office:value="49.995946">
                <text:p>49.995946</text:p>
              </table:table-cell>
              <table:table-cell office:value-type="float" office:value="53.209397">
                <text:p>53.209397</text:p>
              </table:table-cell>
              <table:table-cell office:value-type="float" office:value="56.027597">
                <text:p>56.027597</text:p>
              </table:table-cell>
              <table:table-cell office:value-type="float" office:value="58.634196">
                <text:p>58.634196</text:p>
              </table:table-cell>
              <table:table-cell office:value-type="float" office:value="60.933249">
                <text:p>60.933249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0986.2869">
                <text:p>10986.2869</text:p>
                <draw:g>
                  <svg:desc>'CROWD_RUN_VMAF - present'.B13:'CROWD_RUN_VMAF - present'.U13</svg:desc>
                </draw:g>
              </table:table-cell>
              <table:table-cell office:value-type="float" office:value="12617.2835">
                <text:p>12617.2835</text:p>
              </table:table-cell>
              <table:table-cell office:value-type="float" office:value="13644.8933">
                <text:p>13644.8933</text:p>
              </table:table-cell>
              <table:table-cell office:value-type="float" office:value="12796.6997">
                <text:p>12796.6997</text:p>
              </table:table-cell>
              <table:table-cell office:value-type="float" office:value="13956.1006">
                <text:p>13956.1006</text:p>
              </table:table-cell>
              <table:table-cell office:value-type="float" office:value="14359.5111">
                <text:p>14359.5111</text:p>
              </table:table-cell>
              <table:table-cell office:value-type="float" office:value="13456.1507">
                <text:p>13456.1507</text:p>
              </table:table-cell>
              <table:table-cell office:value-type="float" office:value="14838.9425">
                <text:p>14838.9425</text:p>
              </table:table-cell>
              <table:table-cell office:value-type="float" office:value="15010.5672">
                <text:p>15010.5672</text:p>
              </table:table-cell>
              <table:table-cell office:value-type="float" office:value="15139.793">
                <text:p>15139.793</text:p>
              </table:table-cell>
              <table:table-cell office:value-type="float" office:value="14422.5675">
                <text:p>14422.5675</text:p>
              </table:table-cell>
              <table:table-cell office:value-type="float" office:value="16712.5848">
                <text:p>16712.5848</text:p>
              </table:table-cell>
              <table:table-cell office:value-type="float" office:value="17703.2593">
                <text:p>17703.2593</text:p>
              </table:table-cell>
              <table:table-cell office:value-type="float" office:value="18861.5219">
                <text:p>18861.5219</text:p>
              </table:table-cell>
              <table:table-cell office:value-type="float" office:value="19864.8551">
                <text:p>19864.8551</text:p>
              </table:table-cell>
              <table:table-cell office:value-type="float" office:value="19615.8484">
                <text:p>19615.8484</text:p>
              </table:table-cell>
              <table:table-cell office:value-type="float" office:value="21545.4096">
                <text:p>21545.4096</text:p>
              </table:table-cell>
              <table:table-cell office:value-type="float" office:value="22348.9326">
                <text:p>22348.9326</text:p>
              </table:table-cell>
              <table:table-cell office:value-type="float" office:value="21780.8617">
                <text:p>21780.8617</text:p>
              </table:table-cell>
              <table:table-cell office:value-type="float" office:value="23363.3733">
                <text:p>23363.3733</text:p>
              </table:table-cell>
            </table:table-row>
            <table:table-row>
              <table:table-cell office:value-type="string">
                <text:p>x264 placebo</text:p>
                <draw:g>
                  <svg:desc>'CROWD_RUN_VMAF - present'.A35:'CROWD_RUN_VMAF - present'.A35</svg:desc>
                </draw:g>
              </table:table-cell>
              <table:table-cell office:value-type="float" office:value="0">
                <text:p>0</text:p>
                <draw:g>
                  <svg:desc>'CROWD_RUN_VMAF - present'.B35:'CROWD_RUN_VMAF - present'.U35</svg:desc>
                </draw:g>
              </table:table-cell>
              <table:table-cell office:value-type="float" office:value="0.190604">
                <text:p>0.190604</text:p>
              </table:table-cell>
              <table:table-cell office:value-type="float" office:value="0.494234">
                <text:p>0.494234</text:p>
              </table:table-cell>
              <table:table-cell office:value-type="float" office:value="0.732492">
                <text:p>0.732492</text:p>
              </table:table-cell>
              <table:table-cell office:value-type="float" office:value="1.012308">
                <text:p>1.012308</text:p>
              </table:table-cell>
              <table:table-cell office:value-type="float" office:value="1.840309">
                <text:p>1.840309</text:p>
              </table:table-cell>
              <table:table-cell office:value-type="float" office:value="3.684666">
                <text:p>3.684666</text:p>
              </table:table-cell>
              <table:table-cell office:value-type="float" office:value="6.486511">
                <text:p>6.486511</text:p>
              </table:table-cell>
              <table:table-cell office:value-type="float" office:value="10.356938">
                <text:p>10.356938</text:p>
              </table:table-cell>
              <table:table-cell office:value-type="float" office:value="14.303362">
                <text:p>14.303362</text:p>
              </table:table-cell>
              <table:table-cell office:value-type="float" office:value="21.701632">
                <text:p>21.701632</text:p>
              </table:table-cell>
              <table:table-cell office:value-type="float" office:value="28.474857">
                <text:p>28.474857</text:p>
              </table:table-cell>
              <table:table-cell office:value-type="float" office:value="34.671958">
                <text:p>34.671958</text:p>
              </table:table-cell>
              <table:table-cell office:value-type="float" office:value="39.832534">
                <text:p>39.832534</text:p>
              </table:table-cell>
              <table:table-cell office:value-type="float" office:value="44.405376">
                <text:p>44.405376</text:p>
              </table:table-cell>
              <table:table-cell office:value-type="float" office:value="48.420096">
                <text:p>48.420096</text:p>
              </table:table-cell>
              <table:table-cell office:value-type="float" office:value="51.794631">
                <text:p>51.794631</text:p>
              </table:table-cell>
              <table:table-cell office:value-type="float" office:value="54.855041">
                <text:p>54.855041</text:p>
              </table:table-cell>
              <table:table-cell office:value-type="float" office:value="57.421248">
                <text:p>57.421248</text:p>
              </table:table-cell>
              <table:table-cell office:value-type="float" office:value="59.88501">
                <text:p>59.88501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14.486111111111">
                <text:p>214.486111111111</text:p>
                <draw:g>
                  <svg:desc>'CROWD_RUN_VMAF - present'.B14:'CROWD_RUN_VMAF - present'.U14</svg:desc>
                </draw:g>
              </table:table-cell>
              <table:table-cell office:value-type="float" office:value="190.925">
                <text:p>190.925</text:p>
              </table:table-cell>
              <table:table-cell office:value-type="float" office:value="206.830555555556">
                <text:p>206.830555555556</text:p>
              </table:table-cell>
              <table:table-cell office:value-type="float" office:value="224.886111111111">
                <text:p>224.886111111111</text:p>
              </table:table-cell>
              <table:table-cell office:value-type="float" office:value="223.405555555556">
                <text:p>223.405555555556</text:p>
              </table:table-cell>
              <table:table-cell office:value-type="float" office:value="234.005555555556">
                <text:p>234.005555555556</text:p>
              </table:table-cell>
              <table:table-cell office:value-type="float" office:value="215.894444444444">
                <text:p>215.894444444444</text:p>
              </table:table-cell>
              <table:table-cell office:value-type="float" office:value="214.752777777778">
                <text:p>214.752777777778</text:p>
              </table:table-cell>
              <table:table-cell office:value-type="float" office:value="204.916666666667">
                <text:p>204.916666666667</text:p>
              </table:table-cell>
              <table:table-cell office:value-type="float" office:value="215.569444444444">
                <text:p>215.569444444444</text:p>
              </table:table-cell>
              <table:table-cell office:value-type="float" office:value="217.455555555556">
                <text:p>217.455555555556</text:p>
              </table:table-cell>
              <table:table-cell office:value-type="float" office:value="224.966666666667">
                <text:p>224.966666666667</text:p>
              </table:table-cell>
              <table:table-cell office:value-type="float" office:value="203.6">
                <text:p>203.6</text:p>
              </table:table-cell>
              <table:table-cell office:value-type="float" office:value="189.963888888889">
                <text:p>189.963888888889</text:p>
              </table:table-cell>
              <table:table-cell office:value-type="float" office:value="224.466666666667">
                <text:p>224.466666666667</text:p>
              </table:table-cell>
              <table:table-cell office:value-type="float" office:value="206.213888888889">
                <text:p>206.213888888889</text:p>
              </table:table-cell>
              <table:table-cell office:value-type="float" office:value="205.925">
                <text:p>205.925</text:p>
              </table:table-cell>
              <table:table-cell office:value-type="float" office:value="211.572222222222">
                <text:p>211.572222222222</text:p>
              </table:table-cell>
              <table:table-cell office:value-type="float" office:value="210.230555555556">
                <text:p>210.230555555556</text:p>
              </table:table-cell>
              <table:table-cell office:value-type="float" office:value="213.030555555556">
                <text:p>213.030555555556</text:p>
              </table:table-cell>
            </table:table-row>
            <table:table-row>
              <table:table-cell office:value-type="string">
                <text:p>h264_nvenc medium</text:p>
                <draw:g>
                  <svg:desc>'CROWD_RUN_VMAF - present'.A36:'CROWD_RUN_VMAF - present'.A36</svg:desc>
                </draw:g>
              </table:table-cell>
              <table:table-cell office:value-type="float" office:value="13.925986">
                <text:p>13.925986</text:p>
                <draw:g>
                  <svg:desc>'CROWD_RUN_VMAF - present'.B36:'CROWD_RUN_VMAF - present'.U36</svg:desc>
                </draw:g>
              </table:table-cell>
              <table:table-cell office:value-type="float" office:value="14.070416">
                <text:p>14.070416</text:p>
              </table:table-cell>
              <table:table-cell office:value-type="float" office:value="14.720415">
                <text:p>14.720415</text:p>
              </table:table-cell>
              <table:table-cell office:value-type="float" office:value="15.774464">
                <text:p>15.774464</text:p>
              </table:table-cell>
              <table:table-cell office:value-type="float" office:value="15.774464">
                <text:p>15.774464</text:p>
              </table:table-cell>
              <table:table-cell office:value-type="float" office:value="15.774464">
                <text:p>15.774464</text:p>
              </table:table-cell>
              <table:table-cell office:value-type="float" office:value="16.024321">
                <text:p>16.024321</text:p>
              </table:table-cell>
              <table:table-cell office:value-type="float" office:value="16.024321">
                <text:p>16.024321</text:p>
              </table:table-cell>
              <table:table-cell office:value-type="float" office:value="16.024321">
                <text:p>16.024321</text:p>
              </table:table-cell>
              <table:table-cell office:value-type="float" office:value="17.797389">
                <text:p>17.797389</text:p>
              </table:table-cell>
              <table:table-cell office:value-type="float" office:value="17.633001">
                <text:p>17.633001</text:p>
              </table:table-cell>
              <table:table-cell office:value-type="float" office:value="28.40107">
                <text:p>28.40107</text:p>
              </table:table-cell>
              <table:table-cell office:value-type="float" office:value="28.22709">
                <text:p>28.22709</text:p>
              </table:table-cell>
              <table:table-cell office:value-type="float" office:value="36.618441">
                <text:p>36.618441</text:p>
              </table:table-cell>
              <table:table-cell office:value-type="float" office:value="42.690667">
                <text:p>42.690667</text:p>
              </table:table-cell>
              <table:table-cell office:value-type="float" office:value="42.623385">
                <text:p>42.623385</text:p>
              </table:table-cell>
              <table:table-cell office:value-type="float" office:value="48.664817">
                <text:p>48.664817</text:p>
              </table:table-cell>
              <table:table-cell office:value-type="float" office:value="54.502897">
                <text:p>54.502897</text:p>
              </table:table-cell>
              <table:table-cell office:value-type="float" office:value="54.502897">
                <text:p>54.502897</text:p>
              </table:table-cell>
              <table:table-cell office:value-type="float" office:value="57.639734">
                <text:p>57.639734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11.319444444444">
                <text:p>211.319444444444</text:p>
                <draw:g>
                  <svg:desc>'CROWD_RUN_VMAF - present'.B15:'CROWD_RUN_VMAF - present'.U15</svg:desc>
                </draw:g>
              </table:table-cell>
              <table:table-cell office:value-type="float" office:value="251.097222222222">
                <text:p>251.097222222222</text:p>
              </table:table-cell>
              <table:table-cell office:value-type="float" office:value="210.633333333333">
                <text:p>210.633333333333</text:p>
              </table:table-cell>
              <table:table-cell office:value-type="float" office:value="222.55">
                <text:p>222.55</text:p>
              </table:table-cell>
              <table:table-cell office:value-type="float" office:value="198.797222222222">
                <text:p>198.797222222222</text:p>
              </table:table-cell>
              <table:table-cell office:value-type="float" office:value="198.805555555556">
                <text:p>198.805555555556</text:p>
              </table:table-cell>
              <table:table-cell office:value-type="float" office:value="211.777777777778">
                <text:p>211.777777777778</text:p>
              </table:table-cell>
              <table:table-cell office:value-type="float" office:value="205.391666666667">
                <text:p>205.391666666667</text:p>
              </table:table-cell>
              <table:table-cell office:value-type="float" office:value="192.838888888889">
                <text:p>192.838888888889</text:p>
              </table:table-cell>
              <table:table-cell office:value-type="float" office:value="215.502777777778">
                <text:p>215.502777777778</text:p>
              </table:table-cell>
              <table:table-cell office:value-type="float" office:value="233.680555555555">
                <text:p>233.680555555555</text:p>
              </table:table-cell>
              <table:table-cell office:value-type="float" office:value="190.316666666667">
                <text:p>190.316666666667</text:p>
              </table:table-cell>
              <table:table-cell office:value-type="float" office:value="206.311111111111">
                <text:p>206.311111111111</text:p>
              </table:table-cell>
              <table:table-cell office:value-type="float" office:value="196.686111111111">
                <text:p>196.686111111111</text:p>
              </table:table-cell>
              <table:table-cell office:value-type="float" office:value="212.975">
                <text:p>212.975</text:p>
              </table:table-cell>
              <table:table-cell office:value-type="float" office:value="215.280555555556">
                <text:p>215.280555555556</text:p>
              </table:table-cell>
              <table:table-cell office:value-type="float" office:value="210.402777777778">
                <text:p>210.402777777778</text:p>
              </table:table-cell>
              <table:table-cell office:value-type="float" office:value="215.613888888889">
                <text:p>215.613888888889</text:p>
              </table:table-cell>
              <table:table-cell office:value-type="float" office:value="205.447222222222">
                <text:p>205.447222222222</text:p>
              </table:table-cell>
              <table:table-cell office:value-type="float" office:value="198.994444444444">
                <text:p>198.994444444444</text:p>
              </table:table-cell>
            </table:table-row>
            <table:table-row>
              <table:table-cell office:value-type="string">
                <text:p>h264_nvenc fast</text:p>
                <draw:g>
                  <svg:desc>'CROWD_RUN_VMAF - present'.A37:'CROWD_RUN_VMAF - present'.A37</svg:desc>
                </draw:g>
              </table:table-cell>
              <table:table-cell office:value-type="float" office:value="13.358234">
                <text:p>13.358234</text:p>
                <draw:g>
                  <svg:desc>'CROWD_RUN_VMAF - present'.B37:'CROWD_RUN_VMAF - present'.U37</svg:desc>
                </draw:g>
              </table:table-cell>
              <table:table-cell office:value-type="float" office:value="13.540569">
                <text:p>13.540569</text:p>
              </table:table-cell>
              <table:table-cell office:value-type="float" office:value="13.719252">
                <text:p>13.719252</text:p>
              </table:table-cell>
              <table:table-cell office:value-type="float" office:value="15.224768">
                <text:p>15.224768</text:p>
              </table:table-cell>
              <table:table-cell office:value-type="float" office:value="15.43399">
                <text:p>15.43399</text:p>
              </table:table-cell>
              <table:table-cell office:value-type="float" office:value="15.43399">
                <text:p>15.43399</text:p>
              </table:table-cell>
              <table:table-cell office:value-type="float" office:value="15.50366">
                <text:p>15.50366</text:p>
              </table:table-cell>
              <table:table-cell office:value-type="float" office:value="15.50366">
                <text:p>15.50366</text:p>
              </table:table-cell>
              <table:table-cell office:value-type="float" office:value="15.50366">
                <text:p>15.50366</text:p>
              </table:table-cell>
              <table:table-cell office:value-type="float" office:value="15.888375">
                <text:p>15.888375</text:p>
              </table:table-cell>
              <table:table-cell office:value-type="float" office:value="15.888375">
                <text:p>15.888375</text:p>
              </table:table-cell>
              <table:table-cell office:value-type="float" office:value="21.205899">
                <text:p>21.205899</text:p>
              </table:table-cell>
              <table:table-cell office:value-type="float" office:value="21.478114">
                <text:p>21.478114</text:p>
              </table:table-cell>
              <table:table-cell office:value-type="float" office:value="29.318116">
                <text:p>29.318116</text:p>
              </table:table-cell>
              <table:table-cell office:value-type="float" office:value="36.358023">
                <text:p>36.358023</text:p>
              </table:table-cell>
              <table:table-cell office:value-type="float" office:value="36.404352">
                <text:p>36.404352</text:p>
              </table:table-cell>
              <table:table-cell office:value-type="float" office:value="41.455347">
                <text:p>41.455347</text:p>
              </table:table-cell>
              <table:table-cell office:value-type="float" office:value="46.440453">
                <text:p>46.440453</text:p>
              </table:table-cell>
              <table:table-cell office:value-type="float" office:value="46.507678">
                <text:p>46.507678</text:p>
              </table:table-cell>
              <table:table-cell office:value-type="float" office:value="50.948511">
                <text:p>50.948511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198.972222222222">
                <text:p>198.972222222222</text:p>
                <draw:g>
                  <svg:desc>'CROWD_RUN_VMAF - present'.B16:'CROWD_RUN_VMAF - present'.U16</svg:desc>
                </draw:g>
              </table:table-cell>
              <table:table-cell office:value-type="float" office:value="198.836111111111">
                <text:p>198.836111111111</text:p>
              </table:table-cell>
              <table:table-cell office:value-type="float" office:value="223.747222222222">
                <text:p>223.747222222222</text:p>
              </table:table-cell>
              <table:table-cell office:value-type="float" office:value="235.047222222222">
                <text:p>235.047222222222</text:p>
              </table:table-cell>
              <table:table-cell office:value-type="float" office:value="294.480555555555">
                <text:p>294.480555555555</text:p>
              </table:table-cell>
              <table:table-cell office:value-type="float" office:value="784.777777777778">
                <text:p>784.777777777778</text:p>
              </table:table-cell>
              <table:table-cell office:value-type="float" office:value="565.883333333333">
                <text:p>565.883333333333</text:p>
              </table:table-cell>
              <table:table-cell office:value-type="float" office:value="454.316666666667">
                <text:p>454.316666666667</text:p>
              </table:table-cell>
              <table:table-cell office:value-type="float" office:value="314.377777777778">
                <text:p>314.377777777778</text:p>
              </table:table-cell>
              <table:table-cell office:value-type="float" office:value="435.988888888889">
                <text:p>435.988888888889</text:p>
              </table:table-cell>
              <table:table-cell office:value-type="float" office:value="470.325">
                <text:p>470.325</text:p>
              </table:table-cell>
              <table:table-cell office:value-type="float" office:value="538.191666666667">
                <text:p>538.191666666667</text:p>
              </table:table-cell>
              <table:table-cell office:value-type="float" office:value="259.305555555555">
                <text:p>259.305555555555</text:p>
              </table:table-cell>
              <table:table-cell office:value-type="float" office:value="251.027777777778">
                <text:p>251.027777777778</text:p>
              </table:table-cell>
              <table:table-cell office:value-type="float" office:value="269.355555555555">
                <text:p>269.355555555555</text:p>
              </table:table-cell>
              <table:table-cell office:value-type="float" office:value="217.772222222222">
                <text:p>217.772222222222</text:p>
              </table:table-cell>
              <table:table-cell office:value-type="float" office:value="233.2">
                <text:p>233.2</text:p>
              </table:table-cell>
              <table:table-cell office:value-type="float" office:value="233.730555555555">
                <text:p>233.730555555555</text:p>
              </table:table-cell>
              <table:table-cell office:value-type="float" office:value="208.233333333333">
                <text:p>208.233333333333</text:p>
              </table:table-cell>
              <table:table-cell office:value-type="float" office:value="224.269444444444">
                <text:p>224.269444444444</text:p>
              </table:table-cell>
            </table:table-row>
            <table:table-row>
              <table:table-cell office:value-type="string">
                <text:p>h264_nvenc hp</text:p>
                <draw:g>
                  <svg:desc>'CROWD_RUN_VMAF - present'.A38:'CROWD_RUN_VMAF - present'.A38</svg:desc>
                </draw:g>
              </table:table-cell>
              <table:table-cell office:value-type="float" office:value="13.358234">
                <text:p>13.358234</text:p>
                <draw:g>
                  <svg:desc>'CROWD_RUN_VMAF - present'.B38:'CROWD_RUN_VMAF - present'.U38</svg:desc>
                </draw:g>
              </table:table-cell>
              <table:table-cell office:value-type="float" office:value="13.540569">
                <text:p>13.540569</text:p>
              </table:table-cell>
              <table:table-cell office:value-type="float" office:value="13.719252">
                <text:p>13.719252</text:p>
              </table:table-cell>
              <table:table-cell office:value-type="float" office:value="15.224768">
                <text:p>15.224768</text:p>
              </table:table-cell>
              <table:table-cell office:value-type="float" office:value="15.43399">
                <text:p>15.43399</text:p>
              </table:table-cell>
              <table:table-cell office:value-type="float" office:value="15.43399">
                <text:p>15.43399</text:p>
              </table:table-cell>
              <table:table-cell office:value-type="float" office:value="15.50366">
                <text:p>15.50366</text:p>
              </table:table-cell>
              <table:table-cell office:value-type="float" office:value="15.50366">
                <text:p>15.50366</text:p>
              </table:table-cell>
              <table:table-cell office:value-type="float" office:value="15.50366">
                <text:p>15.50366</text:p>
              </table:table-cell>
              <table:table-cell office:value-type="float" office:value="15.888375">
                <text:p>15.888375</text:p>
              </table:table-cell>
              <table:table-cell office:value-type="float" office:value="15.888375">
                <text:p>15.888375</text:p>
              </table:table-cell>
              <table:table-cell office:value-type="float" office:value="21.205899">
                <text:p>21.205899</text:p>
              </table:table-cell>
              <table:table-cell office:value-type="float" office:value="21.478114">
                <text:p>21.478114</text:p>
              </table:table-cell>
              <table:table-cell office:value-type="float" office:value="29.318116">
                <text:p>29.318116</text:p>
              </table:table-cell>
              <table:table-cell office:value-type="float" office:value="36.358023">
                <text:p>36.358023</text:p>
              </table:table-cell>
              <table:table-cell office:value-type="float" office:value="36.404352">
                <text:p>36.404352</text:p>
              </table:table-cell>
              <table:table-cell office:value-type="float" office:value="41.455347">
                <text:p>41.455347</text:p>
              </table:table-cell>
              <table:table-cell office:value-type="float" office:value="46.440453">
                <text:p>46.440453</text:p>
              </table:table-cell>
              <table:table-cell office:value-type="float" office:value="46.507678">
                <text:p>46.507678</text:p>
              </table:table-cell>
              <table:table-cell office:value-type="float" office:value="50.948511">
                <text:p>50.948511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216.05">
                <text:p>216.05</text:p>
                <draw:g>
                  <svg:desc>'CROWD_RUN_VMAF - present'.B17:'CROWD_RUN_VMAF - present'.U17</svg:desc>
                </draw:g>
              </table:table-cell>
              <table:table-cell office:value-type="float" office:value="195.405555555556">
                <text:p>195.405555555556</text:p>
              </table:table-cell>
              <table:table-cell office:value-type="float" office:value="209.880555555556">
                <text:p>209.880555555556</text:p>
              </table:table-cell>
              <table:table-cell office:value-type="float" office:value="197.163888888889">
                <text:p>197.163888888889</text:p>
              </table:table-cell>
              <table:table-cell office:value-type="float" office:value="224.947222222222">
                <text:p>224.947222222222</text:p>
              </table:table-cell>
              <table:table-cell office:value-type="float" office:value="213.202777777778">
                <text:p>213.202777777778</text:p>
              </table:table-cell>
              <table:table-cell office:value-type="float" office:value="215.197222222222">
                <text:p>215.197222222222</text:p>
              </table:table-cell>
              <table:table-cell office:value-type="float" office:value="199.766666666667">
                <text:p>199.766666666667</text:p>
              </table:table-cell>
              <table:table-cell office:value-type="float" office:value="199.938888888889">
                <text:p>199.938888888889</text:p>
              </table:table-cell>
              <table:table-cell office:value-type="float" office:value="211.980555555556">
                <text:p>211.980555555556</text:p>
              </table:table-cell>
              <table:table-cell office:value-type="float" office:value="198.988888888889">
                <text:p>198.988888888889</text:p>
              </table:table-cell>
              <table:table-cell office:value-type="float" office:value="212.230555555556">
                <text:p>212.230555555556</text:p>
              </table:table-cell>
              <table:table-cell office:value-type="float" office:value="211.991666666667">
                <text:p>211.991666666667</text:p>
              </table:table-cell>
              <table:table-cell office:value-type="float" office:value="224.605555555556">
                <text:p>224.605555555556</text:p>
              </table:table-cell>
              <table:table-cell office:value-type="float" office:value="206.527777777778">
                <text:p>206.527777777778</text:p>
              </table:table-cell>
              <table:table-cell office:value-type="float" office:value="225.122222222222">
                <text:p>225.122222222222</text:p>
              </table:table-cell>
              <table:table-cell office:value-type="float" office:value="211.191666666667">
                <text:p>211.191666666667</text:p>
              </table:table-cell>
              <table:table-cell office:value-type="float" office:value="205.988888888889">
                <text:p>205.988888888889</text:p>
              </table:table-cell>
              <table:table-cell office:value-type="float" office:value="216.025">
                <text:p>216.025</text:p>
              </table:table-cell>
              <table:table-cell office:value-type="float" office:value="199.663888888889">
                <text:p>199.663888888889</text:p>
              </table:table-cell>
            </table:table-row>
            <table:table-row>
              <table:table-cell office:value-type="string">
                <text:p>h264_nvenc hq</text:p>
                <draw:g>
                  <svg:desc>'CROWD_RUN_VMAF - present'.A39:'CROWD_RUN_VMAF - present'.A39</svg:desc>
                </draw:g>
              </table:table-cell>
              <table:table-cell office:value-type="float" office:value="13.925986">
                <text:p>13.925986</text:p>
                <draw:g>
                  <svg:desc>'CROWD_RUN_VMAF - present'.B39:'CROWD_RUN_VMAF - present'.U39</svg:desc>
                </draw:g>
              </table:table-cell>
              <table:table-cell office:value-type="float" office:value="14.070416">
                <text:p>14.070416</text:p>
              </table:table-cell>
              <table:table-cell office:value-type="float" office:value="14.720415">
                <text:p>14.720415</text:p>
              </table:table-cell>
              <table:table-cell office:value-type="float" office:value="15.774464">
                <text:p>15.774464</text:p>
              </table:table-cell>
              <table:table-cell office:value-type="float" office:value="15.774464">
                <text:p>15.774464</text:p>
              </table:table-cell>
              <table:table-cell office:value-type="float" office:value="15.774464">
                <text:p>15.774464</text:p>
              </table:table-cell>
              <table:table-cell office:value-type="float" office:value="16.024321">
                <text:p>16.024321</text:p>
              </table:table-cell>
              <table:table-cell office:value-type="float" office:value="16.024321">
                <text:p>16.024321</text:p>
              </table:table-cell>
              <table:table-cell office:value-type="float" office:value="16.024321">
                <text:p>16.024321</text:p>
              </table:table-cell>
              <table:table-cell office:value-type="float" office:value="17.797389">
                <text:p>17.797389</text:p>
              </table:table-cell>
              <table:table-cell office:value-type="float" office:value="17.633001">
                <text:p>17.633001</text:p>
              </table:table-cell>
              <table:table-cell office:value-type="float" office:value="28.40107">
                <text:p>28.40107</text:p>
              </table:table-cell>
              <table:table-cell office:value-type="float" office:value="28.22709">
                <text:p>28.22709</text:p>
              </table:table-cell>
              <table:table-cell office:value-type="float" office:value="36.618441">
                <text:p>36.618441</text:p>
              </table:table-cell>
              <table:table-cell office:value-type="float" office:value="42.690667">
                <text:p>42.690667</text:p>
              </table:table-cell>
              <table:table-cell office:value-type="float" office:value="42.623385">
                <text:p>42.623385</text:p>
              </table:table-cell>
              <table:table-cell office:value-type="float" office:value="48.664817">
                <text:p>48.664817</text:p>
              </table:table-cell>
              <table:table-cell office:value-type="float" office:value="54.502897">
                <text:p>54.502897</text:p>
              </table:table-cell>
              <table:table-cell office:value-type="float" office:value="54.502897">
                <text:p>54.502897</text:p>
              </table:table-cell>
              <table:table-cell office:value-type="float" office:value="57.639734">
                <text:p>57.639734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199.486111111111">
                <text:p>199.486111111111</text:p>
                <draw:g>
                  <svg:desc>'CROWD_RUN_VMAF - present'.B18:'CROWD_RUN_VMAF - present'.U18</svg:desc>
                </draw:g>
              </table:table-cell>
              <table:table-cell office:value-type="float" office:value="201.872222222222">
                <text:p>201.872222222222</text:p>
              </table:table-cell>
              <table:table-cell office:value-type="float" office:value="215.525">
                <text:p>215.525</text:p>
              </table:table-cell>
              <table:table-cell office:value-type="float" office:value="224.088888888889">
                <text:p>224.088888888889</text:p>
              </table:table-cell>
              <table:table-cell office:value-type="float" office:value="199.858333333333">
                <text:p>199.858333333333</text:p>
              </table:table-cell>
              <table:table-cell office:value-type="float" office:value="209.847222222222">
                <text:p>209.847222222222</text:p>
              </table:table-cell>
              <table:table-cell office:value-type="float" office:value="218.841666666667">
                <text:p>218.841666666667</text:p>
              </table:table-cell>
              <table:table-cell office:value-type="float" office:value="215.825">
                <text:p>215.825</text:p>
              </table:table-cell>
              <table:table-cell office:value-type="float" office:value="199.369444444444">
                <text:p>199.369444444444</text:p>
              </table:table-cell>
              <table:table-cell office:value-type="float" office:value="199.722222222222">
                <text:p>199.722222222222</text:p>
              </table:table-cell>
              <table:table-cell office:value-type="float" office:value="215.5">
                <text:p>215.5</text:p>
              </table:table-cell>
              <table:table-cell office:value-type="float" office:value="199.866666666667">
                <text:p>199.866666666667</text:p>
              </table:table-cell>
              <table:table-cell office:value-type="float" office:value="191.369444444444">
                <text:p>191.369444444444</text:p>
              </table:table-cell>
              <table:table-cell office:value-type="float" office:value="224.594444444444">
                <text:p>224.594444444444</text:p>
              </table:table-cell>
              <table:table-cell office:value-type="float" office:value="233.891666666667">
                <text:p>233.891666666667</text:p>
              </table:table-cell>
              <table:table-cell office:value-type="float" office:value="215.830555555556">
                <text:p>215.830555555556</text:p>
              </table:table-cell>
              <table:table-cell office:value-type="float" office:value="224.452777777778">
                <text:p>224.452777777778</text:p>
              </table:table-cell>
              <table:table-cell office:value-type="float" office:value="219.447222222222">
                <text:p>219.447222222222</text:p>
              </table:table-cell>
              <table:table-cell office:value-type="float" office:value="218.294444444444">
                <text:p>218.294444444444</text:p>
              </table:table-cell>
              <table:table-cell office:value-type="float" office:value="225.016666666667">
                <text:p>225.016666666667</text:p>
              </table:table-cell>
            </table:table-row>
            <table:table-row>
              <table:table-cell office:value-type="string">
                <text:p>h264_nvenc bd</text:p>
                <draw:g>
                  <svg:desc>'CROWD_RUN_VMAF - present'.A40:'CROWD_RUN_VMAF - present'.A40</svg:desc>
                </draw:g>
              </table:table-cell>
              <table:table-cell office:value-type="float" office:value="13.925986">
                <text:p>13.925986</text:p>
                <draw:g>
                  <svg:desc>'CROWD_RUN_VMAF - present'.B40:'CROWD_RUN_VMAF - present'.U40</svg:desc>
                </draw:g>
              </table:table-cell>
              <table:table-cell office:value-type="float" office:value="14.070416">
                <text:p>14.070416</text:p>
              </table:table-cell>
              <table:table-cell office:value-type="float" office:value="14.720415">
                <text:p>14.720415</text:p>
              </table:table-cell>
              <table:table-cell office:value-type="float" office:value="15.774464">
                <text:p>15.774464</text:p>
              </table:table-cell>
              <table:table-cell office:value-type="float" office:value="15.774464">
                <text:p>15.774464</text:p>
              </table:table-cell>
              <table:table-cell office:value-type="float" office:value="15.774464">
                <text:p>15.774464</text:p>
              </table:table-cell>
              <table:table-cell office:value-type="float" office:value="16.024321">
                <text:p>16.024321</text:p>
              </table:table-cell>
              <table:table-cell office:value-type="float" office:value="16.024321">
                <text:p>16.024321</text:p>
              </table:table-cell>
              <table:table-cell office:value-type="float" office:value="16.024321">
                <text:p>16.024321</text:p>
              </table:table-cell>
              <table:table-cell office:value-type="float" office:value="17.797389">
                <text:p>17.797389</text:p>
              </table:table-cell>
              <table:table-cell office:value-type="float" office:value="17.633001">
                <text:p>17.633001</text:p>
              </table:table-cell>
              <table:table-cell office:value-type="float" office:value="28.40107">
                <text:p>28.40107</text:p>
              </table:table-cell>
              <table:table-cell office:value-type="float" office:value="28.22709">
                <text:p>28.22709</text:p>
              </table:table-cell>
              <table:table-cell office:value-type="float" office:value="36.618441">
                <text:p>36.618441</text:p>
              </table:table-cell>
              <table:table-cell office:value-type="float" office:value="42.690667">
                <text:p>42.690667</text:p>
              </table:table-cell>
              <table:table-cell office:value-type="float" office:value="42.623385">
                <text:p>42.623385</text:p>
              </table:table-cell>
              <table:table-cell office:value-type="float" office:value="48.664817">
                <text:p>48.664817</text:p>
              </table:table-cell>
              <table:table-cell office:value-type="float" office:value="54.502897">
                <text:p>54.502897</text:p>
              </table:table-cell>
              <table:table-cell office:value-type="float" office:value="54.502897">
                <text:p>54.502897</text:p>
              </table:table-cell>
              <table:table-cell office:value-type="float" office:value="57.639734">
                <text:p>57.639734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240.819444444444">
                <text:p>240.819444444444</text:p>
                <draw:g>
                  <svg:desc>'CROWD_RUN_VMAF - present'.B19:'CROWD_RUN_VMAF - present'.U19</svg:desc>
                </draw:g>
              </table:table-cell>
              <table:table-cell office:value-type="float" office:value="191.725">
                <text:p>191.725</text:p>
              </table:table-cell>
              <table:table-cell office:value-type="float" office:value="257.858333333333">
                <text:p>257.858333333333</text:p>
              </table:table-cell>
              <table:table-cell office:value-type="float" office:value="393.427777777778">
                <text:p>393.427777777778</text:p>
              </table:table-cell>
              <table:table-cell office:value-type="float" office:value="663.983333333334">
                <text:p>663.983333333334</text:p>
              </table:table-cell>
              <table:table-cell office:value-type="float" office:value="529.261111111111">
                <text:p>529.261111111111</text:p>
              </table:table-cell>
              <table:table-cell office:value-type="float" office:value="440.336111111111">
                <text:p>440.336111111111</text:p>
              </table:table-cell>
              <table:table-cell office:value-type="float" office:value="307.269444444444">
                <text:p>307.269444444444</text:p>
              </table:table-cell>
              <table:table-cell office:value-type="float" office:value="425.663888888889">
                <text:p>425.663888888889</text:p>
              </table:table-cell>
              <table:table-cell office:value-type="float" office:value="461.102777777778">
                <text:p>461.102777777778</text:p>
              </table:table-cell>
              <table:table-cell office:value-type="float" office:value="479.372222222222">
                <text:p>479.372222222222</text:p>
              </table:table-cell>
              <table:table-cell office:value-type="float" office:value="297.344444444444">
                <text:p>297.344444444444</text:p>
              </table:table-cell>
              <table:table-cell office:value-type="float" office:value="306.141666666667">
                <text:p>306.141666666667</text:p>
              </table:table-cell>
              <table:table-cell office:value-type="float" office:value="297.088888888889">
                <text:p>297.088888888889</text:p>
              </table:table-cell>
              <table:table-cell office:value-type="float" office:value="240.327777777778">
                <text:p>240.327777777778</text:p>
              </table:table-cell>
              <table:table-cell office:value-type="float" office:value="243.291666666667">
                <text:p>243.291666666667</text:p>
              </table:table-cell>
              <table:table-cell office:value-type="float" office:value="227.75">
                <text:p>227.75</text:p>
              </table:table-cell>
              <table:table-cell office:value-type="float" office:value="226.641666666667">
                <text:p>226.641666666667</text:p>
              </table:table-cell>
              <table:table-cell office:value-type="float" office:value="235.344444444444">
                <text:p>235.344444444444</text:p>
              </table:table-cell>
              <table:table-cell office:value-type="float" office:value="219.136111111111">
                <text:p>219.136111111111</text:p>
              </table:table-cell>
            </table:table-row>
            <table:table-row>
              <table:table-cell office:value-type="string">
                <text:p>h264_nvenc ll</text:p>
                <draw:g>
                  <svg:desc>'CROWD_RUN_VMAF - present'.A41:'CROWD_RUN_VMAF - present'.A41</svg:desc>
                </draw:g>
              </table:table-cell>
              <table:table-cell office:value-type="float" office:value="12.426991">
                <text:p>12.426991</text:p>
                <draw:g>
                  <svg:desc>'CROWD_RUN_VMAF - present'.B41:'CROWD_RUN_VMAF - present'.U41</svg:desc>
                </draw:g>
              </table:table-cell>
              <table:table-cell office:value-type="float" office:value="12.531745">
                <text:p>12.531745</text:p>
              </table:table-cell>
              <table:table-cell office:value-type="float" office:value="12.646797">
                <text:p>12.646797</text:p>
              </table:table-cell>
              <table:table-cell office:value-type="float" office:value="12.831896">
                <text:p>12.831896</text:p>
              </table:table-cell>
              <table:table-cell office:value-type="float" office:value="12.944226">
                <text:p>12.944226</text:p>
              </table:table-cell>
              <table:table-cell office:value-type="float" office:value="13.058052">
                <text:p>13.058052</text:p>
              </table:table-cell>
              <table:table-cell office:value-type="float" office:value="13.485822">
                <text:p>13.485822</text:p>
              </table:table-cell>
              <table:table-cell office:value-type="float" office:value="14.198573">
                <text:p>14.198573</text:p>
              </table:table-cell>
              <table:table-cell office:value-type="float" office:value="15.276762">
                <text:p>15.276762</text:p>
              </table:table-cell>
              <table:table-cell office:value-type="float" office:value="16.260948">
                <text:p>16.260948</text:p>
              </table:table-cell>
              <table:table-cell office:value-type="float" office:value="20.097572">
                <text:p>20.097572</text:p>
              </table:table-cell>
              <table:table-cell office:value-type="float" office:value="26.56997">
                <text:p>26.56997</text:p>
              </table:table-cell>
              <table:table-cell office:value-type="float" office:value="31.566322">
                <text:p>31.566322</text:p>
              </table:table-cell>
              <table:table-cell office:value-type="float" office:value="36.84781">
                <text:p>36.84781</text:p>
              </table:table-cell>
              <table:table-cell office:value-type="float" office:value="40.530536">
                <text:p>40.530536</text:p>
              </table:table-cell>
              <table:table-cell office:value-type="float" office:value="43.827061">
                <text:p>43.827061</text:p>
              </table:table-cell>
              <table:table-cell office:value-type="float" office:value="47.518831">
                <text:p>47.518831</text:p>
              </table:table-cell>
              <table:table-cell office:value-type="float" office:value="51.377261">
                <text:p>51.377261</text:p>
              </table:table-cell>
              <table:table-cell office:value-type="float" office:value="53.952593">
                <text:p>53.952593</text:p>
              </table:table-cell>
              <table:table-cell office:value-type="float" office:value="56.334243">
                <text:p>56.334243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212.613888888889">
                <text:p>212.613888888889</text:p>
                <draw:g>
                  <svg:desc>'CROWD_RUN_VMAF - present'.B20:'CROWD_RUN_VMAF - present'.U20</svg:desc>
                </draw:g>
              </table:table-cell>
              <table:table-cell office:value-type="float" office:value="242.019444444444">
                <text:p>242.019444444444</text:p>
              </table:table-cell>
              <table:table-cell office:value-type="float" office:value="240.555555555556">
                <text:p>240.555555555556</text:p>
              </table:table-cell>
              <table:table-cell office:value-type="float" office:value="238.383333333333">
                <text:p>238.383333333333</text:p>
              </table:table-cell>
              <table:table-cell office:value-type="float" office:value="204.808333333333">
                <text:p>204.808333333333</text:p>
              </table:table-cell>
              <table:table-cell office:value-type="float" office:value="252.761111111111">
                <text:p>252.761111111111</text:p>
              </table:table-cell>
              <table:table-cell office:value-type="float" office:value="229.719444444444">
                <text:p>229.719444444444</text:p>
              </table:table-cell>
              <table:table-cell office:value-type="float" office:value="218.002777777778">
                <text:p>218.002777777778</text:p>
              </table:table-cell>
              <table:table-cell office:value-type="float" office:value="237.247222222222">
                <text:p>237.247222222222</text:p>
              </table:table-cell>
              <table:table-cell office:value-type="float" office:value="236.811111111111">
                <text:p>236.811111111111</text:p>
              </table:table-cell>
              <table:table-cell office:value-type="float" office:value="231.213888888889">
                <text:p>231.213888888889</text:p>
              </table:table-cell>
              <table:table-cell office:value-type="float" office:value="218.947222222222">
                <text:p>218.947222222222</text:p>
              </table:table-cell>
              <table:table-cell office:value-type="float" office:value="227.836111111111">
                <text:p>227.836111111111</text:p>
              </table:table-cell>
              <table:table-cell office:value-type="float" office:value="208.436111111111">
                <text:p>208.436111111111</text:p>
              </table:table-cell>
              <table:table-cell office:value-type="float" office:value="228.372222222222">
                <text:p>228.372222222222</text:p>
              </table:table-cell>
              <table:table-cell office:value-type="float" office:value="217.361111111111">
                <text:p>217.361111111111</text:p>
              </table:table-cell>
              <table:table-cell office:value-type="float" office:value="260.930555555556">
                <text:p>260.930555555556</text:p>
              </table:table-cell>
              <table:table-cell office:value-type="float" office:value="233.866666666667">
                <text:p>233.866666666667</text:p>
              </table:table-cell>
              <table:table-cell office:value-type="float" office:value="229.091666666667">
                <text:p>229.091666666667</text:p>
              </table:table-cell>
              <table:table-cell office:value-type="float" office:value="244.6">
                <text:p>244.6</text:p>
              </table:table-cell>
            </table:table-row>
            <table:table-row>
              <table:table-cell office:value-type="string">
                <text:p>h264_nvenc llhq</text:p>
                <draw:g>
                  <svg:desc>'CROWD_RUN_VMAF - present'.A42:'CROWD_RUN_VMAF - present'.A42</svg:desc>
                </draw:g>
              </table:table-cell>
              <table:table-cell office:value-type="float" office:value="11.958087">
                <text:p>11.958087</text:p>
                <draw:g>
                  <svg:desc>'CROWD_RUN_VMAF - present'.B42:'CROWD_RUN_VMAF - present'.U42</svg:desc>
                </draw:g>
              </table:table-cell>
              <table:table-cell office:value-type="float" office:value="12.118731">
                <text:p>12.118731</text:p>
              </table:table-cell>
              <table:table-cell office:value-type="float" office:value="12.207005">
                <text:p>12.207005</text:p>
              </table:table-cell>
              <table:table-cell office:value-type="float" office:value="12.363889">
                <text:p>12.363889</text:p>
              </table:table-cell>
              <table:table-cell office:value-type="float" office:value="12.473796">
                <text:p>12.473796</text:p>
              </table:table-cell>
              <table:table-cell office:value-type="float" office:value="12.634227">
                <text:p>12.634227</text:p>
              </table:table-cell>
              <table:table-cell office:value-type="float" office:value="13.177939">
                <text:p>13.177939</text:p>
              </table:table-cell>
              <table:table-cell office:value-type="float" office:value="13.962835">
                <text:p>13.962835</text:p>
              </table:table-cell>
              <table:table-cell office:value-type="float" office:value="15.124716">
                <text:p>15.124716</text:p>
              </table:table-cell>
              <table:table-cell office:value-type="float" office:value="15.80374">
                <text:p>15.80374</text:p>
              </table:table-cell>
              <table:table-cell office:value-type="float" office:value="20.218478">
                <text:p>20.218478</text:p>
              </table:table-cell>
              <table:table-cell office:value-type="float" office:value="26.736247">
                <text:p>26.736247</text:p>
              </table:table-cell>
              <table:table-cell office:value-type="float" office:value="32.057522">
                <text:p>32.057522</text:p>
              </table:table-cell>
              <table:table-cell office:value-type="float" office:value="37.17335">
                <text:p>37.17335</text:p>
              </table:table-cell>
              <table:table-cell office:value-type="float" office:value="40.975254">
                <text:p>40.975254</text:p>
              </table:table-cell>
              <table:table-cell office:value-type="float" office:value="44.243583">
                <text:p>44.243583</text:p>
              </table:table-cell>
              <table:table-cell office:value-type="float" office:value="48.204498">
                <text:p>48.204498</text:p>
              </table:table-cell>
              <table:table-cell office:value-type="float" office:value="52.054075">
                <text:p>52.054075</text:p>
              </table:table-cell>
              <table:table-cell office:value-type="float" office:value="54.483312">
                <text:p>54.483312</text:p>
              </table:table-cell>
              <table:table-cell office:value-type="float" office:value="56.834237">
                <text:p>56.834237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220.397222222222">
                <text:p>220.397222222222</text:p>
                <draw:g>
                  <svg:desc>'CROWD_RUN_VMAF - present'.B21:'CROWD_RUN_VMAF - present'.U21</svg:desc>
                </draw:g>
              </table:table-cell>
              <table:table-cell office:value-type="float" office:value="220.202777777778">
                <text:p>220.202777777778</text:p>
              </table:table-cell>
              <table:table-cell office:value-type="float" office:value="209.227777777778">
                <text:p>209.227777777778</text:p>
              </table:table-cell>
              <table:table-cell office:value-type="float" office:value="234.297222222222">
                <text:p>234.297222222222</text:p>
              </table:table-cell>
              <table:table-cell office:value-type="float" office:value="224.494444444444">
                <text:p>224.494444444444</text:p>
              </table:table-cell>
              <table:table-cell office:value-type="float" office:value="218.830555555556">
                <text:p>218.830555555556</text:p>
              </table:table-cell>
              <table:table-cell office:value-type="float" office:value="243.488888888889">
                <text:p>243.488888888889</text:p>
              </table:table-cell>
              <table:table-cell office:value-type="float" office:value="231.4">
                <text:p>231.4</text:p>
              </table:table-cell>
              <table:table-cell office:value-type="float" office:value="222.436111111111">
                <text:p>222.436111111111</text:p>
              </table:table-cell>
              <table:table-cell office:value-type="float" office:value="226.941666666667">
                <text:p>226.941666666667</text:p>
              </table:table-cell>
              <table:table-cell office:value-type="float" office:value="224.938888888889">
                <text:p>224.938888888889</text:p>
              </table:table-cell>
              <table:table-cell office:value-type="float" office:value="223.572222222222">
                <text:p>223.572222222222</text:p>
              </table:table-cell>
              <table:table-cell office:value-type="float" office:value="205.227777777778">
                <text:p>205.227777777778</text:p>
              </table:table-cell>
              <table:table-cell office:value-type="float" office:value="237.427777777778">
                <text:p>237.427777777778</text:p>
              </table:table-cell>
              <table:table-cell office:value-type="float" office:value="206.755555555556">
                <text:p>206.755555555556</text:p>
              </table:table-cell>
              <table:table-cell office:value-type="float" office:value="212.352777777778">
                <text:p>212.352777777778</text:p>
              </table:table-cell>
              <table:table-cell office:value-type="float" office:value="241.65">
                <text:p>241.65</text:p>
              </table:table-cell>
              <table:table-cell office:value-type="float" office:value="240.944444444444">
                <text:p>240.944444444444</text:p>
              </table:table-cell>
              <table:table-cell office:value-type="float" office:value="215.033333333333">
                <text:p>215.033333333333</text:p>
              </table:table-cell>
              <table:table-cell office:value-type="float" office:value="208.563888888889">
                <text:p>208.563888888889</text:p>
              </table:table-cell>
            </table:table-row>
            <table:table-row>
              <table:table-cell office:value-type="string">
                <text:p>h264_nvenc llhp</text:p>
                <draw:g>
                  <svg:desc>'CROWD_RUN_VMAF - present'.A43:'CROWD_RUN_VMAF - present'.A43</svg:desc>
                </draw:g>
              </table:table-cell>
              <table:table-cell office:value-type="float" office:value="12.170942">
                <text:p>12.170942</text:p>
                <draw:g>
                  <svg:desc>'CROWD_RUN_VMAF - present'.B43:'CROWD_RUN_VMAF - present'.U43</svg:desc>
                </draw:g>
              </table:table-cell>
              <table:table-cell office:value-type="float" office:value="12.2778">
                <text:p>12.2778</text:p>
              </table:table-cell>
              <table:table-cell office:value-type="float" office:value="12.363141">
                <text:p>12.363141</text:p>
              </table:table-cell>
              <table:table-cell office:value-type="float" office:value="12.546074">
                <text:p>12.546074</text:p>
              </table:table-cell>
              <table:table-cell office:value-type="float" office:value="12.727783">
                <text:p>12.727783</text:p>
              </table:table-cell>
              <table:table-cell office:value-type="float" office:value="12.8595">
                <text:p>12.8595</text:p>
              </table:table-cell>
              <table:table-cell office:value-type="float" office:value="13.38367">
                <text:p>13.38367</text:p>
              </table:table-cell>
              <table:table-cell office:value-type="float" office:value="14.066557">
                <text:p>14.066557</text:p>
              </table:table-cell>
              <table:table-cell office:value-type="float" office:value="15.222929">
                <text:p>15.222929</text:p>
              </table:table-cell>
              <table:table-cell office:value-type="float" office:value="15.866334">
                <text:p>15.866334</text:p>
              </table:table-cell>
              <table:table-cell office:value-type="float" office:value="19.943402">
                <text:p>19.943402</text:p>
              </table:table-cell>
              <table:table-cell office:value-type="float" office:value="26.430936">
                <text:p>26.430936</text:p>
              </table:table-cell>
              <table:table-cell office:value-type="float" office:value="31.465325">
                <text:p>31.465325</text:p>
              </table:table-cell>
              <table:table-cell office:value-type="float" office:value="36.78573">
                <text:p>36.78573</text:p>
              </table:table-cell>
              <table:table-cell office:value-type="float" office:value="40.379178">
                <text:p>40.379178</text:p>
              </table:table-cell>
              <table:table-cell office:value-type="float" office:value="43.72115">
                <text:p>43.72115</text:p>
              </table:table-cell>
              <table:table-cell office:value-type="float" office:value="47.35067">
                <text:p>47.35067</text:p>
              </table:table-cell>
              <table:table-cell office:value-type="float" office:value="51.070936">
                <text:p>51.070936</text:p>
              </table:table-cell>
              <table:table-cell office:value-type="float" office:value="53.892291">
                <text:p>53.892291</text:p>
              </table:table-cell>
              <table:table-cell office:value-type="float" office:value="56.238338">
                <text:p>56.2383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5cm" chart:symbol-height="0.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8.44cm" svg:height="26.17cm" xlink:href=".." xlink:type="simple" chart:class="chart:scatter" chart:style-name="ch1">
        <chart:legend svg:x="33.69cm" svg:y="17.142cm" style:legend-expansion="custom" chartooo:width="9.192cm" chartooo:height="8.03cm" style:legend-expansion-aspect-ratio="1.14470734744707" chart:style-name="ch2"/>
        <chart:plot-area chart:style-name="ch3" table:cell-range-address="'CROWD_RUN_VMAF - present'.B3:'CROWD_RUN_VMAF - present'.U3 'CROWD_RUN_VMAF - present'.A25:'CROWD_RUN_VMAF - present'.U27 'CROWD_RUN_VMAF - present'.A29:'CROWD_RUN_VMAF - present'.U29 'CROWD_RUN_VMAF - present'.A31:'CROWD_RUN_VMAF - present'.U31 'CROWD_RUN_VMAF - present'.A36:'CROWD_RUN_VMAF - present'.U36 'CROWD_RUN_VMAF - present'.A39:'CROWD_RUN_VMAF - present'.U39" chart:data-source-has-labels="column" svg:x="0.091cm" svg:y="-0.05cm" svg:width="48.555cm" svg:height="25.735cm">
          <chartooo:coordinate-region svg:x="0.712cm" svg:y="0.149cm" svg:width="47.562cm" svg:height="24.8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ROWD_RUN_VMAF - present'.B25:'CROWD_RUN_VMAF - present'.U25" chart:label-cell-address="'CROWD_RUN_VMAF - present'.A25:'CROWD_RUN_VMAF - present'.A25" chart:class="chart:scatter">
            <chart:domain table:cell-range-address="'CROWD_RUN_VMAF - present'.B3:'CROWD_RUN_VMAF - present'.U3"/>
            <chart:data-point chart:repeated="20"/>
          </chart:series>
          <chart:series chart:style-name="ch8" chart:values-cell-range-address="'CROWD_RUN_VMAF - present'.B26:'CROWD_RUN_VMAF - present'.U26" chart:label-cell-address="'CROWD_RUN_VMAF - present'.A26:'CROWD_RUN_VMAF - present'.A26" chart:class="chart:scatter">
            <chart:domain table:cell-range-address="'CROWD_RUN_VMAF - present'.B4:'CROWD_RUN_VMAF - present'.U4"/>
            <chart:data-point chart:repeated="20"/>
          </chart:series>
          <chart:series chart:style-name="ch9" chart:values-cell-range-address="'CROWD_RUN_VMAF - present'.B27:'CROWD_RUN_VMAF - present'.U27" chart:label-cell-address="'CROWD_RUN_VMAF - present'.A27:'CROWD_RUN_VMAF - present'.A27" chart:class="chart:scatter">
            <chart:domain table:cell-range-address="'CROWD_RUN_VMAF - present'.B5:'CROWD_RUN_VMAF - present'.U5"/>
            <chart:data-point chart:repeated="20"/>
          </chart:series>
          <chart:series chart:style-name="ch10" chart:values-cell-range-address="'CROWD_RUN_VMAF - present'.B29:'CROWD_RUN_VMAF - present'.U29" chart:label-cell-address="'CROWD_RUN_VMAF - present'.A29:'CROWD_RUN_VMAF - present'.A29" chart:class="chart:scatter">
            <chart:domain table:cell-range-address="'CROWD_RUN_VMAF - present'.B7:'CROWD_RUN_VMAF - present'.U7"/>
            <chart:data-point chart:repeated="20"/>
          </chart:series>
          <chart:series chart:style-name="ch11" chart:values-cell-range-address="'CROWD_RUN_VMAF - present'.B31:'CROWD_RUN_VMAF - present'.U31" chart:label-cell-address="'CROWD_RUN_VMAF - present'.A31:'CROWD_RUN_VMAF - present'.A31" chart:class="chart:scatter">
            <chart:domain table:cell-range-address="'CROWD_RUN_VMAF - present'.B9:'CROWD_RUN_VMAF - present'.U9"/>
            <chart:data-point chart:repeated="20"/>
          </chart:series>
          <chart:series chart:style-name="ch12" chart:values-cell-range-address="'CROWD_RUN_VMAF - present'.B36:'CROWD_RUN_VMAF - present'.U36" chart:label-cell-address="'CROWD_RUN_VMAF - present'.A36:'CROWD_RUN_VMAF - present'.A36" chart:class="chart:scatter">
            <chart:domain table:cell-range-address="'CROWD_RUN_VMAF - present'.B14:'CROWD_RUN_VMAF - present'.U14"/>
            <chart:data-point chart:repeated="20"/>
          </chart:series>
          <chart:series chart:style-name="ch13" chart:values-cell-range-address="'CROWD_RUN_VMAF - present'.B39:'CROWD_RUN_VMAF - present'.U39" chart:label-cell-address="'CROWD_RUN_VMAF - present'.A39:'CROWD_RUN_VMAF - present'.A39" chart:class="chart:scatter">
            <chart:domain table:cell-range-address="'CROWD_RUN_VMAF - present'.B17:'CROWD_RUN_VMAF - present'.U17"/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73.5694">
                <text:p>873.5694</text:p>
                <draw:g>
                  <svg:desc>'CROWD_RUN_VMAF - present'.B3:'CROWD_RUN_VMAF - present'.U3</svg:desc>
                </draw:g>
              </table:table-cell>
              <table:table-cell office:value-type="float" office:value="856.4759">
                <text:p>856.4759</text:p>
              </table:table-cell>
              <table:table-cell office:value-type="float" office:value="859.4194">
                <text:p>859.4194</text:p>
              </table:table-cell>
              <table:table-cell office:value-type="float" office:value="854.9783">
                <text:p>854.9783</text:p>
              </table:table-cell>
              <table:table-cell office:value-type="float" office:value="853.3251">
                <text:p>853.3251</text:p>
              </table:table-cell>
              <table:table-cell office:value-type="float" office:value="852.8672">
                <text:p>852.8672</text:p>
              </table:table-cell>
              <table:table-cell office:value-type="float" office:value="852.8938">
                <text:p>852.8938</text:p>
              </table:table-cell>
              <table:table-cell office:value-type="float" office:value="854.3594">
                <text:p>854.3594</text:p>
              </table:table-cell>
              <table:table-cell office:value-type="float" office:value="857.3473">
                <text:p>857.3473</text:p>
              </table:table-cell>
              <table:table-cell office:value-type="float" office:value="857.6995">
                <text:p>857.6995</text:p>
              </table:table-cell>
              <table:table-cell office:value-type="float" office:value="855.5494">
                <text:p>855.5494</text:p>
              </table:table-cell>
              <table:table-cell office:value-type="float" office:value="854.5791">
                <text:p>854.5791</text:p>
              </table:table-cell>
              <table:table-cell office:value-type="float" office:value="851.9871">
                <text:p>851.9871</text:p>
              </table:table-cell>
              <table:table-cell office:value-type="float" office:value="854.2345">
                <text:p>854.2345</text:p>
              </table:table-cell>
              <table:table-cell office:value-type="float" office:value="848.6597">
                <text:p>848.6597</text:p>
              </table:table-cell>
              <table:table-cell office:value-type="float" office:value="859.7531">
                <text:p>859.7531</text:p>
              </table:table-cell>
              <table:table-cell office:value-type="float" office:value="845.8576">
                <text:p>845.8576</text:p>
              </table:table-cell>
              <table:table-cell office:value-type="float" office:value="843.9975">
                <text:p>843.9975</text:p>
              </table:table-cell>
              <table:table-cell office:value-type="float" office:value="844.987">
                <text:p>844.987</text:p>
              </table:table-cell>
              <table:table-cell office:value-type="float" office:value="848.105">
                <text:p>848.105</text:p>
              </table:table-cell>
            </table:table-row>
            <table:table-row>
              <table:table-cell office:value-type="string">
                <text:p>theora</text:p>
                <draw:g>
                  <svg:desc>'CROWD_RUN_VMAF - present'.A25:'CROWD_RUN_VMAF - present'.A25</svg:desc>
                </draw:g>
              </table:table-cell>
              <table:table-cell office:value-type="float" office:value="6.581227">
                <text:p>6.581227</text:p>
                <draw:g>
                  <svg:desc>'CROWD_RUN_VMAF - present'.B25:'CROWD_RUN_VMAF - present'.U25</svg:desc>
                </draw:g>
              </table:table-cell>
              <table:table-cell office:value-type="float" office:value="6.581227">
                <text:p>6.581227</text:p>
              </table:table-cell>
              <table:table-cell office:value-type="float" office:value="6.780804">
                <text:p>6.780804</text:p>
              </table:table-cell>
              <table:table-cell office:value-type="float" office:value="6.939558">
                <text:p>6.939558</text:p>
              </table:table-cell>
              <table:table-cell office:value-type="float" office:value="7.111442">
                <text:p>7.111442</text:p>
              </table:table-cell>
              <table:table-cell office:value-type="float" office:value="7.372573">
                <text:p>7.372573</text:p>
              </table:table-cell>
              <table:table-cell office:value-type="float" office:value="7.503831">
                <text:p>7.503831</text:p>
              </table:table-cell>
              <table:table-cell office:value-type="float" office:value="7.525336">
                <text:p>7.525336</text:p>
              </table:table-cell>
              <table:table-cell office:value-type="float" office:value="7.927404">
                <text:p>7.927404</text:p>
              </table:table-cell>
              <table:table-cell office:value-type="float" office:value="8.507274">
                <text:p>8.507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48445">
                <text:p>12.748445</text:p>
              </table:table-cell>
              <table:table-cell office:value-type="float" office:value="14.537477">
                <text:p>14.537477</text:p>
              </table:table-cell>
              <table:table-cell office:value-type="float" office:value="16.704289">
                <text:p>16.704289</text:p>
              </table:table-cell>
              <table:table-cell office:value-type="float" office:value="18.795459">
                <text:p>18.795459</text:p>
              </table:table-cell>
              <table:table-cell office:value-type="float" office:value="21.261718">
                <text:p>21.261718</text:p>
              </table:table-cell>
              <table:table-cell office:value-type="float" office:value="NaN">
                <text:p>NaN</text:p>
              </table:table-cell>
              <table:table-cell office:value-type="float" office:value="28.259162">
                <text:p>28.259162</text:p>
              </table:table-cell>
              <table:table-cell office:value-type="float" office:value="33.047884">
                <text:p>33.047884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03.88">
                <text:p>103.88</text:p>
                <draw:g>
                  <svg:desc>'CROWD_RUN_VMAF - present'.B4:'CROWD_RUN_VMAF - present'.U4</svg:desc>
                </draw:g>
              </table:table-cell>
              <table:table-cell office:value-type="float" office:value="113.3858">
                <text:p>113.3858</text:p>
              </table:table-cell>
              <table:table-cell office:value-type="float" office:value="92.3814">
                <text:p>92.3814</text:p>
              </table:table-cell>
              <table:table-cell office:value-type="float" office:value="69.0365">
                <text:p>69.0365</text:p>
              </table:table-cell>
              <table:table-cell office:value-type="float" office:value="76.9069">
                <text:p>76.9069</text:p>
              </table:table-cell>
              <table:table-cell office:value-type="float" office:value="76.9544">
                <text:p>76.9544</text:p>
              </table:table-cell>
              <table:table-cell office:value-type="float" office:value="77.3293">
                <text:p>77.3293</text:p>
              </table:table-cell>
              <table:table-cell office:value-type="float" office:value="77.278">
                <text:p>77.278</text:p>
              </table:table-cell>
              <table:table-cell office:value-type="float" office:value="77.0845">
                <text:p>77.0845</text:p>
              </table:table-cell>
              <table:table-cell office:value-type="float" office:value="77.0844">
                <text:p>77.0844</text:p>
              </table:table-cell>
              <table:table-cell office:value-type="float" office:value="77.2116">
                <text:p>77.2116</text:p>
              </table:table-cell>
              <table:table-cell office:value-type="float" office:value="76.1522">
                <text:p>76.1522</text:p>
              </table:table-cell>
              <table:table-cell office:value-type="float" office:value="76.1387">
                <text:p>76.1387</text:p>
              </table:table-cell>
              <table:table-cell office:value-type="float" office:value="76.5967">
                <text:p>76.5967</text:p>
              </table:table-cell>
              <table:table-cell office:value-type="float" office:value="76.4523">
                <text:p>76.4523</text:p>
              </table:table-cell>
              <table:table-cell office:value-type="float" office:value="76.7172">
                <text:p>76.7172</text:p>
              </table:table-cell>
              <table:table-cell office:value-type="float" office:value="76.9716">
                <text:p>76.9716</text:p>
              </table:table-cell>
              <table:table-cell office:value-type="float" office:value="76.9661">
                <text:p>76.9661</text:p>
              </table:table-cell>
              <table:table-cell office:value-type="float" office:value="77.2648">
                <text:p>77.2648</text:p>
              </table:table-cell>
              <table:table-cell office:value-type="float" office:value="77.2558">
                <text:p>77.2558</text:p>
              </table:table-cell>
            </table:table-row>
            <table:table-row>
              <table:table-cell office:value-type="string">
                <text:p>x264 ultrafast</text:p>
                <draw:g>
                  <svg:desc>'CROWD_RUN_VMAF - present'.A26:'CROWD_RUN_VMAF - present'.A26</svg:desc>
                </draw:g>
              </table:table-cell>
              <table:table-cell office:value-type="float" office:value="0">
                <text:p>0</text:p>
                <draw:g>
                  <svg:desc>'CROWD_RUN_VMAF - present'.B26:'CROWD_RUN_VMAF - present'.U26</svg:desc>
                </draw:g>
              </table:table-cell>
              <table:table-cell office:value-type="float" office:value="0.030749">
                <text:p>0.030749</text:p>
              </table:table-cell>
              <table:table-cell office:value-type="float" office:value="0.125905">
                <text:p>0.125905</text:p>
              </table:table-cell>
              <table:table-cell office:value-type="float" office:value="0.216115">
                <text:p>0.216115</text:p>
              </table:table-cell>
              <table:table-cell office:value-type="float" office:value="0.801735">
                <text:p>0.801735</text:p>
              </table:table-cell>
              <table:table-cell office:value-type="float" office:value="1.64969">
                <text:p>1.64969</text:p>
              </table:table-cell>
              <table:table-cell office:value-type="float" office:value="3.363273">
                <text:p>3.363273</text:p>
              </table:table-cell>
              <table:table-cell office:value-type="float" office:value="6.407651">
                <text:p>6.407651</text:p>
              </table:table-cell>
              <table:table-cell office:value-type="float" office:value="9.304426">
                <text:p>9.304426</text:p>
              </table:table-cell>
              <table:table-cell office:value-type="float" office:value="14.306496">
                <text:p>14.306496</text:p>
              </table:table-cell>
              <table:table-cell office:value-type="float" office:value="14.602325">
                <text:p>14.602325</text:p>
              </table:table-cell>
              <table:table-cell office:value-type="float" office:value="16.137115">
                <text:p>16.137115</text:p>
              </table:table-cell>
              <table:table-cell office:value-type="float" office:value="25.631963">
                <text:p>25.631963</text:p>
              </table:table-cell>
              <table:table-cell office:value-type="float" office:value="29.886827">
                <text:p>29.886827</text:p>
              </table:table-cell>
              <table:table-cell office:value-type="float" office:value="33.842297">
                <text:p>33.842297</text:p>
              </table:table-cell>
              <table:table-cell office:value-type="float" office:value="37.875212">
                <text:p>37.875212</text:p>
              </table:table-cell>
              <table:table-cell office:value-type="float" office:value="39.848761">
                <text:p>39.848761</text:p>
              </table:table-cell>
              <table:table-cell office:value-type="float" office:value="41.864114">
                <text:p>41.864114</text:p>
              </table:table-cell>
              <table:table-cell office:value-type="float" office:value="44.593274">
                <text:p>44.593274</text:p>
              </table:table-cell>
              <table:table-cell office:value-type="float" office:value="46.291618">
                <text:p>46.291618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59.4239">
                <text:p>159.4239</text:p>
                <draw:g>
                  <svg:desc>'CROWD_RUN_VMAF - present'.B5:'CROWD_RUN_VMAF - present'.U5</svg:desc>
                </draw:g>
              </table:table-cell>
              <table:table-cell office:value-type="float" office:value="161.0268">
                <text:p>161.0268</text:p>
              </table:table-cell>
              <table:table-cell office:value-type="float" office:value="163.6887">
                <text:p>163.6887</text:p>
              </table:table-cell>
              <table:table-cell office:value-type="float" office:value="164.3956">
                <text:p>164.3956</text:p>
              </table:table-cell>
              <table:table-cell office:value-type="float" office:value="165.3986">
                <text:p>165.3986</text:p>
              </table:table-cell>
              <table:table-cell office:value-type="float" office:value="168.0143">
                <text:p>168.0143</text:p>
              </table:table-cell>
              <table:table-cell office:value-type="float" office:value="170.6543">
                <text:p>170.6543</text:p>
              </table:table-cell>
              <table:table-cell office:value-type="float" office:value="169.7443">
                <text:p>169.7443</text:p>
              </table:table-cell>
              <table:table-cell office:value-type="float" office:value="170.0965">
                <text:p>170.0965</text:p>
              </table:table-cell>
              <table:table-cell office:value-type="float" office:value="171.358">
                <text:p>171.358</text:p>
              </table:table-cell>
              <table:table-cell office:value-type="float" office:value="172.978">
                <text:p>172.978</text:p>
              </table:table-cell>
              <table:table-cell office:value-type="float" office:value="174.8658">
                <text:p>174.8658</text:p>
              </table:table-cell>
              <table:table-cell office:value-type="float" office:value="177.8133">
                <text:p>177.8133</text:p>
              </table:table-cell>
              <table:table-cell office:value-type="float" office:value="180.2147">
                <text:p>180.2147</text:p>
              </table:table-cell>
              <table:table-cell office:value-type="float" office:value="182.7972">
                <text:p>182.7972</text:p>
              </table:table-cell>
              <table:table-cell office:value-type="float" office:value="185.0725">
                <text:p>185.0725</text:p>
              </table:table-cell>
              <table:table-cell office:value-type="float" office:value="186.6894">
                <text:p>186.6894</text:p>
              </table:table-cell>
              <table:table-cell office:value-type="float" office:value="188.1431">
                <text:p>188.1431</text:p>
              </table:table-cell>
              <table:table-cell office:value-type="float" office:value="189.9575">
                <text:p>189.9575</text:p>
              </table:table-cell>
              <table:table-cell office:value-type="float" office:value="222.1857">
                <text:p>222.1857</text:p>
              </table:table-cell>
            </table:table-row>
            <table:table-row>
              <table:table-cell office:value-type="string">
                <text:p>x264 superfast</text:p>
                <draw:g>
                  <svg:desc>'CROWD_RUN_VMAF - present'.A27:'CROWD_RUN_VMAF - present'.A27</svg:desc>
                </draw:g>
              </table:table-cell>
              <table:table-cell office:value-type="float" office:value="0">
                <text:p>0</text:p>
                <draw:g>
                  <svg:desc>'CROWD_RUN_VMAF - present'.B27:'CROWD_RUN_VMAF - present'.U27</svg:desc>
                </draw:g>
              </table:table-cell>
              <table:table-cell office:value-type="float" office:value="0.029394">
                <text:p>0.029394</text:p>
              </table:table-cell>
              <table:table-cell office:value-type="float" office:value="0.320557">
                <text:p>0.320557</text:p>
              </table:table-cell>
              <table:table-cell office:value-type="float" office:value="0.739018">
                <text:p>0.739018</text:p>
              </table:table-cell>
              <table:table-cell office:value-type="float" office:value="1.806556">
                <text:p>1.806556</text:p>
              </table:table-cell>
              <table:table-cell office:value-type="float" office:value="3.342649">
                <text:p>3.342649</text:p>
              </table:table-cell>
              <table:table-cell office:value-type="float" office:value="5.856049">
                <text:p>5.856049</text:p>
              </table:table-cell>
              <table:table-cell office:value-type="float" office:value="5.716255">
                <text:p>5.716255</text:p>
              </table:table-cell>
              <table:table-cell office:value-type="float" office:value="6.038164">
                <text:p>6.038164</text:p>
              </table:table-cell>
              <table:table-cell office:value-type="float" office:value="6.409228">
                <text:p>6.409228</text:p>
              </table:table-cell>
              <table:table-cell office:value-type="float" office:value="10.948153">
                <text:p>10.948153</text:p>
              </table:table-cell>
              <table:table-cell office:value-type="float" office:value="17.229559">
                <text:p>17.229559</text:p>
              </table:table-cell>
              <table:table-cell office:value-type="float" office:value="23.084702">
                <text:p>23.084702</text:p>
              </table:table-cell>
              <table:table-cell office:value-type="float" office:value="28.243674">
                <text:p>28.243674</text:p>
              </table:table-cell>
              <table:table-cell office:value-type="float" office:value="32.718335">
                <text:p>32.718335</text:p>
              </table:table-cell>
              <table:table-cell office:value-type="float" office:value="36.583414">
                <text:p>36.583414</text:p>
              </table:table-cell>
              <table:table-cell office:value-type="float" office:value="40.154033">
                <text:p>40.154033</text:p>
              </table:table-cell>
              <table:table-cell office:value-type="float" office:value="43.411418">
                <text:p>43.411418</text:p>
              </table:table-cell>
              <table:table-cell office:value-type="float" office:value="46.339494">
                <text:p>46.339494</text:p>
              </table:table-cell>
              <table:table-cell office:value-type="float" office:value="48.974831">
                <text:p>48.974831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421.9366">
                <text:p>421.9366</text:p>
                <draw:g>
                  <svg:desc>'CROWD_RUN_VMAF - present'.B7:'CROWD_RUN_VMAF - present'.U7</svg:desc>
                </draw:g>
              </table:table-cell>
              <table:table-cell office:value-type="float" office:value="414.8503">
                <text:p>414.8503</text:p>
              </table:table-cell>
              <table:table-cell office:value-type="float" office:value="417.1957">
                <text:p>417.1957</text:p>
              </table:table-cell>
              <table:table-cell office:value-type="float" office:value="427.0076">
                <text:p>427.0076</text:p>
              </table:table-cell>
              <table:table-cell office:value-type="float" office:value="437.6672">
                <text:p>437.6672</text:p>
              </table:table-cell>
              <table:table-cell office:value-type="float" office:value="458.6441">
                <text:p>458.6441</text:p>
              </table:table-cell>
              <table:table-cell office:value-type="float" office:value="466.9038">
                <text:p>466.9038</text:p>
              </table:table-cell>
              <table:table-cell office:value-type="float" office:value="483.6844">
                <text:p>483.6844</text:p>
              </table:table-cell>
              <table:table-cell office:value-type="float" office:value="471.1391">
                <text:p>471.1391</text:p>
              </table:table-cell>
              <table:table-cell office:value-type="float" office:value="479.664">
                <text:p>479.664</text:p>
              </table:table-cell>
              <table:table-cell office:value-type="float" office:value="480.6261">
                <text:p>480.6261</text:p>
              </table:table-cell>
              <table:table-cell office:value-type="float" office:value="490.4342">
                <text:p>490.4342</text:p>
              </table:table-cell>
              <table:table-cell office:value-type="float" office:value="492.2622">
                <text:p>492.2622</text:p>
              </table:table-cell>
              <table:table-cell office:value-type="float" office:value="496.282">
                <text:p>496.282</text:p>
              </table:table-cell>
              <table:table-cell office:value-type="float" office:value="527.4339">
                <text:p>527.4339</text:p>
              </table:table-cell>
              <table:table-cell office:value-type="float" office:value="519.5698">
                <text:p>519.5698</text:p>
              </table:table-cell>
              <table:table-cell office:value-type="float" office:value="541.0387">
                <text:p>541.0387</text:p>
              </table:table-cell>
              <table:table-cell office:value-type="float" office:value="546.815">
                <text:p>546.815</text:p>
              </table:table-cell>
              <table:table-cell office:value-type="float" office:value="561.5839">
                <text:p>561.5839</text:p>
              </table:table-cell>
              <table:table-cell office:value-type="float" office:value="565.9961">
                <text:p>565.9961</text:p>
              </table:table-cell>
            </table:table-row>
            <table:table-row>
              <table:table-cell office:value-type="string">
                <text:p>x264 faster</text:p>
                <draw:g>
                  <svg:desc>'CROWD_RUN_VMAF - present'.A29:'CROWD_RUN_VMAF - present'.A29</svg:desc>
                </draw:g>
              </table:table-cell>
              <table:table-cell office:value-type="float" office:value="0">
                <text:p>0</text:p>
                <draw:g>
                  <svg:desc>'CROWD_RUN_VMAF - present'.B29:'CROWD_RUN_VMAF - present'.U29</svg:desc>
                </draw:g>
              </table:table-cell>
              <table:table-cell office:value-type="float" office:value="0.236359">
                <text:p>0.236359</text:p>
              </table:table-cell>
              <table:table-cell office:value-type="float" office:value="0.609184">
                <text:p>0.609184</text:p>
              </table:table-cell>
              <table:table-cell office:value-type="float" office:value="0.925751">
                <text:p>0.925751</text:p>
              </table:table-cell>
              <table:table-cell office:value-type="float" office:value="1.230946">
                <text:p>1.230946</text:p>
              </table:table-cell>
              <table:table-cell office:value-type="float" office:value="1.640176">
                <text:p>1.640176</text:p>
              </table:table-cell>
              <table:table-cell office:value-type="float" office:value="2.562919">
                <text:p>2.562919</text:p>
              </table:table-cell>
              <table:table-cell office:value-type="float" office:value="4.457747">
                <text:p>4.457747</text:p>
              </table:table-cell>
              <table:table-cell office:value-type="float" office:value="7.065087">
                <text:p>7.065087</text:p>
              </table:table-cell>
              <table:table-cell office:value-type="float" office:value="10.051473">
                <text:p>10.051473</text:p>
              </table:table-cell>
              <table:table-cell office:value-type="float" office:value="15.777923">
                <text:p>15.777923</text:p>
              </table:table-cell>
              <table:table-cell office:value-type="float" office:value="20.753822">
                <text:p>20.753822</text:p>
              </table:table-cell>
              <table:table-cell office:value-type="float" office:value="25.742965">
                <text:p>25.742965</text:p>
              </table:table-cell>
              <table:table-cell office:value-type="float" office:value="30.752131">
                <text:p>30.752131</text:p>
              </table:table-cell>
              <table:table-cell office:value-type="float" office:value="35.684279">
                <text:p>35.684279</text:p>
              </table:table-cell>
              <table:table-cell office:value-type="float" office:value="40.290683">
                <text:p>40.290683</text:p>
              </table:table-cell>
              <table:table-cell office:value-type="float" office:value="44.28191">
                <text:p>44.28191</text:p>
              </table:table-cell>
              <table:table-cell office:value-type="float" office:value="47.776104">
                <text:p>47.776104</text:p>
              </table:table-cell>
              <table:table-cell office:value-type="float" office:value="50.831887">
                <text:p>50.831887</text:p>
              </table:table-cell>
              <table:table-cell office:value-type="float" office:value="53.564796">
                <text:p>53.564796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400.6316">
                <text:p>400.6316</text:p>
                <draw:g>
                  <svg:desc>'CROWD_RUN_VMAF - present'.B9:'CROWD_RUN_VMAF - present'.U9</svg:desc>
                </draw:g>
              </table:table-cell>
              <table:table-cell office:value-type="float" office:value="440.33">
                <text:p>440.33</text:p>
              </table:table-cell>
              <table:table-cell office:value-type="float" office:value="500.9144">
                <text:p>500.9144</text:p>
              </table:table-cell>
              <table:table-cell office:value-type="float" office:value="557.5493">
                <text:p>557.5493</text:p>
              </table:table-cell>
              <table:table-cell office:value-type="float" office:value="584.041">
                <text:p>584.041</text:p>
              </table:table-cell>
              <table:table-cell office:value-type="float" office:value="623.6754">
                <text:p>623.6754</text:p>
              </table:table-cell>
              <table:table-cell office:value-type="float" office:value="627.9691">
                <text:p>627.9691</text:p>
              </table:table-cell>
              <table:table-cell office:value-type="float" office:value="654.356">
                <text:p>654.356</text:p>
              </table:table-cell>
              <table:table-cell office:value-type="float" office:value="663.0074">
                <text:p>663.0074</text:p>
              </table:table-cell>
              <table:table-cell office:value-type="float" office:value="668.6576">
                <text:p>668.6576</text:p>
              </table:table-cell>
              <table:table-cell office:value-type="float" office:value="683.0673">
                <text:p>683.0673</text:p>
              </table:table-cell>
              <table:table-cell office:value-type="float" office:value="704.0948">
                <text:p>704.0948</text:p>
              </table:table-cell>
              <table:table-cell office:value-type="float" office:value="724.399">
                <text:p>724.399</text:p>
              </table:table-cell>
              <table:table-cell office:value-type="float" office:value="743.2067">
                <text:p>743.2067</text:p>
              </table:table-cell>
              <table:table-cell office:value-type="float" office:value="742.3436">
                <text:p>742.3436</text:p>
              </table:table-cell>
              <table:table-cell office:value-type="float" office:value="799.9345">
                <text:p>799.9345</text:p>
              </table:table-cell>
              <table:table-cell office:value-type="float" office:value="824.6531">
                <text:p>824.6531</text:p>
              </table:table-cell>
              <table:table-cell office:value-type="float" office:value="843.0933">
                <text:p>843.0933</text:p>
              </table:table-cell>
              <table:table-cell office:value-type="float" office:value="858.2376">
                <text:p>858.2376</text:p>
              </table:table-cell>
              <table:table-cell office:value-type="float" office:value="878.6491">
                <text:p>878.6491</text:p>
              </table:table-cell>
            </table:table-row>
            <table:table-row>
              <table:table-cell office:value-type="string">
                <text:p>x264 medium</text:p>
                <draw:g>
                  <svg:desc>'CROWD_RUN_VMAF - present'.A31:'CROWD_RUN_VMAF - present'.A31</svg:desc>
                </draw:g>
              </table:table-cell>
              <table:table-cell office:value-type="float" office:value="0">
                <text:p>0</text:p>
                <draw:g>
                  <svg:desc>'CROWD_RUN_VMAF - present'.B31:'CROWD_RUN_VMAF - present'.U31</svg:desc>
                </draw:g>
              </table:table-cell>
              <table:table-cell office:value-type="float" office:value="0.210823">
                <text:p>0.210823</text:p>
              </table:table-cell>
              <table:table-cell office:value-type="float" office:value="0.559341">
                <text:p>0.559341</text:p>
              </table:table-cell>
              <table:table-cell office:value-type="float" office:value="1.086059">
                <text:p>1.086059</text:p>
              </table:table-cell>
              <table:table-cell office:value-type="float" office:value="2.441615">
                <text:p>2.441615</text:p>
              </table:table-cell>
              <table:table-cell office:value-type="float" office:value="4.320909">
                <text:p>4.320909</text:p>
              </table:table-cell>
              <table:table-cell office:value-type="float" office:value="6.797152">
                <text:p>6.797152</text:p>
              </table:table-cell>
              <table:table-cell office:value-type="float" office:value="10.150398">
                <text:p>10.150398</text:p>
              </table:table-cell>
              <table:table-cell office:value-type="float" office:value="13.513846">
                <text:p>13.513846</text:p>
              </table:table-cell>
              <table:table-cell office:value-type="float" office:value="16.461084">
                <text:p>16.461084</text:p>
              </table:table-cell>
              <table:table-cell office:value-type="float" office:value="22.449411">
                <text:p>22.449411</text:p>
              </table:table-cell>
              <table:table-cell office:value-type="float" office:value="28.235604">
                <text:p>28.235604</text:p>
              </table:table-cell>
              <table:table-cell office:value-type="float" office:value="33.266778">
                <text:p>33.266778</text:p>
              </table:table-cell>
              <table:table-cell office:value-type="float" office:value="37.924835">
                <text:p>37.924835</text:p>
              </table:table-cell>
              <table:table-cell office:value-type="float" office:value="41.92558">
                <text:p>41.92558</text:p>
              </table:table-cell>
              <table:table-cell office:value-type="float" office:value="45.510224">
                <text:p>45.510224</text:p>
              </table:table-cell>
              <table:table-cell office:value-type="float" office:value="48.904351">
                <text:p>48.904351</text:p>
              </table:table-cell>
              <table:table-cell office:value-type="float" office:value="51.669948">
                <text:p>51.669948</text:p>
              </table:table-cell>
              <table:table-cell office:value-type="float" office:value="54.272629">
                <text:p>54.272629</text:p>
              </table:table-cell>
              <table:table-cell office:value-type="float" office:value="56.709188">
                <text:p>56.709188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14.486111111111">
                <text:p>214.486111111111</text:p>
                <draw:g>
                  <svg:desc>'CROWD_RUN_VMAF - present'.B14:'CROWD_RUN_VMAF - present'.U14</svg:desc>
                </draw:g>
              </table:table-cell>
              <table:table-cell office:value-type="float" office:value="190.925">
                <text:p>190.925</text:p>
              </table:table-cell>
              <table:table-cell office:value-type="float" office:value="206.830555555556">
                <text:p>206.830555555556</text:p>
              </table:table-cell>
              <table:table-cell office:value-type="float" office:value="224.886111111111">
                <text:p>224.886111111111</text:p>
              </table:table-cell>
              <table:table-cell office:value-type="float" office:value="223.405555555556">
                <text:p>223.405555555556</text:p>
              </table:table-cell>
              <table:table-cell office:value-type="float" office:value="234.005555555556">
                <text:p>234.005555555556</text:p>
              </table:table-cell>
              <table:table-cell office:value-type="float" office:value="215.894444444444">
                <text:p>215.894444444444</text:p>
              </table:table-cell>
              <table:table-cell office:value-type="float" office:value="214.752777777778">
                <text:p>214.752777777778</text:p>
              </table:table-cell>
              <table:table-cell office:value-type="float" office:value="204.916666666667">
                <text:p>204.916666666667</text:p>
              </table:table-cell>
              <table:table-cell office:value-type="float" office:value="215.569444444444">
                <text:p>215.569444444444</text:p>
              </table:table-cell>
              <table:table-cell office:value-type="float" office:value="217.455555555556">
                <text:p>217.455555555556</text:p>
              </table:table-cell>
              <table:table-cell office:value-type="float" office:value="224.966666666667">
                <text:p>224.966666666667</text:p>
              </table:table-cell>
              <table:table-cell office:value-type="float" office:value="203.6">
                <text:p>203.6</text:p>
              </table:table-cell>
              <table:table-cell office:value-type="float" office:value="189.963888888889">
                <text:p>189.963888888889</text:p>
              </table:table-cell>
              <table:table-cell office:value-type="float" office:value="224.466666666667">
                <text:p>224.466666666667</text:p>
              </table:table-cell>
              <table:table-cell office:value-type="float" office:value="206.213888888889">
                <text:p>206.213888888889</text:p>
              </table:table-cell>
              <table:table-cell office:value-type="float" office:value="205.925">
                <text:p>205.925</text:p>
              </table:table-cell>
              <table:table-cell office:value-type="float" office:value="211.572222222222">
                <text:p>211.572222222222</text:p>
              </table:table-cell>
              <table:table-cell office:value-type="float" office:value="210.230555555556">
                <text:p>210.230555555556</text:p>
              </table:table-cell>
              <table:table-cell office:value-type="float" office:value="213.030555555556">
                <text:p>213.030555555556</text:p>
              </table:table-cell>
            </table:table-row>
            <table:table-row>
              <table:table-cell office:value-type="string">
                <text:p>h264_nvenc medium</text:p>
                <draw:g>
                  <svg:desc>'CROWD_RUN_VMAF - present'.A36:'CROWD_RUN_VMAF - present'.A36</svg:desc>
                </draw:g>
              </table:table-cell>
              <table:table-cell office:value-type="float" office:value="13.925986">
                <text:p>13.925986</text:p>
                <draw:g>
                  <svg:desc>'CROWD_RUN_VMAF - present'.B36:'CROWD_RUN_VMAF - present'.U36</svg:desc>
                </draw:g>
              </table:table-cell>
              <table:table-cell office:value-type="float" office:value="14.070416">
                <text:p>14.070416</text:p>
              </table:table-cell>
              <table:table-cell office:value-type="float" office:value="14.720415">
                <text:p>14.720415</text:p>
              </table:table-cell>
              <table:table-cell office:value-type="float" office:value="15.774464">
                <text:p>15.774464</text:p>
              </table:table-cell>
              <table:table-cell office:value-type="float" office:value="15.774464">
                <text:p>15.774464</text:p>
              </table:table-cell>
              <table:table-cell office:value-type="float" office:value="15.774464">
                <text:p>15.774464</text:p>
              </table:table-cell>
              <table:table-cell office:value-type="float" office:value="16.024321">
                <text:p>16.024321</text:p>
              </table:table-cell>
              <table:table-cell office:value-type="float" office:value="16.024321">
                <text:p>16.024321</text:p>
              </table:table-cell>
              <table:table-cell office:value-type="float" office:value="16.024321">
                <text:p>16.024321</text:p>
              </table:table-cell>
              <table:table-cell office:value-type="float" office:value="17.797389">
                <text:p>17.797389</text:p>
              </table:table-cell>
              <table:table-cell office:value-type="float" office:value="17.633001">
                <text:p>17.633001</text:p>
              </table:table-cell>
              <table:table-cell office:value-type="float" office:value="28.40107">
                <text:p>28.40107</text:p>
              </table:table-cell>
              <table:table-cell office:value-type="float" office:value="28.22709">
                <text:p>28.22709</text:p>
              </table:table-cell>
              <table:table-cell office:value-type="float" office:value="36.618441">
                <text:p>36.618441</text:p>
              </table:table-cell>
              <table:table-cell office:value-type="float" office:value="42.690667">
                <text:p>42.690667</text:p>
              </table:table-cell>
              <table:table-cell office:value-type="float" office:value="42.623385">
                <text:p>42.623385</text:p>
              </table:table-cell>
              <table:table-cell office:value-type="float" office:value="48.664817">
                <text:p>48.664817</text:p>
              </table:table-cell>
              <table:table-cell office:value-type="float" office:value="54.502897">
                <text:p>54.502897</text:p>
              </table:table-cell>
              <table:table-cell office:value-type="float" office:value="54.502897">
                <text:p>54.502897</text:p>
              </table:table-cell>
              <table:table-cell office:value-type="float" office:value="57.639734">
                <text:p>57.639734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216.05">
                <text:p>216.05</text:p>
                <draw:g>
                  <svg:desc>'CROWD_RUN_VMAF - present'.B17:'CROWD_RUN_VMAF - present'.U17</svg:desc>
                </draw:g>
              </table:table-cell>
              <table:table-cell office:value-type="float" office:value="195.405555555556">
                <text:p>195.405555555556</text:p>
              </table:table-cell>
              <table:table-cell office:value-type="float" office:value="209.880555555556">
                <text:p>209.880555555556</text:p>
              </table:table-cell>
              <table:table-cell office:value-type="float" office:value="197.163888888889">
                <text:p>197.163888888889</text:p>
              </table:table-cell>
              <table:table-cell office:value-type="float" office:value="224.947222222222">
                <text:p>224.947222222222</text:p>
              </table:table-cell>
              <table:table-cell office:value-type="float" office:value="213.202777777778">
                <text:p>213.202777777778</text:p>
              </table:table-cell>
              <table:table-cell office:value-type="float" office:value="215.197222222222">
                <text:p>215.197222222222</text:p>
              </table:table-cell>
              <table:table-cell office:value-type="float" office:value="199.766666666667">
                <text:p>199.766666666667</text:p>
              </table:table-cell>
              <table:table-cell office:value-type="float" office:value="199.938888888889">
                <text:p>199.938888888889</text:p>
              </table:table-cell>
              <table:table-cell office:value-type="float" office:value="211.980555555556">
                <text:p>211.980555555556</text:p>
              </table:table-cell>
              <table:table-cell office:value-type="float" office:value="198.988888888889">
                <text:p>198.988888888889</text:p>
              </table:table-cell>
              <table:table-cell office:value-type="float" office:value="212.230555555556">
                <text:p>212.230555555556</text:p>
              </table:table-cell>
              <table:table-cell office:value-type="float" office:value="211.991666666667">
                <text:p>211.991666666667</text:p>
              </table:table-cell>
              <table:table-cell office:value-type="float" office:value="224.605555555556">
                <text:p>224.605555555556</text:p>
              </table:table-cell>
              <table:table-cell office:value-type="float" office:value="206.527777777778">
                <text:p>206.527777777778</text:p>
              </table:table-cell>
              <table:table-cell office:value-type="float" office:value="225.122222222222">
                <text:p>225.122222222222</text:p>
              </table:table-cell>
              <table:table-cell office:value-type="float" office:value="211.191666666667">
                <text:p>211.191666666667</text:p>
              </table:table-cell>
              <table:table-cell office:value-type="float" office:value="205.988888888889">
                <text:p>205.988888888889</text:p>
              </table:table-cell>
              <table:table-cell office:value-type="float" office:value="216.025">
                <text:p>216.025</text:p>
              </table:table-cell>
              <table:table-cell office:value-type="float" office:value="199.663888888889">
                <text:p>199.663888888889</text:p>
              </table:table-cell>
            </table:table-row>
            <table:table-row>
              <table:table-cell office:value-type="string">
                <text:p>h264_nvenc hq</text:p>
                <draw:g>
                  <svg:desc>'CROWD_RUN_VMAF - present'.A39:'CROWD_RUN_VMAF - present'.A39</svg:desc>
                </draw:g>
              </table:table-cell>
              <table:table-cell office:value-type="float" office:value="13.925986">
                <text:p>13.925986</text:p>
                <draw:g>
                  <svg:desc>'CROWD_RUN_VMAF - present'.B39:'CROWD_RUN_VMAF - present'.U39</svg:desc>
                </draw:g>
              </table:table-cell>
              <table:table-cell office:value-type="float" office:value="14.070416">
                <text:p>14.070416</text:p>
              </table:table-cell>
              <table:table-cell office:value-type="float" office:value="14.720415">
                <text:p>14.720415</text:p>
              </table:table-cell>
              <table:table-cell office:value-type="float" office:value="15.774464">
                <text:p>15.774464</text:p>
              </table:table-cell>
              <table:table-cell office:value-type="float" office:value="15.774464">
                <text:p>15.774464</text:p>
              </table:table-cell>
              <table:table-cell office:value-type="float" office:value="15.774464">
                <text:p>15.774464</text:p>
              </table:table-cell>
              <table:table-cell office:value-type="float" office:value="16.024321">
                <text:p>16.024321</text:p>
              </table:table-cell>
              <table:table-cell office:value-type="float" office:value="16.024321">
                <text:p>16.024321</text:p>
              </table:table-cell>
              <table:table-cell office:value-type="float" office:value="16.024321">
                <text:p>16.024321</text:p>
              </table:table-cell>
              <table:table-cell office:value-type="float" office:value="17.797389">
                <text:p>17.797389</text:p>
              </table:table-cell>
              <table:table-cell office:value-type="float" office:value="17.633001">
                <text:p>17.633001</text:p>
              </table:table-cell>
              <table:table-cell office:value-type="float" office:value="28.40107">
                <text:p>28.40107</text:p>
              </table:table-cell>
              <table:table-cell office:value-type="float" office:value="28.22709">
                <text:p>28.22709</text:p>
              </table:table-cell>
              <table:table-cell office:value-type="float" office:value="36.618441">
                <text:p>36.618441</text:p>
              </table:table-cell>
              <table:table-cell office:value-type="float" office:value="42.690667">
                <text:p>42.690667</text:p>
              </table:table-cell>
              <table:table-cell office:value-type="float" office:value="42.623385">
                <text:p>42.623385</text:p>
              </table:table-cell>
              <table:table-cell office:value-type="float" office:value="48.664817">
                <text:p>48.664817</text:p>
              </table:table-cell>
              <table:table-cell office:value-type="float" office:value="54.502897">
                <text:p>54.502897</text:p>
              </table:table-cell>
              <table:table-cell office:value-type="float" office:value="54.502897">
                <text:p>54.502897</text:p>
              </table:table-cell>
              <table:table-cell office:value-type="float" office:value="57.639734">
                <text:p>57.6397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46.991cm" svg:height="25.401cm" xlink:href=".." xlink:type="simple" chart:class="chart:scatter" chart:style-name="ch1">
        <chart:legend chart:legend-position="end" svg:x="43.061cm" svg:y="7.919cm" style:legend-expansion="high" chart:style-name="ch2"/>
        <chart:plot-area chart:style-name="ch3" table:cell-range-address="'SINTEL_VMAF - present'.A24:'SINTEL_VMAF - present'.A43 'SINTEL_VMAF - present'.B3:'SINTEL_VMAF - present'.U3 'SINTEL_VMAF - present'.B25:'SINTEL_VMAF - present'.U43" chart:data-source-has-labels="column" svg:x="0.939cm" svg:y="0.508cm" svg:width="41.183cm" svg:height="24.385cm">
          <chartooo:coordinate-region svg:x="1.56cm" svg:y="0.707cm" svg:width="39.912cm" svg:height="23.5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TEL_VMAF - present'.B25:'SINTEL_VMAF - present'.U25" chart:label-cell-address="'SINTEL_VMAF - present'.A25:'SINTEL_VMAF - present'.A25" chart:class="chart:scatter">
            <chart:domain table:cell-range-address="'SINTEL_VMAF - present'.B3:'SINTEL_VMAF - present'.U3"/>
            <chart:data-point chart:repeated="20"/>
          </chart:series>
          <chart:series chart:style-name="ch7" chart:values-cell-range-address="'SINTEL_VMAF - present'.B26:'SINTEL_VMAF - present'.U26" chart:label-cell-address="'SINTEL_VMAF - present'.A26:'SINTEL_VMAF - present'.A26" chart:class="chart:scatter">
            <chart:domain table:cell-range-address="'SINTEL_VMAF - present'.B4:'SINTEL_VMAF - present'.U4"/>
            <chart:data-point chart:repeated="20"/>
          </chart:series>
          <chart:series chart:style-name="ch8" chart:values-cell-range-address="'SINTEL_VMAF - present'.B27:'SINTEL_VMAF - present'.U27" chart:label-cell-address="'SINTEL_VMAF - present'.A27:'SINTEL_VMAF - present'.A27" chart:class="chart:scatter">
            <chart:domain table:cell-range-address="'SINTEL_VMAF - present'.B5:'SINTEL_VMAF - present'.U5"/>
            <chart:data-point chart:repeated="20"/>
          </chart:series>
          <chart:series chart:style-name="ch9" chart:values-cell-range-address="'SINTEL_VMAF - present'.B28:'SINTEL_VMAF - present'.U28" chart:label-cell-address="'SINTEL_VMAF - present'.A28:'SINTEL_VMAF - present'.A28" chart:class="chart:scatter">
            <chart:domain table:cell-range-address="'SINTEL_VMAF - present'.B6:'SINTEL_VMAF - present'.U6"/>
            <chart:data-point chart:repeated="20"/>
          </chart:series>
          <chart:series chart:style-name="ch10" chart:values-cell-range-address="'SINTEL_VMAF - present'.B29:'SINTEL_VMAF - present'.U29" chart:label-cell-address="'SINTEL_VMAF - present'.A29:'SINTEL_VMAF - present'.A29" chart:class="chart:scatter">
            <chart:domain table:cell-range-address="'SINTEL_VMAF - present'.B7:'SINTEL_VMAF - present'.U7"/>
            <chart:data-point chart:repeated="20"/>
          </chart:series>
          <chart:series chart:style-name="ch11" chart:values-cell-range-address="'SINTEL_VMAF - present'.B30:'SINTEL_VMAF - present'.U30" chart:label-cell-address="'SINTEL_VMAF - present'.A30:'SINTEL_VMAF - present'.A30" chart:class="chart:scatter">
            <chart:domain table:cell-range-address="'SINTEL_VMAF - present'.B8:'SINTEL_VMAF - present'.U8"/>
            <chart:data-point chart:repeated="20"/>
          </chart:series>
          <chart:series chart:style-name="ch12" chart:values-cell-range-address="'SINTEL_VMAF - present'.B31:'SINTEL_VMAF - present'.U31" chart:label-cell-address="'SINTEL_VMAF - present'.A31:'SINTEL_VMAF - present'.A31" chart:class="chart:scatter">
            <chart:domain table:cell-range-address="'SINTEL_VMAF - present'.B9:'SINTEL_VMAF - present'.U9"/>
            <chart:data-point chart:repeated="20"/>
          </chart:series>
          <chart:series chart:style-name="ch13" chart:values-cell-range-address="'SINTEL_VMAF - present'.B32:'SINTEL_VMAF - present'.U32" chart:label-cell-address="'SINTEL_VMAF - present'.A32:'SINTEL_VMAF - present'.A32" chart:class="chart:scatter">
            <chart:domain table:cell-range-address="'SINTEL_VMAF - present'.B10:'SINTEL_VMAF - present'.U10"/>
            <chart:data-point chart:repeated="20"/>
          </chart:series>
          <chart:series chart:style-name="ch14" chart:values-cell-range-address="'SINTEL_VMAF - present'.B33:'SINTEL_VMAF - present'.U33" chart:label-cell-address="'SINTEL_VMAF - present'.A33:'SINTEL_VMAF - present'.A33" chart:class="chart:scatter">
            <chart:domain table:cell-range-address="'SINTEL_VMAF - present'.B11:'SINTEL_VMAF - present'.U11"/>
            <chart:data-point chart:repeated="20"/>
          </chart:series>
          <chart:series chart:style-name="ch15" chart:values-cell-range-address="'SINTEL_VMAF - present'.B34:'SINTEL_VMAF - present'.U34" chart:label-cell-address="'SINTEL_VMAF - present'.A34:'SINTEL_VMAF - present'.A34" chart:class="chart:scatter">
            <chart:domain table:cell-range-address="'SINTEL_VMAF - present'.B12:'SINTEL_VMAF - present'.U12"/>
            <chart:data-point chart:repeated="20"/>
          </chart:series>
          <chart:series chart:style-name="ch16" chart:values-cell-range-address="'SINTEL_VMAF - present'.B35:'SINTEL_VMAF - present'.U35" chart:label-cell-address="'SINTEL_VMAF - present'.A35:'SINTEL_VMAF - present'.A35" chart:class="chart:scatter">
            <chart:domain table:cell-range-address="'SINTEL_VMAF - present'.B13:'SINTEL_VMAF - present'.U13"/>
            <chart:data-point chart:repeated="20"/>
          </chart:series>
          <chart:series chart:style-name="ch17" chart:values-cell-range-address="'SINTEL_VMAF - present'.B36:'SINTEL_VMAF - present'.U36" chart:label-cell-address="'SINTEL_VMAF - present'.A36:'SINTEL_VMAF - present'.A36" chart:class="chart:scatter">
            <chart:domain table:cell-range-address="'SINTEL_VMAF - present'.B14:'SINTEL_VMAF - present'.U14"/>
            <chart:data-point chart:repeated="20"/>
          </chart:series>
          <chart:series chart:style-name="ch18" chart:values-cell-range-address="'SINTEL_VMAF - present'.B37:'SINTEL_VMAF - present'.U37" chart:label-cell-address="'SINTEL_VMAF - present'.A37:'SINTEL_VMAF - present'.A37" chart:class="chart:scatter">
            <chart:domain table:cell-range-address="'SINTEL_VMAF - present'.B15:'SINTEL_VMAF - present'.U15"/>
            <chart:data-point chart:repeated="20"/>
          </chart:series>
          <chart:series chart:style-name="ch19" chart:values-cell-range-address="'SINTEL_VMAF - present'.B38:'SINTEL_VMAF - present'.U38" chart:label-cell-address="'SINTEL_VMAF - present'.A38:'SINTEL_VMAF - present'.A38" chart:class="chart:scatter">
            <chart:domain table:cell-range-address="'SINTEL_VMAF - present'.B16:'SINTEL_VMAF - present'.U16"/>
            <chart:data-point chart:repeated="20"/>
          </chart:series>
          <chart:series chart:style-name="ch20" chart:values-cell-range-address="'SINTEL_VMAF - present'.B39:'SINTEL_VMAF - present'.U39" chart:label-cell-address="'SINTEL_VMAF - present'.A39:'SINTEL_VMAF - present'.A39" chart:class="chart:scatter">
            <chart:domain table:cell-range-address="'SINTEL_VMAF - present'.B17:'SINTEL_VMAF - present'.U17"/>
            <chart:data-point chart:repeated="20"/>
          </chart:series>
          <chart:series chart:style-name="ch21" chart:values-cell-range-address="'SINTEL_VMAF - present'.B40:'SINTEL_VMAF - present'.U40" chart:label-cell-address="'SINTEL_VMAF - present'.A40:'SINTEL_VMAF - present'.A40" chart:class="chart:scatter">
            <chart:domain table:cell-range-address="'SINTEL_VMAF - present'.B18:'SINTEL_VMAF - present'.U18"/>
            <chart:data-point chart:repeated="20"/>
          </chart:series>
          <chart:series chart:style-name="ch22" chart:values-cell-range-address="'SINTEL_VMAF - present'.B41:'SINTEL_VMAF - present'.U41" chart:label-cell-address="'SINTEL_VMAF - present'.A41:'SINTEL_VMAF - present'.A41" chart:class="chart:scatter">
            <chart:domain table:cell-range-address="'SINTEL_VMAF - present'.B19:'SINTEL_VMAF - present'.U19"/>
            <chart:data-point chart:repeated="20"/>
          </chart:series>
          <chart:series chart:style-name="ch23" chart:values-cell-range-address="'SINTEL_VMAF - present'.B42:'SINTEL_VMAF - present'.U42" chart:label-cell-address="'SINTEL_VMAF - present'.A42:'SINTEL_VMAF - present'.A42" chart:class="chart:scatter">
            <chart:domain table:cell-range-address="'SINTEL_VMAF - present'.B20:'SINTEL_VMAF - present'.U20"/>
            <chart:data-point chart:repeated="20"/>
          </chart:series>
          <chart:series chart:style-name="ch24" chart:values-cell-range-address="'SINTEL_VMAF - present'.B43:'SINTEL_VMAF - present'.U43" chart:label-cell-address="'SINTEL_VMAF - present'.A43:'SINTEL_VMAF - present'.A43" chart:class="chart:scatter">
            <chart:domain table:cell-range-address="'SINTEL_VMAF - present'.B21:'SINTEL_VMAF - present'.U21"/>
            <chart:data-point chart:repeated="20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09.2992">
                <text:p>809.2992</text:p>
                <draw:g>
                  <svg:desc>'SINTEL_VMAF - present'.B3:'SINTEL_VMAF - present'.U3</svg:desc>
                </draw:g>
              </table:table-cell>
              <table:table-cell office:value-type="float" office:value="778.9208">
                <text:p>778.9208</text:p>
              </table:table-cell>
              <table:table-cell office:value-type="float" office:value="775.1119">
                <text:p>775.1119</text:p>
              </table:table-cell>
              <table:table-cell office:value-type="float" office:value="764.9163">
                <text:p>764.9163</text:p>
              </table:table-cell>
              <table:table-cell office:value-type="float" office:value="757.2832">
                <text:p>757.2832</text:p>
              </table:table-cell>
              <table:table-cell office:value-type="float" office:value="752.9045">
                <text:p>752.9045</text:p>
              </table:table-cell>
              <table:table-cell office:value-type="float" office:value="759.2693">
                <text:p>759.2693</text:p>
              </table:table-cell>
              <table:table-cell office:value-type="float" office:value="751.8223">
                <text:p>751.8223</text:p>
              </table:table-cell>
              <table:table-cell office:value-type="float" office:value="754.9905">
                <text:p>754.9905</text:p>
              </table:table-cell>
              <table:table-cell office:value-type="float" office:value="751.8505">
                <text:p>751.8505</text:p>
              </table:table-cell>
              <table:table-cell office:value-type="float" office:value="759.9376">
                <text:p>759.9376</text:p>
              </table:table-cell>
              <table:table-cell office:value-type="float" office:value="773.9037">
                <text:p>773.9037</text:p>
              </table:table-cell>
              <table:table-cell office:value-type="float" office:value="820.1537">
                <text:p>820.1537</text:p>
              </table:table-cell>
              <table:table-cell office:value-type="float" office:value="826.0838">
                <text:p>826.0838</text:p>
              </table:table-cell>
              <table:table-cell office:value-type="float" office:value="844.9515">
                <text:p>844.9515</text:p>
              </table:table-cell>
              <table:table-cell office:value-type="float" office:value="861.5506">
                <text:p>861.5506</text:p>
              </table:table-cell>
              <table:table-cell office:value-type="float" office:value="863.4627">
                <text:p>863.4627</text:p>
              </table:table-cell>
              <table:table-cell office:value-type="float" office:value="887.5275">
                <text:p>887.5275</text:p>
              </table:table-cell>
              <table:table-cell office:value-type="float" office:value="905.1091">
                <text:p>905.1091</text:p>
              </table:table-cell>
              <table:table-cell office:value-type="float" office:value="932.8363">
                <text:p>932.8363</text:p>
              </table:table-cell>
            </table:table-row>
            <table:table-row>
              <table:table-cell office:value-type="string">
                <text:p>theora</text:p>
                <draw:g>
                  <svg:desc>'SINTEL_VMAF - present'.A25:'SINTEL_VMAF - present'.A25</svg:desc>
                </draw:g>
              </table:table-cell>
              <table:table-cell office:value-type="float" office:value="7.197393">
                <text:p>7.197393</text:p>
                <draw:g>
                  <svg:desc>'SINTEL_VMAF - present'.B25:'SINTEL_VMAF - present'.U25</svg:desc>
                </draw:g>
              </table:table-cell>
              <table:table-cell office:value-type="float" office:value="10.113565">
                <text:p>10.113565</text:p>
              </table:table-cell>
              <table:table-cell office:value-type="float" office:value="NaN">
                <text:p>NaN</text:p>
              </table:table-cell>
              <table:table-cell office:value-type="float" office:value="18.537382">
                <text:p>18.537382</text:p>
              </table:table-cell>
              <table:table-cell office:value-type="float" office:value="22.396789">
                <text:p>22.396789</text:p>
              </table:table-cell>
              <table:table-cell office:value-type="float" office:value="26.941745">
                <text:p>26.941745</text:p>
              </table:table-cell>
              <table:table-cell office:value-type="float" office:value="35.937162">
                <text:p>35.937162</text:p>
              </table:table-cell>
              <table:table-cell office:value-type="float" office:value="41.520157">
                <text:p>41.520157</text:p>
              </table:table-cell>
              <table:table-cell office:value-type="float" office:value="45.553875">
                <text:p>45.553875</text:p>
              </table:table-cell>
              <table:table-cell office:value-type="float" office:value="50.531128">
                <text:p>50.531128</text:p>
              </table:table-cell>
              <table:table-cell office:value-type="float" office:value="62.125333">
                <text:p>62.125333</text:p>
              </table:table-cell>
              <table:table-cell office:value-type="float" office:value="69.54896">
                <text:p>69.54896</text:p>
              </table:table-cell>
              <table:table-cell office:value-type="float" office:value="74.242597">
                <text:p>74.242597</text:p>
              </table:table-cell>
              <table:table-cell office:value-type="float" office:value="77.927327">
                <text:p>77.927327</text:p>
              </table:table-cell>
              <table:table-cell office:value-type="float" office:value="80.763247">
                <text:p>80.763247</text:p>
              </table:table-cell>
              <table:table-cell office:value-type="float" office:value="83.071289">
                <text:p>83.071289</text:p>
              </table:table-cell>
              <table:table-cell office:value-type="float" office:value="85.175941">
                <text:p>85.175941</text:p>
              </table:table-cell>
              <table:table-cell office:value-type="float" office:value="87.106851">
                <text:p>87.106851</text:p>
              </table:table-cell>
              <table:table-cell office:value-type="float" office:value="88.703869">
                <text:p>88.703869</text:p>
              </table:table-cell>
              <table:table-cell office:value-type="float" office:value="90.125671">
                <text:p>90.125671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97.0014">
                <text:p>97.0014</text:p>
                <draw:g>
                  <svg:desc>'SINTEL_VMAF - present'.B4:'SINTEL_VMAF - present'.U4</svg:desc>
                </draw:g>
              </table:table-cell>
              <table:table-cell office:value-type="float" office:value="74.3195">
                <text:p>74.3195</text:p>
              </table:table-cell>
              <table:table-cell office:value-type="float" office:value="59.1833">
                <text:p>59.1833</text:p>
              </table:table-cell>
              <table:table-cell office:value-type="float" office:value="59.2154">
                <text:p>59.2154</text:p>
              </table:table-cell>
              <table:table-cell office:value-type="float" office:value="59.009">
                <text:p>59.009</text:p>
              </table:table-cell>
              <table:table-cell office:value-type="float" office:value="59.1468">
                <text:p>59.1468</text:p>
              </table:table-cell>
              <table:table-cell office:value-type="float" office:value="59.8001">
                <text:p>59.8001</text:p>
              </table:table-cell>
              <table:table-cell office:value-type="float" office:value="60.1283">
                <text:p>60.1283</text:p>
              </table:table-cell>
              <table:table-cell office:value-type="float" office:value="60.4694">
                <text:p>60.4694</text:p>
              </table:table-cell>
              <table:table-cell office:value-type="float" office:value="75.8689">
                <text:p>75.8689</text:p>
              </table:table-cell>
              <table:table-cell office:value-type="float" office:value="76.3921">
                <text:p>76.3921</text:p>
              </table:table-cell>
              <table:table-cell office:value-type="float" office:value="76.3804">
                <text:p>76.3804</text:p>
              </table:table-cell>
              <table:table-cell office:value-type="float" office:value="76.7948">
                <text:p>76.7948</text:p>
              </table:table-cell>
              <table:table-cell office:value-type="float" office:value="76.5755">
                <text:p>76.5755</text:p>
              </table:table-cell>
              <table:table-cell office:value-type="float" office:value="76.9967">
                <text:p>76.9967</text:p>
              </table:table-cell>
              <table:table-cell office:value-type="float" office:value="77.0845">
                <text:p>77.0845</text:p>
              </table:table-cell>
              <table:table-cell office:value-type="float" office:value="77.097">
                <text:p>77.097</text:p>
              </table:table-cell>
              <table:table-cell office:value-type="float" office:value="77.1483">
                <text:p>77.1483</text:p>
              </table:table-cell>
              <table:table-cell office:value-type="float" office:value="77.2006">
                <text:p>77.2006</text:p>
              </table:table-cell>
              <table:table-cell office:value-type="float" office:value="77.6958">
                <text:p>77.6958</text:p>
              </table:table-cell>
            </table:table-row>
            <table:table-row>
              <table:table-cell office:value-type="string">
                <text:p>x264 ultrafast</text:p>
                <draw:g>
                  <svg:desc>'SINTEL_VMAF - present'.A26:'SINTEL_VMAF - present'.A26</svg:desc>
                </draw:g>
              </table:table-cell>
              <table:table-cell office:value-type="float" office:value="3.916689">
                <text:p>3.916689</text:p>
                <draw:g>
                  <svg:desc>'SINTEL_VMAF - present'.B26:'SINTEL_VMAF - present'.U26</svg:desc>
                </draw:g>
              </table:table-cell>
              <table:table-cell office:value-type="float" office:value="9.821837">
                <text:p>9.821837</text:p>
              </table:table-cell>
              <table:table-cell office:value-type="float" office:value="16.791721">
                <text:p>16.791721</text:p>
              </table:table-cell>
              <table:table-cell office:value-type="float" office:value="25.631735">
                <text:p>25.631735</text:p>
              </table:table-cell>
              <table:table-cell office:value-type="float" office:value="32.947937">
                <text:p>32.947937</text:p>
              </table:table-cell>
              <table:table-cell office:value-type="float" office:value="42.079703">
                <text:p>42.079703</text:p>
              </table:table-cell>
              <table:table-cell office:value-type="float" office:value="50.760281">
                <text:p>50.760281</text:p>
              </table:table-cell>
              <table:table-cell office:value-type="float" office:value="56.559097">
                <text:p>56.559097</text:p>
              </table:table-cell>
              <table:table-cell office:value-type="float" office:value="61.734454">
                <text:p>61.734454</text:p>
              </table:table-cell>
              <table:table-cell office:value-type="float" office:value="65.730607">
                <text:p>65.730607</text:p>
              </table:table-cell>
              <table:table-cell office:value-type="float" office:value="71.906055">
                <text:p>71.906055</text:p>
              </table:table-cell>
              <table:table-cell office:value-type="float" office:value="76.573269">
                <text:p>76.573269</text:p>
              </table:table-cell>
              <table:table-cell office:value-type="float" office:value="80.068423">
                <text:p>80.068423</text:p>
              </table:table-cell>
              <table:table-cell office:value-type="float" office:value="82.927129">
                <text:p>82.927129</text:p>
              </table:table-cell>
              <table:table-cell office:value-type="float" office:value="85.200712">
                <text:p>85.200712</text:p>
              </table:table-cell>
              <table:table-cell office:value-type="float" office:value="87.029311">
                <text:p>87.029311</text:p>
              </table:table-cell>
              <table:table-cell office:value-type="float" office:value="88.560916">
                <text:p>88.560916</text:p>
              </table:table-cell>
              <table:table-cell office:value-type="float" office:value="89.976629">
                <text:p>89.976629</text:p>
              </table:table-cell>
              <table:table-cell office:value-type="float" office:value="91.12495">
                <text:p>91.12495</text:p>
              </table:table-cell>
              <table:table-cell office:value-type="float" office:value="92.030611">
                <text:p>92.030611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55.0763">
                <text:p>155.0763</text:p>
                <draw:g>
                  <svg:desc>'SINTEL_VMAF - present'.B5:'SINTEL_VMAF - present'.U5</svg:desc>
                </draw:g>
              </table:table-cell>
              <table:table-cell office:value-type="float" office:value="159.9346">
                <text:p>159.9346</text:p>
              </table:table-cell>
              <table:table-cell office:value-type="float" office:value="163.7141">
                <text:p>163.7141</text:p>
              </table:table-cell>
              <table:table-cell office:value-type="float" office:value="166.559">
                <text:p>166.559</text:p>
              </table:table-cell>
              <table:table-cell office:value-type="float" office:value="169.3168">
                <text:p>169.3168</text:p>
              </table:table-cell>
              <table:table-cell office:value-type="float" office:value="171.8611">
                <text:p>171.8611</text:p>
              </table:table-cell>
              <table:table-cell office:value-type="float" office:value="174.3066">
                <text:p>174.3066</text:p>
              </table:table-cell>
              <table:table-cell office:value-type="float" office:value="176.6638">
                <text:p>176.6638</text:p>
              </table:table-cell>
              <table:table-cell office:value-type="float" office:value="179.0775">
                <text:p>179.0775</text:p>
              </table:table-cell>
              <table:table-cell office:value-type="float" office:value="181.0088">
                <text:p>181.0088</text:p>
              </table:table-cell>
              <table:table-cell office:value-type="float" office:value="184.727">
                <text:p>184.727</text:p>
              </table:table-cell>
              <table:table-cell office:value-type="float" office:value="188.6204">
                <text:p>188.6204</text:p>
              </table:table-cell>
              <table:table-cell office:value-type="float" office:value="191.8035">
                <text:p>191.8035</text:p>
              </table:table-cell>
              <table:table-cell office:value-type="float" office:value="194.5537">
                <text:p>194.5537</text:p>
              </table:table-cell>
              <table:table-cell office:value-type="float" office:value="197.1712">
                <text:p>197.1712</text:p>
              </table:table-cell>
              <table:table-cell office:value-type="float" office:value="199.7882">
                <text:p>199.7882</text:p>
              </table:table-cell>
              <table:table-cell office:value-type="float" office:value="202.3594">
                <text:p>202.3594</text:p>
              </table:table-cell>
              <table:table-cell office:value-type="float" office:value="204.6245">
                <text:p>204.6245</text:p>
              </table:table-cell>
              <table:table-cell office:value-type="float" office:value="206.5529">
                <text:p>206.5529</text:p>
              </table:table-cell>
              <table:table-cell office:value-type="float" office:value="209.2232">
                <text:p>209.2232</text:p>
              </table:table-cell>
            </table:table-row>
            <table:table-row>
              <table:table-cell office:value-type="string">
                <text:p>x264 superfast</text:p>
                <draw:g>
                  <svg:desc>'SINTEL_VMAF - present'.A27:'SINTEL_VMAF - present'.A27</svg:desc>
                </draw:g>
              </table:table-cell>
              <table:table-cell office:value-type="float" office:value="5.743602">
                <text:p>5.743602</text:p>
                <draw:g>
                  <svg:desc>'SINTEL_VMAF - present'.B27:'SINTEL_VMAF - present'.U27</svg:desc>
                </draw:g>
              </table:table-cell>
              <table:table-cell office:value-type="float" office:value="11.23849">
                <text:p>11.23849</text:p>
              </table:table-cell>
              <table:table-cell office:value-type="float" office:value="16.068857">
                <text:p>16.068857</text:p>
              </table:table-cell>
              <table:table-cell office:value-type="float" office:value="20.599991">
                <text:p>20.599991</text:p>
              </table:table-cell>
              <table:table-cell office:value-type="float" office:value="28.85025">
                <text:p>28.85025</text:p>
              </table:table-cell>
              <table:table-cell office:value-type="float" office:value="37.647485">
                <text:p>37.647485</text:p>
              </table:table-cell>
              <table:table-cell office:value-type="float" office:value="45.219671">
                <text:p>45.219671</text:p>
              </table:table-cell>
              <table:table-cell office:value-type="float" office:value="51.58205">
                <text:p>51.58205</text:p>
              </table:table-cell>
              <table:table-cell office:value-type="float" office:value="56.65923">
                <text:p>56.65923</text:p>
              </table:table-cell>
              <table:table-cell office:value-type="float" office:value="61.008826">
                <text:p>61.008826</text:p>
              </table:table-cell>
              <table:table-cell office:value-type="float" office:value="67.504717">
                <text:p>67.504717</text:p>
              </table:table-cell>
              <table:table-cell office:value-type="float" office:value="72.421093">
                <text:p>72.421093</text:p>
              </table:table-cell>
              <table:table-cell office:value-type="float" office:value="76.337789">
                <text:p>76.337789</text:p>
              </table:table-cell>
              <table:table-cell office:value-type="float" office:value="79.450757">
                <text:p>79.450757</text:p>
              </table:table-cell>
              <table:table-cell office:value-type="float" office:value="81.998893">
                <text:p>81.998893</text:p>
              </table:table-cell>
              <table:table-cell office:value-type="float" office:value="84.094031">
                <text:p>84.094031</text:p>
              </table:table-cell>
              <table:table-cell office:value-type="float" office:value="85.873063">
                <text:p>85.873063</text:p>
              </table:table-cell>
              <table:table-cell office:value-type="float" office:value="87.388522">
                <text:p>87.388522</text:p>
              </table:table-cell>
              <table:table-cell office:value-type="float" office:value="88.690801">
                <text:p>88.690801</text:p>
              </table:table-cell>
              <table:table-cell office:value-type="float" office:value="89.823461">
                <text:p>89.823461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38.6367">
                <text:p>238.6367</text:p>
                <draw:g>
                  <svg:desc>'SINTEL_VMAF - present'.B6:'SINTEL_VMAF - present'.U6</svg:desc>
                </draw:g>
              </table:table-cell>
              <table:table-cell office:value-type="float" office:value="255.8101">
                <text:p>255.8101</text:p>
              </table:table-cell>
              <table:table-cell office:value-type="float" office:value="268.5148">
                <text:p>268.5148</text:p>
              </table:table-cell>
              <table:table-cell office:value-type="float" office:value="285.9714">
                <text:p>285.9714</text:p>
              </table:table-cell>
              <table:table-cell office:value-type="float" office:value="277.7141">
                <text:p>277.7141</text:p>
              </table:table-cell>
              <table:table-cell office:value-type="float" office:value="283.8331">
                <text:p>283.8331</text:p>
              </table:table-cell>
              <table:table-cell office:value-type="float" office:value="287.4837">
                <text:p>287.4837</text:p>
              </table:table-cell>
              <table:table-cell office:value-type="float" office:value="291.7039">
                <text:p>291.7039</text:p>
              </table:table-cell>
              <table:table-cell office:value-type="float" office:value="299.7228">
                <text:p>299.7228</text:p>
              </table:table-cell>
              <table:table-cell office:value-type="float" office:value="306.18">
                <text:p>306.18</text:p>
              </table:table-cell>
              <table:table-cell office:value-type="float" office:value="305.6957">
                <text:p>305.6957</text:p>
              </table:table-cell>
              <table:table-cell office:value-type="float" office:value="321.3399">
                <text:p>321.3399</text:p>
              </table:table-cell>
              <table:table-cell office:value-type="float" office:value="327.4343">
                <text:p>327.4343</text:p>
              </table:table-cell>
              <table:table-cell office:value-type="float" office:value="348.5611">
                <text:p>348.5611</text:p>
              </table:table-cell>
              <table:table-cell office:value-type="float" office:value="348.581">
                <text:p>348.581</text:p>
              </table:table-cell>
              <table:table-cell office:value-type="float" office:value="364.8719">
                <text:p>364.8719</text:p>
              </table:table-cell>
              <table:table-cell office:value-type="float" office:value="372.1806">
                <text:p>372.1806</text:p>
              </table:table-cell>
              <table:table-cell office:value-type="float" office:value="366.812">
                <text:p>366.812</text:p>
              </table:table-cell>
              <table:table-cell office:value-type="float" office:value="388.0257">
                <text:p>388.0257</text:p>
              </table:table-cell>
              <table:table-cell office:value-type="float" office:value="384.7352">
                <text:p>384.7352</text:p>
              </table:table-cell>
            </table:table-row>
            <table:table-row>
              <table:table-cell office:value-type="string">
                <text:p>x264 veryfast</text:p>
                <draw:g>
                  <svg:desc>'SINTEL_VMAF - present'.A28:'SINTEL_VMAF - present'.A28</svg:desc>
                </draw:g>
              </table:table-cell>
              <table:table-cell office:value-type="float" office:value="6.239455">
                <text:p>6.239455</text:p>
                <draw:g>
                  <svg:desc>'SINTEL_VMAF - present'.B28:'SINTEL_VMAF - present'.U28</svg:desc>
                </draw:g>
              </table:table-cell>
              <table:table-cell office:value-type="float" office:value="11.655542">
                <text:p>11.655542</text:p>
              </table:table-cell>
              <table:table-cell office:value-type="float" office:value="18.982242">
                <text:p>18.982242</text:p>
              </table:table-cell>
              <table:table-cell office:value-type="float" office:value="24.932308">
                <text:p>24.932308</text:p>
              </table:table-cell>
              <table:table-cell office:value-type="float" office:value="33.154852">
                <text:p>33.154852</text:p>
              </table:table-cell>
              <table:table-cell office:value-type="float" office:value="42.356473">
                <text:p>42.356473</text:p>
              </table:table-cell>
              <table:table-cell office:value-type="float" office:value="49.843226">
                <text:p>49.843226</text:p>
              </table:table-cell>
              <table:table-cell office:value-type="float" office:value="55.822527">
                <text:p>55.822527</text:p>
              </table:table-cell>
              <table:table-cell office:value-type="float" office:value="60.511415">
                <text:p>60.511415</text:p>
              </table:table-cell>
              <table:table-cell office:value-type="float" office:value="64.63162">
                <text:p>64.63162</text:p>
              </table:table-cell>
              <table:table-cell office:value-type="float" office:value="70.54196">
                <text:p>70.54196</text:p>
              </table:table-cell>
              <table:table-cell office:value-type="float" office:value="75.042143">
                <text:p>75.042143</text:p>
              </table:table-cell>
              <table:table-cell office:value-type="float" office:value="78.429057">
                <text:p>78.429057</text:p>
              </table:table-cell>
              <table:table-cell office:value-type="float" office:value="81.204835">
                <text:p>81.204835</text:p>
              </table:table-cell>
              <table:table-cell office:value-type="float" office:value="83.432427">
                <text:p>83.432427</text:p>
              </table:table-cell>
              <table:table-cell office:value-type="float" office:value="85.243488">
                <text:p>85.243488</text:p>
              </table:table-cell>
              <table:table-cell office:value-type="float" office:value="86.734593">
                <text:p>86.734593</text:p>
              </table:table-cell>
              <table:table-cell office:value-type="float" office:value="88.052894">
                <text:p>88.052894</text:p>
              </table:table-cell>
              <table:table-cell office:value-type="float" office:value="89.190807">
                <text:p>89.190807</text:p>
              </table:table-cell>
              <table:table-cell office:value-type="float" office:value="90.161113">
                <text:p>90.161113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402.4933">
                <text:p>402.4933</text:p>
                <draw:g>
                  <svg:desc>'SINTEL_VMAF - present'.B7:'SINTEL_VMAF - present'.U7</svg:desc>
                </draw:g>
              </table:table-cell>
              <table:table-cell office:value-type="float" office:value="391.5707">
                <text:p>391.5707</text:p>
              </table:table-cell>
              <table:table-cell office:value-type="float" office:value="412.1679">
                <text:p>412.1679</text:p>
              </table:table-cell>
              <table:table-cell office:value-type="float" office:value="428.423">
                <text:p>428.423</text:p>
              </table:table-cell>
              <table:table-cell office:value-type="float" office:value="433.4328">
                <text:p>433.4328</text:p>
              </table:table-cell>
              <table:table-cell office:value-type="float" office:value="453.8971">
                <text:p>453.8971</text:p>
              </table:table-cell>
              <table:table-cell office:value-type="float" office:value="475.095">
                <text:p>475.095</text:p>
              </table:table-cell>
              <table:table-cell office:value-type="float" office:value="477.2504">
                <text:p>477.2504</text:p>
              </table:table-cell>
              <table:table-cell office:value-type="float" office:value="489.6038">
                <text:p>489.6038</text:p>
              </table:table-cell>
              <table:table-cell office:value-type="float" office:value="510.4046">
                <text:p>510.4046</text:p>
              </table:table-cell>
              <table:table-cell office:value-type="float" office:value="525.786">
                <text:p>525.786</text:p>
              </table:table-cell>
              <table:table-cell office:value-type="float" office:value="531.9787">
                <text:p>531.9787</text:p>
              </table:table-cell>
              <table:table-cell office:value-type="float" office:value="561.285">
                <text:p>561.285</text:p>
              </table:table-cell>
              <table:table-cell office:value-type="float" office:value="562.8406">
                <text:p>562.8406</text:p>
              </table:table-cell>
              <table:table-cell office:value-type="float" office:value="577.9605">
                <text:p>577.9605</text:p>
              </table:table-cell>
              <table:table-cell office:value-type="float" office:value="600.4718">
                <text:p>600.4718</text:p>
              </table:table-cell>
              <table:table-cell office:value-type="float" office:value="604.7589">
                <text:p>604.7589</text:p>
              </table:table-cell>
              <table:table-cell office:value-type="float" office:value="606.7552">
                <text:p>606.7552</text:p>
              </table:table-cell>
              <table:table-cell office:value-type="float" office:value="622.137">
                <text:p>622.137</text:p>
              </table:table-cell>
              <table:table-cell office:value-type="float" office:value="631.8614">
                <text:p>631.8614</text:p>
              </table:table-cell>
            </table:table-row>
            <table:table-row>
              <table:table-cell office:value-type="string">
                <text:p>x264 faster</text:p>
                <draw:g>
                  <svg:desc>'SINTEL_VMAF - present'.A29:'SINTEL_VMAF - present'.A29</svg:desc>
                </draw:g>
              </table:table-cell>
              <table:table-cell office:value-type="float" office:value="4.252595">
                <text:p>4.252595</text:p>
                <draw:g>
                  <svg:desc>'SINTEL_VMAF - present'.B29:'SINTEL_VMAF - present'.U29</svg:desc>
                </draw:g>
              </table:table-cell>
              <table:table-cell office:value-type="float" office:value="4.774041">
                <text:p>4.774041</text:p>
              </table:table-cell>
              <table:table-cell office:value-type="float" office:value="12.626504">
                <text:p>12.626504</text:p>
              </table:table-cell>
              <table:table-cell office:value-type="float" office:value="23.65856">
                <text:p>23.65856</text:p>
              </table:table-cell>
              <table:table-cell office:value-type="float" office:value="32.198076">
                <text:p>32.198076</text:p>
              </table:table-cell>
              <table:table-cell office:value-type="float" office:value="38.51783">
                <text:p>38.51783</text:p>
              </table:table-cell>
              <table:table-cell office:value-type="float" office:value="44.966768">
                <text:p>44.966768</text:p>
              </table:table-cell>
              <table:table-cell office:value-type="float" office:value="51.506755">
                <text:p>51.506755</text:p>
              </table:table-cell>
              <table:table-cell office:value-type="float" office:value="58.231907">
                <text:p>58.231907</text:p>
              </table:table-cell>
              <table:table-cell office:value-type="float" office:value="63.691693">
                <text:p>63.691693</text:p>
              </table:table-cell>
              <table:table-cell office:value-type="float" office:value="71.666637">
                <text:p>71.666637</text:p>
              </table:table-cell>
              <table:table-cell office:value-type="float" office:value="77.287749">
                <text:p>77.287749</text:p>
              </table:table-cell>
              <table:table-cell office:value-type="float" office:value="81.311363">
                <text:p>81.311363</text:p>
              </table:table-cell>
              <table:table-cell office:value-type="float" office:value="84.364197">
                <text:p>84.364197</text:p>
              </table:table-cell>
              <table:table-cell office:value-type="float" office:value="86.791445">
                <text:p>86.791445</text:p>
              </table:table-cell>
              <table:table-cell office:value-type="float" office:value="88.652768">
                <text:p>88.652768</text:p>
              </table:table-cell>
              <table:table-cell office:value-type="float" office:value="90.217293">
                <text:p>90.217293</text:p>
              </table:table-cell>
              <table:table-cell office:value-type="float" office:value="91.439209">
                <text:p>91.439209</text:p>
              </table:table-cell>
              <table:table-cell office:value-type="float" office:value="92.464667">
                <text:p>92.464667</text:p>
              </table:table-cell>
              <table:table-cell office:value-type="float" office:value="93.386702">
                <text:p>93.386702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443.1851">
                <text:p>443.1851</text:p>
                <draw:g>
                  <svg:desc>'SINTEL_VMAF - present'.B8:'SINTEL_VMAF - present'.U8</svg:desc>
                </draw:g>
              </table:table-cell>
              <table:table-cell office:value-type="float" office:value="446.0285">
                <text:p>446.0285</text:p>
              </table:table-cell>
              <table:table-cell office:value-type="float" office:value="483.2757">
                <text:p>483.2757</text:p>
              </table:table-cell>
              <table:table-cell office:value-type="float" office:value="500.6834">
                <text:p>500.6834</text:p>
              </table:table-cell>
              <table:table-cell office:value-type="float" office:value="519.7994">
                <text:p>519.7994</text:p>
              </table:table-cell>
              <table:table-cell office:value-type="float" office:value="541.1486">
                <text:p>541.1486</text:p>
              </table:table-cell>
              <table:table-cell office:value-type="float" office:value="563.405">
                <text:p>563.405</text:p>
              </table:table-cell>
              <table:table-cell office:value-type="float" office:value="586.866">
                <text:p>586.866</text:p>
              </table:table-cell>
              <table:table-cell office:value-type="float" office:value="593.7697">
                <text:p>593.7697</text:p>
              </table:table-cell>
              <table:table-cell office:value-type="float" office:value="610.7256">
                <text:p>610.7256</text:p>
              </table:table-cell>
              <table:table-cell office:value-type="float" office:value="639.7449">
                <text:p>639.7449</text:p>
              </table:table-cell>
              <table:table-cell office:value-type="float" office:value="657.2899">
                <text:p>657.2899</text:p>
              </table:table-cell>
              <table:table-cell office:value-type="float" office:value="694.6745">
                <text:p>694.6745</text:p>
              </table:table-cell>
              <table:table-cell office:value-type="float" office:value="705.7693">
                <text:p>705.7693</text:p>
              </table:table-cell>
              <table:table-cell office:value-type="float" office:value="737.7424">
                <text:p>737.7424</text:p>
              </table:table-cell>
              <table:table-cell office:value-type="float" office:value="752.0216">
                <text:p>752.0216</text:p>
              </table:table-cell>
              <table:table-cell office:value-type="float" office:value="789.7448">
                <text:p>789.7448</text:p>
              </table:table-cell>
              <table:table-cell office:value-type="float" office:value="814.6339">
                <text:p>814.6339</text:p>
              </table:table-cell>
              <table:table-cell office:value-type="float" office:value="816.8235">
                <text:p>816.8235</text:p>
              </table:table-cell>
              <table:table-cell office:value-type="float" office:value="871.2276">
                <text:p>871.2276</text:p>
              </table:table-cell>
            </table:table-row>
            <table:table-row>
              <table:table-cell office:value-type="string">
                <text:p>x264 fast</text:p>
                <draw:g>
                  <svg:desc>'SINTEL_VMAF - present'.A30:'SINTEL_VMAF - present'.A30</svg:desc>
                </draw:g>
              </table:table-cell>
              <table:table-cell office:value-type="float" office:value="3.428616">
                <text:p>3.428616</text:p>
                <draw:g>
                  <svg:desc>'SINTEL_VMAF - present'.B30:'SINTEL_VMAF - present'.U30</svg:desc>
                </draw:g>
              </table:table-cell>
              <table:table-cell office:value-type="float" office:value="4.080859">
                <text:p>4.080859</text:p>
              </table:table-cell>
              <table:table-cell office:value-type="float" office:value="12.340449">
                <text:p>12.340449</text:p>
              </table:table-cell>
              <table:table-cell office:value-type="float" office:value="26.732646">
                <text:p>26.732646</text:p>
              </table:table-cell>
              <table:table-cell office:value-type="float" office:value="37.5913">
                <text:p>37.5913</text:p>
              </table:table-cell>
              <table:table-cell office:value-type="float" office:value="45.766821">
                <text:p>45.766821</text:p>
              </table:table-cell>
              <table:table-cell office:value-type="float" office:value="53.042869">
                <text:p>53.042869</text:p>
              </table:table-cell>
              <table:table-cell office:value-type="float" office:value="59.293359">
                <text:p>59.293359</text:p>
              </table:table-cell>
              <table:table-cell office:value-type="float" office:value="64.462497">
                <text:p>64.462497</text:p>
              </table:table-cell>
              <table:table-cell office:value-type="float" office:value="68.875404">
                <text:p>68.875404</text:p>
              </table:table-cell>
              <table:table-cell office:value-type="float" office:value="75.239222">
                <text:p>75.239222</text:p>
              </table:table-cell>
              <table:table-cell office:value-type="float" office:value="79.757863">
                <text:p>79.757863</text:p>
              </table:table-cell>
              <table:table-cell office:value-type="float" office:value="83.168342">
                <text:p>83.168342</text:p>
              </table:table-cell>
              <table:table-cell office:value-type="float" office:value="85.748294">
                <text:p>85.748294</text:p>
              </table:table-cell>
              <table:table-cell office:value-type="float" office:value="87.815709">
                <text:p>87.815709</text:p>
              </table:table-cell>
              <table:table-cell office:value-type="float" office:value="89.487168">
                <text:p>89.487168</text:p>
              </table:table-cell>
              <table:table-cell office:value-type="float" office:value="90.873627">
                <text:p>90.873627</text:p>
              </table:table-cell>
              <table:table-cell office:value-type="float" office:value="91.969589">
                <text:p>91.969589</text:p>
              </table:table-cell>
              <table:table-cell office:value-type="float" office:value="92.924112">
                <text:p>92.924112</text:p>
              </table:table-cell>
              <table:table-cell office:value-type="float" office:value="93.752367">
                <text:p>93.752367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432.8088">
                <text:p>432.8088</text:p>
                <draw:g>
                  <svg:desc>'SINTEL_VMAF - present'.B9:'SINTEL_VMAF - present'.U9</svg:desc>
                </draw:g>
              </table:table-cell>
              <table:table-cell office:value-type="float" office:value="469.9875">
                <text:p>469.9875</text:p>
              </table:table-cell>
              <table:table-cell office:value-type="float" office:value="554.1546">
                <text:p>554.1546</text:p>
              </table:table-cell>
              <table:table-cell office:value-type="float" office:value="586.3686">
                <text:p>586.3686</text:p>
              </table:table-cell>
              <table:table-cell office:value-type="float" office:value="626.2968">
                <text:p>626.2968</text:p>
              </table:table-cell>
              <table:table-cell office:value-type="float" office:value="648.1357">
                <text:p>648.1357</text:p>
              </table:table-cell>
              <table:table-cell office:value-type="float" office:value="671.6605">
                <text:p>671.6605</text:p>
              </table:table-cell>
              <table:table-cell office:value-type="float" office:value="679.8076">
                <text:p>679.8076</text:p>
              </table:table-cell>
              <table:table-cell office:value-type="float" office:value="714.0094">
                <text:p>714.0094</text:p>
              </table:table-cell>
              <table:table-cell office:value-type="float" office:value="730.018">
                <text:p>730.018</text:p>
              </table:table-cell>
              <table:table-cell office:value-type="float" office:value="776.0633">
                <text:p>776.0633</text:p>
              </table:table-cell>
              <table:table-cell office:value-type="float" office:value="811.9906">
                <text:p>811.9906</text:p>
              </table:table-cell>
              <table:table-cell office:value-type="float" office:value="848.0526">
                <text:p>848.0526</text:p>
              </table:table-cell>
              <table:table-cell office:value-type="float" office:value="870.775">
                <text:p>870.775</text:p>
              </table:table-cell>
              <table:table-cell office:value-type="float" office:value="915.6785">
                <text:p>915.6785</text:p>
              </table:table-cell>
              <table:table-cell office:value-type="float" office:value="943.6264">
                <text:p>943.6264</text:p>
              </table:table-cell>
              <table:table-cell office:value-type="float" office:value="972.2362">
                <text:p>972.2362</text:p>
              </table:table-cell>
              <table:table-cell office:value-type="float" office:value="982.372">
                <text:p>982.372</text:p>
              </table:table-cell>
              <table:table-cell office:value-type="float" office:value="1024.8715">
                <text:p>1024.8715</text:p>
              </table:table-cell>
              <table:table-cell office:value-type="float" office:value="1043.3347">
                <text:p>1043.3347</text:p>
              </table:table-cell>
            </table:table-row>
            <table:table-row>
              <table:table-cell office:value-type="string">
                <text:p>x264 medium</text:p>
                <draw:g>
                  <svg:desc>'SINTEL_VMAF - present'.A31:'SINTEL_VMAF - present'.A31</svg:desc>
                </draw:g>
              </table:table-cell>
              <table:table-cell office:value-type="float" office:value="3.749009">
                <text:p>3.749009</text:p>
                <draw:g>
                  <svg:desc>'SINTEL_VMAF - present'.B31:'SINTEL_VMAF - present'.U31</svg:desc>
                </draw:g>
              </table:table-cell>
              <table:table-cell office:value-type="float" office:value="5.78553">
                <text:p>5.78553</text:p>
              </table:table-cell>
              <table:table-cell office:value-type="float" office:value="18.035441">
                <text:p>18.035441</text:p>
              </table:table-cell>
              <table:table-cell office:value-type="float" office:value="31.80344">
                <text:p>31.80344</text:p>
              </table:table-cell>
              <table:table-cell office:value-type="float" office:value="41.21104">
                <text:p>41.21104</text:p>
              </table:table-cell>
              <table:table-cell office:value-type="float" office:value="49.229495">
                <text:p>49.229495</text:p>
              </table:table-cell>
              <table:table-cell office:value-type="float" office:value="56.325706">
                <text:p>56.325706</text:p>
              </table:table-cell>
              <table:table-cell office:value-type="float" office:value="62.244742">
                <text:p>62.244742</text:p>
              </table:table-cell>
              <table:table-cell office:value-type="float" office:value="66.90757">
                <text:p>66.90757</text:p>
              </table:table-cell>
              <table:table-cell office:value-type="float" office:value="70.872691">
                <text:p>70.872691</text:p>
              </table:table-cell>
              <table:table-cell office:value-type="float" office:value="76.686158">
                <text:p>76.686158</text:p>
              </table:table-cell>
              <table:table-cell office:value-type="float" office:value="80.913109">
                <text:p>80.913109</text:p>
              </table:table-cell>
              <table:table-cell office:value-type="float" office:value="84.125606">
                <text:p>84.125606</text:p>
              </table:table-cell>
              <table:table-cell office:value-type="float" office:value="86.594745">
                <text:p>86.594745</text:p>
              </table:table-cell>
              <table:table-cell office:value-type="float" office:value="88.519028">
                <text:p>88.519028</text:p>
              </table:table-cell>
              <table:table-cell office:value-type="float" office:value="90.106594">
                <text:p>90.106594</text:p>
              </table:table-cell>
              <table:table-cell office:value-type="float" office:value="91.390317">
                <text:p>91.390317</text:p>
              </table:table-cell>
              <table:table-cell office:value-type="float" office:value="92.482808">
                <text:p>92.482808</text:p>
              </table:table-cell>
              <table:table-cell office:value-type="float" office:value="93.379104">
                <text:p>93.379104</text:p>
              </table:table-cell>
              <table:table-cell office:value-type="float" office:value="94.156508">
                <text:p>94.156508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518.3521">
                <text:p>518.3521</text:p>
                <draw:g>
                  <svg:desc>'SINTEL_VMAF - present'.B10:'SINTEL_VMAF - present'.U10</svg:desc>
                </draw:g>
              </table:table-cell>
              <table:table-cell office:value-type="float" office:value="558.2832">
                <text:p>558.2832</text:p>
              </table:table-cell>
              <table:table-cell office:value-type="float" office:value="677.2329">
                <text:p>677.2329</text:p>
              </table:table-cell>
              <table:table-cell office:value-type="float" office:value="727.6621">
                <text:p>727.6621</text:p>
              </table:table-cell>
              <table:table-cell office:value-type="float" office:value="790.8682">
                <text:p>790.8682</text:p>
              </table:table-cell>
              <table:table-cell office:value-type="float" office:value="841.3521">
                <text:p>841.3521</text:p>
              </table:table-cell>
              <table:table-cell office:value-type="float" office:value="879.8817">
                <text:p>879.8817</text:p>
              </table:table-cell>
              <table:table-cell office:value-type="float" office:value="929.9367">
                <text:p>929.9367</text:p>
              </table:table-cell>
              <table:table-cell office:value-type="float" office:value="962.9444">
                <text:p>962.9444</text:p>
              </table:table-cell>
              <table:table-cell office:value-type="float" office:value="1013.2521">
                <text:p>1013.2521</text:p>
              </table:table-cell>
              <table:table-cell office:value-type="float" office:value="1075.7339">
                <text:p>1075.7339</text:p>
              </table:table-cell>
              <table:table-cell office:value-type="float" office:value="1137.5989">
                <text:p>1137.5989</text:p>
              </table:table-cell>
              <table:table-cell office:value-type="float" office:value="1192.2009">
                <text:p>1192.2009</text:p>
              </table:table-cell>
              <table:table-cell office:value-type="float" office:value="1234.3574">
                <text:p>1234.3574</text:p>
              </table:table-cell>
              <table:table-cell office:value-type="float" office:value="1288.9015">
                <text:p>1288.9015</text:p>
              </table:table-cell>
              <table:table-cell office:value-type="float" office:value="1341.1932">
                <text:p>1341.1932</text:p>
              </table:table-cell>
              <table:table-cell office:value-type="float" office:value="1415.8255">
                <text:p>1415.8255</text:p>
              </table:table-cell>
              <table:table-cell office:value-type="float" office:value="1451.1293">
                <text:p>1451.1293</text:p>
              </table:table-cell>
              <table:table-cell office:value-type="float" office:value="1500.692">
                <text:p>1500.692</text:p>
              </table:table-cell>
              <table:table-cell office:value-type="float" office:value="1573.9296">
                <text:p>1573.9296</text:p>
              </table:table-cell>
            </table:table-row>
            <table:table-row>
              <table:table-cell office:value-type="string">
                <text:p>x264 slow</text:p>
                <draw:g>
                  <svg:desc>'SINTEL_VMAF - present'.A32:'SINTEL_VMAF - present'.A32</svg:desc>
                </draw:g>
              </table:table-cell>
              <table:table-cell office:value-type="float" office:value="4.242371">
                <text:p>4.242371</text:p>
                <draw:g>
                  <svg:desc>'SINTEL_VMAF - present'.B32:'SINTEL_VMAF - present'.U32</svg:desc>
                </draw:g>
              </table:table-cell>
              <table:table-cell office:value-type="float" office:value="5.615535">
                <text:p>5.615535</text:p>
              </table:table-cell>
              <table:table-cell office:value-type="float" office:value="15.812101">
                <text:p>15.812101</text:p>
              </table:table-cell>
              <table:table-cell office:value-type="float" office:value="30.204071">
                <text:p>30.204071</text:p>
              </table:table-cell>
              <table:table-cell office:value-type="float" office:value="41.184824">
                <text:p>41.184824</text:p>
              </table:table-cell>
              <table:table-cell office:value-type="float" office:value="50.01947">
                <text:p>50.01947</text:p>
              </table:table-cell>
              <table:table-cell office:value-type="float" office:value="57.155366">
                <text:p>57.155366</text:p>
              </table:table-cell>
              <table:table-cell office:value-type="float" office:value="62.946891">
                <text:p>62.946891</text:p>
              </table:table-cell>
              <table:table-cell office:value-type="float" office:value="67.547551">
                <text:p>67.547551</text:p>
              </table:table-cell>
              <table:table-cell office:value-type="float" office:value="71.241498">
                <text:p>71.241498</text:p>
              </table:table-cell>
              <table:table-cell office:value-type="float" office:value="77.006832">
                <text:p>77.006832</text:p>
              </table:table-cell>
              <table:table-cell office:value-type="float" office:value="81.207718">
                <text:p>81.207718</text:p>
              </table:table-cell>
              <table:table-cell office:value-type="float" office:value="84.310953">
                <text:p>84.310953</text:p>
              </table:table-cell>
              <table:table-cell office:value-type="float" office:value="86.700808">
                <text:p>86.700808</text:p>
              </table:table-cell>
              <table:table-cell office:value-type="float" office:value="88.656875">
                <text:p>88.656875</text:p>
              </table:table-cell>
              <table:table-cell office:value-type="float" office:value="90.22494">
                <text:p>90.22494</text:p>
              </table:table-cell>
              <table:table-cell office:value-type="float" office:value="91.534464">
                <text:p>91.534464</text:p>
              </table:table-cell>
              <table:table-cell office:value-type="float" office:value="92.598538">
                <text:p>92.598538</text:p>
              </table:table-cell>
              <table:table-cell office:value-type="float" office:value="93.528228">
                <text:p>93.528228</text:p>
              </table:table-cell>
              <table:table-cell office:value-type="float" office:value="94.268088">
                <text:p>94.268088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165.5707">
                <text:p>1165.5707</text:p>
                <draw:g>
                  <svg:desc>'SINTEL_VMAF - present'.B11:'SINTEL_VMAF - present'.U11</svg:desc>
                </draw:g>
              </table:table-cell>
              <table:table-cell office:value-type="float" office:value="1217.3343">
                <text:p>1217.3343</text:p>
              </table:table-cell>
              <table:table-cell office:value-type="float" office:value="1643.4431">
                <text:p>1643.4431</text:p>
              </table:table-cell>
              <table:table-cell office:value-type="float" office:value="1888.6419">
                <text:p>1888.6419</text:p>
              </table:table-cell>
              <table:table-cell office:value-type="float" office:value="1932.9577">
                <text:p>1932.9577</text:p>
              </table:table-cell>
              <table:table-cell office:value-type="float" office:value="2045.8468">
                <text:p>2045.8468</text:p>
              </table:table-cell>
              <table:table-cell office:value-type="float" office:value="2124.9879">
                <text:p>2124.9879</text:p>
              </table:table-cell>
              <table:table-cell office:value-type="float" office:value="2205.8855">
                <text:p>2205.8855</text:p>
              </table:table-cell>
              <table:table-cell office:value-type="float" office:value="2281.5632">
                <text:p>2281.5632</text:p>
              </table:table-cell>
              <table:table-cell office:value-type="float" office:value="2375.0413">
                <text:p>2375.0413</text:p>
              </table:table-cell>
              <table:table-cell office:value-type="float" office:value="2437.8016">
                <text:p>2437.8016</text:p>
              </table:table-cell>
              <table:table-cell office:value-type="float" office:value="2540.5737">
                <text:p>2540.5737</text:p>
              </table:table-cell>
              <table:table-cell office:value-type="float" office:value="2625.0844">
                <text:p>2625.0844</text:p>
              </table:table-cell>
              <table:table-cell office:value-type="float" office:value="2683.6415">
                <text:p>2683.6415</text:p>
              </table:table-cell>
              <table:table-cell office:value-type="float" office:value="2763.2935">
                <text:p>2763.2935</text:p>
              </table:table-cell>
              <table:table-cell office:value-type="float" office:value="2852.0117">
                <text:p>2852.0117</text:p>
              </table:table-cell>
              <table:table-cell office:value-type="float" office:value="2924.3047">
                <text:p>2924.3047</text:p>
              </table:table-cell>
              <table:table-cell office:value-type="float" office:value="3007.2295">
                <text:p>3007.2295</text:p>
              </table:table-cell>
              <table:table-cell office:value-type="float" office:value="3102.0733">
                <text:p>3102.0733</text:p>
              </table:table-cell>
              <table:table-cell office:value-type="float" office:value="3362.2026">
                <text:p>3362.2026</text:p>
              </table:table-cell>
            </table:table-row>
            <table:table-row>
              <table:table-cell office:value-type="string">
                <text:p>x264 slower</text:p>
                <draw:g>
                  <svg:desc>'SINTEL_VMAF - present'.A33:'SINTEL_VMAF - present'.A33</svg:desc>
                </draw:g>
              </table:table-cell>
              <table:table-cell office:value-type="float" office:value="6.702569">
                <text:p>6.702569</text:p>
                <draw:g>
                  <svg:desc>'SINTEL_VMAF - present'.B33:'SINTEL_VMAF - present'.U33</svg:desc>
                </draw:g>
              </table:table-cell>
              <table:table-cell office:value-type="float" office:value="7.511326">
                <text:p>7.511326</text:p>
              </table:table-cell>
              <table:table-cell office:value-type="float" office:value="12.769466">
                <text:p>12.769466</text:p>
              </table:table-cell>
              <table:table-cell office:value-type="float" office:value="26.024179">
                <text:p>26.024179</text:p>
              </table:table-cell>
              <table:table-cell office:value-type="float" office:value="38.148705">
                <text:p>38.148705</text:p>
              </table:table-cell>
              <table:table-cell office:value-type="float" office:value="46.71924">
                <text:p>46.71924</text:p>
              </table:table-cell>
              <table:table-cell office:value-type="float" office:value="54.585385">
                <text:p>54.585385</text:p>
              </table:table-cell>
              <table:table-cell office:value-type="float" office:value="60.828891">
                <text:p>60.828891</text:p>
              </table:table-cell>
              <table:table-cell office:value-type="float" office:value="65.874531">
                <text:p>65.874531</text:p>
              </table:table-cell>
              <table:table-cell office:value-type="float" office:value="69.940108">
                <text:p>69.940108</text:p>
              </table:table-cell>
              <table:table-cell office:value-type="float" office:value="76.189906">
                <text:p>76.189906</text:p>
              </table:table-cell>
              <table:table-cell office:value-type="float" office:value="80.526537">
                <text:p>80.526537</text:p>
              </table:table-cell>
              <table:table-cell office:value-type="float" office:value="83.904727">
                <text:p>83.904727</text:p>
              </table:table-cell>
              <table:table-cell office:value-type="float" office:value="86.424254">
                <text:p>86.424254</text:p>
              </table:table-cell>
              <table:table-cell office:value-type="float" office:value="88.498707">
                <text:p>88.498707</text:p>
              </table:table-cell>
              <table:table-cell office:value-type="float" office:value="90.147694">
                <text:p>90.147694</text:p>
              </table:table-cell>
              <table:table-cell office:value-type="float" office:value="91.478205">
                <text:p>91.478205</text:p>
              </table:table-cell>
              <table:table-cell office:value-type="float" office:value="92.620337">
                <text:p>92.620337</text:p>
              </table:table-cell>
              <table:table-cell office:value-type="float" office:value="93.570637">
                <text:p>93.570637</text:p>
              </table:table-cell>
              <table:table-cell office:value-type="float" office:value="94.356257">
                <text:p>94.356257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2894.8755">
                <text:p>2894.8755</text:p>
                <draw:g>
                  <svg:desc>'SINTEL_VMAF - present'.B12:'SINTEL_VMAF - present'.U12</svg:desc>
                </draw:g>
              </table:table-cell>
              <table:table-cell office:value-type="float" office:value="2963.1222">
                <text:p>2963.1222</text:p>
              </table:table-cell>
              <table:table-cell office:value-type="float" office:value="4277.1539">
                <text:p>4277.1539</text:p>
              </table:table-cell>
              <table:table-cell office:value-type="float" office:value="4657.0209">
                <text:p>4657.0209</text:p>
              </table:table-cell>
              <table:table-cell office:value-type="float" office:value="4996.2657">
                <text:p>4996.2657</text:p>
              </table:table-cell>
              <table:table-cell office:value-type="float" office:value="5253.0638">
                <text:p>5253.0638</text:p>
              </table:table-cell>
              <table:table-cell office:value-type="float" office:value="5420.1932">
                <text:p>5420.1932</text:p>
              </table:table-cell>
              <table:table-cell office:value-type="float" office:value="5567.6378">
                <text:p>5567.6378</text:p>
              </table:table-cell>
              <table:table-cell office:value-type="float" office:value="5698.6445">
                <text:p>5698.6445</text:p>
              </table:table-cell>
              <table:table-cell office:value-type="float" office:value="5827.5498">
                <text:p>5827.5498</text:p>
              </table:table-cell>
              <table:table-cell office:value-type="float" office:value="6023.1499">
                <text:p>6023.1499</text:p>
              </table:table-cell>
              <table:table-cell office:value-type="float" office:value="6178.3567">
                <text:p>6178.3567</text:p>
              </table:table-cell>
              <table:table-cell office:value-type="float" office:value="6291.128">
                <text:p>6291.128</text:p>
              </table:table-cell>
              <table:table-cell office:value-type="float" office:value="6461.0825">
                <text:p>6461.0825</text:p>
              </table:table-cell>
              <table:table-cell office:value-type="float" office:value="6656.3667">
                <text:p>6656.3667</text:p>
              </table:table-cell>
              <table:table-cell office:value-type="float" office:value="6773.7131">
                <text:p>6773.7131</text:p>
              </table:table-cell>
              <table:table-cell office:value-type="float" office:value="6973.8545">
                <text:p>6973.8545</text:p>
              </table:table-cell>
              <table:table-cell office:value-type="float" office:value="7162.066">
                <text:p>7162.066</text:p>
              </table:table-cell>
              <table:table-cell office:value-type="float" office:value="7328.2405">
                <text:p>7328.2405</text:p>
              </table:table-cell>
              <table:table-cell office:value-type="float" office:value="7401.8064">
                <text:p>7401.8064</text:p>
              </table:table-cell>
            </table:table-row>
            <table:table-row>
              <table:table-cell office:value-type="string">
                <text:p>x264 veryslow</text:p>
                <draw:g>
                  <svg:desc>'SINTEL_VMAF - present'.A34:'SINTEL_VMAF - present'.A34</svg:desc>
                </draw:g>
              </table:table-cell>
              <table:table-cell office:value-type="float" office:value="8.253123">
                <text:p>8.253123</text:p>
                <draw:g>
                  <svg:desc>'SINTEL_VMAF - present'.B34:'SINTEL_VMAF - present'.U34</svg:desc>
                </draw:g>
              </table:table-cell>
              <table:table-cell office:value-type="float" office:value="8.707857">
                <text:p>8.707857</text:p>
              </table:table-cell>
              <table:table-cell office:value-type="float" office:value="11.726353">
                <text:p>11.726353</text:p>
              </table:table-cell>
              <table:table-cell office:value-type="float" office:value="28.225524">
                <text:p>28.225524</text:p>
              </table:table-cell>
              <table:table-cell office:value-type="float" office:value="41.871679">
                <text:p>41.871679</text:p>
              </table:table-cell>
              <table:table-cell office:value-type="float" office:value="51.193894">
                <text:p>51.193894</text:p>
              </table:table-cell>
              <table:table-cell office:value-type="float" office:value="58.821801">
                <text:p>58.821801</text:p>
              </table:table-cell>
              <table:table-cell office:value-type="float" office:value="64.574943">
                <text:p>64.574943</text:p>
              </table:table-cell>
              <table:table-cell office:value-type="float" office:value="69.053981">
                <text:p>69.053981</text:p>
              </table:table-cell>
              <table:table-cell office:value-type="float" office:value="72.897287">
                <text:p>72.897287</text:p>
              </table:table-cell>
              <table:table-cell office:value-type="float" office:value="78.37477">
                <text:p>78.37477</text:p>
              </table:table-cell>
              <table:table-cell office:value-type="float" office:value="82.367682">
                <text:p>82.367682</text:p>
              </table:table-cell>
              <table:table-cell office:value-type="float" office:value="85.418085">
                <text:p>85.418085</text:p>
              </table:table-cell>
              <table:table-cell office:value-type="float" office:value="87.761357">
                <text:p>87.761357</text:p>
              </table:table-cell>
              <table:table-cell office:value-type="float" office:value="89.657943">
                <text:p>89.657943</text:p>
              </table:table-cell>
              <table:table-cell office:value-type="float" office:value="91.134573">
                <text:p>91.134573</text:p>
              </table:table-cell>
              <table:table-cell office:value-type="float" office:value="92.399409">
                <text:p>92.399409</text:p>
              </table:table-cell>
              <table:table-cell office:value-type="float" office:value="93.420207">
                <text:p>93.420207</text:p>
              </table:table-cell>
              <table:table-cell office:value-type="float" office:value="94.270767">
                <text:p>94.270767</text:p>
              </table:table-cell>
              <table:table-cell office:value-type="float" office:value="94.984919">
                <text:p>94.984919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9021.4905">
                <text:p>9021.4905</text:p>
                <draw:g>
                  <svg:desc>'SINTEL_VMAF - present'.B13:'SINTEL_VMAF - present'.U13</svg:desc>
                </draw:g>
              </table:table-cell>
              <table:table-cell office:value-type="float" office:value="9278.6702">
                <text:p>9278.6702</text:p>
              </table:table-cell>
              <table:table-cell office:value-type="float" office:value="9693.8038">
                <text:p>9693.8038</text:p>
              </table:table-cell>
              <table:table-cell office:value-type="float" office:value="10382.886">
                <text:p>10382.886</text:p>
              </table:table-cell>
              <table:table-cell office:value-type="float" office:value="12009.7804">
                <text:p>12009.7804</text:p>
              </table:table-cell>
              <table:table-cell office:value-type="float" office:value="13495.8548">
                <text:p>13495.8548</text:p>
              </table:table-cell>
              <table:table-cell office:value-type="float" office:value="14628.5616">
                <text:p>14628.5616</text:p>
              </table:table-cell>
              <table:table-cell office:value-type="float" office:value="15838.3809">
                <text:p>15838.3809</text:p>
              </table:table-cell>
              <table:table-cell office:value-type="float" office:value="16759.5721">
                <text:p>16759.5721</text:p>
              </table:table-cell>
              <table:table-cell office:value-type="float" office:value="17624.6792">
                <text:p>17624.6792</text:p>
              </table:table-cell>
              <table:table-cell office:value-type="float" office:value="18719.8258">
                <text:p>18719.8258</text:p>
              </table:table-cell>
              <table:table-cell office:value-type="float" office:value="20110.7548">
                <text:p>20110.7548</text:p>
              </table:table-cell>
              <table:table-cell office:value-type="float" office:value="20998.4201">
                <text:p>20998.4201</text:p>
              </table:table-cell>
              <table:table-cell office:value-type="float" office:value="21901.9034">
                <text:p>21901.9034</text:p>
              </table:table-cell>
              <table:table-cell office:value-type="float" office:value="22625.1492">
                <text:p>22625.1492</text:p>
              </table:table-cell>
              <table:table-cell office:value-type="float" office:value="23016.7119">
                <text:p>23016.7119</text:p>
              </table:table-cell>
              <table:table-cell office:value-type="float" office:value="23741.4969">
                <text:p>23741.4969</text:p>
              </table:table-cell>
              <table:table-cell office:value-type="float" office:value="24223.7105">
                <text:p>24223.7105</text:p>
              </table:table-cell>
              <table:table-cell office:value-type="float" office:value="24551.8056">
                <text:p>24551.8056</text:p>
              </table:table-cell>
              <table:table-cell office:value-type="float" office:value="25047.939">
                <text:p>25047.939</text:p>
              </table:table-cell>
            </table:table-row>
            <table:table-row>
              <table:table-cell office:value-type="string">
                <text:p>x264 placebo</text:p>
                <draw:g>
                  <svg:desc>'SINTEL_VMAF - present'.A35:'SINTEL_VMAF - present'.A35</svg:desc>
                </draw:g>
              </table:table-cell>
              <table:table-cell office:value-type="float" office:value="1.86648">
                <text:p>1.86648</text:p>
                <draw:g>
                  <svg:desc>'SINTEL_VMAF - present'.B35:'SINTEL_VMAF - present'.U35</svg:desc>
                </draw:g>
              </table:table-cell>
              <table:table-cell office:value-type="float" office:value="3.438194">
                <text:p>3.438194</text:p>
              </table:table-cell>
              <table:table-cell office:value-type="float" office:value="8.13148">
                <text:p>8.13148</text:p>
              </table:table-cell>
              <table:table-cell office:value-type="float" office:value="19.133845">
                <text:p>19.133845</text:p>
              </table:table-cell>
              <table:table-cell office:value-type="float" office:value="34.666714">
                <text:p>34.666714</text:p>
              </table:table-cell>
              <table:table-cell office:value-type="float" office:value="45.635413">
                <text:p>45.635413</text:p>
              </table:table-cell>
              <table:table-cell office:value-type="float" office:value="54.23196">
                <text:p>54.23196</text:p>
              </table:table-cell>
              <table:table-cell office:value-type="float" office:value="61.049713">
                <text:p>61.049713</text:p>
              </table:table-cell>
              <table:table-cell office:value-type="float" office:value="66.228469">
                <text:p>66.228469</text:p>
              </table:table-cell>
              <table:table-cell office:value-type="float" office:value="70.533323">
                <text:p>70.533323</text:p>
              </table:table-cell>
              <table:table-cell office:value-type="float" office:value="76.665547">
                <text:p>76.665547</text:p>
              </table:table-cell>
              <table:table-cell office:value-type="float" office:value="81.143494">
                <text:p>81.143494</text:p>
              </table:table-cell>
              <table:table-cell office:value-type="float" office:value="84.263016">
                <text:p>84.263016</text:p>
              </table:table-cell>
              <table:table-cell office:value-type="float" office:value="86.758994">
                <text:p>86.758994</text:p>
              </table:table-cell>
              <table:table-cell office:value-type="float" office:value="88.85233">
                <text:p>88.85233</text:p>
              </table:table-cell>
              <table:table-cell office:value-type="float" office:value="90.496355">
                <text:p>90.496355</text:p>
              </table:table-cell>
              <table:table-cell office:value-type="float" office:value="91.880704">
                <text:p>91.880704</text:p>
              </table:table-cell>
              <table:table-cell office:value-type="float" office:value="92.946544">
                <text:p>92.946544</text:p>
              </table:table-cell>
              <table:table-cell office:value-type="float" office:value="93.857656">
                <text:p>93.857656</text:p>
              </table:table-cell>
              <table:table-cell office:value-type="float" office:value="94.643475">
                <text:p>94.643475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05.694444444445">
                <text:p>205.694444444445</text:p>
                <draw:g>
                  <svg:desc>'SINTEL_VMAF - present'.B14:'SINTEL_VMAF - present'.U14</svg:desc>
                </draw:g>
              </table:table-cell>
              <table:table-cell office:value-type="float" office:value="205.4">
                <text:p>205.4</text:p>
              </table:table-cell>
              <table:table-cell office:value-type="float" office:value="181.061111111111">
                <text:p>181.061111111111</text:p>
              </table:table-cell>
              <table:table-cell office:value-type="float" office:value="209.405555555556">
                <text:p>209.405555555556</text:p>
              </table:table-cell>
              <table:table-cell office:value-type="float" office:value="267.130555555556">
                <text:p>267.130555555556</text:p>
              </table:table-cell>
              <table:table-cell office:value-type="float" office:value="187.277777777778">
                <text:p>187.277777777778</text:p>
              </table:table-cell>
              <table:table-cell office:value-type="float" office:value="198.730555555556">
                <text:p>198.730555555556</text:p>
              </table:table-cell>
              <table:table-cell office:value-type="float" office:value="205.75">
                <text:p>205.75</text:p>
              </table:table-cell>
              <table:table-cell office:value-type="float" office:value="198.716666666667">
                <text:p>198.716666666667</text:p>
              </table:table-cell>
              <table:table-cell office:value-type="float" office:value="205.25">
                <text:p>205.25</text:p>
              </table:table-cell>
              <table:table-cell office:value-type="float" office:value="212.952777777778">
                <text:p>212.952777777778</text:p>
              </table:table-cell>
              <table:table-cell office:value-type="float" office:value="205.430555555556">
                <text:p>205.430555555556</text:p>
              </table:table-cell>
              <table:table-cell office:value-type="float" office:value="210.394444444444">
                <text:p>210.394444444444</text:p>
              </table:table-cell>
              <table:table-cell office:value-type="float" office:value="243.866666666667">
                <text:p>243.866666666667</text:p>
              </table:table-cell>
              <table:table-cell office:value-type="float" office:value="264.225">
                <text:p>264.225</text:p>
              </table:table-cell>
              <table:table-cell office:value-type="float" office:value="265.611111111111">
                <text:p>265.611111111111</text:p>
              </table:table-cell>
              <table:table-cell office:value-type="float" office:value="265.941666666667">
                <text:p>265.941666666667</text:p>
              </table:table-cell>
              <table:table-cell office:value-type="float" office:value="268.455555555556">
                <text:p>268.455555555556</text:p>
              </table:table-cell>
              <table:table-cell office:value-type="float" office:value="277.783333333333">
                <text:p>277.783333333333</text:p>
              </table:table-cell>
              <table:table-cell office:value-type="float" office:value="280.272222222222">
                <text:p>280.272222222222</text:p>
              </table:table-cell>
            </table:table-row>
            <table:table-row>
              <table:table-cell office:value-type="string">
                <text:p>h264_nvenc medium</text:p>
                <draw:g>
                  <svg:desc>'SINTEL_VMAF - present'.A36:'SINTEL_VMAF - present'.A36</svg:desc>
                </draw:g>
              </table:table-cell>
              <table:table-cell office:value-type="float" office:value="29.474096">
                <text:p>29.474096</text:p>
                <draw:g>
                  <svg:desc>'SINTEL_VMAF - present'.B36:'SINTEL_VMAF - present'.U36</svg:desc>
                </draw:g>
              </table:table-cell>
              <table:table-cell office:value-type="float" office:value="29.678742">
                <text:p>29.678742</text:p>
              </table:table-cell>
              <table:table-cell office:value-type="float" office:value="29.991955">
                <text:p>29.991955</text:p>
              </table:table-cell>
              <table:table-cell office:value-type="float" office:value="29.712702">
                <text:p>29.712702</text:p>
              </table:table-cell>
              <table:table-cell office:value-type="float" office:value="37.338161">
                <text:p>37.338161</text:p>
              </table:table-cell>
              <table:table-cell office:value-type="float" office:value="51.72851">
                <text:p>51.72851</text:p>
              </table:table-cell>
              <table:table-cell office:value-type="float" office:value="63.209833">
                <text:p>63.209833</text:p>
              </table:table-cell>
              <table:table-cell office:value-type="float" office:value="63.241964">
                <text:p>63.241964</text:p>
              </table:table-cell>
              <table:table-cell office:value-type="float" office:value="71.157663">
                <text:p>71.157663</text:p>
              </table:table-cell>
              <table:table-cell office:value-type="float" office:value="76.322961">
                <text:p>76.322961</text:p>
              </table:table-cell>
              <table:table-cell office:value-type="float" office:value="80.538334">
                <text:p>80.538334</text:p>
              </table:table-cell>
              <table:table-cell office:value-type="float" office:value="85.783372">
                <text:p>85.783372</text:p>
              </table:table-cell>
              <table:table-cell office:value-type="float" office:value="87.720042">
                <text:p>87.720042</text:p>
              </table:table-cell>
              <table:table-cell office:value-type="float" office:value="90.779461">
                <text:p>90.779461</text:p>
              </table:table-cell>
              <table:table-cell office:value-type="float" office:value="91.679559">
                <text:p>91.679559</text:p>
              </table:table-cell>
              <table:table-cell office:value-type="float" office:value="93.629351">
                <text:p>93.629351</text:p>
              </table:table-cell>
              <table:table-cell office:value-type="float" office:value="94.314184">
                <text:p>94.314184</text:p>
              </table:table-cell>
              <table:table-cell office:value-type="float" office:value="95.425063">
                <text:p>95.425063</text:p>
              </table:table-cell>
              <table:table-cell office:value-type="float" office:value="96.00283">
                <text:p>96.00283</text:p>
              </table:table-cell>
              <table:table-cell office:value-type="float" office:value="96.846347">
                <text:p>96.846347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05.1">
                <text:p>205.1</text:p>
                <draw:g>
                  <svg:desc>'SINTEL_VMAF - present'.B15:'SINTEL_VMAF - present'.U15</svg:desc>
                </draw:g>
              </table:table-cell>
              <table:table-cell office:value-type="float" office:value="257.741666666667">
                <text:p>257.741666666667</text:p>
              </table:table-cell>
              <table:table-cell office:value-type="float" office:value="204.475">
                <text:p>204.475</text:p>
              </table:table-cell>
              <table:table-cell office:value-type="float" office:value="201.377777777778">
                <text:p>201.377777777778</text:p>
              </table:table-cell>
              <table:table-cell office:value-type="float" office:value="195.488888888889">
                <text:p>195.488888888889</text:p>
              </table:table-cell>
              <table:table-cell office:value-type="float" office:value="201.738888888889">
                <text:p>201.738888888889</text:p>
              </table:table-cell>
              <table:table-cell office:value-type="float" office:value="204.691666666667">
                <text:p>204.691666666667</text:p>
              </table:table-cell>
              <table:table-cell office:value-type="float" office:value="205.905555555556">
                <text:p>205.905555555556</text:p>
              </table:table-cell>
              <table:table-cell office:value-type="float" office:value="207.022222222222">
                <text:p>207.022222222222</text:p>
              </table:table-cell>
              <table:table-cell office:value-type="float" office:value="181.15">
                <text:p>181.15</text:p>
              </table:table-cell>
              <table:table-cell office:value-type="float" office:value="189.469444444444">
                <text:p>189.469444444444</text:p>
              </table:table-cell>
              <table:table-cell office:value-type="float" office:value="187.916666666667">
                <text:p>187.916666666667</text:p>
              </table:table-cell>
              <table:table-cell office:value-type="float" office:value="197.011111111111">
                <text:p>197.011111111111</text:p>
              </table:table-cell>
              <table:table-cell office:value-type="float" office:value="199.958333333333">
                <text:p>199.958333333333</text:p>
              </table:table-cell>
              <table:table-cell office:value-type="float" office:value="201.863888888889">
                <text:p>201.863888888889</text:p>
              </table:table-cell>
              <table:table-cell office:value-type="float" office:value="202.622222222222">
                <text:p>202.622222222222</text:p>
              </table:table-cell>
              <table:table-cell office:value-type="float" office:value="207">
                <text:p>207</text:p>
              </table:table-cell>
              <table:table-cell office:value-type="float" office:value="201.197222222222">
                <text:p>201.197222222222</text:p>
              </table:table-cell>
              <table:table-cell office:value-type="float" office:value="205.608333333333">
                <text:p>205.608333333333</text:p>
              </table:table-cell>
              <table:table-cell office:value-type="float" office:value="202.572222222222">
                <text:p>202.572222222222</text:p>
              </table:table-cell>
            </table:table-row>
            <table:table-row>
              <table:table-cell office:value-type="string">
                <text:p>h264_nvenc fast</text:p>
                <draw:g>
                  <svg:desc>'SINTEL_VMAF - present'.A37:'SINTEL_VMAF - present'.A37</svg:desc>
                </draw:g>
              </table:table-cell>
              <table:table-cell office:value-type="float" office:value="28.562381">
                <text:p>28.562381</text:p>
                <draw:g>
                  <svg:desc>'SINTEL_VMAF - present'.B37:'SINTEL_VMAF - present'.U37</svg:desc>
                </draw:g>
              </table:table-cell>
              <table:table-cell office:value-type="float" office:value="28.588171">
                <text:p>28.588171</text:p>
              </table:table-cell>
              <table:table-cell office:value-type="float" office:value="29.058464">
                <text:p>29.058464</text:p>
              </table:table-cell>
              <table:table-cell office:value-type="float" office:value="29.110684">
                <text:p>29.110684</text:p>
              </table:table-cell>
              <table:table-cell office:value-type="float" office:value="29.220794">
                <text:p>29.220794</text:p>
              </table:table-cell>
              <table:table-cell office:value-type="float" office:value="31.879987">
                <text:p>31.879987</text:p>
              </table:table-cell>
              <table:table-cell office:value-type="float" office:value="39.002437">
                <text:p>39.002437</text:p>
              </table:table-cell>
              <table:table-cell office:value-type="float" office:value="38.927942">
                <text:p>38.927942</text:p>
              </table:table-cell>
              <table:table-cell office:value-type="float" office:value="47.468768">
                <text:p>47.468768</text:p>
              </table:table-cell>
              <table:table-cell office:value-type="float" office:value="56.543284">
                <text:p>56.543284</text:p>
              </table:table-cell>
              <table:table-cell office:value-type="float" office:value="64.722432">
                <text:p>64.722432</text:p>
              </table:table-cell>
              <table:table-cell office:value-type="float" office:value="74.760018">
                <text:p>74.760018</text:p>
              </table:table-cell>
              <table:table-cell office:value-type="float" office:value="78.469384">
                <text:p>78.469384</text:p>
              </table:table-cell>
              <table:table-cell office:value-type="float" office:value="83.557496">
                <text:p>83.557496</text:p>
              </table:table-cell>
              <table:table-cell office:value-type="float" office:value="85.479596">
                <text:p>85.479596</text:p>
              </table:table-cell>
              <table:table-cell office:value-type="float" office:value="88.621765">
                <text:p>88.621765</text:p>
              </table:table-cell>
              <table:table-cell office:value-type="float" office:value="89.820718">
                <text:p>89.820718</text:p>
              </table:table-cell>
              <table:table-cell office:value-type="float" office:value="91.800279">
                <text:p>91.800279</text:p>
              </table:table-cell>
              <table:table-cell office:value-type="float" office:value="92.631892">
                <text:p>92.631892</text:p>
              </table:table-cell>
              <table:table-cell office:value-type="float" office:value="93.941262">
                <text:p>93.941262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200.833333333333">
                <text:p>200.833333333333</text:p>
                <draw:g>
                  <svg:desc>'SINTEL_VMAF - present'.B16:'SINTEL_VMAF - present'.U16</svg:desc>
                </draw:g>
              </table:table-cell>
              <table:table-cell office:value-type="float" office:value="191.45">
                <text:p>191.45</text:p>
              </table:table-cell>
              <table:table-cell office:value-type="float" office:value="217.447222222222">
                <text:p>217.447222222222</text:p>
              </table:table-cell>
              <table:table-cell office:value-type="float" office:value="204.575">
                <text:p>204.575</text:p>
              </table:table-cell>
              <table:table-cell office:value-type="float" office:value="929.73888888889">
                <text:p>929.73888888889</text:p>
              </table:table-cell>
              <table:table-cell office:value-type="float" office:value="633.030555555556">
                <text:p>633.030555555556</text:p>
              </table:table-cell>
              <table:table-cell office:value-type="float" office:value="694.788888888889">
                <text:p>694.788888888889</text:p>
              </table:table-cell>
              <table:table-cell office:value-type="float" office:value="283.222222222222">
                <text:p>283.222222222222</text:p>
              </table:table-cell>
              <table:table-cell office:value-type="float" office:value="279.708333333333">
                <text:p>279.708333333333</text:p>
              </table:table-cell>
              <table:table-cell office:value-type="float" office:value="240.202777777778">
                <text:p>240.202777777778</text:p>
              </table:table-cell>
              <table:table-cell office:value-type="float" office:value="198.744444444444">
                <text:p>198.744444444444</text:p>
              </table:table-cell>
              <table:table-cell office:value-type="float" office:value="199.166666666667">
                <text:p>199.166666666667</text:p>
              </table:table-cell>
              <table:table-cell office:value-type="float" office:value="229.058333333333">
                <text:p>229.058333333333</text:p>
              </table:table-cell>
              <table:table-cell office:value-type="float" office:value="198.652777777778">
                <text:p>198.652777777778</text:p>
              </table:table-cell>
              <table:table-cell office:value-type="float" office:value="181.1">
                <text:p>181.1</text:p>
              </table:table-cell>
              <table:table-cell office:value-type="float" office:value="189.716666666667">
                <text:p>189.716666666667</text:p>
              </table:table-cell>
              <table:table-cell office:value-type="float" office:value="189.533333333333">
                <text:p>189.533333333333</text:p>
              </table:table-cell>
              <table:table-cell office:value-type="float" office:value="195.147222222222">
                <text:p>195.147222222222</text:p>
              </table:table-cell>
              <table:table-cell office:value-type="float" office:value="196.744444444444">
                <text:p>196.744444444444</text:p>
              </table:table-cell>
              <table:table-cell office:value-type="float" office:value="183.538888888889">
                <text:p>183.538888888889</text:p>
              </table:table-cell>
            </table:table-row>
            <table:table-row>
              <table:table-cell office:value-type="string">
                <text:p>h264_nvenc hp</text:p>
                <draw:g>
                  <svg:desc>'SINTEL_VMAF - present'.A38:'SINTEL_VMAF - present'.A38</svg:desc>
                </draw:g>
              </table:table-cell>
              <table:table-cell office:value-type="float" office:value="28.562381">
                <text:p>28.562381</text:p>
                <draw:g>
                  <svg:desc>'SINTEL_VMAF - present'.B38:'SINTEL_VMAF - present'.U38</svg:desc>
                </draw:g>
              </table:table-cell>
              <table:table-cell office:value-type="float" office:value="28.588171">
                <text:p>28.588171</text:p>
              </table:table-cell>
              <table:table-cell office:value-type="float" office:value="29.058464">
                <text:p>29.058464</text:p>
              </table:table-cell>
              <table:table-cell office:value-type="float" office:value="29.110684">
                <text:p>29.110684</text:p>
              </table:table-cell>
              <table:table-cell office:value-type="float" office:value="29.220794">
                <text:p>29.220794</text:p>
              </table:table-cell>
              <table:table-cell office:value-type="float" office:value="31.879987">
                <text:p>31.879987</text:p>
              </table:table-cell>
              <table:table-cell office:value-type="float" office:value="39.002437">
                <text:p>39.002437</text:p>
              </table:table-cell>
              <table:table-cell office:value-type="float" office:value="38.927942">
                <text:p>38.927942</text:p>
              </table:table-cell>
              <table:table-cell office:value-type="float" office:value="47.468768">
                <text:p>47.468768</text:p>
              </table:table-cell>
              <table:table-cell office:value-type="float" office:value="56.543284">
                <text:p>56.543284</text:p>
              </table:table-cell>
              <table:table-cell office:value-type="float" office:value="64.722432">
                <text:p>64.722432</text:p>
              </table:table-cell>
              <table:table-cell office:value-type="float" office:value="74.760018">
                <text:p>74.760018</text:p>
              </table:table-cell>
              <table:table-cell office:value-type="float" office:value="78.469384">
                <text:p>78.469384</text:p>
              </table:table-cell>
              <table:table-cell office:value-type="float" office:value="83.557496">
                <text:p>83.557496</text:p>
              </table:table-cell>
              <table:table-cell office:value-type="float" office:value="85.479596">
                <text:p>85.479596</text:p>
              </table:table-cell>
              <table:table-cell office:value-type="float" office:value="88.621765">
                <text:p>88.621765</text:p>
              </table:table-cell>
              <table:table-cell office:value-type="float" office:value="89.820718">
                <text:p>89.820718</text:p>
              </table:table-cell>
              <table:table-cell office:value-type="float" office:value="91.800279">
                <text:p>91.800279</text:p>
              </table:table-cell>
              <table:table-cell office:value-type="float" office:value="92.631892">
                <text:p>92.631892</text:p>
              </table:table-cell>
              <table:table-cell office:value-type="float" office:value="93.941262">
                <text:p>93.941262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200.052777777778">
                <text:p>200.052777777778</text:p>
                <draw:g>
                  <svg:desc>'SINTEL_VMAF - present'.B17:'SINTEL_VMAF - present'.U17</svg:desc>
                </draw:g>
              </table:table-cell>
              <table:table-cell office:value-type="float" office:value="201.933333333333">
                <text:p>201.933333333333</text:p>
              </table:table-cell>
              <table:table-cell office:value-type="float" office:value="207.172222222222">
                <text:p>207.172222222222</text:p>
              </table:table-cell>
              <table:table-cell office:value-type="float" office:value="199.619444444444">
                <text:p>199.619444444444</text:p>
              </table:table-cell>
              <table:table-cell office:value-type="float" office:value="208.658333333333">
                <text:p>208.658333333333</text:p>
              </table:table-cell>
              <table:table-cell office:value-type="float" office:value="202.552777777778">
                <text:p>202.552777777778</text:p>
              </table:table-cell>
              <table:table-cell office:value-type="float" office:value="201.975">
                <text:p>201.975</text:p>
              </table:table-cell>
              <table:table-cell office:value-type="float" office:value="196.422222222222">
                <text:p>196.422222222222</text:p>
              </table:table-cell>
              <table:table-cell office:value-type="float" office:value="199.169444444444">
                <text:p>199.169444444444</text:p>
              </table:table-cell>
              <table:table-cell office:value-type="float" office:value="211.122222222222">
                <text:p>211.122222222222</text:p>
              </table:table-cell>
              <table:table-cell office:value-type="float" office:value="205.216666666667">
                <text:p>205.216666666667</text:p>
              </table:table-cell>
              <table:table-cell office:value-type="float" office:value="205.655555555556">
                <text:p>205.655555555556</text:p>
              </table:table-cell>
              <table:table-cell office:value-type="float" office:value="202.802777777778">
                <text:p>202.802777777778</text:p>
              </table:table-cell>
              <table:table-cell office:value-type="float" office:value="224.788888888889">
                <text:p>224.788888888889</text:p>
              </table:table-cell>
              <table:table-cell office:value-type="float" office:value="216.483333333333">
                <text:p>216.483333333333</text:p>
              </table:table-cell>
              <table:table-cell office:value-type="float" office:value="277.305555555556">
                <text:p>277.305555555556</text:p>
              </table:table-cell>
              <table:table-cell office:value-type="float" office:value="266.569444444444">
                <text:p>266.569444444444</text:p>
              </table:table-cell>
              <table:table-cell office:value-type="float" office:value="266.519444444444">
                <text:p>266.519444444444</text:p>
              </table:table-cell>
              <table:table-cell office:value-type="float" office:value="249.466666666667">
                <text:p>249.466666666667</text:p>
              </table:table-cell>
              <table:table-cell office:value-type="float" office:value="210.041666666667">
                <text:p>210.041666666667</text:p>
              </table:table-cell>
            </table:table-row>
            <table:table-row>
              <table:table-cell office:value-type="string">
                <text:p>h264_nvenc hq</text:p>
                <draw:g>
                  <svg:desc>'SINTEL_VMAF - present'.A39:'SINTEL_VMAF - present'.A39</svg:desc>
                </draw:g>
              </table:table-cell>
              <table:table-cell office:value-type="float" office:value="29.474096">
                <text:p>29.474096</text:p>
                <draw:g>
                  <svg:desc>'SINTEL_VMAF - present'.B39:'SINTEL_VMAF - present'.U39</svg:desc>
                </draw:g>
              </table:table-cell>
              <table:table-cell office:value-type="float" office:value="29.678742">
                <text:p>29.678742</text:p>
              </table:table-cell>
              <table:table-cell office:value-type="float" office:value="29.991955">
                <text:p>29.991955</text:p>
              </table:table-cell>
              <table:table-cell office:value-type="float" office:value="29.712702">
                <text:p>29.712702</text:p>
              </table:table-cell>
              <table:table-cell office:value-type="float" office:value="37.338161">
                <text:p>37.338161</text:p>
              </table:table-cell>
              <table:table-cell office:value-type="float" office:value="51.72851">
                <text:p>51.72851</text:p>
              </table:table-cell>
              <table:table-cell office:value-type="float" office:value="63.209833">
                <text:p>63.209833</text:p>
              </table:table-cell>
              <table:table-cell office:value-type="float" office:value="63.241964">
                <text:p>63.241964</text:p>
              </table:table-cell>
              <table:table-cell office:value-type="float" office:value="71.157663">
                <text:p>71.157663</text:p>
              </table:table-cell>
              <table:table-cell office:value-type="float" office:value="76.322961">
                <text:p>76.322961</text:p>
              </table:table-cell>
              <table:table-cell office:value-type="float" office:value="80.538334">
                <text:p>80.538334</text:p>
              </table:table-cell>
              <table:table-cell office:value-type="float" office:value="85.783372">
                <text:p>85.783372</text:p>
              </table:table-cell>
              <table:table-cell office:value-type="float" office:value="87.720042">
                <text:p>87.720042</text:p>
              </table:table-cell>
              <table:table-cell office:value-type="float" office:value="90.779461">
                <text:p>90.779461</text:p>
              </table:table-cell>
              <table:table-cell office:value-type="float" office:value="91.679559">
                <text:p>91.679559</text:p>
              </table:table-cell>
              <table:table-cell office:value-type="float" office:value="93.629351">
                <text:p>93.629351</text:p>
              </table:table-cell>
              <table:table-cell office:value-type="float" office:value="94.314184">
                <text:p>94.314184</text:p>
              </table:table-cell>
              <table:table-cell office:value-type="float" office:value="95.425063">
                <text:p>95.425063</text:p>
              </table:table-cell>
              <table:table-cell office:value-type="float" office:value="96.00283">
                <text:p>96.00283</text:p>
              </table:table-cell>
              <table:table-cell office:value-type="float" office:value="96.846347">
                <text:p>96.846347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210.977777777778">
                <text:p>210.977777777778</text:p>
                <draw:g>
                  <svg:desc>'SINTEL_VMAF - present'.B18:'SINTEL_VMAF - present'.U18</svg:desc>
                </draw:g>
              </table:table-cell>
              <table:table-cell office:value-type="float" office:value="199.513888888889">
                <text:p>199.513888888889</text:p>
              </table:table-cell>
              <table:table-cell office:value-type="float" office:value="202.280555555556">
                <text:p>202.280555555556</text:p>
              </table:table-cell>
              <table:table-cell office:value-type="float" office:value="208.058333333333">
                <text:p>208.058333333333</text:p>
              </table:table-cell>
              <table:table-cell office:value-type="float" office:value="204.763888888889">
                <text:p>204.763888888889</text:p>
              </table:table-cell>
              <table:table-cell office:value-type="float" office:value="208.694444444444">
                <text:p>208.694444444444</text:p>
              </table:table-cell>
              <table:table-cell office:value-type="float" office:value="200.530555555556">
                <text:p>200.530555555556</text:p>
              </table:table-cell>
              <table:table-cell office:value-type="float" office:value="202.591666666667">
                <text:p>202.591666666667</text:p>
              </table:table-cell>
              <table:table-cell office:value-type="float" office:value="203.691666666667">
                <text:p>203.691666666667</text:p>
              </table:table-cell>
              <table:table-cell office:value-type="float" office:value="202.161111111111">
                <text:p>202.161111111111</text:p>
              </table:table-cell>
              <table:table-cell office:value-type="float" office:value="218.15">
                <text:p>218.15</text:p>
              </table:table-cell>
              <table:table-cell office:value-type="float" office:value="205.888888888889">
                <text:p>205.888888888889</text:p>
              </table:table-cell>
              <table:table-cell office:value-type="float" office:value="202.827777777778">
                <text:p>202.827777777778</text:p>
              </table:table-cell>
              <table:table-cell office:value-type="float" office:value="206.45">
                <text:p>206.45</text:p>
              </table:table-cell>
              <table:table-cell office:value-type="float" office:value="239.783333333333">
                <text:p>239.783333333333</text:p>
              </table:table-cell>
              <table:table-cell office:value-type="float" office:value="233.5">
                <text:p>233.5</text:p>
              </table:table-cell>
              <table:table-cell office:value-type="float" office:value="230.211111111111">
                <text:p>230.211111111111</text:p>
              </table:table-cell>
              <table:table-cell office:value-type="float" office:value="227.880555555556">
                <text:p>227.880555555556</text:p>
              </table:table-cell>
              <table:table-cell office:value-type="float" office:value="231.330555555556">
                <text:p>231.330555555556</text:p>
              </table:table-cell>
              <table:table-cell office:value-type="float" office:value="268.577777777778">
                <text:p>268.577777777778</text:p>
              </table:table-cell>
            </table:table-row>
            <table:table-row>
              <table:table-cell office:value-type="string">
                <text:p>h264_nvenc bd</text:p>
                <draw:g>
                  <svg:desc>'SINTEL_VMAF - present'.A40:'SINTEL_VMAF - present'.A40</svg:desc>
                </draw:g>
              </table:table-cell>
              <table:table-cell office:value-type="float" office:value="29.474096">
                <text:p>29.474096</text:p>
                <draw:g>
                  <svg:desc>'SINTEL_VMAF - present'.B40:'SINTEL_VMAF - present'.U40</svg:desc>
                </draw:g>
              </table:table-cell>
              <table:table-cell office:value-type="float" office:value="29.678742">
                <text:p>29.678742</text:p>
              </table:table-cell>
              <table:table-cell office:value-type="float" office:value="29.991955">
                <text:p>29.991955</text:p>
              </table:table-cell>
              <table:table-cell office:value-type="float" office:value="29.712702">
                <text:p>29.712702</text:p>
              </table:table-cell>
              <table:table-cell office:value-type="float" office:value="37.338161">
                <text:p>37.338161</text:p>
              </table:table-cell>
              <table:table-cell office:value-type="float" office:value="51.72851">
                <text:p>51.72851</text:p>
              </table:table-cell>
              <table:table-cell office:value-type="float" office:value="63.209833">
                <text:p>63.209833</text:p>
              </table:table-cell>
              <table:table-cell office:value-type="float" office:value="63.241964">
                <text:p>63.241964</text:p>
              </table:table-cell>
              <table:table-cell office:value-type="float" office:value="71.157663">
                <text:p>71.157663</text:p>
              </table:table-cell>
              <table:table-cell office:value-type="float" office:value="76.322961">
                <text:p>76.322961</text:p>
              </table:table-cell>
              <table:table-cell office:value-type="float" office:value="80.538334">
                <text:p>80.538334</text:p>
              </table:table-cell>
              <table:table-cell office:value-type="float" office:value="85.783372">
                <text:p>85.783372</text:p>
              </table:table-cell>
              <table:table-cell office:value-type="float" office:value="87.720042">
                <text:p>87.720042</text:p>
              </table:table-cell>
              <table:table-cell office:value-type="float" office:value="90.779461">
                <text:p>90.779461</text:p>
              </table:table-cell>
              <table:table-cell office:value-type="float" office:value="91.679559">
                <text:p>91.679559</text:p>
              </table:table-cell>
              <table:table-cell office:value-type="float" office:value="93.629351">
                <text:p>93.629351</text:p>
              </table:table-cell>
              <table:table-cell office:value-type="float" office:value="94.314184">
                <text:p>94.314184</text:p>
              </table:table-cell>
              <table:table-cell office:value-type="float" office:value="95.425063">
                <text:p>95.425063</text:p>
              </table:table-cell>
              <table:table-cell office:value-type="float" office:value="96.00283">
                <text:p>96.00283</text:p>
              </table:table-cell>
              <table:table-cell office:value-type="float" office:value="96.846347">
                <text:p>96.846347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234.533333333333">
                <text:p>234.533333333333</text:p>
                <draw:g>
                  <svg:desc>'SINTEL_VMAF - present'.B19:'SINTEL_VMAF - present'.U19</svg:desc>
                </draw:g>
              </table:table-cell>
              <table:table-cell office:value-type="float" office:value="213.116666666667">
                <text:p>213.116666666667</text:p>
              </table:table-cell>
              <table:table-cell office:value-type="float" office:value="223.019444444444">
                <text:p>223.019444444444</text:p>
              </table:table-cell>
              <table:table-cell office:value-type="float" office:value="742.133333333334">
                <text:p>742.133333333334</text:p>
              </table:table-cell>
              <table:table-cell office:value-type="float" office:value="771.994444444444">
                <text:p>771.994444444444</text:p>
              </table:table-cell>
              <table:table-cell office:value-type="float" office:value="762.111111111112">
                <text:p>762.111111111112</text:p>
              </table:table-cell>
              <table:table-cell office:value-type="float" office:value="357.488888888889">
                <text:p>357.488888888889</text:p>
              </table:table-cell>
              <table:table-cell office:value-type="float" office:value="280.338888888889">
                <text:p>280.338888888889</text:p>
              </table:table-cell>
              <table:table-cell office:value-type="float" office:value="234.125">
                <text:p>234.125</text:p>
              </table:table-cell>
              <table:table-cell office:value-type="float" office:value="200.005555555555">
                <text:p>200.005555555555</text:p>
              </table:table-cell>
              <table:table-cell office:value-type="float" office:value="191.263888888889">
                <text:p>191.263888888889</text:p>
              </table:table-cell>
              <table:table-cell office:value-type="float" office:value="219.477777777778">
                <text:p>219.477777777778</text:p>
              </table:table-cell>
              <table:table-cell office:value-type="float" office:value="213.038888888889">
                <text:p>213.038888888889</text:p>
              </table:table-cell>
              <table:table-cell office:value-type="float" office:value="198.652777777778">
                <text:p>198.652777777778</text:p>
              </table:table-cell>
              <table:table-cell office:value-type="float" office:value="208.377777777778">
                <text:p>208.377777777778</text:p>
              </table:table-cell>
              <table:table-cell office:value-type="float" office:value="208.058333333333">
                <text:p>208.058333333333</text:p>
              </table:table-cell>
              <table:table-cell office:value-type="float" office:value="201.625">
                <text:p>201.625</text:p>
              </table:table-cell>
              <table:table-cell office:value-type="float" office:value="209.291666666667">
                <text:p>209.291666666667</text:p>
              </table:table-cell>
              <table:table-cell office:value-type="float" office:value="211.816666666667">
                <text:p>211.816666666667</text:p>
              </table:table-cell>
              <table:table-cell office:value-type="float" office:value="204.233333333333">
                <text:p>204.233333333333</text:p>
              </table:table-cell>
            </table:table-row>
            <table:table-row>
              <table:table-cell office:value-type="string">
                <text:p>h264_nvenc ll</text:p>
                <draw:g>
                  <svg:desc>'SINTEL_VMAF - present'.A41:'SINTEL_VMAF - present'.A41</svg:desc>
                </draw:g>
              </table:table-cell>
              <table:table-cell office:value-type="float" office:value="27.047508">
                <text:p>27.047508</text:p>
                <draw:g>
                  <svg:desc>'SINTEL_VMAF - present'.B41:'SINTEL_VMAF - present'.U41</svg:desc>
                </draw:g>
              </table:table-cell>
              <table:table-cell office:value-type="float" office:value="27.148846">
                <text:p>27.148846</text:p>
              </table:table-cell>
              <table:table-cell office:value-type="float" office:value="27.464677">
                <text:p>27.464677</text:p>
              </table:table-cell>
              <table:table-cell office:value-type="float" office:value="40.618184">
                <text:p>40.618184</text:p>
              </table:table-cell>
              <table:table-cell office:value-type="float" office:value="52.066246">
                <text:p>52.066246</text:p>
              </table:table-cell>
              <table:table-cell office:value-type="float" office:value="60.400031">
                <text:p>60.400031</text:p>
              </table:table-cell>
              <table:table-cell office:value-type="float" office:value="66.390255">
                <text:p>66.390255</text:p>
              </table:table-cell>
              <table:table-cell office:value-type="float" office:value="71.302854">
                <text:p>71.302854</text:p>
              </table:table-cell>
              <table:table-cell office:value-type="float" office:value="75.204961">
                <text:p>75.204961</text:p>
              </table:table-cell>
              <table:table-cell office:value-type="float" office:value="78.484253">
                <text:p>78.484253</text:p>
              </table:table-cell>
              <table:table-cell office:value-type="float" office:value="83.056998">
                <text:p>83.056998</text:p>
              </table:table-cell>
              <table:table-cell office:value-type="float" office:value="86.565958">
                <text:p>86.565958</text:p>
              </table:table-cell>
              <table:table-cell office:value-type="float" office:value="89.005776">
                <text:p>89.005776</text:p>
              </table:table-cell>
              <table:table-cell office:value-type="float" office:value="90.976889">
                <text:p>90.976889</text:p>
              </table:table-cell>
              <table:table-cell office:value-type="float" office:value="92.443154">
                <text:p>92.443154</text:p>
              </table:table-cell>
              <table:table-cell office:value-type="float" office:value="93.75739">
                <text:p>93.75739</text:p>
              </table:table-cell>
              <table:table-cell office:value-type="float" office:value="94.649164">
                <text:p>94.649164</text:p>
              </table:table-cell>
              <table:table-cell office:value-type="float" office:value="95.491292">
                <text:p>95.491292</text:p>
              </table:table-cell>
              <table:table-cell office:value-type="float" office:value="96.111038">
                <text:p>96.111038</text:p>
              </table:table-cell>
              <table:table-cell office:value-type="float" office:value="96.664289">
                <text:p>96.664289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240.691666666667">
                <text:p>240.691666666667</text:p>
                <draw:g>
                  <svg:desc>'SINTEL_VMAF - present'.B20:'SINTEL_VMAF - present'.U20</svg:desc>
                </draw:g>
              </table:table-cell>
              <table:table-cell office:value-type="float" office:value="257.172222222222">
                <text:p>257.172222222222</text:p>
              </table:table-cell>
              <table:table-cell office:value-type="float" office:value="248.144444444444">
                <text:p>248.144444444444</text:p>
              </table:table-cell>
              <table:table-cell office:value-type="float" office:value="238.572222222222">
                <text:p>238.572222222222</text:p>
              </table:table-cell>
              <table:table-cell office:value-type="float" office:value="243.733333333333">
                <text:p>243.733333333333</text:p>
              </table:table-cell>
              <table:table-cell office:value-type="float" office:value="200.041666666667">
                <text:p>200.041666666667</text:p>
              </table:table-cell>
              <table:table-cell office:value-type="float" office:value="239.905555555556">
                <text:p>239.905555555556</text:p>
              </table:table-cell>
              <table:table-cell office:value-type="float" office:value="219.458333333333">
                <text:p>219.458333333333</text:p>
              </table:table-cell>
              <table:table-cell office:value-type="float" office:value="235.236111111111">
                <text:p>235.236111111111</text:p>
              </table:table-cell>
              <table:table-cell office:value-type="float" office:value="241.933333333333">
                <text:p>241.933333333333</text:p>
              </table:table-cell>
              <table:table-cell office:value-type="float" office:value="244.263888888889">
                <text:p>244.263888888889</text:p>
              </table:table-cell>
              <table:table-cell office:value-type="float" office:value="237.255555555556">
                <text:p>237.255555555556</text:p>
              </table:table-cell>
              <table:table-cell office:value-type="float" office:value="249.597222222222">
                <text:p>249.597222222222</text:p>
              </table:table-cell>
              <table:table-cell office:value-type="float" office:value="245.705555555556">
                <text:p>245.705555555556</text:p>
              </table:table-cell>
              <table:table-cell office:value-type="float" office:value="247.9">
                <text:p>247.9</text:p>
              </table:table-cell>
              <table:table-cell office:value-type="float" office:value="239.397222222222">
                <text:p>239.397222222222</text:p>
              </table:table-cell>
              <table:table-cell office:value-type="float" office:value="225.494444444444">
                <text:p>225.494444444444</text:p>
              </table:table-cell>
              <table:table-cell office:value-type="float" office:value="246.475">
                <text:p>246.475</text:p>
              </table:table-cell>
              <table:table-cell office:value-type="float" office:value="224.475">
                <text:p>224.475</text:p>
              </table:table-cell>
              <table:table-cell office:value-type="float" office:value="220.280555555556">
                <text:p>220.280555555556</text:p>
              </table:table-cell>
            </table:table-row>
            <table:table-row>
              <table:table-cell office:value-type="string">
                <text:p>h264_nvenc llhq</text:p>
                <draw:g>
                  <svg:desc>'SINTEL_VMAF - present'.A42:'SINTEL_VMAF - present'.A42</svg:desc>
                </draw:g>
              </table:table-cell>
              <table:table-cell office:value-type="float" office:value="27.14629">
                <text:p>27.14629</text:p>
                <draw:g>
                  <svg:desc>'SINTEL_VMAF - present'.B42:'SINTEL_VMAF - present'.U42</svg:desc>
                </draw:g>
              </table:table-cell>
              <table:table-cell office:value-type="float" office:value="27.066776">
                <text:p>27.066776</text:p>
              </table:table-cell>
              <table:table-cell office:value-type="float" office:value="27.403369">
                <text:p>27.403369</text:p>
              </table:table-cell>
              <table:table-cell office:value-type="float" office:value="40.971648">
                <text:p>40.971648</text:p>
              </table:table-cell>
              <table:table-cell office:value-type="float" office:value="52.668393">
                <text:p>52.668393</text:p>
              </table:table-cell>
              <table:table-cell office:value-type="float" office:value="60.736233">
                <text:p>60.736233</text:p>
              </table:table-cell>
              <table:table-cell office:value-type="float" office:value="66.717681">
                <text:p>66.717681</text:p>
              </table:table-cell>
              <table:table-cell office:value-type="float" office:value="71.573298">
                <text:p>71.573298</text:p>
              </table:table-cell>
              <table:table-cell office:value-type="float" office:value="75.556539">
                <text:p>75.556539</text:p>
              </table:table-cell>
              <table:table-cell office:value-type="float" office:value="78.785656">
                <text:p>78.785656</text:p>
              </table:table-cell>
              <table:table-cell office:value-type="float" office:value="83.338124">
                <text:p>83.338124</text:p>
              </table:table-cell>
              <table:table-cell office:value-type="float" office:value="86.871931">
                <text:p>86.871931</text:p>
              </table:table-cell>
              <table:table-cell office:value-type="float" office:value="89.263033">
                <text:p>89.263033</text:p>
              </table:table-cell>
              <table:table-cell office:value-type="float" office:value="91.309743">
                <text:p>91.309743</text:p>
              </table:table-cell>
              <table:table-cell office:value-type="float" office:value="92.72464">
                <text:p>92.72464</text:p>
              </table:table-cell>
              <table:table-cell office:value-type="float" office:value="94.019233">
                <text:p>94.019233</text:p>
              </table:table-cell>
              <table:table-cell office:value-type="float" office:value="94.895539">
                <text:p>94.895539</text:p>
              </table:table-cell>
              <table:table-cell office:value-type="float" office:value="95.743559">
                <text:p>95.743559</text:p>
              </table:table-cell>
              <table:table-cell office:value-type="float" office:value="96.318125">
                <text:p>96.318125</text:p>
              </table:table-cell>
              <table:table-cell office:value-type="float" office:value="96.869646">
                <text:p>96.869646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233.672222222222">
                <text:p>233.672222222222</text:p>
                <draw:g>
                  <svg:desc>'SINTEL_VMAF - present'.B21:'SINTEL_VMAF - present'.U21</svg:desc>
                </draw:g>
              </table:table-cell>
              <table:table-cell office:value-type="float" office:value="239.336111111111">
                <text:p>239.336111111111</text:p>
              </table:table-cell>
              <table:table-cell office:value-type="float" office:value="231.816666666667">
                <text:p>231.816666666667</text:p>
              </table:table-cell>
              <table:table-cell office:value-type="float" office:value="217.905555555556">
                <text:p>217.905555555556</text:p>
              </table:table-cell>
              <table:table-cell office:value-type="float" office:value="229.061111111111">
                <text:p>229.061111111111</text:p>
              </table:table-cell>
              <table:table-cell office:value-type="float" office:value="243.241666666667">
                <text:p>243.241666666667</text:p>
              </table:table-cell>
              <table:table-cell office:value-type="float" office:value="208.447222222222">
                <text:p>208.447222222222</text:p>
              </table:table-cell>
              <table:table-cell office:value-type="float" office:value="227.855555555556">
                <text:p>227.855555555556</text:p>
              </table:table-cell>
              <table:table-cell office:value-type="float" office:value="228.091666666667">
                <text:p>228.091666666667</text:p>
              </table:table-cell>
              <table:table-cell office:value-type="float" office:value="231.936111111111">
                <text:p>231.936111111111</text:p>
              </table:table-cell>
              <table:table-cell office:value-type="float" office:value="221.622222222222">
                <text:p>221.622222222222</text:p>
              </table:table-cell>
              <table:table-cell office:value-type="float" office:value="252.094444444444">
                <text:p>252.094444444444</text:p>
              </table:table-cell>
              <table:table-cell office:value-type="float" office:value="239.7">
                <text:p>239.7</text:p>
              </table:table-cell>
              <table:table-cell office:value-type="float" office:value="242">
                <text:p>242</text:p>
              </table:table-cell>
              <table:table-cell office:value-type="float" office:value="239.408333333333">
                <text:p>239.408333333333</text:p>
              </table:table-cell>
              <table:table-cell office:value-type="float" office:value="231.988888888889">
                <text:p>231.988888888889</text:p>
              </table:table-cell>
              <table:table-cell office:value-type="float" office:value="226.897222222222">
                <text:p>226.897222222222</text:p>
              </table:table-cell>
              <table:table-cell office:value-type="float" office:value="221.230555555555">
                <text:p>221.230555555555</text:p>
              </table:table-cell>
              <table:table-cell office:value-type="float" office:value="202.725">
                <text:p>202.725</text:p>
              </table:table-cell>
              <table:table-cell office:value-type="float" office:value="227.105555555556">
                <text:p>227.105555555556</text:p>
              </table:table-cell>
            </table:table-row>
            <table:table-row>
              <table:table-cell office:value-type="string">
                <text:p>h264_nvenc llhp</text:p>
                <draw:g>
                  <svg:desc>'SINTEL_VMAF - present'.A43:'SINTEL_VMAF - present'.A43</svg:desc>
                </draw:g>
              </table:table-cell>
              <table:table-cell office:value-type="float" office:value="26.455536">
                <text:p>26.455536</text:p>
                <draw:g>
                  <svg:desc>'SINTEL_VMAF - present'.B43:'SINTEL_VMAF - present'.U43</svg:desc>
                </draw:g>
              </table:table-cell>
              <table:table-cell office:value-type="float" office:value="26.567093">
                <text:p>26.567093</text:p>
              </table:table-cell>
              <table:table-cell office:value-type="float" office:value="27.12816">
                <text:p>27.12816</text:p>
              </table:table-cell>
              <table:table-cell office:value-type="float" office:value="40.310649">
                <text:p>40.310649</text:p>
              </table:table-cell>
              <table:table-cell office:value-type="float" office:value="52.121884">
                <text:p>52.121884</text:p>
              </table:table-cell>
              <table:table-cell office:value-type="float" office:value="60.173834">
                <text:p>60.173834</text:p>
              </table:table-cell>
              <table:table-cell office:value-type="float" office:value="66.35635">
                <text:p>66.35635</text:p>
              </table:table-cell>
              <table:table-cell office:value-type="float" office:value="70.986281">
                <text:p>70.986281</text:p>
              </table:table-cell>
              <table:table-cell office:value-type="float" office:value="75.163355">
                <text:p>75.163355</text:p>
              </table:table-cell>
              <table:table-cell office:value-type="float" office:value="78.400199">
                <text:p>78.400199</text:p>
              </table:table-cell>
              <table:table-cell office:value-type="float" office:value="82.959322">
                <text:p>82.959322</text:p>
              </table:table-cell>
              <table:table-cell office:value-type="float" office:value="86.540695">
                <text:p>86.540695</text:p>
              </table:table-cell>
              <table:table-cell office:value-type="float" office:value="88.969609">
                <text:p>88.969609</text:p>
              </table:table-cell>
              <table:table-cell office:value-type="float" office:value="90.958363">
                <text:p>90.958363</text:p>
              </table:table-cell>
              <table:table-cell office:value-type="float" office:value="92.429158">
                <text:p>92.429158</text:p>
              </table:table-cell>
              <table:table-cell office:value-type="float" office:value="93.718236">
                <text:p>93.718236</text:p>
              </table:table-cell>
              <table:table-cell office:value-type="float" office:value="94.672394">
                <text:p>94.672394</text:p>
              </table:table-cell>
              <table:table-cell office:value-type="float" office:value="95.499319">
                <text:p>95.499319</text:p>
              </table:table-cell>
              <table:table-cell office:value-type="float" office:value="96.100089">
                <text:p>96.100089</text:p>
              </table:table-cell>
              <table:table-cell office:value-type="float" office:value="96.667902">
                <text:p>96.6679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5cm" chart:symbol-height="0.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ff8080" draw:fill-color="#ff8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6.991cm" svg:height="25.401cm" xlink:href=".." xlink:type="simple" chart:class="chart:scatter" chart:style-name="ch1">
        <chart:legend svg:x="38.287cm" svg:y="12.31cm" style:legend-expansion="custom" chartooo:width="7.525cm" chartooo:height="6.907cm" style:legend-expansion-aspect-ratio="1.08947444621399" chart:style-name="ch2"/>
        <chart:plot-area chart:style-name="ch3" table:cell-range-address="'SINTEL_VMAF - present'.B3:'SINTEL_VMAF - present'.U3 'SINTEL_VMAF - present'.A25:'SINTEL_VMAF - present'.U26 'SINTEL_VMAF - present'.A29:'SINTEL_VMAF - present'.U29 'SINTEL_VMAF - present'.A37:'SINTEL_VMAF - present'.U37 'SINTEL_VMAF - present'.A39:'SINTEL_VMAF - present'.U40" chart:data-source-has-labels="column" svg:x="-0.04cm" svg:y="-0.024cm" svg:width="46.93cm" svg:height="24.907cm">
          <chartooo:coordinate-region svg:x="0.767cm" svg:y="0.175cm" svg:width="45.752cm" svg:height="24.0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NTEL_VMAF - present'.B25:'SINTEL_VMAF - present'.U25" chart:label-cell-address="'SINTEL_VMAF - present'.A25:'SINTEL_VMAF - present'.A25" chart:class="chart:scatter">
            <chart:domain table:cell-range-address="'SINTEL_VMAF - present'.B3:'SINTEL_VMAF - present'.U3"/>
            <chart:data-point chart:repeated="20"/>
          </chart:series>
          <chart:series chart:style-name="ch8" chart:values-cell-range-address="'SINTEL_VMAF - present'.B26:'SINTEL_VMAF - present'.U26" chart:label-cell-address="'SINTEL_VMAF - present'.A26:'SINTEL_VMAF - present'.A26" chart:class="chart:scatter">
            <chart:domain table:cell-range-address="'SINTEL_VMAF - present'.B4:'SINTEL_VMAF - present'.U4"/>
            <chart:data-point chart:repeated="20"/>
          </chart:series>
          <chart:series chart:style-name="ch9" chart:values-cell-range-address="'SINTEL_VMAF - present'.B29:'SINTEL_VMAF - present'.U29" chart:label-cell-address="'SINTEL_VMAF - present'.A29:'SINTEL_VMAF - present'.A29" chart:class="chart:scatter">
            <chart:domain table:cell-range-address="'SINTEL_VMAF - present'.B7:'SINTEL_VMAF - present'.U7"/>
            <chart:data-point chart:repeated="20"/>
          </chart:series>
          <chart:series chart:style-name="ch10" chart:values-cell-range-address="'SINTEL_VMAF - present'.B37:'SINTEL_VMAF - present'.U37" chart:label-cell-address="'SINTEL_VMAF - present'.A37:'SINTEL_VMAF - present'.A37" chart:class="chart:scatter">
            <chart:domain table:cell-range-address="'SINTEL_VMAF - present'.B15:'SINTEL_VMAF - present'.U15"/>
            <chart:data-point chart:repeated="20"/>
          </chart:series>
          <chart:series chart:style-name="ch11" chart:values-cell-range-address="'SINTEL_VMAF - present'.B39:'SINTEL_VMAF - present'.U39" chart:label-cell-address="'SINTEL_VMAF - present'.A39:'SINTEL_VMAF - present'.A39" chart:class="chart:scatter">
            <chart:domain table:cell-range-address="'SINTEL_VMAF - present'.B17:'SINTEL_VMAF - present'.U17"/>
            <chart:data-point chart:repeated="20"/>
          </chart:series>
          <chart:series chart:style-name="ch12" chart:values-cell-range-address="'SINTEL_VMAF - present'.B40:'SINTEL_VMAF - present'.U40" chart:label-cell-address="'SINTEL_VMAF - present'.A40:'SINTEL_VMAF - present'.A40" chart:class="chart:scatter">
            <chart:domain table:cell-range-address="'SINTEL_VMAF - present'.B18:'SINTEL_VMAF - present'.U18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09.2992">
                <text:p>809.2992</text:p>
                <draw:g>
                  <svg:desc>'SINTEL_VMAF - present'.B3:'SINTEL_VMAF - present'.U3</svg:desc>
                </draw:g>
              </table:table-cell>
              <table:table-cell office:value-type="float" office:value="778.9208">
                <text:p>778.9208</text:p>
              </table:table-cell>
              <table:table-cell office:value-type="float" office:value="775.1119">
                <text:p>775.1119</text:p>
              </table:table-cell>
              <table:table-cell office:value-type="float" office:value="764.9163">
                <text:p>764.9163</text:p>
              </table:table-cell>
              <table:table-cell office:value-type="float" office:value="757.2832">
                <text:p>757.2832</text:p>
              </table:table-cell>
              <table:table-cell office:value-type="float" office:value="752.9045">
                <text:p>752.9045</text:p>
              </table:table-cell>
              <table:table-cell office:value-type="float" office:value="759.2693">
                <text:p>759.2693</text:p>
              </table:table-cell>
              <table:table-cell office:value-type="float" office:value="751.8223">
                <text:p>751.8223</text:p>
              </table:table-cell>
              <table:table-cell office:value-type="float" office:value="754.9905">
                <text:p>754.9905</text:p>
              </table:table-cell>
              <table:table-cell office:value-type="float" office:value="751.8505">
                <text:p>751.8505</text:p>
              </table:table-cell>
              <table:table-cell office:value-type="float" office:value="759.9376">
                <text:p>759.9376</text:p>
              </table:table-cell>
              <table:table-cell office:value-type="float" office:value="773.9037">
                <text:p>773.9037</text:p>
              </table:table-cell>
              <table:table-cell office:value-type="float" office:value="820.1537">
                <text:p>820.1537</text:p>
              </table:table-cell>
              <table:table-cell office:value-type="float" office:value="826.0838">
                <text:p>826.0838</text:p>
              </table:table-cell>
              <table:table-cell office:value-type="float" office:value="844.9515">
                <text:p>844.9515</text:p>
              </table:table-cell>
              <table:table-cell office:value-type="float" office:value="861.5506">
                <text:p>861.5506</text:p>
              </table:table-cell>
              <table:table-cell office:value-type="float" office:value="863.4627">
                <text:p>863.4627</text:p>
              </table:table-cell>
              <table:table-cell office:value-type="float" office:value="887.5275">
                <text:p>887.5275</text:p>
              </table:table-cell>
              <table:table-cell office:value-type="float" office:value="905.1091">
                <text:p>905.1091</text:p>
              </table:table-cell>
              <table:table-cell office:value-type="float" office:value="932.8363">
                <text:p>932.8363</text:p>
              </table:table-cell>
            </table:table-row>
            <table:table-row>
              <table:table-cell office:value-type="string">
                <text:p>theora</text:p>
                <draw:g>
                  <svg:desc>'SINTEL_VMAF - present'.A25:'SINTEL_VMAF - present'.A25</svg:desc>
                </draw:g>
              </table:table-cell>
              <table:table-cell office:value-type="float" office:value="7.197393">
                <text:p>7.197393</text:p>
                <draw:g>
                  <svg:desc>'SINTEL_VMAF - present'.B25:'SINTEL_VMAF - present'.U25</svg:desc>
                </draw:g>
              </table:table-cell>
              <table:table-cell office:value-type="float" office:value="10.113565">
                <text:p>10.113565</text:p>
              </table:table-cell>
              <table:table-cell office:value-type="float" office:value="NaN">
                <text:p>NaN</text:p>
              </table:table-cell>
              <table:table-cell office:value-type="float" office:value="18.537382">
                <text:p>18.537382</text:p>
              </table:table-cell>
              <table:table-cell office:value-type="float" office:value="22.396789">
                <text:p>22.396789</text:p>
              </table:table-cell>
              <table:table-cell office:value-type="float" office:value="26.941745">
                <text:p>26.941745</text:p>
              </table:table-cell>
              <table:table-cell office:value-type="float" office:value="35.937162">
                <text:p>35.937162</text:p>
              </table:table-cell>
              <table:table-cell office:value-type="float" office:value="41.520157">
                <text:p>41.520157</text:p>
              </table:table-cell>
              <table:table-cell office:value-type="float" office:value="45.553875">
                <text:p>45.553875</text:p>
              </table:table-cell>
              <table:table-cell office:value-type="float" office:value="50.531128">
                <text:p>50.531128</text:p>
              </table:table-cell>
              <table:table-cell office:value-type="float" office:value="62.125333">
                <text:p>62.125333</text:p>
              </table:table-cell>
              <table:table-cell office:value-type="float" office:value="69.54896">
                <text:p>69.54896</text:p>
              </table:table-cell>
              <table:table-cell office:value-type="float" office:value="74.242597">
                <text:p>74.242597</text:p>
              </table:table-cell>
              <table:table-cell office:value-type="float" office:value="77.927327">
                <text:p>77.927327</text:p>
              </table:table-cell>
              <table:table-cell office:value-type="float" office:value="80.763247">
                <text:p>80.763247</text:p>
              </table:table-cell>
              <table:table-cell office:value-type="float" office:value="83.071289">
                <text:p>83.071289</text:p>
              </table:table-cell>
              <table:table-cell office:value-type="float" office:value="85.175941">
                <text:p>85.175941</text:p>
              </table:table-cell>
              <table:table-cell office:value-type="float" office:value="87.106851">
                <text:p>87.106851</text:p>
              </table:table-cell>
              <table:table-cell office:value-type="float" office:value="88.703869">
                <text:p>88.703869</text:p>
              </table:table-cell>
              <table:table-cell office:value-type="float" office:value="90.125671">
                <text:p>90.125671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97.0014">
                <text:p>97.0014</text:p>
                <draw:g>
                  <svg:desc>'SINTEL_VMAF - present'.B4:'SINTEL_VMAF - present'.U4</svg:desc>
                </draw:g>
              </table:table-cell>
              <table:table-cell office:value-type="float" office:value="74.3195">
                <text:p>74.3195</text:p>
              </table:table-cell>
              <table:table-cell office:value-type="float" office:value="59.1833">
                <text:p>59.1833</text:p>
              </table:table-cell>
              <table:table-cell office:value-type="float" office:value="59.2154">
                <text:p>59.2154</text:p>
              </table:table-cell>
              <table:table-cell office:value-type="float" office:value="59.009">
                <text:p>59.009</text:p>
              </table:table-cell>
              <table:table-cell office:value-type="float" office:value="59.1468">
                <text:p>59.1468</text:p>
              </table:table-cell>
              <table:table-cell office:value-type="float" office:value="59.8001">
                <text:p>59.8001</text:p>
              </table:table-cell>
              <table:table-cell office:value-type="float" office:value="60.1283">
                <text:p>60.1283</text:p>
              </table:table-cell>
              <table:table-cell office:value-type="float" office:value="60.4694">
                <text:p>60.4694</text:p>
              </table:table-cell>
              <table:table-cell office:value-type="float" office:value="75.8689">
                <text:p>75.8689</text:p>
              </table:table-cell>
              <table:table-cell office:value-type="float" office:value="76.3921">
                <text:p>76.3921</text:p>
              </table:table-cell>
              <table:table-cell office:value-type="float" office:value="76.3804">
                <text:p>76.3804</text:p>
              </table:table-cell>
              <table:table-cell office:value-type="float" office:value="76.7948">
                <text:p>76.7948</text:p>
              </table:table-cell>
              <table:table-cell office:value-type="float" office:value="76.5755">
                <text:p>76.5755</text:p>
              </table:table-cell>
              <table:table-cell office:value-type="float" office:value="76.9967">
                <text:p>76.9967</text:p>
              </table:table-cell>
              <table:table-cell office:value-type="float" office:value="77.0845">
                <text:p>77.0845</text:p>
              </table:table-cell>
              <table:table-cell office:value-type="float" office:value="77.097">
                <text:p>77.097</text:p>
              </table:table-cell>
              <table:table-cell office:value-type="float" office:value="77.1483">
                <text:p>77.1483</text:p>
              </table:table-cell>
              <table:table-cell office:value-type="float" office:value="77.2006">
                <text:p>77.2006</text:p>
              </table:table-cell>
              <table:table-cell office:value-type="float" office:value="77.6958">
                <text:p>77.6958</text:p>
              </table:table-cell>
            </table:table-row>
            <table:table-row>
              <table:table-cell office:value-type="string">
                <text:p>x264 ultrafast</text:p>
                <draw:g>
                  <svg:desc>'SINTEL_VMAF - present'.A26:'SINTEL_VMAF - present'.A26</svg:desc>
                </draw:g>
              </table:table-cell>
              <table:table-cell office:value-type="float" office:value="3.916689">
                <text:p>3.916689</text:p>
                <draw:g>
                  <svg:desc>'SINTEL_VMAF - present'.B26:'SINTEL_VMAF - present'.U26</svg:desc>
                </draw:g>
              </table:table-cell>
              <table:table-cell office:value-type="float" office:value="9.821837">
                <text:p>9.821837</text:p>
              </table:table-cell>
              <table:table-cell office:value-type="float" office:value="16.791721">
                <text:p>16.791721</text:p>
              </table:table-cell>
              <table:table-cell office:value-type="float" office:value="25.631735">
                <text:p>25.631735</text:p>
              </table:table-cell>
              <table:table-cell office:value-type="float" office:value="32.947937">
                <text:p>32.947937</text:p>
              </table:table-cell>
              <table:table-cell office:value-type="float" office:value="42.079703">
                <text:p>42.079703</text:p>
              </table:table-cell>
              <table:table-cell office:value-type="float" office:value="50.760281">
                <text:p>50.760281</text:p>
              </table:table-cell>
              <table:table-cell office:value-type="float" office:value="56.559097">
                <text:p>56.559097</text:p>
              </table:table-cell>
              <table:table-cell office:value-type="float" office:value="61.734454">
                <text:p>61.734454</text:p>
              </table:table-cell>
              <table:table-cell office:value-type="float" office:value="65.730607">
                <text:p>65.730607</text:p>
              </table:table-cell>
              <table:table-cell office:value-type="float" office:value="71.906055">
                <text:p>71.906055</text:p>
              </table:table-cell>
              <table:table-cell office:value-type="float" office:value="76.573269">
                <text:p>76.573269</text:p>
              </table:table-cell>
              <table:table-cell office:value-type="float" office:value="80.068423">
                <text:p>80.068423</text:p>
              </table:table-cell>
              <table:table-cell office:value-type="float" office:value="82.927129">
                <text:p>82.927129</text:p>
              </table:table-cell>
              <table:table-cell office:value-type="float" office:value="85.200712">
                <text:p>85.200712</text:p>
              </table:table-cell>
              <table:table-cell office:value-type="float" office:value="87.029311">
                <text:p>87.029311</text:p>
              </table:table-cell>
              <table:table-cell office:value-type="float" office:value="88.560916">
                <text:p>88.560916</text:p>
              </table:table-cell>
              <table:table-cell office:value-type="float" office:value="89.976629">
                <text:p>89.976629</text:p>
              </table:table-cell>
              <table:table-cell office:value-type="float" office:value="91.12495">
                <text:p>91.12495</text:p>
              </table:table-cell>
              <table:table-cell office:value-type="float" office:value="92.030611">
                <text:p>92.030611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402.4933">
                <text:p>402.4933</text:p>
                <draw:g>
                  <svg:desc>'SINTEL_VMAF - present'.B7:'SINTEL_VMAF - present'.U7</svg:desc>
                </draw:g>
              </table:table-cell>
              <table:table-cell office:value-type="float" office:value="391.5707">
                <text:p>391.5707</text:p>
              </table:table-cell>
              <table:table-cell office:value-type="float" office:value="412.1679">
                <text:p>412.1679</text:p>
              </table:table-cell>
              <table:table-cell office:value-type="float" office:value="428.423">
                <text:p>428.423</text:p>
              </table:table-cell>
              <table:table-cell office:value-type="float" office:value="433.4328">
                <text:p>433.4328</text:p>
              </table:table-cell>
              <table:table-cell office:value-type="float" office:value="453.8971">
                <text:p>453.8971</text:p>
              </table:table-cell>
              <table:table-cell office:value-type="float" office:value="475.095">
                <text:p>475.095</text:p>
              </table:table-cell>
              <table:table-cell office:value-type="float" office:value="477.2504">
                <text:p>477.2504</text:p>
              </table:table-cell>
              <table:table-cell office:value-type="float" office:value="489.6038">
                <text:p>489.6038</text:p>
              </table:table-cell>
              <table:table-cell office:value-type="float" office:value="510.4046">
                <text:p>510.4046</text:p>
              </table:table-cell>
              <table:table-cell office:value-type="float" office:value="525.786">
                <text:p>525.786</text:p>
              </table:table-cell>
              <table:table-cell office:value-type="float" office:value="531.9787">
                <text:p>531.9787</text:p>
              </table:table-cell>
              <table:table-cell office:value-type="float" office:value="561.285">
                <text:p>561.285</text:p>
              </table:table-cell>
              <table:table-cell office:value-type="float" office:value="562.8406">
                <text:p>562.8406</text:p>
              </table:table-cell>
              <table:table-cell office:value-type="float" office:value="577.9605">
                <text:p>577.9605</text:p>
              </table:table-cell>
              <table:table-cell office:value-type="float" office:value="600.4718">
                <text:p>600.4718</text:p>
              </table:table-cell>
              <table:table-cell office:value-type="float" office:value="604.7589">
                <text:p>604.7589</text:p>
              </table:table-cell>
              <table:table-cell office:value-type="float" office:value="606.7552">
                <text:p>606.7552</text:p>
              </table:table-cell>
              <table:table-cell office:value-type="float" office:value="622.137">
                <text:p>622.137</text:p>
              </table:table-cell>
              <table:table-cell office:value-type="float" office:value="631.8614">
                <text:p>631.8614</text:p>
              </table:table-cell>
            </table:table-row>
            <table:table-row>
              <table:table-cell office:value-type="string">
                <text:p>x264 faster</text:p>
                <draw:g>
                  <svg:desc>'SINTEL_VMAF - present'.A29:'SINTEL_VMAF - present'.A29</svg:desc>
                </draw:g>
              </table:table-cell>
              <table:table-cell office:value-type="float" office:value="4.252595">
                <text:p>4.252595</text:p>
                <draw:g>
                  <svg:desc>'SINTEL_VMAF - present'.B29:'SINTEL_VMAF - present'.U29</svg:desc>
                </draw:g>
              </table:table-cell>
              <table:table-cell office:value-type="float" office:value="4.774041">
                <text:p>4.774041</text:p>
              </table:table-cell>
              <table:table-cell office:value-type="float" office:value="12.626504">
                <text:p>12.626504</text:p>
              </table:table-cell>
              <table:table-cell office:value-type="float" office:value="23.65856">
                <text:p>23.65856</text:p>
              </table:table-cell>
              <table:table-cell office:value-type="float" office:value="32.198076">
                <text:p>32.198076</text:p>
              </table:table-cell>
              <table:table-cell office:value-type="float" office:value="38.51783">
                <text:p>38.51783</text:p>
              </table:table-cell>
              <table:table-cell office:value-type="float" office:value="44.966768">
                <text:p>44.966768</text:p>
              </table:table-cell>
              <table:table-cell office:value-type="float" office:value="51.506755">
                <text:p>51.506755</text:p>
              </table:table-cell>
              <table:table-cell office:value-type="float" office:value="58.231907">
                <text:p>58.231907</text:p>
              </table:table-cell>
              <table:table-cell office:value-type="float" office:value="63.691693">
                <text:p>63.691693</text:p>
              </table:table-cell>
              <table:table-cell office:value-type="float" office:value="71.666637">
                <text:p>71.666637</text:p>
              </table:table-cell>
              <table:table-cell office:value-type="float" office:value="77.287749">
                <text:p>77.287749</text:p>
              </table:table-cell>
              <table:table-cell office:value-type="float" office:value="81.311363">
                <text:p>81.311363</text:p>
              </table:table-cell>
              <table:table-cell office:value-type="float" office:value="84.364197">
                <text:p>84.364197</text:p>
              </table:table-cell>
              <table:table-cell office:value-type="float" office:value="86.791445">
                <text:p>86.791445</text:p>
              </table:table-cell>
              <table:table-cell office:value-type="float" office:value="88.652768">
                <text:p>88.652768</text:p>
              </table:table-cell>
              <table:table-cell office:value-type="float" office:value="90.217293">
                <text:p>90.217293</text:p>
              </table:table-cell>
              <table:table-cell office:value-type="float" office:value="91.439209">
                <text:p>91.439209</text:p>
              </table:table-cell>
              <table:table-cell office:value-type="float" office:value="92.464667">
                <text:p>92.464667</text:p>
              </table:table-cell>
              <table:table-cell office:value-type="float" office:value="93.386702">
                <text:p>93.386702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05.1">
                <text:p>205.1</text:p>
                <draw:g>
                  <svg:desc>'SINTEL_VMAF - present'.B15:'SINTEL_VMAF - present'.U15</svg:desc>
                </draw:g>
              </table:table-cell>
              <table:table-cell office:value-type="float" office:value="257.741666666667">
                <text:p>257.741666666667</text:p>
              </table:table-cell>
              <table:table-cell office:value-type="float" office:value="204.475">
                <text:p>204.475</text:p>
              </table:table-cell>
              <table:table-cell office:value-type="float" office:value="201.377777777778">
                <text:p>201.377777777778</text:p>
              </table:table-cell>
              <table:table-cell office:value-type="float" office:value="195.488888888889">
                <text:p>195.488888888889</text:p>
              </table:table-cell>
              <table:table-cell office:value-type="float" office:value="201.738888888889">
                <text:p>201.738888888889</text:p>
              </table:table-cell>
              <table:table-cell office:value-type="float" office:value="204.691666666667">
                <text:p>204.691666666667</text:p>
              </table:table-cell>
              <table:table-cell office:value-type="float" office:value="205.905555555556">
                <text:p>205.905555555556</text:p>
              </table:table-cell>
              <table:table-cell office:value-type="float" office:value="207.022222222222">
                <text:p>207.022222222222</text:p>
              </table:table-cell>
              <table:table-cell office:value-type="float" office:value="181.15">
                <text:p>181.15</text:p>
              </table:table-cell>
              <table:table-cell office:value-type="float" office:value="189.469444444444">
                <text:p>189.469444444444</text:p>
              </table:table-cell>
              <table:table-cell office:value-type="float" office:value="187.916666666667">
                <text:p>187.916666666667</text:p>
              </table:table-cell>
              <table:table-cell office:value-type="float" office:value="197.011111111111">
                <text:p>197.011111111111</text:p>
              </table:table-cell>
              <table:table-cell office:value-type="float" office:value="199.958333333333">
                <text:p>199.958333333333</text:p>
              </table:table-cell>
              <table:table-cell office:value-type="float" office:value="201.863888888889">
                <text:p>201.863888888889</text:p>
              </table:table-cell>
              <table:table-cell office:value-type="float" office:value="202.622222222222">
                <text:p>202.622222222222</text:p>
              </table:table-cell>
              <table:table-cell office:value-type="float" office:value="207">
                <text:p>207</text:p>
              </table:table-cell>
              <table:table-cell office:value-type="float" office:value="201.197222222222">
                <text:p>201.197222222222</text:p>
              </table:table-cell>
              <table:table-cell office:value-type="float" office:value="205.608333333333">
                <text:p>205.608333333333</text:p>
              </table:table-cell>
              <table:table-cell office:value-type="float" office:value="202.572222222222">
                <text:p>202.572222222222</text:p>
              </table:table-cell>
            </table:table-row>
            <table:table-row>
              <table:table-cell office:value-type="string">
                <text:p>h264_nvenc fast</text:p>
                <draw:g>
                  <svg:desc>'SINTEL_VMAF - present'.A37:'SINTEL_VMAF - present'.A37</svg:desc>
                </draw:g>
              </table:table-cell>
              <table:table-cell office:value-type="float" office:value="28.562381">
                <text:p>28.562381</text:p>
                <draw:g>
                  <svg:desc>'SINTEL_VMAF - present'.B37:'SINTEL_VMAF - present'.U37</svg:desc>
                </draw:g>
              </table:table-cell>
              <table:table-cell office:value-type="float" office:value="28.588171">
                <text:p>28.588171</text:p>
              </table:table-cell>
              <table:table-cell office:value-type="float" office:value="29.058464">
                <text:p>29.058464</text:p>
              </table:table-cell>
              <table:table-cell office:value-type="float" office:value="29.110684">
                <text:p>29.110684</text:p>
              </table:table-cell>
              <table:table-cell office:value-type="float" office:value="29.220794">
                <text:p>29.220794</text:p>
              </table:table-cell>
              <table:table-cell office:value-type="float" office:value="31.879987">
                <text:p>31.879987</text:p>
              </table:table-cell>
              <table:table-cell office:value-type="float" office:value="39.002437">
                <text:p>39.002437</text:p>
              </table:table-cell>
              <table:table-cell office:value-type="float" office:value="38.927942">
                <text:p>38.927942</text:p>
              </table:table-cell>
              <table:table-cell office:value-type="float" office:value="47.468768">
                <text:p>47.468768</text:p>
              </table:table-cell>
              <table:table-cell office:value-type="float" office:value="56.543284">
                <text:p>56.543284</text:p>
              </table:table-cell>
              <table:table-cell office:value-type="float" office:value="64.722432">
                <text:p>64.722432</text:p>
              </table:table-cell>
              <table:table-cell office:value-type="float" office:value="74.760018">
                <text:p>74.760018</text:p>
              </table:table-cell>
              <table:table-cell office:value-type="float" office:value="78.469384">
                <text:p>78.469384</text:p>
              </table:table-cell>
              <table:table-cell office:value-type="float" office:value="83.557496">
                <text:p>83.557496</text:p>
              </table:table-cell>
              <table:table-cell office:value-type="float" office:value="85.479596">
                <text:p>85.479596</text:p>
              </table:table-cell>
              <table:table-cell office:value-type="float" office:value="88.621765">
                <text:p>88.621765</text:p>
              </table:table-cell>
              <table:table-cell office:value-type="float" office:value="89.820718">
                <text:p>89.820718</text:p>
              </table:table-cell>
              <table:table-cell office:value-type="float" office:value="91.800279">
                <text:p>91.800279</text:p>
              </table:table-cell>
              <table:table-cell office:value-type="float" office:value="92.631892">
                <text:p>92.631892</text:p>
              </table:table-cell>
              <table:table-cell office:value-type="float" office:value="93.941262">
                <text:p>93.941262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200.052777777778">
                <text:p>200.052777777778</text:p>
                <draw:g>
                  <svg:desc>'SINTEL_VMAF - present'.B17:'SINTEL_VMAF - present'.U17</svg:desc>
                </draw:g>
              </table:table-cell>
              <table:table-cell office:value-type="float" office:value="201.933333333333">
                <text:p>201.933333333333</text:p>
              </table:table-cell>
              <table:table-cell office:value-type="float" office:value="207.172222222222">
                <text:p>207.172222222222</text:p>
              </table:table-cell>
              <table:table-cell office:value-type="float" office:value="199.619444444444">
                <text:p>199.619444444444</text:p>
              </table:table-cell>
              <table:table-cell office:value-type="float" office:value="208.658333333333">
                <text:p>208.658333333333</text:p>
              </table:table-cell>
              <table:table-cell office:value-type="float" office:value="202.552777777778">
                <text:p>202.552777777778</text:p>
              </table:table-cell>
              <table:table-cell office:value-type="float" office:value="201.975">
                <text:p>201.975</text:p>
              </table:table-cell>
              <table:table-cell office:value-type="float" office:value="196.422222222222">
                <text:p>196.422222222222</text:p>
              </table:table-cell>
              <table:table-cell office:value-type="float" office:value="199.169444444444">
                <text:p>199.169444444444</text:p>
              </table:table-cell>
              <table:table-cell office:value-type="float" office:value="211.122222222222">
                <text:p>211.122222222222</text:p>
              </table:table-cell>
              <table:table-cell office:value-type="float" office:value="205.216666666667">
                <text:p>205.216666666667</text:p>
              </table:table-cell>
              <table:table-cell office:value-type="float" office:value="205.655555555556">
                <text:p>205.655555555556</text:p>
              </table:table-cell>
              <table:table-cell office:value-type="float" office:value="202.802777777778">
                <text:p>202.802777777778</text:p>
              </table:table-cell>
              <table:table-cell office:value-type="float" office:value="224.788888888889">
                <text:p>224.788888888889</text:p>
              </table:table-cell>
              <table:table-cell office:value-type="float" office:value="216.483333333333">
                <text:p>216.483333333333</text:p>
              </table:table-cell>
              <table:table-cell office:value-type="float" office:value="277.305555555556">
                <text:p>277.305555555556</text:p>
              </table:table-cell>
              <table:table-cell office:value-type="float" office:value="266.569444444444">
                <text:p>266.569444444444</text:p>
              </table:table-cell>
              <table:table-cell office:value-type="float" office:value="266.519444444444">
                <text:p>266.519444444444</text:p>
              </table:table-cell>
              <table:table-cell office:value-type="float" office:value="249.466666666667">
                <text:p>249.466666666667</text:p>
              </table:table-cell>
              <table:table-cell office:value-type="float" office:value="210.041666666667">
                <text:p>210.041666666667</text:p>
              </table:table-cell>
            </table:table-row>
            <table:table-row>
              <table:table-cell office:value-type="string">
                <text:p>h264_nvenc hq</text:p>
                <draw:g>
                  <svg:desc>'SINTEL_VMAF - present'.A39:'SINTEL_VMAF - present'.A39</svg:desc>
                </draw:g>
              </table:table-cell>
              <table:table-cell office:value-type="float" office:value="29.474096">
                <text:p>29.474096</text:p>
                <draw:g>
                  <svg:desc>'SINTEL_VMAF - present'.B39:'SINTEL_VMAF - present'.U39</svg:desc>
                </draw:g>
              </table:table-cell>
              <table:table-cell office:value-type="float" office:value="29.678742">
                <text:p>29.678742</text:p>
              </table:table-cell>
              <table:table-cell office:value-type="float" office:value="29.991955">
                <text:p>29.991955</text:p>
              </table:table-cell>
              <table:table-cell office:value-type="float" office:value="29.712702">
                <text:p>29.712702</text:p>
              </table:table-cell>
              <table:table-cell office:value-type="float" office:value="37.338161">
                <text:p>37.338161</text:p>
              </table:table-cell>
              <table:table-cell office:value-type="float" office:value="51.72851">
                <text:p>51.72851</text:p>
              </table:table-cell>
              <table:table-cell office:value-type="float" office:value="63.209833">
                <text:p>63.209833</text:p>
              </table:table-cell>
              <table:table-cell office:value-type="float" office:value="63.241964">
                <text:p>63.241964</text:p>
              </table:table-cell>
              <table:table-cell office:value-type="float" office:value="71.157663">
                <text:p>71.157663</text:p>
              </table:table-cell>
              <table:table-cell office:value-type="float" office:value="76.322961">
                <text:p>76.322961</text:p>
              </table:table-cell>
              <table:table-cell office:value-type="float" office:value="80.538334">
                <text:p>80.538334</text:p>
              </table:table-cell>
              <table:table-cell office:value-type="float" office:value="85.783372">
                <text:p>85.783372</text:p>
              </table:table-cell>
              <table:table-cell office:value-type="float" office:value="87.720042">
                <text:p>87.720042</text:p>
              </table:table-cell>
              <table:table-cell office:value-type="float" office:value="90.779461">
                <text:p>90.779461</text:p>
              </table:table-cell>
              <table:table-cell office:value-type="float" office:value="91.679559">
                <text:p>91.679559</text:p>
              </table:table-cell>
              <table:table-cell office:value-type="float" office:value="93.629351">
                <text:p>93.629351</text:p>
              </table:table-cell>
              <table:table-cell office:value-type="float" office:value="94.314184">
                <text:p>94.314184</text:p>
              </table:table-cell>
              <table:table-cell office:value-type="float" office:value="95.425063">
                <text:p>95.425063</text:p>
              </table:table-cell>
              <table:table-cell office:value-type="float" office:value="96.00283">
                <text:p>96.00283</text:p>
              </table:table-cell>
              <table:table-cell office:value-type="float" office:value="96.846347">
                <text:p>96.846347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210.977777777778">
                <text:p>210.977777777778</text:p>
                <draw:g>
                  <svg:desc>'SINTEL_VMAF - present'.B18:'SINTEL_VMAF - present'.U18</svg:desc>
                </draw:g>
              </table:table-cell>
              <table:table-cell office:value-type="float" office:value="199.513888888889">
                <text:p>199.513888888889</text:p>
              </table:table-cell>
              <table:table-cell office:value-type="float" office:value="202.280555555556">
                <text:p>202.280555555556</text:p>
              </table:table-cell>
              <table:table-cell office:value-type="float" office:value="208.058333333333">
                <text:p>208.058333333333</text:p>
              </table:table-cell>
              <table:table-cell office:value-type="float" office:value="204.763888888889">
                <text:p>204.763888888889</text:p>
              </table:table-cell>
              <table:table-cell office:value-type="float" office:value="208.694444444444">
                <text:p>208.694444444444</text:p>
              </table:table-cell>
              <table:table-cell office:value-type="float" office:value="200.530555555556">
                <text:p>200.530555555556</text:p>
              </table:table-cell>
              <table:table-cell office:value-type="float" office:value="202.591666666667">
                <text:p>202.591666666667</text:p>
              </table:table-cell>
              <table:table-cell office:value-type="float" office:value="203.691666666667">
                <text:p>203.691666666667</text:p>
              </table:table-cell>
              <table:table-cell office:value-type="float" office:value="202.161111111111">
                <text:p>202.161111111111</text:p>
              </table:table-cell>
              <table:table-cell office:value-type="float" office:value="218.15">
                <text:p>218.15</text:p>
              </table:table-cell>
              <table:table-cell office:value-type="float" office:value="205.888888888889">
                <text:p>205.888888888889</text:p>
              </table:table-cell>
              <table:table-cell office:value-type="float" office:value="202.827777777778">
                <text:p>202.827777777778</text:p>
              </table:table-cell>
              <table:table-cell office:value-type="float" office:value="206.45">
                <text:p>206.45</text:p>
              </table:table-cell>
              <table:table-cell office:value-type="float" office:value="239.783333333333">
                <text:p>239.783333333333</text:p>
              </table:table-cell>
              <table:table-cell office:value-type="float" office:value="233.5">
                <text:p>233.5</text:p>
              </table:table-cell>
              <table:table-cell office:value-type="float" office:value="230.211111111111">
                <text:p>230.211111111111</text:p>
              </table:table-cell>
              <table:table-cell office:value-type="float" office:value="227.880555555556">
                <text:p>227.880555555556</text:p>
              </table:table-cell>
              <table:table-cell office:value-type="float" office:value="231.330555555556">
                <text:p>231.330555555556</text:p>
              </table:table-cell>
              <table:table-cell office:value-type="float" office:value="268.577777777778">
                <text:p>268.577777777778</text:p>
              </table:table-cell>
            </table:table-row>
            <table:table-row>
              <table:table-cell office:value-type="string">
                <text:p>h264_nvenc bd</text:p>
                <draw:g>
                  <svg:desc>'SINTEL_VMAF - present'.A40:'SINTEL_VMAF - present'.A40</svg:desc>
                </draw:g>
              </table:table-cell>
              <table:table-cell office:value-type="float" office:value="29.474096">
                <text:p>29.474096</text:p>
                <draw:g>
                  <svg:desc>'SINTEL_VMAF - present'.B40:'SINTEL_VMAF - present'.U40</svg:desc>
                </draw:g>
              </table:table-cell>
              <table:table-cell office:value-type="float" office:value="29.678742">
                <text:p>29.678742</text:p>
              </table:table-cell>
              <table:table-cell office:value-type="float" office:value="29.991955">
                <text:p>29.991955</text:p>
              </table:table-cell>
              <table:table-cell office:value-type="float" office:value="29.712702">
                <text:p>29.712702</text:p>
              </table:table-cell>
              <table:table-cell office:value-type="float" office:value="37.338161">
                <text:p>37.338161</text:p>
              </table:table-cell>
              <table:table-cell office:value-type="float" office:value="51.72851">
                <text:p>51.72851</text:p>
              </table:table-cell>
              <table:table-cell office:value-type="float" office:value="63.209833">
                <text:p>63.209833</text:p>
              </table:table-cell>
              <table:table-cell office:value-type="float" office:value="63.241964">
                <text:p>63.241964</text:p>
              </table:table-cell>
              <table:table-cell office:value-type="float" office:value="71.157663">
                <text:p>71.157663</text:p>
              </table:table-cell>
              <table:table-cell office:value-type="float" office:value="76.322961">
                <text:p>76.322961</text:p>
              </table:table-cell>
              <table:table-cell office:value-type="float" office:value="80.538334">
                <text:p>80.538334</text:p>
              </table:table-cell>
              <table:table-cell office:value-type="float" office:value="85.783372">
                <text:p>85.783372</text:p>
              </table:table-cell>
              <table:table-cell office:value-type="float" office:value="87.720042">
                <text:p>87.720042</text:p>
              </table:table-cell>
              <table:table-cell office:value-type="float" office:value="90.779461">
                <text:p>90.779461</text:p>
              </table:table-cell>
              <table:table-cell office:value-type="float" office:value="91.679559">
                <text:p>91.679559</text:p>
              </table:table-cell>
              <table:table-cell office:value-type="float" office:value="93.629351">
                <text:p>93.629351</text:p>
              </table:table-cell>
              <table:table-cell office:value-type="float" office:value="94.314184">
                <text:p>94.314184</text:p>
              </table:table-cell>
              <table:table-cell office:value-type="float" office:value="95.425063">
                <text:p>95.425063</text:p>
              </table:table-cell>
              <table:table-cell office:value-type="float" office:value="96.00283">
                <text:p>96.00283</text:p>
              </table:table-cell>
              <table:table-cell office:value-type="float" office:value="96.846347">
                <text:p>96.84634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